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ext-properties fo:color="#067d17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67d17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67d17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ce16" style:family="table-cell" style:parent-style-name="Default">
      <style:table-cell-properties style:cell-protect="none" style:print-content="true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9" style:family="table-cell" style:parent-style-name="Default" style:data-style-name="N11"/>
    <style:style style:name="ce10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weight-asian="normal" style:font-name-complex="JetBrains Mono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67d17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67d17" style:font-name="JetBrains Mono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4" style:family="text">
      <style:text-properties fo:color="#800080" style:font-name="Courier New" fo:font-size="10pt" style:font-name-asian="Courier New" style:font-name-complex="Courier New" style:font-size-asian="10pt" style:font-size-complex="10pt"/>
    </style:style>
    <style:style style:name="T5" style:family="text">
      <style:text-properties style:font-name="Courier New" fo:font-size="10pt" style:font-name-asian="Courier New" style:font-name-complex="Courier New" style:font-size-asian="10pt" style:font-size-complex="10pt" fo:color="#000000"/>
    </style:style>
    <style:style style:name="T6" style:family="text">
      <style:text-properties style:font-name="Courier New" fo:font-size="10pt" style:font-name-asian="Courier New" style:font-name-complex="Courier New" style:font-size-asian="10pt" style:font-size-complex="10pt" fo:color="#800080"/>
    </style:style>
    <style:style style:name="T7" style:family="text">
      <style:text-properties style:font-name="Courier New" fo:font-size="10pt" style:font-name-asian="Courier New" style:font-name-complex="Courier New" style:font-size-asian="10pt" style:font-size-complex="10pt" fo:color="#0000ff"/>
    </style:style>
  </office:automatic-styles>
  <office:body>
    <office:spreadsheet>
      <table:tracked-changes>
        <table:cell-content-change table:id="ct1">
          <table:cell-address table:column="4" table:row="66" table:table="0"/>
          <office:change-info>
            <dc:creator> </dc:creator>
            <dc:date>2023-02-23T20:48:12.291000000</dc:date>
          </office:change-info>
          <table:previous>
            <table:change-track-table-cell office:value-type="string">
              <text:p>weekdayinmonth</text:p>
            </table:change-track-table-cell>
          </table:previous>
        </table:cell-content-change>
        <table:cell-content-change table:id="ct2">
          <table:cell-address table:column="4" table:row="163" table:table="0"/>
          <office:change-info>
            <dc:creator> </dc:creator>
            <dc:date>2023-02-23T20:48:49.378000000</dc:date>
          </office:change-info>
          <table:previous>
            <table:change-track-table-cell office:value-type="string">
              <text:p>Day</text:p>
            </table:change-track-table-cell>
          </table:previous>
        </table:cell-content-change>
        <table:cell-content-change table:id="ct3">
          <table:cell-address table:column="8" table:row="166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"/>
          </table:previous>
        </table:cell-content-change>
        <table:cell-content-change table:id="ct4">
          <table:cell-address table:column="8" table:row="167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"/>
          </table:previous>
        </table:cell-content-change>
        <table:cell-content-change table:id="ct5">
          <table:cell-address table:column="8" table:row="168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0"/>
          </table:previous>
        </table:cell-content-change>
        <table:cell-content-change table:id="ct6">
          <table:cell-address table:column="8" table:row="169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5"/>
          </table:previous>
        </table:cell-content-change>
        <table:cell-content-change table:id="ct7">
          <table:cell-address table:column="8" table:row="170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3"/>
          </table:previous>
        </table:cell-content-change>
        <table:cell-content-change table:id="ct8">
          <table:cell-address table:column="8" table:row="171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4"/>
          </table:previous>
        </table:cell-content-change>
        <table:cell-content-change table:id="ct9">
          <table:cell-address table:column="8" table:row="172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5"/>
          </table:previous>
        </table:cell-content-change>
        <table:cell-content-change table:id="ct10">
          <table:cell-address table:column="8" table:row="173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5"/>
          </table:previous>
        </table:cell-content-change>
        <table:cell-content-change table:id="ct11">
          <table:cell-address table:column="8" table:row="174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4"/>
          </table:previous>
        </table:cell-content-change>
        <table:cell-content-change table:id="ct12">
          <table:cell-address table:column="8" table:row="175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15"/>
          </table:previous>
        </table:cell-content-change>
        <table:cell-content-change table:id="ct13">
          <table:cell-address table:column="8" table:row="176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6"/>
          </table:previous>
        </table:cell-content-change>
        <table:cell-content-change table:id="ct14">
          <table:cell-address table:column="8" table:row="177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7"/>
          </table:previous>
        </table:cell-content-change>
        <table:cell-content-change table:id="ct15">
          <table:cell-address table:column="8" table:row="178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27"/>
          </table:previous>
        </table:cell-content-change>
        <table:cell-content-change table:id="ct16">
          <table:cell-address table:column="8" table:row="179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5"/>
          </table:previous>
        </table:cell-content-change>
        <table:cell-content-change table:id="ct17">
          <table:cell-address table:column="8" table:row="180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28"/>
          </table:previous>
        </table:cell-content-change>
        <table:cell-content-change table:id="ct18">
          <table:cell-address table:column="17" table:row="4" table:table="0"/>
          <office:change-info>
            <dc:creator> </dc:creator>
            <dc:date>2023-02-25T04:53:24.47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">
          <table:cell-address table:column="16" table:row="4" table:table="0"/>
          <office:change-info>
            <dc:creator> </dc:creator>
            <dc:date>2023-02-25T04:53:31.460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">
          <table:cell-address table:column="16" table:row="7" table:table="0"/>
          <office:change-info>
            <dc:creator> </dc:creator>
            <dc:date>2023-02-25T04:53:44.773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21">
          <table:cell-address table:column="17" table:row="7" table:table="0"/>
          <office:change-info>
            <dc:creator> </dc:creator>
            <dc:date>2023-02-25T04:53:51.461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22">
          <table:cell-address table:column="17" table:row="8" table:table="0"/>
          <office:change-info>
            <dc:creator> </dc:creator>
            <dc:date>2023-02-25T04:54:04.42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3">
          <table:cell-address table:column="16" table:row="8" table:table="0"/>
          <office:change-info>
            <dc:creator> </dc:creator>
            <dc:date>2023-02-25T04:54:14.225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24">
          <table:cell-address table:column="16" table:row="9" table:table="0"/>
          <office:change-info>
            <dc:creator> </dc:creator>
            <dc:date>2023-02-25T04:54:22.52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5">
          <table:cell-address table:column="16" table:row="9" table:table="0"/>
          <office:change-info>
            <dc:creator> </dc:creator>
            <dc:date>2023-02-25T04:55:31.925000000</dc:date>
          </office:change-info>
          <table:previous table:id="ct24">
            <table:change-track-table-cell office:value-type="string">
              <text:p>de_DE</text:p>
            </table:change-track-table-cell>
          </table:previous>
        </table:cell-content-change>
        <table:cell-content-change table:id="ct26">
          <table:cell-address table:column="17" table:row="8" table:table="0"/>
          <office:change-info>
            <dc:creator> </dc:creator>
            <dc:date>2023-02-25T04:55:42.752000000</dc:date>
          </office:change-info>
          <table:previous table:id="ct22">
            <table:change-track-table-cell office:value-type="string">
              <text:p>de_DE</text:p>
            </table:change-track-table-cell>
          </table:previous>
        </table:cell-content-change>
        <table:cell-content-change table:id="ct27">
          <table:cell-address table:column="18" table:row="0" table:table="0"/>
          <office:change-info>
            <dc:creator> </dc:creator>
            <dc:date>2023-02-25T04:56:24.523000000</dc:date>
          </office:change-info>
          <table:previous>
            <table:change-track-table-cell office:value-type="string">
              <text:p>add.freesomeregion</text:p>
            </table:change-track-table-cell>
          </table:previous>
        </table:cell-content-change>
        <table:cell-content-change table:id="ct28">
          <table:cell-address table:column="18" table:row="8" table:table="0"/>
          <office:change-info>
            <dc:creator> </dc:creator>
            <dc:date>2023-02-25T04:56:33.098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cell-content-change table:id="ct29">
          <table:cell-address table:column="18" table:row="4" table:table="0"/>
          <office:change-info>
            <dc:creator> </dc:creator>
            <dc:date>2023-02-25T04:56:38.932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17" table:row="9" table:table="0"/>
          <office:change-info>
            <dc:creator> </dc:creator>
            <dc:date>2023-02-25T04:56:49.995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31">
          <table:cell-address table:column="18" table:row="9" table:table="0"/>
          <office:change-info>
            <dc:creator> </dc:creator>
            <dc:date>2023-02-25T04:56:58.485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17" table:row="9" table:table="0"/>
          <office:change-info>
            <dc:creator> </dc:creator>
            <dc:date>2023-02-25T04:56:59.938000000</dc:date>
          </office:change-info>
          <table:previous table:id="ct30">
            <table:change-track-table-cell office:value-type="string">
              <text:p>de_DE,fr_FR</text:p>
            </table:change-track-table-cell>
          </table:previous>
        </table:cell-content-change>
        <table:cell-content-change table:id="ct33">
          <table:cell-address table:column="18" table:row="9" table:table="0"/>
          <office:change-info>
            <dc:creator> </dc:creator>
            <dc:date>2023-02-25T04:57:05.804000000</dc:date>
          </office:change-info>
          <table:previous table:id="ct31">
            <table:change-track-table-cell office:value-type="string">
              <text:p>de_DE,fr_FR</text:p>
            </table:change-track-table-cell>
          </table:previous>
        </table:cell-content-change>
        <table:cell-content-change table:id="ct34">
          <table:cell-address table:column="17" table:row="13" table:table="0"/>
          <office:change-info>
            <dc:creator> </dc:creator>
            <dc:date>2023-02-25T04:57:32.971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35">
          <table:cell-address table:column="16" table:row="13" table:table="0"/>
          <office:change-info>
            <dc:creator> </dc:creator>
            <dc:date>2023-02-25T04:57:37.915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36">
          <table:cell-address table:column="16" table:row="34" table:table="0"/>
          <office:change-info>
            <dc:creator> </dc:creator>
            <dc:date>2023-02-25T04:57:47.77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37">
          <table:cell-address table:column="17" table:row="34" table:table="0"/>
          <office:change-info>
            <dc:creator> </dc:creator>
            <dc:date>2023-02-25T04:57:54.626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38">
          <table:cell-address table:column="16" table:row="35" table:table="0"/>
          <office:change-info>
            <dc:creator> </dc:creator>
            <dc:date>2023-02-25T04:58:15.14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39">
          <table:cell-address table:column="17" table:row="35" table:table="0"/>
          <office:change-info>
            <dc:creator> </dc:creator>
            <dc:date>2023-02-25T04:58:23.53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0">
          <table:cell-address table:column="18" table:row="35" table:table="0"/>
          <office:change-info>
            <dc:creator> </dc:creator>
            <dc:date>2023-02-25T04:58:27.242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16" table:row="48" table:table="0"/>
          <office:change-info>
            <dc:creator> </dc:creator>
            <dc:date>2023-02-25T04:58:43.323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42">
          <table:cell-address table:column="17" table:row="48" table:table="0"/>
          <office:change-info>
            <dc:creator> </dc:creator>
            <dc:date>2023-02-25T04:58:43.323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3">
          <table:cell-address table:column="17" table:row="35" table:table="0"/>
          <office:change-info>
            <dc:creator> </dc:creator>
            <dc:date>2023-02-25T04:58:46.299000000</dc:date>
          </office:change-info>
          <table:previous table:id="ct39">
            <table:change-track-table-cell office:value-type="string">
              <text:p>de_DE</text:p>
            </table:change-track-table-cell>
          </table:previous>
        </table:cell-content-change>
        <table:cell-content-change table:id="ct44">
          <table:cell-address table:column="18" table:row="35" table:table="0"/>
          <office:change-info>
            <dc:creator> </dc:creator>
            <dc:date>2023-02-25T04:58:46.930000000</dc:date>
          </office:change-info>
          <table:previous table:id="ct40">
            <table:change-track-table-cell office:value-type="string">
              <text:p>fr_FR</text:p>
            </table:change-track-table-cell>
          </table:previous>
        </table:cell-content-change>
        <table:cell-content-change table:id="ct45">
          <table:cell-address table:column="16" table:row="35" table:table="0"/>
          <office:change-info>
            <dc:creator> </dc:creator>
            <dc:date>2023-02-25T04:58:52.698000000</dc:date>
          </office:change-info>
          <table:previous table:id="ct38">
            <table:change-track-table-cell office:value-type="string">
              <text:p>de_DE,fr_FR</text:p>
            </table:change-track-table-cell>
          </table:previous>
        </table:cell-content-change>
        <table:cell-content-change table:id="ct46">
          <table:cell-address table:column="16" table:row="49" table:table="0"/>
          <office:change-info>
            <dc:creator> </dc:creator>
            <dc:date>2023-02-25T04:59:16.34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7">
          <table:cell-address table:column="17" table:row="49" table:table="0"/>
          <office:change-info>
            <dc:creator> </dc:creator>
            <dc:date>2023-02-25T04:59:16.34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8">
          <table:cell-address table:column="16" table:row="50" table:table="0"/>
          <office:change-info>
            <dc:creator> </dc:creator>
            <dc:date>2023-02-25T04:59:19.61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9">
          <table:cell-address table:column="17" table:row="50" table:table="0"/>
          <office:change-info>
            <dc:creator> </dc:creator>
            <dc:date>2023-02-25T04:59:19.61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50">
          <table:cell-address table:column="17" table:row="8" table:table="0"/>
          <office:change-info>
            <dc:creator> </dc:creator>
            <dc:date>2023-02-25T04:59:33.657000000</dc:date>
          </office:change-info>
          <table:previous table:id="ct26">
            <table:change-track-table-cell/>
          </table:previous>
        </table:cell-content-change>
        <table:cell-content-change table:id="ct51">
          <table:cell-address table:column="18" table:row="8" table:table="0"/>
          <office:change-info>
            <dc:creator> </dc:creator>
            <dc:date>2023-02-25T04:59:40.297000000</dc:date>
          </office:change-info>
          <table:previous table:id="ct28">
            <table:change-track-table-cell office:value-type="string">
              <text:p>de_DE,fr_FR</text:p>
            </table:change-track-table-cell>
          </table:previous>
        </table:cell-content-change>
        <table:cell-content-change table:id="ct52">
          <table:cell-address table:column="16" table:row="53" table:table="0"/>
          <office:change-info>
            <dc:creator> </dc:creator>
            <dc:date>2023-02-25T04:59:58.297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16" table:row="59" table:table="0"/>
          <office:change-info>
            <dc:creator> </dc:creator>
            <dc:date>2023-02-25T05:00:15.972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54">
          <table:cell-address table:column="17" table:row="59" table:table="0"/>
          <office:change-info>
            <dc:creator> </dc:creator>
            <dc:date>2023-02-25T05:00:15.972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55">
          <table:cell-address table:column="17" table:row="65" table:table="0"/>
          <office:change-info>
            <dc:creator> </dc:creator>
            <dc:date>2023-02-25T05:00:26.225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16" table:row="66" table:table="0"/>
          <office:change-info>
            <dc:creator> </dc:creator>
            <dc:date>2023-02-25T05:00:41.33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57">
          <table:cell-address table:column="16" table:row="69" table:table="0"/>
          <office:change-info>
            <dc:creator> </dc:creator>
            <dc:date>2023-02-25T05:00:47.849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16" table:row="71" table:table="0"/>
          <office:change-info>
            <dc:creator> </dc:creator>
            <dc:date>2023-02-25T05:01:01.986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59">
          <table:cell-address table:column="17" table:row="71" table:table="0"/>
          <office:change-info>
            <dc:creator> </dc:creator>
            <dc:date>2023-02-25T05:01:01.986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60">
          <table:cell-address table:column="16" table:row="72" table:table="0"/>
          <office:change-info>
            <dc:creator> </dc:creator>
            <dc:date>2023-02-25T05:01:04.25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61">
          <table:cell-address table:column="17" table:row="72" table:table="0"/>
          <office:change-info>
            <dc:creator> </dc:creator>
            <dc:date>2023-02-25T05:01:04.25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62">
          <table:cell-address table:column="16" table:row="73" table:table="0"/>
          <office:change-info>
            <dc:creator> </dc:creator>
            <dc:date>2023-02-25T05:01:08.008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63">
          <table:cell-address table:column="17" table:row="73" table:table="0"/>
          <office:change-info>
            <dc:creator> </dc:creator>
            <dc:date>2023-02-25T05:01:08.008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insertion table:id="ct64" table:type="row" table:position="17" table:table="0">
          <office:change-info>
            <dc:creator> </dc:creator>
            <dc:date>2023-02-25T05:02:07.997000000</dc:date>
          </office:change-info>
          <table:dependencies>
            <table:dependency table:id="ct1844"/>
            <table:dependency table:id="ct1843"/>
            <table:dependency table:id="ct1681"/>
            <table:dependency table:id="ct1680"/>
            <table:dependency table:id="ct233"/>
            <table:dependency table:id="ct154"/>
            <table:dependency table:id="ct76"/>
            <table:dependency table:id="ct75"/>
            <table:dependency table:id="ct74"/>
            <table:dependency table:id="ct73"/>
            <table:dependency table:id="ct72"/>
            <table:dependency table:id="ct71"/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</table:dependencies>
        </table:insertion>
        <table:cell-content-change table:id="ct65">
          <table:cell-address table:column="1" table:row="17" table:table="0"/>
          <office:change-info>
            <dc:creator> </dc:creator>
            <dc:date>2023-02-25T05:02:16.658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17" table:table="0"/>
          <office:change-info>
            <dc:creator> </dc:creator>
            <dc:date>2023-02-25T05:02:24.296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2" table:row="17" table:table="0"/>
          <office:change-info>
            <dc:creator> </dc:creator>
            <dc:date>2023-02-25T05:02:32.465000000</dc:date>
          </office:change-info>
          <table:previous table:id="ct66">
            <table:change-track-table-cell office:value-type="string">
              <text:p>LLL:EXT:timer/Resources/Private/Language/locallang_cal.xlf:calendarDate.cult.greg.newyear</text:p>
            </table:change-track-table-cell>
          </table:previous>
        </table:cell-content-change>
        <table:cell-content-change table:id="ct68">
          <table:cell-address table:column="3" table:row="17" table:table="0"/>
          <office:change-info>
            <dc:creator> </dc:creator>
            <dc:date>2023-02-25T05:02:43.873000000</dc:date>
          </office:change-info>
          <table:previous>
            <table:change-track-table-cell/>
          </table:previous>
        </table:cell-content-change>
        <table:cell-content-change table:id="ct69">
          <table:cell-address table:column="5" table:row="17" table:table="0"/>
          <office:change-info>
            <dc:creator> </dc:creator>
            <dc:date>2023-02-25T05:02:46.907000000</dc:date>
          </office:change-info>
          <table:previous>
            <table:change-track-table-cell/>
          </table:previous>
        </table:cell-content-change>
        <table:cell-content-change table:id="ct70">
          <table:cell-address table:column="6" table:row="17" table:table="0"/>
          <office:change-info>
            <dc:creator> </dc:creator>
            <dc:date>2023-02-25T05:02:48.200000000</dc:date>
          </office:change-info>
          <table:previous>
            <table:change-track-table-cell/>
          </table:previous>
        </table:cell-content-change>
        <table:cell-content-change table:id="ct71">
          <table:cell-address table:column="7" table:row="17" table:table="0"/>
          <office:change-info>
            <dc:creator> </dc:creator>
            <dc:date>2023-02-25T05:02:52.250000000</dc:date>
          </office:change-info>
          <table:previous>
            <table:change-track-table-cell/>
          </table:previous>
        </table:cell-content-change>
        <table:cell-content-change table:id="ct72">
          <table:cell-address table:column="13" table:row="17" table:table="0"/>
          <office:change-info>
            <dc:creator> </dc:creator>
            <dc:date>2023-02-25T05:02:56.603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14" table:row="17" table:table="0"/>
          <office:change-info>
            <dc:creator> </dc:creator>
            <dc:date>2023-02-25T05:03:00.465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15" table:row="17" table:table="0"/>
          <office:change-info>
            <dc:creator> </dc:creator>
            <dc:date>2023-02-25T05:03:04.736000000</dc:date>
          </office:change-info>
          <table:previous>
            <table:change-track-table-cell/>
          </table:previous>
        </table:cell-content-change>
        <table:cell-content-change table:id="ct75">
          <table:cell-address table:column="16" table:row="17" table:table="0"/>
          <office:change-info>
            <dc:creator> </dc:creator>
            <dc:date>2023-02-25T05:03:07.441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18" table:row="17" table:table="0"/>
          <office:change-info>
            <dc:creator> </dc:creator>
            <dc:date>2023-02-25T05:03:10.738000000</dc:date>
          </office:change-info>
          <table:previous>
            <table:change-track-table-cell/>
          </table:previous>
        </table:cell-content-change>
        <table:insertion table:id="ct77" table:type="row" table:position="36" table:table="0">
          <office:change-info>
            <dc:creator> </dc:creator>
            <dc:date>2023-02-25T05:03:31.741000000</dc:date>
          </office:change-info>
          <table:dependencies>
            <table:dependency table:id="ct1519"/>
            <table:dependency table:id="ct1518"/>
            <table:dependency table:id="ct1517"/>
            <table:dependency table:id="ct90"/>
            <table:dependency table:id="ct89"/>
            <table:dependency table:id="ct88"/>
            <table:dependency table:id="ct87"/>
            <table:dependency table:id="ct86"/>
            <table:dependency table:id="ct85"/>
            <table:dependency table:id="ct84"/>
            <table:dependency table:id="ct83"/>
            <table:dependency table:id="ct82"/>
            <table:dependency table:id="ct81"/>
            <table:dependency table:id="ct80"/>
            <table:dependency table:id="ct79"/>
            <table:dependency table:id="ct78"/>
          </table:dependencies>
        </table:insertion>
        <table:cell-content-change table:id="ct78">
          <table:cell-address table:column="1" table:row="36" table:table="0"/>
          <office:change-info>
            <dc:creator> </dc:creator>
            <dc:date>2023-02-25T05:03:37.859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2" table:row="36" table:table="0"/>
          <office:change-info>
            <dc:creator> </dc:creator>
            <dc:date>2023-02-25T05:03:45.109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2" table:row="36" table:table="0"/>
          <office:change-info>
            <dc:creator> </dc:creator>
            <dc:date>2023-02-25T05:03:52.617000000</dc:date>
          </office:change-info>
          <table:previous table:id="ct79">
            <table:change-track-table-cell office:value-type="string">
              <text:p>LLL:EXT:timer/Resources/Private/Language/locallang_cal.xlf:calendarDate.christ.greg.carnival</text:p>
            </table:change-track-table-cell>
          </table:previous>
        </table:cell-content-change>
        <table:cell-content-change table:id="ct81">
          <table:cell-address table:column="3" table:row="36" table:table="0"/>
          <office:change-info>
            <dc:creator> </dc:creator>
            <dc:date>2023-02-25T05:04:03.296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4" table:row="36" table:table="0"/>
          <office:change-info>
            <dc:creator> </dc:creator>
            <dc:date>2023-02-25T05:04:06.492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5" table:row="36" table:table="0"/>
          <office:change-info>
            <dc:creator> </dc:creator>
            <dc:date>2023-02-25T05:04:11.865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6" table:row="36" table:table="0"/>
          <office:change-info>
            <dc:creator> </dc:creator>
            <dc:date>2023-02-25T05:04:13.217000000</dc:date>
          </office:change-info>
          <table:previous>
            <table:change-track-table-cell/>
          </table:previous>
        </table:cell-content-change>
        <table:cell-content-change table:id="ct85">
          <table:cell-address table:column="7" table:row="36" table:table="0"/>
          <office:change-info>
            <dc:creator> </dc:creator>
            <dc:date>2023-02-25T05:04:14.758000000</dc:date>
          </office:change-info>
          <table:previous>
            <table:change-track-table-cell/>
          </table:previous>
        </table:cell-content-change>
        <table:cell-content-change table:id="ct86">
          <table:cell-address table:column="13" table:row="36" table:table="0"/>
          <office:change-info>
            <dc:creator> </dc:creator>
            <dc:date>2023-02-25T05:04:20.041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14" table:row="36" table:table="0"/>
          <office:change-info>
            <dc:creator> </dc:creator>
            <dc:date>2023-02-25T05:04:22.792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15" table:row="36" table:table="0"/>
          <office:change-info>
            <dc:creator> </dc:creator>
            <dc:date>2023-02-25T05:04:24.837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16" table:row="36" table:table="0"/>
          <office:change-info>
            <dc:creator> </dc:creator>
            <dc:date>2023-02-25T05:04:27.737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18" table:row="36" table:table="0"/>
          <office:change-info>
            <dc:creator> </dc:creator>
            <dc:date>2023-02-25T05:04:30.888000000</dc:date>
          </office:change-info>
          <table:previous>
            <table:change-track-table-cell/>
          </table:previous>
        </table:cell-content-change>
        <table:insertion table:id="ct91" table:type="row" table:position="78" table:table="0">
          <office:change-info>
            <dc:creator> </dc:creator>
            <dc:date>2023-02-25T05:05:19.497000000</dc:date>
          </office:change-info>
          <table:dependencies>
            <table:dependency table:id="ct1969"/>
            <table:dependency table:id="ct1968"/>
            <table:dependency table:id="ct1852"/>
            <table:dependency table:id="ct1851"/>
            <table:dependency table:id="ct1696"/>
            <table:dependency table:id="ct1695"/>
            <table:dependency table:id="ct1694"/>
            <table:dependency table:id="ct1693"/>
            <table:dependency table:id="ct1692"/>
            <table:dependency table:id="ct1691"/>
            <table:dependency table:id="ct1690"/>
            <table:dependency table:id="ct152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</table:dependencies>
        </table:insertion>
        <table:cell-content-change table:id="ct92">
          <table:cell-address table:column="1" table:row="78" table:table="0"/>
          <office:change-info>
            <dc:creator> </dc:creator>
            <dc:date>2023-02-25T05:05:30.737000000</dc:date>
          </office:change-info>
          <table:previous>
            <table:change-track-table-cell/>
          </table:previous>
        </table:cell-content-change>
        <table:cell-content-change table:id="ct93">
          <table:cell-address table:column="2" table:row="78" table:table="0"/>
          <office:change-info>
            <dc:creator> </dc:creator>
            <dc:date>2023-02-25T05:05:38.332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2" table:row="78" table:table="0"/>
          <office:change-info>
            <dc:creator> </dc:creator>
            <dc:date>2023-02-25T05:05:49.665000000</dc:date>
          </office:change-info>
          <table:previous table:id="ct93">
            <table:change-track-table-cell office:value-type="string">
              <text:p>LLL:EXT:timer/Resources/Private/Language/locallang_cal.xlf:calendarDate.christ.greg.pentecostmonday</text:p>
            </table:change-track-table-cell>
          </table:previous>
        </table:cell-content-change>
        <table:cell-content-change table:id="ct95">
          <table:cell-address table:column="3" table:row="78" table:table="0"/>
          <office:change-info>
            <dc:creator> </dc:creator>
            <dc:date>2023-02-25T05:05:59.801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4" table:row="78" table:table="0"/>
          <office:change-info>
            <dc:creator> </dc:creator>
            <dc:date>2023-02-25T05:06:03.202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5" table:row="78" table:table="0"/>
          <office:change-info>
            <dc:creator> </dc:creator>
            <dc:date>2023-02-25T05:06:18.728000000</dc:date>
          </office:change-info>
          <table:previous>
            <table:change-track-table-cell/>
          </table:previous>
        </table:cell-content-change>
        <table:cell-content-change table:id="ct98">
          <table:cell-address table:column="6" table:row="78" table:table="0"/>
          <office:change-info>
            <dc:creator> </dc:creator>
            <dc:date>2023-02-25T05:06:22.906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6" table:row="78" table:table="0"/>
          <office:change-info>
            <dc:creator> </dc:creator>
            <dc:date>2023-02-25T05:06:25.991000000</dc:date>
          </office:change-info>
          <table:previous table:id="ct98">
            <table:change-track-table-cell office:value-type="string">
              <text:p>6 gregorain</text:p>
            </table:change-track-table-cell>
          </table:previous>
        </table:cell-content-change>
        <table:cell-content-change table:id="ct100">
          <table:cell-address table:column="7" table:row="78" table:table="0"/>
          <office:change-info>
            <dc:creator> </dc:creator>
            <dc:date>2023-02-25T05:06:27.337000000</dc:date>
          </office:change-info>
          <table:previous>
            <table:change-track-table-cell/>
          </table:previous>
        </table:cell-content-change>
        <table:cell-content-change table:id="ct101">
          <table:cell-address table:column="13" table:row="78" table:table="0"/>
          <office:change-info>
            <dc:creator> </dc:creator>
            <dc:date>2023-02-25T05:06:30.866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14" table:row="78" table:table="0"/>
          <office:change-info>
            <dc:creator> </dc:creator>
            <dc:date>2023-02-25T05:06:34.033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15" table:row="78" table:table="0"/>
          <office:change-info>
            <dc:creator> </dc:creator>
            <dc:date>2023-02-25T05:06:36.386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16" table:row="78" table:table="0"/>
          <office:change-info>
            <dc:creator> </dc:creator>
            <dc:date>2023-02-25T05:06:39.280000000</dc:date>
          </office:change-info>
          <table:previous>
            <table:change-track-table-cell/>
          </table:previous>
        </table:cell-content-change>
        <table:cell-content-change table:id="ct105">
          <table:cell-address table:column="18" table:row="78" table:table="0"/>
          <office:change-info>
            <dc:creator> </dc:creator>
            <dc:date>2023-02-25T05:06:45.356000000</dc:date>
          </office:change-info>
          <table:previous>
            <table:change-track-table-cell/>
          </table:previous>
        </table:cell-content-change>
        <table:cell-content-change table:id="ct106">
          <table:cell-address table:column="17" table:row="66" table:table="0"/>
          <office:change-info>
            <dc:creator> </dc:creator>
            <dc:date>2023-02-25T05:06:52.20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07">
          <table:cell-address table:column="16" table:row="100" table:table="0"/>
          <office:change-info>
            <dc:creator> </dc:creator>
            <dc:date>2023-02-25T05:07:27.072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cell-content-change table:id="ct108">
          <table:cell-address table:column="18" table:row="100" table:table="0"/>
          <office:change-info>
            <dc:creator> </dc:creator>
            <dc:date>2023-02-25T05:07:29.961000000</dc:date>
          </office:change-info>
          <table:previous>
            <table:change-track-table-cell/>
          </table:previous>
        </table:cell-content-change>
        <table:cell-content-change table:id="ct109">
          <table:cell-address table:column="18" table:row="100" table:table="0"/>
          <office:change-info>
            <dc:creator> </dc:creator>
            <dc:date>2023-02-25T05:07:34.803000000</dc:date>
          </office:change-info>
          <table:previous table:id="ct108">
            <table:change-track-table-cell office:value-type="string">
              <text:p>de_DE, </text:p>
            </table:change-track-table-cell>
          </table:previous>
        </table:cell-content-change>
        <table:insertion table:id="ct110" table:type="row" table:position="97" table:table="0">
          <office:change-info>
            <dc:creator> </dc:creator>
            <dc:date>2023-02-25T05:07:43.920000000</dc:date>
          </office:change-info>
          <table:dependencies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</table:dependencies>
        </table:insertion>
        <table:cell-content-change table:id="ct111">
          <table:cell-address table:column="1" table:row="97" table:table="0"/>
          <office:change-info>
            <dc:creator> </dc:creator>
            <dc:date>2023-02-25T05:07:58.453000000</dc:date>
          </office:change-info>
          <table:previous>
            <table:change-track-table-cell/>
          </table:previous>
        </table:cell-content-change>
        <table:cell-content-change table:id="ct112">
          <table:cell-address table:column="2" table:row="97" table:table="0"/>
          <office:change-info>
            <dc:creator> </dc:creator>
            <dc:date>2023-02-25T05:08:29.539000000</dc:date>
          </office:change-info>
          <table:previous>
            <table:change-track-table-cell/>
          </table:previous>
        </table:cell-content-change>
        <table:cell-content-change table:id="ct113">
          <table:cell-address table:column="3" table:row="97" table:table="0"/>
          <office:change-info>
            <dc:creator> </dc:creator>
            <dc:date>2023-02-25T05:08:38.753000000</dc:date>
          </office:change-info>
          <table:previous>
            <table:change-track-table-cell/>
          </table:previous>
        </table:cell-content-change>
        <table:cell-content-change table:id="ct114">
          <table:cell-address table:column="4" table:row="97" table:table="0"/>
          <office:change-info>
            <dc:creator> </dc:creator>
            <dc:date>2023-02-25T05:08:41.537000000</dc:date>
          </office:change-info>
          <table:previous>
            <table:change-track-table-cell/>
          </table:previous>
        </table:cell-content-change>
        <table:cell-content-change table:id="ct115">
          <table:cell-address table:column="5" table:row="97" table:table="0"/>
          <office:change-info>
            <dc:creator> </dc:creator>
            <dc:date>2023-02-25T05:08:51.512000000</dc:date>
          </office:change-info>
          <table:previous>
            <table:change-track-table-cell/>
          </table:previous>
        </table:cell-content-change>
        <table:cell-content-change table:id="ct116">
          <table:cell-address table:column="6" table:row="97" table:table="0"/>
          <office:change-info>
            <dc:creator> </dc:creator>
            <dc:date>2023-02-25T05:08:52.650000000</dc:date>
          </office:change-info>
          <table:previous>
            <table:change-track-table-cell/>
          </table:previous>
        </table:cell-content-change>
        <table:cell-content-change table:id="ct117">
          <table:cell-address table:column="7" table:row="97" table:table="0"/>
          <office:change-info>
            <dc:creator> </dc:creator>
            <dc:date>2023-02-25T05:08:53.936000000</dc:date>
          </office:change-info>
          <table:previous>
            <table:change-track-table-cell/>
          </table:previous>
        </table:cell-content-change>
        <table:cell-content-change table:id="ct118">
          <table:cell-address table:column="13" table:row="97" table:table="0"/>
          <office:change-info>
            <dc:creator> </dc:creator>
            <dc:date>2023-02-25T05:08:58.457000000</dc:date>
          </office:change-info>
          <table:previous>
            <table:change-track-table-cell/>
          </table:previous>
        </table:cell-content-change>
        <table:cell-content-change table:id="ct119">
          <table:cell-address table:column="15" table:row="97" table:table="0"/>
          <office:change-info>
            <dc:creator> </dc:creator>
            <dc:date>2023-02-25T05:09:02.161000000</dc:date>
          </office:change-info>
          <table:previous>
            <table:change-track-table-cell/>
          </table:previous>
        </table:cell-content-change>
        <table:cell-content-change table:id="ct120">
          <table:cell-address table:column="16" table:row="97" table:table="0"/>
          <office:change-info>
            <dc:creator> </dc:creator>
            <dc:date>2023-02-25T05:09:04.472000000</dc:date>
          </office:change-info>
          <table:previous>
            <table:change-track-table-cell/>
          </table:previous>
        </table:cell-content-change>
        <table:cell-content-change table:id="ct121">
          <table:cell-address table:column="18" table:row="97" table:table="0"/>
          <office:change-info>
            <dc:creator> </dc:creator>
            <dc:date>2023-02-25T05:09:13.251000000</dc:date>
          </office:change-info>
          <table:previous>
            <table:change-track-table-cell/>
          </table:previous>
        </table:cell-content-change>
        <table:insertion table:id="ct122" table:type="row" table:position="109" table:table="0">
          <office:change-info>
            <dc:creator> </dc:creator>
            <dc:date>2023-02-25T05:09:32.049000000</dc:date>
          </office:change-info>
          <table:dependencies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</table:dependencies>
        </table:insertion>
        <table:cell-content-change table:id="ct123">
          <table:cell-address table:column="1" table:row="109" table:table="0"/>
          <office:change-info>
            <dc:creator> </dc:creator>
            <dc:date>2023-02-25T05:09:37.680000000</dc:date>
          </office:change-info>
          <table:previous>
            <table:change-track-table-cell/>
          </table:previous>
        </table:cell-content-change>
        <table:cell-content-change table:id="ct124">
          <table:cell-address table:column="2" table:row="109" table:table="0"/>
          <office:change-info>
            <dc:creator> </dc:creator>
            <dc:date>2023-02-25T05:09:44.668000000</dc:date>
          </office:change-info>
          <table:previous>
            <table:change-track-table-cell/>
          </table:previous>
        </table:cell-content-change>
        <table:cell-content-change table:id="ct125">
          <table:cell-address table:column="2" table:row="109" table:table="0"/>
          <office:change-info>
            <dc:creator> </dc:creator>
            <dc:date>2023-02-25T05:09:53.424000000</dc:date>
          </office:change-info>
          <table:previous table:id="ct124">
            <table:change-track-table-cell office:value-type="string">
              <text:p>LLL:EXT:timer/Resources/Private/Language/locallang_cal.xlf:calendarDate.hist.greg.mariaascension</text:p>
            </table:change-track-table-cell>
          </table:previous>
        </table:cell-content-change>
        <table:cell-content-change table:id="ct126">
          <table:cell-address table:column="3" table:row="109" table:table="0"/>
          <office:change-info>
            <dc:creator> </dc:creator>
            <dc:date>2023-02-25T05:10:04.200000000</dc:date>
          </office:change-info>
          <table:previous>
            <table:change-track-table-cell/>
          </table:previous>
        </table:cell-content-change>
        <table:cell-content-change table:id="ct127">
          <table:cell-address table:column="4" table:row="109" table:table="0"/>
          <office:change-info>
            <dc:creator> </dc:creator>
            <dc:date>2023-02-25T05:10:07.018000000</dc:date>
          </office:change-info>
          <table:previous>
            <table:change-track-table-cell/>
          </table:previous>
        </table:cell-content-change>
        <table:cell-content-change table:id="ct128">
          <table:cell-address table:column="5" table:row="109" table:table="0"/>
          <office:change-info>
            <dc:creator> </dc:creator>
            <dc:date>2023-02-25T05:10:13.816000000</dc:date>
          </office:change-info>
          <table:previous>
            <table:change-track-table-cell/>
          </table:previous>
        </table:cell-content-change>
        <table:cell-content-change table:id="ct129">
          <table:cell-address table:column="6" table:row="109" table:table="0"/>
          <office:change-info>
            <dc:creator> </dc:creator>
            <dc:date>2023-02-25T05:10:15.120000000</dc:date>
          </office:change-info>
          <table:previous>
            <table:change-track-table-cell/>
          </table:previous>
        </table:cell-content-change>
        <table:cell-content-change table:id="ct130">
          <table:cell-address table:column="7" table:row="109" table:table="0"/>
          <office:change-info>
            <dc:creator> </dc:creator>
            <dc:date>2023-02-25T05:10:16.721000000</dc:date>
          </office:change-info>
          <table:previous>
            <table:change-track-table-cell/>
          </table:previous>
        </table:cell-content-change>
        <table:cell-content-change table:id="ct131">
          <table:cell-address table:column="13" table:row="109" table:table="0"/>
          <office:change-info>
            <dc:creator> </dc:creator>
            <dc:date>2023-02-25T05:10:20.746000000</dc:date>
          </office:change-info>
          <table:previous>
            <table:change-track-table-cell/>
          </table:previous>
        </table:cell-content-change>
        <table:cell-content-change table:id="ct132">
          <table:cell-address table:column="15" table:row="109" table:table="0"/>
          <office:change-info>
            <dc:creator> </dc:creator>
            <dc:date>2023-02-25T05:10:23.904000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16" table:row="109" table:table="0"/>
          <office:change-info>
            <dc:creator> </dc:creator>
            <dc:date>2023-02-25T05:10:26.210000000</dc:date>
          </office:change-info>
          <table:previous>
            <table:change-track-table-cell/>
          </table:previous>
        </table:cell-content-change>
        <table:cell-content-change table:id="ct134">
          <table:cell-address table:column="18" table:row="109" table:table="0"/>
          <office:change-info>
            <dc:creator> </dc:creator>
            <dc:date>2023-02-25T05:10:29.642000000</dc:date>
          </office:change-info>
          <table:previous>
            <table:change-track-table-cell/>
          </table:previous>
        </table:cell-content-change>
        <table:cell-content-change table:id="ct135">
          <table:cell-address table:column="16" table:row="143" table:table="0"/>
          <office:change-info>
            <dc:creator> </dc:creator>
            <dc:date>2023-02-25T05:11:45.84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36">
          <table:cell-address table:column="17" table:row="143" table:table="0"/>
          <office:change-info>
            <dc:creator> </dc:creator>
            <dc:date>2023-02-25T05:11:48.93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37">
          <table:cell-address table:column="18" table:row="143" table:table="0"/>
          <office:change-info>
            <dc:creator> </dc:creator>
            <dc:date>2023-02-25T05:11:51.208000000</dc:date>
          </office:change-info>
          <table:previous>
            <table:change-track-table-cell/>
          </table:previous>
        </table:cell-content-change>
        <table:cell-content-change table:id="ct138">
          <table:cell-address table:column="19" table:row="143" table:table="0"/>
          <office:change-info>
            <dc:creator> </dc:creator>
            <dc:date>2023-02-25T05:11:53.066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39">
          <table:cell-address table:column="19" table:row="143" table:table="0"/>
          <office:change-info>
            <dc:creator> </dc:creator>
            <dc:date>2023-02-25T05:11:53.873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0">
          <table:cell-address table:column="19" table:row="143" table:table="0"/>
          <office:change-info>
            <dc:creator> </dc:creator>
            <dc:date>2023-02-25T05:11:54.530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1">
          <table:cell-address table:column="19" table:row="146" table:table="0"/>
          <office:change-info>
            <dc:creator> </dc:creator>
            <dc:date>2023-02-25T05:11:57.578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2">
          <table:cell-address table:column="19" table:row="146" table:table="0"/>
          <office:change-info>
            <dc:creator> </dc:creator>
            <dc:date>2023-02-25T05:11:57.578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3">
          <table:cell-address table:column="19" table:row="147" table:table="0"/>
          <office:change-info>
            <dc:creator> </dc:creator>
            <dc:date>2023-02-25T05:11:57.578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insertion table:id="ct144" table:type="row" table:position="81" table:table="0">
          <office:change-info>
            <dc:creator> </dc:creator>
            <dc:date>2023-02-25T05:13:48.344000000</dc:date>
          </office:change-info>
          <table:dependencies>
            <table:dependency table:id="ct318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3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</table:dependencies>
        </table:insertion>
        <table:cell-content-change table:id="ct145">
          <table:cell-address table:column="1" table:row="81" table:table="0"/>
          <office:change-info>
            <dc:creator> </dc:creator>
            <dc:date>2023-02-25T05:14:02.368000000</dc:date>
          </office:change-info>
          <table:previous>
            <table:change-track-table-cell/>
          </table:previous>
        </table:cell-content-change>
        <table:cell-content-change table:id="ct146">
          <table:cell-address table:column="3" table:row="81" table:table="0"/>
          <office:change-info>
            <dc:creator> </dc:creator>
            <dc:date>2023-02-25T05:14:21.176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2" table:row="81" table:table="0"/>
          <office:change-info>
            <dc:creator> </dc:creator>
            <dc:date>2023-02-25T05:14:23.761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2" table:row="81" table:table="0"/>
          <office:change-info>
            <dc:creator> </dc:creator>
            <dc:date>2023-02-25T05:14:31.065000000</dc:date>
          </office:change-info>
          <table:previous table:id="ct147">
            <table:change-track-table-cell office:value-type="string">
              <text:p>LLL:EXT:timer/Resources/Private/Language/locallang_cal.xlf:calendarDate.christ.greg.happycadaver</text:p>
            </table:change-track-table-cell>
          </table:previous>
        </table:cell-content-change>
        <table:cell-content-change table:id="ct149">
          <table:cell-address table:column="5" table:row="81" table:table="0"/>
          <office:change-info>
            <dc:creator> </dc:creator>
            <dc:date>2023-02-25T05:14:35.919000000</dc:date>
          </office:change-info>
          <table:previous>
            <table:change-track-table-cell/>
          </table:previous>
        </table:cell-content-change>
        <table:cell-content-change table:id="ct150">
          <table:cell-address table:column="6" table:row="81" table:table="0"/>
          <office:change-info>
            <dc:creator> </dc:creator>
            <dc:date>2023-02-25T05:14:38.072000000</dc:date>
          </office:change-info>
          <table:previous>
            <table:change-track-table-cell/>
          </table:previous>
        </table:cell-content-change>
        <table:cell-content-change table:id="ct151">
          <table:cell-address table:column="7" table:row="81" table:table="0"/>
          <office:change-info>
            <dc:creator> </dc:creator>
            <dc:date>2023-02-25T05:14:40.969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13" table:row="78" table:table="0"/>
          <office:change-info>
            <dc:creator> </dc:creator>
            <dc:date>2023-02-25T05:14:56.361000000</dc:date>
          </office:change-info>
          <table:previous table:id="ct101">
            <table:change-track-table-cell office:value-type="string">
              <text:p>relgion</text:p>
            </table:change-track-table-cell>
          </table:previous>
        </table:cell-content-change>
        <table:cell-content-change table:id="ct153">
          <table:cell-address table:column="13" table:row="81" table:table="0"/>
          <office:change-info>
            <dc:creator> </dc:creator>
            <dc:date>2023-02-25T05:15:19.994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13" table:row="17" table:table="0"/>
          <office:change-info>
            <dc:creator> </dc:creator>
            <dc:date>2023-02-25T05:15:26.804000000</dc:date>
          </office:change-info>
          <table:previous table:id="ct72">
            <table:change-track-table-cell office:value-type="string">
              <text:p>relgion</text:p>
            </table:change-track-table-cell>
          </table:previous>
        </table:cell-content-change>
        <table:cell-content-change table:id="ct155">
          <table:cell-address table:column="13" table:row="81" table:table="0"/>
          <office:change-info>
            <dc:creator> </dc:creator>
            <dc:date>2023-02-25T05:15:33.236000000</dc:date>
          </office:change-info>
          <table:previous table:id="ct153">
            <table:change-track-table-cell office:value-type="string">
              <text:p>relgion</text:p>
            </table:change-track-table-cell>
          </table:previous>
        </table:cell-content-change>
        <table:cell-content-change table:id="ct156">
          <table:cell-address table:column="13" table:row="81" table:table="0"/>
          <office:change-info>
            <dc:creator> </dc:creator>
            <dc:date>2023-02-25T05:15:49.345000000</dc:date>
          </office:change-info>
          <table:previous table:id="ct155">
            <table:change-track-table-cell office:value-type="string">
              <text:p>religion</text:p>
            </table:change-track-table-cell>
          </table:previous>
        </table:cell-content-change>
        <table:cell-content-change table:id="ct157">
          <table:cell-address table:column="15" table:row="81" table:table="0"/>
          <office:change-info>
            <dc:creator> </dc:creator>
            <dc:date>2023-02-25T05:15:53.655000000</dc:date>
          </office:change-info>
          <table:previous>
            <table:change-track-table-cell/>
          </table:previous>
        </table:cell-content-change>
        <table:cell-content-change table:id="ct158">
          <table:cell-address table:column="16" table:row="81" table:table="0"/>
          <office:change-info>
            <dc:creator> </dc:creator>
            <dc:date>2023-02-25T05:15:57.697000000</dc:date>
          </office:change-info>
          <table:previous>
            <table:change-track-table-cell/>
          </table:previous>
        </table:cell-content-change>
        <table:cell-content-change table:id="ct159">
          <table:cell-address table:column="15" table:row="81" table:table="0"/>
          <office:change-info>
            <dc:creator> </dc:creator>
            <dc:date>2023-02-25T05:16:00.591000000</dc:date>
          </office:change-info>
          <table:previous table:id="ct157">
            <table:change-track-table-cell office:value-type="float" office:value="1"/>
          </table:previous>
        </table:cell-content-change>
        <table:insertion table:id="ct160" table:type="row" table:position="56" table:table="0">
          <office:change-info>
            <dc:creator> </dc:creator>
            <dc:date>2023-02-25T05:16:21.367000000</dc:date>
          </office:change-info>
          <table:dependencies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</table:dependencies>
        </table:insertion>
        <table:cell-content-change table:id="ct161">
          <table:cell-address table:column="1" table:row="56" table:table="0"/>
          <office:change-info>
            <dc:creator> </dc:creator>
            <dc:date>2023-02-25T05:16:26.753000000</dc:date>
          </office:change-info>
          <table:previous>
            <table:change-track-table-cell/>
          </table:previous>
        </table:cell-content-change>
        <table:cell-content-change table:id="ct162">
          <table:cell-address table:column="2" table:row="56" table:table="0"/>
          <office:change-info>
            <dc:creator> </dc:creator>
            <dc:date>2023-02-25T05:16:31.853000000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56" table:table="0"/>
          <office:change-info>
            <dc:creator> </dc:creator>
            <dc:date>2023-02-25T05:16:40</dc:date>
          </office:change-info>
          <table:previous table:id="ct162">
            <table:change-track-table-cell office:value-type="string">
              <text:p>LLL:EXT:timer/Resources/Private/Language/locallang_cal.xlf:calendarDate.hist.greg.stupidity</text:p>
            </table:change-track-table-cell>
          </table:previous>
        </table:cell-content-change>
        <table:cell-content-change table:id="ct164">
          <table:cell-address table:column="3" table:row="56" table:table="0"/>
          <office:change-info>
            <dc:creator> </dc:creator>
            <dc:date>2023-02-25T05:16:46.008000000</dc:date>
          </office:change-info>
          <table:previous>
            <table:change-track-table-cell/>
          </table:previous>
        </table:cell-content-change>
        <table:cell-content-change table:id="ct165">
          <table:cell-address table:column="4" table:row="56" table:table="0"/>
          <office:change-info>
            <dc:creator> </dc:creator>
            <dc:date>2023-02-25T05:16:49.227000000</dc:date>
          </office:change-info>
          <table:previous>
            <table:change-track-table-cell/>
          </table:previous>
        </table:cell-content-change>
        <table:cell-content-change table:id="ct166">
          <table:cell-address table:column="5" table:row="56" table:table="0"/>
          <office:change-info>
            <dc:creator> </dc:creator>
            <dc:date>2023-02-25T05:16:50.771000000</dc:date>
          </office:change-info>
          <table:previous>
            <table:change-track-table-cell/>
          </table:previous>
        </table:cell-content-change>
        <table:cell-content-change table:id="ct167">
          <table:cell-address table:column="6" table:row="56" table:table="0"/>
          <office:change-info>
            <dc:creator> </dc:creator>
            <dc:date>2023-02-25T05:16:52.462000000</dc:date>
          </office:change-info>
          <table:previous>
            <table:change-track-table-cell/>
          </table:previous>
        </table:cell-content-change>
        <table:cell-content-change table:id="ct168">
          <table:cell-address table:column="7" table:row="56" table:table="0"/>
          <office:change-info>
            <dc:creator> </dc:creator>
            <dc:date>2023-02-25T05:16:54.434000000</dc:date>
          </office:change-info>
          <table:previous>
            <table:change-track-table-cell/>
          </table:previous>
        </table:cell-content-change>
        <table:cell-content-change table:id="ct169">
          <table:cell-address table:column="13" table:row="56" table:table="0"/>
          <office:change-info>
            <dc:creator> </dc:creator>
            <dc:date>2023-02-25T05:16:57.063000000</dc:date>
          </office:change-info>
          <table:previous>
            <table:change-track-table-cell/>
          </table:previous>
        </table:cell-content-change>
        <table:cell-content-change table:id="ct170">
          <table:cell-address table:column="15" table:row="56" table:table="0"/>
          <office:change-info>
            <dc:creator> </dc:creator>
            <dc:date>2023-02-25T05:17:01.071000000</dc:date>
          </office:change-info>
          <table:previous>
            <table:change-track-table-cell/>
          </table:previous>
        </table:cell-content-change>
        <table:cell-content-change table:id="ct171">
          <table:cell-address table:column="16" table:row="56" table:table="0"/>
          <office:change-info>
            <dc:creator> </dc:creator>
            <dc:date>2023-02-25T05:17:03.570000000</dc:date>
          </office:change-info>
          <table:previous>
            <table:change-track-table-cell/>
          </table:previous>
        </table:cell-content-change>
        <table:insertion table:id="ct172" table:type="row" table:position="118" table:table="0">
          <office:change-info>
            <dc:creator> </dc:creator>
            <dc:date>2023-02-25T05:17:36.232000000</dc:date>
          </office:change-info>
          <table:dependencies>
            <table:dependency table:id="ct190"/>
            <table:dependency table:id="ct189"/>
            <table:dependency table:id="ct188"/>
            <table:dependency table:id="ct187"/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</table:dependencies>
        </table:insertion>
        <table:cell-content-change table:id="ct173">
          <table:cell-address table:column="1" table:row="118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4">
          <table:cell-address table:column="2" table:row="118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5">
          <table:cell-address table:column="3" table:row="118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6">
          <table:cell-address table:column="4" table:row="118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7">
          <table:cell-address table:column="5" table:row="118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8">
          <table:cell-address table:column="6" table:row="118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9">
          <table:cell-address table:column="7" table:row="118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0">
          <table:cell-address table:column="13" table:row="118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1">
          <table:cell-address table:column="14" table:row="118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2">
          <table:cell-address table:column="15" table:row="118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3">
          <table:cell-address table:column="16" table:row="118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4">
          <table:cell-address table:column="18" table:row="118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5">
          <table:cell-address table:column="1" table:row="118" table:table="0"/>
          <office:change-info>
            <dc:creator> </dc:creator>
            <dc:date>2023-02-25T05:17:52.448000000</dc:date>
          </office:change-info>
          <table:previous table:id="ct173">
            <table:change-track-table-cell office:value-type="string">
              <text:p>Reformationstag</text:p>
            </table:change-track-table-cell>
          </table:previous>
        </table:cell-content-change>
        <table:cell-content-change table:id="ct186">
          <table:cell-address table:column="2" table:row="118" table:table="0"/>
          <office:change-info>
            <dc:creator> </dc:creator>
            <dc:date>2023-02-25T05:17:58.697000000</dc:date>
          </office:change-info>
          <table:previous table:id="ct174">
            <table:change-track-table-cell office:value-type="string">
              <text:p>LLL:EXT:timer/Resources/Private/Language/locallang_cal.xlf:calendarDate.hist.greg.reformationDay</text:p>
            </table:change-track-table-cell>
          </table:previous>
        </table:cell-content-change>
        <table:cell-content-change table:id="ct187">
          <table:cell-address table:column="13" table:row="118" table:table="0"/>
          <office:change-info>
            <dc:creator> </dc:creator>
            <dc:date>2023-02-25T05:18:03.417000000</dc:date>
          </office:change-info>
          <table:previous table:id="ct180">
            <table:change-track-table-cell office:value-type="string">
              <text:p>religion</text:p>
            </table:change-track-table-cell>
          </table:previous>
        </table:cell-content-change>
        <table:cell-content-change table:id="ct188">
          <table:cell-address table:column="14" table:row="118" table:table="0"/>
          <office:change-info>
            <dc:creator> </dc:creator>
            <dc:date>2023-02-25T05:18:04.338000000</dc:date>
          </office:change-info>
          <table:previous table:id="ct181">
            <table:change-track-table-cell office:value-type="string">
              <text:p>christian, lutherans, calvians</text:p>
            </table:change-track-table-cell>
          </table:previous>
        </table:cell-content-change>
        <table:cell-content-change table:id="ct189">
          <table:cell-address table:column="15" table:row="118" table:table="0"/>
          <office:change-info>
            <dc:creator> </dc:creator>
            <dc:date>2023-02-25T05:18:07.440000000</dc:date>
          </office:change-info>
          <table:previous table:id="ct182">
            <table:change-track-table-cell office:value-type="float" office:value="3"/>
          </table:previous>
        </table:cell-content-change>
        <table:cell-content-change table:id="ct190">
          <table:cell-address table:column="18" table:row="118" table:table="0"/>
          <office:change-info>
            <dc:creator> </dc:creator>
            <dc:date>2023-02-25T05:18:08.498000000</dc:date>
          </office:change-info>
          <table:previous table:id="ct184">
            <table:change-track-table-cell office:value-type="string">
              <text:p>de_DE</text:p>
            </table:change-track-table-cell>
          </table:previous>
        </table:cell-content-change>
        <table:cell-content-change table:id="ct191">
          <table:cell-address table:column="16" table:row="143" table:table="0"/>
          <office:change-info>
            <dc:creator> </dc:creator>
            <dc:date>2023-02-25T05:18:45.49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2">
          <table:cell-address table:column="17" table:row="143" table:table="0"/>
          <office:change-info>
            <dc:creator> </dc:creator>
            <dc:date>2023-02-25T05:18:47.153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3">
          <table:cell-address table:column="17" table:row="143" table:table="0"/>
          <office:change-info>
            <dc:creator> </dc:creator>
            <dc:date>2023-02-25T05:18:51.626000000</dc:date>
          </office:change-info>
          <table:previous table:id="ct192">
            <table:change-track-table-cell/>
          </table:previous>
        </table:cell-content-change>
        <table:cell-content-change table:id="ct194">
          <table:cell-address table:column="16" table:row="143" table:table="0"/>
          <office:change-info>
            <dc:creator> </dc:creator>
            <dc:date>2023-02-25T05:19:09.44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5">
          <table:cell-address table:column="17" table:row="143" table:table="0"/>
          <office:change-info>
            <dc:creator> </dc:creator>
            <dc:date>2023-02-25T05:19:10.825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6">
          <table:cell-address table:column="17" table:row="143" table:table="0"/>
          <office:change-info>
            <dc:creator> </dc:creator>
            <dc:date>2023-02-25T05:19:15.496000000</dc:date>
          </office:change-info>
          <table:previous table:id="ct195">
            <table:change-track-table-cell/>
          </table:previous>
        </table:cell-content-change>
        <table:cell-content-change table:id="ct197">
          <table:cell-address table:column="18" table:row="143" table:table="0"/>
          <office:change-info>
            <dc:creator> </dc:creator>
            <dc:date>2023-02-25T05:19:18.592000000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43" table:table="0"/>
          <office:change-info>
            <dc:creator> </dc:creator>
            <dc:date>2023-02-25T05:19:20.041000000</dc:date>
          </office:change-info>
          <table:previous table:id="ct197">
            <table:change-track-table-cell office:value-type="string">
              <text:p>fr_FR</text:p>
            </table:change-track-table-cell>
          </table:previous>
        </table:cell-content-change>
        <table:cell-content-change table:id="ct199">
          <table:cell-address table:column="18" table:row="143" table:table="0"/>
          <office:change-info>
            <dc:creator> </dc:creator>
            <dc:date>2023-02-25T05:19:23.552000000</dc:date>
          </office:change-info>
          <table:previous table:id="ct198">
            <table:change-track-table-cell/>
          </table:previous>
        </table:cell-content-change>
        <table:cell-content-change table:id="ct200">
          <table:cell-address table:column="16" table:row="145" table:table="0"/>
          <office:change-info>
            <dc:creator> </dc:creator>
            <dc:date>2023-02-25T05:19:52.848000000</dc:date>
          </office:change-info>
          <table:previous>
            <table:change-track-table-cell/>
          </table:previous>
        </table:cell-content-change>
        <table:cell-content-change table:id="ct201">
          <table:cell-address table:column="2" table:row="145" table:table="0"/>
          <office:change-info>
            <dc:creator> </dc:creator>
            <dc:date>2023-02-25T05:19:58.940000000</dc:date>
          </office:change-info>
          <table:previous>
            <table:change-track-table-cell/>
          </table:previous>
        </table:cell-content-change>
        <table:cell-content-change table:id="ct202">
          <table:cell-address table:column="2" table:row="145" table:table="0"/>
          <office:change-info>
            <dc:creator> </dc:creator>
            <dc:date>2023-02-25T05:20:06.468000000</dc:date>
          </office:change-info>
          <table:previous table:id="ct201">
            <table:change-track-table-cell office:value-type="string">
              <text:p>LLL:EXT:timer/Resources/Private/Language/locallang_cal.xlf:calendarDate.christ.greg.firstAdvent</text:p>
            </table:change-track-table-cell>
          </table:previous>
        </table:cell-content-change>
        <table:cell-content-change table:id="ct203">
          <table:cell-address table:column="17" table:row="143" table:table="0"/>
          <office:change-info>
            <dc:creator> </dc:creator>
            <dc:date>2023-02-25T05:20:24.660000000</dc:date>
          </office:change-info>
          <table:previous table:id="ct196">
            <table:change-track-table-cell office:value-type="string">
              <text:p>de_DE</text:p>
            </table:change-track-table-cell>
          </table:previous>
        </table:cell-content-change>
        <table:cell-content-change table:id="ct204">
          <table:cell-address table:column="18" table:row="143" table:table="0"/>
          <office:change-info>
            <dc:creator> </dc:creator>
            <dc:date>2023-02-25T05:20:24.660000000</dc:date>
          </office:change-info>
          <table:previous table:id="ct199">
            <table:change-track-table-cell office:value-type="string">
              <text:p>fr_FR</text:p>
            </table:change-track-table-cell>
          </table:previous>
        </table:cell-content-change>
        <table:cell-content-change table:id="ct205">
          <table:cell-address table:column="16" table:row="146" table:table="0"/>
          <office:change-info>
            <dc:creator> </dc:creator>
            <dc:date>2023-02-25T05:20:30.07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6">
          <table:cell-address table:column="17" table:row="146" table:table="0"/>
          <office:change-info>
            <dc:creator> </dc:creator>
            <dc:date>2023-02-25T05:20:32.24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7">
          <table:cell-address table:column="17" table:row="146" table:table="0"/>
          <office:change-info>
            <dc:creator> </dc:creator>
            <dc:date>2023-02-25T05:20:38.24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8">
          <table:cell-address table:column="16" table:row="146" table:table="0"/>
          <office:change-info>
            <dc:creator> </dc:creator>
            <dc:date>2023-02-25T05:20:44.533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9">
          <table:cell-address table:column="16" table:row="147" table:table="0"/>
          <office:change-info>
            <dc:creator> </dc:creator>
            <dc:date>2023-02-25T05:20:47.11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10">
          <table:cell-address table:column="17" table:row="147" table:table="0"/>
          <office:change-info>
            <dc:creator> </dc:creator>
            <dc:date>2023-02-25T05:20:48.00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11">
          <table:cell-address table:column="16" table:row="149" table:table="0"/>
          <office:change-info>
            <dc:creator> </dc:creator>
            <dc:date>2023-02-25T05:20:53.170000000</dc:date>
          </office:change-info>
          <table:previous>
            <table:change-track-table-cell office:value-type="string">
              <text:p>zh_CN</text:p>
            </table:change-track-table-cell>
          </table:previous>
        </table:cell-content-change>
        <table:insertion table:id="ct212" table:type="row" table:position="86" table:table="0">
          <office:change-info>
            <dc:creator> </dc:creator>
            <dc:date>2023-02-25T05:21:32.728000000</dc:date>
          </office:change-info>
          <table:dependencies>
            <table:dependency table:id="ct226"/>
            <table:dependency table:id="ct225"/>
            <table:dependency table:id="ct224"/>
            <table:dependency table:id="ct223"/>
            <table:dependency table:id="ct222"/>
            <table:dependency table:id="ct221"/>
            <table:dependency table:id="ct220"/>
            <table:dependency table:id="ct219"/>
            <table:dependency table:id="ct218"/>
            <table:dependency table:id="ct217"/>
            <table:dependency table:id="ct216"/>
            <table:dependency table:id="ct215"/>
            <table:dependency table:id="ct214"/>
            <table:dependency table:id="ct213"/>
          </table:dependencies>
        </table:insertion>
        <table:cell-content-change table:id="ct213">
          <table:cell-address table:column="1" table:row="86" table:table="0"/>
          <office:change-info>
            <dc:creator> </dc:creator>
            <dc:date>2023-02-25T05:21:39.376000000</dc:date>
          </office:change-info>
          <table:previous>
            <table:change-track-table-cell/>
          </table:previous>
        </table:cell-content-change>
        <table:cell-content-change table:id="ct214">
          <table:cell-address table:column="2" table:row="86" table:table="0"/>
          <office:change-info>
            <dc:creator> </dc:creator>
            <dc:date>2023-02-25T05:21:42.253000000</dc:date>
          </office:change-info>
          <table:previous>
            <table:change-track-table-cell/>
          </table:previous>
        </table:cell-content-change>
        <table:cell-content-change table:id="ct215">
          <table:cell-address table:column="2" table:row="86" table:table="0"/>
          <office:change-info>
            <dc:creator> </dc:creator>
            <dc:date>2023-02-25T05:21:52.312000000</dc:date>
          </office:change-info>
          <table:previous table:id="ct214">
            <table:change-track-table-cell office:value-type="string">
              <text:p>LLL:EXT:timer/Resources/Private/Language/locallang_cal.xlf:calendarDate.christ.greg.revolte17june</text:p>
            </table:change-track-table-cell>
          </table:previous>
        </table:cell-content-change>
        <table:cell-content-change table:id="ct216">
          <table:cell-address table:column="3" table:row="86" table:table="0"/>
          <office:change-info>
            <dc:creator> </dc:creator>
            <dc:date>2023-02-25T05:22:03.375000000</dc:date>
          </office:change-info>
          <table:previous>
            <table:change-track-table-cell/>
          </table:previous>
        </table:cell-content-change>
        <table:cell-content-change table:id="ct217">
          <table:cell-address table:column="4" table:row="86" table:table="0"/>
          <office:change-info>
            <dc:creator> </dc:creator>
            <dc:date>2023-02-25T05:22:07.889000000</dc:date>
          </office:change-info>
          <table:previous>
            <table:change-track-table-cell/>
          </table:previous>
        </table:cell-content-change>
        <table:cell-content-change table:id="ct218">
          <table:cell-address table:column="5" table:row="86" table:table="0"/>
          <office:change-info>
            <dc:creator> </dc:creator>
            <dc:date>2023-02-25T05:22:13.734000000</dc:date>
          </office:change-info>
          <table:previous>
            <table:change-track-table-cell/>
          </table:previous>
        </table:cell-content-change>
        <table:cell-content-change table:id="ct219">
          <table:cell-address table:column="6" table:row="86" table:table="0"/>
          <office:change-info>
            <dc:creator> </dc:creator>
            <dc:date>2023-02-25T05:22:15.565000000</dc:date>
          </office:change-info>
          <table:previous>
            <table:change-track-table-cell/>
          </table:previous>
        </table:cell-content-change>
        <table:cell-content-change table:id="ct220">
          <table:cell-address table:column="7" table:row="86" table:table="0"/>
          <office:change-info>
            <dc:creator> </dc:creator>
            <dc:date>2023-02-25T05:22:16.962000000</dc:date>
          </office:change-info>
          <table:previous>
            <table:change-track-table-cell/>
          </table:previous>
        </table:cell-content-change>
        <table:cell-content-change table:id="ct221">
          <table:cell-address table:column="13" table:row="86" table:table="0"/>
          <office:change-info>
            <dc:creator> </dc:creator>
            <dc:date>2023-02-25T05:22:19.993000000</dc:date>
          </office:change-info>
          <table:previous>
            <table:change-track-table-cell/>
          </table:previous>
        </table:cell-content-change>
        <table:cell-content-change table:id="ct222">
          <table:cell-address table:column="14" table:row="86" table:table="0"/>
          <office:change-info>
            <dc:creator> </dc:creator>
            <dc:date>2023-02-25T05:22:22.815000000</dc:date>
          </office:change-info>
          <table:previous>
            <table:change-track-table-cell/>
          </table:previous>
        </table:cell-content-change>
        <table:cell-content-change table:id="ct223">
          <table:cell-address table:column="14" table:row="86" table:table="0"/>
          <office:change-info>
            <dc:creator> </dc:creator>
            <dc:date>2023-02-25T05:22:29.530000000</dc:date>
          </office:change-info>
          <table:previous table:id="ct222">
            <table:change-track-table-cell office:value-type="string">
              <text:p>christian</text:p>
            </table:change-track-table-cell>
          </table:previous>
        </table:cell-content-change>
        <table:cell-content-change table:id="ct224">
          <table:cell-address table:column="15" table:row="86" table:table="0"/>
          <office:change-info>
            <dc:creator> </dc:creator>
            <dc:date>2023-02-25T05:22:32.807000000</dc:date>
          </office:change-info>
          <table:previous>
            <table:change-track-table-cell/>
          </table:previous>
        </table:cell-content-change>
        <table:cell-content-change table:id="ct225">
          <table:cell-address table:column="16" table:row="86" table:table="0"/>
          <office:change-info>
            <dc:creator> </dc:creator>
            <dc:date>2023-02-25T05:22:35.475000000</dc:date>
          </office:change-info>
          <table:previous>
            <table:change-track-table-cell/>
          </table:previous>
        </table:cell-content-change>
        <table:cell-content-change table:id="ct226">
          <table:cell-address table:column="1" table:row="86" table:table="0"/>
          <office:change-info>
            <dc:creator> </dc:creator>
            <dc:date>2023-02-25T05:22:41.784000000</dc:date>
          </office:change-info>
          <table:previous table:id="ct213">
            <table:change-track-table-cell office:value-type="string">
              <text:p>Peter Und Paul</text:p>
            </table:change-track-table-cell>
          </table:previous>
        </table:cell-content-change>
        <table:insertion table:id="ct227" table:type="row" table:position="24" table:table="0">
          <office:change-info>
            <dc:creator> </dc:creator>
            <dc:date>2023-02-25T05:23:19.985000000</dc:date>
          </office:change-info>
          <table:dependencies>
            <table:dependency table:id="ct2434"/>
            <table:dependency table:id="ct1778"/>
            <table:dependency table:id="ct1777"/>
            <table:dependency table:id="ct242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234"/>
            <table:dependency table:id="ct232"/>
            <table:dependency table:id="ct231"/>
            <table:dependency table:id="ct230"/>
            <table:dependency table:id="ct229"/>
            <table:dependency table:id="ct228"/>
          </table:dependencies>
        </table:insertion>
        <table:cell-content-change table:id="ct228">
          <table:cell-address table:column="1" table:row="24" table:table="0"/>
          <office:change-info>
            <dc:creator> </dc:creator>
            <dc:date>2023-02-25T05:23:26.192000000</dc:date>
          </office:change-info>
          <table:previous>
            <table:change-track-table-cell/>
          </table:previous>
        </table:cell-content-change>
        <table:cell-content-change table:id="ct229">
          <table:cell-address table:column="2" table:row="24" table:table="0"/>
          <office:change-info>
            <dc:creator> </dc:creator>
            <dc:date>2023-02-25T05:23:29.005000000</dc:date>
          </office:change-info>
          <table:previous>
            <table:change-track-table-cell/>
          </table:previous>
        </table:cell-content-change>
        <table:cell-content-change table:id="ct230">
          <table:cell-address table:column="2" table:row="24" table:table="0"/>
          <office:change-info>
            <dc:creator> </dc:creator>
            <dc:date>2023-02-25T05:23:38.288000000</dc:date>
          </office:change-info>
          <table:previous table:id="ct229">
            <table:change-track-table-cell office:value-type="string">
              <text:p>LLL:EXT:timer/Resources/Private/Language/locallang_cal.xlf:calendarDate.cult.greg.holyThreeKings</text:p>
            </table:change-track-table-cell>
          </table:previous>
        </table:cell-content-change>
        <table:cell-content-change table:id="ct231">
          <table:cell-address table:column="3" table:row="24" table:table="0"/>
          <office:change-info>
            <dc:creator> </dc:creator>
            <dc:date>2023-02-25T05:23:45.071000000</dc:date>
          </office:change-info>
          <table:previous>
            <table:change-track-table-cell/>
          </table:previous>
        </table:cell-content-change>
        <table:cell-content-change table:id="ct232">
          <table:cell-address table:column="4" table:row="24" table:table="0"/>
          <office:change-info>
            <dc:creator> </dc:creator>
            <dc:date>2023-02-25T05:23:50.559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4" table:row="17" table:table="0"/>
          <office:change-info>
            <dc:creator> </dc:creator>
            <dc:date>2023-02-25T05:23:53.568000000</dc:date>
          </office:change-info>
          <table:previous>
            <table:change-track-table-cell/>
          </table:previous>
        </table:cell-content-change>
        <table:cell-content-change table:id="ct234">
          <table:cell-address table:column="5" table:row="24" table:table="0"/>
          <office:change-info>
            <dc:creator> </dc:creator>
            <dc:date>2023-02-25T05:23:58.254000000</dc:date>
          </office:change-info>
          <table:previous>
            <table:change-track-table-cell/>
          </table:previous>
        </table:cell-content-change>
        <table:cell-content-change table:id="ct235">
          <table:cell-address table:column="6" table:row="24" table:table="0"/>
          <office:change-info>
            <dc:creator> </dc:creator>
            <dc:date>2023-02-25T05:24:00.342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7" table:row="24" table:table="0"/>
          <office:change-info>
            <dc:creator> </dc:creator>
            <dc:date>2023-02-25T05:24:01.421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13" table:row="24" table:table="0"/>
          <office:change-info>
            <dc:creator> </dc:creator>
            <dc:date>2023-02-25T05:24:04.391000000</dc:date>
          </office:change-info>
          <table:previous>
            <table:change-track-table-cell/>
          </table:previous>
        </table:cell-content-change>
        <table:cell-content-change table:id="ct238">
          <table:cell-address table:column="14" table:row="24" table:table="0"/>
          <office:change-info>
            <dc:creator> </dc:creator>
            <dc:date>2023-02-25T05:24:12.224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15" table:row="24" table:table="0"/>
          <office:change-info>
            <dc:creator> </dc:creator>
            <dc:date>2023-02-25T05:24:15.671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16" table:row="24" table:table="0"/>
          <office:change-info>
            <dc:creator> </dc:creator>
            <dc:date>2023-02-25T05:24:18.682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16" table:row="31" table:table="0"/>
          <office:change-info>
            <dc:creator> </dc:creator>
            <dc:date>2023-02-25T05:24:23.880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2" table:row="24" table:table="0"/>
          <office:change-info>
            <dc:creator> </dc:creator>
            <dc:date>2023-02-25T05:24:45.905000000</dc:date>
          </office:change-info>
          <table:previous table:id="ct230">
            <table:change-track-table-cell office:value-type="string">
              <text:p>LLL:EXT:timer/Resources/Private/Language/locallang_cal.xlf:calendarDate.cult.greg.marialight</text:p>
            </table:change-track-table-cell>
          </table:previous>
        </table:cell-content-change>
        <table:insertion table:id="ct243" table:type="row" table:position="33" table:table="0">
          <office:change-info>
            <dc:creator> </dc:creator>
            <dc:date>2023-02-25T05:25:31.407000000</dc:date>
          </office:change-info>
          <table:dependencies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3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</table:dependencies>
        </table:insertion>
        <table:cell-content-change table:id="ct244">
          <table:cell-address table:column="1" table:row="33" table:table="0"/>
          <office:change-info>
            <dc:creator> </dc:creator>
            <dc:date>2023-02-25T05:25:44.128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2" table:row="33" table:table="0"/>
          <office:change-info>
            <dc:creator> </dc:creator>
            <dc:date>2023-02-25T05:25:47.381000000</dc:date>
          </office:change-info>
          <table:previous>
            <table:change-track-table-cell/>
          </table:previous>
        </table:cell-content-change>
        <table:cell-content-change table:id="ct246">
          <table:cell-address table:column="2" table:row="33" table:table="0"/>
          <office:change-info>
            <dc:creator> </dc:creator>
            <dc:date>2023-02-25T05:26:01.640000000</dc:date>
          </office:change-info>
          <table:previous table:id="ct245">
            <table:change-track-table-cell office:value-type="string">
              <text:p>LLL:EXT:timer/Resources/Private/Language/locallang_cal.xlf:calendarDate.eco.greg.valentinsday</text:p>
            </table:change-track-table-cell>
          </table:previous>
        </table:cell-content-change>
        <table:cell-content-change table:id="ct247">
          <table:cell-address table:column="3" table:row="33" table:table="0"/>
          <office:change-info>
            <dc:creator> </dc:creator>
            <dc:date>2023-02-25T05:26:07.205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4" table:row="33" table:table="0"/>
          <office:change-info>
            <dc:creator> </dc:creator>
            <dc:date>2023-02-25T05:26:13.081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7" table:row="33" table:table="0"/>
          <office:change-info>
            <dc:creator> </dc:creator>
            <dc:date>2023-02-25T05:26:16.930000000</dc:date>
          </office:change-info>
          <table:previous>
            <table:change-track-table-cell/>
          </table:previous>
        </table:cell-content-change>
        <table:cell-content-change table:id="ct250">
          <table:cell-address table:column="9" table:row="33" table:table="0"/>
          <office:change-info>
            <dc:creator> </dc:creator>
            <dc:date>2023-02-25T05:26:41.511000000</dc:date>
          </office:change-info>
          <table:previous>
            <table:change-track-table-cell/>
          </table:previous>
        </table:cell-content-change>
        <table:cell-content-change table:id="ct251">
          <table:cell-address table:column="13" table:row="34" table:table="0"/>
          <office:change-info>
            <dc:creator> </dc:creator>
            <dc:date>2023-02-25T05:26:48.584000000</dc:date>
          </office:change-info>
          <table:previous>
            <table:change-track-table-cell office:value-type="string">
              <text:p>religion</text:p>
            </table:change-track-table-cell>
          </table:previous>
        </table:cell-content-change>
        <table:cell-content-change table:id="ct252">
          <table:cell-address table:column="13" table:row="35" table:table="0"/>
          <office:change-info>
            <dc:creator> </dc:creator>
            <dc:date>2023-02-25T05:26:51.903000000</dc:date>
          </office:change-info>
          <table:previous>
            <table:change-track-table-cell office:value-type="string">
              <text:p>religion</text:p>
            </table:change-track-table-cell>
          </table:previous>
        </table:cell-content-change>
        <table:cell-content-change table:id="ct253">
          <table:cell-address table:column="13" table:row="33" table:table="0"/>
          <office:change-info>
            <dc:creator> </dc:creator>
            <dc:date>2023-02-25T05:26:54.536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14" table:row="34" table:table="0"/>
          <office:change-info>
            <dc:creator> </dc:creator>
            <dc:date>2023-02-25T05:26:55.624000000</dc:date>
          </office:change-info>
          <table:previous>
            <table:change-track-table-cell office:value-type="string">
              <text:p>christian</text:p>
            </table:change-track-table-cell>
          </table:previous>
        </table:cell-content-change>
        <table:cell-content-change table:id="ct255">
          <table:cell-address table:column="14" table:row="35" table:table="0"/>
          <office:change-info>
            <dc:creator> </dc:creator>
            <dc:date>2023-02-25T05:26:56.256000000</dc:date>
          </office:change-info>
          <table:previous>
            <table:change-track-table-cell office:value-type="string">
              <text:p>christian</text:p>
            </table:change-track-table-cell>
          </table:previous>
        </table:cell-content-change>
        <table:cell-content-change table:id="ct256">
          <table:cell-address table:column="14" table:row="33" table:table="0"/>
          <office:change-info>
            <dc:creator> </dc:creator>
            <dc:date>2023-02-25T05:27:02.663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14" table:row="33" table:table="0"/>
          <office:change-info>
            <dc:creator> </dc:creator>
            <dc:date>2023-02-25T05:27:03.794000000</dc:date>
          </office:change-info>
          <table:previous table:id="ct256">
            <table:change-track-table-cell office:value-type="string">
              <text:p>party</text:p>
            </table:change-track-table-cell>
          </table:previous>
        </table:cell-content-change>
        <table:cell-content-change table:id="ct258">
          <table:cell-address table:column="15" table:row="33" table:table="0"/>
          <office:change-info>
            <dc:creator> </dc:creator>
            <dc:date>2023-02-25T05:27:06.624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15" table:row="33" table:table="0"/>
          <office:change-info>
            <dc:creator> </dc:creator>
            <dc:date>2023-02-25T05:27:08.727000000</dc:date>
          </office:change-info>
          <table:previous table:id="ct258">
            <table:change-track-table-cell office:value-type="float" office:value="3"/>
          </table:previous>
        </table:cell-content-change>
        <table:cell-content-change table:id="ct260">
          <table:cell-address table:column="16" table:row="33" table:table="0"/>
          <office:change-info>
            <dc:creator> </dc:creator>
            <dc:date>2023-02-25T05:27:11.973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16" table:row="7" table:table="0"/>
          <office:change-info>
            <dc:creator> </dc:creator>
            <dc:date>2023-02-25T05:32:02.069000000</dc:date>
          </office:change-info>
          <table:previous table:id="ct20">
            <table:change-track-table-cell office:value-type="string">
              <text:p>de_DE,fr_FR </text:p>
            </table:change-track-table-cell>
          </table:previous>
        </table:cell-content-change>
        <table:cell-content-change table:id="ct262">
          <table:cell-address table:column="16" table:row="13" table:table="0"/>
          <office:change-info>
            <dc:creator> </dc:creator>
            <dc:date>2023-02-25T05:32:31.063000000</dc:date>
          </office:change-info>
          <table:previous table:id="ct35">
            <table:change-track-table-cell office:value-type="string">
              <text:p>de_DE,fr_FR </text:p>
            </table:change-track-table-cell>
          </table:previous>
        </table:cell-content-change>
        <table:cell-content-change table:id="ct263">
          <table:cell-address table:column="16" table:row="13" table:table="0"/>
          <office:change-info>
            <dc:creator> </dc:creator>
            <dc:date>2023-02-25T05:32:50.123000000</dc:date>
          </office:change-info>
          <table:previous table:id="ct262">
            <table:change-track-table-cell office:value-type="string">
              <text:p>de_DE,fr_FR,en_GB</text:p>
            </table:change-track-table-cell>
          </table:previous>
        </table:cell-content-change>
        <table:insertion table:id="ct264" table:type="row" table:position="6" table:table="0">
          <office:change-info>
            <dc:creator> </dc:creator>
            <dc:date>2023-02-25T05:35:08.062000000</dc:date>
          </office:change-info>
          <table:dependencies>
            <table:dependency table:id="ct2706"/>
            <table:dependency table:id="ct2705"/>
            <table:dependency table:id="ct1389"/>
            <table:dependency table:id="ct1388"/>
            <table:dependency table:id="ct1355"/>
            <table:dependency table:id="ct1353"/>
            <table:dependency table:id="ct1352"/>
            <table:dependency table:id="ct1311"/>
            <table:dependency table:id="ct1014"/>
            <table:dependency table:id="ct1010"/>
            <table:dependency table:id="ct768"/>
            <table:dependency table:id="ct767"/>
            <table:dependency table:id="ct765"/>
            <table:dependency table:id="ct469"/>
            <table:dependency table:id="ct457"/>
            <table:dependency table:id="ct456"/>
            <table:dependency table:id="ct455"/>
            <table:dependency table:id="ct452"/>
            <table:dependency table:id="ct451"/>
            <table:dependency table:id="ct443"/>
            <table:dependency table:id="ct440"/>
            <table:dependency table:id="ct416"/>
            <table:dependency table:id="ct411"/>
            <table:dependency table:id="ct403"/>
            <table:dependency table:id="ct294"/>
            <table:dependency table:id="ct293"/>
            <table:dependency table:id="ct292"/>
            <table:dependency table:id="ct289"/>
            <table:dependency table:id="ct287"/>
            <table:dependency table:id="ct285"/>
            <table:dependency table:id="ct283"/>
            <table:dependency table:id="ct281"/>
            <table:dependency table:id="ct279"/>
            <table:dependency table:id="ct277"/>
            <table:dependency table:id="ct275"/>
            <table:dependency table:id="ct273"/>
            <table:dependency table:id="ct271"/>
            <table:dependency table:id="ct269"/>
            <table:dependency table:id="ct267"/>
          </table:dependencies>
        </table:insertion>
        <table:insertion table:id="ct265" table:type="row" table:position="5" table:table="0">
          <office:change-info>
            <dc:creator> </dc:creator>
            <dc:date>2023-02-25T05:35:10.725000000</dc:date>
          </office:change-info>
          <table:dependencies>
            <table:dependency table:id="ct2704"/>
            <table:dependency table:id="ct2703"/>
            <table:dependency table:id="ct2536"/>
            <table:dependency table:id="ct1387"/>
            <table:dependency table:id="ct1310"/>
            <table:dependency table:id="ct1013"/>
            <table:dependency table:id="ct1009"/>
            <table:dependency table:id="ct766"/>
            <table:dependency table:id="ct764"/>
            <table:dependency table:id="ct468"/>
            <table:dependency table:id="ct454"/>
            <table:dependency table:id="ct453"/>
            <table:dependency table:id="ct450"/>
            <table:dependency table:id="ct442"/>
            <table:dependency table:id="ct410"/>
            <table:dependency table:id="ct295"/>
            <table:dependency table:id="ct291"/>
            <table:dependency table:id="ct290"/>
            <table:dependency table:id="ct288"/>
            <table:dependency table:id="ct286"/>
            <table:dependency table:id="ct284"/>
            <table:dependency table:id="ct282"/>
            <table:dependency table:id="ct280"/>
            <table:dependency table:id="ct278"/>
            <table:dependency table:id="ct276"/>
            <table:dependency table:id="ct274"/>
            <table:dependency table:id="ct272"/>
            <table:dependency table:id="ct270"/>
            <table:dependency table:id="ct268"/>
            <table:dependency table:id="ct266"/>
          </table:dependencies>
        </table:insertion>
        <table:cell-content-change table:id="ct266">
          <table:cell-address table:column="1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67">
          <table:cell-address table:column="1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68">
          <table:cell-address table:column="2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69">
          <table:cell-address table:column="2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0">
          <table:cell-address table:column="3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1">
          <table:cell-address table:column="3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2">
          <table:cell-address table:column="4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3">
          <table:cell-address table:column="4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4">
          <table:cell-address table:column="5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5">
          <table:cell-address table:column="5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6">
          <table:cell-address table:column="6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7">
          <table:cell-address table:column="6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8">
          <table:cell-address table:column="7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9">
          <table:cell-address table:column="7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0">
          <table:cell-address table:column="13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1">
          <table:cell-address table:column="13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2">
          <table:cell-address table:column="14" table:row="5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3">
          <table:cell-address table:column="14" table:row="6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4">
          <table:cell-address table:column="2" table:row="5" table:table="0"/>
          <office:change-info>
            <dc:creator> </dc:creator>
            <dc:date>2023-02-25T05:35:33.546000000</dc:date>
          </office:change-info>
          <table:previous table:id="ct268">
            <table:change-track-table-cell office:value-type="string">
              <text:p>LLL:EXT:timer/Resources/Private/Language/locallang_cal.xlf:calendarDate.christ.greg.christmas</text:p>
            </table:change-track-table-cell>
          </table:previous>
        </table:cell-content-change>
        <table:cell-content-change table:id="ct285">
          <table:cell-address table:column="2" table:row="6" table:table="0"/>
          <office:change-info>
            <dc:creator> </dc:creator>
            <dc:date>2023-02-25T05:35:49.609000000</dc:date>
          </office:change-info>
          <table:previous table:id="ct269">
            <table:change-track-table-cell office:value-type="string">
              <text:p>LLL:EXT:timer/Resources/Private/Language/locallang_cal.xlf:calendarDate.christ.greg.christmasSecondDay</text:p>
            </table:change-track-table-cell>
          </table:previous>
        </table:cell-content-change>
        <table:cell-content-change table:id="ct286">
          <table:cell-address table:column="4" table:row="5" table:table="0"/>
          <office:change-info>
            <dc:creator> </dc:creator>
            <dc:date>2023-02-25T05:35:57.463000000</dc:date>
          </office:change-info>
          <table:previous table:id="ct272">
            <table:change-track-table-cell office:value-type="string">
              <text:p>fixed</text:p>
            </table:change-track-table-cell>
          </table:previous>
        </table:cell-content-change>
        <table:cell-content-change table:id="ct287">
          <table:cell-address table:column="4" table:row="6" table:table="0"/>
          <office:change-info>
            <dc:creator> </dc:creator>
            <dc:date>2023-02-25T05:36:01.952000000</dc:date>
          </office:change-info>
          <table:previous table:id="ct273">
            <table:change-track-table-cell office:value-type="string">
              <text:p>fixed</text:p>
            </table:change-track-table-cell>
          </table:previous>
        </table:cell-content-change>
        <table:cell-content-change table:id="ct288">
          <table:cell-address table:column="15" table:row="5" table:table="0"/>
          <office:change-info>
            <dc:creator> </dc:creator>
            <dc:date>2023-02-25T05:36:08.063000000</dc:date>
          </office:change-info>
          <table:previous>
            <table:change-track-table-cell/>
          </table:previous>
        </table:cell-content-change>
        <table:cell-content-change table:id="ct289">
          <table:cell-address table:column="15" table:row="6" table:table="0"/>
          <office:change-info>
            <dc:creator> </dc:creator>
            <dc:date>2023-02-25T05:36:09.957000000</dc:date>
          </office:change-info>
          <table:previous>
            <table:change-track-table-cell/>
          </table:previous>
        </table:cell-content-change>
        <table:cell-content-change table:id="ct290">
          <table:cell-address table:column="16" table:row="5" table:table="0"/>
          <office:change-info>
            <dc:creator> </dc:creator>
            <dc:date>2023-02-25T05:36:13.365000000</dc:date>
          </office:change-info>
          <table:previous>
            <table:change-track-table-cell/>
          </table:previous>
        </table:cell-content-change>
        <table:cell-content-change table:id="ct291">
          <table:cell-address table:column="17" table:row="5" table:table="0"/>
          <office:change-info>
            <dc:creator> </dc:creator>
            <dc:date>2023-02-25T05:36:16.793000000</dc:date>
          </office:change-info>
          <table:previous>
            <table:change-track-table-cell/>
          </table:previous>
        </table:cell-content-change>
        <table:cell-content-change table:id="ct292">
          <table:cell-address table:column="16" table:row="6" table:table="0"/>
          <office:change-info>
            <dc:creator> </dc:creator>
            <dc:date>2023-02-25T05:36:19.687000000</dc:date>
          </office:change-info>
          <table:previous>
            <table:change-track-table-cell/>
          </table:previous>
        </table:cell-content-change>
        <table:cell-content-change table:id="ct293">
          <table:cell-address table:column="17" table:row="6" table:table="0"/>
          <office:change-info>
            <dc:creator> </dc:creator>
            <dc:date>2023-02-25T05:36:22.472000000</dc:date>
          </office:change-info>
          <table:previous>
            <table:change-track-table-cell/>
          </table:previous>
        </table:cell-content-change>
        <table:cell-content-change table:id="ct294">
          <table:cell-address table:column="1" table:row="6" table:table="0"/>
          <office:change-info>
            <dc:creator> </dc:creator>
            <dc:date>2023-02-25T05:36:52.479000000</dc:date>
          </office:change-info>
          <table:previous table:id="ct267">
            <table:change-track-table-cell office:value-type="string">
              <text:p>Weihnachten (2. Tag)</text:p>
            </table:change-track-table-cell>
          </table:previous>
        </table:cell-content-change>
        <table:cell-content-change table:id="ct295">
          <table:cell-address table:column="1" table:row="5" table:table="0"/>
          <office:change-info>
            <dc:creator> </dc:creator>
            <dc:date>2023-02-25T05:37:03.663000000</dc:date>
          </office:change-info>
          <table:previous table:id="ct266">
            <table:change-track-table-cell office:value-type="string">
              <text:p>Weihnachten</text:p>
            </table:change-track-table-cell>
          </table:previous>
        </table:cell-content-change>
        <table:insertion table:id="ct296" table:type="row" table:position="12" table:table="0">
          <office:change-info>
            <dc:creator> </dc:creator>
            <dc:date>2023-02-25T05:37:14.941000000</dc:date>
          </office:change-info>
          <table:dependencies>
            <table:dependency table:id="ct2195"/>
            <table:dependency table:id="ct2194"/>
            <table:dependency table:id="ct2188"/>
            <table:dependency table:id="ct2187"/>
            <table:dependency table:id="ct1313"/>
            <table:dependency table:id="ct1016"/>
            <table:dependency table:id="ct1012"/>
            <table:dependency table:id="ct763"/>
            <table:dependency table:id="ct762"/>
            <table:dependency table:id="ct458"/>
            <table:dependency table:id="ct441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12"/>
            <table:dependency table:id="ct306"/>
            <table:dependency table:id="ct305"/>
            <table:dependency table:id="ct304"/>
            <table:dependency table:id="ct30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</table:dependencies>
        </table:insertion>
        <table:cell-content-change table:id="ct297">
          <table:cell-address table:column="1" table:row="12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298">
          <table:cell-address table:column="2" table:row="12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299">
          <table:cell-address table:column="3" table:row="12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0">
          <table:cell-address table:column="4" table:row="12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1">
          <table:cell-address table:column="5" table:row="12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2">
          <table:cell-address table:column="6" table:row="12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3">
          <table:cell-address table:column="7" table:row="12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4">
          <table:cell-address table:column="13" table:row="12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5">
          <table:cell-address table:column="4" table:row="12" table:table="0"/>
          <office:change-info>
            <dc:creator> </dc:creator>
            <dc:date>2023-02-25T05:37:33.884000000</dc:date>
          </office:change-info>
          <table:previous table:id="ct300">
            <table:change-track-table-cell office:value-type="string">
              <text:p>fixed</text:p>
            </table:change-track-table-cell>
          </table:previous>
        </table:cell-content-change>
        <table:cell-content-change table:id="ct306">
          <table:cell-address table:column="1" table:row="12" table:table="0"/>
          <office:change-info>
            <dc:creator> </dc:creator>
            <dc:date>2023-02-25T05:37:43.231000000</dc:date>
          </office:change-info>
          <table:previous table:id="ct297">
            <table:change-track-table-cell office:value-type="string">
              <text:p>Neujahr</text:p>
            </table:change-track-table-cell>
          </table:previous>
        </table:cell-content-change>
        <table:cell-content-change table:id="ct307">
          <table:cell-address table:column="16" table:row="48" table:table="0"/>
          <office:change-info>
            <dc:creator> </dc:creator>
            <dc:date>2023-02-25T05:39:28.241000000</dc:date>
          </office:change-info>
          <table:previous table:id="ct41">
            <table:change-track-table-cell office:value-type="string">
              <text:p>de_DE,fr_FR</text:p>
            </table:change-track-table-cell>
          </table:previous>
        </table:cell-content-change>
        <table:cell-content-change table:id="ct308">
          <table:cell-address table:column="17" table:row="48" table:table="0"/>
          <office:change-info>
            <dc:creator> </dc:creator>
            <dc:date>2023-02-25T05:39:35.471000000</dc:date>
          </office:change-info>
          <table:previous table:id="ct42">
            <table:change-track-table-cell office:value-type="string">
              <text:p>de_DE</text:p>
            </table:change-track-table-cell>
          </table:previous>
        </table:cell-content-change>
        <table:cell-content-change table:id="ct309">
          <table:cell-address table:column="16" table:row="49" table:table="0"/>
          <office:change-info>
            <dc:creator> </dc:creator>
            <dc:date>2023-02-25T05:39:44.521000000</dc:date>
          </office:change-info>
          <table:previous table:id="ct46">
            <table:change-track-table-cell office:value-type="string">
              <text:p>de_DE,fr_FR </text:p>
            </table:change-track-table-cell>
          </table:previous>
        </table:cell-content-change>
        <table:cell-content-change table:id="ct310">
          <table:cell-address table:column="17" table:row="49" table:table="0"/>
          <office:change-info>
            <dc:creator> </dc:creator>
            <dc:date>2023-02-25T05:39:50.256000000</dc:date>
          </office:change-info>
          <table:previous table:id="ct47">
            <table:change-track-table-cell office:value-type="string">
              <text:p>de_DE,fr_FR </text:p>
            </table:change-track-table-cell>
          </table:previous>
        </table:cell-content-change>
        <table:cell-content-change table:id="ct311">
          <table:cell-address table:column="16" table:row="50" table:table="0"/>
          <office:change-info>
            <dc:creator> </dc:creator>
            <dc:date>2023-02-25T05:39:58.073000000</dc:date>
          </office:change-info>
          <table:previous table:id="ct48">
            <table:change-track-table-cell office:value-type="string">
              <text:p>de_DE,fr_FR </text:p>
            </table:change-track-table-cell>
          </table:previous>
        </table:cell-content-change>
        <table:cell-content-change table:id="ct312">
          <table:cell-address table:column="17" table:row="50" table:table="0"/>
          <office:change-info>
            <dc:creator> </dc:creator>
            <dc:date>2023-02-25T05:40:16.536000000</dc:date>
          </office:change-info>
          <table:previous table:id="ct49">
            <table:change-track-table-cell office:value-type="string">
              <text:p>de_DE,fr_FR </text:p>
            </table:change-track-table-cell>
          </table:previous>
        </table:cell-content-change>
        <table:insertion table:id="ct313" table:type="row" table:position="70" table:table="0">
          <office:change-info>
            <dc:creator> </dc:creator>
            <dc:date>2023-02-25T05:40:41.429000000</dc:date>
          </office:change-info>
          <table:dependencies>
            <table:dependency table:id="ct359"/>
            <table:dependency table:id="ct358"/>
            <table:dependency table:id="ct341"/>
            <table:dependency table:id="ct339"/>
            <table:dependency table:id="ct338"/>
            <table:dependency table:id="ct337"/>
            <table:dependency table:id="ct336"/>
            <table:dependency table:id="ct335"/>
            <table:dependency table:id="ct334"/>
            <table:dependency table:id="ct333"/>
            <table:dependency table:id="ct332"/>
            <table:dependency table:id="ct331"/>
            <table:dependency table:id="ct330"/>
            <table:dependency table:id="ct329"/>
            <table:dependency table:id="ct328"/>
            <table:dependency table:id="ct327"/>
          </table:dependencies>
        </table:insertion>
        <table:insertion table:id="ct314" table:type="row" table:position="64" table:table="0">
          <office:change-info>
            <dc:creator> </dc:creator>
            <dc:date>2023-02-25T05:41:24.709000000</dc:date>
          </office:change-info>
          <table:dependencies>
            <table:dependency table:id="ct2660"/>
            <table:dependency table:id="ct706"/>
            <table:dependency table:id="ct705"/>
            <table:dependency table:id="ct360"/>
            <table:dependency table:id="ct340"/>
            <table:dependency table:id="ct326"/>
            <table:dependency table:id="ct325"/>
            <table:dependency table:id="ct324"/>
            <table:dependency table:id="ct323"/>
            <table:dependency table:id="ct322"/>
            <table:dependency table:id="ct321"/>
            <table:dependency table:id="ct320"/>
            <table:dependency table:id="ct319"/>
            <table:dependency table:id="ct317"/>
            <table:dependency table:id="ct316"/>
            <table:dependency table:id="ct315"/>
          </table:dependencies>
        </table:insertion>
        <table:cell-content-change table:id="ct315">
          <table:cell-address table:column="1" table:row="64" table:table="0"/>
          <office:change-info>
            <dc:creator> </dc:creator>
            <dc:date>2023-02-25T05:42:18.682000000</dc:date>
          </office:change-info>
          <table:previous>
            <table:change-track-table-cell/>
          </table:previous>
        </table:cell-content-change>
        <table:cell-content-change table:id="ct316">
          <table:cell-address table:column="2" table:row="64" table:table="0"/>
          <office:change-info>
            <dc:creator> </dc:creator>
            <dc:date>2023-02-25T05:42:46.632000000</dc:date>
          </office:change-info>
          <table:previous>
            <table:change-track-table-cell/>
          </table:previous>
        </table:cell-content-change>
        <table:cell-content-change table:id="ct317">
          <table:cell-address table:column="3" table:row="64" table:table="0"/>
          <office:change-info>
            <dc:creator> </dc:creator>
            <dc:date>2023-02-25T05:42:58.751000000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81" table:table="0"/>
          <office:change-info>
            <dc:creator> </dc:creator>
            <dc:date>2023-02-25T05:43:13.303000000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64" table:table="0"/>
          <office:change-info>
            <dc:creator> </dc:creator>
            <dc:date>2023-02-25T05:43:45.733000000</dc:date>
          </office:change-info>
          <table:previous>
            <table:change-track-table-cell/>
          </table:previous>
        </table:cell-content-change>
        <table:cell-content-change table:id="ct320">
          <table:cell-address table:column="7" table:row="64" table:table="0"/>
          <office:change-info>
            <dc:creator> </dc:creator>
            <dc:date>2023-02-25T05:43:51.534000000</dc:date>
          </office:change-info>
          <table:previous>
            <table:change-track-table-cell/>
          </table:previous>
        </table:cell-content-change>
        <table:cell-content-change table:id="ct321">
          <table:cell-address table:column="8" table:row="64" table:table="0"/>
          <office:change-info>
            <dc:creator> </dc:creator>
            <dc:date>2023-02-25T05:43:57.732000000</dc:date>
          </office:change-info>
          <table:previous>
            <table:change-track-table-cell/>
          </table:previous>
        </table:cell-content-change>
        <table:cell-content-change table:id="ct322">
          <table:cell-address table:column="9" table:row="64" table:table="0"/>
          <office:change-info>
            <dc:creator> </dc:creator>
            <dc:date>2023-02-25T05:44:02.261000000</dc:date>
          </office:change-info>
          <table:previous>
            <table:change-track-table-cell/>
          </table:previous>
        </table:cell-content-change>
        <table:cell-content-change table:id="ct323">
          <table:cell-address table:column="13" table:row="64" table:table="0"/>
          <office:change-info>
            <dc:creator> </dc:creator>
            <dc:date>2023-02-25T05:44:05.401000000</dc:date>
          </office:change-info>
          <table:previous>
            <table:change-track-table-cell/>
          </table:previous>
        </table:cell-content-change>
        <table:cell-content-change table:id="ct324">
          <table:cell-address table:column="15" table:row="64" table:table="0"/>
          <office:change-info>
            <dc:creator> </dc:creator>
            <dc:date>2023-02-25T05:44:09.193000000</dc:date>
          </office:change-info>
          <table:previous>
            <table:change-track-table-cell/>
          </table:previous>
        </table:cell-content-change>
        <table:cell-content-change table:id="ct325">
          <table:cell-address table:column="16" table:row="64" table:table="0"/>
          <office:change-info>
            <dc:creator> </dc:creator>
            <dc:date>2023-02-25T05:44:13.602000000</dc:date>
          </office:change-info>
          <table:previous>
            <table:change-track-table-cell/>
          </table:previous>
        </table:cell-content-change>
        <table:cell-content-change table:id="ct326">
          <table:cell-address table:column="17" table:row="64" table:table="0"/>
          <office:change-info>
            <dc:creator> </dc:creator>
            <dc:date>2023-02-25T05:44:17.214000000</dc:date>
          </office:change-info>
          <table:previous>
            <table:change-track-table-cell/>
          </table:previous>
        </table:cell-content-change>
        <table:cell-content-change table:id="ct327">
          <table:cell-address table:column="1" table:row="7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28">
          <table:cell-address table:column="2" table:row="7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29">
          <table:cell-address table:column="3" table:row="7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0">
          <table:cell-address table:column="4" table:row="7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1">
          <table:cell-address table:column="7" table:row="7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2">
          <table:cell-address table:column="8" table:row="7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3">
          <table:cell-address table:column="9" table:row="7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4">
          <table:cell-address table:column="13" table:row="7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5">
          <table:cell-address table:column="15" table:row="7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6">
          <table:cell-address table:column="16" table:row="7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7">
          <table:cell-address table:column="17" table:row="70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8">
          <table:cell-address table:column="1" table:row="70" table:table="0"/>
          <office:change-info>
            <dc:creator> </dc:creator>
            <dc:date>2023-02-25T05:44:34.711000000</dc:date>
          </office:change-info>
          <table:previous table:id="ct327">
            <table:change-track-table-cell office:value-type="string">
              <text:p>Early May bank holiday</text:p>
            </table:change-track-table-cell>
          </table:previous>
        </table:cell-content-change>
        <table:cell-content-change table:id="ct339">
          <table:cell-address table:column="6" table:row="70" table:table="0"/>
          <office:change-info>
            <dc:creator> </dc:creator>
            <dc:date>2023-02-25T05:44:43.750000000</dc:date>
          </office:change-info>
          <table:previous>
            <table:change-track-table-cell/>
          </table:previous>
        </table:cell-content-change>
        <table:cell-content-change table:id="ct340">
          <table:cell-address table:column="6" table:row="64" table:table="0"/>
          <office:change-info>
            <dc:creator> </dc:creator>
            <dc:date>2023-02-25T05:44:48.327000000</dc:date>
          </office:change-info>
          <table:previous>
            <table:change-track-table-cell/>
          </table:previous>
        </table:cell-content-change>
        <table:cell-content-change table:id="ct341">
          <table:cell-address table:column="9" table:row="70" table:table="0"/>
          <office:change-info>
            <dc:creator> </dc:creator>
            <dc:date>2023-02-25T05:44:53.638000000</dc:date>
          </office:change-info>
          <table:previous table:id="ct333">
            <table:change-track-table-cell office:value-type="float" office:value="1"/>
          </table:previous>
        </table:cell-content-change>
        <table:insertion table:id="ct342" table:type="row" table:position="102" table:table="0">
          <office:change-info>
            <dc:creator> </dc:creator>
            <dc:date>2023-02-25T05:45:08.879000000</dc:date>
          </office:change-info>
          <table:dependencies>
            <table:dependency table:id="ct2681"/>
            <table:dependency table:id="ct357"/>
            <table:dependency table:id="ct356"/>
            <table:dependency table:id="ct355"/>
            <table:dependency table:id="ct354"/>
            <table:dependency table:id="ct353"/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</table:dependencies>
        </table:insertion>
        <table:cell-content-change table:id="ct343">
          <table:cell-address table:column="1" table:row="102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4">
          <table:cell-address table:column="2" table:row="102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5">
          <table:cell-address table:column="3" table:row="102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6">
          <table:cell-address table:column="4" table:row="102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7">
          <table:cell-address table:column="6" table:row="102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8">
          <table:cell-address table:column="7" table:row="102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9">
          <table:cell-address table:column="8" table:row="102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0">
          <table:cell-address table:column="9" table:row="102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1">
          <table:cell-address table:column="13" table:row="102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2">
          <table:cell-address table:column="15" table:row="102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3">
          <table:cell-address table:column="16" table:row="102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4">
          <table:cell-address table:column="17" table:row="102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5">
          <table:cell-address table:column="6" table:row="102" table:table="0"/>
          <office:change-info>
            <dc:creator> </dc:creator>
            <dc:date>2023-02-25T05:45:17.285000000</dc:date>
          </office:change-info>
          <table:previous table:id="ct347">
            <table:change-track-table-cell office:value-type="float" office:value="5"/>
          </table:previous>
        </table:cell-content-change>
        <table:cell-content-change table:id="ct356">
          <table:cell-address table:column="2" table:row="102" table:table="0"/>
          <office:change-info>
            <dc:creator> </dc:creator>
            <dc:date>2023-02-25T05:45:35.343000000</dc:date>
          </office:change-info>
          <table:previous table:id="ct344">
            <table:change-track-table-cell office:value-type="string">
              <text:p>LLL:EXT:timer/Resources/Private/Language/locallang_cal.xlf:calendarDate.hist.greg.eralyMayBankHoliday</text:p>
            </table:change-track-table-cell>
          </table:previous>
        </table:cell-content-change>
        <table:cell-content-change table:id="ct357">
          <table:cell-address table:column="3" table:row="102" table:table="0"/>
          <office:change-info>
            <dc:creator> </dc:creator>
            <dc:date>2023-02-25T05:45:53.894000000</dc:date>
          </office:change-info>
          <table:previous table:id="ct345">
            <table:change-track-table-cell office:value-type="string">
              <text:p>greg-earlymaybankholiday</text:p>
            </table:change-track-table-cell>
          </table:previous>
        </table:cell-content-change>
        <table:cell-content-change table:id="ct358">
          <table:cell-address table:column="3" table:row="70" table:table="0"/>
          <office:change-info>
            <dc:creator> </dc:creator>
            <dc:date>2023-02-25T05:46:07.414000000</dc:date>
          </office:change-info>
          <table:previous table:id="ct329">
            <table:change-track-table-cell office:value-type="string">
              <text:p>greg-earlymaybankholiday</text:p>
            </table:change-track-table-cell>
          </table:previous>
        </table:cell-content-change>
        <table:cell-content-change table:id="ct359">
          <table:cell-address table:column="2" table:row="70" table:table="0"/>
          <office:change-info>
            <dc:creator> </dc:creator>
            <dc:date>2023-02-25T05:46:15.959000000</dc:date>
          </office:change-info>
          <table:previous table:id="ct328">
            <table:change-track-table-cell office:value-type="string">
              <text:p>LLL:EXT:timer/Resources/Private/Language/locallang_cal.xlf:calendarDate.hist.greg.eralyMayBankHoliday</text:p>
            </table:change-track-table-cell>
          </table:previous>
        </table:cell-content-change>
        <table:cell-content-change table:id="ct360">
          <table:cell-address table:column="2" table:row="64" table:table="0"/>
          <office:change-info>
            <dc:creator> </dc:creator>
            <dc:date>2023-02-25T05:46:28.351000000</dc:date>
          </office:change-info>
          <table:previous table:id="ct316">
            <table:change-track-table-cell office:value-type="string">
              <text:p>LLL:EXT:timer/Resources/Private/Language/locallang_cal.xlf:calendarDate.hist.greg.eralyMayBankHoliday</text:p>
            </table:change-track-table-cell>
          </table:previous>
        </table:cell-content-change>
        <table:cell-content-change table:id="ct361">
          <table:cell-address table:column="3" table:row="65" table:table="0"/>
          <office:change-info>
            <dc:creator> </dc:creator>
            <dc:date>2023-02-25T05:46:52.936000000</dc:date>
          </office:change-info>
          <table:previous>
            <table:change-track-table-cell/>
          </table:previous>
        </table:cell-content-change>
        <table:insertion table:id="ct362" table:type="row" table:position="136" table:table="0">
          <office:change-info>
            <dc:creator> </dc:creator>
            <dc:date>2023-02-25T05:48:55.108000000</dc:date>
          </office:change-info>
          <table:dependencies>
            <table:dependency table:id="ct1335"/>
            <table:dependency table:id="ct1019"/>
            <table:dependency table:id="ct1017"/>
            <table:dependency table:id="ct770"/>
            <table:dependency table:id="ct769"/>
            <table:dependency table:id="ct464"/>
            <table:dependency table:id="ct463"/>
            <table:dependency table:id="ct447"/>
            <table:dependency table:id="ct446"/>
            <table:dependency table:id="ct415"/>
            <table:dependency table:id="ct375"/>
            <table:dependency table:id="ct374"/>
            <table:dependency table:id="ct373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</table:dependencies>
        </table:insertion>
        <table:cell-content-change table:id="ct363">
          <table:cell-address table:column="1" table:row="136" table:table="0"/>
          <office:change-info>
            <dc:creator> </dc:creator>
            <dc:date>2023-02-25T05:49:02.090000000</dc:date>
          </office:change-info>
          <table:previous>
            <table:change-track-table-cell/>
          </table:previous>
        </table:cell-content-change>
        <table:cell-content-change table:id="ct364">
          <table:cell-address table:column="2" table:row="136" table:table="0"/>
          <office:change-info>
            <dc:creator> </dc:creator>
            <dc:date>2023-02-25T05:49:19.599000000</dc:date>
          </office:change-info>
          <table:previous>
            <table:change-track-table-cell/>
          </table:previous>
        </table:cell-content-change>
        <table:cell-content-change table:id="ct365">
          <table:cell-address table:column="3" table:row="136" table:table="0"/>
          <office:change-info>
            <dc:creator> </dc:creator>
            <dc:date>2023-02-25T05:49:31.046000000</dc:date>
          </office:change-info>
          <table:previous>
            <table:change-track-table-cell/>
          </table:previous>
        </table:cell-content-change>
        <table:cell-content-change table:id="ct366">
          <table:cell-address table:column="3" table:row="136" table:table="0"/>
          <office:change-info>
            <dc:creator> </dc:creator>
            <dc:date>2023-02-25T05:49:40.318000000</dc:date>
          </office:change-info>
          <table:previous table:id="ct365">
            <table:change-track-table-cell office:value-type="string">
              <text:p>greg-stankt</text:p>
            </table:change-track-table-cell>
          </table:previous>
        </table:cell-content-change>
        <table:cell-content-change table:id="ct367">
          <table:cell-address table:column="4" table:row="136" table:table="0"/>
          <office:change-info>
            <dc:creator> </dc:creator>
            <dc:date>2023-02-25T05:50:36.784000000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136" table:table="0"/>
          <office:change-info>
            <dc:creator> </dc:creator>
            <dc:date>2023-02-25T05:50:49.289000000</dc:date>
          </office:change-info>
          <table:previous>
            <table:change-track-table-cell/>
          </table:previous>
        </table:cell-content-change>
        <table:cell-content-change table:id="ct369">
          <table:cell-address table:column="6" table:row="136" table:table="0"/>
          <office:change-info>
            <dc:creator> </dc:creator>
            <dc:date>2023-02-25T05:50:50.738000000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136" table:table="0"/>
          <office:change-info>
            <dc:creator> </dc:creator>
            <dc:date>2023-02-25T05:50:55.726000000</dc:date>
          </office:change-info>
          <table:previous>
            <table:change-track-table-cell/>
          </table:previous>
        </table:cell-content-change>
        <table:cell-content-change table:id="ct371">
          <table:cell-address table:column="13" table:row="136" table:table="0"/>
          <office:change-info>
            <dc:creator> </dc:creator>
            <dc:date>2023-02-25T05:50:58.736000000</dc:date>
          </office:change-info>
          <table:previous>
            <table:change-track-table-cell/>
          </table:previous>
        </table:cell-content-change>
        <table:cell-content-change table:id="ct372">
          <table:cell-address table:column="15" table:row="127" table:table="0"/>
          <office:change-info>
            <dc:creator> </dc:creator>
            <dc:date>2023-02-25T05:51:05.754000000</dc:date>
          </office:change-info>
          <table:previous>
            <table:change-track-table-cell/>
          </table:previous>
        </table:cell-content-change>
        <table:cell-content-change table:id="ct373">
          <table:cell-address table:column="15" table:row="136" table:table="0"/>
          <office:change-info>
            <dc:creator> </dc:creator>
            <dc:date>2023-02-25T05:51:08.535000000</dc:date>
          </office:change-info>
          <table:previous>
            <table:change-track-table-cell/>
          </table:previous>
        </table:cell-content-change>
        <table:cell-content-change table:id="ct374">
          <table:cell-address table:column="16" table:row="136" table:table="0"/>
          <office:change-info>
            <dc:creator> </dc:creator>
            <dc:date>2023-02-25T05:51:11.624000000</dc:date>
          </office:change-info>
          <table:previous>
            <table:change-track-table-cell/>
          </table:previous>
        </table:cell-content-change>
        <table:cell-content-change table:id="ct375">
          <table:cell-address table:column="18" table:row="136" table:table="0"/>
          <office:change-info>
            <dc:creator> </dc:creator>
            <dc:date>2023-02-25T05:51:16.615000000</dc:date>
          </office:change-info>
          <table:previous>
            <table:change-track-table-cell/>
          </table:previous>
        </table:cell-content-change>
        <table:insertion table:id="ct376" table:type="row" table:position="41" table:table="0">
          <office:change-info>
            <dc:creator> </dc:creator>
            <dc:date>2023-02-25T05:52:08.796000000</dc:date>
          </office:change-info>
          <table:dependencies>
            <table:dependency table:id="ct2646"/>
            <table:dependency table:id="ct2633"/>
            <table:dependency table:id="ct2631"/>
            <table:dependency table:id="ct1317"/>
            <table:dependency table:id="ct1002"/>
            <table:dependency table:id="ct1001"/>
            <table:dependency table:id="ct761"/>
            <table:dependency table:id="ct760"/>
            <table:dependency table:id="ct684"/>
            <table:dependency table:id="ct683"/>
            <table:dependency table:id="ct679"/>
            <table:dependency table:id="ct460"/>
            <table:dependency table:id="ct459"/>
            <table:dependency table:id="ct449"/>
            <table:dependency table:id="ct444"/>
            <table:dependency table:id="ct413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</table:dependencies>
        </table:insertion>
        <table:cell-content-change table:id="ct377">
          <table:cell-address table:column="1" table:row="41" table:table="0"/>
          <office:change-info>
            <dc:creator> </dc:creator>
            <dc:date>2023-02-25T05:52:16.831000000</dc:date>
          </office:change-info>
          <table:previous>
            <table:change-track-table-cell/>
          </table:previous>
        </table:cell-content-change>
        <table:cell-content-change table:id="ct378">
          <table:cell-address table:column="2" table:row="41" table:table="0"/>
          <office:change-info>
            <dc:creator> </dc:creator>
            <dc:date>2023-02-25T05:52:21.097000000</dc:date>
          </office:change-info>
          <table:previous>
            <table:change-track-table-cell/>
          </table:previous>
        </table:cell-content-change>
        <table:cell-content-change table:id="ct379">
          <table:cell-address table:column="2" table:row="41" table:table="0"/>
          <office:change-info>
            <dc:creator> </dc:creator>
            <dc:date>2023-02-25T05:52:30.015000000</dc:date>
          </office:change-info>
          <table:previous table:id="ct378">
            <table:change-track-table-cell office:value-type="string">
              <text:p>LLL:EXT:timer/Resources/Private/Language/locallang_cal.xlf:calendarDate.christ.greg.worldwomenday</text:p>
            </table:change-track-table-cell>
          </table:previous>
        </table:cell-content-change>
        <table:cell-content-change table:id="ct380">
          <table:cell-address table:column="3" table:row="41" table:table="0"/>
          <office:change-info>
            <dc:creator> </dc:creator>
            <dc:date>2023-02-25T05:52:38.037000000</dc:date>
          </office:change-info>
          <table:previous>
            <table:change-track-table-cell/>
          </table:previous>
        </table:cell-content-change>
        <table:cell-content-change table:id="ct381">
          <table:cell-address table:column="4" table:row="41" table:table="0"/>
          <office:change-info>
            <dc:creator> </dc:creator>
            <dc:date>2023-02-25T05:52:44.326000000</dc:date>
          </office:change-info>
          <table:previous>
            <table:change-track-table-cell/>
          </table:previous>
        </table:cell-content-change>
        <table:cell-content-change table:id="ct382">
          <table:cell-address table:column="5" table:row="41" table:table="0"/>
          <office:change-info>
            <dc:creator> </dc:creator>
            <dc:date>2023-02-25T05:52:50.453000000</dc:date>
          </office:change-info>
          <table:previous>
            <table:change-track-table-cell/>
          </table:previous>
        </table:cell-content-change>
        <table:cell-content-change table:id="ct383">
          <table:cell-address table:column="6" table:row="41" table:table="0"/>
          <office:change-info>
            <dc:creator> </dc:creator>
            <dc:date>2023-02-25T05:52:52.029000000</dc:date>
          </office:change-info>
          <table:previous>
            <table:change-track-table-cell/>
          </table:previous>
        </table:cell-content-change>
        <table:cell-content-change table:id="ct384">
          <table:cell-address table:column="7" table:row="41" table:table="0"/>
          <office:change-info>
            <dc:creator> </dc:creator>
            <dc:date>2023-02-25T05:52:54.245000000</dc:date>
          </office:change-info>
          <table:previous>
            <table:change-track-table-cell/>
          </table:previous>
        </table:cell-content-change>
        <table:cell-content-change table:id="ct385">
          <table:cell-address table:column="13" table:row="41" table:table="0"/>
          <office:change-info>
            <dc:creator> </dc:creator>
            <dc:date>2023-02-25T05:52:58.299000000</dc:date>
          </office:change-info>
          <table:previous>
            <table:change-track-table-cell/>
          </table:previous>
        </table:cell-content-change>
        <table:cell-content-change table:id="ct386">
          <table:cell-address table:column="15" table:row="41" table:table="0"/>
          <office:change-info>
            <dc:creator> </dc:creator>
            <dc:date>2023-02-25T05:53:01.021000000</dc:date>
          </office:change-info>
          <table:previous>
            <table:change-track-table-cell/>
          </table:previous>
        </table:cell-content-change>
        <table:cell-content-change table:id="ct387">
          <table:cell-address table:column="16" table:row="41" table:table="0"/>
          <office:change-info>
            <dc:creator> </dc:creator>
            <dc:date>2023-02-25T05:53:04.106000000</dc:date>
          </office:change-info>
          <table:previous>
            <table:change-track-table-cell/>
          </table:previous>
        </table:cell-content-change>
        <table:cell-content-change table:id="ct388">
          <table:cell-address table:column="18" table:row="41" table:table="0"/>
          <office:change-info>
            <dc:creator> </dc:creator>
            <dc:date>2023-02-25T05:53:07.696000000</dc:date>
          </office:change-info>
          <table:previous>
            <table:change-track-table-cell/>
          </table:previous>
        </table:cell-content-change>
        <table:insertion table:id="ct389" table:type="row" table:position="88" table:table="0">
          <office:change-info>
            <dc:creator> </dc:creator>
            <dc:date>2023-02-25T05:53:29.110000000</dc:date>
          </office:change-info>
          <table:dependencies>
            <table:dependency table:id="ct1324"/>
            <table:dependency table:id="ct985"/>
            <table:dependency table:id="ct981"/>
            <table:dependency table:id="ct772"/>
            <table:dependency table:id="ct771"/>
            <table:dependency table:id="ct462"/>
            <table:dependency table:id="ct461"/>
            <table:dependency table:id="ct448"/>
            <table:dependency table:id="ct445"/>
            <table:dependency table:id="ct414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</table:dependencies>
        </table:insertion>
        <table:cell-content-change table:id="ct390">
          <table:cell-address table:column="1" table:row="88" table:table="0"/>
          <office:change-info>
            <dc:creator> </dc:creator>
            <dc:date>2023-02-25T05:53:46.136000000</dc:date>
          </office:change-info>
          <table:previous>
            <table:change-track-table-cell/>
          </table:previous>
        </table:cell-content-change>
        <table:cell-content-change table:id="ct391">
          <table:cell-address table:column="2" table:row="88" table:table="0"/>
          <office:change-info>
            <dc:creator> </dc:creator>
            <dc:date>2023-02-25T05:53:49.691000000</dc:date>
          </office:change-info>
          <table:previous>
            <table:change-track-table-cell/>
          </table:previous>
        </table:cell-content-change>
        <table:cell-content-change table:id="ct392">
          <table:cell-address table:column="2" table:row="88" table:table="0"/>
          <office:change-info>
            <dc:creator> </dc:creator>
            <dc:date>2023-02-25T05:54:12.880000000</dc:date>
          </office:change-info>
          <table:previous table:id="ct391">
            <table:change-track-table-cell office:value-type="string">
              <text:p>LLL:EXT:timer/Resources/Private/Language/locallang_cal.xlf:calendarDate.christ.greg.peterandpaul</text:p>
            </table:change-track-table-cell>
          </table:previous>
        </table:cell-content-change>
        <table:cell-content-change table:id="ct393">
          <table:cell-address table:column="3" table:row="88" table:table="0"/>
          <office:change-info>
            <dc:creator> </dc:creator>
            <dc:date>2023-02-25T05:54:24.390000000</dc:date>
          </office:change-info>
          <table:previous>
            <table:change-track-table-cell/>
          </table:previous>
        </table:cell-content-change>
        <table:cell-content-change table:id="ct394">
          <table:cell-address table:column="4" table:row="88" table:table="0"/>
          <office:change-info>
            <dc:creator> </dc:creator>
            <dc:date>2023-02-25T05:54:27.926000000</dc:date>
          </office:change-info>
          <table:previous>
            <table:change-track-table-cell/>
          </table:previous>
        </table:cell-content-change>
        <table:cell-content-change table:id="ct395">
          <table:cell-address table:column="4" table:row="88" table:table="0"/>
          <office:change-info>
            <dc:creator> </dc:creator>
            <dc:date>2023-02-25T05:54:31.791000000</dc:date>
          </office:change-info>
          <table:previous table:id="ct394">
            <table:change-track-table-cell office:value-type="string">
              <text:p>fixed</text:p>
            </table:change-track-table-cell>
          </table:previous>
        </table:cell-content-change>
        <table:cell-content-change table:id="ct396">
          <table:cell-address table:column="5" table:row="88" table:table="0"/>
          <office:change-info>
            <dc:creator> </dc:creator>
            <dc:date>2023-02-25T05:54:36.151000000</dc:date>
          </office:change-info>
          <table:previous>
            <table:change-track-table-cell/>
          </table:previous>
        </table:cell-content-change>
        <table:cell-content-change table:id="ct397">
          <table:cell-address table:column="6" table:row="88" table:table="0"/>
          <office:change-info>
            <dc:creator> </dc:creator>
            <dc:date>2023-02-25T05:54:37.645000000</dc:date>
          </office:change-info>
          <table:previous>
            <table:change-track-table-cell/>
          </table:previous>
        </table:cell-content-change>
        <table:cell-content-change table:id="ct398">
          <table:cell-address table:column="7" table:row="88" table:table="0"/>
          <office:change-info>
            <dc:creator> </dc:creator>
            <dc:date>2023-02-25T05:54:39.271000000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88" table:table="0"/>
          <office:change-info>
            <dc:creator> </dc:creator>
            <dc:date>2023-02-25T05:54:42.336000000</dc:date>
          </office:change-info>
          <table:previous>
            <table:change-track-table-cell/>
          </table:previous>
        </table:cell-content-change>
        <table:cell-content-change table:id="ct400">
          <table:cell-address table:column="15" table:row="88" table:table="0"/>
          <office:change-info>
            <dc:creator> </dc:creator>
            <dc:date>2023-02-25T05:54:46.423000000</dc:date>
          </office:change-info>
          <table:previous>
            <table:change-track-table-cell/>
          </table:previous>
        </table:cell-content-change>
        <table:cell-content-change table:id="ct401">
          <table:cell-address table:column="16" table:row="88" table:table="0"/>
          <office:change-info>
            <dc:creator> </dc:creator>
            <dc:date>2023-02-25T05:54:49.797000000</dc:date>
          </office:change-info>
          <table:previous>
            <table:change-track-table-cell/>
          </table:previous>
        </table:cell-content-change>
        <table:cell-content-change table:id="ct402">
          <table:cell-address table:column="18" table:row="88" table:table="0"/>
          <office:change-info>
            <dc:creator> </dc:creator>
            <dc:date>2023-02-25T05:54:56.858000000</dc:date>
          </office:change-info>
          <table:previous>
            <table:change-track-table-cell/>
          </table:previous>
        </table:cell-content-change>
        <table:cell-content-change table:id="ct403">
          <table:cell-address table:column="8" table:row="6" table:table="0"/>
          <office:change-info>
            <dc:creator> </dc:creator>
            <dc:date>2023-02-25T05:59:59.589000000</dc:date>
          </office:change-info>
          <table:previous>
            <table:change-track-table-cell/>
          </table:previous>
        </table:cell-content-change>
        <table:cell-content-change table:id="ct404">
          <table:cell-address table:column="4" table:row="151" table:table="0"/>
          <office:change-info>
            <dc:creator> </dc:creator>
            <dc:date>2023-02-25T06:09:05.958000000</dc:date>
          </office:change-info>
          <table:previous>
            <table:change-track-table-cell office:value-type="string">
              <text:p>mooninmonth</text:p>
            </table:change-track-table-cell>
          </table:previous>
        </table:cell-content-change>
        <table:cell-content-change table:id="ct405">
          <table:cell-address table:column="4" table:row="151" table:table="0"/>
          <office:change-info>
            <dc:creator> </dc:creator>
            <dc:date>2023-02-25T06:09:05.964000000</dc:date>
          </office:change-info>
          <table:previous table:id="ct404">
            <table:change-track-table-cell office:value-type="string">
              <text:p>moonInMonth</text:p>
            </table:change-track-table-cell>
          </table:previous>
        </table:cell-content-change>
        <table:cell-content-change table:id="ct406">
          <table:cell-address table:column="4" table:row="151" table:table="0"/>
          <office:change-info>
            <dc:creator> </dc:creator>
            <dc:date>2023-02-25T06:09:18.421000000</dc:date>
          </office:change-info>
          <table:previous table:id="ct405">
            <table:change-track-table-cell office:value-type="string">
              <text:p>mooninmonth</text:p>
            </table:change-track-table-cell>
          </table:previous>
        </table:cell-content-change>
        <table:cell-content-change table:id="ct407">
          <table:cell-address table:column="4" table:row="151" table:table="0"/>
          <office:change-info>
            <dc:creator> </dc:creator>
            <dc:date>2023-02-25T06:09:18.422000000</dc:date>
          </office:change-info>
          <table:previous table:id="ct406">
            <table:change-track-table-cell office:value-type="string">
              <text:p>moonInMonth</text:p>
            </table:change-track-table-cell>
          </table:previous>
        </table:cell-content-change>
        <table:cell-content-change table:id="ct408">
          <table:cell-address table:column="4" table:row="152" table:table="0"/>
          <office:change-info>
            <dc:creator> </dc:creator>
            <dc:date>2023-02-25T06:09:31.648000000</dc:date>
          </office:change-info>
          <table:previous>
            <table:change-track-table-cell office:value-type="string">
              <text:p>mooninmonth</text:p>
            </table:change-track-table-cell>
          </table:previous>
        </table:cell-content-change>
        <table:cell-content-change table:id="ct409">
          <table:cell-address table:column="4" table:row="152" table:table="0"/>
          <office:change-info>
            <dc:creator> </dc:creator>
            <dc:date>2023-02-25T06:09:31.649000000</dc:date>
          </office:change-info>
          <table:previous table:id="ct408">
            <table:change-track-table-cell office:value-type="string">
              <text:p>moonInMonth</text:p>
            </table:change-track-table-cell>
          </table:previous>
        </table:cell-content-change>
        <table:cell-content-change table:id="ct410">
          <table:cell-address table:column="4" table:row="5" table:table="0"/>
          <office:change-info>
            <dc:creator> </dc:creator>
            <dc:date>2023-02-25T06:10:07.549000000</dc:date>
          </office:change-info>
          <table:previous table:id="ct286">
            <table:change-track-table-cell office:value-type="string">
              <text:p>fixedWeekend</text:p>
            </table:change-track-table-cell>
          </table:previous>
        </table:cell-content-change>
        <table:cell-content-change table:id="ct411">
          <table:cell-address table:column="4" table:row="6" table:table="0"/>
          <office:change-info>
            <dc:creator> </dc:creator>
            <dc:date>2023-02-25T06:10:07.549000000</dc:date>
          </office:change-info>
          <table:previous table:id="ct287">
            <table:change-track-table-cell office:value-type="string">
              <text:p>fixedWeekend</text:p>
            </table:change-track-table-cell>
          </table:previous>
        </table:cell-content-change>
        <table:cell-content-change table:id="ct412">
          <table:cell-address table:column="4" table:row="12" table:table="0"/>
          <office:change-info>
            <dc:creator> </dc:creator>
            <dc:date>2023-02-25T06:10:07.549000000</dc:date>
          </office:change-info>
          <table:previous table:id="ct305">
            <table:change-track-table-cell office:value-type="string">
              <text:p>fixedWeekend</text:p>
            </table:change-track-table-cell>
          </table:previous>
        </table:cell-content-change>
        <table:cell-content-change table:id="ct413">
          <table:cell-address table:column="4" table:row="41" table:table="0"/>
          <office:change-info>
            <dc:creator> </dc:creator>
            <dc:date>2023-02-25T06:10:07.549000000</dc:date>
          </office:change-info>
          <table:previous table:id="ct381">
            <table:change-track-table-cell office:value-type="string">
              <text:p>fixedWeekend</text:p>
            </table:change-track-table-cell>
          </table:previous>
        </table:cell-content-change>
        <table:cell-content-change table:id="ct414">
          <table:cell-address table:column="4" table:row="88" table:table="0"/>
          <office:change-info>
            <dc:creator> </dc:creator>
            <dc:date>2023-02-25T06:10:07.549000000</dc:date>
          </office:change-info>
          <table:previous table:id="ct395">
            <table:change-track-table-cell office:value-type="string">
              <text:p>fixedWeekend</text:p>
            </table:change-track-table-cell>
          </table:previous>
        </table:cell-content-change>
        <table:cell-content-change table:id="ct415">
          <table:cell-address table:column="4" table:row="136" table:table="0"/>
          <office:change-info>
            <dc:creator> </dc:creator>
            <dc:date>2023-02-25T06:10:07.549000000</dc:date>
          </office:change-info>
          <table:previous table:id="ct367">
            <table:change-track-table-cell office:value-type="string">
              <text:p>fixedWeekend</text:p>
            </table:change-track-table-cell>
          </table:previous>
        </table:cell-content-change>
        <table:cell-content-change table:id="ct416">
          <table:cell-address table:column="8" table:row="6" table:table="0"/>
          <office:change-info>
            <dc:creator> </dc:creator>
            <dc:date>2023-02-25T06:17:16.332000000</dc:date>
          </office:change-info>
          <table:previous table:id="ct403">
            <table:change-track-table-cell office:value-type="float" office:value="-1"/>
          </table:previous>
        </table:cell-content-change>
        <table:insertion table:id="ct417" table:type="row" table:position="164" table:table="0">
          <office:change-info>
            <dc:creator> </dc:creator>
            <dc:date>2023-02-25T06:39:24.212000000</dc:date>
          </office:change-info>
          <table:dependencies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</table:dependencies>
        </table:insertion>
        <table:cell-content-change table:id="ct418">
          <table:cell-address table:column="1" table:row="164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19">
          <table:cell-address table:column="2" table:row="164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0">
          <table:cell-address table:column="3" table:row="164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1">
          <table:cell-address table:column="4" table:row="164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2">
          <table:cell-address table:column="6" table:row="164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3">
          <table:cell-address table:column="7" table:row="164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4">
          <table:cell-address table:column="8" table:row="164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5">
          <table:cell-address table:column="9" table:row="164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6">
          <table:cell-address table:column="13" table:row="164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7">
          <table:cell-address table:column="15" table:row="164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8">
          <table:cell-address table:column="16" table:row="164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9">
          <table:cell-address table:column="1" table:row="164" table:table="0"/>
          <office:change-info>
            <dc:creator> </dc:creator>
            <dc:date>2023-02-25T06:39:39.836000000</dc:date>
          </office:change-info>
          <table:previous table:id="ct418">
            <table:change-track-table-cell office:value-type="string">
              <text:p>Eidgenössischer Dank-, Buss- und Bettag</text:p>
            </table:change-track-table-cell>
          </table:previous>
        </table:cell-content-change>
        <table:cell-content-change table:id="ct430">
          <table:cell-address table:column="3" table:row="164" table:table="0"/>
          <office:change-info>
            <dc:creator> </dc:creator>
            <dc:date>2023-02-25T06:39:52.204000000</dc:date>
          </office:change-info>
          <table:previous table:id="ct420">
            <table:change-track-table-cell office:value-type="string">
              <text:p>greg-ch-thanksPrayerAndRepentance</text:p>
            </table:change-track-table-cell>
          </table:previous>
        </table:cell-content-change>
        <table:cell-content-change table:id="ct431">
          <table:cell-address table:column="2" table:row="164" table:table="0"/>
          <office:change-info>
            <dc:creator> </dc:creator>
            <dc:date>2023-02-25T06:39:58.917000000</dc:date>
          </office:change-info>
          <table:previous table:id="ct419">
            <table:change-track-table-cell office:value-type="string">
              <text:p>LLL:EXT:timer/Resources/Private/Language/locallang_cal.xlf:calendarDate.cult.greg.ch.dayOfThanksPrayerAndRepentance</text:p>
            </table:change-track-table-cell>
          </table:previous>
        </table:cell-content-change>
        <table:cell-content-change table:id="ct432">
          <table:cell-address table:column="9" table:row="164" table:table="0"/>
          <office:change-info>
            <dc:creator> </dc:creator>
            <dc:date>2023-02-25T06:40:06.860000000</dc:date>
          </office:change-info>
          <table:previous table:id="ct425">
            <table:change-track-table-cell office:value-type="float" office:value="3"/>
          </table:previous>
        </table:cell-content-change>
        <table:cell-content-change table:id="ct433">
          <table:cell-address table:column="10" table:row="164" table:table="0"/>
          <office:change-info>
            <dc:creator> </dc:creator>
            <dc:date>2023-02-25T06:40:24.250000000</dc:date>
          </office:change-info>
          <table:previous>
            <table:change-track-table-cell/>
          </table:previous>
        </table:cell-content-change>
        <table:cell-content-change table:id="ct434">
          <table:cell-address table:column="18" table:row="164" table:table="0"/>
          <office:change-info>
            <dc:creator> </dc:creator>
            <dc:date>2023-02-25T06:42:58.691000000</dc:date>
          </office:change-info>
          <table:previous>
            <table:change-track-table-cell/>
          </table:previous>
        </table:cell-content-change>
        <table:cell-content-change table:id="ct435">
          <table:cell-address table:column="5" table:row="12" table:table="0"/>
          <office:change-info>
            <dc:creator> </dc:creator>
            <dc:date>2023-02-25T06:44:54.256000000</dc:date>
          </office:change-info>
          <table:previous table:id="ct301">
            <table:change-track-table-cell office:value-type="float" office:value="0"/>
          </table:previous>
        </table:cell-content-change>
        <table:cell-content-change table:id="ct436">
          <table:cell-address table:column="6" table:row="12" table:table="0"/>
          <office:change-info>
            <dc:creator> </dc:creator>
            <dc:date>2023-02-25T06:44:55.027000000</dc:date>
          </office:change-info>
          <table:previous table:id="ct302">
            <table:change-track-table-cell office:value-type="float" office:value="0"/>
          </table:previous>
        </table:cell-content-change>
        <table:cell-content-change table:id="ct437">
          <table:cell-address table:column="15" table:row="12" table:table="0"/>
          <office:change-info>
            <dc:creator> </dc:creator>
            <dc:date>2023-02-25T06:45:01.986000000</dc:date>
          </office:change-info>
          <table:previous>
            <table:change-track-table-cell/>
          </table:previous>
        </table:cell-content-change>
        <table:cell-content-change table:id="ct438">
          <table:cell-address table:column="16" table:row="12" table:table="0"/>
          <office:change-info>
            <dc:creator> </dc:creator>
            <dc:date>2023-02-25T06:45:06.703000000</dc:date>
          </office:change-info>
          <table:previous>
            <table:change-track-table-cell/>
          </table:previous>
        </table:cell-content-change>
        <table:cell-content-change table:id="ct439">
          <table:cell-address table:column="17" table:row="12" table:table="0"/>
          <office:change-info>
            <dc:creator> </dc:creator>
            <dc:date>2023-02-25T06:45:10.091000000</dc:date>
          </office:change-info>
          <table:previous>
            <table:change-track-table-cell/>
          </table:previous>
        </table:cell-content-change>
        <table:cell-content-change table:id="ct440">
          <table:cell-address table:column="8" table:row="6" table:table="0"/>
          <office:change-info>
            <dc:creator> </dc:creator>
            <dc:date>2023-02-25T06:47:16.571000000</dc:date>
          </office:change-info>
          <table:previous table:id="ct416">
            <table:change-track-table-cell office:value-type="float" office:value="1"/>
          </table:previous>
        </table:cell-content-change>
        <table:cell-content-change table:id="ct441">
          <table:cell-address table:column="8" table:row="12" table:table="0"/>
          <office:change-info>
            <dc:creator> </dc:creator>
            <dc:date>2023-02-25T06:47:30.934000000</dc:date>
          </office:change-info>
          <table:previous>
            <table:change-track-table-cell/>
          </table:previous>
        </table:cell-content-change>
        <table:cell-content-change table:id="ct442">
          <table:cell-address table:column="8" table:row="5" table:table="0"/>
          <office:change-info>
            <dc:creator> </dc:creator>
            <dc:date>2023-02-25T06:47:33.017000000</dc:date>
          </office:change-info>
          <table:previous>
            <table:change-track-table-cell/>
          </table:previous>
        </table:cell-content-change>
        <table:cell-content-change table:id="ct443">
          <table:cell-address table:column="9" table:row="6" table:table="0"/>
          <office:change-info>
            <dc:creator> </dc:creator>
            <dc:date>2023-02-25T06:47:35.209000000</dc:date>
          </office:change-info>
          <table:previous>
            <table:change-track-table-cell/>
          </table:previous>
        </table:cell-content-change>
        <table:cell-content-change table:id="ct444">
          <table:cell-address table:column="8" table:row="41" table:table="0"/>
          <office:change-info>
            <dc:creator> </dc:creator>
            <dc:date>2023-02-25T06:47:43.342000000</dc:date>
          </office:change-info>
          <table:previous>
            <table:change-track-table-cell/>
          </table:previous>
        </table:cell-content-change>
        <table:cell-content-change table:id="ct445">
          <table:cell-address table:column="8" table:row="88" table:table="0"/>
          <office:change-info>
            <dc:creator> </dc:creator>
            <dc:date>2023-02-25T06:47:56.912000000</dc:date>
          </office:change-info>
          <table:previous>
            <table:change-track-table-cell/>
          </table:previous>
        </table:cell-content-change>
        <table:cell-content-change table:id="ct446">
          <table:cell-address table:column="8" table:row="136" table:table="0"/>
          <office:change-info>
            <dc:creator> </dc:creator>
            <dc:date>2023-02-25T06:48:02.265000000</dc:date>
          </office:change-info>
          <table:previous>
            <table:change-track-table-cell/>
          </table:previous>
        </table:cell-content-change>
        <table:cell-content-change table:id="ct447">
          <table:cell-address table:column="9" table:row="136" table:table="0"/>
          <office:change-info>
            <dc:creator> </dc:creator>
            <dc:date>2023-02-25T06:49:58.589000000</dc:date>
          </office:change-info>
          <table:previous>
            <table:change-track-table-cell/>
          </table:previous>
        </table:cell-content-change>
        <table:cell-content-change table:id="ct448">
          <table:cell-address table:column="9" table:row="88" table:table="0"/>
          <office:change-info>
            <dc:creator> </dc:creator>
            <dc:date>2023-02-25T06:50:07.571000000</dc:date>
          </office:change-info>
          <table:previous>
            <table:change-track-table-cell/>
          </table:previous>
        </table:cell-content-change>
        <table:cell-content-change table:id="ct449">
          <table:cell-address table:column="9" table:row="41" table:table="0"/>
          <office:change-info>
            <dc:creator> </dc:creator>
            <dc:date>2023-02-25T06:50:19.122000000</dc:date>
          </office:change-info>
          <table:previous>
            <table:change-track-table-cell/>
          </table:previous>
        </table:cell-content-change>
        <table:cell-content-change table:id="ct450">
          <table:cell-address table:column="9" table:row="5" table:table="0"/>
          <office:change-info>
            <dc:creator> </dc:creator>
            <dc:date>2023-02-25T06:50:25.783000000</dc:date>
          </office:change-info>
          <table:previous>
            <table:change-track-table-cell/>
          </table:previous>
        </table:cell-content-change>
        <table:cell-content-change table:id="ct451">
          <table:cell-address table:column="10" table:row="6" table:table="0"/>
          <office:change-info>
            <dc:creator> </dc:creator>
            <dc:date>2023-02-25T06:50:31.786000000</dc:date>
          </office:change-info>
          <table:previous>
            <table:change-track-table-cell/>
          </table:previous>
        </table:cell-content-change>
        <table:cell-content-change table:id="ct452">
          <table:cell-address table:column="10" table:row="6" table:table="0"/>
          <office:change-info>
            <dc:creator> </dc:creator>
            <dc:date>2023-02-25T06:53:22.307000000</dc:date>
          </office:change-info>
          <table:previous table:id="ct451">
            <table:change-track-table-cell office:value-type="float" office:value="-1"/>
          </table:previous>
        </table:cell-content-change>
        <table:cell-content-change table:id="ct453">
          <table:cell-address table:column="8" table:row="5" table:table="0"/>
          <office:change-info>
            <dc:creator> </dc:creator>
            <dc:date>2023-02-25T06:56:52.244000000</dc:date>
          </office:change-info>
          <table:previous table:id="ct442">
            <table:change-track-table-cell office:value-type="float" office:value="6.7"/>
          </table:previous>
        </table:cell-content-change>
        <table:cell-content-change table:id="ct454">
          <table:cell-address table:column="9" table:row="5" table:table="0"/>
          <office:change-info>
            <dc:creator> </dc:creator>
            <dc:date>2023-02-25T06:56:52.244000000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455">
          <table:cell-address table:column="8" table:row="6" table:table="0"/>
          <office:change-info>
            <dc:creator> </dc:creator>
            <dc:date>2023-02-25T06:56:54.714000000</dc:date>
          </office:change-info>
          <table:previous table:id="ct440">
            <table:change-track-table-cell office:value-type="float" office:value="6.7"/>
          </table:previous>
        </table:cell-content-change>
        <table:cell-content-change table:id="ct456">
          <table:cell-address table:column="9" table:row="6" table:table="0"/>
          <office:change-info>
            <dc:creator> </dc:creator>
            <dc:date>2023-02-25T06:56:55.252000000</dc:date>
          </office:change-info>
          <table:previous table:id="ct443">
            <table:change-track-table-cell office:value-type="float" office:value="1"/>
          </table:previous>
        </table:cell-content-change>
        <table:cell-content-change table:id="ct457">
          <table:cell-address table:column="10" table:row="6" table:table="0"/>
          <office:change-info>
            <dc:creator> </dc:creator>
            <dc:date>2023-02-25T06:56:56.172000000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458">
          <table:cell-address table:column="8" table:row="12" table:table="0"/>
          <office:change-info>
            <dc:creator> </dc:creator>
            <dc:date>2023-02-25T06:57:05.852000000</dc:date>
          </office:change-info>
          <table:previous table:id="ct441">
            <table:change-track-table-cell office:value-type="float" office:value="6.7"/>
          </table:previous>
        </table:cell-content-change>
        <table:cell-content-change table:id="ct459">
          <table:cell-address table:column="8" table:row="41" table:table="0"/>
          <office:change-info>
            <dc:creator> </dc:creator>
            <dc:date>2023-02-25T06:57:10.213000000</dc:date>
          </office:change-info>
          <table:previous table:id="ct444">
            <table:change-track-table-cell office:value-type="float" office:value="6.7"/>
          </table:previous>
        </table:cell-content-change>
        <table:cell-content-change table:id="ct460">
          <table:cell-address table:column="9" table:row="41" table:table="0"/>
          <office:change-info>
            <dc:creator> </dc:creator>
            <dc:date>2023-02-25T06:57:10.213000000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461">
          <table:cell-address table:column="8" table:row="88" table:table="0"/>
          <office:change-info>
            <dc:creator> </dc:creator>
            <dc:date>2023-02-25T06:57:24.332000000</dc:date>
          </office:change-info>
          <table:previous table:id="ct445">
            <table:change-track-table-cell office:value-type="float" office:value="6.7"/>
          </table:previous>
        </table:cell-content-change>
        <table:cell-content-change table:id="ct462">
          <table:cell-address table:column="9" table:row="88" table:table="0"/>
          <office:change-info>
            <dc:creator> </dc:creator>
            <dc:date>2023-02-25T06:57:24.332000000</dc:date>
          </office:change-info>
          <table:previous table:id="ct448">
            <table:change-track-table-cell office:value-type="float" office:value="1"/>
          </table:previous>
        </table:cell-content-change>
        <table:cell-content-change table:id="ct463">
          <table:cell-address table:column="8" table:row="136" table:table="0"/>
          <office:change-info>
            <dc:creator> </dc:creator>
            <dc:date>2023-02-25T06:57:30.436000000</dc:date>
          </office:change-info>
          <table:previous table:id="ct446">
            <table:change-track-table-cell office:value-type="float" office:value="6.7"/>
          </table:previous>
        </table:cell-content-change>
        <table:cell-content-change table:id="ct464">
          <table:cell-address table:column="9" table:row="136" table:table="0"/>
          <office:change-info>
            <dc:creator> </dc:creator>
            <dc:date>2023-02-25T06:57:30.436000000</dc:date>
          </office:change-info>
          <table:previous table:id="ct447">
            <table:change-track-table-cell office:value-type="float" office:value="1"/>
          </table:previous>
        </table:cell-content-change>
        <table:cell-content-change table:id="ct465">
          <table:cell-address table:column="8" table:row="151" table:table="0"/>
          <office:change-info>
            <dc:creator> </dc:creator>
            <dc:date>2023-02-25T06:57:39.107000000</dc:date>
          </office:change-info>
          <table:previous>
            <table:change-track-table-cell office:value-type="string">
              <text:p>fullmoon</text:p>
            </table:change-track-table-cell>
          </table:previous>
        </table:cell-content-change>
        <table:cell-content-change table:id="ct466">
          <table:cell-address table:column="8" table:row="151" table:table="0"/>
          <office:change-info>
            <dc:creator> </dc:creator>
            <dc:date>2023-02-25T06:57:56.372000000</dc:date>
          </office:change-info>
          <table:previous table:id="ct465">
            <table:change-track-table-cell office:value-type="float" office:value="4"/>
          </table:previous>
        </table:cell-content-change>
        <table:cell-content-change table:id="ct467">
          <table:cell-address table:column="8" table:row="152" table:table="0"/>
          <office:change-info>
            <dc:creator> </dc:creator>
            <dc:date>2023-02-25T06:57:58.234000000</dc:date>
          </office:change-info>
          <table:previous>
            <table:change-track-table-cell office:value-type="string">
              <text:p>fullmoon</text:p>
            </table:change-track-table-cell>
          </table:previous>
        </table:cell-content-change>
        <table:cell-content-change table:id="ct468">
          <table:cell-address table:column="8" table:row="5" table:table="0"/>
          <office:change-info>
            <dc:creator> </dc:creator>
            <dc:date>2023-02-25T15:05:35.152000000</dc:date>
          </office:change-info>
          <table:previous table:id="ct453">
            <table:change-track-table-cell/>
          </table:previous>
        </table:cell-content-change>
        <table:cell-content-change table:id="ct469">
          <table:cell-address table:column="8" table:row="6" table:table="0"/>
          <office:change-info>
            <dc:creator> </dc:creator>
            <dc:date>2023-02-25T15:05:50.691000000</dc:date>
          </office:change-info>
          <table:previous table:id="ct455">
            <table:change-track-table-cell office:value-type="float" office:value="1"/>
          </table:previous>
        </table:cell-content-change>
        <table:cell-content-change table:id="ct470">
          <table:cell-address table:column="8" table:row="181" table:table="0"/>
          <office:change-info>
            <dc:creator> </dc:creator>
            <dc:date>2023-02-25T16:49:49.752000000</dc:date>
          </office:change-info>
          <table:previous>
            <table:change-track-table-cell/>
          </table:previous>
        </table:cell-content-change>
        <table:cell-content-change table:id="ct471">
          <table:cell-address table:column="8" table:row="181" table:table="0"/>
          <office:change-info>
            <dc:creator> </dc:creator>
            <dc:date>2023-02-25T16:49:55.484000000</dc:date>
          </office:change-info>
          <table:previous table:id="ct470">
            <table:change-track-table-cell table:cell-address="holidayList.I182" table:formula="of:=MOD(5784.19)" office:value-type="float" office:value="0"/>
          </table:previous>
        </table:cell-content-change>
        <table:cell-content-change table:id="ct472">
          <table:cell-address table:column="8" table:row="181" table:table="0"/>
          <office:change-info>
            <dc:creator> </dc:creator>
            <dc:date>2023-02-25T16:50:02.447000000</dc:date>
          </office:change-info>
          <table:previous>
            <table:change-track-table-cell/>
          </table:previous>
        </table:cell-content-change>
        <table:cell-content-change table:id="ct473">
          <table:cell-address table:column="4" table:row="174" table:table="0"/>
          <office:change-info>
            <dc:creator> </dc:creator>
            <dc:date>2023-02-25T16:50:52.804000000</dc:date>
          </office:change-info>
          <table:previous>
            <table:change-track-table-cell office:value-type="string">
              <text:p>jewishleapmonth</text:p>
            </table:change-track-table-cell>
          </table:previous>
        </table:cell-content-change>
        <table:cell-content-change table:id="ct474">
          <table:cell-address table:column="8" table:row="181" table:table="0"/>
          <office:change-info>
            <dc:creator> </dc:creator>
            <dc:date>2023-02-25T17:01:53.947000000</dc:date>
          </office:change-info>
          <table:previous table:id="ct471">
            <table:change-track-table-cell table:cell-address="holidayList.I182" table:formula="of:=MOD(5784;19)" office:value-type="float" office:value="8"/>
          </table:previous>
        </table:cell-content-change>
        <table:cell-content-change table:id="ct475">
          <table:cell-address table:column="8" table:row="181" table:table="0"/>
          <office:change-info>
            <dc:creator> </dc:creator>
            <dc:date>2023-02-25T17:01:53.952000000</dc:date>
          </office:change-info>
          <table:previous table:id="ct472">
            <table:change-track-table-cell office:value-type="string">
              <text:p>3., 6., 8., 11., 14., 17. und 19 </text:p>
            </table:change-track-table-cell>
          </table:previous>
        </table:cell-content-change>
        <table:deletion table:id="ct476" table:type="row" table:position="181" table:table="0" table:multi-deletion-spanned="5">
          <office:change-info>
            <dc:creator> </dc:creator>
            <dc:date>2023-02-25T17:02:10.368000000</dc:date>
          </office:change-info>
          <table:deletions>
            <table:change-deletion table:id="ct483"/>
          </table:deletions>
        </table:deletion>
        <table:deletion table:id="ct477" table:type="row" table:position="181" table:table="0">
          <office:change-info>
            <dc:creator> </dc:creator>
            <dc:date>2023-02-25T17:02:10.369000000</dc:date>
          </office:change-info>
          <table:deletions>
            <table:change-deletion table:id="ct476"/>
            <table:cell-content-deletion table:id="ct474">
              <table:change-track-table-cell/>
            </table:cell-content-deletion>
          </table:deletions>
        </table:deletion>
        <table:deletion table:id="ct478" table:type="row" table:position="181" table:table="0">
          <office:change-info>
            <dc:creator> </dc:creator>
            <dc:date>2023-02-25T17:02:10.369000000</dc:date>
          </office:change-info>
          <table:deletions>
            <table:change-deletion table:id="ct477"/>
            <table:cell-content-deletion table:id="ct475">
              <table:change-track-table-cell/>
            </table:cell-content-deletion>
          </table:deletions>
        </table:deletion>
        <table:deletion table:id="ct479" table:type="row" table:position="181" table:table="0">
          <office:change-info>
            <dc:creator> </dc:creator>
            <dc:date>2023-02-25T17:02:10.369000000</dc:date>
          </office:change-info>
          <table:deletions>
            <table:change-deletion table:id="ct478"/>
          </table:deletions>
        </table:deletion>
        <table:deletion table:id="ct480" table:type="row" table:position="181" table:table="0">
          <office:change-info>
            <dc:creator> </dc:creator>
            <dc:date>2023-02-25T17:02:10.369000000</dc:date>
          </office:change-info>
          <table:deletions>
            <table:change-deletion table:id="ct479"/>
          </table:deletions>
        </table:deletion>
        <table:deletion table:id="ct481" table:type="row" table:position="181" table:table="0" table:multi-deletion-spanned="3">
          <office:change-info>
            <dc:creator> </dc:creator>
            <dc:date>2023-02-26T07:35:53.435000000</dc:date>
          </office:change-info>
        </table:deletion>
        <table:deletion table:id="ct482" table:type="row" table:position="181" table:table="0">
          <office:change-info>
            <dc:creator> </dc:creator>
            <dc:date>2023-02-26T07:35:53.436000000</dc:date>
          </office:change-info>
          <table:deletions>
            <table:change-deletion table:id="ct481"/>
          </table:deletions>
        </table:deletion>
        <table:deletion table:id="ct483" table:type="row" table:position="181" table:table="0">
          <office:change-info>
            <dc:creator> </dc:creator>
            <dc:date>2023-02-26T07:35:53.436000000</dc:date>
          </office:change-info>
          <table:deletions>
            <table:change-deletion table:id="ct482"/>
          </table:deletions>
        </table:deletion>
        <table:insertion table:id="ct484" table:type="row" table:position="3" table:table="0">
          <office:change-info>
            <dc:creator> </dc:creator>
            <dc:date>2023-02-26T07:48:33.163000000</dc:date>
          </office:change-info>
          <table:dependencies>
            <table:dependency table:id="ct2534"/>
            <table:dependency table:id="ct1399"/>
            <table:dependency table:id="ct1397"/>
            <table:dependency table:id="ct1386"/>
            <table:dependency table:id="ct1383"/>
          </table:dependencies>
        </table:insertion>
        <table:cell-content-change table:id="ct485">
          <table:cell-address table:column="18" table:row="0" table:table="0"/>
          <office:change-info>
            <dc:creator> </dc:creator>
            <dc:date>2023-02-26T09:56:59.888000000</dc:date>
          </office:change-info>
          <table:previous table:id="ct27">
            <table:change-track-table-cell office:value-type="string">
              <text:p>add.freespecial</text:p>
            </table:change-track-table-cell>
          </table:previous>
        </table:cell-content-change>
        <table:cell-content-change table:id="ct486">
          <table:cell-address table:column="4" table:row="65" table:table="0"/>
          <office:change-info>
            <dc:creator> </dc:creator>
            <dc:date>2023-02-26T10:12:31.569000000</dc:date>
          </office:change-info>
          <table:previous>
            <table:change-track-table-cell/>
          </table:previous>
        </table:cell-content-change>
        <table:cell-content-change table:id="ct487">
          <table:cell-address table:column="16" table:row="7" table:table="0"/>
          <office:change-info>
            <dc:creator> </dc:creator>
            <dc:date>2023-03-02T05:17:52.267000000</dc:date>
          </office:change-info>
          <table:previous table:id="ct261">
            <table:change-track-table-cell office:value-type="string">
              <text:p>de_DE,fr_FR</text:p>
            </table:change-track-table-cell>
          </table:previous>
        </table:cell-content-change>
        <table:cell-content-change table:id="ct488">
          <table:cell-address table:column="17" table:row="7" table:table="0"/>
          <office:change-info>
            <dc:creator> </dc:creator>
            <dc:date>2023-03-02T05:17:58.299000000</dc:date>
          </office:change-info>
          <table:previous table:id="ct21">
            <table:change-track-table-cell office:value-type="string">
              <text:p>de_DE,fr_FR </text:p>
            </table:change-track-table-cell>
          </table:previous>
        </table:cell-content-change>
        <table:cell-content-change table:id="ct489">
          <table:cell-address table:column="16" table:row="13" table:table="0"/>
          <office:change-info>
            <dc:creator> </dc:creator>
            <dc:date>2023-03-02T05:22:15.053000000</dc:date>
          </office:change-info>
          <table:previous table:id="ct263">
            <table:change-track-table-cell office:value-type="string">
              <text:p>de_DE,fr_FR</text:p>
            </table:change-track-table-cell>
          </table:previous>
        </table:cell-content-change>
        <table:cell-content-change table:id="ct490">
          <table:cell-address table:column="16" table:row="13" table:table="0"/>
          <office:change-info>
            <dc:creator> </dc:creator>
            <dc:date>2023-03-02T05:22:37.695000000</dc:date>
          </office:change-info>
          <table:previous table:id="ct489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1">
          <table:cell-address table:column="17" table:row="13" table:table="0"/>
          <office:change-info>
            <dc:creator> </dc:creator>
            <dc:date>2023-03-02T05:22:46.310000000</dc:date>
          </office:change-info>
          <table:previous table:id="ct34">
            <table:change-track-table-cell office:value-type="string">
              <text:p>de_DE,fr_FR </text:p>
            </table:change-track-table-cell>
          </table:previous>
        </table:cell-content-change>
        <table:cell-content-change table:id="ct492">
          <table:cell-address table:column="16" table:row="48" table:table="0"/>
          <office:change-info>
            <dc:creator> </dc:creator>
            <dc:date>2023-03-02T05:23:03.391000000</dc:date>
          </office:change-info>
          <table:previous table:id="ct307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3">
          <table:cell-address table:column="17" table:row="48" table:table="0"/>
          <office:change-info>
            <dc:creator> </dc:creator>
            <dc:date>2023-03-02T05:23:09.414000000</dc:date>
          </office:change-info>
          <table:previous table:id="ct308">
            <table:change-track-table-cell office:value-type="string">
              <text:p>de_DE,en_GB</text:p>
            </table:change-track-table-cell>
          </table:previous>
        </table:cell-content-change>
        <table:cell-content-change table:id="ct494">
          <table:cell-address table:column="16" table:row="49" table:table="0"/>
          <office:change-info>
            <dc:creator> </dc:creator>
            <dc:date>2023-03-02T05:23:40.441000000</dc:date>
          </office:change-info>
          <table:previous table:id="ct309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5">
          <table:cell-address table:column="17" table:row="49" table:table="0"/>
          <office:change-info>
            <dc:creator> </dc:creator>
            <dc:date>2023-03-02T05:23:44.665000000</dc:date>
          </office:change-info>
          <table:previous table:id="ct310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6">
          <table:cell-address table:column="16" table:row="50" table:table="0"/>
          <office:change-info>
            <dc:creator> </dc:creator>
            <dc:date>2023-03-02T05:23:50.322000000</dc:date>
          </office:change-info>
          <table:previous table:id="ct311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497">
          <table:cell-address table:column="17" table:row="50" table:table="0"/>
          <office:change-info>
            <dc:creator> </dc:creator>
            <dc:date>2023-03-02T05:23:57.005000000</dc:date>
          </office:change-info>
          <table:previous table:id="ct312">
            <table:change-track-table-cell office:value-type="string">
              <text:p>de_DE,fr_FR,en_GB</text:p>
            </table:change-track-table-cell>
          </table:previous>
        </table:cell-content-change>
        <table:insertion table:id="ct498" table:type="row" table:position="45" table:table="0">
          <office:change-info>
            <dc:creator> </dc:creator>
            <dc:date>2023-03-02T05:24:06.179000000</dc:date>
          </office:change-info>
          <table:dependencies>
            <table:dependency table:id="ct2871"/>
            <table:dependency table:id="ct2870"/>
            <table:dependency table:id="ct1578"/>
            <table:dependency table:id="ct511"/>
            <table:dependency table:id="ct510"/>
            <table:dependency table:id="ct509"/>
            <table:dependency table:id="ct508"/>
            <table:dependency table:id="ct507"/>
            <table:dependency table:id="ct506"/>
            <table:dependency table:id="ct505"/>
            <table:dependency table:id="ct504"/>
            <table:dependency table:id="ct503"/>
            <table:dependency table:id="ct502"/>
            <table:dependency table:id="ct501"/>
            <table:dependency table:id="ct500"/>
            <table:dependency table:id="ct499"/>
          </table:dependencies>
        </table:insertion>
        <table:cell-content-change table:id="ct499">
          <table:cell-address table:column="1" table:row="45" table:table="0"/>
          <office:change-info>
            <dc:creator> </dc:creator>
            <dc:date>2023-03-02T05:24:13.322000000</dc:date>
          </office:change-info>
          <table:previous>
            <table:change-track-table-cell/>
          </table:previous>
        </table:cell-content-change>
        <table:cell-content-change table:id="ct500">
          <table:cell-address table:column="2" table:row="45" table:table="0"/>
          <office:change-info>
            <dc:creator> </dc:creator>
            <dc:date>2023-03-02T05:24:33.394000000</dc:date>
          </office:change-info>
          <table:previous>
            <table:change-track-table-cell/>
          </table:previous>
        </table:cell-content-change>
        <table:cell-content-change table:id="ct501">
          <table:cell-address table:column="3" table:row="45" table:table="0"/>
          <office:change-info>
            <dc:creator> </dc:creator>
            <dc:date>2023-03-02T05:24:43.096000000</dc:date>
          </office:change-info>
          <table:previous>
            <table:change-track-table-cell/>
          </table:previous>
        </table:cell-content-change>
        <table:cell-content-change table:id="ct502">
          <table:cell-address table:column="4" table:row="45" table:table="0"/>
          <office:change-info>
            <dc:creator> </dc:creator>
            <dc:date>2023-03-02T05:24:53.121000000</dc:date>
          </office:change-info>
          <table:previous>
            <table:change-track-table-cell/>
          </table:previous>
        </table:cell-content-change>
        <table:cell-content-change table:id="ct503">
          <table:cell-address table:column="7" table:row="45" table:table="0"/>
          <office:change-info>
            <dc:creator> </dc:creator>
            <dc:date>2023-03-02T05:24:57.043000000</dc:date>
          </office:change-info>
          <table:previous>
            <table:change-track-table-cell/>
          </table:previous>
        </table:cell-content-change>
        <table:cell-content-change table:id="ct504">
          <table:cell-address table:column="9" table:row="45" table:table="0"/>
          <office:change-info>
            <dc:creator> </dc:creator>
            <dc:date>2023-03-02T05:24:59.692000000</dc:date>
          </office:change-info>
          <table:previous>
            <table:change-track-table-cell/>
          </table:previous>
        </table:cell-content-change>
        <table:cell-content-change table:id="ct505">
          <table:cell-address table:column="13" table:row="45" table:table="0"/>
          <office:change-info>
            <dc:creator> </dc:creator>
            <dc:date>2023-03-02T05:25:03.802000000</dc:date>
          </office:change-info>
          <table:previous>
            <table:change-track-table-cell/>
          </table:previous>
        </table:cell-content-change>
        <table:cell-content-change table:id="ct506">
          <table:cell-address table:column="14" table:row="45" table:table="0"/>
          <office:change-info>
            <dc:creator> </dc:creator>
            <dc:date>2023-03-02T05:25:07.376000000</dc:date>
          </office:change-info>
          <table:previous>
            <table:change-track-table-cell/>
          </table:previous>
        </table:cell-content-change>
        <table:cell-content-change table:id="ct507">
          <table:cell-address table:column="15" table:row="45" table:table="0"/>
          <office:change-info>
            <dc:creator> </dc:creator>
            <dc:date>2023-03-02T05:25:09.905000000</dc:date>
          </office:change-info>
          <table:previous>
            <table:change-track-table-cell/>
          </table:previous>
        </table:cell-content-change>
        <table:cell-content-change table:id="ct508">
          <table:cell-address table:column="16" table:row="45" table:table="0"/>
          <office:change-info>
            <dc:creator> </dc:creator>
            <dc:date>2023-03-02T05:25:11.109000000</dc:date>
          </office:change-info>
          <table:previous>
            <table:change-track-table-cell/>
          </table:previous>
        </table:cell-content-change>
        <table:cell-content-change table:id="ct509">
          <table:cell-address table:column="16" table:row="45" table:table="0"/>
          <office:change-info>
            <dc:creator> </dc:creator>
            <dc:date>2023-03-02T05:25:12.491000000</dc:date>
          </office:change-info>
          <table:previous table:id="ct508">
            <table:change-track-table-cell office:value-type="string">
              <text:p>LLL:EXT:timer/Resources/Private/Language/locallang_cal.xlf:calendarDate.christ.greg.goodfriday</text:p>
            </table:change-track-table-cell>
          </table:previous>
        </table:cell-content-change>
        <table:cell-content-change table:id="ct510">
          <table:cell-address table:column="16" table:row="45" table:table="0"/>
          <office:change-info>
            <dc:creator> </dc:creator>
            <dc:date>2023-03-02T05:25:19.293000000</dc:date>
          </office:change-info>
          <table:previous table:id="ct509">
            <table:change-track-table-cell/>
          </table:previous>
        </table:cell-content-change>
        <table:cell-content-change table:id="ct511">
          <table:cell-address table:column="17" table:row="45" table:table="0"/>
          <office:change-info>
            <dc:creator> </dc:creator>
            <dc:date>2023-03-02T05:25:20.708000000</dc:date>
          </office:change-info>
          <table:previous>
            <table:change-track-table-cell/>
          </table:previous>
        </table:cell-content-change>
        <table:cell-content-change table:id="ct512">
          <table:cell-address table:column="16" table:row="59" table:table="0"/>
          <office:change-info>
            <dc:creator> </dc:creator>
            <dc:date>2023-03-02T05:25:55.740000000</dc:date>
          </office:change-info>
          <table:previous table:id="ct53">
            <table:change-track-table-cell office:value-type="string">
              <text:p>de_DE,fr_FR </text:p>
            </table:change-track-table-cell>
          </table:previous>
        </table:cell-content-change>
        <table:cell-content-change table:id="ct513">
          <table:cell-address table:column="17" table:row="59" table:table="0"/>
          <office:change-info>
            <dc:creator> </dc:creator>
            <dc:date>2023-03-02T05:26:00.052000000</dc:date>
          </office:change-info>
          <table:previous table:id="ct54">
            <table:change-track-table-cell office:value-type="string">
              <text:p>de_DE,fr_FR </text:p>
            </table:change-track-table-cell>
          </table:previous>
        </table:cell-content-change>
        <table:insertion table:id="ct514" table:type="row" table:position="92" table:table="0">
          <office:change-info>
            <dc:creator> </dc:creator>
            <dc:date>2023-03-02T05:28:19.202000000</dc:date>
          </office:change-info>
          <table:dependencies>
            <table:dependency table:id="ct2585"/>
            <table:dependency table:id="ct1327"/>
            <table:dependency table:id="ct1299"/>
            <table:dependency table:id="ct1241"/>
            <table:dependency table:id="ct1238"/>
            <table:dependency table:id="ct1237"/>
            <table:dependency table:id="ct1234"/>
            <table:dependency table:id="ct988"/>
            <table:dependency table:id="ct984"/>
            <table:dependency table:id="ct563"/>
            <table:dependency table:id="ct548"/>
            <table:dependency table:id="ct547"/>
            <table:dependency table:id="ct546"/>
            <table:dependency table:id="ct545"/>
            <table:dependency table:id="ct544"/>
            <table:dependency table:id="ct543"/>
            <table:dependency table:id="ct542"/>
            <table:dependency table:id="ct541"/>
            <table:dependency table:id="ct540"/>
            <table:dependency table:id="ct539"/>
            <table:dependency table:id="ct538"/>
            <table:dependency table:id="ct537"/>
            <table:dependency table:id="ct519"/>
            <table:dependency table:id="ct518"/>
            <table:dependency table:id="ct517"/>
            <table:dependency table:id="ct516"/>
            <table:dependency table:id="ct515"/>
          </table:dependencies>
        </table:insertion>
        <table:cell-content-change table:id="ct515">
          <table:cell-address table:column="5" table:row="92" table:table="0"/>
          <office:change-info>
            <dc:creator> </dc:creator>
            <dc:date>2023-03-02T05:28:22.502000000</dc:date>
          </office:change-info>
          <table:previous>
            <table:change-track-table-cell/>
          </table:previous>
        </table:cell-content-change>
        <table:cell-content-change table:id="ct516">
          <table:cell-address table:column="6" table:row="92" table:table="0"/>
          <office:change-info>
            <dc:creator> </dc:creator>
            <dc:date>2023-03-02T05:28:24.073000000</dc:date>
          </office:change-info>
          <table:previous>
            <table:change-track-table-cell/>
          </table:previous>
        </table:cell-content-change>
        <table:cell-content-change table:id="ct517">
          <table:cell-address table:column="7" table:row="92" table:table="0"/>
          <office:change-info>
            <dc:creator> </dc:creator>
            <dc:date>2023-03-02T05:28:27.018000000</dc:date>
          </office:change-info>
          <table:previous>
            <table:change-track-table-cell/>
          </table:previous>
        </table:cell-content-change>
        <table:cell-content-change table:id="ct518">
          <table:cell-address table:column="4" table:row="92" table:table="0"/>
          <office:change-info>
            <dc:creator> </dc:creator>
            <dc:date>2023-03-02T05:28:30.615000000</dc:date>
          </office:change-info>
          <table:previous>
            <table:change-track-table-cell/>
          </table:previous>
        </table:cell-content-change>
        <table:cell-content-change table:id="ct519">
          <table:cell-address table:column="4" table:row="92" table:table="0"/>
          <office:change-info>
            <dc:creator> </dc:creator>
            <dc:date>2023-03-02T06:15:56.258000000</dc:date>
          </office:change-info>
          <table:previous table:id="ct518">
            <table:change-track-table-cell office:value-type="string">
              <text:p>fixed</text:p>
            </table:change-track-table-cell>
          </table:previous>
        </table:cell-content-change>
        <table:cell-content-change table:id="ct520">
          <table:cell-address table:column="16" table:row="50" table:table="0"/>
          <office:change-info>
            <dc:creator> </dc:creator>
            <dc:date>2023-03-02T06:16:33.957000000</dc:date>
          </office:change-info>
          <table:previous table:id="ct496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521">
          <table:cell-address table:column="17" table:row="50" table:table="0"/>
          <office:change-info>
            <dc:creator> </dc:creator>
            <dc:date>2023-03-02T06:16:41.094000000</dc:date>
          </office:change-info>
          <table:previous table:id="ct497">
            <table:change-track-table-cell office:value-type="string">
              <text:p>de_DE,fr_FR,en_GB,es_CR</text:p>
            </table:change-track-table-cell>
          </table:previous>
        </table:cell-content-change>
        <table:insertion table:id="ct522" table:type="row" table:position="52" table:table="0">
          <office:change-info>
            <dc:creator> </dc:creator>
            <dc:date>2023-03-02T06:16:43.830000000</dc:date>
          </office:change-info>
          <table:dependencies>
            <table:dependency table:id="ct2641"/>
            <table:dependency table:id="ct2584"/>
            <table:dependency table:id="ct1318"/>
            <table:dependency table:id="ct1289"/>
            <table:dependency table:id="ct1208"/>
            <table:dependency table:id="ct1207"/>
            <table:dependency table:id="ct1206"/>
            <table:dependency table:id="ct1205"/>
            <table:dependency table:id="ct1204"/>
            <table:dependency table:id="ct995"/>
            <table:dependency table:id="ct989"/>
            <table:dependency table:id="ct536"/>
            <table:dependency table:id="ct535"/>
            <table:dependency table:id="ct534"/>
            <table:dependency table:id="ct533"/>
            <table:dependency table:id="ct532"/>
            <table:dependency table:id="ct531"/>
            <table:dependency table:id="ct530"/>
            <table:dependency table:id="ct529"/>
            <table:dependency table:id="ct528"/>
            <table:dependency table:id="ct527"/>
            <table:dependency table:id="ct526"/>
            <table:dependency table:id="ct525"/>
            <table:dependency table:id="ct524"/>
            <table:dependency table:id="ct523"/>
          </table:dependencies>
        </table:insertion>
        <table:cell-content-change table:id="ct523">
          <table:cell-address table:column="5" table:row="52" table:table="0"/>
          <office:change-info>
            <dc:creator> </dc:creator>
            <dc:date>2023-03-02T06:16:49.611000000</dc:date>
          </office:change-info>
          <table:previous>
            <table:change-track-table-cell/>
          </table:previous>
        </table:cell-content-change>
        <table:cell-content-change table:id="ct524">
          <table:cell-address table:column="6" table:row="52" table:table="0"/>
          <office:change-info>
            <dc:creator> </dc:creator>
            <dc:date>2023-03-02T06:16:52.068000000</dc:date>
          </office:change-info>
          <table:previous>
            <table:change-track-table-cell/>
          </table:previous>
        </table:cell-content-change>
        <table:cell-content-change table:id="ct525">
          <table:cell-address table:column="7" table:row="52" table:table="0"/>
          <office:change-info>
            <dc:creator> </dc:creator>
            <dc:date>2023-03-02T06:16:55.099000000</dc:date>
          </office:change-info>
          <table:previous>
            <table:change-track-table-cell/>
          </table:previous>
        </table:cell-content-change>
        <table:cell-content-change table:id="ct526">
          <table:cell-address table:column="3" table:row="52" table:table="0"/>
          <office:change-info>
            <dc:creator> </dc:creator>
            <dc:date>2023-03-02T06:17:09.050000000</dc:date>
          </office:change-info>
          <table:previous>
            <table:change-track-table-cell/>
          </table:previous>
        </table:cell-content-change>
        <table:cell-content-change table:id="ct527">
          <table:cell-address table:column="1" table:row="52" table:table="0"/>
          <office:change-info>
            <dc:creator> </dc:creator>
            <dc:date>2023-03-02T06:17:10.170000000</dc:date>
          </office:change-info>
          <table:previous>
            <table:change-track-table-cell/>
          </table:previous>
        </table:cell-content-change>
        <table:cell-content-change table:id="ct528">
          <table:cell-address table:column="1" table:row="52" table:table="0"/>
          <office:change-info>
            <dc:creator> </dc:creator>
            <dc:date>2023-03-02T06:17:17.493000000</dc:date>
          </office:change-info>
          <table:previous table:id="ct527">
            <table:change-track-table-cell office:value-type="string">
              <text:p>(Juan Santamaría Day), </text:p>
            </table:change-track-table-cell>
          </table:previous>
        </table:cell-content-change>
        <table:cell-content-change table:id="ct529">
          <table:cell-address table:column="3" table:row="52" table:table="0"/>
          <office:change-info>
            <dc:creator> </dc:creator>
            <dc:date>2023-03-02T06:17:31.196000000</dc:date>
          </office:change-info>
          <table:previous table:id="ct526">
            <table:change-track-table-cell office:value-type="string">
              <text:p>greg-allSaintsDay</text:p>
            </table:change-track-table-cell>
          </table:previous>
        </table:cell-content-change>
        <table:cell-content-change table:id="ct530">
          <table:cell-address table:column="4" table:row="52" table:table="0"/>
          <office:change-info>
            <dc:creator> </dc:creator>
            <dc:date>2023-03-02T06:17:38.421000000</dc:date>
          </office:change-info>
          <table:previous>
            <table:change-track-table-cell/>
          </table:previous>
        </table:cell-content-change>
        <table:cell-content-change table:id="ct531">
          <table:cell-address table:column="13" table:row="52" table:table="0"/>
          <office:change-info>
            <dc:creator> </dc:creator>
            <dc:date>2023-03-02T06:17:45.814000000</dc:date>
          </office:change-info>
          <table:previous>
            <table:change-track-table-cell/>
          </table:previous>
        </table:cell-content-change>
        <table:cell-content-change table:id="ct532">
          <table:cell-address table:column="15" table:row="52" table:table="0"/>
          <office:change-info>
            <dc:creator> </dc:creator>
            <dc:date>2023-03-02T06:17:48.870000000</dc:date>
          </office:change-info>
          <table:previous>
            <table:change-track-table-cell/>
          </table:previous>
        </table:cell-content-change>
        <table:cell-content-change table:id="ct533">
          <table:cell-address table:column="16" table:row="52" table:table="0"/>
          <office:change-info>
            <dc:creator> </dc:creator>
            <dc:date>2023-03-02T06:17:52.651000000</dc:date>
          </office:change-info>
          <table:previous>
            <table:change-track-table-cell/>
          </table:previous>
        </table:cell-content-change>
        <table:cell-content-change table:id="ct534">
          <table:cell-address table:column="16" table:row="52" table:table="0"/>
          <office:change-info>
            <dc:creator> </dc:creator>
            <dc:date>2023-03-02T06:18:04.501000000</dc:date>
          </office:change-info>
          <table:previous table:id="ct533">
            <table:change-track-table-cell office:value-type="string">
              <text:p>(Juan Santamaría Day), </text:p>
            </table:change-track-table-cell>
          </table:previous>
        </table:cell-content-change>
        <table:cell-content-change table:id="ct535">
          <table:cell-address table:column="17" table:row="52" table:table="0"/>
          <office:change-info>
            <dc:creator> </dc:creator>
            <dc:date>2023-03-02T06:18:08.821000000</dc:date>
          </office:change-info>
          <table:previous>
            <table:change-track-table-cell/>
          </table:previous>
        </table:cell-content-change>
        <table:cell-content-change table:id="ct536">
          <table:cell-address table:column="8" table:row="52" table:table="0"/>
          <office:change-info>
            <dc:creator> </dc:creator>
            <dc:date>2023-03-02T06:19:19.142000000</dc:date>
          </office:change-info>
          <table:previous>
            <table:change-track-table-cell/>
          </table:previous>
        </table:cell-content-change>
        <table:cell-content-change table:id="ct537">
          <table:cell-address table:column="1" table:row="92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38">
          <table:cell-address table:column="3" table:row="92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39">
          <table:cell-address table:column="5" table:row="92" table:table="0"/>
          <office:change-info>
            <dc:creator> </dc:creator>
            <dc:date>2023-03-02T06:19:34.287000000</dc:date>
          </office:change-info>
          <table:previous table:id="ct515">
            <table:change-track-table-cell office:value-type="float" office:value="25"/>
          </table:previous>
        </table:cell-content-change>
        <table:cell-content-change table:id="ct540">
          <table:cell-address table:column="6" table:row="92" table:table="0"/>
          <office:change-info>
            <dc:creator> </dc:creator>
            <dc:date>2023-03-02T06:19:34.287000000</dc:date>
          </office:change-info>
          <table:previous table:id="ct516">
            <table:change-track-table-cell office:value-type="float" office:value="7"/>
          </table:previous>
        </table:cell-content-change>
        <table:cell-content-change table:id="ct541">
          <table:cell-address table:column="8" table:row="92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42">
          <table:cell-address table:column="13" table:row="92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43">
          <table:cell-address table:column="15" table:row="92" table:table="0"/>
          <office:change-info>
            <dc:creator> </dc:creator>
            <dc:date>2023-03-02T06:19:34.287000000</dc:date>
          </office:change-info>
          <table:previous>
            <table:change-track-table-cell/>
          </table:previous>
        </table:cell-content-change>
        <table:cell-content-change table:id="ct544">
          <table:cell-address table:column="16" table:row="92" table:table="0"/>
          <office:change-info>
            <dc:creator> </dc:creator>
            <dc:date>2023-03-02T06:19:34.288000000</dc:date>
          </office:change-info>
          <table:previous>
            <table:change-track-table-cell/>
          </table:previous>
        </table:cell-content-change>
        <table:cell-content-change table:id="ct545">
          <table:cell-address table:column="17" table:row="92" table:table="0"/>
          <office:change-info>
            <dc:creator> </dc:creator>
            <dc:date>2023-03-02T06:19:34.288000000</dc:date>
          </office:change-info>
          <table:previous>
            <table:change-track-table-cell/>
          </table:previous>
        </table:cell-content-change>
        <table:cell-content-change table:id="ct546">
          <table:cell-address table:column="5" table:row="92" table:table="0"/>
          <office:change-info>
            <dc:creator> </dc:creator>
            <dc:date>2023-03-02T06:19:40.752000000</dc:date>
          </office:change-info>
          <table:previous table:id="ct539">
            <table:change-track-table-cell office:value-type="float" office:value="11"/>
          </table:previous>
        </table:cell-content-change>
        <table:cell-content-change table:id="ct547">
          <table:cell-address table:column="6" table:row="92" table:table="0"/>
          <office:change-info>
            <dc:creator> </dc:creator>
            <dc:date>2023-03-02T06:19:42.862000000</dc:date>
          </office:change-info>
          <table:previous table:id="ct540">
            <table:change-track-table-cell office:value-type="float" office:value="4"/>
          </table:previous>
        </table:cell-content-change>
        <table:cell-content-change table:id="ct548">
          <table:cell-address table:column="1" table:row="92" table:table="0"/>
          <office:change-info>
            <dc:creator> </dc:creator>
            <dc:date>2023-03-02T06:20:03.107000000</dc:date>
          </office:change-info>
          <table:previous table:id="ct537">
            <table:change-track-table-cell office:value-type="string">
              <text:p>Juan Santamaría Day</text:p>
            </table:change-track-table-cell>
          </table:previous>
        </table:cell-content-change>
        <table:insertion table:id="ct549" table:type="row" table:position="95" table:table="0">
          <office:change-info>
            <dc:creator> </dc:creator>
            <dc:date>2023-03-02T06:21:22.341000000</dc:date>
          </office:change-info>
          <table:dependencies>
            <table:dependency table:id="ct2586"/>
            <table:dependency table:id="ct1328"/>
            <table:dependency table:id="ct1300"/>
            <table:dependency table:id="ct1245"/>
            <table:dependency table:id="ct1244"/>
            <table:dependency table:id="ct1243"/>
            <table:dependency table:id="ct1242"/>
            <table:dependency table:id="ct978"/>
            <table:dependency table:id="ct975"/>
            <table:dependency table:id="ct566"/>
            <table:dependency table:id="ct565"/>
            <table:dependency table:id="ct564"/>
            <table:dependency table:id="ct562"/>
            <table:dependency table:id="ct561"/>
            <table:dependency table:id="ct560"/>
            <table:dependency table:id="ct559"/>
            <table:dependency table:id="ct558"/>
            <table:dependency table:id="ct557"/>
            <table:dependency table:id="ct556"/>
            <table:dependency table:id="ct555"/>
            <table:dependency table:id="ct554"/>
            <table:dependency table:id="ct553"/>
            <table:dependency table:id="ct552"/>
            <table:dependency table:id="ct551"/>
            <table:dependency table:id="ct550"/>
          </table:dependencies>
        </table:insertion>
        <table:cell-content-change table:id="ct550">
          <table:cell-address table:column="1" table:row="95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1">
          <table:cell-address table:column="3" table:row="95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2">
          <table:cell-address table:column="4" table:row="95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3">
          <table:cell-address table:column="5" table:row="95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4">
          <table:cell-address table:column="6" table:row="95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5">
          <table:cell-address table:column="7" table:row="95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6">
          <table:cell-address table:column="8" table:row="95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7">
          <table:cell-address table:column="13" table:row="95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8">
          <table:cell-address table:column="15" table:row="95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59">
          <table:cell-address table:column="16" table:row="95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60">
          <table:cell-address table:column="17" table:row="95" table:table="0"/>
          <office:change-info>
            <dc:creator> </dc:creator>
            <dc:date>2023-03-02T06:21:27.599000000</dc:date>
          </office:change-info>
          <table:previous>
            <table:change-track-table-cell/>
          </table:previous>
        </table:cell-content-change>
        <table:cell-content-change table:id="ct561">
          <table:cell-address table:column="1" table:row="95" table:table="0"/>
          <office:change-info>
            <dc:creator> </dc:creator>
            <dc:date>2023-03-02T06:21:50.155000000</dc:date>
          </office:change-info>
          <table:previous table:id="ct550">
            <table:change-track-table-cell office:value-type="string">
              <text:p>Anexión del Partido de Nicoya / Guanacaste</text:p>
            </table:change-track-table-cell>
          </table:previous>
        </table:cell-content-change>
        <table:cell-content-change table:id="ct562">
          <table:cell-address table:column="3" table:row="95" table:table="0"/>
          <office:change-info>
            <dc:creator> </dc:creator>
            <dc:date>2023-03-02T06:22:15.995000000</dc:date>
          </office:change-info>
          <table:previous table:id="ct551">
            <table:change-track-table-cell office:value-type="string">
              <text:p>greg-juanSantaMaria</text:p>
            </table:change-track-table-cell>
          </table:previous>
        </table:cell-content-change>
        <table:cell-content-change table:id="ct563">
          <table:cell-address table:column="3" table:row="92" table:table="0"/>
          <office:change-info>
            <dc:creator> </dc:creator>
            <dc:date>2023-03-02T06:22:47.389000000</dc:date>
          </office:change-info>
          <table:previous table:id="ct538">
            <table:change-track-table-cell office:value-type="string">
              <text:p>greg-juanSantaMaria</text:p>
            </table:change-track-table-cell>
          </table:previous>
        </table:cell-content-change>
        <table:cell-content-change table:id="ct564">
          <table:cell-address table:column="5" table:row="95" table:table="0"/>
          <office:change-info>
            <dc:creator> </dc:creator>
            <dc:date>2023-03-02T06:22:53.353000000</dc:date>
          </office:change-info>
          <table:previous table:id="ct553">
            <table:change-track-table-cell office:value-type="float" office:value="25"/>
          </table:previous>
        </table:cell-content-change>
        <table:cell-content-change table:id="ct565">
          <table:cell-address table:column="6" table:row="95" table:table="0"/>
          <office:change-info>
            <dc:creator> </dc:creator>
            <dc:date>2023-03-02T06:22:54.956000000</dc:date>
          </office:change-info>
          <table:previous table:id="ct554">
            <table:change-track-table-cell office:value-type="float" office:value="7"/>
          </table:previous>
        </table:cell-content-change>
        <table:cell-content-change table:id="ct566">
          <table:cell-address table:column="8" table:row="95" table:table="0"/>
          <office:change-info>
            <dc:creator> </dc:creator>
            <dc:date>2023-03-02T06:23:30.220000000</dc:date>
          </office:change-info>
          <table:previous table:id="ct556">
            <table:change-track-table-cell office:value-type="string">
              <text:p>0,-1,-2,4,3,0,0</text:p>
            </table:change-track-table-cell>
          </table:previous>
        </table:cell-content-change>
        <table:insertion table:id="ct567" table:type="row" table:position="99" table:table="0">
          <office:change-info>
            <dc:creator> </dc:creator>
            <dc:date>2023-03-02T06:23:44.039000000</dc:date>
          </office:change-info>
          <table:dependencies>
            <table:dependency table:id="ct2680"/>
            <table:dependency table:id="ct2587"/>
            <table:dependency table:id="ct1330"/>
            <table:dependency table:id="ct1302"/>
            <table:dependency table:id="ct1253"/>
            <table:dependency table:id="ct1250"/>
            <table:dependency table:id="ct1249"/>
            <table:dependency table:id="ct1248"/>
            <table:dependency table:id="ct1247"/>
            <table:dependency table:id="ct980"/>
            <table:dependency table:id="ct977"/>
            <table:dependency table:id="ct937"/>
            <table:dependency table:id="ct582"/>
            <table:dependency table:id="ct581"/>
            <table:dependency table:id="ct580"/>
            <table:dependency table:id="ct579"/>
            <table:dependency table:id="ct578"/>
            <table:dependency table:id="ct577"/>
            <table:dependency table:id="ct576"/>
            <table:dependency table:id="ct575"/>
            <table:dependency table:id="ct574"/>
            <table:dependency table:id="ct573"/>
            <table:dependency table:id="ct572"/>
            <table:dependency table:id="ct571"/>
            <table:dependency table:id="ct570"/>
            <table:dependency table:id="ct569"/>
            <table:dependency table:id="ct568"/>
          </table:dependencies>
        </table:insertion>
        <table:cell-content-change table:id="ct568">
          <table:cell-address table:column="1" table:row="99" table:table="0"/>
          <office:change-info>
            <dc:creator> </dc:creator>
            <dc:date>2023-03-02T06:23:51.898000000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99" table:table="0"/>
          <office:change-info>
            <dc:creator> </dc:creator>
            <dc:date>2023-03-02T06:23:56.558000000</dc:date>
          </office:change-info>
          <table:previous table:id="ct568">
            <table:change-track-table-cell office:value-type="string">
              <text:p>Muttertag</text:p>
            </table:change-track-table-cell>
          </table:previous>
        </table:cell-content-change>
        <table:cell-content-change table:id="ct570">
          <table:cell-address table:column="3" table:row="99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1">
          <table:cell-address table:column="4" table:row="99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2">
          <table:cell-address table:column="5" table:row="99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3">
          <table:cell-address table:column="6" table:row="99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4">
          <table:cell-address table:column="7" table:row="99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5">
          <table:cell-address table:column="8" table:row="99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6">
          <table:cell-address table:column="13" table:row="99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7">
          <table:cell-address table:column="15" table:row="99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8">
          <table:cell-address table:column="16" table:row="99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79">
          <table:cell-address table:column="17" table:row="99" table:table="0"/>
          <office:change-info>
            <dc:creator> </dc:creator>
            <dc:date>2023-03-02T06:23:56.558000000</dc:date>
          </office:change-info>
          <table:previous>
            <table:change-track-table-cell/>
          </table:previous>
        </table:cell-content-change>
        <table:cell-content-change table:id="ct580">
          <table:cell-address table:column="1" table:row="99" table:table="0"/>
          <office:change-info>
            <dc:creator> </dc:creator>
            <dc:date>2023-03-02T06:24:05.642000000</dc:date>
          </office:change-info>
          <table:previous table:id="ct569">
            <table:change-track-table-cell office:value-type="string">
              <text:p>Tag der Jungfrau der Engel</text:p>
            </table:change-track-table-cell>
          </table:previous>
        </table:cell-content-change>
        <table:cell-content-change table:id="ct581">
          <table:cell-address table:column="1" table:row="99" table:table="0"/>
          <office:change-info>
            <dc:creator> </dc:creator>
            <dc:date>2023-03-02T06:24:33.305000000</dc:date>
          </office:change-info>
          <table:previous table:id="ct580">
            <table:change-track-table-cell office:value-type="string">
              <text:p>Muttertag</text:p>
            </table:change-track-table-cell>
          </table:previous>
        </table:cell-content-change>
        <table:cell-content-change table:id="ct582">
          <table:cell-address table:column="3" table:row="99" table:table="0"/>
          <office:change-info>
            <dc:creator> </dc:creator>
            <dc:date>2023-03-02T06:24:49.414000000</dc:date>
          </office:change-info>
          <table:previous table:id="ct570">
            <table:change-track-table-cell office:value-type="string">
              <text:p>greg-VirgenDeLosÁngeles</text:p>
            </table:change-track-table-cell>
          </table:previous>
        </table:cell-content-change>
        <table:insertion table:id="ct583" table:type="row" table:position="107" table:table="0">
          <office:change-info>
            <dc:creator> </dc:creator>
            <dc:date>2023-03-02T06:25:46.246000000</dc:date>
          </office:change-info>
          <table:dependencies>
            <table:dependency table:id="ct2086"/>
            <table:dependency table:id="ct2084"/>
            <table:dependency table:id="ct2083"/>
            <table:dependency table:id="ct2082"/>
            <table:dependency table:id="ct2081"/>
            <table:dependency table:id="ct2080"/>
            <table:dependency table:id="ct2072"/>
            <table:dependency table:id="ct1332"/>
            <table:dependency table:id="ct1304"/>
            <table:dependency table:id="ct1261"/>
            <table:dependency table:id="ct1259"/>
            <table:dependency table:id="ct1258"/>
            <table:dependency table:id="ct1255"/>
            <table:dependency table:id="ct973"/>
            <table:dependency table:id="ct971"/>
            <table:dependency table:id="ct601"/>
            <table:dependency table:id="ct600"/>
            <table:dependency table:id="ct599"/>
            <table:dependency table:id="ct598"/>
            <table:dependency table:id="ct597"/>
            <table:dependency table:id="ct596"/>
            <table:dependency table:id="ct595"/>
            <table:dependency table:id="ct594"/>
            <table:dependency table:id="ct593"/>
            <table:dependency table:id="ct592"/>
            <table:dependency table:id="ct591"/>
            <table:dependency table:id="ct590"/>
            <table:dependency table:id="ct589"/>
            <table:dependency table:id="ct588"/>
            <table:dependency table:id="ct587"/>
            <table:dependency table:id="ct586"/>
            <table:dependency table:id="ct585"/>
            <table:dependency table:id="ct584"/>
          </table:dependencies>
        </table:insertion>
        <table:cell-content-change table:id="ct584">
          <table:cell-address table:column="1" table:row="107" table:table="0"/>
          <office:change-info>
            <dc:creator> </dc:creator>
            <dc:date>2023-03-02T06:26:02.437000000</dc:date>
          </office:change-info>
          <table:previous>
            <table:change-track-table-cell/>
          </table:previous>
        </table:cell-content-change>
        <table:cell-content-change table:id="ct585">
          <table:cell-address table:column="3" table:row="107" table:table="0"/>
          <office:change-info>
            <dc:creator> </dc:creator>
            <dc:date>2023-03-02T06:26:19.047000000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7" table:table="0"/>
          <office:change-info>
            <dc:creator> </dc:creator>
            <dc:date>2023-03-02T06:26:28.740000000</dc:date>
          </office:change-info>
          <table:previous table:id="ct584">
            <table:change-track-table-cell office:value-type="string">
              <text:p>Costa Ricas Unabhängigkeitstag</text:p>
            </table:change-track-table-cell>
          </table:previous>
        </table:cell-content-change>
        <table:cell-content-change table:id="ct587">
          <table:cell-address table:column="3" table:row="107" table:table="0"/>
          <office:change-info>
            <dc:creator> </dc:creator>
            <dc:date>2023-03-02T06:26:28.740000000</dc:date>
          </office:change-info>
          <table:previous table:id="ct585">
            <table:change-track-table-cell office:value-type="string">
              <text:p>greg-allSaintsDay</text:p>
            </table:change-track-table-cell>
          </table:previous>
        </table:cell-content-change>
        <table:cell-content-change table:id="ct588">
          <table:cell-address table:column="4" table:row="107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107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107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107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107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3">
          <table:cell-address table:column="13" table:row="107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4">
          <table:cell-address table:column="15" table:row="107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5">
          <table:cell-address table:column="16" table:row="108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6">
          <table:cell-address table:column="17" table:row="108" table:table="0"/>
          <office:change-info>
            <dc:creator> </dc:creator>
            <dc:date>2023-03-02T06:26:28.740000000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07" table:table="0"/>
          <office:change-info>
            <dc:creator> </dc:creator>
            <dc:date>2023-03-02T06:26:47.885000000</dc:date>
          </office:change-info>
          <table:previous table:id="ct586">
            <table:change-track-table-cell office:value-type="string">
              <text:p>Muttertag/Día de la Madre</text:p>
            </table:change-track-table-cell>
          </table:previous>
        </table:cell-content-change>
        <table:cell-content-change table:id="ct598">
          <table:cell-address table:column="3" table:row="107" table:table="0"/>
          <office:change-info>
            <dc:creator> </dc:creator>
            <dc:date>2023-03-02T06:27:09.068000000</dc:date>
          </office:change-info>
          <table:previous table:id="ct587">
            <table:change-track-table-cell office:value-type="string">
              <text:p>greg-diaMadre</text:p>
            </table:change-track-table-cell>
          </table:previous>
        </table:cell-content-change>
        <table:cell-content-change table:id="ct599">
          <table:cell-address table:column="5" table:row="107" table:table="0"/>
          <office:change-info>
            <dc:creator> </dc:creator>
            <dc:date>2023-03-02T06:27:14.947000000</dc:date>
          </office:change-info>
          <table:previous table:id="ct589">
            <table:change-track-table-cell office:value-type="float" office:value="2"/>
          </table:previous>
        </table:cell-content-change>
        <table:cell-content-change table:id="ct600">
          <table:cell-address table:column="6" table:row="107" table:table="0"/>
          <office:change-info>
            <dc:creator> </dc:creator>
            <dc:date>2023-03-02T06:27:16.683000000</dc:date>
          </office:change-info>
          <table:previous table:id="ct590">
            <table:change-track-table-cell office:value-type="float" office:value="8"/>
          </table:previous>
        </table:cell-content-change>
        <table:cell-content-change table:id="ct601">
          <table:cell-address table:column="13" table:row="107" table:table="0"/>
          <office:change-info>
            <dc:creator> </dc:creator>
            <dc:date>2023-03-02T06:27:22.141000000</dc:date>
          </office:change-info>
          <table:previous table:id="ct593">
            <table:change-track-table-cell office:value-type="string">
              <text:p>cutlture</text:p>
            </table:change-track-table-cell>
          </table:previous>
        </table:cell-content-change>
        <table:insertion table:id="ct602" table:type="row" table:position="139" table:table="0">
          <office:change-info>
            <dc:creator> </dc:creator>
            <dc:date>2023-03-02T06:28:23.741000000</dc:date>
          </office:change-info>
          <table:dependencies>
            <table:dependency table:id="ct2589"/>
            <table:dependency table:id="ct1336"/>
            <table:dependency table:id="ct1309"/>
            <table:dependency table:id="ct1278"/>
            <table:dependency table:id="ct1277"/>
            <table:dependency table:id="ct1276"/>
            <table:dependency table:id="ct1275"/>
            <table:dependency table:id="ct1020"/>
            <table:dependency table:id="ct1018"/>
            <table:dependency table:id="ct617"/>
            <table:dependency table:id="ct616"/>
            <table:dependency table:id="ct615"/>
            <table:dependency table:id="ct614"/>
            <table:dependency table:id="ct613"/>
            <table:dependency table:id="ct612"/>
            <table:dependency table:id="ct611"/>
            <table:dependency table:id="ct610"/>
            <table:dependency table:id="ct609"/>
            <table:dependency table:id="ct608"/>
            <table:dependency table:id="ct607"/>
            <table:dependency table:id="ct606"/>
            <table:dependency table:id="ct605"/>
            <table:dependency table:id="ct604"/>
            <table:dependency table:id="ct603"/>
          </table:dependencies>
        </table:insertion>
        <table:cell-content-change table:id="ct603">
          <table:cell-address table:column="1" table:row="139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4">
          <table:cell-address table:column="3" table:row="139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5">
          <table:cell-address table:column="4" table:row="139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6">
          <table:cell-address table:column="5" table:row="139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7">
          <table:cell-address table:column="6" table:row="139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8">
          <table:cell-address table:column="7" table:row="139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09">
          <table:cell-address table:column="8" table:row="139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0">
          <table:cell-address table:column="13" table:row="139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1">
          <table:cell-address table:column="15" table:row="139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2">
          <table:cell-address table:column="16" table:row="139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3">
          <table:cell-address table:column="17" table:row="139" table:table="0"/>
          <office:change-info>
            <dc:creator> </dc:creator>
            <dc:date>2023-03-02T06:28:25.381000000</dc:date>
          </office:change-info>
          <table:previous>
            <table:change-track-table-cell/>
          </table:previous>
        </table:cell-content-change>
        <table:cell-content-change table:id="ct614">
          <table:cell-address table:column="1" table:row="139" table:table="0"/>
          <office:change-info>
            <dc:creator> </dc:creator>
            <dc:date>2023-03-02T06:28:40.468000000</dc:date>
          </office:change-info>
          <table:previous table:id="ct603">
            <table:change-track-table-cell office:value-type="string">
              <text:p>Muttertag/Día de la Madre</text:p>
            </table:change-track-table-cell>
          </table:previous>
        </table:cell-content-change>
        <table:cell-content-change table:id="ct615">
          <table:cell-address table:column="3" table:row="139" table:table="0"/>
          <office:change-info>
            <dc:creator> </dc:creator>
            <dc:date>2023-03-02T06:29:09.213000000</dc:date>
          </office:change-info>
          <table:previous table:id="ct604">
            <table:change-track-table-cell office:value-type="string">
              <text:p>greg-diaMadre</text:p>
            </table:change-track-table-cell>
          </table:previous>
        </table:cell-content-change>
        <table:cell-content-change table:id="ct616">
          <table:cell-address table:column="5" table:row="139" table:table="0"/>
          <office:change-info>
            <dc:creator> </dc:creator>
            <dc:date>2023-03-02T06:29:12.948000000</dc:date>
          </office:change-info>
          <table:previous table:id="ct606">
            <table:change-track-table-cell office:value-type="float" office:value="2"/>
          </table:previous>
        </table:cell-content-change>
        <table:cell-content-change table:id="ct617">
          <table:cell-address table:column="6" table:row="139" table:table="0"/>
          <office:change-info>
            <dc:creator> </dc:creator>
            <dc:date>2023-03-02T06:29:14.632000000</dc:date>
          </office:change-info>
          <table:previous table:id="ct607">
            <table:change-track-table-cell office:value-type="float" office:value="8"/>
          </table:previous>
        </table:cell-content-change>
        <table:cell-content-change table:id="ct618">
          <table:cell-address table:column="16" table:row="59" table:table="0"/>
          <office:change-info>
            <dc:creator> </dc:creator>
            <dc:date>2023-03-02T06:31:26.805000000</dc:date>
          </office:change-info>
          <table:previous table:id="ct512">
            <table:change-track-table-cell office:value-type="string">
              <text:p>de_DE,fr_FR,es_CR</text:p>
            </table:change-track-table-cell>
          </table:previous>
        </table:cell-content-change>
        <table:cell-content-change table:id="ct619">
          <table:cell-address table:column="17" table:row="59" table:table="0"/>
          <office:change-info>
            <dc:creator> </dc:creator>
            <dc:date>2023-03-02T06:31:33.158000000</dc:date>
          </office:change-info>
          <table:previous table:id="ct513">
            <table:change-track-table-cell office:value-type="string">
              <text:p>de_DE,fr_FR,es_CR</text:p>
            </table:change-track-table-cell>
          </table:previous>
        </table:cell-content-change>
        <table:insertion table:id="ct620" table:type="row" table:position="57" table:table="0">
          <office:change-info>
            <dc:creator> </dc:creator>
            <dc:date>2023-03-02T06:31:35.203000000</dc:date>
          </office:change-info>
          <table:dependencies>
            <table:dependency table:id="ct2647"/>
            <table:dependency table:id="ct2634"/>
            <table:dependency table:id="ct1320"/>
            <table:dependency table:id="ct997"/>
            <table:dependency table:id="ct991"/>
            <table:dependency table:id="ct640"/>
            <table:dependency table:id="ct639"/>
            <table:dependency table:id="ct638"/>
            <table:dependency table:id="ct637"/>
            <table:dependency table:id="ct636"/>
            <table:dependency table:id="ct635"/>
            <table:dependency table:id="ct634"/>
            <table:dependency table:id="ct633"/>
            <table:dependency table:id="ct632"/>
            <table:dependency table:id="ct631"/>
            <table:dependency table:id="ct630"/>
            <table:dependency table:id="ct629"/>
            <table:dependency table:id="ct628"/>
            <table:dependency table:id="ct627"/>
            <table:dependency table:id="ct626"/>
            <table:dependency table:id="ct625"/>
            <table:dependency table:id="ct624"/>
            <table:dependency table:id="ct623"/>
            <table:dependency table:id="ct622"/>
            <table:dependency table:id="ct621"/>
          </table:dependencies>
        </table:insertion>
        <table:cell-content-change table:id="ct621">
          <table:cell-address table:column="1" table:row="57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2">
          <table:cell-address table:column="2" table:row="57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3">
          <table:cell-address table:column="3" table:row="57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4">
          <table:cell-address table:column="4" table:row="57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57" table:table="0"/>
          <office:change-info>
            <dc:creator> </dc:creator>
            <dc:date>2023-03-02T06:31:40.701000000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57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57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28">
          <table:cell-address table:column="13" table:row="57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29">
          <table:cell-address table:column="14" table:row="57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30">
          <table:cell-address table:column="15" table:row="57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31">
          <table:cell-address table:column="16" table:row="57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32">
          <table:cell-address table:column="17" table:row="57" table:table="0"/>
          <office:change-info>
            <dc:creator> </dc:creator>
            <dc:date>2023-03-02T06:31:40.702000000</dc:date>
          </office:change-info>
          <table:previous>
            <table:change-track-table-cell/>
          </table:previous>
        </table:cell-content-change>
        <table:cell-content-change table:id="ct633">
          <table:cell-address table:column="1" table:row="57" table:table="0"/>
          <office:change-info>
            <dc:creator> </dc:creator>
            <dc:date>2023-03-02T06:31:52.276000000</dc:date>
          </office:change-info>
          <table:previous table:id="ct621">
            <table:change-track-table-cell office:value-type="string">
              <text:p>Tag der Arbeit</text:p>
            </table:change-track-table-cell>
          </table:previous>
        </table:cell-content-change>
        <table:cell-content-change table:id="ct634">
          <table:cell-address table:column="3" table:row="57" table:table="0"/>
          <office:change-info>
            <dc:creator> </dc:creator>
            <dc:date>2023-03-02T06:31:57.540000000</dc:date>
          </office:change-info>
          <table:previous table:id="ct623">
            <table:change-track-table-cell office:value-type="string">
              <text:p>greg-labourDay</text:p>
            </table:change-track-table-cell>
          </table:previous>
        </table:cell-content-change>
        <table:cell-content-change table:id="ct635">
          <table:cell-address table:column="4" table:row="57" table:table="0"/>
          <office:change-info>
            <dc:creator> </dc:creator>
            <dc:date>2023-03-02T06:32:09.464000000</dc:date>
          </office:change-info>
          <table:previous table:id="ct624">
            <table:change-track-table-cell office:value-type="string">
              <text:p>fixed</text:p>
            </table:change-track-table-cell>
          </table:previous>
        </table:cell-content-change>
        <table:cell-content-change table:id="ct636">
          <table:cell-address table:column="8" table:row="57" table:table="0"/>
          <office:change-info>
            <dc:creator> </dc:creator>
            <dc:date>2023-03-02T06:32:54.010000000</dc:date>
          </office:change-info>
          <table:previous>
            <table:change-track-table-cell/>
          </table:previous>
        </table:cell-content-change>
        <table:cell-content-change table:id="ct637">
          <table:cell-address table:column="16" table:row="57" table:table="0"/>
          <office:change-info>
            <dc:creator> </dc:creator>
            <dc:date>2023-03-02T06:33:05.940000000</dc:date>
          </office:change-info>
          <table:previous table:id="ct631">
            <table:change-track-table-cell office:value-type="string">
              <text:p>de_DE,fr_FR</text:p>
            </table:change-track-table-cell>
          </table:previous>
        </table:cell-content-change>
        <table:cell-content-change table:id="ct638">
          <table:cell-address table:column="17" table:row="57" table:table="0"/>
          <office:change-info>
            <dc:creator> </dc:creator>
            <dc:date>2023-03-02T06:33:11.356000000</dc:date>
          </office:change-info>
          <table:previous table:id="ct632">
            <table:change-track-table-cell office:value-type="string">
              <text:p>de_DE,fr_FR</text:p>
            </table:change-track-table-cell>
          </table:previous>
        </table:cell-content-change>
        <table:cell-content-change table:id="ct639">
          <table:cell-address table:column="16" table:row="57" table:table="0"/>
          <office:change-info>
            <dc:creator> </dc:creator>
            <dc:date>2023-03-02T06:33:35.026000000</dc:date>
          </office:change-info>
          <table:previous table:id="ct637">
            <table:change-track-table-cell office:value-type="string">
              <text:p>es_CS</text:p>
            </table:change-track-table-cell>
          </table:previous>
        </table:cell-content-change>
        <table:cell-content-change table:id="ct640">
          <table:cell-address table:column="17" table:row="57" table:table="0"/>
          <office:change-info>
            <dc:creator> </dc:creator>
            <dc:date>2023-03-02T06:33:39.061000000</dc:date>
          </office:change-info>
          <table:previous table:id="ct638">
            <table:change-track-table-cell office:value-type="string">
              <text:p>es_CS</text:p>
            </table:change-track-table-cell>
          </table:previous>
        </table:cell-content-change>
        <table:insertion table:id="ct641" table:type="row" table:position="104" table:table="0">
          <office:change-info>
            <dc:creator> </dc:creator>
            <dc:date>2023-03-02T06:35:16.627000000</dc:date>
          </office:change-info>
          <table:dependencies>
            <table:dependency table:id="ct2588"/>
            <table:dependency table:id="ct1331"/>
            <table:dependency table:id="ct1303"/>
            <table:dependency table:id="ct1260"/>
            <table:dependency table:id="ct1257"/>
            <table:dependency table:id="ct1256"/>
            <table:dependency table:id="ct1254"/>
            <table:dependency table:id="ct972"/>
            <table:dependency table:id="ct970"/>
            <table:dependency table:id="ct656"/>
            <table:dependency table:id="ct655"/>
            <table:dependency table:id="ct654"/>
            <table:dependency table:id="ct653"/>
            <table:dependency table:id="ct652"/>
            <table:dependency table:id="ct651"/>
            <table:dependency table:id="ct650"/>
            <table:dependency table:id="ct649"/>
            <table:dependency table:id="ct648"/>
            <table:dependency table:id="ct647"/>
            <table:dependency table:id="ct646"/>
            <table:dependency table:id="ct645"/>
            <table:dependency table:id="ct644"/>
            <table:dependency table:id="ct643"/>
            <table:dependency table:id="ct642"/>
          </table:dependencies>
        </table:insertion>
        <table:cell-content-change table:id="ct642">
          <table:cell-address table:column="1" table:row="104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3">
          <table:cell-address table:column="3" table:row="104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4">
          <table:cell-address table:column="4" table:row="104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5">
          <table:cell-address table:column="5" table:row="104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6">
          <table:cell-address table:column="6" table:row="104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7">
          <table:cell-address table:column="7" table:row="104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8">
          <table:cell-address table:column="8" table:row="104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49">
          <table:cell-address table:column="13" table:row="104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50">
          <table:cell-address table:column="15" table:row="104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51">
          <table:cell-address table:column="16" table:row="104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52">
          <table:cell-address table:column="17" table:row="104" table:table="0"/>
          <office:change-info>
            <dc:creator> </dc:creator>
            <dc:date>2023-03-02T06:35:22.430000000</dc:date>
          </office:change-info>
          <table:previous>
            <table:change-track-table-cell/>
          </table:previous>
        </table:cell-content-change>
        <table:cell-content-change table:id="ct653">
          <table:cell-address table:column="1" table:row="104" table:table="0"/>
          <office:change-info>
            <dc:creator> </dc:creator>
            <dc:date>2023-03-02T06:35:35.651000000</dc:date>
          </office:change-info>
          <table:previous table:id="ct642">
            <table:change-track-table-cell office:value-type="string">
              <text:p>Muttertag/Día de la Madre</text:p>
            </table:change-track-table-cell>
          </table:previous>
        </table:cell-content-change>
        <table:cell-content-change table:id="ct654">
          <table:cell-address table:column="3" table:row="104" table:table="0"/>
          <office:change-info>
            <dc:creator> </dc:creator>
            <dc:date>2023-03-02T06:35:47.358000000</dc:date>
          </office:change-info>
          <table:previous table:id="ct643">
            <table:change-track-table-cell office:value-type="string">
              <text:p>greg-diaMadre</text:p>
            </table:change-track-table-cell>
          </table:previous>
        </table:cell-content-change>
        <table:cell-content-change table:id="ct655">
          <table:cell-address table:column="5" table:row="104" table:table="0"/>
          <office:change-info>
            <dc:creator> </dc:creator>
            <dc:date>2023-03-02T06:35:51.230000000</dc:date>
          </office:change-info>
          <table:previous table:id="ct645">
            <table:change-track-table-cell office:value-type="float" office:value="2"/>
          </table:previous>
        </table:cell-content-change>
        <table:cell-content-change table:id="ct656">
          <table:cell-address table:column="8" table:row="104" table:table="0"/>
          <office:change-info>
            <dc:creator> </dc:creator>
            <dc:date>2023-03-02T06:36:44.676000000</dc:date>
          </office:change-info>
          <table:previous table:id="ct648">
            <table:change-track-table-cell office:value-type="string">
              <text:p>0,-1,-2,4,0,0,0</text:p>
            </table:change-track-table-cell>
          </table:previous>
        </table:cell-content-change>
        <table:cell-content-change table:id="ct657">
          <table:cell-address table:column="16" table:row="7" table:table="0"/>
          <office:change-info>
            <dc:creator> </dc:creator>
            <dc:date>2023-03-02T19:03:17.339000000</dc:date>
          </office:change-info>
          <table:previous table:id="ct487">
            <table:change-track-table-cell office:value-type="string">
              <text:p>de_DE,fr_FR,es_CR</text:p>
            </table:change-track-table-cell>
          </table:previous>
        </table:cell-content-change>
        <table:cell-content-change table:id="ct658">
          <table:cell-address table:column="17" table:row="7" table:table="0"/>
          <office:change-info>
            <dc:creator> </dc:creator>
            <dc:date>2023-03-02T19:03:22.734000000</dc:date>
          </office:change-info>
          <table:previous table:id="ct488">
            <table:change-track-table-cell office:value-type="string">
              <text:p>de_DE,fr_FR,es_CR</text:p>
            </table:change-track-table-cell>
          </table:previous>
        </table:cell-content-change>
        <table:cell-content-change table:id="ct659">
          <table:cell-address table:column="16" table:row="8" table:table="0"/>
          <office:change-info>
            <dc:creator> </dc:creator>
            <dc:date>2023-03-02T19:03:35.169000000</dc:date>
          </office:change-info>
          <table:previous table:id="ct23">
            <table:change-track-table-cell office:value-type="string">
              <text:p>de_DE,fr_FR </text:p>
            </table:change-track-table-cell>
          </table:previous>
        </table:cell-content-change>
        <table:cell-content-change table:id="ct660">
          <table:cell-address table:column="17" table:row="8" table:table="0"/>
          <office:change-info>
            <dc:creator> </dc:creator>
            <dc:date>2023-03-02T19:03:46.060000000</dc:date>
          </office:change-info>
          <table:previous table:id="ct50">
            <table:change-track-table-cell office:value-type="string">
              <text:p>de_DE</text:p>
            </table:change-track-table-cell>
          </table:previous>
        </table:cell-content-change>
        <table:cell-content-change table:id="ct661">
          <table:cell-address table:column="16" table:row="13" table:table="0"/>
          <office:change-info>
            <dc:creator> </dc:creator>
            <dc:date>2023-03-02T19:04:25.515000000</dc:date>
          </office:change-info>
          <table:previous table:id="ct490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662">
          <table:cell-address table:column="17" table:row="13" table:table="0"/>
          <office:change-info>
            <dc:creator> </dc:creator>
            <dc:date>2023-03-02T19:04:30.096000000</dc:date>
          </office:change-info>
          <table:previous table:id="ct491">
            <table:change-track-table-cell office:value-type="string">
              <text:p>de_DE,fr_FR,es_CR</text:p>
            </table:change-track-table-cell>
          </table:previous>
        </table:cell-content-change>
        <table:insertion table:id="ct663" table:type="row" table:position="25" table:table="0">
          <office:change-info>
            <dc:creator> </dc:creator>
            <dc:date>2023-03-02T19:05:09.183000000</dc:date>
          </office:change-info>
          <table:dependencies>
            <table:dependency table:id="ct2668"/>
            <table:dependency table:id="ct1314"/>
            <table:dependency table:id="ct1285"/>
            <table:dependency table:id="ct1191"/>
            <table:dependency table:id="ct1190"/>
            <table:dependency table:id="ct1189"/>
            <table:dependency table:id="ct1188"/>
            <table:dependency table:id="ct1006"/>
            <table:dependency table:id="ct1003"/>
            <table:dependency table:id="ct699"/>
            <table:dependency table:id="ct698"/>
            <table:dependency table:id="ct697"/>
            <table:dependency table:id="ct696"/>
            <table:dependency table:id="ct695"/>
            <table:dependency table:id="ct694"/>
            <table:dependency table:id="ct693"/>
            <table:dependency table:id="ct692"/>
            <table:dependency table:id="ct691"/>
            <table:dependency table:id="ct690"/>
            <table:dependency table:id="ct689"/>
            <table:dependency table:id="ct688"/>
            <table:dependency table:id="ct687"/>
            <table:dependency table:id="ct686"/>
            <table:dependency table:id="ct685"/>
          </table:dependencies>
        </table:insertion>
        <table:insertion table:id="ct664" table:type="row" table:position="40" table:table="0">
          <office:change-info>
            <dc:creator> </dc:creator>
            <dc:date>2023-03-02T19:05:25.035000000</dc:date>
          </office:change-info>
          <table:dependencies>
            <table:dependency table:id="ct2632"/>
            <table:dependency table:id="ct2630"/>
            <table:dependency table:id="ct682"/>
            <table:dependency table:id="ct681"/>
            <table:dependency table:id="ct680"/>
            <table:dependency table:id="ct678"/>
            <table:dependency table:id="ct677"/>
            <table:dependency table:id="ct676"/>
            <table:dependency table:id="ct675"/>
            <table:dependency table:id="ct674"/>
            <table:dependency table:id="ct673"/>
            <table:dependency table:id="ct672"/>
            <table:dependency table:id="ct671"/>
            <table:dependency table:id="ct670"/>
            <table:dependency table:id="ct669"/>
            <table:dependency table:id="ct668"/>
            <table:dependency table:id="ct667"/>
            <table:dependency table:id="ct666"/>
            <table:dependency table:id="ct665"/>
          </table:dependencies>
        </table:insertion>
        <table:cell-content-change table:id="ct665">
          <table:cell-address table:column="1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66">
          <table:cell-address table:column="2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67">
          <table:cell-address table:column="3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68">
          <table:cell-address table:column="4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69">
          <table:cell-address table:column="5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0">
          <table:cell-address table:column="6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1">
          <table:cell-address table:column="7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2">
          <table:cell-address table:column="13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3">
          <table:cell-address table:column="15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4">
          <table:cell-address table:column="16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5">
          <table:cell-address table:column="18" table:row="40" table:table="0"/>
          <office:change-info>
            <dc:creator> </dc:creator>
            <dc:date>2023-03-02T19:05:34.570000000</dc:date>
          </office:change-info>
          <table:previous>
            <table:change-track-table-cell/>
          </table:previous>
        </table:cell-content-change>
        <table:cell-content-change table:id="ct676">
          <table:cell-address table:column="16" table:row="40" table:table="0"/>
          <office:change-info>
            <dc:creator> </dc:creator>
            <dc:date>2023-03-02T19:05:44.796000000</dc:date>
          </office:change-info>
          <table:previous table:id="ct674">
            <table:change-track-table-cell office:value-type="string">
              <text:p>en_GB</text:p>
            </table:change-track-table-cell>
          </table:previous>
        </table:cell-content-change>
        <table:cell-content-change table:id="ct677">
          <table:cell-address table:column="18" table:row="40" table:table="0"/>
          <office:change-info>
            <dc:creator> </dc:creator>
            <dc:date>2023-03-02T19:05:53.836000000</dc:date>
          </office:change-info>
          <table:previous table:id="ct675">
            <table:change-track-table-cell office:value-type="string">
              <text:p>en_GB</text:p>
            </table:change-track-table-cell>
          </table:previous>
        </table:cell-content-change>
        <table:cell-content-change table:id="ct678">
          <table:cell-address table:column="13" table:row="40" table:table="0"/>
          <office:change-info>
            <dc:creator> </dc:creator>
            <dc:date>2023-03-02T19:06:05.196000000</dc:date>
          </office:change-info>
          <table:previous table:id="ct672">
            <table:change-track-table-cell office:value-type="string">
              <text:p>cutlure</text:p>
            </table:change-track-table-cell>
          </table:previous>
        </table:cell-content-change>
        <table:cell-content-change table:id="ct679">
          <table:cell-address table:column="13" table:row="41" table:table="0"/>
          <office:change-info>
            <dc:creator> </dc:creator>
            <dc:date>2023-03-02T19:06:08.343000000</dc:date>
          </office:change-info>
          <table:previous table:id="ct385">
            <table:change-track-table-cell office:value-type="string">
              <text:p>cutlure</text:p>
            </table:change-track-table-cell>
          </table:previous>
        </table:cell-content-change>
        <table:cell-content-change table:id="ct680">
          <table:cell-address table:column="5" table:row="40" table:table="0"/>
          <office:change-info>
            <dc:creator> </dc:creator>
            <dc:date>2023-03-02T19:06:15.483000000</dc:date>
          </office:change-info>
          <table:previous table:id="ct669">
            <table:change-track-table-cell office:value-type="float" office:value="16"/>
          </table:previous>
        </table:cell-content-change>
        <table:cell-content-change table:id="ct681">
          <table:cell-address table:column="6" table:row="40" table:table="0"/>
          <office:change-info>
            <dc:creator> </dc:creator>
            <dc:date>2023-03-02T19:06:17.451000000</dc:date>
          </office:change-info>
          <table:previous table:id="ct670">
            <table:change-track-table-cell office:value-type="float" office:value="2"/>
          </table:previous>
        </table:cell-content-change>
        <table:cell-content-change table:id="ct682">
          <table:cell-address table:column="4" table:row="40" table:table="0"/>
          <office:change-info>
            <dc:creator> </dc:creator>
            <dc:date>2023-03-02T19:06:22.445000000</dc:date>
          </office:change-info>
          <table:previous table:id="ct668">
            <table:change-track-table-cell office:value-type="string">
              <text:p>fixedweekend</text:p>
            </table:change-track-table-cell>
          </table:previous>
        </table:cell-content-change>
        <table:cell-content-change table:id="ct683">
          <table:cell-address table:column="1" table:row="41" table:table="0"/>
          <office:change-info>
            <dc:creator> </dc:creator>
            <dc:date>2023-03-02T19:06:33.376000000</dc:date>
          </office:change-info>
          <table:previous table:id="ct377">
            <table:change-track-table-cell office:value-type="string">
              <text:p>St. Patrick Day</text:p>
            </table:change-track-table-cell>
          </table:previous>
        </table:cell-content-change>
        <table:cell-content-change table:id="ct684">
          <table:cell-address table:column="3" table:row="41" table:table="0"/>
          <office:change-info>
            <dc:creator> </dc:creator>
            <dc:date>2023-03-02T19:06:40.253000000</dc:date>
          </office:change-info>
          <table:previous table:id="ct380">
            <table:change-track-table-cell office:value-type="string">
              <text:p>greg-sanktpatrickday</text:p>
            </table:change-track-table-cell>
          </table:previous>
        </table:cell-content-change>
        <table:cell-content-change table:id="ct685">
          <table:cell-address table:column="1" table:row="25" table:table="0"/>
          <office:change-info>
            <dc:creator> </dc:creator>
            <dc:date>2023-03-02T19:08:58.797000000</dc:date>
          </office:change-info>
          <table:previous>
            <table:change-track-table-cell/>
          </table:previous>
        </table:cell-content-change>
        <table:cell-content-change table:id="ct686">
          <table:cell-address table:column="3" table:row="25" table:table="0"/>
          <office:change-info>
            <dc:creator> </dc:creator>
            <dc:date>2023-03-02T19:09:08.133000000</dc:date>
          </office:change-info>
          <table:previous>
            <table:change-track-table-cell/>
          </table:previous>
        </table:cell-content-change>
        <table:cell-content-change table:id="ct687">
          <table:cell-address table:column="4" table:row="25" table:table="0"/>
          <office:change-info>
            <dc:creator> </dc:creator>
            <dc:date>2023-03-02T19:09:15.953000000</dc:date>
          </office:change-info>
          <table:previous>
            <table:change-track-table-cell/>
          </table:previous>
        </table:cell-content-change>
        <table:cell-content-change table:id="ct688">
          <table:cell-address table:column="5" table:row="25" table:table="0"/>
          <office:change-info>
            <dc:creator> </dc:creator>
            <dc:date>2023-03-02T19:09:18.249000000</dc:date>
          </office:change-info>
          <table:previous>
            <table:change-track-table-cell/>
          </table:previous>
        </table:cell-content-change>
        <table:cell-content-change table:id="ct689">
          <table:cell-address table:column="6" table:row="25" table:table="0"/>
          <office:change-info>
            <dc:creator> </dc:creator>
            <dc:date>2023-03-02T19:09:22.332000000</dc:date>
          </office:change-info>
          <table:previous>
            <table:change-track-table-cell/>
          </table:previous>
        </table:cell-content-change>
        <table:cell-content-change table:id="ct690">
          <table:cell-address table:column="7" table:row="25" table:table="0"/>
          <office:change-info>
            <dc:creator> </dc:creator>
            <dc:date>2023-03-02T19:09:26.316000000</dc:date>
          </office:change-info>
          <table:previous>
            <table:change-track-table-cell/>
          </table:previous>
        </table:cell-content-change>
        <table:cell-content-change table:id="ct691">
          <table:cell-address table:column="8" table:row="25" table:table="0"/>
          <office:change-info>
            <dc:creator> </dc:creator>
            <dc:date>2023-03-02T19:10:00.742000000</dc:date>
          </office:change-info>
          <table:previous>
            <table:change-track-table-cell/>
          </table:previous>
        </table:cell-content-change>
        <table:cell-content-change table:id="ct692">
          <table:cell-address table:column="8" table:row="25" table:table="0"/>
          <office:change-info>
            <dc:creator> </dc:creator>
            <dc:date>2023-03-02T19:10:23.957000000</dc:date>
          </office:change-info>
          <table:previous table:id="ct691">
            <table:change-track-table-cell office:value-type="float" office:value="0.6"/>
          </table:previous>
        </table:cell-content-change>
        <table:cell-content-change table:id="ct693">
          <table:cell-address table:column="13" table:row="25" table:table="0"/>
          <office:change-info>
            <dc:creator> </dc:creator>
            <dc:date>2023-03-02T19:10:28.235000000</dc:date>
          </office:change-info>
          <table:previous>
            <table:change-track-table-cell/>
          </table:previous>
        </table:cell-content-change>
        <table:cell-content-change table:id="ct694">
          <table:cell-address table:column="15" table:row="25" table:table="0"/>
          <office:change-info>
            <dc:creator> </dc:creator>
            <dc:date>2023-03-02T19:10:35.994000000</dc:date>
          </office:change-info>
          <table:previous>
            <table:change-track-table-cell/>
          </table:previous>
        </table:cell-content-change>
        <table:cell-content-change table:id="ct695">
          <table:cell-address table:column="16" table:row="25" table:table="0"/>
          <office:change-info>
            <dc:creator> </dc:creator>
            <dc:date>2023-03-02T19:10:37.868000000</dc:date>
          </office:change-info>
          <table:previous>
            <table:change-track-table-cell/>
          </table:previous>
        </table:cell-content-change>
        <table:cell-content-change table:id="ct696">
          <table:cell-address table:column="16" table:row="25" table:table="0"/>
          <office:change-info>
            <dc:creator> </dc:creator>
            <dc:date>2023-03-02T19:10:42.708000000</dc:date>
          </office:change-info>
          <table:previous table:id="ct695">
            <table:change-track-table-cell office:value-type="string">
              <text:p>,en_IE,ga_IE</text:p>
            </table:change-track-table-cell>
          </table:previous>
        </table:cell-content-change>
        <table:cell-content-change table:id="ct697">
          <table:cell-address table:column="17" table:row="25" table:table="0"/>
          <office:change-info>
            <dc:creator> </dc:creator>
            <dc:date>2023-03-02T19:10:45.612000000</dc:date>
          </office:change-info>
          <table:previous>
            <table:change-track-table-cell/>
          </table:previous>
        </table:cell-content-change>
        <table:cell-content-change table:id="ct698">
          <table:cell-address table:column="17" table:row="25" table:table="0"/>
          <office:change-info>
            <dc:creator> </dc:creator>
            <dc:date>2023-03-02T19:10:52.475000000</dc:date>
          </office:change-info>
          <table:previous table:id="ct697">
            <table:change-track-table-cell office:value-type="string">
              <text:p>,en_IE,ga_IE</text:p>
            </table:change-track-table-cell>
          </table:previous>
        </table:cell-content-change>
        <table:cell-content-change table:id="ct699">
          <table:cell-address table:column="1" table:row="25" table:table="0"/>
          <office:change-info>
            <dc:creator> </dc:creator>
            <dc:date>2023-03-02T19:11:06.820000000</dc:date>
          </office:change-info>
          <table:previous table:id="ct685">
            <table:change-track-table-cell office:value-type="string">
              <text:p>FirstFeb</text:p>
            </table:change-track-table-cell>
          </table:previous>
        </table:cell-content-change>
        <table:cell-content-change table:id="ct700">
          <table:cell-address table:column="16" table:row="49" table:table="0"/>
          <office:change-info>
            <dc:creator> </dc:creator>
            <dc:date>2023-03-02T19:11:36.546000000</dc:date>
          </office:change-info>
          <table:previous table:id="ct494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701">
          <table:cell-address table:column="17" table:row="49" table:table="0"/>
          <office:change-info>
            <dc:creator> </dc:creator>
            <dc:date>2023-03-02T19:11:43.866000000</dc:date>
          </office:change-info>
          <table:previous table:id="ct495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702">
          <table:cell-address table:column="16" table:row="48" table:table="0"/>
          <office:change-info>
            <dc:creator> </dc:creator>
            <dc:date>2023-03-02T19:11:51.397000000</dc:date>
          </office:change-info>
          <table:previous table:id="ct492">
            <table:change-track-table-cell office:value-type="string">
              <text:p>de_DE,fr_FR,en_GB,es_CR</text:p>
            </table:change-track-table-cell>
          </table:previous>
        </table:cell-content-change>
        <table:cell-content-change table:id="ct703">
          <table:cell-address table:column="17" table:row="50" table:table="0"/>
          <office:change-info>
            <dc:creator> </dc:creator>
            <dc:date>2023-03-02T19:12:08.340000000</dc:date>
          </office:change-info>
          <table:previous table:id="ct521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704">
          <table:cell-address table:column="16" table:row="50" table:table="0"/>
          <office:change-info>
            <dc:creator> </dc:creator>
            <dc:date>2023-03-02T19:12:15.663000000</dc:date>
          </office:change-info>
          <table:previous table:id="ct520">
            <table:change-track-table-cell office:value-type="string">
              <text:p>de_DE,fr_FR,en_GB</text:p>
            </table:change-track-table-cell>
          </table:previous>
        </table:cell-content-change>
        <table:cell-content-change table:id="ct705">
          <table:cell-address table:column="16" table:row="64" table:table="0"/>
          <office:change-info>
            <dc:creator> </dc:creator>
            <dc:date>2023-03-02T19:12:43.637000000</dc:date>
          </office:change-info>
          <table:previous table:id="ct325">
            <table:change-track-table-cell office:value-type="string">
              <text:p>en_GB</text:p>
            </table:change-track-table-cell>
          </table:previous>
        </table:cell-content-change>
        <table:cell-content-change table:id="ct706">
          <table:cell-address table:column="17" table:row="64" table:table="0"/>
          <office:change-info>
            <dc:creator> </dc:creator>
            <dc:date>2023-03-02T19:12:50.365000000</dc:date>
          </office:change-info>
          <table:previous table:id="ct326">
            <table:change-track-table-cell office:value-type="string">
              <text:p>en_GB</text:p>
            </table:change-track-table-cell>
          </table:previous>
        </table:cell-content-change>
        <table:insertion table:id="ct707" table:type="row" table:position="77" table:table="0">
          <office:change-info>
            <dc:creator> </dc:creator>
            <dc:date>2023-03-02T19:13:21.798000000</dc:date>
          </office:change-info>
          <table:dependencies>
            <table:dependency table:id="ct1295"/>
            <table:dependency table:id="ct1227"/>
            <table:dependency table:id="ct1225"/>
            <table:dependency table:id="ct1222"/>
            <table:dependency table:id="ct741"/>
            <table:dependency table:id="ct724"/>
            <table:dependency table:id="ct723"/>
            <table:dependency table:id="ct722"/>
            <table:dependency table:id="ct721"/>
            <table:dependency table:id="ct720"/>
            <table:dependency table:id="ct719"/>
            <table:dependency table:id="ct718"/>
            <table:dependency table:id="ct717"/>
            <table:dependency table:id="ct716"/>
            <table:dependency table:id="ct715"/>
            <table:dependency table:id="ct714"/>
            <table:dependency table:id="ct713"/>
            <table:dependency table:id="ct712"/>
            <table:dependency table:id="ct711"/>
            <table:dependency table:id="ct710"/>
            <table:dependency table:id="ct709"/>
            <table:dependency table:id="ct708"/>
          </table:dependencies>
        </table:insertion>
        <table:cell-content-change table:id="ct708">
          <table:cell-address table:column="1" table:row="77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09">
          <table:cell-address table:column="2" table:row="77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0">
          <table:cell-address table:column="3" table:row="77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1">
          <table:cell-address table:column="4" table:row="77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2">
          <table:cell-address table:column="6" table:row="77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3">
          <table:cell-address table:column="7" table:row="77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4">
          <table:cell-address table:column="8" table:row="77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5">
          <table:cell-address table:column="9" table:row="77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6">
          <table:cell-address table:column="13" table:row="77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7">
          <table:cell-address table:column="15" table:row="77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8">
          <table:cell-address table:column="16" table:row="77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19">
          <table:cell-address table:column="17" table:row="77" table:table="0"/>
          <office:change-info>
            <dc:creator> </dc:creator>
            <dc:date>2023-03-02T19:13:24.568000000</dc:date>
          </office:change-info>
          <table:previous>
            <table:change-track-table-cell/>
          </table:previous>
        </table:cell-content-change>
        <table:cell-content-change table:id="ct720">
          <table:cell-address table:column="1" table:row="77" table:table="0"/>
          <office:change-info>
            <dc:creator> </dc:creator>
            <dc:date>2023-03-02T19:13:30.142000000</dc:date>
          </office:change-info>
          <table:previous table:id="ct708">
            <table:change-track-table-cell office:value-type="string">
              <text:p>Early May bank holiday</text:p>
            </table:change-track-table-cell>
          </table:previous>
        </table:cell-content-change>
        <table:cell-content-change table:id="ct721">
          <table:cell-address table:column="3" table:row="77" table:table="0"/>
          <office:change-info>
            <dc:creator> </dc:creator>
            <dc:date>2023-03-02T19:13:36.516000000</dc:date>
          </office:change-info>
          <table:previous table:id="ct710">
            <table:change-track-table-cell office:value-type="string">
              <text:p>greg-earlymaybankholiday</text:p>
            </table:change-track-table-cell>
          </table:previous>
        </table:cell-content-change>
        <table:cell-content-change table:id="ct722">
          <table:cell-address table:column="6" table:row="77" table:table="0"/>
          <office:change-info>
            <dc:creator> </dc:creator>
            <dc:date>2023-03-02T19:13:41.021000000</dc:date>
          </office:change-info>
          <table:previous table:id="ct712">
            <table:change-track-table-cell office:value-type="float" office:value="5"/>
          </table:previous>
        </table:cell-content-change>
        <table:cell-content-change table:id="ct723">
          <table:cell-address table:column="16" table:row="77" table:table="0"/>
          <office:change-info>
            <dc:creator> </dc:creator>
            <dc:date>2023-03-02T19:14:01.604000000</dc:date>
          </office:change-info>
          <table:previous table:id="ct718">
            <table:change-track-table-cell office:value-type="string">
              <text:p>en_GB,en_IE,ga_IE</text:p>
            </table:change-track-table-cell>
          </table:previous>
        </table:cell-content-change>
        <table:cell-content-change table:id="ct724">
          <table:cell-address table:column="17" table:row="77" table:table="0"/>
          <office:change-info>
            <dc:creator> </dc:creator>
            <dc:date>2023-03-02T19:14:03.507000000</dc:date>
          </office:change-info>
          <table:previous table:id="ct719">
            <table:change-track-table-cell office:value-type="string">
              <text:p>en_GB,en_IE,ga_IE</text:p>
            </table:change-track-table-cell>
          </table:previous>
        </table:cell-content-change>
        <table:insertion table:id="ct725" table:type="row" table:position="94" table:table="0">
          <office:change-info>
            <dc:creator> </dc:creator>
            <dc:date>2023-03-02T19:14:25.717000000</dc:date>
          </office:change-info>
          <table:dependencies>
            <table:dependency table:id="ct2677"/>
            <table:dependency table:id="ct2580"/>
            <table:dependency table:id="ct2579"/>
            <table:dependency table:id="ct743"/>
            <table:dependency table:id="ct742"/>
            <table:dependency table:id="ct740"/>
            <table:dependency table:id="ct739"/>
            <table:dependency table:id="ct738"/>
            <table:dependency table:id="ct737"/>
            <table:dependency table:id="ct736"/>
            <table:dependency table:id="ct735"/>
            <table:dependency table:id="ct734"/>
            <table:dependency table:id="ct733"/>
            <table:dependency table:id="ct732"/>
            <table:dependency table:id="ct731"/>
            <table:dependency table:id="ct730"/>
            <table:dependency table:id="ct729"/>
            <table:dependency table:id="ct728"/>
            <table:dependency table:id="ct727"/>
            <table:dependency table:id="ct726"/>
          </table:dependencies>
        </table:insertion>
        <table:cell-content-change table:id="ct726">
          <table:cell-address table:column="1" table:row="94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27">
          <table:cell-address table:column="2" table:row="94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28">
          <table:cell-address table:column="3" table:row="94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29">
          <table:cell-address table:column="4" table:row="94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0">
          <table:cell-address table:column="6" table:row="94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1">
          <table:cell-address table:column="7" table:row="94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2">
          <table:cell-address table:column="8" table:row="94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3">
          <table:cell-address table:column="9" table:row="94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4">
          <table:cell-address table:column="13" table:row="94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5">
          <table:cell-address table:column="15" table:row="94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6">
          <table:cell-address table:column="16" table:row="94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7">
          <table:cell-address table:column="17" table:row="94" table:table="0"/>
          <office:change-info>
            <dc:creator> </dc:creator>
            <dc:date>2023-03-02T19:14:27.655000000</dc:date>
          </office:change-info>
          <table:previous>
            <table:change-track-table-cell/>
          </table:previous>
        </table:cell-content-change>
        <table:cell-content-change table:id="ct738">
          <table:cell-address table:column="1" table:row="94" table:table="0"/>
          <office:change-info>
            <dc:creator> </dc:creator>
            <dc:date>2023-03-02T19:14:32.997000000</dc:date>
          </office:change-info>
          <table:previous table:id="ct726">
            <table:change-track-table-cell office:value-type="string">
              <text:p>Early June bank holiday</text:p>
            </table:change-track-table-cell>
          </table:previous>
        </table:cell-content-change>
        <table:cell-content-change table:id="ct739">
          <table:cell-address table:column="2" table:row="94" table:table="0"/>
          <office:change-info>
            <dc:creator> </dc:creator>
            <dc:date>2023-03-02T19:14:41.014000000</dc:date>
          </office:change-info>
          <table:previous table:id="ct727">
            <table:change-track-table-cell office:value-type="string">
              <text:p>LLL:EXT:timer/Resources/Private/Language/locallang_cal.xlf:calendarDate.hist.greg.earlyMayBankHoliday</text:p>
            </table:change-track-table-cell>
          </table:previous>
        </table:cell-content-change>
        <table:cell-content-change table:id="ct740">
          <table:cell-address table:column="2" table:row="94" table:table="0"/>
          <office:change-info>
            <dc:creator> </dc:creator>
            <dc:date>2023-03-02T19:14:49.310000000</dc:date>
          </office:change-info>
          <table:previous table:id="ct739">
            <table:change-track-table-cell office:value-type="string">
              <text:p>LLL:EXT:timer/Resources/Private/Language/locallang_cal.xlf:calendarDate.hist.greg.earlyAugustBankHoliday</text:p>
            </table:change-track-table-cell>
          </table:previous>
        </table:cell-content-change>
        <table:cell-content-change table:id="ct741">
          <table:cell-address table:column="2" table:row="77" table:table="0"/>
          <office:change-info>
            <dc:creator> </dc:creator>
            <dc:date>2023-03-02T19:14:51.731000000</dc:date>
          </office:change-info>
          <table:previous table:id="ct709">
            <table:change-track-table-cell office:value-type="string">
              <text:p>LLL:EXT:timer/Resources/Private/Language/locallang_cal.xlf:calendarDate.hist.greg.earlyMayBankHoliday</text:p>
            </table:change-track-table-cell>
          </table:previous>
        </table:cell-content-change>
        <table:cell-content-change table:id="ct742">
          <table:cell-address table:column="3" table:row="94" table:table="0"/>
          <office:change-info>
            <dc:creator> </dc:creator>
            <dc:date>2023-03-02T19:15:34.277000000</dc:date>
          </office:change-info>
          <table:previous table:id="ct728">
            <table:change-track-table-cell office:value-type="string">
              <text:p>greg-earlyjunebankholiday</text:p>
            </table:change-track-table-cell>
          </table:previous>
        </table:cell-content-change>
        <table:cell-content-change table:id="ct743">
          <table:cell-address table:column="6" table:row="94" table:table="0"/>
          <office:change-info>
            <dc:creator> </dc:creator>
            <dc:date>2023-03-02T19:15:37.622000000</dc:date>
          </office:change-info>
          <table:previous table:id="ct730">
            <table:change-track-table-cell office:value-type="float" office:value="6"/>
          </table:previous>
        </table:cell-content-change>
        <table:insertion table:id="ct744" table:type="row" table:position="114" table:table="0">
          <office:change-info>
            <dc:creator> </dc:creator>
            <dc:date>2023-03-02T19:16:18.216000000</dc:date>
          </office:change-info>
          <table:dependencies>
            <table:dependency table:id="ct2688"/>
            <table:dependency table:id="ct1306"/>
            <table:dependency table:id="ct1268"/>
            <table:dependency table:id="ct1266"/>
            <table:dependency table:id="ct1265"/>
            <table:dependency table:id="ct1263"/>
            <table:dependency table:id="ct759"/>
            <table:dependency table:id="ct758"/>
            <table:dependency table:id="ct757"/>
            <table:dependency table:id="ct756"/>
            <table:dependency table:id="ct755"/>
            <table:dependency table:id="ct754"/>
            <table:dependency table:id="ct753"/>
            <table:dependency table:id="ct752"/>
            <table:dependency table:id="ct751"/>
            <table:dependency table:id="ct750"/>
            <table:dependency table:id="ct749"/>
            <table:dependency table:id="ct748"/>
            <table:dependency table:id="ct747"/>
            <table:dependency table:id="ct746"/>
            <table:dependency table:id="ct745"/>
          </table:dependencies>
        </table:insertion>
        <table:cell-content-change table:id="ct745">
          <table:cell-address table:column="1" table:row="114" table:table="0"/>
          <office:change-info>
            <dc:creator> </dc:creator>
            <dc:date>2023-03-02T19:16:20.891000000</dc:date>
          </office:change-info>
          <table:previous>
            <table:change-track-table-cell/>
          </table:previous>
        </table:cell-content-change>
        <table:cell-content-change table:id="ct746">
          <table:cell-address table:column="3" table:row="114" table:table="0"/>
          <office:change-info>
            <dc:creator> </dc:creator>
            <dc:date>2023-03-02T19:16:20.891000000</dc:date>
          </office:change-info>
          <table:previous>
            <table:change-track-table-cell/>
          </table:previous>
        </table:cell-content-change>
        <table:cell-content-change table:id="ct747">
          <table:cell-address table:column="4" table:row="114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48">
          <table:cell-address table:column="6" table:row="114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49">
          <table:cell-address table:column="7" table:row="114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0">
          <table:cell-address table:column="8" table:row="114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1">
          <table:cell-address table:column="9" table:row="114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2">
          <table:cell-address table:column="13" table:row="114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3">
          <table:cell-address table:column="15" table:row="114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4">
          <table:cell-address table:column="16" table:row="114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5">
          <table:cell-address table:column="17" table:row="114" table:table="0"/>
          <office:change-info>
            <dc:creator> </dc:creator>
            <dc:date>2023-03-02T19:16:20.892000000</dc:date>
          </office:change-info>
          <table:previous>
            <table:change-track-table-cell/>
          </table:previous>
        </table:cell-content-change>
        <table:cell-content-change table:id="ct756">
          <table:cell-address table:column="1" table:row="114" table:table="0"/>
          <office:change-info>
            <dc:creator> </dc:creator>
            <dc:date>2023-03-02T19:16:33.843000000</dc:date>
          </office:change-info>
          <table:previous table:id="ct745">
            <table:change-track-table-cell office:value-type="string">
              <text:p>Early August bank holiday</text:p>
            </table:change-track-table-cell>
          </table:previous>
        </table:cell-content-change>
        <table:cell-content-change table:id="ct757">
          <table:cell-address table:column="3" table:row="114" table:table="0"/>
          <office:change-info>
            <dc:creator> </dc:creator>
            <dc:date>2023-03-02T19:16:44.715000000</dc:date>
          </office:change-info>
          <table:previous table:id="ct746">
            <table:change-track-table-cell office:value-type="string">
              <text:p>greg-earlyAugustBankholiday</text:p>
            </table:change-track-table-cell>
          </table:previous>
        </table:cell-content-change>
        <table:cell-content-change table:id="ct758">
          <table:cell-address table:column="6" table:row="114" table:table="0"/>
          <office:change-info>
            <dc:creator> </dc:creator>
            <dc:date>2023-03-02T19:16:48.500000000</dc:date>
          </office:change-info>
          <table:previous table:id="ct748">
            <table:change-track-table-cell office:value-type="float" office:value="8"/>
          </table:previous>
        </table:cell-content-change>
        <table:cell-content-change table:id="ct759">
          <table:cell-address table:column="9" table:row="114" table:table="0"/>
          <office:change-info>
            <dc:creator> </dc:creator>
            <dc:date>2023-03-02T19:16:53.587000000</dc:date>
          </office:change-info>
          <table:previous table:id="ct751">
            <table:change-track-table-cell office:value-type="float" office:value="1"/>
          </table:previous>
        </table:cell-content-change>
        <table:cell-content-change table:id="ct760">
          <table:cell-address table:column="4" table:row="41" table:table="0"/>
          <office:change-info>
            <dc:creator> </dc:creator>
            <dc:date>2023-03-02T19:18:04.261000000</dc:date>
          </office:change-info>
          <table:previous table:id="ct413">
            <table:change-track-table-cell office:value-type="string">
              <text:p>fixedweekend</text:p>
            </table:change-track-table-cell>
          </table:previous>
        </table:cell-content-change>
        <table:cell-content-change table:id="ct761">
          <table:cell-address table:column="8" table:row="41" table:table="0"/>
          <office:change-info>
            <dc:creator> </dc:creator>
            <dc:date>2023-03-02T19:18:17.115000000</dc:date>
          </office:change-info>
          <table:previous table:id="ct459">
            <table:change-track-table-cell/>
          </table:previous>
        </table:cell-content-change>
        <table:cell-content-change table:id="ct762">
          <table:cell-address table:column="8" table:row="12" table:table="0"/>
          <office:change-info>
            <dc:creator> </dc:creator>
            <dc:date>2023-03-02T19:18:39.571000000</dc:date>
          </office:change-info>
          <table:previous table:id="ct458">
            <table:change-track-table-cell/>
          </table:previous>
        </table:cell-content-change>
        <table:cell-content-change table:id="ct763">
          <table:cell-address table:column="4" table:row="12" table:table="0"/>
          <office:change-info>
            <dc:creator> </dc:creator>
            <dc:date>2023-03-02T19:18:45.587000000</dc:date>
          </office:change-info>
          <table:previous table:id="ct412">
            <table:change-track-table-cell office:value-type="string">
              <text:p>fixedweekend</text:p>
            </table:change-track-table-cell>
          </table:previous>
        </table:cell-content-change>
        <table:cell-content-change table:id="ct764">
          <table:cell-address table:column="4" table:row="5" table:table="0"/>
          <office:change-info>
            <dc:creator> </dc:creator>
            <dc:date>2023-03-02T19:20:09.605000000</dc:date>
          </office:change-info>
          <table:previous table:id="ct410">
            <table:change-track-table-cell office:value-type="string">
              <text:p>fixedweekend</text:p>
            </table:change-track-table-cell>
          </table:previous>
        </table:cell-content-change>
        <table:cell-content-change table:id="ct765">
          <table:cell-address table:column="4" table:row="6" table:table="0"/>
          <office:change-info>
            <dc:creator> </dc:creator>
            <dc:date>2023-03-02T19:20:26.954000000</dc:date>
          </office:change-info>
          <table:previous table:id="ct411">
            <table:change-track-table-cell office:value-type="string">
              <text:p>fixedweekend</text:p>
            </table:change-track-table-cell>
          </table:previous>
        </table:cell-content-change>
        <table:cell-content-change table:id="ct766">
          <table:cell-address table:column="8" table:row="5" table:table="0"/>
          <office:change-info>
            <dc:creator> </dc:creator>
            <dc:date>2023-03-02T19:21:16.795000000</dc:date>
          </office:change-info>
          <table:previous table:id="ct468">
            <table:change-track-table-cell office:value-type="float" office:value="1"/>
          </table:previous>
        </table:cell-content-change>
        <table:cell-content-change table:id="ct767">
          <table:cell-address table:column="8" table:row="6" table:table="0"/>
          <office:change-info>
            <dc:creator> </dc:creator>
            <dc:date>2023-03-02T19:21:50.935000000</dc:date>
          </office:change-info>
          <table:previous table:id="ct469">
            <table:change-track-table-cell office:value-type="float" office:value="-1"/>
          </table:previous>
        </table:cell-content-change>
        <table:cell-content-change table:id="ct768">
          <table:cell-address table:column="8" table:row="6" table:table="0"/>
          <office:change-info>
            <dc:creator> </dc:creator>
            <dc:date>2023-03-02T19:21:57.276000000</dc:date>
          </office:change-info>
          <table:previous table:id="ct767">
            <table:change-track-table-cell office:value-type="string">
              <text:p>0,0,0,0,0,2,1</text:p>
            </table:change-track-table-cell>
          </table:previous>
        </table:cell-content-change>
        <table:cell-content-change table:id="ct769">
          <table:cell-address table:column="8" table:row="136" table:table="0"/>
          <office:change-info>
            <dc:creator> </dc:creator>
            <dc:date>2023-03-02T19:23:04.331000000</dc:date>
          </office:change-info>
          <table:previous table:id="ct463">
            <table:change-track-table-cell/>
          </table:previous>
        </table:cell-content-change>
        <table:cell-content-change table:id="ct770">
          <table:cell-address table:column="4" table:row="136" table:table="0"/>
          <office:change-info>
            <dc:creator> </dc:creator>
            <dc:date>2023-03-02T19:23:09.204000000</dc:date>
          </office:change-info>
          <table:previous table:id="ct415">
            <table:change-track-table-cell office:value-type="string">
              <text:p>fixedweekend</text:p>
            </table:change-track-table-cell>
          </table:previous>
        </table:cell-content-change>
        <table:cell-content-change table:id="ct771">
          <table:cell-address table:column="4" table:row="88" table:table="0"/>
          <office:change-info>
            <dc:creator> </dc:creator>
            <dc:date>2023-03-02T19:23:28.644000000</dc:date>
          </office:change-info>
          <table:previous table:id="ct414">
            <table:change-track-table-cell office:value-type="string">
              <text:p>fixedweekend</text:p>
            </table:change-track-table-cell>
          </table:previous>
        </table:cell-content-change>
        <table:cell-content-change table:id="ct772">
          <table:cell-address table:column="8" table:row="88" table:table="0"/>
          <office:change-info>
            <dc:creator> </dc:creator>
            <dc:date>2023-03-02T19:23:37.323000000</dc:date>
          </office:change-info>
          <table:previous table:id="ct461">
            <table:change-track-table-cell/>
          </table:previous>
        </table:cell-content-change>
        <table:insertion table:id="ct773" table:type="row" table:position="11" table:table="0">
          <office:change-info>
            <dc:creator> </dc:creator>
            <dc:date>2023-03-02T19:25:50.041000000</dc:date>
          </office:change-info>
          <table:dependencies>
            <table:dependency table:id="ct1413"/>
            <table:dependency table:id="ct1410"/>
            <table:dependency table:id="ct1312"/>
            <table:dependency table:id="ct1280"/>
            <table:dependency table:id="ct1171"/>
            <table:dependency table:id="ct1170"/>
            <table:dependency table:id="ct1169"/>
            <table:dependency table:id="ct1015"/>
            <table:dependency table:id="ct1011"/>
            <table:dependency table:id="ct791"/>
            <table:dependency table:id="ct790"/>
            <table:dependency table:id="ct789"/>
            <table:dependency table:id="ct788"/>
            <table:dependency table:id="ct787"/>
            <table:dependency table:id="ct786"/>
            <table:dependency table:id="ct785"/>
            <table:dependency table:id="ct784"/>
            <table:dependency table:id="ct783"/>
            <table:dependency table:id="ct782"/>
            <table:dependency table:id="ct781"/>
            <table:dependency table:id="ct780"/>
            <table:dependency table:id="ct779"/>
            <table:dependency table:id="ct778"/>
            <table:dependency table:id="ct777"/>
            <table:dependency table:id="ct776"/>
            <table:dependency table:id="ct775"/>
            <table:dependency table:id="ct774"/>
          </table:dependencies>
        </table:insertion>
        <table:cell-content-change table:id="ct774">
          <table:cell-address table:column="1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6">
          <table:cell-address table:column="3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7">
          <table:cell-address table:column="4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8">
          <table:cell-address table:column="5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79">
          <table:cell-address table:column="6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0">
          <table:cell-address table:column="7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1">
          <table:cell-address table:column="13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2">
          <table:cell-address table:column="15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3">
          <table:cell-address table:column="16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4">
          <table:cell-address table:column="17" table:row="11" table:table="0"/>
          <office:change-info>
            <dc:creator> </dc:creator>
            <dc:date>2023-03-02T19:27:54.207000000</dc:date>
          </office:change-info>
          <table:previous>
            <table:change-track-table-cell/>
          </table:previous>
        </table:cell-content-change>
        <table:cell-content-change table:id="ct785">
          <table:cell-address table:column="3" table:row="11" table:table="0"/>
          <office:change-info>
            <dc:creator> </dc:creator>
            <dc:date>2023-03-02T19:28:10.132000000</dc:date>
          </office:change-info>
          <table:previous table:id="ct776">
            <table:change-track-table-cell office:value-type="string">
              <text:p>greg-newYear</text:p>
            </table:change-track-table-cell>
          </table:previous>
        </table:cell-content-change>
        <table:cell-content-change table:id="ct786">
          <table:cell-address table:column="2" table:row="11" table:table="0"/>
          <office:change-info>
            <dc:creator> </dc:creator>
            <dc:date>2023-03-02T19:28:12.087000000</dc:date>
          </office:change-info>
          <table:previous table:id="ct775">
            <table:change-track-table-cell office:value-type="string">
              <text:p>LLL:EXT:timer/Resources/Private/Language/locallang_cal.xlf:calendarDate.cult.greg.newyear</text:p>
            </table:change-track-table-cell>
          </table:previous>
        </table:cell-content-change>
        <table:cell-content-change table:id="ct787">
          <table:cell-address table:column="4" table:row="11" table:table="0"/>
          <office:change-info>
            <dc:creator> </dc:creator>
            <dc:date>2023-03-02T19:28:22.890000000</dc:date>
          </office:change-info>
          <table:previous table:id="ct777">
            <table:change-track-table-cell office:value-type="string">
              <text:p>fixed</text:p>
            </table:change-track-table-cell>
          </table:previous>
        </table:cell-content-change>
        <table:cell-content-change table:id="ct788">
          <table:cell-address table:column="8" table:row="11" table:table="0"/>
          <office:change-info>
            <dc:creator> </dc:creator>
            <dc:date>2023-03-02T19:28:37.450000000</dc:date>
          </office:change-info>
          <table:previous>
            <table:change-track-table-cell/>
          </table:previous>
        </table:cell-content-change>
        <table:cell-content-change table:id="ct789">
          <table:cell-address table:column="16" table:row="11" table:table="0"/>
          <office:change-info>
            <dc:creator> </dc:creator>
            <dc:date>2023-03-02T19:28:58.336000000</dc:date>
          </office:change-info>
          <table:previous table:id="ct783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790">
          <table:cell-address table:column="16" table:row="11" table:table="0"/>
          <office:change-info>
            <dc:creator> </dc:creator>
            <dc:date>2023-03-02T19:29:02.930000000</dc:date>
          </office:change-info>
          <table:previous table:id="ct789">
            <table:change-track-table-cell/>
          </table:previous>
        </table:cell-content-change>
        <table:cell-content-change table:id="ct791">
          <table:cell-address table:column="17" table:row="11" table:table="0"/>
          <office:change-info>
            <dc:creator> </dc:creator>
            <dc:date>2023-03-02T19:29:07.109000000</dc:date>
          </office:change-info>
          <table:previous table:id="ct784">
            <table:change-track-table-cell office:value-type="string">
              <text:p>de_DE,fr_FR,es_CR,en_IE,ga_IE</text:p>
            </table:change-track-table-cell>
          </table:previous>
        </table:cell-content-change>
        <table:insertion table:id="ct792" table:type="row" table:position="20" table:table="0">
          <office:change-info>
            <dc:creator> </dc:creator>
            <dc:date>2023-03-02T19:29:45.960000000</dc:date>
          </office:change-info>
          <table:dependencies>
            <table:dependency table:id="ct1346"/>
            <table:dependency table:id="ct1340"/>
            <table:dependency table:id="ct1283"/>
            <table:dependency table:id="ct1183"/>
            <table:dependency table:id="ct1178"/>
            <table:dependency table:id="ct1177"/>
            <table:dependency table:id="ct1174"/>
            <table:dependency table:id="ct1115"/>
            <table:dependency table:id="ct1108"/>
            <table:dependency table:id="ct1089"/>
            <table:dependency table:id="ct1088"/>
            <table:dependency table:id="ct1087"/>
            <table:dependency table:id="ct1086"/>
            <table:dependency table:id="ct1085"/>
            <table:dependency table:id="ct799"/>
            <table:dependency table:id="ct798"/>
            <table:dependency table:id="ct797"/>
            <table:dependency table:id="ct796"/>
            <table:dependency table:id="ct795"/>
            <table:dependency table:id="ct794"/>
            <table:dependency table:id="ct793"/>
          </table:dependencies>
        </table:insertion>
        <table:cell-content-change table:id="ct793">
          <table:cell-address table:column="1" table:row="20" table:table="0"/>
          <office:change-info>
            <dc:creator> </dc:creator>
            <dc:date>2023-03-02T19:29:58.986000000</dc:date>
          </office:change-info>
          <table:previous>
            <table:change-track-table-cell/>
          </table:previous>
        </table:cell-content-change>
        <table:cell-content-change table:id="ct794">
          <table:cell-address table:column="3" table:row="20" table:table="0"/>
          <office:change-info>
            <dc:creator> </dc:creator>
            <dc:date>2023-03-02T19:30:11.796000000</dc:date>
          </office:change-info>
          <table:previous>
            <table:change-track-table-cell/>
          </table:previous>
        </table:cell-content-change>
        <table:cell-content-change table:id="ct795">
          <table:cell-address table:column="4" table:row="20" table:table="0"/>
          <office:change-info>
            <dc:creator> </dc:creator>
            <dc:date>2023-03-02T19:30:46.979000000</dc:date>
          </office:change-info>
          <table:previous>
            <table:change-track-table-cell/>
          </table:previous>
        </table:cell-content-change>
        <table:cell-content-change table:id="ct796">
          <table:cell-address table:column="6" table:row="20" table:table="0"/>
          <office:change-info>
            <dc:creator> </dc:creator>
            <dc:date>2023-03-02T19:30:50.074000000</dc:date>
          </office:change-info>
          <table:previous>
            <table:change-track-table-cell/>
          </table:previous>
        </table:cell-content-change>
        <table:cell-content-change table:id="ct797">
          <table:cell-address table:column="7" table:row="20" table:table="0"/>
          <office:change-info>
            <dc:creator> </dc:creator>
            <dc:date>2023-03-02T19:30:51.645000000</dc:date>
          </office:change-info>
          <table:previous>
            <table:change-track-table-cell/>
          </table:previous>
        </table:cell-content-change>
        <table:cell-content-change table:id="ct798">
          <table:cell-address table:column="8" table:row="20" table:table="0"/>
          <office:change-info>
            <dc:creator> </dc:creator>
            <dc:date>2023-03-02T19:30:56.786000000</dc:date>
          </office:change-info>
          <table:previous>
            <table:change-track-table-cell/>
          </table:previous>
        </table:cell-content-change>
        <table:cell-content-change table:id="ct799">
          <table:cell-address table:column="9" table:row="20" table:table="0"/>
          <office:change-info>
            <dc:creator> </dc:creator>
            <dc:date>2023-03-02T19:31:07.258000000</dc:date>
          </office:change-info>
          <table:previous>
            <table:change-track-table-cell/>
          </table:previous>
        </table:cell-content-change>
        <table:insertion table:id="ct800" table:type="row" table:position="30" table:table="0">
          <office:change-info>
            <dc:creator> </dc:creator>
            <dc:date>2023-03-02T19:31:09.172000000</dc:date>
          </office:change-info>
          <table:dependencies>
            <table:dependency table:id="ct2652"/>
            <table:dependency table:id="ct1539"/>
            <table:dependency table:id="ct1520"/>
            <table:dependency table:id="ct1315"/>
            <table:dependency table:id="ct1286"/>
            <table:dependency table:id="ct1194"/>
            <table:dependency table:id="ct1193"/>
            <table:dependency table:id="ct1192"/>
            <table:dependency table:id="ct1007"/>
            <table:dependency table:id="ct1004"/>
            <table:dependency table:id="ct811"/>
            <table:dependency table:id="ct810"/>
            <table:dependency table:id="ct809"/>
            <table:dependency table:id="ct808"/>
            <table:dependency table:id="ct807"/>
            <table:dependency table:id="ct806"/>
            <table:dependency table:id="ct805"/>
            <table:dependency table:id="ct804"/>
            <table:dependency table:id="ct803"/>
            <table:dependency table:id="ct802"/>
            <table:dependency table:id="ct801"/>
          </table:dependencies>
        </table:insertion>
        <table:cell-content-change table:id="ct801">
          <table:cell-address table:column="1" table:row="30" table:table="0"/>
          <office:change-info>
            <dc:creator> </dc:creator>
            <dc:date>2023-03-02T19:31:22.010000000</dc:date>
          </office:change-info>
          <table:previous>
            <table:change-track-table-cell/>
          </table:previous>
        </table:cell-content-change>
        <table:cell-content-change table:id="ct802">
          <table:cell-address table:column="3" table:row="30" table:table="0"/>
          <office:change-info>
            <dc:creator> </dc:creator>
            <dc:date>2023-03-02T19:31:37.646000000</dc:date>
          </office:change-info>
          <table:previous>
            <table:change-track-table-cell/>
          </table:previous>
        </table:cell-content-change>
        <table:cell-content-change table:id="ct803">
          <table:cell-address table:column="4" table:row="30" table:table="0"/>
          <office:change-info>
            <dc:creator> </dc:creator>
            <dc:date>2023-03-02T19:31:46.241000000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30" table:table="0"/>
          <office:change-info>
            <dc:creator> </dc:creator>
            <dc:date>2023-03-02T19:31:54.546000000</dc:date>
          </office:change-info>
          <table:previous>
            <table:change-track-table-cell/>
          </table:previous>
        </table:cell-content-change>
        <table:cell-content-change table:id="ct805">
          <table:cell-address table:column="6" table:row="30" table:table="0"/>
          <office:change-info>
            <dc:creator> </dc:creator>
            <dc:date>2023-03-02T19:31:56.008000000</dc:date>
          </office:change-info>
          <table:previous>
            <table:change-track-table-cell/>
          </table:previous>
        </table:cell-content-change>
        <table:cell-content-change table:id="ct806">
          <table:cell-address table:column="7" table:row="30" table:table="0"/>
          <office:change-info>
            <dc:creator> </dc:creator>
            <dc:date>2023-03-02T19:31:58.171000000</dc:date>
          </office:change-info>
          <table:previous>
            <table:change-track-table-cell/>
          </table:previous>
        </table:cell-content-change>
        <table:cell-content-change table:id="ct807">
          <table:cell-address table:column="8" table:row="30" table:table="0"/>
          <office:change-info>
            <dc:creator> </dc:creator>
            <dc:date>2023-03-02T19:32:02.842000000</dc:date>
          </office:change-info>
          <table:previous>
            <table:change-track-table-cell/>
          </table:previous>
        </table:cell-content-change>
        <table:cell-content-change table:id="ct808">
          <table:cell-address table:column="13" table:row="30" table:table="0"/>
          <office:change-info>
            <dc:creator> </dc:creator>
            <dc:date>2023-03-02T19:32:07.360000000</dc:date>
          </office:change-info>
          <table:previous>
            <table:change-track-table-cell/>
          </table:previous>
        </table:cell-content-change>
        <table:cell-content-change table:id="ct809">
          <table:cell-address table:column="15" table:row="30" table:table="0"/>
          <office:change-info>
            <dc:creator> </dc:creator>
            <dc:date>2023-03-02T19:32:09.954000000</dc:date>
          </office:change-info>
          <table:previous>
            <table:change-track-table-cell/>
          </table:previous>
        </table:cell-content-change>
        <table:cell-content-change table:id="ct810">
          <table:cell-address table:column="16" table:row="30" table:table="0"/>
          <office:change-info>
            <dc:creator> </dc:creator>
            <dc:date>2023-03-02T19:32:16.987000000</dc:date>
          </office:change-info>
          <table:previous>
            <table:change-track-table-cell/>
          </table:previous>
        </table:cell-content-change>
        <table:cell-content-change table:id="ct811">
          <table:cell-address table:column="17" table:row="30" table:table="0"/>
          <office:change-info>
            <dc:creator> </dc:creator>
            <dc:date>2023-03-02T19:32:22.154000000</dc:date>
          </office:change-info>
          <table:previous>
            <table:change-track-table-cell/>
          </table:previous>
        </table:cell-content-change>
        <table:insertion table:id="ct812" table:type="row" table:position="32" table:table="0">
          <office:change-info>
            <dc:creator> </dc:creator>
            <dc:date>2023-03-02T19:32:38.891000000</dc:date>
          </office:change-info>
          <table:dependencies>
            <table:dependency table:id="ct2651"/>
            <table:dependency table:id="ct1316"/>
            <table:dependency table:id="ct1287"/>
            <table:dependency table:id="ct1200"/>
            <table:dependency table:id="ct1199"/>
            <table:dependency table:id="ct1198"/>
            <table:dependency table:id="ct1197"/>
            <table:dependency table:id="ct1196"/>
            <table:dependency table:id="ct1195"/>
            <table:dependency table:id="ct1008"/>
            <table:dependency table:id="ct1005"/>
            <table:dependency table:id="ct827"/>
            <table:dependency table:id="ct826"/>
            <table:dependency table:id="ct825"/>
            <table:dependency table:id="ct824"/>
            <table:dependency table:id="ct823"/>
            <table:dependency table:id="ct822"/>
            <table:dependency table:id="ct821"/>
            <table:dependency table:id="ct820"/>
            <table:dependency table:id="ct819"/>
            <table:dependency table:id="ct818"/>
            <table:dependency table:id="ct817"/>
            <table:dependency table:id="ct816"/>
            <table:dependency table:id="ct815"/>
            <table:dependency table:id="ct814"/>
            <table:dependency table:id="ct813"/>
          </table:dependencies>
        </table:insertion>
        <table:cell-content-change table:id="ct813">
          <table:cell-address table:column="1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4">
          <table:cell-address table:column="3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5">
          <table:cell-address table:column="4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6">
          <table:cell-address table:column="5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7">
          <table:cell-address table:column="6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8">
          <table:cell-address table:column="7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19">
          <table:cell-address table:column="8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0">
          <table:cell-address table:column="13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1">
          <table:cell-address table:column="15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2">
          <table:cell-address table:column="16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3">
          <table:cell-address table:column="17" table:row="32" table:table="0"/>
          <office:change-info>
            <dc:creator> </dc:creator>
            <dc:date>2023-03-02T19:32:40.468000000</dc:date>
          </office:change-info>
          <table:previous>
            <table:change-track-table-cell/>
          </table:previous>
        </table:cell-content-change>
        <table:cell-content-change table:id="ct824">
          <table:cell-address table:column="1" table:row="32" table:table="0"/>
          <office:change-info>
            <dc:creator> </dc:creator>
            <dc:date>2023-03-02T19:32:53.179000000</dc:date>
          </office:change-info>
          <table:previous table:id="ct813">
            <table:change-track-table-cell office:value-type="string">
              <text:p>Japan Tag der Staatsgründung</text:p>
            </table:change-track-table-cell>
          </table:previous>
        </table:cell-content-change>
        <table:cell-content-change table:id="ct825">
          <table:cell-address table:column="3" table:row="32" table:table="0"/>
          <office:change-info>
            <dc:creator> </dc:creator>
            <dc:date>2023-03-02T19:33:04.013000000</dc:date>
          </office:change-info>
          <table:previous table:id="ct814">
            <table:change-track-table-cell office:value-type="string">
              <text:p>greg-jpStateFoundation</text:p>
            </table:change-track-table-cell>
          </table:previous>
        </table:cell-content-change>
        <table:cell-content-change table:id="ct826">
          <table:cell-address table:column="5" table:row="32" table:table="0"/>
          <office:change-info>
            <dc:creator> </dc:creator>
            <dc:date>2023-03-02T19:33:11.773000000</dc:date>
          </office:change-info>
          <table:previous table:id="ct816">
            <table:change-track-table-cell office:value-type="float" office:value="11"/>
          </table:previous>
        </table:cell-content-change>
        <table:cell-content-change table:id="ct827">
          <table:cell-address table:column="13" table:row="32" table:table="0"/>
          <office:change-info>
            <dc:creator> </dc:creator>
            <dc:date>2023-03-02T19:33:17.154000000</dc:date>
          </office:change-info>
          <table:previous table:id="ct820">
            <table:change-track-table-cell office:value-type="string">
              <text:p>political</text:p>
            </table:change-track-table-cell>
          </table:previous>
        </table:cell-content-change>
        <table:insertion table:id="ct828" table:type="row" table:position="44" table:table="0">
          <office:change-info>
            <dc:creator> </dc:creator>
            <dc:date>2023-03-02T19:34:04.316000000</dc:date>
          </office:change-info>
          <table:dependencies>
            <table:dependency table:id="ct1288"/>
            <table:dependency table:id="ct1203"/>
            <table:dependency table:id="ct1202"/>
            <table:dependency table:id="ct1201"/>
            <table:dependency table:id="ct837"/>
            <table:dependency table:id="ct836"/>
            <table:dependency table:id="ct835"/>
            <table:dependency table:id="ct834"/>
            <table:dependency table:id="ct833"/>
            <table:dependency table:id="ct832"/>
            <table:dependency table:id="ct831"/>
            <table:dependency table:id="ct830"/>
            <table:dependency table:id="ct829"/>
          </table:dependencies>
        </table:insertion>
        <table:cell-content-change table:id="ct829">
          <table:cell-address table:column="1" table:row="44" table:table="0"/>
          <office:change-info>
            <dc:creator> </dc:creator>
            <dc:date>2023-03-02T19:34:11.938000000</dc:date>
          </office:change-info>
          <table:previous>
            <table:change-track-table-cell/>
          </table:previous>
        </table:cell-content-change>
        <table:cell-content-change table:id="ct830">
          <table:cell-address table:column="3" table:row="44" table:table="0"/>
          <office:change-info>
            <dc:creator> </dc:creator>
            <dc:date>2023-03-02T19:34:55.467000000</dc:date>
          </office:change-info>
          <table:previous>
            <table:change-track-table-cell/>
          </table:previous>
        </table:cell-content-change>
        <table:cell-content-change table:id="ct831">
          <table:cell-address table:column="4" table:row="44" table:table="0"/>
          <office:change-info>
            <dc:creator> </dc:creator>
            <dc:date>2023-03-02T19:35:05.090000000</dc:date>
          </office:change-info>
          <table:previous>
            <table:change-track-table-cell/>
          </table:previous>
        </table:cell-content-change>
        <table:cell-content-change table:id="ct832">
          <table:cell-address table:column="7" table:row="44" table:table="0"/>
          <office:change-info>
            <dc:creator> </dc:creator>
            <dc:date>2023-03-02T19:35:09.651000000</dc:date>
          </office:change-info>
          <table:previous>
            <table:change-track-table-cell/>
          </table:previous>
        </table:cell-content-change>
        <table:cell-content-change table:id="ct833">
          <table:cell-address table:column="8" table:row="44" table:table="0"/>
          <office:change-info>
            <dc:creator> </dc:creator>
            <dc:date>2023-03-02T19:35:12.865000000</dc:date>
          </office:change-info>
          <table:previous>
            <table:change-track-table-cell/>
          </table:previous>
        </table:cell-content-change>
        <table:cell-content-change table:id="ct834">
          <table:cell-address table:column="13" table:row="44" table:table="0"/>
          <office:change-info>
            <dc:creator> </dc:creator>
            <dc:date>2023-03-02T19:35:17.378000000</dc:date>
          </office:change-info>
          <table:previous>
            <table:change-track-table-cell/>
          </table:previous>
        </table:cell-content-change>
        <table:cell-content-change table:id="ct835">
          <table:cell-address table:column="15" table:row="44" table:table="0"/>
          <office:change-info>
            <dc:creator> </dc:creator>
            <dc:date>2023-03-02T19:35:19.745000000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44" table:table="0"/>
          <office:change-info>
            <dc:creator> </dc:creator>
            <dc:date>2023-03-02T19:35:24.468000000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44" table:table="0"/>
          <office:change-info>
            <dc:creator> </dc:creator>
            <dc:date>2023-03-02T19:35:29.635000000</dc:date>
          </office:change-info>
          <table:previous>
            <table:change-track-table-cell/>
          </table:previous>
        </table:cell-content-change>
        <table:insertion table:id="ct838" table:type="row" table:position="55" table:table="0">
          <office:change-info>
            <dc:creator> </dc:creator>
            <dc:date>2023-03-02T19:36:03.441000000</dc:date>
          </office:change-info>
          <table:dependencies>
            <table:dependency table:id="ct1319"/>
            <table:dependency table:id="ct1290"/>
            <table:dependency table:id="ct1211"/>
            <table:dependency table:id="ct1210"/>
            <table:dependency table:id="ct1209"/>
            <table:dependency table:id="ct996"/>
            <table:dependency table:id="ct990"/>
            <table:dependency table:id="ct849"/>
            <table:dependency table:id="ct848"/>
            <table:dependency table:id="ct847"/>
            <table:dependency table:id="ct846"/>
            <table:dependency table:id="ct845"/>
            <table:dependency table:id="ct844"/>
            <table:dependency table:id="ct843"/>
            <table:dependency table:id="ct842"/>
            <table:dependency table:id="ct841"/>
            <table:dependency table:id="ct840"/>
            <table:dependency table:id="ct839"/>
          </table:dependencies>
        </table:insertion>
        <table:cell-content-change table:id="ct839">
          <table:cell-address table:column="1" table:row="55" table:table="0"/>
          <office:change-info>
            <dc:creator> </dc:creator>
            <dc:date>2023-03-02T19:36:05.745000000</dc:date>
          </office:change-info>
          <table:previous>
            <table:change-track-table-cell/>
          </table:previous>
        </table:cell-content-change>
        <table:cell-content-change table:id="ct840">
          <table:cell-address table:column="3" table:row="55" table:table="0"/>
          <office:change-info>
            <dc:creator> </dc:creator>
            <dc:date>2023-03-02T19:36:21.490000000</dc:date>
          </office:change-info>
          <table:previous>
            <table:change-track-table-cell/>
          </table:previous>
        </table:cell-content-change>
        <table:cell-content-change table:id="ct841">
          <table:cell-address table:column="4" table:row="55" table:table="0"/>
          <office:change-info>
            <dc:creator> </dc:creator>
            <dc:date>2023-03-02T19:36:28.597000000</dc:date>
          </office:change-info>
          <table:previous>
            <table:change-track-table-cell/>
          </table:previous>
        </table:cell-content-change>
        <table:cell-content-change table:id="ct842">
          <table:cell-address table:column="5" table:row="55" table:table="0"/>
          <office:change-info>
            <dc:creator> </dc:creator>
            <dc:date>2023-03-02T19:36:33.177000000</dc:date>
          </office:change-info>
          <table:previous>
            <table:change-track-table-cell/>
          </table:previous>
        </table:cell-content-change>
        <table:cell-content-change table:id="ct843">
          <table:cell-address table:column="6" table:row="55" table:table="0"/>
          <office:change-info>
            <dc:creator> </dc:creator>
            <dc:date>2023-03-02T19:36:34.473000000</dc:date>
          </office:change-info>
          <table:previous>
            <table:change-track-table-cell/>
          </table:previous>
        </table:cell-content-change>
        <table:cell-content-change table:id="ct844">
          <table:cell-address table:column="7" table:row="55" table:table="0"/>
          <office:change-info>
            <dc:creator> </dc:creator>
            <dc:date>2023-03-02T19:36:36.426000000</dc:date>
          </office:change-info>
          <table:previous>
            <table:change-track-table-cell/>
          </table:previous>
        </table:cell-content-change>
        <table:cell-content-change table:id="ct845">
          <table:cell-address table:column="8" table:row="55" table:table="0"/>
          <office:change-info>
            <dc:creator> </dc:creator>
            <dc:date>2023-03-02T19:36:40.063000000</dc:date>
          </office:change-info>
          <table:previous>
            <table:change-track-table-cell/>
          </table:previous>
        </table:cell-content-change>
        <table:cell-content-change table:id="ct846">
          <table:cell-address table:column="13" table:row="55" table:table="0"/>
          <office:change-info>
            <dc:creator> </dc:creator>
            <dc:date>2023-03-02T19:36:46.427000000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55" table:table="0"/>
          <office:change-info>
            <dc:creator> </dc:creator>
            <dc:date>2023-03-02T19:36:49.751000000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55" table:table="0"/>
          <office:change-info>
            <dc:creator> </dc:creator>
            <dc:date>2023-03-02T19:36:53.778000000</dc:date>
          </office:change-info>
          <table:previous>
            <table:change-track-table-cell/>
          </table:previous>
        </table:cell-content-change>
        <table:cell-content-change table:id="ct849">
          <table:cell-address table:column="17" table:row="55" table:table="0"/>
          <office:change-info>
            <dc:creator> </dc:creator>
            <dc:date>2023-03-02T19:36:57.627000000</dc:date>
          </office:change-info>
          <table:previous>
            <table:change-track-table-cell/>
          </table:previous>
        </table:cell-content-change>
        <table:insertion table:id="ct850" table:type="row" table:position="60" table:table="0">
          <office:change-info>
            <dc:creator> </dc:creator>
            <dc:date>2023-03-02T19:37:14.622000000</dc:date>
          </office:change-info>
          <table:dependencies>
            <table:dependency table:id="ct2665"/>
            <table:dependency table:id="ct2664"/>
            <table:dependency table:id="ct1321"/>
            <table:dependency table:id="ct1291"/>
            <table:dependency table:id="ct1218"/>
            <table:dependency table:id="ct1215"/>
            <table:dependency table:id="ct1212"/>
            <table:dependency table:id="ct998"/>
            <table:dependency table:id="ct992"/>
            <table:dependency table:id="ct867"/>
            <table:dependency table:id="ct866"/>
            <table:dependency table:id="ct865"/>
            <table:dependency table:id="ct864"/>
            <table:dependency table:id="ct863"/>
            <table:dependency table:id="ct862"/>
            <table:dependency table:id="ct861"/>
            <table:dependency table:id="ct860"/>
            <table:dependency table:id="ct859"/>
            <table:dependency table:id="ct858"/>
            <table:dependency table:id="ct857"/>
            <table:dependency table:id="ct856"/>
            <table:dependency table:id="ct855"/>
            <table:dependency table:id="ct854"/>
            <table:dependency table:id="ct853"/>
            <table:dependency table:id="ct852"/>
            <table:dependency table:id="ct851"/>
          </table:dependencies>
        </table:insertion>
        <table:cell-content-change table:id="ct851">
          <table:cell-address table:column="1" table:row="60" table:table="0"/>
          <office:change-info>
            <dc:creator> </dc:creator>
            <dc:date>2023-03-02T19:37:26.058000000</dc:date>
          </office:change-info>
          <table:previous>
            <table:change-track-table-cell/>
          </table:previous>
        </table:cell-content-change>
        <table:cell-content-change table:id="ct852">
          <table:cell-address table:column="1" table:row="60" table:table="0"/>
          <office:change-info>
            <dc:creator> </dc:creator>
            <dc:date>2023-03-02T19:37:31.331000000</dc:date>
          </office:change-info>
          <table:previous table:id="ct851">
            <table:change-track-table-cell office:value-type="string">
              <text:p>Tag der Verfassung</text:p>
            </table:change-track-table-cell>
          </table:previous>
        </table:cell-content-change>
        <table:cell-content-change table:id="ct853">
          <table:cell-address table:column="3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4">
          <table:cell-address table:column="4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5">
          <table:cell-address table:column="5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6">
          <table:cell-address table:column="6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7">
          <table:cell-address table:column="7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8">
          <table:cell-address table:column="8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59">
          <table:cell-address table:column="13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60">
          <table:cell-address table:column="15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61">
          <table:cell-address table:column="16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62">
          <table:cell-address table:column="17" table:row="60" table:table="0"/>
          <office:change-info>
            <dc:creator> </dc:creator>
            <dc:date>2023-03-02T19:37:31.331000000</dc:date>
          </office:change-info>
          <table:previous>
            <table:change-track-table-cell/>
          </table:previous>
        </table:cell-content-change>
        <table:cell-content-change table:id="ct863">
          <table:cell-address table:column="1" table:row="60" table:table="0"/>
          <office:change-info>
            <dc:creator> </dc:creator>
            <dc:date>2023-03-02T19:37:41.861000000</dc:date>
          </office:change-info>
          <table:previous table:id="ct852">
            <table:change-track-table-cell office:value-type="string">
              <text:p>Tag der Showa-Ära </text:p>
            </table:change-track-table-cell>
          </table:previous>
        </table:cell-content-change>
        <table:cell-content-change table:id="ct864">
          <table:cell-address table:column="3" table:row="60" table:table="0"/>
          <office:change-info>
            <dc:creator> </dc:creator>
            <dc:date>2023-03-02T19:37:56.315000000</dc:date>
          </office:change-info>
          <table:previous table:id="ct853">
            <table:change-track-table-cell office:value-type="string">
              <text:p>greg-jpDayOfShowa</text:p>
            </table:change-track-table-cell>
          </table:previous>
        </table:cell-content-change>
        <table:cell-content-change table:id="ct865">
          <table:cell-address table:column="3" table:row="60" table:table="0"/>
          <office:change-info>
            <dc:creator> </dc:creator>
            <dc:date>2023-03-02T19:38:02.091000000</dc:date>
          </office:change-info>
          <table:previous table:id="ct864">
            <table:change-track-table-cell office:value-type="string">
              <text:p>greg-jpDayOfGroundLawShowa</text:p>
            </table:change-track-table-cell>
          </table:previous>
        </table:cell-content-change>
        <table:cell-content-change table:id="ct866">
          <table:cell-address table:column="5" table:row="60" table:table="0"/>
          <office:change-info>
            <dc:creator> </dc:creator>
            <dc:date>2023-03-02T19:38:08.264000000</dc:date>
          </office:change-info>
          <table:previous table:id="ct855">
            <table:change-track-table-cell office:value-type="float" office:value="29"/>
          </table:previous>
        </table:cell-content-change>
        <table:cell-content-change table:id="ct867">
          <table:cell-address table:column="6" table:row="60" table:table="0"/>
          <office:change-info>
            <dc:creator> </dc:creator>
            <dc:date>2023-03-02T19:38:09.953000000</dc:date>
          </office:change-info>
          <table:previous table:id="ct856">
            <table:change-track-table-cell office:value-type="float" office:value="4"/>
          </table:previous>
        </table:cell-content-change>
        <table:insertion table:id="ct868" table:type="row" table:position="63" table:table="0">
          <office:change-info>
            <dc:creator> </dc:creator>
            <dc:date>2023-03-02T19:38:27.092000000</dc:date>
          </office:change-info>
          <table:dependencies>
            <table:dependency table:id="ct2661"/>
            <table:dependency table:id="ct1323"/>
            <table:dependency table:id="ct1293"/>
            <table:dependency table:id="ct1220"/>
            <table:dependency table:id="ct1217"/>
            <table:dependency table:id="ct1214"/>
            <table:dependency table:id="ct1000"/>
            <table:dependency table:id="ct994"/>
            <table:dependency table:id="ct898"/>
            <table:dependency table:id="ct897"/>
            <table:dependency table:id="ct896"/>
            <table:dependency table:id="ct894"/>
            <table:dependency table:id="ct891"/>
            <table:dependency table:id="ct889"/>
            <table:dependency table:id="ct887"/>
            <table:dependency table:id="ct885"/>
            <table:dependency table:id="ct883"/>
            <table:dependency table:id="ct881"/>
            <table:dependency table:id="ct879"/>
            <table:dependency table:id="ct877"/>
            <table:dependency table:id="ct875"/>
            <table:dependency table:id="ct873"/>
            <table:dependency table:id="ct871"/>
          </table:dependencies>
        </table:insertion>
        <table:insertion table:id="ct869" table:type="row" table:position="62" table:table="0">
          <office:change-info>
            <dc:creator> </dc:creator>
            <dc:date>2023-03-02T19:38:29.356000000</dc:date>
          </office:change-info>
          <table:dependencies>
            <table:dependency table:id="ct2662"/>
            <table:dependency table:id="ct1322"/>
            <table:dependency table:id="ct1292"/>
            <table:dependency table:id="ct1219"/>
            <table:dependency table:id="ct1216"/>
            <table:dependency table:id="ct1213"/>
            <table:dependency table:id="ct999"/>
            <table:dependency table:id="ct993"/>
            <table:dependency table:id="ct899"/>
            <table:dependency table:id="ct895"/>
            <table:dependency table:id="ct893"/>
            <table:dependency table:id="ct892"/>
            <table:dependency table:id="ct890"/>
            <table:dependency table:id="ct888"/>
            <table:dependency table:id="ct886"/>
            <table:dependency table:id="ct884"/>
            <table:dependency table:id="ct882"/>
            <table:dependency table:id="ct880"/>
            <table:dependency table:id="ct878"/>
            <table:dependency table:id="ct876"/>
            <table:dependency table:id="ct874"/>
            <table:dependency table:id="ct872"/>
            <table:dependency table:id="ct870"/>
          </table:dependencies>
        </table:insertion>
        <table:cell-content-change table:id="ct870">
          <table:cell-address table:column="1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1">
          <table:cell-address table:column="1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2">
          <table:cell-address table:column="3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3">
          <table:cell-address table:column="3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4">
          <table:cell-address table:column="4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5">
          <table:cell-address table:column="4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6">
          <table:cell-address table:column="5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7">
          <table:cell-address table:column="5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8">
          <table:cell-address table:column="6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79">
          <table:cell-address table:column="6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0">
          <table:cell-address table:column="7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1">
          <table:cell-address table:column="7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2">
          <table:cell-address table:column="8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3">
          <table:cell-address table:column="8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4">
          <table:cell-address table:column="13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5">
          <table:cell-address table:column="13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6">
          <table:cell-address table:column="15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7">
          <table:cell-address table:column="15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8">
          <table:cell-address table:column="16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89">
          <table:cell-address table:column="16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90">
          <table:cell-address table:column="17" table:row="62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91">
          <table:cell-address table:column="17" table:row="63" table:table="0"/>
          <office:change-info>
            <dc:creator> </dc:creator>
            <dc:date>2023-03-02T19:38:38.313000000</dc:date>
          </office:change-info>
          <table:previous>
            <table:change-track-table-cell/>
          </table:previous>
        </table:cell-content-change>
        <table:cell-content-change table:id="ct892">
          <table:cell-address table:column="1" table:row="62" table:table="0"/>
          <office:change-info>
            <dc:creator> </dc:creator>
            <dc:date>2023-03-02T19:38:51.322000000</dc:date>
          </office:change-info>
          <table:previous table:id="ct870">
            <table:change-track-table-cell office:value-type="string">
              <text:p>Japan: Tag derVerfassung</text:p>
            </table:change-track-table-cell>
          </table:previous>
        </table:cell-content-change>
        <table:cell-content-change table:id="ct893">
          <table:cell-address table:column="6" table:row="62" table:table="0"/>
          <office:change-info>
            <dc:creator> </dc:creator>
            <dc:date>2023-03-02T19:38:57.736000000</dc:date>
          </office:change-info>
          <table:previous table:id="ct878">
            <table:change-track-table-cell office:value-type="float" office:value="6"/>
          </table:previous>
        </table:cell-content-change>
        <table:cell-content-change table:id="ct894">
          <table:cell-address table:column="6" table:row="63" table:table="0"/>
          <office:change-info>
            <dc:creator> </dc:creator>
            <dc:date>2023-03-02T19:39:03.552000000</dc:date>
          </office:change-info>
          <table:previous table:id="ct879">
            <table:change-track-table-cell office:value-type="float" office:value="7"/>
          </table:previous>
        </table:cell-content-change>
        <table:cell-content-change table:id="ct895">
          <table:cell-address table:column="8" table:row="62" table:table="0"/>
          <office:change-info>
            <dc:creator> </dc:creator>
            <dc:date>2023-03-02T19:39:06.885000000</dc:date>
          </office:change-info>
          <table:previous table:id="ct882">
            <table:change-track-table-cell office:value-type="string">
              <text:p>0,0,0,0,0,0,2</text:p>
            </table:change-track-table-cell>
          </table:previous>
        </table:cell-content-change>
        <table:cell-content-change table:id="ct896">
          <table:cell-address table:column="8" table:row="63" table:table="0"/>
          <office:change-info>
            <dc:creator> </dc:creator>
            <dc:date>2023-03-02T19:39:16.442000000</dc:date>
          </office:change-info>
          <table:previous table:id="ct883">
            <table:change-track-table-cell office:value-type="string">
              <text:p>0,0,0,0,0,0,3</text:p>
            </table:change-track-table-cell>
          </table:previous>
        </table:cell-content-change>
        <table:cell-content-change table:id="ct897">
          <table:cell-address table:column="1" table:row="63" table:table="0"/>
          <office:change-info>
            <dc:creator> </dc:creator>
            <dc:date>2023-03-02T19:39:30.459000000</dc:date>
          </office:change-info>
          <table:previous table:id="ct871">
            <table:change-track-table-cell office:value-type="string">
              <text:p>Japan: Tag derVerfassung</text:p>
            </table:change-track-table-cell>
          </table:previous>
        </table:cell-content-change>
        <table:cell-content-change table:id="ct898">
          <table:cell-address table:column="3" table:row="63" table:table="0"/>
          <office:change-info>
            <dc:creator> </dc:creator>
            <dc:date>2023-03-02T19:39:39.316000000</dc:date>
          </office:change-info>
          <table:previous table:id="ct873">
            <table:change-track-table-cell office:value-type="string">
              <text:p>greg-jpDayOfGroundLaw</text:p>
            </table:change-track-table-cell>
          </table:previous>
        </table:cell-content-change>
        <table:cell-content-change table:id="ct899">
          <table:cell-address table:column="3" table:row="62" table:table="0"/>
          <office:change-info>
            <dc:creator> </dc:creator>
            <dc:date>2023-03-02T19:39:51.909000000</dc:date>
          </office:change-info>
          <table:previous table:id="ct872">
            <table:change-track-table-cell office:value-type="string">
              <text:p>greg-jpDayOfGroundLaw</text:p>
            </table:change-track-table-cell>
          </table:previous>
        </table:cell-content-change>
        <table:insertion table:id="ct900" table:type="row" table:position="90" table:table="0">
          <office:change-info>
            <dc:creator> </dc:creator>
            <dc:date>2023-03-02T19:40:11.867000000</dc:date>
          </office:change-info>
          <table:dependencies>
            <table:dependency table:id="ct2674"/>
            <table:dependency table:id="ct1325"/>
            <table:dependency table:id="ct1297"/>
            <table:dependency table:id="ct1239"/>
            <table:dependency table:id="ct1235"/>
            <table:dependency table:id="ct1232"/>
            <table:dependency table:id="ct986"/>
            <table:dependency table:id="ct982"/>
            <table:dependency table:id="ct935"/>
            <table:dependency table:id="ct934"/>
            <table:dependency table:id="ct930"/>
            <table:dependency table:id="ct926"/>
            <table:dependency table:id="ct925"/>
            <table:dependency table:id="ct924"/>
            <table:dependency table:id="ct912"/>
            <table:dependency table:id="ct911"/>
            <table:dependency table:id="ct910"/>
            <table:dependency table:id="ct909"/>
            <table:dependency table:id="ct908"/>
            <table:dependency table:id="ct907"/>
            <table:dependency table:id="ct906"/>
            <table:dependency table:id="ct905"/>
            <table:dependency table:id="ct904"/>
            <table:dependency table:id="ct903"/>
            <table:dependency table:id="ct902"/>
          </table:dependencies>
        </table:insertion>
        <table:insertion table:id="ct901" table:type="row" table:position="91" table:table="0">
          <office:change-info>
            <dc:creator> </dc:creator>
            <dc:date>2023-03-02T19:40:21.043000000</dc:date>
          </office:change-info>
          <table:dependencies>
            <table:dependency table:id="ct2675"/>
            <table:dependency table:id="ct1326"/>
            <table:dependency table:id="ct1298"/>
            <table:dependency table:id="ct1240"/>
            <table:dependency table:id="ct1236"/>
            <table:dependency table:id="ct1233"/>
            <table:dependency table:id="ct987"/>
            <table:dependency table:id="ct983"/>
            <table:dependency table:id="ct952"/>
            <table:dependency table:id="ct936"/>
            <table:dependency table:id="ct933"/>
            <table:dependency table:id="ct932"/>
            <table:dependency table:id="ct931"/>
            <table:dependency table:id="ct929"/>
            <table:dependency table:id="ct928"/>
            <table:dependency table:id="ct927"/>
            <table:dependency table:id="ct923"/>
            <table:dependency table:id="ct922"/>
            <table:dependency table:id="ct921"/>
            <table:dependency table:id="ct920"/>
            <table:dependency table:id="ct919"/>
            <table:dependency table:id="ct918"/>
            <table:dependency table:id="ct917"/>
            <table:dependency table:id="ct916"/>
            <table:dependency table:id="ct915"/>
            <table:dependency table:id="ct914"/>
            <table:dependency table:id="ct913"/>
          </table:dependencies>
        </table:insertion>
        <table:cell-content-change table:id="ct902">
          <table:cell-address table:column="1" table:row="90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3">
          <table:cell-address table:column="3" table:row="90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4">
          <table:cell-address table:column="4" table:row="90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5">
          <table:cell-address table:column="5" table:row="90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6">
          <table:cell-address table:column="6" table:row="90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7">
          <table:cell-address table:column="7" table:row="90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8">
          <table:cell-address table:column="8" table:row="90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90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10">
          <table:cell-address table:column="15" table:row="90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11">
          <table:cell-address table:column="16" table:row="90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12">
          <table:cell-address table:column="17" table:row="90" table:table="0"/>
          <office:change-info>
            <dc:creator> </dc:creator>
            <dc:date>2023-03-02T19:40:31.177000000</dc:date>
          </office:change-info>
          <table:previous>
            <table:change-track-table-cell/>
          </table:previous>
        </table:cell-content-change>
        <table:cell-content-change table:id="ct913">
          <table:cell-address table:column="1" table:row="91" table:table="0"/>
          <office:change-info>
            <dc:creator> </dc:creator>
            <dc:date>2023-03-02T19:40:34.604000000</dc:date>
          </office:change-info>
          <table:previous>
            <table:change-track-table-cell/>
          </table:previous>
        </table:cell-content-change>
        <table:cell-content-change table:id="ct914">
          <table:cell-address table:column="3" table:row="91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5">
          <table:cell-address table:column="4" table:row="91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6">
          <table:cell-address table:column="5" table:row="91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7">
          <table:cell-address table:column="6" table:row="91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8">
          <table:cell-address table:column="7" table:row="91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19">
          <table:cell-address table:column="8" table:row="91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0">
          <table:cell-address table:column="13" table:row="91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1">
          <table:cell-address table:column="15" table:row="91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2">
          <table:cell-address table:column="16" table:row="91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3">
          <table:cell-address table:column="17" table:row="91" table:table="0"/>
          <office:change-info>
            <dc:creator> </dc:creator>
            <dc:date>2023-03-02T19:40:34.605000000</dc:date>
          </office:change-info>
          <table:previous>
            <table:change-track-table-cell/>
          </table:previous>
        </table:cell-content-change>
        <table:cell-content-change table:id="ct924">
          <table:cell-address table:column="5" table:row="90" table:table="0"/>
          <office:change-info>
            <dc:creator> </dc:creator>
            <dc:date>2023-03-02T19:40:42.953000000</dc:date>
          </office:change-info>
          <table:previous table:id="ct905">
            <table:change-track-table-cell office:value-type="float" office:value="5"/>
          </table:previous>
        </table:cell-content-change>
        <table:cell-content-change table:id="ct925">
          <table:cell-address table:column="6" table:row="90" table:table="0"/>
          <office:change-info>
            <dc:creator> </dc:creator>
            <dc:date>2023-03-02T19:40:44.953000000</dc:date>
          </office:change-info>
          <table:previous table:id="ct906">
            <table:change-track-table-cell office:value-type="float" office:value="5"/>
          </table:previous>
        </table:cell-content-change>
        <table:cell-content-change table:id="ct926">
          <table:cell-address table:column="1" table:row="90" table:table="0"/>
          <office:change-info>
            <dc:creator> </dc:creator>
            <dc:date>2023-03-02T19:40:55.194000000</dc:date>
          </office:change-info>
          <table:previous table:id="ct902">
            <table:change-track-table-cell office:value-type="string">
              <text:p>Japan: Tag der Kinder</text:p>
            </table:change-track-table-cell>
          </table:previous>
        </table:cell-content-change>
        <table:cell-content-change table:id="ct927">
          <table:cell-address table:column="1" table:row="91" table:table="0"/>
          <office:change-info>
            <dc:creator> </dc:creator>
            <dc:date>2023-03-02T19:41:01.037000000</dc:date>
          </office:change-info>
          <table:previous table:id="ct913">
            <table:change-track-table-cell office:value-type="string">
              <text:p>Japan: Tag der Kinder</text:p>
            </table:change-track-table-cell>
          </table:previous>
        </table:cell-content-change>
        <table:cell-content-change table:id="ct928">
          <table:cell-address table:column="1" table:row="91" table:table="0"/>
          <office:change-info>
            <dc:creator> </dc:creator>
            <dc:date>2023-03-02T19:41:06.661000000</dc:date>
          </office:change-info>
          <table:previous table:id="ct927">
            <table:change-track-table-cell office:value-type="string">
              <text:p>Japan: Tagdes Sports</text:p>
            </table:change-track-table-cell>
          </table:previous>
        </table:cell-content-change>
        <table:cell-content-change table:id="ct929">
          <table:cell-address table:column="3" table:row="91" table:table="0"/>
          <office:change-info>
            <dc:creator> </dc:creator>
            <dc:date>2023-03-02T19:41:15.086000000</dc:date>
          </office:change-info>
          <table:previous table:id="ct914">
            <table:change-track-table-cell office:value-type="string">
              <text:p>greg-jpDayOfChildren</text:p>
            </table:change-track-table-cell>
          </table:previous>
        </table:cell-content-change>
        <table:cell-content-change table:id="ct930">
          <table:cell-address table:column="3" table:row="90" table:table="0"/>
          <office:change-info>
            <dc:creator> </dc:creator>
            <dc:date>2023-03-02T19:41:22.667000000</dc:date>
          </office:change-info>
          <table:previous table:id="ct903">
            <table:change-track-table-cell office:value-type="string">
              <text:p>greg-jpDayOfChildren</text:p>
            </table:change-track-table-cell>
          </table:previous>
        </table:cell-content-change>
        <table:cell-content-change table:id="ct931">
          <table:cell-address table:column="5" table:row="91" table:table="0"/>
          <office:change-info>
            <dc:creator> </dc:creator>
            <dc:date>2023-03-02T19:41:33.097000000</dc:date>
          </office:change-info>
          <table:previous table:id="ct916">
            <table:change-track-table-cell office:value-type="float" office:value="5"/>
          </table:previous>
        </table:cell-content-change>
        <table:cell-content-change table:id="ct932">
          <table:cell-address table:column="6" table:row="91" table:table="0"/>
          <office:change-info>
            <dc:creator> </dc:creator>
            <dc:date>2023-03-02T19:41:35.209000000</dc:date>
          </office:change-info>
          <table:previous table:id="ct917">
            <table:change-track-table-cell office:value-type="float" office:value="5"/>
          </table:previous>
        </table:cell-content-change>
        <table:cell-content-change table:id="ct933">
          <table:cell-address table:column="13" table:row="91" table:table="0"/>
          <office:change-info>
            <dc:creator> </dc:creator>
            <dc:date>2023-03-02T19:41:39.267000000</dc:date>
          </office:change-info>
          <table:previous table:id="ct920">
            <table:change-track-table-cell office:value-type="string">
              <text:p>political</text:p>
            </table:change-track-table-cell>
          </table:previous>
        </table:cell-content-change>
        <table:cell-content-change table:id="ct934">
          <table:cell-address table:column="13" table:row="90" table:table="0"/>
          <office:change-info>
            <dc:creator> </dc:creator>
            <dc:date>2023-03-02T19:41:42.482000000</dc:date>
          </office:change-info>
          <table:previous table:id="ct909">
            <table:change-track-table-cell office:value-type="string">
              <text:p>political</text:p>
            </table:change-track-table-cell>
          </table:previous>
        </table:cell-content-change>
        <table:cell-content-change table:id="ct935">
          <table:cell-address table:column="15" table:row="90" table:table="0"/>
          <office:change-info>
            <dc:creator> </dc:creator>
            <dc:date>2023-03-02T19:41:45.175000000</dc:date>
          </office:change-info>
          <table:previous table:id="ct910">
            <table:change-track-table-cell office:value-type="float" office:value="6"/>
          </table:previous>
        </table:cell-content-change>
        <table:cell-content-change table:id="ct936">
          <table:cell-address table:column="15" table:row="91" table:table="0"/>
          <office:change-info>
            <dc:creator> </dc:creator>
            <dc:date>2023-03-02T19:41:46.664000000</dc:date>
          </office:change-info>
          <table:previous table:id="ct921">
            <table:change-track-table-cell office:value-type="float" office:value="6"/>
          </table:previous>
        </table:cell-content-change>
        <table:cell-content-change table:id="ct937">
          <table:cell-address table:column="5" table:row="99" table:table="0"/>
          <office:change-info>
            <dc:creator> </dc:creator>
            <dc:date>2023-03-02T19:42:27.218000000</dc:date>
          </office:change-info>
          <table:previous table:id="ct572">
            <table:change-track-table-cell office:value-type="float" office:value="2"/>
          </table:previous>
        </table:cell-content-change>
        <table:insertion table:id="ct938" table:type="row" table:position="98" table:table="0">
          <office:change-info>
            <dc:creator> </dc:creator>
            <dc:date>2023-03-02T19:42:34.490000000</dc:date>
          </office:change-info>
          <table:dependencies>
            <table:dependency table:id="ct2679"/>
            <table:dependency table:id="ct1329"/>
            <table:dependency table:id="ct1301"/>
            <table:dependency table:id="ct1252"/>
            <table:dependency table:id="ct1251"/>
            <table:dependency table:id="ct1246"/>
            <table:dependency table:id="ct979"/>
            <table:dependency table:id="ct976"/>
            <table:dependency table:id="ct954"/>
            <table:dependency table:id="ct953"/>
            <table:dependency table:id="ct951"/>
            <table:dependency table:id="ct950"/>
            <table:dependency table:id="ct949"/>
            <table:dependency table:id="ct948"/>
            <table:dependency table:id="ct947"/>
            <table:dependency table:id="ct946"/>
            <table:dependency table:id="ct945"/>
            <table:dependency table:id="ct944"/>
            <table:dependency table:id="ct943"/>
            <table:dependency table:id="ct942"/>
            <table:dependency table:id="ct941"/>
            <table:dependency table:id="ct940"/>
            <table:dependency table:id="ct939"/>
          </table:dependencies>
        </table:insertion>
        <table:cell-content-change table:id="ct939">
          <table:cell-address table:column="1" table:row="98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0">
          <table:cell-address table:column="3" table:row="98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1">
          <table:cell-address table:column="4" table:row="98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2">
          <table:cell-address table:column="5" table:row="98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3">
          <table:cell-address table:column="6" table:row="98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4">
          <table:cell-address table:column="7" table:row="98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5">
          <table:cell-address table:column="8" table:row="98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6">
          <table:cell-address table:column="13" table:row="98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7">
          <table:cell-address table:column="15" table:row="98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8">
          <table:cell-address table:column="16" table:row="98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49">
          <table:cell-address table:column="17" table:row="98" table:table="0"/>
          <office:change-info>
            <dc:creator> </dc:creator>
            <dc:date>2023-03-02T19:42:40.674000000</dc:date>
          </office:change-info>
          <table:previous>
            <table:change-track-table-cell/>
          </table:previous>
        </table:cell-content-change>
        <table:cell-content-change table:id="ct950">
          <table:cell-address table:column="1" table:row="98" table:table="0"/>
          <office:change-info>
            <dc:creator> </dc:creator>
            <dc:date>2023-03-02T19:42:48.324000000</dc:date>
          </office:change-info>
          <table:previous table:id="ct939">
            <table:change-track-table-cell office:value-type="string">
              <text:p>Japan: Tag des Sports</text:p>
            </table:change-track-table-cell>
          </table:previous>
        </table:cell-content-change>
        <table:cell-content-change table:id="ct951">
          <table:cell-address table:column="3" table:row="98" table:table="0"/>
          <office:change-info>
            <dc:creator> </dc:creator>
            <dc:date>2023-03-02T19:42:58.332000000</dc:date>
          </office:change-info>
          <table:previous table:id="ct940">
            <table:change-track-table-cell office:value-type="string">
              <text:p>greg-jpDayOfSpart</text:p>
            </table:change-track-table-cell>
          </table:previous>
        </table:cell-content-change>
        <table:cell-content-change table:id="ct952">
          <table:cell-address table:column="3" table:row="91" table:table="0"/>
          <office:change-info>
            <dc:creator> </dc:creator>
            <dc:date>2023-03-02T19:43:05.371000000</dc:date>
          </office:change-info>
          <table:previous table:id="ct929">
            <table:change-track-table-cell office:value-type="string">
              <text:p>greg-jpDayOfSpart</text:p>
            </table:change-track-table-cell>
          </table:previous>
        </table:cell-content-change>
        <table:cell-content-change table:id="ct953">
          <table:cell-address table:column="5" table:row="98" table:table="0"/>
          <office:change-info>
            <dc:creator> </dc:creator>
            <dc:date>2023-03-02T19:43:13.185000000</dc:date>
          </office:change-info>
          <table:previous table:id="ct942">
            <table:change-track-table-cell office:value-type="float" office:value="24"/>
          </table:previous>
        </table:cell-content-change>
        <table:cell-content-change table:id="ct954">
          <table:cell-address table:column="6" table:row="98" table:table="0"/>
          <office:change-info>
            <dc:creator> </dc:creator>
            <dc:date>2023-03-02T19:43:14.849000000</dc:date>
          </office:change-info>
          <table:previous table:id="ct943">
            <table:change-track-table-cell office:value-type="float" office:value="7"/>
          </table:previous>
        </table:cell-content-change>
        <table:insertion table:id="ct955" table:type="row" table:position="113" table:table="0">
          <office:change-info>
            <dc:creator> </dc:creator>
            <dc:date>2023-03-02T19:43:34.275000000</dc:date>
          </office:change-info>
          <table:dependencies>
            <table:dependency table:id="ct2537"/>
            <table:dependency table:id="ct1305"/>
            <table:dependency table:id="ct1267"/>
            <table:dependency table:id="ct1264"/>
            <table:dependency table:id="ct1262"/>
            <table:dependency table:id="ct974"/>
            <table:dependency table:id="ct969"/>
            <table:dependency table:id="ct968"/>
            <table:dependency table:id="ct967"/>
            <table:dependency table:id="ct966"/>
            <table:dependency table:id="ct965"/>
            <table:dependency table:id="ct964"/>
            <table:dependency table:id="ct963"/>
            <table:dependency table:id="ct962"/>
            <table:dependency table:id="ct961"/>
            <table:dependency table:id="ct960"/>
            <table:dependency table:id="ct959"/>
            <table:dependency table:id="ct958"/>
            <table:dependency table:id="ct957"/>
          </table:dependencies>
        </table:insertion>
        <table:insertion table:id="ct956" table:type="row" table:position="112" table:table="0">
          <office:change-info>
            <dc:creator> </dc:creator>
            <dc:date>2023-03-02T19:43:49.019000000</dc:date>
          </office:change-info>
          <table:dependencies>
            <table:dependency table:id="ct2582"/>
            <table:dependency table:id="ct2581"/>
            <table:dependency table:id="ct1036"/>
            <table:dependency table:id="ct1035"/>
            <table:dependency table:id="ct1034"/>
            <table:dependency table:id="ct1033"/>
            <table:dependency table:id="ct1032"/>
            <table:dependency table:id="ct1031"/>
            <table:dependency table:id="ct1030"/>
            <table:dependency table:id="ct1029"/>
            <table:dependency table:id="ct1028"/>
            <table:dependency table:id="ct1027"/>
            <table:dependency table:id="ct1026"/>
            <table:dependency table:id="ct1025"/>
            <table:dependency table:id="ct1024"/>
            <table:dependency table:id="ct1023"/>
            <table:dependency table:id="ct1022"/>
            <table:dependency table:id="ct1021"/>
          </table:dependencies>
        </table:insertion>
        <table:cell-content-change table:id="ct957">
          <table:cell-address table:column="1" table:row="113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58">
          <table:cell-address table:column="3" table:row="113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59">
          <table:cell-address table:column="4" table:row="113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0">
          <table:cell-address table:column="7" table:row="113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1">
          <table:cell-address table:column="8" table:row="113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2">
          <table:cell-address table:column="13" table:row="113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3">
          <table:cell-address table:column="15" table:row="113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4">
          <table:cell-address table:column="16" table:row="113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5">
          <table:cell-address table:column="17" table:row="113" table:table="0"/>
          <office:change-info>
            <dc:creator> </dc:creator>
            <dc:date>2023-03-02T19:44:34.229000000</dc:date>
          </office:change-info>
          <table:previous>
            <table:change-track-table-cell/>
          </table:previous>
        </table:cell-content-change>
        <table:cell-content-change table:id="ct966">
          <table:cell-address table:column="1" table:row="113" table:table="0"/>
          <office:change-info>
            <dc:creator> </dc:creator>
            <dc:date>2023-03-02T19:44:41.539000000</dc:date>
          </office:change-info>
          <table:previous table:id="ct957">
            <table:change-track-table-cell office:value-type="string">
              <text:p>Frühlingsanfang</text:p>
            </table:change-track-table-cell>
          </table:previous>
        </table:cell-content-change>
        <table:cell-content-change table:id="ct967">
          <table:cell-address table:column="3" table:row="113" table:table="0"/>
          <office:change-info>
            <dc:creator> </dc:creator>
            <dc:date>2023-03-02T19:44:50.585000000</dc:date>
          </office:change-info>
          <table:previous table:id="ct958">
            <table:change-track-table-cell office:value-type="string">
              <text:p>greg-spring</text:p>
            </table:change-track-table-cell>
          </table:previous>
        </table:cell-content-change>
        <table:cell-content-change table:id="ct968">
          <table:cell-address table:column="8" table:row="113" table:table="0"/>
          <office:change-info>
            <dc:creator> </dc:creator>
            <dc:date>2023-03-02T19:44:54.067000000</dc:date>
          </office:change-info>
          <table:previous table:id="ct961">
            <table:change-track-table-cell office:value-type="float" office:value="1"/>
          </table:previous>
        </table:cell-content-change>
        <table:cell-content-change table:id="ct969">
          <table:cell-address table:column="4" table:row="113" table:table="0"/>
          <office:change-info>
            <dc:creator> </dc:creator>
            <dc:date>2023-03-02T19:45:41.554000000</dc:date>
          </office:change-info>
          <table:previous table:id="ct959">
            <table:change-track-table-cell office:value-type="string">
              <text:p>season</text:p>
            </table:change-track-table-cell>
          </table:previous>
        </table:cell-content-change>
        <table:cell-content-change table:id="ct970">
          <table:cell-address table:column="9" table:row="104" table:table="0"/>
          <office:change-info>
            <dc:creator> </dc:creator>
            <dc:date>2023-03-02T19:45:55.025000000</dc:date>
          </office:change-info>
          <table:previous>
            <table:change-track-table-cell/>
          </table:previous>
        </table:cell-content-change>
        <table:cell-content-change table:id="ct971">
          <table:cell-address table:column="9" table:row="107" table:table="0"/>
          <office:change-info>
            <dc:creator> </dc:creator>
            <dc:date>2023-03-02T19:45:55.025000000</dc:date>
          </office:change-info>
          <table:previous>
            <table:change-track-table-cell/>
          </table:previous>
        </table:cell-content-change>
        <table:cell-content-change table:id="ct972">
          <table:cell-address table:column="8" table:row="104" table:table="0"/>
          <office:change-info>
            <dc:creator> </dc:creator>
            <dc:date>2023-03-02T19:45:57.460000000</dc:date>
          </office:change-info>
          <table:previous table:id="ct656">
            <table:change-track-table-cell office:value-type="string">
              <text:p>0,5,4,3,2,0,0</text:p>
            </table:change-track-table-cell>
          </table:previous>
        </table:cell-content-change>
        <table:cell-content-change table:id="ct973">
          <table:cell-address table:column="8" table:row="107" table:table="0"/>
          <office:change-info>
            <dc:creator> </dc:creator>
            <dc:date>2023-03-02T19:45:57.461000000</dc:date>
          </office:change-info>
          <table:previous table:id="ct592">
            <table:change-track-table-cell office:value-type="string">
              <text:p>0,-1,-2,4,0,0,0</text:p>
            </table:change-track-table-cell>
          </table:previous>
        </table:cell-content-change>
        <table:cell-content-change table:id="ct974">
          <table:cell-address table:column="9" table:row="113" table:table="0"/>
          <office:change-info>
            <dc:creator> </dc:creator>
            <dc:date>2023-03-02T19:46:14.313000000</dc:date>
          </office:change-info>
          <table:previous>
            <table:change-track-table-cell/>
          </table:previous>
        </table:cell-content-change>
        <table:cell-content-change table:id="ct975">
          <table:cell-address table:column="9" table:row="95" table:table="0"/>
          <office:change-info>
            <dc:creator> </dc:creator>
            <dc:date>2023-03-02T19:46:24.673000000</dc:date>
          </office:change-info>
          <table:previous>
            <table:change-track-table-cell/>
          </table:previous>
        </table:cell-content-change>
        <table:cell-content-change table:id="ct976">
          <table:cell-address table:column="9" table:row="98" table:table="0"/>
          <office:change-info>
            <dc:creator> </dc:creator>
            <dc:date>2023-03-02T19:46:24.673000000</dc:date>
          </office:change-info>
          <table:previous>
            <table:change-track-table-cell/>
          </table:previous>
        </table:cell-content-change>
        <table:cell-content-change table:id="ct977">
          <table:cell-address table:column="9" table:row="99" table:table="0"/>
          <office:change-info>
            <dc:creator> </dc:creator>
            <dc:date>2023-03-02T19:46:24.673000000</dc:date>
          </office:change-info>
          <table:previous>
            <table:change-track-table-cell/>
          </table:previous>
        </table:cell-content-change>
        <table:cell-content-change table:id="ct978">
          <table:cell-address table:column="8" table:row="95" table:table="0"/>
          <office:change-info>
            <dc:creator> </dc:creator>
            <dc:date>2023-03-02T19:46:26.371000000</dc:date>
          </office:change-info>
          <table:previous table:id="ct566">
            <table:change-track-table-cell office:value-type="string">
              <text:p>0,-1,-2,4,0,0,0</text:p>
            </table:change-track-table-cell>
          </table:previous>
        </table:cell-content-change>
        <table:cell-content-change table:id="ct979">
          <table:cell-address table:column="8" table:row="98" table:table="0"/>
          <office:change-info>
            <dc:creator> </dc:creator>
            <dc:date>2023-03-02T19:46:26.371000000</dc:date>
          </office:change-info>
          <table:previous table:id="ct945">
            <table:change-track-table-cell office:value-type="string">
              <text:p>0,0,0,0,0,0,1</text:p>
            </table:change-track-table-cell>
          </table:previous>
        </table:cell-content-change>
        <table:cell-content-change table:id="ct980">
          <table:cell-address table:column="8" table:row="99" table:table="0"/>
          <office:change-info>
            <dc:creator> </dc:creator>
            <dc:date>2023-03-02T19:46:26.371000000</dc:date>
          </office:change-info>
          <table:previous table:id="ct575">
            <table:change-track-table-cell office:value-type="string">
              <text:p>0,-1,-2,4,0,0,0</text:p>
            </table:change-track-table-cell>
          </table:previous>
        </table:cell-content-change>
        <table:cell-content-change table:id="ct981">
          <table:cell-address table:column="9" table:row="88" table:table="0"/>
          <office:change-info>
            <dc:creator> </dc:creator>
            <dc:date>2023-03-02T19:46:35.164000000</dc:date>
          </office:change-info>
          <table:previous table:id="ct462">
            <table:change-track-table-cell/>
          </table:previous>
        </table:cell-content-change>
        <table:cell-content-change table:id="ct982">
          <table:cell-address table:column="9" table:row="90" table:table="0"/>
          <office:change-info>
            <dc:creator> </dc:creator>
            <dc:date>2023-03-02T19:46:35.164000000</dc:date>
          </office:change-info>
          <table:previous>
            <table:change-track-table-cell/>
          </table:previous>
        </table:cell-content-change>
        <table:cell-content-change table:id="ct983">
          <table:cell-address table:column="9" table:row="91" table:table="0"/>
          <office:change-info>
            <dc:creator> </dc:creator>
            <dc:date>2023-03-02T19:46:35.164000000</dc:date>
          </office:change-info>
          <table:previous>
            <table:change-track-table-cell/>
          </table:previous>
        </table:cell-content-change>
        <table:cell-content-change table:id="ct984">
          <table:cell-address table:column="9" table:row="92" table:table="0"/>
          <office:change-info>
            <dc:creator> </dc:creator>
            <dc:date>2023-03-02T19:46:35.164000000</dc:date>
          </office:change-info>
          <table:previous>
            <table:change-track-table-cell/>
          </table:previous>
        </table:cell-content-change>
        <table:cell-content-change table:id="ct985">
          <table:cell-address table:column="8" table:row="88" table:table="0"/>
          <office:change-info>
            <dc:creator> </dc:creator>
            <dc:date>2023-03-02T19:46:38.395000000</dc:date>
          </office:change-info>
          <table:previous table:id="ct772">
            <table:change-track-table-cell office:value-type="string">
              <text:p>0,0,0,0,0,2,1</text:p>
            </table:change-track-table-cell>
          </table:previous>
        </table:cell-content-change>
        <table:cell-content-change table:id="ct986">
          <table:cell-address table:column="8" table:row="90" table:table="0"/>
          <office:change-info>
            <dc:creator> </dc:creator>
            <dc:date>2023-03-02T19:46:38.395000000</dc:date>
          </office:change-info>
          <table:previous table:id="ct908">
            <table:change-track-table-cell office:value-type="string">
              <text:p>0,0,0,0,0,0,1</text:p>
            </table:change-track-table-cell>
          </table:previous>
        </table:cell-content-change>
        <table:cell-content-change table:id="ct987">
          <table:cell-address table:column="8" table:row="91" table:table="0"/>
          <office:change-info>
            <dc:creator> </dc:creator>
            <dc:date>2023-03-02T19:46:38.395000000</dc:date>
          </office:change-info>
          <table:previous table:id="ct919">
            <table:change-track-table-cell office:value-type="string">
              <text:p>0,0,0,0,0,0,1</text:p>
            </table:change-track-table-cell>
          </table:previous>
        </table:cell-content-change>
        <table:cell-content-change table:id="ct988">
          <table:cell-address table:column="8" table:row="92" table:table="0"/>
          <office:change-info>
            <dc:creator> </dc:creator>
            <dc:date>2023-03-02T19:46:38.395000000</dc:date>
          </office:change-info>
          <table:previous table:id="ct541">
            <table:change-track-table-cell office:value-type="string">
              <text:p>0,-1,-2,4,3,0,0</text:p>
            </table:change-track-table-cell>
          </table:previous>
        </table:cell-content-change>
        <table:cell-content-change table:id="ct989">
          <table:cell-address table:column="9" table:row="52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0">
          <table:cell-address table:column="9" table:row="55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1">
          <table:cell-address table:column="9" table:row="57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2">
          <table:cell-address table:column="9" table:row="60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3">
          <table:cell-address table:column="9" table:row="62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4">
          <table:cell-address table:column="9" table:row="63" table:table="0"/>
          <office:change-info>
            <dc:creator> </dc:creator>
            <dc:date>2023-03-02T19:46:48.328000000</dc:date>
          </office:change-info>
          <table:previous>
            <table:change-track-table-cell/>
          </table:previous>
        </table:cell-content-change>
        <table:cell-content-change table:id="ct995">
          <table:cell-address table:column="8" table:row="52" table:table="0"/>
          <office:change-info>
            <dc:creator> </dc:creator>
            <dc:date>2023-03-02T19:46:50.835000000</dc:date>
          </office:change-info>
          <table:previous table:id="ct536">
            <table:change-track-table-cell office:value-type="string">
              <text:p>0,-1,-2,4,3,0,0</text:p>
            </table:change-track-table-cell>
          </table:previous>
        </table:cell-content-change>
        <table:cell-content-change table:id="ct996">
          <table:cell-address table:column="8" table:row="55" table:table="0"/>
          <office:change-info>
            <dc:creator> </dc:creator>
            <dc:date>2023-03-02T19:46:50.835000000</dc:date>
          </office:change-info>
          <table:previous table:id="ct845">
            <table:change-track-table-cell office:value-type="string">
              <text:p>0,0,0,0,0,0,1</text:p>
            </table:change-track-table-cell>
          </table:previous>
        </table:cell-content-change>
        <table:cell-content-change table:id="ct997">
          <table:cell-address table:column="8" table:row="57" table:table="0"/>
          <office:change-info>
            <dc:creator> </dc:creator>
            <dc:date>2023-03-02T19:46:50.835000000</dc:date>
          </office:change-info>
          <table:previous table:id="ct636">
            <table:change-track-table-cell office:value-type="string">
              <text:p>0,0,-2,4,0,2,0</text:p>
            </table:change-track-table-cell>
          </table:previous>
        </table:cell-content-change>
        <table:cell-content-change table:id="ct998">
          <table:cell-address table:column="8" table:row="60" table:table="0"/>
          <office:change-info>
            <dc:creator> </dc:creator>
            <dc:date>2023-03-02T19:46:50.835000000</dc:date>
          </office:change-info>
          <table:previous table:id="ct858">
            <table:change-track-table-cell office:value-type="string">
              <text:p>0,0,0,0,0,0,1</text:p>
            </table:change-track-table-cell>
          </table:previous>
        </table:cell-content-change>
        <table:cell-content-change table:id="ct999">
          <table:cell-address table:column="8" table:row="62" table:table="0"/>
          <office:change-info>
            <dc:creator> </dc:creator>
            <dc:date>2023-03-02T19:46:50.835000000</dc:date>
          </office:change-info>
          <table:previous table:id="ct895">
            <table:change-track-table-cell office:value-type="string">
              <text:p>0,0,0,0,0,0,1</text:p>
            </table:change-track-table-cell>
          </table:previous>
        </table:cell-content-change>
        <table:cell-content-change table:id="ct1000">
          <table:cell-address table:column="8" table:row="63" table:table="0"/>
          <office:change-info>
            <dc:creator> </dc:creator>
            <dc:date>2023-03-02T19:46:50.835000000</dc:date>
          </office:change-info>
          <table:previous table:id="ct896">
            <table:change-track-table-cell office:value-type="string">
              <text:p>0,0,0,0,0,0,1</text:p>
            </table:change-track-table-cell>
          </table:previous>
        </table:cell-content-change>
        <table:cell-content-change table:id="ct1001">
          <table:cell-address table:column="9" table:row="41" table:table="0"/>
          <office:change-info>
            <dc:creator> </dc:creator>
            <dc:date>2023-03-02T19:46:54.899000000</dc:date>
          </office:change-info>
          <table:previous table:id="ct460">
            <table:change-track-table-cell/>
          </table:previous>
        </table:cell-content-change>
        <table:cell-content-change table:id="ct1002">
          <table:cell-address table:column="8" table:row="41" table:table="0"/>
          <office:change-info>
            <dc:creator> </dc:creator>
            <dc:date>2023-03-02T19:46:55.648000000</dc:date>
          </office:change-info>
          <table:previous table:id="ct761">
            <table:change-track-table-cell office:value-type="string">
              <text:p>0,0,0,0,0,2,1</text:p>
            </table:change-track-table-cell>
          </table:previous>
        </table:cell-content-change>
        <table:cell-content-change table:id="ct1003">
          <table:cell-address table:column="9" table:row="25" table:table="0"/>
          <office:change-info>
            <dc:creator> </dc:creator>
            <dc:date>2023-03-02T19:47:03.488000000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30" table:table="0"/>
          <office:change-info>
            <dc:creator> </dc:creator>
            <dc:date>2023-03-02T19:47:03.488000000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32" table:table="0"/>
          <office:change-info>
            <dc:creator> </dc:creator>
            <dc:date>2023-03-02T19:47:03.488000000</dc:date>
          </office:change-info>
          <table:previous>
            <table:change-track-table-cell/>
          </table:previous>
        </table:cell-content-change>
        <table:cell-content-change table:id="ct1006">
          <table:cell-address table:column="8" table:row="25" table:table="0"/>
          <office:change-info>
            <dc:creator> </dc:creator>
            <dc:date>2023-03-02T19:47:05.186000000</dc:date>
          </office:change-info>
          <table:previous table:id="ct692">
            <table:change-track-table-cell office:value-type="string">
              <text:p>0,6,5,4,0,2,1</text:p>
            </table:change-track-table-cell>
          </table:previous>
        </table:cell-content-change>
        <table:cell-content-change table:id="ct1007">
          <table:cell-address table:column="8" table:row="30" table:table="0"/>
          <office:change-info>
            <dc:creator> </dc:creator>
            <dc:date>2023-03-02T19:47:05.186000000</dc:date>
          </office:change-info>
          <table:previous table:id="ct807">
            <table:change-track-table-cell office:value-type="string">
              <text:p>0,0,0,0,0,0,1</text:p>
            </table:change-track-table-cell>
          </table:previous>
        </table:cell-content-change>
        <table:cell-content-change table:id="ct1008">
          <table:cell-address table:column="8" table:row="32" table:table="0"/>
          <office:change-info>
            <dc:creator> </dc:creator>
            <dc:date>2023-03-02T19:47:05.186000000</dc:date>
          </office:change-info>
          <table:previous table:id="ct819">
            <table:change-track-table-cell office:value-type="string">
              <text:p>0,0,0,0,0,0,1</text:p>
            </table:change-track-table-cell>
          </table:previous>
        </table:cell-content-change>
        <table:cell-content-change table:id="ct1009">
          <table:cell-address table:column="9" table:row="5" table:table="0"/>
          <office:change-info>
            <dc:creator> </dc:creator>
            <dc:date>2023-03-02T19:47:14.779000000</dc:date>
          </office:change-info>
          <table:previous table:id="ct454">
            <table:change-track-table-cell/>
          </table:previous>
        </table:cell-content-change>
        <table:cell-content-change table:id="ct1010">
          <table:cell-address table:column="9" table:row="6" table:table="0"/>
          <office:change-info>
            <dc:creator> </dc:creator>
            <dc:date>2023-03-02T19:47:14.779000000</dc:date>
          </office:change-info>
          <table:previous table:id="ct456">
            <table:change-track-table-cell/>
          </table:previous>
        </table:cell-content-change>
        <table:cell-content-change table:id="ct1011">
          <table:cell-address table:column="9" table:row="11" table:table="0"/>
          <office:change-info>
            <dc:creator> </dc:creator>
            <dc:date>2023-03-02T19:47:14.779000000</dc:date>
          </office:change-info>
          <table:previous>
            <table:change-track-table-cell/>
          </table:previous>
        </table:cell-content-change>
        <table:cell-content-change table:id="ct1012">
          <table:cell-address table:column="9" table:row="12" table:table="0"/>
          <office:change-info>
            <dc:creator> </dc:creator>
            <dc:date>2023-03-02T19:47:14.779000000</dc:date>
          </office:change-info>
          <table:previous>
            <table:change-track-table-cell/>
          </table:previous>
        </table:cell-content-change>
        <table:cell-content-change table:id="ct1013">
          <table:cell-address table:column="8" table:row="5" table:table="0"/>
          <office:change-info>
            <dc:creator> </dc:creator>
            <dc:date>2023-03-02T19:47:16.963000000</dc:date>
          </office:change-info>
          <table:previous table:id="ct766">
            <table:change-track-table-cell office:value-type="string">
              <text:p>0,0,0,0,0,2,2</text:p>
            </table:change-track-table-cell>
          </table:previous>
        </table:cell-content-change>
        <table:cell-content-change table:id="ct1014">
          <table:cell-address table:column="8" table:row="6" table:table="0"/>
          <office:change-info>
            <dc:creator> </dc:creator>
            <dc:date>2023-03-02T19:47:16.963000000</dc:date>
          </office:change-info>
          <table:previous table:id="ct768">
            <table:change-track-table-cell office:value-type="string">
              <text:p>0,0,0,0,0,2,2</text:p>
            </table:change-track-table-cell>
          </table:previous>
        </table:cell-content-change>
        <table:cell-content-change table:id="ct1015">
          <table:cell-address table:column="8" table:row="11" table:table="0"/>
          <office:change-info>
            <dc:creator> </dc:creator>
            <dc:date>2023-03-02T19:47:16.963000000</dc:date>
          </office:change-info>
          <table:previous table:id="ct788">
            <table:change-track-table-cell office:value-type="string">
              <text:p>0,0,0,0,0,0,1</text:p>
            </table:change-track-table-cell>
          </table:previous>
        </table:cell-content-change>
        <table:cell-content-change table:id="ct1016">
          <table:cell-address table:column="8" table:row="12" table:table="0"/>
          <office:change-info>
            <dc:creator> </dc:creator>
            <dc:date>2023-03-02T19:47:16.963000000</dc:date>
          </office:change-info>
          <table:previous table:id="ct762">
            <table:change-track-table-cell office:value-type="string">
              <text:p>0,0,0,0,0,2,1</text:p>
            </table:change-track-table-cell>
          </table:previous>
        </table:cell-content-change>
        <table:cell-content-change table:id="ct1017">
          <table:cell-address table:column="9" table:row="136" table:table="0"/>
          <office:change-info>
            <dc:creator> </dc:creator>
            <dc:date>2023-03-02T19:47:27.160000000</dc:date>
          </office:change-info>
          <table:previous table:id="ct464">
            <table:change-track-table-cell/>
          </table:previous>
        </table:cell-content-change>
        <table:cell-content-change table:id="ct1018">
          <table:cell-address table:column="9" table:row="139" table:table="0"/>
          <office:change-info>
            <dc:creator> </dc:creator>
            <dc:date>2023-03-02T19:47:27.160000000</dc:date>
          </office:change-info>
          <table:previous>
            <table:change-track-table-cell/>
          </table:previous>
        </table:cell-content-change>
        <table:cell-content-change table:id="ct1019">
          <table:cell-address table:column="8" table:row="136" table:table="0"/>
          <office:change-info>
            <dc:creator> </dc:creator>
            <dc:date>2023-03-02T19:47:29.114000000</dc:date>
          </office:change-info>
          <table:previous table:id="ct769">
            <table:change-track-table-cell office:value-type="string">
              <text:p>0,0,0,0,0,2,1</text:p>
            </table:change-track-table-cell>
          </table:previous>
        </table:cell-content-change>
        <table:cell-content-change table:id="ct1020">
          <table:cell-address table:column="8" table:row="139" table:table="0"/>
          <office:change-info>
            <dc:creator> </dc:creator>
            <dc:date>2023-03-02T19:47:29.114000000</dc:date>
          </office:change-info>
          <table:previous table:id="ct609">
            <table:change-track-table-cell office:value-type="string">
              <text:p>0,-1,-2,4,0,0,0</text:p>
            </table:change-track-table-cell>
          </table:previous>
        </table:cell-content-change>
        <table:cell-content-change table:id="ct1021">
          <table:cell-address table:column="1" table:row="112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2">
          <table:cell-address table:column="3" table:row="112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3">
          <table:cell-address table:column="4" table:row="112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4">
          <table:cell-address table:column="6" table:row="112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5">
          <table:cell-address table:column="7" table:row="112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6">
          <table:cell-address table:column="8" table:row="112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7">
          <table:cell-address table:column="9" table:row="112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8">
          <table:cell-address table:column="13" table:row="112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29">
          <table:cell-address table:column="15" table:row="112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30">
          <table:cell-address table:column="16" table:row="112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31">
          <table:cell-address table:column="17" table:row="112" table:table="0"/>
          <office:change-info>
            <dc:creator> </dc:creator>
            <dc:date>2023-03-02T19:47:56.036000000</dc:date>
          </office:change-info>
          <table:previous>
            <table:change-track-table-cell/>
          </table:previous>
        </table:cell-content-change>
        <table:cell-content-change table:id="ct1032">
          <table:cell-address table:column="1" table:row="112" table:table="0"/>
          <office:change-info>
            <dc:creator> </dc:creator>
            <dc:date>2023-03-02T19:48:10.020000000</dc:date>
          </office:change-info>
          <table:previous table:id="ct1021">
            <table:change-track-table-cell office:value-type="string">
              <text:p>Latest October bank holiday</text:p>
            </table:change-track-table-cell>
          </table:previous>
        </table:cell-content-change>
        <table:cell-content-change table:id="ct1033">
          <table:cell-address table:column="3" table:row="112" table:table="0"/>
          <office:change-info>
            <dc:creator> </dc:creator>
            <dc:date>2023-03-02T19:48:30.067000000</dc:date>
          </office:change-info>
          <table:previous table:id="ct1022">
            <table:change-track-table-cell office:value-type="string">
              <text:p>greg-latestOctoberBankholiday</text:p>
            </table:change-track-table-cell>
          </table:previous>
        </table:cell-content-change>
        <table:cell-content-change table:id="ct1034">
          <table:cell-address table:column="9" table:row="112" table:table="0"/>
          <office:change-info>
            <dc:creator> </dc:creator>
            <dc:date>2023-03-02T19:48:48.314000000</dc:date>
          </office:change-info>
          <table:previous table:id="ct1027">
            <table:change-track-table-cell office:value-type="float" office:value="-1"/>
          </table:previous>
        </table:cell-content-change>
        <table:cell-content-change table:id="ct1035">
          <table:cell-address table:column="16" table:row="112" table:table="0"/>
          <office:change-info>
            <dc:creator> </dc:creator>
            <dc:date>2023-03-02T19:48:56.659000000</dc:date>
          </office:change-info>
          <table:previous table:id="ct1030">
            <table:change-track-table-cell office:value-type="string">
              <text:p>en_IE,ga_IE</text:p>
            </table:change-track-table-cell>
          </table:previous>
        </table:cell-content-change>
        <table:cell-content-change table:id="ct1036">
          <table:cell-address table:column="17" table:row="112" table:table="0"/>
          <office:change-info>
            <dc:creator> </dc:creator>
            <dc:date>2023-03-02T19:48:56.659000000</dc:date>
          </office:change-info>
          <table:previous table:id="ct1031">
            <table:change-track-table-cell office:value-type="string">
              <text:p>en_IE,ga_IE</text:p>
            </table:change-track-table-cell>
          </table:previous>
        </table:cell-content-change>
        <table:insertion table:id="ct1037" table:type="row" table:position="123" table:table="0">
          <office:change-info>
            <dc:creator> </dc:creator>
            <dc:date>2023-03-02T19:49:36.882000000</dc:date>
          </office:change-info>
          <table:dependencies>
            <table:dependency table:id="ct2693"/>
            <table:dependency table:id="ct1333"/>
            <table:dependency table:id="ct1307"/>
            <table:dependency table:id="ct1271"/>
            <table:dependency table:id="ct1270"/>
            <table:dependency table:id="ct1269"/>
            <table:dependency table:id="ct1052"/>
            <table:dependency table:id="ct1051"/>
            <table:dependency table:id="ct1050"/>
            <table:dependency table:id="ct1049"/>
            <table:dependency table:id="ct1048"/>
            <table:dependency table:id="ct1047"/>
            <table:dependency table:id="ct1046"/>
            <table:dependency table:id="ct1045"/>
            <table:dependency table:id="ct1044"/>
            <table:dependency table:id="ct1043"/>
            <table:dependency table:id="ct1042"/>
            <table:dependency table:id="ct1041"/>
            <table:dependency table:id="ct1040"/>
            <table:dependency table:id="ct1039"/>
            <table:dependency table:id="ct1038"/>
          </table:dependencies>
        </table:insertion>
        <table:cell-content-change table:id="ct1038">
          <table:cell-address table:column="1" table:row="123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39">
          <table:cell-address table:column="3" table:row="123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0">
          <table:cell-address table:column="4" table:row="123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1">
          <table:cell-address table:column="5" table:row="123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2">
          <table:cell-address table:column="6" table:row="123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3">
          <table:cell-address table:column="7" table:row="123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4">
          <table:cell-address table:column="9" table:row="123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5">
          <table:cell-address table:column="13" table:row="123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6">
          <table:cell-address table:column="15" table:row="123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7">
          <table:cell-address table:column="16" table:row="123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8">
          <table:cell-address table:column="17" table:row="123" table:table="0"/>
          <office:change-info>
            <dc:creator> </dc:creator>
            <dc:date>2023-03-02T19:49:39.284000000</dc:date>
          </office:change-info>
          <table:previous>
            <table:change-track-table-cell/>
          </table:previous>
        </table:cell-content-change>
        <table:cell-content-change table:id="ct1049">
          <table:cell-address table:column="1" table:row="123" table:table="0"/>
          <office:change-info>
            <dc:creator> </dc:creator>
            <dc:date>2023-03-02T19:49:47.705000000</dc:date>
          </office:change-info>
          <table:previous table:id="ct1038">
            <table:change-track-table-cell office:value-type="string">
              <text:p>Japan: Tag des Berges</text:p>
            </table:change-track-table-cell>
          </table:previous>
        </table:cell-content-change>
        <table:cell-content-change table:id="ct1050">
          <table:cell-address table:column="3" table:row="123" table:table="0"/>
          <office:change-info>
            <dc:creator> </dc:creator>
            <dc:date>2023-03-02T19:49:56.140000000</dc:date>
          </office:change-info>
          <table:previous table:id="ct1039">
            <table:change-track-table-cell office:value-type="string">
              <text:p>greg-jpDayOfMountain</text:p>
            </table:change-track-table-cell>
          </table:previous>
        </table:cell-content-change>
        <table:cell-content-change table:id="ct1051">
          <table:cell-address table:column="5" table:row="123" table:table="0"/>
          <office:change-info>
            <dc:creator> </dc:creator>
            <dc:date>2023-03-02T19:50:00.377000000</dc:date>
          </office:change-info>
          <table:previous table:id="ct1041">
            <table:change-track-table-cell office:value-type="float" office:value="10"/>
          </table:previous>
        </table:cell-content-change>
        <table:cell-content-change table:id="ct1052">
          <table:cell-address table:column="6" table:row="123" table:table="0"/>
          <office:change-info>
            <dc:creator> </dc:creator>
            <dc:date>2023-03-02T19:50:03.121000000</dc:date>
          </office:change-info>
          <table:previous table:id="ct1042">
            <table:change-track-table-cell office:value-type="float" office:value="8"/>
          </table:previous>
        </table:cell-content-change>
        <table:insertion table:id="ct1053" table:type="row" table:position="132" table:table="0">
          <office:change-info>
            <dc:creator> </dc:creator>
            <dc:date>2023-03-02T19:50:19.226000000</dc:date>
          </office:change-info>
          <table:dependencies>
            <table:dependency table:id="ct2698"/>
            <table:dependency table:id="ct1334"/>
            <table:dependency table:id="ct1308"/>
            <table:dependency table:id="ct1274"/>
            <table:dependency table:id="ct1273"/>
            <table:dependency table:id="ct1272"/>
            <table:dependency table:id="ct1068"/>
            <table:dependency table:id="ct1067"/>
            <table:dependency table:id="ct1066"/>
            <table:dependency table:id="ct1065"/>
            <table:dependency table:id="ct1064"/>
            <table:dependency table:id="ct1063"/>
            <table:dependency table:id="ct1062"/>
            <table:dependency table:id="ct1061"/>
            <table:dependency table:id="ct1060"/>
            <table:dependency table:id="ct1059"/>
            <table:dependency table:id="ct1058"/>
            <table:dependency table:id="ct1057"/>
            <table:dependency table:id="ct1056"/>
            <table:dependency table:id="ct1055"/>
            <table:dependency table:id="ct1054"/>
          </table:dependencies>
        </table:insertion>
        <table:cell-content-change table:id="ct1054">
          <table:cell-address table:column="1" table:row="132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5">
          <table:cell-address table:column="3" table:row="132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6">
          <table:cell-address table:column="4" table:row="132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7">
          <table:cell-address table:column="5" table:row="132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8">
          <table:cell-address table:column="6" table:row="132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59">
          <table:cell-address table:column="7" table:row="132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0">
          <table:cell-address table:column="9" table:row="132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1">
          <table:cell-address table:column="13" table:row="132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2">
          <table:cell-address table:column="15" table:row="132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3">
          <table:cell-address table:column="16" table:row="132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4">
          <table:cell-address table:column="17" table:row="132" table:table="0"/>
          <office:change-info>
            <dc:creator> </dc:creator>
            <dc:date>2023-03-02T19:50:21.759000000</dc:date>
          </office:change-info>
          <table:previous>
            <table:change-track-table-cell/>
          </table:previous>
        </table:cell-content-change>
        <table:cell-content-change table:id="ct1065">
          <table:cell-address table:column="1" table:row="132" table:table="0"/>
          <office:change-info>
            <dc:creator> </dc:creator>
            <dc:date>2023-03-02T19:50:35.574000000</dc:date>
          </office:change-info>
          <table:previous table:id="ct1054">
            <table:change-track-table-cell office:value-type="string">
              <text:p>Japan: Tag der Kultur</text:p>
            </table:change-track-table-cell>
          </table:previous>
        </table:cell-content-change>
        <table:cell-content-change table:id="ct1066">
          <table:cell-address table:column="3" table:row="132" table:table="0"/>
          <office:change-info>
            <dc:creator> </dc:creator>
            <dc:date>2023-03-02T19:50:57.482000000</dc:date>
          </office:change-info>
          <table:previous table:id="ct1055">
            <table:change-track-table-cell office:value-type="string">
              <text:p>greg-jpDayOfCulture</text:p>
            </table:change-track-table-cell>
          </table:previous>
        </table:cell-content-change>
        <table:cell-content-change table:id="ct1067">
          <table:cell-address table:column="5" table:row="132" table:table="0"/>
          <office:change-info>
            <dc:creator> </dc:creator>
            <dc:date>2023-03-02T19:51:06.488000000</dc:date>
          </office:change-info>
          <table:previous table:id="ct1057">
            <table:change-track-table-cell office:value-type="float" office:value="3"/>
          </table:previous>
        </table:cell-content-change>
        <table:cell-content-change table:id="ct1068">
          <table:cell-address table:column="13" table:row="132" table:table="0"/>
          <office:change-info>
            <dc:creator> </dc:creator>
            <dc:date>2023-03-02T19:51:12.353000000</dc:date>
          </office:change-info>
          <table:previous table:id="ct1061">
            <table:change-track-table-cell office:value-type="string">
              <text:p>culture</text:p>
            </table:change-track-table-cell>
          </table:previous>
        </table:cell-content-change>
        <table:cell-content-change table:id="ct1069">
          <table:cell-address table:column="16" table:row="7" table:table="0"/>
          <office:change-info>
            <dc:creator> </dc:creator>
            <dc:date>2023-03-04T05:02:42.675000000</dc:date>
          </office:change-info>
          <table:previous table:id="ct657">
            <table:change-track-table-cell office:value-type="string">
              <text:p>de_DE,fr_FR,es_CR,en_IE,ga_IE</text:p>
            </table:change-track-table-cell>
          </table:previous>
        </table:cell-content-change>
        <table:cell-content-change table:id="ct1070">
          <table:cell-address table:column="17" table:row="7" table:table="0"/>
          <office:change-info>
            <dc:creator> </dc:creator>
            <dc:date>2023-03-04T05:02:49.611000000</dc:date>
          </office:change-info>
          <table:previous table:id="ct658">
            <table:change-track-table-cell office:value-type="string">
              <text:p>de_DE,fr_FR,es_CR,en_IE,ga_IE</text:p>
            </table:change-track-table-cell>
          </table:previous>
        </table:cell-content-change>
        <table:cell-content-change table:id="ct1071">
          <table:cell-address table:column="16" table:row="13" table:table="0"/>
          <office:change-info>
            <dc:creator> </dc:creator>
            <dc:date>2023-03-04T05:03:07.164000000</dc:date>
          </office:change-info>
          <table:previous table:id="ct661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1072">
          <table:cell-address table:column="17" table:row="13" table:table="0"/>
          <office:change-info>
            <dc:creator> </dc:creator>
            <dc:date>2023-03-04T05:03:11.733000000</dc:date>
          </office:change-info>
          <table:previous table:id="ct662">
            <table:change-track-table-cell office:value-type="string">
              <text:p>de_DE,fr_FR,es_CR,en_IE,ga_IE</text:p>
            </table:change-track-table-cell>
          </table:previous>
        </table:cell-content-change>
        <table:insertion table:id="ct1073" table:type="row" table:position="18" table:table="0">
          <office:change-info>
            <dc:creator> </dc:creator>
            <dc:date>2023-03-04T05:03:29.383000000</dc:date>
          </office:change-info>
          <table:dependencies>
            <table:dependency table:id="ct2658"/>
            <table:dependency table:id="ct1281"/>
            <table:dependency table:id="ct1181"/>
            <table:dependency table:id="ct1180"/>
            <table:dependency table:id="ct1175"/>
            <table:dependency table:id="ct1172"/>
            <table:dependency table:id="ct1084"/>
            <table:dependency table:id="ct1083"/>
            <table:dependency table:id="ct1082"/>
            <table:dependency table:id="ct1081"/>
            <table:dependency table:id="ct1080"/>
            <table:dependency table:id="ct1079"/>
            <table:dependency table:id="ct1078"/>
            <table:dependency table:id="ct1077"/>
            <table:dependency table:id="ct1076"/>
            <table:dependency table:id="ct1075"/>
            <table:dependency table:id="ct1074"/>
          </table:dependencies>
        </table:insertion>
        <table:cell-content-change table:id="ct1074">
          <table:cell-address table:column="1" table:row="18" table:table="0"/>
          <office:change-info>
            <dc:creator> </dc:creator>
            <dc:date>2023-03-04T05:03:42.560000000</dc:date>
          </office:change-info>
          <table:previous>
            <table:change-track-table-cell/>
          </table:previous>
        </table:cell-content-change>
        <table:cell-content-change table:id="ct1075">
          <table:cell-address table:column="3" table:row="18" table:table="0"/>
          <office:change-info>
            <dc:creator> </dc:creator>
            <dc:date>2023-03-04T05:03:57.459000000</dc:date>
          </office:change-info>
          <table:previous>
            <table:change-track-table-cell/>
          </table:previous>
        </table:cell-content-change>
        <table:cell-content-change table:id="ct1076">
          <table:cell-address table:column="4" table:row="18" table:table="0"/>
          <office:change-info>
            <dc:creator> </dc:creator>
            <dc:date>2023-03-04T05:04:02.228000000</dc:date>
          </office:change-info>
          <table:previous>
            <table:change-track-table-cell/>
          </table:previous>
        </table:cell-content-change>
        <table:cell-content-change table:id="ct1077">
          <table:cell-address table:column="5" table:row="18" table:table="0"/>
          <office:change-info>
            <dc:creator> </dc:creator>
            <dc:date>2023-03-04T05:04:06.566000000</dc:date>
          </office:change-info>
          <table:previous>
            <table:change-track-table-cell/>
          </table:previous>
        </table:cell-content-change>
        <table:cell-content-change table:id="ct1078">
          <table:cell-address table:column="6" table:row="18" table:table="0"/>
          <office:change-info>
            <dc:creator> </dc:creator>
            <dc:date>2023-03-04T05:04:08.56600000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18" table:table="0"/>
          <office:change-info>
            <dc:creator> </dc:creator>
            <dc:date>2023-03-04T05:04:12.272000000</dc:date>
          </office:change-info>
          <table:previous>
            <table:change-track-table-cell/>
          </table:previous>
        </table:cell-content-change>
        <table:cell-content-change table:id="ct1080">
          <table:cell-address table:column="13" table:row="18" table:table="0"/>
          <office:change-info>
            <dc:creator> </dc:creator>
            <dc:date>2023-03-04T05:04:18.678000000</dc:date>
          </office:change-info>
          <table:previous>
            <table:change-track-table-cell/>
          </table:previous>
        </table:cell-content-change>
        <table:cell-content-change table:id="ct1081">
          <table:cell-address table:column="15" table:row="18" table:table="0"/>
          <office:change-info>
            <dc:creator> </dc:creator>
            <dc:date>2023-03-04T05:04:20.936000000</dc:date>
          </office:change-info>
          <table:previous>
            <table:change-track-table-cell/>
          </table:previous>
        </table:cell-content-change>
        <table:cell-content-change table:id="ct1082">
          <table:cell-address table:column="16" table:row="18" table:table="0"/>
          <office:change-info>
            <dc:creator> </dc:creator>
            <dc:date>2023-03-04T05:04:22.149000000</dc:date>
          </office:change-info>
          <table:previous>
            <table:change-track-table-cell/>
          </table:previous>
        </table:cell-content-change>
        <table:cell-content-change table:id="ct1083">
          <table:cell-address table:column="17" table:row="18" table:table="0"/>
          <office:change-info>
            <dc:creator> </dc:creator>
            <dc:date>2023-03-04T05:04:23.851000000</dc:date>
          </office:change-info>
          <table:previous>
            <table:change-track-table-cell/>
          </table:previous>
        </table:cell-content-change>
        <table:cell-content-change table:id="ct1084">
          <table:cell-address table:column="1" table:row="18" table:table="0"/>
          <office:change-info>
            <dc:creator> </dc:creator>
            <dc:date>2023-03-04T05:04:32.300000000</dc:date>
          </office:change-info>
          <table:previous table:id="ct1074">
            <table:change-track-table-cell office:value-type="string">
              <text:p>Ckap Verde: Tag der Demokratie</text:p>
            </table:change-track-table-cell>
          </table:previous>
        </table:cell-content-change>
        <table:cell-content-change table:id="ct1085">
          <table:cell-address table:column="13" table:row="20" table:table="0"/>
          <office:change-info>
            <dc:creator> </dc:creator>
            <dc:date>2023-03-04T05:05:07.365000000</dc:date>
          </office:change-info>
          <table:previous>
            <table:change-track-table-cell/>
          </table:previous>
        </table:cell-content-change>
        <table:cell-content-change table:id="ct1086">
          <table:cell-address table:column="16" table:row="20" table:table="0"/>
          <office:change-info>
            <dc:creator> </dc:creator>
            <dc:date>2023-03-04T05:05:12.492000000</dc:date>
          </office:change-info>
          <table:previous>
            <table:change-track-table-cell/>
          </table:previous>
        </table:cell-content-change>
        <table:cell-content-change table:id="ct1087">
          <table:cell-address table:column="17" table:row="20" table:table="0"/>
          <office:change-info>
            <dc:creator> </dc:creator>
            <dc:date>2023-03-04T05:05:12.492000000</dc:date>
          </office:change-info>
          <table:previous>
            <table:change-track-table-cell/>
          </table:previous>
        </table:cell-content-change>
        <table:cell-content-change table:id="ct1088">
          <table:cell-address table:column="15" table:row="20" table:table="0"/>
          <office:change-info>
            <dc:creator> </dc:creator>
            <dc:date>2023-03-04T05:05:57.839000000</dc:date>
          </office:change-info>
          <table:previous>
            <table:change-track-table-cell/>
          </table:previous>
        </table:cell-content-change>
        <table:cell-content-change table:id="ct1089">
          <table:cell-address table:column="1" table:row="20" table:table="0"/>
          <office:change-info>
            <dc:creator> </dc:creator>
            <dc:date>2023-03-04T05:06:12.873000000</dc:date>
          </office:change-info>
          <table:previous table:id="ct793">
            <table:change-track-table-cell office:value-type="string">
              <text:p>Tag der Volljährigen</text:p>
            </table:change-track-table-cell>
          </table:previous>
        </table:cell-content-change>
        <table:insertion table:id="ct1090" table:type="row" table:position="19" table:table="0">
          <office:change-info>
            <dc:creator> </dc:creator>
            <dc:date>2023-03-04T05:06:22.041000000</dc:date>
          </office:change-info>
          <table:dependencies>
            <table:dependency table:id="ct1348"/>
            <table:dependency table:id="ct1342"/>
            <table:dependency table:id="ct1282"/>
            <table:dependency table:id="ct1182"/>
            <table:dependency table:id="ct1179"/>
            <table:dependency table:id="ct1176"/>
            <table:dependency table:id="ct1173"/>
            <table:dependency table:id="ct1114"/>
            <table:dependency table:id="ct1109"/>
            <table:dependency table:id="ct1107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100"/>
            <table:dependency table:id="ct1099"/>
            <table:dependency table:id="ct1098"/>
            <table:dependency table:id="ct1097"/>
            <table:dependency table:id="ct1096"/>
            <table:dependency table:id="ct1095"/>
            <table:dependency table:id="ct1094"/>
            <table:dependency table:id="ct1093"/>
            <table:dependency table:id="ct1092"/>
            <table:dependency table:id="ct1091"/>
          </table:dependencies>
        </table:insertion>
        <table:cell-content-change table:id="ct1091">
          <table:cell-address table:column="1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2">
          <table:cell-address table:column="3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3">
          <table:cell-address table:column="4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4">
          <table:cell-address table:column="6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5">
          <table:cell-address table:column="7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6">
          <table:cell-address table:column="8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7">
          <table:cell-address table:column="9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8">
          <table:cell-address table:column="13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099">
          <table:cell-address table:column="15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100">
          <table:cell-address table:column="16" table:row="19" table:table="0"/>
          <office:change-info>
            <dc:creator> </dc:creator>
            <dc:date>2023-03-04T05:06:30.802000000</dc:date>
          </office:change-info>
          <table:previous>
            <table:change-track-table-cell/>
          </table:previous>
        </table:cell-content-change>
        <table:cell-content-change table:id="ct1101">
          <table:cell-address table:column="17" table:row="19" table:table="0"/>
          <office:change-info>
            <dc:creator> </dc:creator>
            <dc:date>2023-03-04T05:06:30.803000000</dc:date>
          </office:change-info>
          <table:previous>
            <table:change-track-table-cell/>
          </table:previous>
        </table:cell-content-change>
        <table:cell-content-change table:id="ct1102">
          <table:cell-address table:column="4" table:row="19" table:table="0"/>
          <office:change-info>
            <dc:creator> </dc:creator>
            <dc:date>2023-03-04T05:06:42.624000000</dc:date>
          </office:change-info>
          <table:previous table:id="ct1093">
            <table:change-track-table-cell office:value-type="string">
              <text:p>weekdayly</text:p>
            </table:change-track-table-cell>
          </table:previous>
        </table:cell-content-change>
        <table:cell-content-change table:id="ct1103">
          <table:cell-address table:column="5" table:row="19" table:table="0"/>
          <office:change-info>
            <dc:creator> </dc:creator>
            <dc:date>2023-03-04T05:06:44.780000000</dc:date>
          </office:change-info>
          <table:previous>
            <table:change-track-table-cell/>
          </table:previous>
        </table:cell-content-change>
        <table:cell-content-change table:id="ct1104">
          <table:cell-address table:column="6" table:row="19" table:table="0"/>
          <office:change-info>
            <dc:creator> </dc:creator>
            <dc:date>2023-03-04T05:06:46.435000000</dc:date>
          </office:change-info>
          <table:previous table:id="ct1094">
            <table:change-track-table-cell office:value-type="float" office:value="0"/>
          </table:previous>
        </table:cell-content-change>
        <table:cell-content-change table:id="ct1105">
          <table:cell-address table:column="8" table:row="19" table:table="0"/>
          <office:change-info>
            <dc:creator> </dc:creator>
            <dc:date>2023-03-04T05:06:47.360000000</dc:date>
          </office:change-info>
          <table:previous table:id="ct1096">
            <table:change-track-table-cell office:value-type="float" office:value="0"/>
          </table:previous>
        </table:cell-content-change>
        <table:cell-content-change table:id="ct1106">
          <table:cell-address table:column="9" table:row="19" table:table="0"/>
          <office:change-info>
            <dc:creator> </dc:creator>
            <dc:date>2023-03-04T05:06:48.082000000</dc:date>
          </office:change-info>
          <table:previous table:id="ct1097">
            <table:change-track-table-cell office:value-type="float" office:value="1"/>
          </table:previous>
        </table:cell-content-change>
        <table:cell-content-change table:id="ct1107">
          <table:cell-address table:column="13" table:row="19" table:table="0"/>
          <office:change-info>
            <dc:creator> </dc:creator>
            <dc:date>2023-03-04T05:06:51.709000000</dc:date>
          </office:change-info>
          <table:previous table:id="ct1098">
            <table:change-track-table-cell office:value-type="string">
              <text:p>Political</text:p>
            </table:change-track-table-cell>
          </table:previous>
        </table:cell-content-change>
        <table:cell-content-change table:id="ct1108">
          <table:cell-address table:column="13" table:row="20" table:table="0"/>
          <office:change-info>
            <dc:creator> </dc:creator>
            <dc:date>2023-03-04T05:06:53.775000000</dc:date>
          </office:change-info>
          <table:previous table:id="ct1085">
            <table:change-track-table-cell office:value-type="string">
              <text:p>Political</text:p>
            </table:change-track-table-cell>
          </table:previous>
        </table:cell-content-change>
        <table:cell-content-change table:id="ct1109">
          <table:cell-address table:column="15" table:row="19" table:table="0"/>
          <office:change-info>
            <dc:creator> </dc:creator>
            <dc:date>2023-03-04T05:06:57.931000000</dc:date>
          </office:change-info>
          <table:previous table:id="ct1099">
            <table:change-track-table-cell office:value-type="float" office:value="4"/>
          </table:previous>
        </table:cell-content-change>
        <table:insertion table:id="ct1110" table:type="column" table:position="19" table:table="0">
          <office:change-info>
            <dc:creator> </dc:creator>
            <dc:date>2023-03-04T05:07:16.088000000</dc:date>
          </office:change-info>
          <table:dependencies>
            <table:dependency table:id="ct1348"/>
            <table:dependency table:id="ct1347"/>
            <table:dependency table:id="ct1114"/>
            <table:dependency table:id="ct1113"/>
          </table:dependencies>
        </table:insertion>
        <table:insertion table:id="ct1111" table:type="column" table:position="19" table:table="0">
          <office:change-info>
            <dc:creator> </dc:creator>
            <dc:date>2023-03-04T05:07:23.373000000</dc:date>
          </office:change-info>
          <table:dependencies>
            <table:dependency table:id="ct2085"/>
            <table:dependency table:id="ct1350"/>
            <table:dependency table:id="ct1349"/>
            <table:dependency table:id="ct1346"/>
            <table:dependency table:id="ct1345"/>
            <table:dependency table:id="ct1115"/>
            <table:dependency table:id="ct1112"/>
          </table:dependencies>
        </table:insertion>
        <table:cell-content-change table:id="ct1112">
          <table:cell-address table:column="19" table:row="0" table:table="0"/>
          <office:change-info>
            <dc:creator> </dc:creator>
            <dc:date>2023-03-04T05:07:30.295000000</dc:date>
          </office:change-info>
          <table:previous>
            <table:change-track-table-cell/>
          </table:previous>
        </table:cell-content-change>
        <table:cell-content-change table:id="ct1113">
          <table:cell-address table:column="19" table:row="0" table:table="0"/>
          <office:change-info>
            <dc:creator> </dc:creator>
            <dc:date>2023-03-04T05:07:47.509000000</dc:date>
          </office:change-info>
          <table:previous>
            <table:change-track-table-cell/>
          </table:previous>
        </table:cell-content-change>
        <table:cell-content-change table:id="ct1114">
          <table:cell-address table:column="19" table:row="19" table:table="0"/>
          <office:change-info>
            <dc:creator> </dc:creator>
            <dc:date>2023-03-04T05:08:04.268000000</dc:date>
          </office:change-info>
          <table:previous>
            <table:change-track-table-cell/>
          </table:previous>
        </table:cell-content-change>
        <table:cell-content-change table:id="ct1115">
          <table:cell-address table:column="19" table:row="20" table:table="0"/>
          <office:change-info>
            <dc:creator> </dc:creator>
            <dc:date>2023-03-04T05:08:13.757000000</dc:date>
          </office:change-info>
          <table:previous>
            <table:change-track-table-cell/>
          </table:previous>
        </table:cell-content-change>
        <table:insertion table:id="ct1116" table:type="row" table:position="21" table:table="0">
          <office:change-info>
            <dc:creator> </dc:creator>
            <dc:date>2023-03-04T05:08:36.322000000</dc:date>
          </office:change-info>
          <table:dependencies>
            <table:dependency table:id="ct2657"/>
            <table:dependency table:id="ct1284"/>
            <table:dependency table:id="ct1187"/>
            <table:dependency table:id="ct1186"/>
            <table:dependency table:id="ct1185"/>
            <table:dependency table:id="ct1184"/>
            <table:dependency table:id="ct1129"/>
            <table:dependency table:id="ct1128"/>
            <table:dependency table:id="ct1127"/>
            <table:dependency table:id="ct1126"/>
            <table:dependency table:id="ct1125"/>
            <table:dependency table:id="ct1124"/>
            <table:dependency table:id="ct1123"/>
            <table:dependency table:id="ct1122"/>
            <table:dependency table:id="ct1121"/>
            <table:dependency table:id="ct1120"/>
            <table:dependency table:id="ct1119"/>
            <table:dependency table:id="ct1118"/>
            <table:dependency table:id="ct1117"/>
          </table:dependencies>
        </table:insertion>
        <table:cell-content-change table:id="ct1117">
          <table:cell-address table:column="1" table:row="21" table:table="0"/>
          <office:change-info>
            <dc:creator> </dc:creator>
            <dc:date>2023-03-04T05:08:40.648000000</dc:date>
          </office:change-info>
          <table:previous>
            <table:change-track-table-cell/>
          </table:previous>
        </table:cell-content-change>
        <table:cell-content-change table:id="ct1118">
          <table:cell-address table:column="3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19">
          <table:cell-address table:column="4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0">
          <table:cell-address table:column="5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1">
          <table:cell-address table:column="6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2">
          <table:cell-address table:column="7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3">
          <table:cell-address table:column="13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4">
          <table:cell-address table:column="15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5">
          <table:cell-address table:column="16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6">
          <table:cell-address table:column="17" table:row="21" table:table="0"/>
          <office:change-info>
            <dc:creator> </dc:creator>
            <dc:date>2023-03-04T05:08:40.649000000</dc:date>
          </office:change-info>
          <table:previous>
            <table:change-track-table-cell/>
          </table:previous>
        </table:cell-content-change>
        <table:cell-content-change table:id="ct1127">
          <table:cell-address table:column="1" table:row="21" table:table="0"/>
          <office:change-info>
            <dc:creator> </dc:creator>
            <dc:date>2023-03-04T05:08:59.373000000</dc:date>
          </office:change-info>
          <table:previous table:id="ct1117">
            <table:change-track-table-cell office:value-type="string">
              <text:p>Kap Verde: Tag der Demokratie</text:p>
            </table:change-track-table-cell>
          </table:previous>
        </table:cell-content-change>
        <table:cell-content-change table:id="ct1128">
          <table:cell-address table:column="5" table:row="21" table:table="0"/>
          <office:change-info>
            <dc:creator> </dc:creator>
            <dc:date>2023-03-04T05:09:04.316000000</dc:date>
          </office:change-info>
          <table:previous table:id="ct1120">
            <table:change-track-table-cell office:value-type="float" office:value="13"/>
          </table:previous>
        </table:cell-content-change>
        <table:cell-content-change table:id="ct1129">
          <table:cell-address table:column="13" table:row="21" table:table="0"/>
          <office:change-info>
            <dc:creator> </dc:creator>
            <dc:date>2023-03-04T05:09:09.429000000</dc:date>
          </office:change-info>
          <table:previous table:id="ct1123">
            <table:change-track-table-cell office:value-type="string">
              <text:p>political</text:p>
            </table:change-track-table-cell>
          </table:previous>
        </table:cell-content-change>
        <table:cell-content-change table:id="ct1130">
          <table:cell-address table:column="16" table:row="59" table:table="0"/>
          <office:change-info>
            <dc:creator> </dc:creator>
            <dc:date>2023-03-04T05:09:36.608000000</dc:date>
          </office:change-info>
          <table:previous table:id="ct618">
            <table:change-track-table-cell office:value-type="string">
              <text:p>de_DE,fr_FR</text:p>
            </table:change-track-table-cell>
          </table:previous>
        </table:cell-content-change>
        <table:cell-content-change table:id="ct1131">
          <table:cell-address table:column="17" table:row="59" table:table="0"/>
          <office:change-info>
            <dc:creator> </dc:creator>
            <dc:date>2023-03-04T05:09:41.481000000</dc:date>
          </office:change-info>
          <table:previous table:id="ct619">
            <table:change-track-table-cell office:value-type="string">
              <text:p>de_DE,fr_FR</text:p>
            </table:change-track-table-cell>
          </table:previous>
        </table:cell-content-change>
        <table:insertion table:id="ct1132" table:type="row" table:position="76" table:table="0">
          <office:change-info>
            <dc:creator> </dc:creator>
            <dc:date>2023-03-04T05:10:06.411000000</dc:date>
          </office:change-info>
          <table:dependencies>
            <table:dependency table:id="ct1294"/>
            <table:dependency table:id="ct1226"/>
            <table:dependency table:id="ct1224"/>
            <table:dependency table:id="ct1223"/>
            <table:dependency table:id="ct1221"/>
            <table:dependency table:id="ct1147"/>
            <table:dependency table:id="ct1146"/>
            <table:dependency table:id="ct1145"/>
            <table:dependency table:id="ct1144"/>
            <table:dependency table:id="ct1143"/>
            <table:dependency table:id="ct1142"/>
            <table:dependency table:id="ct1141"/>
            <table:dependency table:id="ct1140"/>
            <table:dependency table:id="ct1139"/>
            <table:dependency table:id="ct1138"/>
            <table:dependency table:id="ct1137"/>
            <table:dependency table:id="ct1136"/>
            <table:dependency table:id="ct1135"/>
            <table:dependency table:id="ct1134"/>
            <table:dependency table:id="ct1133"/>
          </table:dependencies>
        </table:insertion>
        <table:cell-content-change table:id="ct1133">
          <table:cell-address table:column="1" table:row="76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4">
          <table:cell-address table:column="3" table:row="76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5">
          <table:cell-address table:column="4" table:row="76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6">
          <table:cell-address table:column="5" table:row="76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7">
          <table:cell-address table:column="6" table:row="76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8">
          <table:cell-address table:column="7" table:row="76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39">
          <table:cell-address table:column="13" table:row="76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40">
          <table:cell-address table:column="15" table:row="76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41">
          <table:cell-address table:column="16" table:row="76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42">
          <table:cell-address table:column="17" table:row="76" table:table="0"/>
          <office:change-info>
            <dc:creator> </dc:creator>
            <dc:date>2023-03-04T05:10:26.941000000</dc:date>
          </office:change-info>
          <table:previous>
            <table:change-track-table-cell/>
          </table:previous>
        </table:cell-content-change>
        <table:cell-content-change table:id="ct1143">
          <table:cell-address table:column="1" table:row="76" table:table="0"/>
          <office:change-info>
            <dc:creator> </dc:creator>
            <dc:date>2023-03-04T05:10:37.469000000</dc:date>
          </office:change-info>
          <table:previous table:id="ct1133">
            <table:change-track-table-cell office:value-type="string">
              <text:p>Kap Verde: Nationaler Heldentag</text:p>
            </table:change-track-table-cell>
          </table:previous>
        </table:cell-content-change>
        <table:cell-content-change table:id="ct1144">
          <table:cell-address table:column="3" table:row="76" table:table="0"/>
          <office:change-info>
            <dc:creator> </dc:creator>
            <dc:date>2023-03-04T05:10:46.436000000</dc:date>
          </office:change-info>
          <table:previous table:id="ct1134">
            <table:change-track-table-cell office:value-type="string">
              <text:p>greg-dayOfDemocracy</text:p>
            </table:change-track-table-cell>
          </table:previous>
        </table:cell-content-change>
        <table:cell-content-change table:id="ct1145">
          <table:cell-address table:column="5" table:row="76" table:table="0"/>
          <office:change-info>
            <dc:creator> </dc:creator>
            <dc:date>2023-03-04T05:10:51.235000000</dc:date>
          </office:change-info>
          <table:previous table:id="ct1136">
            <table:change-track-table-cell office:value-type="float" office:value="20"/>
          </table:previous>
        </table:cell-content-change>
        <table:cell-content-change table:id="ct1146">
          <table:cell-address table:column="6" table:row="76" table:table="0"/>
          <office:change-info>
            <dc:creator> </dc:creator>
            <dc:date>2023-03-04T05:10:53.252000000</dc:date>
          </office:change-info>
          <table:previous table:id="ct1137">
            <table:change-track-table-cell office:value-type="float" office:value="1"/>
          </table:previous>
        </table:cell-content-change>
        <table:cell-content-change table:id="ct1147">
          <table:cell-address table:column="13" table:row="76" table:table="0"/>
          <office:change-info>
            <dc:creator> </dc:creator>
            <dc:date>2023-03-04T05:11:07.429000000</dc:date>
          </office:change-info>
          <table:previous table:id="ct1139">
            <table:change-track-table-cell office:value-type="string">
              <text:p>historical</text:p>
            </table:change-track-table-cell>
          </table:previous>
        </table:cell-content-change>
        <table:insertion table:id="ct1148" table:type="row" table:position="87" table:table="0">
          <office:change-info>
            <dc:creator> </dc:creator>
            <dc:date>2023-03-04T05:11:25.502000000</dc:date>
          </office:change-info>
          <table:dependencies>
            <table:dependency table:id="ct2673"/>
            <table:dependency table:id="ct1296"/>
            <table:dependency table:id="ct1231"/>
            <table:dependency table:id="ct1230"/>
            <table:dependency table:id="ct1229"/>
            <table:dependency table:id="ct1228"/>
            <table:dependency table:id="ct1163"/>
            <table:dependency table:id="ct1162"/>
            <table:dependency table:id="ct1161"/>
            <table:dependency table:id="ct1160"/>
            <table:dependency table:id="ct1159"/>
            <table:dependency table:id="ct1158"/>
            <table:dependency table:id="ct1157"/>
            <table:dependency table:id="ct1156"/>
            <table:dependency table:id="ct1155"/>
            <table:dependency table:id="ct1154"/>
            <table:dependency table:id="ct1153"/>
            <table:dependency table:id="ct1152"/>
            <table:dependency table:id="ct1151"/>
            <table:dependency table:id="ct1150"/>
            <table:dependency table:id="ct1149"/>
          </table:dependencies>
        </table:insertion>
        <table:cell-content-change table:id="ct1149">
          <table:cell-address table:column="1" table:row="87" table:table="0"/>
          <office:change-info>
            <dc:creator> </dc:creator>
            <dc:date>2023-03-04T05:11:32.208000000</dc:date>
          </office:change-info>
          <table:previous>
            <table:change-track-table-cell/>
          </table:previous>
        </table:cell-content-change>
        <table:cell-content-change table:id="ct1150">
          <table:cell-address table:column="3" table:row="87" table:table="0"/>
          <office:change-info>
            <dc:creator> </dc:creator>
            <dc:date>2023-03-04T05:11:32.208000000</dc:date>
          </office:change-info>
          <table:previous>
            <table:change-track-table-cell/>
          </table:previous>
        </table:cell-content-change>
        <table:cell-content-change table:id="ct1151">
          <table:cell-address table:column="4" table:row="87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2">
          <table:cell-address table:column="5" table:row="87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3">
          <table:cell-address table:column="6" table:row="87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4">
          <table:cell-address table:column="7" table:row="87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5">
          <table:cell-address table:column="13" table:row="87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6">
          <table:cell-address table:column="15" table:row="87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7">
          <table:cell-address table:column="16" table:row="87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8">
          <table:cell-address table:column="17" table:row="87" table:table="0"/>
          <office:change-info>
            <dc:creator> </dc:creator>
            <dc:date>2023-03-04T05:11:32.209000000</dc:date>
          </office:change-info>
          <table:previous>
            <table:change-track-table-cell/>
          </table:previous>
        </table:cell-content-change>
        <table:cell-content-change table:id="ct1159">
          <table:cell-address table:column="1" table:row="87" table:table="0"/>
          <office:change-info>
            <dc:creator> </dc:creator>
            <dc:date>2023-03-04T05:11:42.828000000</dc:date>
          </office:change-info>
          <table:previous table:id="ct1149">
            <table:change-track-table-cell office:value-type="string">
              <text:p>Kap Verde: Kindertag</text:p>
            </table:change-track-table-cell>
          </table:previous>
        </table:cell-content-change>
        <table:cell-content-change table:id="ct1160">
          <table:cell-address table:column="3" table:row="87" table:table="0"/>
          <office:change-info>
            <dc:creator> </dc:creator>
            <dc:date>2023-03-04T05:11:52.933000000</dc:date>
          </office:change-info>
          <table:previous table:id="ct1150">
            <table:change-track-table-cell office:value-type="string">
              <text:p>greg-dayOfChildren</text:p>
            </table:change-track-table-cell>
          </table:previous>
        </table:cell-content-change>
        <table:cell-content-change table:id="ct1161">
          <table:cell-address table:column="5" table:row="87" table:table="0"/>
          <office:change-info>
            <dc:creator> </dc:creator>
            <dc:date>2023-03-04T05:11:57.004000000</dc:date>
          </office:change-info>
          <table:previous table:id="ct1152">
            <table:change-track-table-cell office:value-type="float" office:value="1"/>
          </table:previous>
        </table:cell-content-change>
        <table:cell-content-change table:id="ct1162">
          <table:cell-address table:column="6" table:row="87" table:table="0"/>
          <office:change-info>
            <dc:creator> </dc:creator>
            <dc:date>2023-03-04T05:11:58.869000000</dc:date>
          </office:change-info>
          <table:previous table:id="ct1153">
            <table:change-track-table-cell office:value-type="float" office:value="6"/>
          </table:previous>
        </table:cell-content-change>
        <table:cell-content-change table:id="ct1163">
          <table:cell-address table:column="13" table:row="87" table:table="0"/>
          <office:change-info>
            <dc:creator> </dc:creator>
            <dc:date>2023-03-04T05:12:06.423000000</dc:date>
          </office:change-info>
          <table:previous table:id="ct1155">
            <table:change-track-table-cell office:value-type="string">
              <text:p>culture</text:p>
            </table:change-track-table-cell>
          </table:previous>
        </table:cell-content-change>
        <table:cell-content-change table:id="ct1164">
          <table:cell-address table:column="16" table:row="100" table:table="0"/>
          <office:change-info>
            <dc:creator> </dc:creator>
            <dc:date>2023-03-04T05:12:37.265000000</dc:date>
          </office:change-info>
          <table:previous table:id="ct107">
            <table:change-track-table-cell office:value-type="string">
              <text:p>de_DE, fr_FR</text:p>
            </table:change-track-table-cell>
          </table:previous>
        </table:cell-content-change>
        <table:cell-content-change table:id="ct1165">
          <table:cell-address table:column="17" table:row="100" table:table="0"/>
          <office:change-info>
            <dc:creator> </dc:creator>
            <dc:date>2023-03-04T05:12:42.903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cell-content-change table:id="ct1166">
          <table:cell-address table:column="16" table:row="121" table:table="0"/>
          <office:change-info>
            <dc:creator> </dc:creator>
            <dc:date>2023-03-04T05:13:04.792000000</dc:date>
          </office:change-info>
          <table:previous>
            <table:change-track-table-cell office:value-type="string">
              <text:p>de_DE,fr_FR</text:p>
            </table:change-track-table-cell>
          </table:previous>
        </table:cell-content-change>
        <table:cell-content-change table:id="ct1167">
          <table:cell-address table:column="17" table:row="121" table:table="0"/>
          <office:change-info>
            <dc:creator> </dc:creator>
            <dc:date>2023-03-04T05:13:09.985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insertion table:id="ct1168" table:type="column" table:position="0" table:table="0">
          <office:change-info>
            <dc:creator> </dc:creator>
            <dc:date>2023-03-04T05:17:10.267000000</dc:date>
          </office:change-info>
          <table:dependencies>
            <table:dependency table:id="ct2843"/>
            <table:dependency table:id="ct2831"/>
            <table:dependency table:id="ct2824"/>
            <table:dependency table:id="ct2812"/>
            <table:dependency table:id="ct2803"/>
            <table:dependency table:id="ct2791"/>
            <table:dependency table:id="ct2784"/>
            <table:dependency table:id="ct2772"/>
            <table:dependency table:id="ct2760"/>
            <table:dependency table:id="ct2759"/>
            <table:dependency table:id="ct2757"/>
            <table:dependency table:id="ct2756"/>
            <table:dependency table:id="ct2551"/>
            <table:dependency table:id="ct2550"/>
            <table:dependency table:id="ct2547"/>
            <table:dependency table:id="ct2546"/>
            <table:dependency table:id="ct2545"/>
            <table:dependency table:id="ct2541"/>
            <table:dependency table:id="ct2540"/>
            <table:dependency table:id="ct2526"/>
            <table:dependency table:id="ct2511"/>
            <table:dependency table:id="ct2508"/>
            <table:dependency table:id="ct2495"/>
            <table:dependency table:id="ct2490"/>
            <table:dependency table:id="ct2477"/>
            <table:dependency table:id="ct2471"/>
            <table:dependency table:id="ct2458"/>
            <table:dependency table:id="ct2451"/>
            <table:dependency table:id="ct2438"/>
            <table:dependency table:id="ct2420"/>
            <table:dependency table:id="ct2406"/>
            <table:dependency table:id="ct2315"/>
            <table:dependency table:id="ct2302"/>
            <table:dependency table:id="ct2299"/>
            <table:dependency table:id="ct2286"/>
            <table:dependency table:id="ct2284"/>
            <table:dependency table:id="ct2266"/>
            <table:dependency table:id="ct2264"/>
            <table:dependency table:id="ct2261"/>
            <table:dependency table:id="ct2248"/>
            <table:dependency table:id="ct2231"/>
            <table:dependency table:id="ct2222"/>
            <table:dependency table:id="ct2178"/>
            <table:dependency table:id="ct2166"/>
            <table:dependency table:id="ct2159"/>
            <table:dependency table:id="ct2148"/>
            <table:dependency table:id="ct2143"/>
            <table:dependency table:id="ct2130"/>
            <table:dependency table:id="ct2124"/>
            <table:dependency table:id="ct2102"/>
            <table:dependency table:id="ct2089"/>
            <table:dependency table:id="ct2078"/>
            <table:dependency table:id="ct2076"/>
            <table:dependency table:id="ct2046"/>
            <table:dependency table:id="ct2036"/>
            <table:dependency table:id="ct2034"/>
            <table:dependency table:id="ct2033"/>
            <table:dependency table:id="ct2016"/>
            <table:dependency table:id="ct1999"/>
            <table:dependency table:id="ct1998"/>
            <table:dependency table:id="ct1986"/>
            <table:dependency table:id="ct1985"/>
            <table:dependency table:id="ct1955"/>
            <table:dependency table:id="ct1954"/>
            <table:dependency table:id="ct1937"/>
            <table:dependency table:id="ct1936"/>
            <table:dependency table:id="ct1928"/>
            <table:dependency table:id="ct1915"/>
            <table:dependency table:id="ct1909"/>
            <table:dependency table:id="ct1894"/>
            <table:dependency table:id="ct1891"/>
            <table:dependency table:id="ct1877"/>
            <table:dependency table:id="ct1874"/>
            <table:dependency table:id="ct1873"/>
            <table:dependency table:id="ct1812"/>
            <table:dependency table:id="ct1811"/>
            <table:dependency table:id="ct1798"/>
            <table:dependency table:id="ct1792"/>
            <table:dependency table:id="ct1780"/>
            <table:dependency table:id="ct1771"/>
            <table:dependency table:id="ct1755"/>
            <table:dependency table:id="ct1753"/>
            <table:dependency table:id="ct1739"/>
            <table:dependency table:id="ct1731"/>
            <table:dependency table:id="ct1730"/>
            <table:dependency table:id="ct1662"/>
            <table:dependency table:id="ct1651"/>
            <table:dependency table:id="ct1646"/>
            <table:dependency table:id="ct1632"/>
            <table:dependency table:id="ct1625"/>
            <table:dependency table:id="ct1614"/>
            <table:dependency table:id="ct1611"/>
            <table:dependency table:id="ct1597"/>
            <table:dependency table:id="ct1595"/>
            <table:dependency table:id="ct1580"/>
            <table:dependency table:id="ct1576"/>
            <table:dependency table:id="ct1562"/>
            <table:dependency table:id="ct1553"/>
            <table:dependency table:id="ct1541"/>
            <table:dependency table:id="ct1539"/>
            <table:dependency table:id="ct1537"/>
            <table:dependency table:id="ct1524"/>
            <table:dependency table:id="ct1522"/>
            <table:dependency table:id="ct1521"/>
            <table:dependency table:id="ct1520"/>
            <table:dependency table:id="ct1496"/>
            <table:dependency table:id="ct1482"/>
            <table:dependency table:id="ct1479"/>
            <table:dependency table:id="ct1475"/>
            <table:dependency table:id="ct1457"/>
            <table:dependency table:id="ct1446"/>
            <table:dependency table:id="ct1443"/>
            <table:dependency table:id="ct1430"/>
            <table:dependency table:id="ct1428"/>
            <table:dependency table:id="ct1427"/>
            <table:dependency table:id="ct1426"/>
            <table:dependency table:id="ct1309"/>
            <table:dependency table:id="ct1308"/>
            <table:dependency table:id="ct1307"/>
            <table:dependency table:id="ct1306"/>
            <table:dependency table:id="ct1305"/>
            <table:dependency table:id="ct1304"/>
            <table:dependency table:id="ct1303"/>
            <table:dependency table:id="ct1302"/>
            <table:dependency table:id="ct1301"/>
            <table:dependency table:id="ct1300"/>
            <table:dependency table:id="ct1299"/>
            <table:dependency table:id="ct1298"/>
            <table:dependency table:id="ct1297"/>
            <table:dependency table:id="ct1296"/>
            <table:dependency table:id="ct1295"/>
            <table:dependency table:id="ct1294"/>
            <table:dependency table:id="ct1293"/>
            <table:dependency table:id="ct1292"/>
            <table:dependency table:id="ct1291"/>
            <table:dependency table:id="ct1290"/>
            <table:dependency table:id="ct1289"/>
            <table:dependency table:id="ct1288"/>
            <table:dependency table:id="ct1287"/>
            <table:dependency table:id="ct1286"/>
            <table:dependency table:id="ct1285"/>
            <table:dependency table:id="ct1284"/>
            <table:dependency table:id="ct1283"/>
            <table:dependency table:id="ct1282"/>
            <table:dependency table:id="ct1281"/>
            <table:dependency table:id="ct1280"/>
            <table:dependency table:id="ct1279"/>
            <table:dependency table:id="ct1277"/>
            <table:dependency table:id="ct1275"/>
            <table:dependency table:id="ct1273"/>
            <table:dependency table:id="ct1272"/>
            <table:dependency table:id="ct1270"/>
            <table:dependency table:id="ct1269"/>
            <table:dependency table:id="ct1266"/>
            <table:dependency table:id="ct1264"/>
            <table:dependency table:id="ct1263"/>
            <table:dependency table:id="ct1262"/>
            <table:dependency table:id="ct1259"/>
            <table:dependency table:id="ct1257"/>
            <table:dependency table:id="ct1255"/>
            <table:dependency table:id="ct1254"/>
            <table:dependency table:id="ct1251"/>
            <table:dependency table:id="ct1250"/>
            <table:dependency table:id="ct1247"/>
            <table:dependency table:id="ct1246"/>
            <table:dependency table:id="ct1244"/>
            <table:dependency table:id="ct1242"/>
            <table:dependency table:id="ct1238"/>
            <table:dependency table:id="ct1236"/>
            <table:dependency table:id="ct1235"/>
            <table:dependency table:id="ct1234"/>
            <table:dependency table:id="ct1233"/>
            <table:dependency table:id="ct1232"/>
            <table:dependency table:id="ct1230"/>
            <table:dependency table:id="ct1228"/>
            <table:dependency table:id="ct1225"/>
            <table:dependency table:id="ct1224"/>
            <table:dependency table:id="ct1222"/>
            <table:dependency table:id="ct1221"/>
            <table:dependency table:id="ct1217"/>
            <table:dependency table:id="ct1216"/>
            <table:dependency table:id="ct1215"/>
            <table:dependency table:id="ct1214"/>
            <table:dependency table:id="ct1213"/>
            <table:dependency table:id="ct1212"/>
            <table:dependency table:id="ct1210"/>
            <table:dependency table:id="ct1209"/>
            <table:dependency table:id="ct1207"/>
            <table:dependency table:id="ct1204"/>
            <table:dependency table:id="ct1202"/>
            <table:dependency table:id="ct1201"/>
            <table:dependency table:id="ct1199"/>
            <table:dependency table:id="ct1197"/>
            <table:dependency table:id="ct1193"/>
            <table:dependency table:id="ct1192"/>
            <table:dependency table:id="ct1190"/>
            <table:dependency table:id="ct1189"/>
            <table:dependency table:id="ct1186"/>
            <table:dependency table:id="ct1184"/>
            <table:dependency table:id="ct1180"/>
            <table:dependency table:id="ct1179"/>
            <table:dependency table:id="ct1178"/>
            <table:dependency table:id="ct1174"/>
            <table:dependency table:id="ct1173"/>
            <table:dependency table:id="ct1172"/>
            <table:dependency table:id="ct1170"/>
            <table:dependency table:id="ct1169"/>
          </table:dependencies>
        </table:insertion>
        <table:cell-content-change table:id="ct1169">
          <table:cell-address table:column="0" table:row="11" table:table="0"/>
          <office:change-info>
            <dc:creator> </dc:creator>
            <dc:date>2023-03-04T05:17:25.350000000</dc:date>
          </office:change-info>
          <table:previous>
            <table:change-track-table-cell/>
          </table:previous>
        </table:cell-content-change>
        <table:cell-content-change table:id="ct1170">
          <table:cell-address table:column="0" table:row="11" table:table="0"/>
          <office:change-info>
            <dc:creator> </dc:creator>
            <dc:date>2023-03-04T05:17:51.058000000</dc:date>
          </office:change-info>
          <table:previous table:id="ct1169">
            <table:change-track-table-cell office:value-type="string">
              <text:p>LLL:EXT:timer/Resources/Private/Language/locallang_cal.xlf:calendarDate.cult.greg.silvester</text:p>
            </table:change-track-table-cell>
          </table:previous>
        </table:cell-content-change>
        <table:cell-content-change table:id="ct1171">
          <table:cell-address table:column="2" table:row="11" table:table="0"/>
          <office:change-info>
            <dc:creator> </dc:creator>
            <dc:date>2023-03-04T05:17:52.768000000</dc:date>
          </office:change-info>
          <table:previous table:id="ct786">
            <table:change-track-table-cell/>
          </table:previous>
        </table:cell-content-change>
        <table:cell-content-change table:id="ct1172">
          <table:cell-address table:column="0" table:row="18" table:table="0"/>
          <office:change-info>
            <dc:creator> </dc:creator>
            <dc:date>2023-03-04T05:18:05.670000000</dc:date>
          </office:change-info>
          <table:previous>
            <table:change-track-table-cell/>
          </table:previous>
        </table:cell-content-change>
        <table:cell-content-change table:id="ct1173">
          <table:cell-address table:column="0" table:row="19" table:table="0"/>
          <office:change-info>
            <dc:creator> </dc:creator>
            <dc:date>2023-03-04T05:18:07.134000000</dc:date>
          </office:change-info>
          <table:previous>
            <table:change-track-table-cell/>
          </table:previous>
        </table:cell-content-change>
        <table:cell-content-change table:id="ct1174">
          <table:cell-address table:column="0" table:row="20" table:table="0"/>
          <office:change-info>
            <dc:creator> </dc:creator>
            <dc:date>2023-03-04T05:18:08.461000000</dc:date>
          </office:change-info>
          <table:previous>
            <table:change-track-table-cell/>
          </table:previous>
        </table:cell-content-change>
        <table:cell-content-change table:id="ct1175">
          <table:cell-address table:column="3" table:row="18" table:table="0"/>
          <office:change-info>
            <dc:creator> </dc:creator>
            <dc:date>2023-03-04T05:18:17.319000000</dc:date>
          </office:change-info>
          <table:previous table:id="ct1075">
            <table:change-track-table-cell office:value-type="string">
              <text:p>greg-dayOfDemocracy</text:p>
            </table:change-track-table-cell>
          </table:previous>
        </table:cell-content-change>
        <table:cell-content-change table:id="ct1176">
          <table:cell-address table:column="3" table:row="19" table:table="0"/>
          <office:change-info>
            <dc:creator> </dc:creator>
            <dc:date>2023-03-04T05:18:25.990000000</dc:date>
          </office:change-info>
          <table:previous table:id="ct1092">
            <table:change-track-table-cell office:value-type="string">
              <text:p>greg-dayOfAdults</text:p>
            </table:change-track-table-cell>
          </table:previous>
        </table:cell-content-change>
        <table:cell-content-change table:id="ct1177">
          <table:cell-address table:column="3" table:row="20" table:table="0"/>
          <office:change-info>
            <dc:creator> </dc:creator>
            <dc:date>2023-03-04T05:18:37.348000000</dc:date>
          </office:change-info>
          <table:previous table:id="ct794">
            <table:change-track-table-cell office:value-type="string">
              <text:p>greg-dayOfAdults</text:p>
            </table:change-track-table-cell>
          </table:previous>
        </table:cell-content-change>
        <table:cell-content-change table:id="ct1178">
          <table:cell-address table:column="0" table:row="20" table:table="0"/>
          <office:change-info>
            <dc:creator> </dc:creator>
            <dc:date>2023-03-04T05:18:50.782000000</dc:date>
          </office:change-info>
          <table:previous table:id="ct1174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1179">
          <table:cell-address table:column="0" table:row="19" table:table="0"/>
          <office:change-info>
            <dc:creator> </dc:creator>
            <dc:date>2023-03-04T05:19:02.140000000</dc:date>
          </office:change-info>
          <table:previous table:id="ct1173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1180">
          <table:cell-address table:column="0" table:row="18" table:table="0"/>
          <office:change-info>
            <dc:creator> </dc:creator>
            <dc:date>2023-03-04T05:19:14.308000000</dc:date>
          </office:change-info>
          <table:previous table:id="ct1172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1181">
          <table:cell-address table:column="2" table:row="18" table:table="0"/>
          <office:change-info>
            <dc:creator> </dc:creator>
            <dc:date>2023-03-04T05:19:18.116000000</dc:date>
          </office:change-info>
          <table:previous>
            <table:change-track-table-cell/>
          </table:previous>
        </table:cell-content-change>
        <table:cell-content-change table:id="ct1182">
          <table:cell-address table:column="2" table:row="19" table:table="0"/>
          <office:change-info>
            <dc:creator> </dc:creator>
            <dc:date>2023-03-04T05:19:18.116000000</dc:date>
          </office:change-info>
          <table:previous>
            <table:change-track-table-cell/>
          </table:previous>
        </table:cell-content-change>
        <table:cell-content-change table:id="ct1183">
          <table:cell-address table:column="2" table:row="20" table:table="0"/>
          <office:change-info>
            <dc:creator> </dc:creator>
            <dc:date>2023-03-04T05:19:18.116000000</dc:date>
          </office:change-info>
          <table:previous>
            <table:change-track-table-cell/>
          </table:previous>
        </table:cell-content-change>
        <table:cell-content-change table:id="ct1184">
          <table:cell-address table:column="0" table:row="21" table:table="0"/>
          <office:change-info>
            <dc:creator> </dc:creator>
            <dc:date>2023-03-04T05:19:36.463000000</dc:date>
          </office:change-info>
          <table:previous>
            <table:change-track-table-cell/>
          </table:previous>
        </table:cell-content-change>
        <table:cell-content-change table:id="ct1185">
          <table:cell-address table:column="3" table:row="21" table:table="0"/>
          <office:change-info>
            <dc:creator> </dc:creator>
            <dc:date>2023-03-04T05:19:54.315000000</dc:date>
          </office:change-info>
          <table:previous table:id="ct1118">
            <table:change-track-table-cell office:value-type="string">
              <text:p>greg-dayOfDemocracy</text:p>
            </table:change-track-table-cell>
          </table:previous>
        </table:cell-content-change>
        <table:cell-content-change table:id="ct1186">
          <table:cell-address table:column="0" table:row="21" table:table="0"/>
          <office:change-info>
            <dc:creator> </dc:creator>
            <dc:date>2023-03-04T05:20:03.575000000</dc:date>
          </office:change-info>
          <table:previous table:id="ct1184">
            <table:change-track-table-cell office:value-type="string">
              <text:p>LLL:EXT:timer/Resources/Private/Language/locallang_cal.xlf:calendarDate.cult.greg.jpDayOfAdultsNew</text:p>
            </table:change-track-table-cell>
          </table:previous>
        </table:cell-content-change>
        <table:cell-content-change table:id="ct1187">
          <table:cell-address table:column="2" table:row="21" table:table="0"/>
          <office:change-info>
            <dc:creator> </dc:creator>
            <dc:date>2023-03-04T05:20:07.417000000</dc:date>
          </office:change-info>
          <table:previous>
            <table:change-track-table-cell/>
          </table:previous>
        </table:cell-content-change>
        <table:cell-content-change table:id="ct1188">
          <table:cell-address table:column="3" table:row="25" table:table="0"/>
          <office:change-info>
            <dc:creator> </dc:creator>
            <dc:date>2023-03-04T05:20:23.341000000</dc:date>
          </office:change-info>
          <table:previous table:id="ct686">
            <table:change-track-table-cell office:value-type="string">
              <text:p>greg-firstFebruary</text:p>
            </table:change-track-table-cell>
          </table:previous>
        </table:cell-content-change>
        <table:cell-content-change table:id="ct1189">
          <table:cell-address table:column="0" table:row="25" table:table="0"/>
          <office:change-info>
            <dc:creator> </dc:creator>
            <dc:date>2023-03-04T05:20:30.514000000</dc:date>
          </office:change-info>
          <table:previous>
            <table:change-track-table-cell/>
          </table:previous>
        </table:cell-content-change>
        <table:cell-content-change table:id="ct1190">
          <table:cell-address table:column="0" table:row="25" table:table="0"/>
          <office:change-info>
            <dc:creator> </dc:creator>
            <dc:date>2023-03-04T05:20:40.332000000</dc:date>
          </office:change-info>
          <table:previous table:id="ct1189">
            <table:change-track-table-cell office:value-type="string">
              <text:p>LLL:EXT:timer/Resources/Private/Language/locallang_cal.xlf:calendarDate.cult.greg.cvDayOfHeros</text:p>
            </table:change-track-table-cell>
          </table:previous>
        </table:cell-content-change>
        <table:cell-content-change table:id="ct1191">
          <table:cell-address table:column="2" table:row="25" table:table="0"/>
          <office:change-info>
            <dc:creator> </dc:creator>
            <dc:date>2023-03-04T05:20:44.196000000</dc:date>
          </office:change-info>
          <table:previous>
            <table:change-track-table-cell/>
          </table:previous>
        </table:cell-content-change>
        <table:cell-content-change table:id="ct1192">
          <table:cell-address table:column="0" table:row="30" table:table="0"/>
          <office:change-info>
            <dc:creator> </dc:creator>
            <dc:date>2023-03-04T05:20:46.418000000</dc:date>
          </office:change-info>
          <table:previous>
            <table:change-track-table-cell/>
          </table:previous>
        </table:cell-content-change>
        <table:cell-content-change table:id="ct1193">
          <table:cell-address table:column="0" table:row="30" table:table="0"/>
          <office:change-info>
            <dc:creator> </dc:creator>
            <dc:date>2023-03-04T05:20:57.815000000</dc:date>
          </office:change-info>
          <table:previous table:id="ct1192">
            <table:change-track-table-cell office:value-type="string">
              <text:p>LLL:EXT:timer/Resources/Private/Language/locallang_cal.xlf:calendarDate.cult.greg.jpFirstFebruary</text:p>
            </table:change-track-table-cell>
          </table:previous>
        </table:cell-content-change>
        <table:cell-content-change table:id="ct1194">
          <table:cell-address table:column="2" table:row="30" table:table="0"/>
          <office:change-info>
            <dc:creator> </dc:creator>
            <dc:date>2023-03-04T05:21:00.952000000</dc:date>
          </office:change-info>
          <table:previous>
            <table:change-track-table-cell/>
          </table:previous>
        </table:cell-content-change>
        <table:cell-content-change table:id="ct1195">
          <table:cell-address table:column="2" table:row="32" table:table="0"/>
          <office:change-info>
            <dc:creator> </dc:creator>
            <dc:date>2023-03-04T05:21:04.393000000</dc:date>
          </office:change-info>
          <table:previous>
            <table:change-track-table-cell/>
          </table:previous>
        </table:cell-content-change>
        <table:cell-content-change table:id="ct1196">
          <table:cell-address table:column="2" table:row="32" table:table="0"/>
          <office:change-info>
            <dc:creator> </dc:creator>
            <dc:date>2023-03-04T05:21:06.747000000</dc:date>
          </office:change-info>
          <table:previous table:id="ct1195">
            <table:change-track-table-cell office:value-type="string">
              <text:p>LLL:EXT:timer/Resources/Private/Language/locallang_cal.xlf:calendarDate.cult.greg.jpStateFoundation</text:p>
            </table:change-track-table-cell>
          </table:previous>
        </table:cell-content-change>
        <table:cell-content-change table:id="ct1197">
          <table:cell-address table:column="0" table:row="32" table:table="0"/>
          <office:change-info>
            <dc:creator> </dc:creator>
            <dc:date>2023-03-04T05:21:08.307000000</dc:date>
          </office:change-info>
          <table:previous>
            <table:change-track-table-cell/>
          </table:previous>
        </table:cell-content-change>
        <table:cell-content-change table:id="ct1198">
          <table:cell-address table:column="3" table:row="32" table:table="0"/>
          <office:change-info>
            <dc:creator> </dc:creator>
            <dc:date>2023-03-04T05:21:25.117000000</dc:date>
          </office:change-info>
          <table:previous table:id="ct825">
            <table:change-track-table-cell office:value-type="string">
              <text:p>greg-jpTennoBirthdayStateFoundation</text:p>
            </table:change-track-table-cell>
          </table:previous>
        </table:cell-content-change>
        <table:cell-content-change table:id="ct1199">
          <table:cell-address table:column="0" table:row="32" table:table="0"/>
          <office:change-info>
            <dc:creator> </dc:creator>
            <dc:date>2023-03-04T05:21:32.108000000</dc:date>
          </office:change-info>
          <table:previous table:id="ct1197">
            <table:change-track-table-cell office:value-type="string">
              <text:p>LLL:EXT:timer/Resources/Private/Language/locallang_cal.xlf:calendarDate.cult.greg.jpStateFoundation</text:p>
            </table:change-track-table-cell>
          </table:previous>
        </table:cell-content-change>
        <table:cell-content-change table:id="ct1200">
          <table:cell-address table:column="2" table:row="32" table:table="0"/>
          <office:change-info>
            <dc:creator> </dc:creator>
            <dc:date>2023-03-04T05:21:36.025000000</dc:date>
          </office:change-info>
          <table:previous table:id="ct1196">
            <table:change-track-table-cell/>
          </table:previous>
        </table:cell-content-change>
        <table:cell-content-change table:id="ct1201">
          <table:cell-address table:column="0" table:row="44" table:table="0"/>
          <office:change-info>
            <dc:creator> </dc:creator>
            <dc:date>2023-03-04T05:21:40.056000000</dc:date>
          </office:change-info>
          <table:previous>
            <table:change-track-table-cell/>
          </table:previous>
        </table:cell-content-change>
        <table:cell-content-change table:id="ct1202">
          <table:cell-address table:column="0" table:row="44" table:table="0"/>
          <office:change-info>
            <dc:creator> </dc:creator>
            <dc:date>2023-03-04T05:21:49.092000000</dc:date>
          </office:change-info>
          <table:previous table:id="ct1201">
            <table:change-track-table-cell office:value-type="string">
              <text:p>LLL:EXT:timer/Resources/Private/Language/locallang_cal.xlf:calendarDate.cult.greg.jpTennoBirthday</text:p>
            </table:change-track-table-cell>
          </table:previous>
        </table:cell-content-change>
        <table:cell-content-change table:id="ct1203">
          <table:cell-address table:column="2" table:row="44" table:table="0"/>
          <office:change-info>
            <dc:creator> </dc:creator>
            <dc:date>2023-03-04T05:21:52.142000000</dc:date>
          </office:change-info>
          <table:previous>
            <table:change-track-table-cell/>
          </table:previous>
        </table:cell-content-change>
        <table:cell-content-change table:id="ct1204">
          <table:cell-address table:column="0" table:row="52" table:table="0"/>
          <office:change-info>
            <dc:creator> </dc:creator>
            <dc:date>2023-03-04T05:22:05.335000000</dc:date>
          </office:change-info>
          <table:previous>
            <table:change-track-table-cell/>
          </table:previous>
        </table:cell-content-change>
        <table:cell-content-change table:id="ct1205">
          <table:cell-address table:column="1" table:row="52" table:table="0"/>
          <office:change-info>
            <dc:creator> </dc:creator>
            <dc:date>2023-03-04T05:22:18.755000000</dc:date>
          </office:change-info>
          <table:previous table:id="ct528">
            <table:change-track-table-cell office:value-type="string">
              <text:p>Juan Santamaría Day</text:p>
            </table:change-track-table-cell>
          </table:previous>
        </table:cell-content-change>
        <table:cell-content-change table:id="ct1206">
          <table:cell-address table:column="3" table:row="52" table:table="0"/>
          <office:change-info>
            <dc:creator> </dc:creator>
            <dc:date>2023-03-04T05:22:25.453000000</dc:date>
          </office:change-info>
          <table:previous table:id="ct529">
            <table:change-track-table-cell office:value-type="string">
              <text:p>greg-juanSantaMaria</text:p>
            </table:change-track-table-cell>
          </table:previous>
        </table:cell-content-change>
        <table:cell-content-change table:id="ct1207">
          <table:cell-address table:column="0" table:row="52" table:table="0"/>
          <office:change-info>
            <dc:creator> </dc:creator>
            <dc:date>2023-03-04T05:22:36.756000000</dc:date>
          </office:change-info>
          <table:previous table:id="ct1204">
            <table:change-track-table-cell office:value-type="string">
              <text:p>LLL:EXT:timer/Resources/Private/Language/locallang_cal.xlf:calendarDate.cult.greg.spring</text:p>
            </table:change-track-table-cell>
          </table:previous>
        </table:cell-content-change>
        <table:cell-content-change table:id="ct1208">
          <table:cell-address table:column="2" table:row="52" table:table="0"/>
          <office:change-info>
            <dc:creator> </dc:creator>
            <dc:date>2023-03-04T05:22:40.176000000</dc:date>
          </office:change-info>
          <table:previous>
            <table:change-track-table-cell/>
          </table:previous>
        </table:cell-content-change>
        <table:cell-content-change table:id="ct1209">
          <table:cell-address table:column="0" table:row="55" table:table="0"/>
          <office:change-info>
            <dc:creator> </dc:creator>
            <dc:date>2023-03-04T05:22:50.729000000</dc:date>
          </office:change-info>
          <table:previous>
            <table:change-track-table-cell/>
          </table:previous>
        </table:cell-content-change>
        <table:cell-content-change table:id="ct1210">
          <table:cell-address table:column="0" table:row="55" table:table="0"/>
          <office:change-info>
            <dc:creator> </dc:creator>
            <dc:date>2023-03-04T05:23:03.004000000</dc:date>
          </office:change-info>
          <table:previous table:id="ct1209">
            <table:change-track-table-cell office:value-type="string">
              <text:p>LLL:EXT:timer/Resources/Private/Language/locallang_cal.xlf:calendarDate.cult.greg.crJuanSantaMaria</text:p>
            </table:change-track-table-cell>
          </table:previous>
        </table:cell-content-change>
        <table:cell-content-change table:id="ct1211">
          <table:cell-address table:column="2" table:row="55" table:table="0"/>
          <office:change-info>
            <dc:creator> </dc:creator>
            <dc:date>2023-03-04T05:23:08.231000000</dc:date>
          </office:change-info>
          <table:previous>
            <table:change-track-table-cell/>
          </table:previous>
        </table:cell-content-change>
        <table:cell-content-change table:id="ct1212">
          <table:cell-address table:column="0" table:row="60" table:table="0"/>
          <office:change-info>
            <dc:creator> </dc:creator>
            <dc:date>2023-03-04T05:23:18.873000000</dc:date>
          </office:change-info>
          <table:previous>
            <table:change-track-table-cell/>
          </table:previous>
        </table:cell-content-change>
        <table:cell-content-change table:id="ct1213">
          <table:cell-address table:column="0" table:row="62" table:table="0"/>
          <office:change-info>
            <dc:creator> </dc:creator>
            <dc:date>2023-03-04T05:23:20.282000000</dc:date>
          </office:change-info>
          <table:previous>
            <table:change-track-table-cell/>
          </table:previous>
        </table:cell-content-change>
        <table:cell-content-change table:id="ct1214">
          <table:cell-address table:column="0" table:row="63" table:table="0"/>
          <office:change-info>
            <dc:creator> </dc:creator>
            <dc:date>2023-03-04T05:23:22.289000000</dc:date>
          </office:change-info>
          <table:previous>
            <table:change-track-table-cell/>
          </table:previous>
        </table:cell-content-change>
        <table:cell-content-change table:id="ct1215">
          <table:cell-address table:column="0" table:row="60" table:table="0"/>
          <office:change-info>
            <dc:creator> </dc:creator>
            <dc:date>2023-03-04T05:23:36.610000000</dc:date>
          </office:change-info>
          <table:previous table:id="ct1212">
            <table:change-track-table-cell office:value-type="string">
              <text:p>LLL:EXT:timer/Resources/Private/Language/locallang_cal.xlf:calendarDate.cult.greg.jpDayOfShowa</text:p>
            </table:change-track-table-cell>
          </table:previous>
        </table:cell-content-change>
        <table:cell-content-change table:id="ct1216">
          <table:cell-address table:column="0" table:row="62" table:table="0"/>
          <office:change-info>
            <dc:creator> </dc:creator>
            <dc:date>2023-03-04T05:23:48.950000000</dc:date>
          </office:change-info>
          <table:previous table:id="ct1213">
            <table:change-track-table-cell office:value-type="string">
              <text:p>LLL:EXT:timer/Resources/Private/Language/locallang_cal.xlf:calendarDate.cult.greg.jpDayOfShowa</text:p>
            </table:change-track-table-cell>
          </table:previous>
        </table:cell-content-change>
        <table:cell-content-change table:id="ct1217">
          <table:cell-address table:column="0" table:row="63" table:table="0"/>
          <office:change-info>
            <dc:creator> </dc:creator>
            <dc:date>2023-03-04T05:24:02.759000000</dc:date>
          </office:change-info>
          <table:previous table:id="ct1214">
            <table:change-track-table-cell office:value-type="string">
              <text:p>LLL:EXT:timer/Resources/Private/Language/locallang_cal.xlf:calendarDate.cult.greg.jpDayOfShowa</text:p>
            </table:change-track-table-cell>
          </table:previous>
        </table:cell-content-change>
        <table:cell-content-change table:id="ct1218">
          <table:cell-address table:column="2" table:row="60" table:table="0"/>
          <office:change-info>
            <dc:creator> </dc:creator>
            <dc:date>2023-03-04T05:24:07.031000000</dc:date>
          </office:change-info>
          <table:previous>
            <table:change-track-table-cell/>
          </table:previous>
        </table:cell-content-change>
        <table:cell-content-change table:id="ct1219">
          <table:cell-address table:column="2" table:row="62" table:table="0"/>
          <office:change-info>
            <dc:creator> </dc:creator>
            <dc:date>2023-03-04T05:24:07.031000000</dc:date>
          </office:change-info>
          <table:previous>
            <table:change-track-table-cell/>
          </table:previous>
        </table:cell-content-change>
        <table:cell-content-change table:id="ct1220">
          <table:cell-address table:column="2" table:row="63" table:table="0"/>
          <office:change-info>
            <dc:creator> </dc:creator>
            <dc:date>2023-03-04T05:24:07.031000000</dc:date>
          </office:change-info>
          <table:previous>
            <table:change-track-table-cell/>
          </table:previous>
        </table:cell-content-change>
        <table:cell-content-change table:id="ct1221">
          <table:cell-address table:column="0" table:row="76" table:table="0"/>
          <office:change-info>
            <dc:creator> </dc:creator>
            <dc:date>2023-03-04T05:24:21.625000000</dc:date>
          </office:change-info>
          <table:previous>
            <table:change-track-table-cell/>
          </table:previous>
        </table:cell-content-change>
        <table:cell-content-change table:id="ct1222">
          <table:cell-address table:column="0" table:row="77" table:table="0"/>
          <office:change-info>
            <dc:creator> </dc:creator>
            <dc:date>2023-03-04T05:24:24.262000000</dc:date>
          </office:change-info>
          <table:previous>
            <table:change-track-table-cell/>
          </table:previous>
        </table:cell-content-change>
        <table:cell-content-change table:id="ct1223">
          <table:cell-address table:column="3" table:row="76" table:table="0"/>
          <office:change-info>
            <dc:creator> </dc:creator>
            <dc:date>2023-03-04T05:24:41.126000000</dc:date>
          </office:change-info>
          <table:previous table:id="ct1144">
            <table:change-track-table-cell office:value-type="string">
              <text:p>greg-dayOfChildren</text:p>
            </table:change-track-table-cell>
          </table:previous>
        </table:cell-content-change>
        <table:cell-content-change table:id="ct1224">
          <table:cell-address table:column="0" table:row="76" table:table="0"/>
          <office:change-info>
            <dc:creator> </dc:creator>
            <dc:date>2023-03-04T05:24:50.311000000</dc:date>
          </office:change-info>
          <table:previous table:id="ct1221">
            <table:change-track-table-cell office:value-type="string">
              <text:p>LLL:EXT:timer/Resources/Private/Language/locallang_cal.xlf:calendarDate.cult.greg.jpDayOfChildren</text:p>
            </table:change-track-table-cell>
          </table:previous>
        </table:cell-content-change>
        <table:cell-content-change table:id="ct1225">
          <table:cell-address table:column="0" table:row="77" table:table="0"/>
          <office:change-info>
            <dc:creator> </dc:creator>
            <dc:date>2023-03-04T05:25:02.540000000</dc:date>
          </office:change-info>
          <table:previous table:id="ct1222">
            <table:change-track-table-cell office:value-type="string">
              <text:p>LLL:EXT:timer/Resources/Private/Language/locallang_cal.xlf:calendarDate.cult.greg.jpDayOfChildren</text:p>
            </table:change-track-table-cell>
          </table:previous>
        </table:cell-content-change>
        <table:cell-content-change table:id="ct1226">
          <table:cell-address table:column="2" table:row="76" table:table="0"/>
          <office:change-info>
            <dc:creator> </dc:creator>
            <dc:date>2023-03-04T05:25:07.860000000</dc:date>
          </office:change-info>
          <table:previous>
            <table:change-track-table-cell/>
          </table:previous>
        </table:cell-content-change>
        <table:cell-content-change table:id="ct1227">
          <table:cell-address table:column="2" table:row="77" table:table="0"/>
          <office:change-info>
            <dc:creator> </dc:creator>
            <dc:date>2023-03-04T05:25:07.860000000</dc:date>
          </office:change-info>
          <table:previous table:id="ct741">
            <table:change-track-table-cell/>
          </table:previous>
        </table:cell-content-change>
        <table:cell-content-change table:id="ct1228">
          <table:cell-address table:column="0" table:row="87" table:table="0"/>
          <office:change-info>
            <dc:creator> </dc:creator>
            <dc:date>2023-03-04T05:25:13.321000000</dc:date>
          </office:change-info>
          <table:previous>
            <table:change-track-table-cell/>
          </table:previous>
        </table:cell-content-change>
        <table:cell-content-change table:id="ct1229">
          <table:cell-address table:column="3" table:row="87" table:table="0"/>
          <office:change-info>
            <dc:creator> </dc:creator>
            <dc:date>2023-03-04T05:25:22.986000000</dc:date>
          </office:change-info>
          <table:previous table:id="ct1160">
            <table:change-track-table-cell office:value-type="string">
              <text:p>greg-dayOfIndependency</text:p>
            </table:change-track-table-cell>
          </table:previous>
        </table:cell-content-change>
        <table:cell-content-change table:id="ct1230">
          <table:cell-address table:column="0" table:row="87" table:table="0"/>
          <office:change-info>
            <dc:creator> </dc:creator>
            <dc:date>2023-03-04T05:25:32.535000000</dc:date>
          </office:change-info>
          <table:previous table:id="ct1228">
            <table:change-track-table-cell office:value-type="string">
              <text:p>LLL:EXT:timer/Resources/Private/Language/locallang_cal.xlf:calendarDate.cult.greg.cvDayOfChildren</text:p>
            </table:change-track-table-cell>
          </table:previous>
        </table:cell-content-change>
        <table:cell-content-change table:id="ct1231">
          <table:cell-address table:column="2" table:row="87" table:table="0"/>
          <office:change-info>
            <dc:creator> </dc:creator>
            <dc:date>2023-03-04T05:25:35.740000000</dc:date>
          </office:change-info>
          <table:previous>
            <table:change-track-table-cell/>
          </table:previous>
        </table:cell-content-change>
        <table:cell-content-change table:id="ct1232">
          <table:cell-address table:column="0" table:row="90" table:table="0"/>
          <office:change-info>
            <dc:creator> </dc:creator>
            <dc:date>2023-03-04T05:25:52.017000000</dc:date>
          </office:change-info>
          <table:previous>
            <table:change-track-table-cell/>
          </table:previous>
        </table:cell-content-change>
        <table:cell-content-change table:id="ct1233">
          <table:cell-address table:column="0" table:row="91" table:table="0"/>
          <office:change-info>
            <dc:creator> </dc:creator>
            <dc:date>2023-03-04T05:25:53.408000000</dc:date>
          </office:change-info>
          <table:previous>
            <table:change-track-table-cell/>
          </table:previous>
        </table:cell-content-change>
        <table:cell-content-change table:id="ct1234">
          <table:cell-address table:column="0" table:row="92" table:table="0"/>
          <office:change-info>
            <dc:creator> </dc:creator>
            <dc:date>2023-03-04T05:25:56.402000000</dc:date>
          </office:change-info>
          <table:previous>
            <table:change-track-table-cell/>
          </table:previous>
        </table:cell-content-change>
        <table:cell-content-change table:id="ct1235">
          <table:cell-address table:column="0" table:row="90" table:table="0"/>
          <office:change-info>
            <dc:creator> </dc:creator>
            <dc:date>2023-03-04T05:26:05.540000000</dc:date>
          </office:change-info>
          <table:previous table:id="ct1232">
            <table:change-track-table-cell office:value-type="string">
              <text:p>LLL:EXT:timer/Resources/Private/Language/locallang_cal.xlf:calendarDate.cult.greg.cvDayOfIndependency</text:p>
            </table:change-track-table-cell>
          </table:previous>
        </table:cell-content-change>
        <table:cell-content-change table:id="ct1236">
          <table:cell-address table:column="0" table:row="91" table:table="0"/>
          <office:change-info>
            <dc:creator> </dc:creator>
            <dc:date>2023-03-04T05:26:15.964000000</dc:date>
          </office:change-info>
          <table:previous table:id="ct1233">
            <table:change-track-table-cell office:value-type="string">
              <text:p>LLL:EXT:timer/Resources/Private/Language/locallang_cal.xlf:calendarDate.cult.greg.cvDayOfIndependency</text:p>
            </table:change-track-table-cell>
          </table:previous>
        </table:cell-content-change>
        <table:cell-content-change table:id="ct1237">
          <table:cell-address table:column="3" table:row="92" table:table="0"/>
          <office:change-info>
            <dc:creator> </dc:creator>
            <dc:date>2023-03-04T05:26:31.683000000</dc:date>
          </office:change-info>
          <table:previous table:id="ct563">
            <table:change-track-table-cell office:value-type="string">
              <text:p>greg-anexionDelPartidoDeNicoyaGuanacaste</text:p>
            </table:change-track-table-cell>
          </table:previous>
        </table:cell-content-change>
        <table:cell-content-change table:id="ct1238">
          <table:cell-address table:column="0" table:row="92" table:table="0"/>
          <office:change-info>
            <dc:creator> </dc:creator>
            <dc:date>2023-03-04T05:26:38.927000000</dc:date>
          </office:change-info>
          <table:previous table:id="ct1234">
            <table:change-track-table-cell office:value-type="string">
              <text:p>LLL:EXT:timer/Resources/Private/Language/locallang_cal.xlf:calendarDate.cult.greg.cvDayOfIndependency</text:p>
            </table:change-track-table-cell>
          </table:previous>
        </table:cell-content-change>
        <table:cell-content-change table:id="ct1239">
          <table:cell-address table:column="2" table:row="90" table:table="0"/>
          <office:change-info>
            <dc:creator> </dc:creator>
            <dc:date>2023-03-04T05:26:44.965000000</dc:date>
          </office:change-info>
          <table:previous>
            <table:change-track-table-cell/>
          </table:previous>
        </table:cell-content-change>
        <table:cell-content-change table:id="ct1240">
          <table:cell-address table:column="2" table:row="91" table:table="0"/>
          <office:change-info>
            <dc:creator> </dc:creator>
            <dc:date>2023-03-04T05:26:44.965000000</dc:date>
          </office:change-info>
          <table:previous>
            <table:change-track-table-cell/>
          </table:previous>
        </table:cell-content-change>
        <table:cell-content-change table:id="ct1241">
          <table:cell-address table:column="2" table:row="92" table:table="0"/>
          <office:change-info>
            <dc:creator> </dc:creator>
            <dc:date>2023-03-04T05:26:44.965000000</dc:date>
          </office:change-info>
          <table:previous>
            <table:change-track-table-cell/>
          </table:previous>
        </table:cell-content-change>
        <table:cell-content-change table:id="ct1242">
          <table:cell-address table:column="0" table:row="95" table:table="0"/>
          <office:change-info>
            <dc:creator> </dc:creator>
            <dc:date>2023-03-04T05:26:50.082000000</dc:date>
          </office:change-info>
          <table:previous>
            <table:change-track-table-cell/>
          </table:previous>
        </table:cell-content-change>
        <table:cell-content-change table:id="ct1243">
          <table:cell-address table:column="3" table:row="95" table:table="0"/>
          <office:change-info>
            <dc:creator> </dc:creator>
            <dc:date>2023-03-04T05:27:02.412000000</dc:date>
          </office:change-info>
          <table:previous table:id="ct562">
            <table:change-track-table-cell office:value-type="string">
              <text:p>greg-VirgenDeLosÁngeles</text:p>
            </table:change-track-table-cell>
          </table:previous>
        </table:cell-content-change>
        <table:cell-content-change table:id="ct1244">
          <table:cell-address table:column="0" table:row="95" table:table="0"/>
          <office:change-info>
            <dc:creator> </dc:creator>
            <dc:date>2023-03-04T05:27:08.227000000</dc:date>
          </office:change-info>
          <table:previous table:id="ct1242">
            <table:change-track-table-cell office:value-type="string">
              <text:p>LLL:EXT:timer/Resources/Private/Language/locallang_cal.xlf:calendarDate.cult.greg.crAnexionDelPartidoDeNicoyaGuanacaste</text:p>
            </table:change-track-table-cell>
          </table:previous>
        </table:cell-content-change>
        <table:cell-content-change table:id="ct1245">
          <table:cell-address table:column="2" table:row="95" table:table="0"/>
          <office:change-info>
            <dc:creator> </dc:creator>
            <dc:date>2023-03-04T05:27:11.257000000</dc:date>
          </office:change-info>
          <table:previous>
            <table:change-track-table-cell/>
          </table:previous>
        </table:cell-content-change>
        <table:cell-content-change table:id="ct1246">
          <table:cell-address table:column="0" table:row="98" table:table="0"/>
          <office:change-info>
            <dc:creator> </dc:creator>
            <dc:date>2023-03-04T05:27:14.251000000</dc:date>
          </office:change-info>
          <table:previous>
            <table:change-track-table-cell/>
          </table:previous>
        </table:cell-content-change>
        <table:cell-content-change table:id="ct1247">
          <table:cell-address table:column="0" table:row="99" table:table="0"/>
          <office:change-info>
            <dc:creator> </dc:creator>
            <dc:date>2023-03-04T05:27:19.212000000</dc:date>
          </office:change-info>
          <table:previous>
            <table:change-track-table-cell/>
          </table:previous>
        </table:cell-content-change>
        <table:cell-content-change table:id="ct1248">
          <table:cell-address table:column="1" table:row="99" table:table="0"/>
          <office:change-info>
            <dc:creator> </dc:creator>
            <dc:date>2023-03-04T05:27:27.038000000</dc:date>
          </office:change-info>
          <table:previous table:id="ct581">
            <table:change-track-table-cell office:value-type="string">
              <text:p>Muttertag/Día de la Madre</text:p>
            </table:change-track-table-cell>
          </table:previous>
        </table:cell-content-change>
        <table:cell-content-change table:id="ct1249">
          <table:cell-address table:column="3" table:row="99" table:table="0"/>
          <office:change-info>
            <dc:creator> </dc:creator>
            <dc:date>2023-03-04T05:27:38.458000000</dc:date>
          </office:change-info>
          <table:previous table:id="ct582">
            <table:change-track-table-cell office:value-type="string">
              <text:p>greg-diaMadre</text:p>
            </table:change-track-table-cell>
          </table:previous>
        </table:cell-content-change>
        <table:cell-content-change table:id="ct1250">
          <table:cell-address table:column="0" table:row="99" table:table="0"/>
          <office:change-info>
            <dc:creator> </dc:creator>
            <dc:date>2023-03-04T05:27:44.984000000</dc:date>
          </office:change-info>
          <table:previous table:id="ct1247">
            <table:change-track-table-cell office:value-type="string">
              <text:p>LLL:EXT:timer/Resources/Private/Language/locallang_cal.xlf:calendarDate.cult.greg.crVirgenDeLosÁngeles</text:p>
            </table:change-track-table-cell>
          </table:previous>
        </table:cell-content-change>
        <table:cell-content-change table:id="ct1251">
          <table:cell-address table:column="0" table:row="98" table:table="0"/>
          <office:change-info>
            <dc:creator> </dc:creator>
            <dc:date>2023-03-04T05:27:54.143000000</dc:date>
          </office:change-info>
          <table:previous table:id="ct1246">
            <table:change-track-table-cell office:value-type="string">
              <text:p>LLL:EXT:timer/Resources/Private/Language/locallang_cal.xlf:calendarDate.cult.greg.crVirgenDeLosÁngeles</text:p>
            </table:change-track-table-cell>
          </table:previous>
        </table:cell-content-change>
        <table:cell-content-change table:id="ct1252">
          <table:cell-address table:column="2" table:row="98" table:table="0"/>
          <office:change-info>
            <dc:creator> </dc:creator>
            <dc:date>2023-03-04T05:27:58.233000000</dc:date>
          </office:change-info>
          <table:previous>
            <table:change-track-table-cell/>
          </table:previous>
        </table:cell-content-change>
        <table:cell-content-change table:id="ct1253">
          <table:cell-address table:column="2" table:row="99" table:table="0"/>
          <office:change-info>
            <dc:creator> </dc:creator>
            <dc:date>2023-03-04T05:27:58.233000000</dc:date>
          </office:change-info>
          <table:previous>
            <table:change-track-table-cell/>
          </table:previous>
        </table:cell-content-change>
        <table:cell-content-change table:id="ct1254">
          <table:cell-address table:column="0" table:row="104" table:table="0"/>
          <office:change-info>
            <dc:creator> </dc:creator>
            <dc:date>2023-03-04T05:28:05.627000000</dc:date>
          </office:change-info>
          <table:previous>
            <table:change-track-table-cell/>
          </table:previous>
        </table:cell-content-change>
        <table:cell-content-change table:id="ct1255">
          <table:cell-address table:column="0" table:row="107" table:table="0"/>
          <office:change-info>
            <dc:creator> </dc:creator>
            <dc:date>2023-03-04T05:28:07.679000000</dc:date>
          </office:change-info>
          <table:previous>
            <table:change-track-table-cell/>
          </table:previous>
        </table:cell-content-change>
        <table:cell-content-change table:id="ct1256">
          <table:cell-address table:column="3" table:row="104" table:table="0"/>
          <office:change-info>
            <dc:creator> </dc:creator>
            <dc:date>2023-03-04T05:28:20.250000000</dc:date>
          </office:change-info>
          <table:previous table:id="ct654">
            <table:change-track-table-cell office:value-type="string">
              <text:p>greg-csDiaPersonaNegra</text:p>
            </table:change-track-table-cell>
          </table:previous>
        </table:cell-content-change>
        <table:cell-content-change table:id="ct1257">
          <table:cell-address table:column="0" table:row="104" table:table="0"/>
          <office:change-info>
            <dc:creator> </dc:creator>
            <dc:date>2023-03-04T05:28:25.967000000</dc:date>
          </office:change-info>
          <table:previous table:id="ct1254">
            <table:change-track-table-cell office:value-type="string">
              <text:p>LLL:EXT:timer/Resources/Private/Language/locallang_cal.xlf:calendarDate.cult.greg.crDiaMadre</text:p>
            </table:change-track-table-cell>
          </table:previous>
        </table:cell-content-change>
        <table:cell-content-change table:id="ct1258">
          <table:cell-address table:column="3" table:row="107" table:table="0"/>
          <office:change-info>
            <dc:creator> </dc:creator>
            <dc:date>2023-03-04T05:28:32.804000000</dc:date>
          </office:change-info>
          <table:previous table:id="ct598">
            <table:change-track-table-cell office:value-type="string">
              <text:p>greg-csDiaIndependencia</text:p>
            </table:change-track-table-cell>
          </table:previous>
        </table:cell-content-change>
        <table:cell-content-change table:id="ct1259">
          <table:cell-address table:column="0" table:row="107" table:table="0"/>
          <office:change-info>
            <dc:creator> </dc:creator>
            <dc:date>2023-03-04T05:28:40.076000000</dc:date>
          </office:change-info>
          <table:previous table:id="ct1255">
            <table:change-track-table-cell office:value-type="string">
              <text:p>LLL:EXT:timer/Resources/Private/Language/locallang_cal.xlf:calendarDate.cult.greg.crDiaMadre</text:p>
            </table:change-track-table-cell>
          </table:previous>
        </table:cell-content-change>
        <table:cell-content-change table:id="ct1260">
          <table:cell-address table:column="2" table:row="104" table:table="0"/>
          <office:change-info>
            <dc:creator> </dc:creator>
            <dc:date>2023-03-04T05:28:43.665000000</dc:date>
          </office:change-info>
          <table:previous>
            <table:change-track-table-cell/>
          </table:previous>
        </table:cell-content-change>
        <table:cell-content-change table:id="ct1261">
          <table:cell-address table:column="2" table:row="107" table:table="0"/>
          <office:change-info>
            <dc:creator> </dc:creator>
            <dc:date>2023-03-04T05:28:43.665000000</dc:date>
          </office:change-info>
          <table:previous>
            <table:change-track-table-cell/>
          </table:previous>
        </table:cell-content-change>
        <table:cell-content-change table:id="ct1262">
          <table:cell-address table:column="0" table:row="113" table:table="0"/>
          <office:change-info>
            <dc:creator> </dc:creator>
            <dc:date>2023-03-04T05:28:52.350000000</dc:date>
          </office:change-info>
          <table:previous>
            <table:change-track-table-cell/>
          </table:previous>
        </table:cell-content-change>
        <table:cell-content-change table:id="ct1263">
          <table:cell-address table:column="0" table:row="114" table:table="0"/>
          <office:change-info>
            <dc:creator> </dc:creator>
            <dc:date>2023-03-04T05:28:54.598000000</dc:date>
          </office:change-info>
          <table:previous>
            <table:change-track-table-cell/>
          </table:previous>
        </table:cell-content-change>
        <table:cell-content-change table:id="ct1264">
          <table:cell-address table:column="0" table:row="113" table:table="0"/>
          <office:change-info>
            <dc:creator> </dc:creator>
            <dc:date>2023-03-04T05:29:09.273000000</dc:date>
          </office:change-info>
          <table:previous table:id="ct1262">
            <table:change-track-table-cell office:value-type="string">
              <text:p>LLL:EXT:timer/Resources/Private/Language/locallang_cal.xlf:calendarDate.cult.greg.crDiaIndependencia</text:p>
            </table:change-track-table-cell>
          </table:previous>
        </table:cell-content-change>
        <table:cell-content-change table:id="ct1265">
          <table:cell-address table:column="3" table:row="114" table:table="0"/>
          <office:change-info>
            <dc:creator> </dc:creator>
            <dc:date>2023-03-04T05:29:23.820000000</dc:date>
          </office:change-info>
          <table:previous table:id="ct757">
            <table:change-track-table-cell office:value-type="string">
              <text:p>greg-latestOctoberBankholiday</text:p>
            </table:change-track-table-cell>
          </table:previous>
        </table:cell-content-change>
        <table:cell-content-change table:id="ct1266">
          <table:cell-address table:column="0" table:row="114" table:table="0"/>
          <office:change-info>
            <dc:creator> </dc:creator>
            <dc:date>2023-03-04T05:29:37.094000000</dc:date>
          </office:change-info>
          <table:previous table:id="ct1263">
            <table:change-track-table-cell office:value-type="string">
              <text:p>LLL:EXT:timer/Resources/Private/Language/locallang_cal.xlf:calendarDate.cult.greg.crDiaIndependencia</text:p>
            </table:change-track-table-cell>
          </table:previous>
        </table:cell-content-change>
        <table:cell-content-change table:id="ct1267">
          <table:cell-address table:column="2" table:row="113" table:table="0"/>
          <office:change-info>
            <dc:creator> </dc:creator>
            <dc:date>2023-03-04T05:29:41.120000000</dc:date>
          </office:change-info>
          <table:previous>
            <table:change-track-table-cell/>
          </table:previous>
        </table:cell-content-change>
        <table:cell-content-change table:id="ct1268">
          <table:cell-address table:column="2" table:row="114" table:table="0"/>
          <office:change-info>
            <dc:creator> </dc:creator>
            <dc:date>2023-03-04T05:29:41.120000000</dc:date>
          </office:change-info>
          <table:previous>
            <table:change-track-table-cell/>
          </table:previous>
        </table:cell-content-change>
        <table:cell-content-change table:id="ct1269">
          <table:cell-address table:column="0" table:row="123" table:table="0"/>
          <office:change-info>
            <dc:creator> </dc:creator>
            <dc:date>2023-03-04T05:29:48.392000000</dc:date>
          </office:change-info>
          <table:previous>
            <table:change-track-table-cell/>
          </table:previous>
        </table:cell-content-change>
        <table:cell-content-change table:id="ct1270">
          <table:cell-address table:column="0" table:row="123" table:table="0"/>
          <office:change-info>
            <dc:creator> </dc:creator>
            <dc:date>2023-03-04T05:29:59.854000000</dc:date>
          </office:change-info>
          <table:previous table:id="ct1269">
            <table:change-track-table-cell office:value-type="string">
              <text:p>LLL:EXT:timer/Resources/Private/Language/locallang_cal.xlf:calendarDate.cult.greg.ieLatestOctoberBankholiday</text:p>
            </table:change-track-table-cell>
          </table:previous>
        </table:cell-content-change>
        <table:cell-content-change table:id="ct1271">
          <table:cell-address table:column="2" table:row="123" table:table="0"/>
          <office:change-info>
            <dc:creator> </dc:creator>
            <dc:date>2023-03-04T05:30:04.801000000</dc:date>
          </office:change-info>
          <table:previous>
            <table:change-track-table-cell/>
          </table:previous>
        </table:cell-content-change>
        <table:cell-content-change table:id="ct1272">
          <table:cell-address table:column="0" table:row="132" table:table="0"/>
          <office:change-info>
            <dc:creator> </dc:creator>
            <dc:date>2023-03-04T05:30:12.488000000</dc:date>
          </office:change-info>
          <table:previous>
            <table:change-track-table-cell/>
          </table:previous>
        </table:cell-content-change>
        <table:cell-content-change table:id="ct1273">
          <table:cell-address table:column="0" table:row="132" table:table="0"/>
          <office:change-info>
            <dc:creator> </dc:creator>
            <dc:date>2023-03-04T05:30:25.824000000</dc:date>
          </office:change-info>
          <table:previous table:id="ct1272">
            <table:change-track-table-cell office:value-type="string">
              <text:p>LLL:EXT:timer/Resources/Private/Language/locallang_cal.xlf:calendarDate.cult.greg.jpDayOfCulture</text:p>
            </table:change-track-table-cell>
          </table:previous>
        </table:cell-content-change>
        <table:cell-content-change table:id="ct1274">
          <table:cell-address table:column="2" table:row="132" table:table="0"/>
          <office:change-info>
            <dc:creator> </dc:creator>
            <dc:date>2023-03-04T05:30:28.506000000</dc:date>
          </office:change-info>
          <table:previous>
            <table:change-track-table-cell/>
          </table:previous>
        </table:cell-content-change>
        <table:cell-content-change table:id="ct1275">
          <table:cell-address table:column="0" table:row="139" table:table="0"/>
          <office:change-info>
            <dc:creator> </dc:creator>
            <dc:date>2023-03-04T05:30:31.226000000</dc:date>
          </office:change-info>
          <table:previous>
            <table:change-track-table-cell/>
          </table:previous>
        </table:cell-content-change>
        <table:cell-content-change table:id="ct1276">
          <table:cell-address table:column="3" table:row="139" table:table="0"/>
          <office:change-info>
            <dc:creator> </dc:creator>
            <dc:date>2023-03-04T05:30:37.892000000</dc:date>
          </office:change-info>
          <table:previous table:id="ct615">
            <table:change-track-table-cell office:value-type="string">
              <text:p>greg-csDiaAbolicionEjercito</text:p>
            </table:change-track-table-cell>
          </table:previous>
        </table:cell-content-change>
        <table:cell-content-change table:id="ct1277">
          <table:cell-address table:column="0" table:row="139" table:table="0"/>
          <office:change-info>
            <dc:creator> </dc:creator>
            <dc:date>2023-03-04T05:30:53.408000000</dc:date>
          </office:change-info>
          <table:previous table:id="ct1275">
            <table:change-track-table-cell office:value-type="string">
              <text:p>LLL:EXT:timer/Resources/Private/Language/locallang_cal.xlf:calendarDate.cult.greg.jpDayOfThanksForLabour</text:p>
            </table:change-track-table-cell>
          </table:previous>
        </table:cell-content-change>
        <table:cell-content-change table:id="ct1278">
          <table:cell-address table:column="2" table:row="139" table:table="0"/>
          <office:change-info>
            <dc:creator> </dc:creator>
            <dc:date>2023-03-04T05:30:57.480000000</dc:date>
          </office:change-info>
          <table:previous>
            <table:change-track-table-cell/>
          </table:previous>
        </table:cell-content-change>
        <table:cell-content-change table:id="ct1279">
          <table:cell-address table:column="0" table:row="0" table:table="0"/>
          <office:change-info>
            <dc:creator> </dc:creator>
            <dc:date>2023-03-04T05:31:17.216000000</dc:date>
          </office:change-info>
          <table:previous>
            <table:change-track-table-cell/>
          </table:previous>
        </table:cell-content-change>
        <table:cell-content-change table:id="ct1280">
          <table:cell-address table:column="0" table:row="11" table:table="0"/>
          <office:change-info>
            <dc:creator> </dc:creator>
            <dc:date>2023-03-04T05:36:50.219000000</dc:date>
          </office:change-info>
          <table:previous table:id="ct1170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1281">
          <table:cell-address table:column="0" table:row="18" table:table="0"/>
          <office:change-info>
            <dc:creator> </dc:creator>
            <dc:date>2023-03-04T05:36:50.219000000</dc:date>
          </office:change-info>
          <table:previous table:id="ct1180">
            <table:change-track-table-cell office:value-type="string">
              <text:p>LLL:EXT:timer/Resources/Private/Language/locallang_cal.xlf:calendarDate.cult.greg.cvDayOfDemocracy</text:p>
            </table:change-track-table-cell>
          </table:previous>
        </table:cell-content-change>
        <table:cell-content-change table:id="ct1282">
          <table:cell-address table:column="0" table:row="19" table:table="0"/>
          <office:change-info>
            <dc:creator> </dc:creator>
            <dc:date>2023-03-04T05:36:50.220000000</dc:date>
          </office:change-info>
          <table:previous table:id="ct1179">
            <table:change-track-table-cell office:value-type="string">
              <text:p>LLL:EXT:timer/Resources/Private/Language/locallang_cal.xlf:calendarDate.cult.greg.jpDayOfAdults</text:p>
            </table:change-track-table-cell>
          </table:previous>
        </table:cell-content-change>
        <table:cell-content-change table:id="ct1283">
          <table:cell-address table:column="0" table:row="20" table:table="0"/>
          <office:change-info>
            <dc:creator> </dc:creator>
            <dc:date>2023-03-04T05:36:50.220000000</dc:date>
          </office:change-info>
          <table:previous table:id="ct1178">
            <table:change-track-table-cell office:value-type="string">
              <text:p>LLL:EXT:timer/Resources/Private/Language/locallang_cal.xlf:calendarDate.cult.greg.jpDayOfAdultsNew</text:p>
            </table:change-track-table-cell>
          </table:previous>
        </table:cell-content-change>
        <table:cell-content-change table:id="ct1284">
          <table:cell-address table:column="0" table:row="21" table:table="0"/>
          <office:change-info>
            <dc:creator> </dc:creator>
            <dc:date>2023-03-04T05:36:50.220000000</dc:date>
          </office:change-info>
          <table:previous table:id="ct1186">
            <table:change-track-table-cell office:value-type="string">
              <text:p>LLL:EXT:timer/Resources/Private/Language/locallang_cal.xlf:calendarDate.cult.greg.cvDayOfHeros</text:p>
            </table:change-track-table-cell>
          </table:previous>
        </table:cell-content-change>
        <table:cell-content-change table:id="ct1285">
          <table:cell-address table:column="0" table:row="25" table:table="0"/>
          <office:change-info>
            <dc:creator> </dc:creator>
            <dc:date>2023-03-04T05:36:50.220000000</dc:date>
          </office:change-info>
          <table:previous table:id="ct1190">
            <table:change-track-table-cell office:value-type="string">
              <text:p>LLL:EXT:timer/Resources/Private/Language/locallang_cal.xlf:calendarDate.cult.greg.jpFirstFebruary</text:p>
            </table:change-track-table-cell>
          </table:previous>
        </table:cell-content-change>
        <table:cell-content-change table:id="ct1286">
          <table:cell-address table:column="0" table:row="30" table:table="0"/>
          <office:change-info>
            <dc:creator> </dc:creator>
            <dc:date>2023-03-04T05:36:50.220000000</dc:date>
          </office:change-info>
          <table:previous table:id="ct1193">
            <table:change-track-table-cell office:value-type="string">
              <text:p>LLL:EXT:timer/Resources/Private/Language/locallang_cal.xlf:calendarDate.cult.greg.jpStateFoundation</text:p>
            </table:change-track-table-cell>
          </table:previous>
        </table:cell-content-change>
        <table:cell-content-change table:id="ct1287">
          <table:cell-address table:column="0" table:row="32" table:table="0"/>
          <office:change-info>
            <dc:creator> </dc:creator>
            <dc:date>2023-03-04T05:36:50.220000000</dc:date>
          </office:change-info>
          <table:previous table:id="ct1199">
            <table:change-track-table-cell office:value-type="string">
              <text:p>LLL:EXT:timer/Resources/Private/Language/locallang_cal.xlf:calendarDate.cult.greg.jpTennoBirthday</text:p>
            </table:change-track-table-cell>
          </table:previous>
        </table:cell-content-change>
        <table:cell-content-change table:id="ct1288">
          <table:cell-address table:column="0" table:row="44" table:table="0"/>
          <office:change-info>
            <dc:creator> </dc:creator>
            <dc:date>2023-03-04T05:36:50.220000000</dc:date>
          </office:change-info>
          <table:previous table:id="ct1202">
            <table:change-track-table-cell office:value-type="string">
              <text:p>LLL:EXT:timer/Resources/Private/Language/locallang_cal.xlf:calendarDate.cult.greg.spring</text:p>
            </table:change-track-table-cell>
          </table:previous>
        </table:cell-content-change>
        <table:cell-content-change table:id="ct1289">
          <table:cell-address table:column="0" table:row="52" table:table="0"/>
          <office:change-info>
            <dc:creator> </dc:creator>
            <dc:date>2023-03-04T05:36:50.220000000</dc:date>
          </office:change-info>
          <table:previous table:id="ct1207">
            <table:change-track-table-cell office:value-type="string">
              <text:p>LLL:EXT:timer/Resources/Private/Language/locallang_cal.xlf:calendarDate.cult.greg.crJuanSantaMaria</text:p>
            </table:change-track-table-cell>
          </table:previous>
        </table:cell-content-change>
        <table:cell-content-change table:id="ct1290">
          <table:cell-address table:column="0" table:row="55" table:table="0"/>
          <office:change-info>
            <dc:creator> </dc:creator>
            <dc:date>2023-03-04T05:36:50.220000000</dc:date>
          </office:change-info>
          <table:previous table:id="ct1210">
            <table:change-track-table-cell office:value-type="string">
              <text:p>LLL:EXT:timer/Resources/Private/Language/locallang_cal.xlf:calendarDate.cult.greg.jpDayOfShowa</text:p>
            </table:change-track-table-cell>
          </table:previous>
        </table:cell-content-change>
        <table:cell-content-change table:id="ct1291">
          <table:cell-address table:column="0" table:row="60" table:table="0"/>
          <office:change-info>
            <dc:creator> </dc:creator>
            <dc:date>2023-03-04T05:36:50.220000000</dc:date>
          </office:change-info>
          <table:previous table:id="ct1215">
            <table:change-track-table-cell office:value-type="string">
              <text:p>LLL:EXT:timer/Resources/Private/Language/locallang_cal.xlf:calendarDate.cult.greg.jpDayOfGroundLaw</text:p>
            </table:change-track-table-cell>
          </table:previous>
        </table:cell-content-change>
        <table:cell-content-change table:id="ct1292">
          <table:cell-address table:column="0" table:row="62" table:table="0"/>
          <office:change-info>
            <dc:creator> </dc:creator>
            <dc:date>2023-03-04T05:36:50.220000000</dc:date>
          </office:change-info>
          <table:previous table:id="ct1216">
            <table:change-track-table-cell office:value-type="string">
              <text:p>LLL:EXT:timer/Resources/Private/Language/locallang_cal.xlf:calendarDate.cult.greg.jpDayOfGreenings</text:p>
            </table:change-track-table-cell>
          </table:previous>
        </table:cell-content-change>
        <table:cell-content-change table:id="ct1293">
          <table:cell-address table:column="0" table:row="63" table:table="0"/>
          <office:change-info>
            <dc:creator> </dc:creator>
            <dc:date>2023-03-04T05:36:50.220000000</dc:date>
          </office:change-info>
          <table:previous table:id="ct1217">
            <table:change-track-table-cell office:value-type="string">
              <text:p>LLL:EXT:timer/Resources/Private/Language/locallang_cal.xlf:calendarDate.cult.greg.jpDayOfChildren</text:p>
            </table:change-track-table-cell>
          </table:previous>
        </table:cell-content-change>
        <table:cell-content-change table:id="ct1294">
          <table:cell-address table:column="0" table:row="76" table:table="0"/>
          <office:change-info>
            <dc:creator> </dc:creator>
            <dc:date>2023-03-04T05:36:50.220000000</dc:date>
          </office:change-info>
          <table:previous table:id="ct1224">
            <table:change-track-table-cell office:value-type="string">
              <text:p>LLL:EXT:timer/Resources/Private/Language/locallang_cal.xlf:calendarDate.cult.greg.cvDayOfChildren</text:p>
            </table:change-track-table-cell>
          </table:previous>
        </table:cell-content-change>
        <table:cell-content-change table:id="ct1295">
          <table:cell-address table:column="0" table:row="77" table:table="0"/>
          <office:change-info>
            <dc:creator> </dc:creator>
            <dc:date>2023-03-04T05:36:50.220000000</dc:date>
          </office:change-info>
          <table:previous table:id="ct1225">
            <table:change-track-table-cell office:value-type="string">
              <text:p>LLL:EXT:timer/Resources/Private/Language/locallang_cal.xlf:calendarDate.cult.greg.earlyjunebankholiday</text:p>
            </table:change-track-table-cell>
          </table:previous>
        </table:cell-content-change>
        <table:cell-content-change table:id="ct1296">
          <table:cell-address table:column="0" table:row="87" table:table="0"/>
          <office:change-info>
            <dc:creator> </dc:creator>
            <dc:date>2023-03-04T05:36:50.220000000</dc:date>
          </office:change-info>
          <table:previous table:id="ct1230">
            <table:change-track-table-cell office:value-type="string">
              <text:p>LLL:EXT:timer/Resources/Private/Language/locallang_cal.xlf:calendarDate.cult.greg.cvDayOfIndependency</text:p>
            </table:change-track-table-cell>
          </table:previous>
        </table:cell-content-change>
        <table:cell-content-change table:id="ct1297">
          <table:cell-address table:column="0" table:row="90" table:table="0"/>
          <office:change-info>
            <dc:creator> </dc:creator>
            <dc:date>2023-03-04T05:36:50.220000000</dc:date>
          </office:change-info>
          <table:previous table:id="ct1235">
            <table:change-track-table-cell office:value-type="string">
              <text:p>LLL:EXT:timer/Resources/Private/Language/locallang_cal.xlf:calendarDate.cult.greg.jpDayOfOcean</text:p>
            </table:change-track-table-cell>
          </table:previous>
        </table:cell-content-change>
        <table:cell-content-change table:id="ct1298">
          <table:cell-address table:column="0" table:row="91" table:table="0"/>
          <office:change-info>
            <dc:creator> </dc:creator>
            <dc:date>2023-03-04T05:36:50.220000000</dc:date>
          </office:change-info>
          <table:previous table:id="ct1236">
            <table:change-track-table-cell office:value-type="string">
              <text:p>LLL:EXT:timer/Resources/Private/Language/locallang_cal.xlf:calendarDate.cult.greg.jpDayOfSport</text:p>
            </table:change-track-table-cell>
          </table:previous>
        </table:cell-content-change>
        <table:cell-content-change table:id="ct1299">
          <table:cell-address table:column="0" table:row="92" table:table="0"/>
          <office:change-info>
            <dc:creator> </dc:creator>
            <dc:date>2023-03-04T05:36:50.220000000</dc:date>
          </office:change-info>
          <table:previous table:id="ct1238">
            <table:change-track-table-cell office:value-type="string">
              <text:p>LLL:EXT:timer/Resources/Private/Language/locallang_cal.xlf:calendarDate.cult.greg.crAnexionDelPartidoDeNicoyaGuanacaste</text:p>
            </table:change-track-table-cell>
          </table:previous>
        </table:cell-content-change>
        <table:cell-content-change table:id="ct1300">
          <table:cell-address table:column="0" table:row="95" table:table="0"/>
          <office:change-info>
            <dc:creator> </dc:creator>
            <dc:date>2023-03-04T05:36:50.220000000</dc:date>
          </office:change-info>
          <table:previous table:id="ct1244">
            <table:change-track-table-cell office:value-type="string">
              <text:p>LLL:EXT:timer/Resources/Private/Language/locallang_cal.xlf:calendarDate.cult.greg.crVirgenDeLosÁngeles</text:p>
            </table:change-track-table-cell>
          </table:previous>
        </table:cell-content-change>
        <table:cell-content-change table:id="ct1301">
          <table:cell-address table:column="0" table:row="98" table:table="0"/>
          <office:change-info>
            <dc:creator> </dc:creator>
            <dc:date>2023-03-04T05:36:50.220000000</dc:date>
          </office:change-info>
          <table:previous table:id="ct1251">
            <table:change-track-table-cell office:value-type="string">
              <text:p>LLL:EXT:timer/Resources/Private/Language/locallang_cal.xlf:calendarDate.cult.greg.jpDayOfMountain</text:p>
            </table:change-track-table-cell>
          </table:previous>
        </table:cell-content-change>
        <table:cell-content-change table:id="ct1302">
          <table:cell-address table:column="0" table:row="99" table:table="0"/>
          <office:change-info>
            <dc:creator> </dc:creator>
            <dc:date>2023-03-04T05:36:50.220000000</dc:date>
          </office:change-info>
          <table:previous table:id="ct1250">
            <table:change-track-table-cell office:value-type="string">
              <text:p>LLL:EXT:timer/Resources/Private/Language/locallang_cal.xlf:calendarDate.cult.greg.crDiaMadre</text:p>
            </table:change-track-table-cell>
          </table:previous>
        </table:cell-content-change>
        <table:cell-content-change table:id="ct1303">
          <table:cell-address table:column="0" table:row="104" table:table="0"/>
          <office:change-info>
            <dc:creator> </dc:creator>
            <dc:date>2023-03-04T05:36:50.220000000</dc:date>
          </office:change-info>
          <table:previous table:id="ct1257">
            <table:change-track-table-cell office:value-type="string">
              <text:p>LLL:EXT:timer/Resources/Private/Language/locallang_cal.xlf:calendarDate.cult.greg.crDiaPersonaNegra</text:p>
            </table:change-track-table-cell>
          </table:previous>
        </table:cell-content-change>
        <table:cell-content-change table:id="ct1304">
          <table:cell-address table:column="0" table:row="107" table:table="0"/>
          <office:change-info>
            <dc:creator> </dc:creator>
            <dc:date>2023-03-04T05:36:50.220000000</dc:date>
          </office:change-info>
          <table:previous table:id="ct1259">
            <table:change-track-table-cell office:value-type="string">
              <text:p>LLL:EXT:timer/Resources/Private/Language/locallang_cal.xlf:calendarDate.cult.greg.crDiaIndependencia</text:p>
            </table:change-track-table-cell>
          </table:previous>
        </table:cell-content-change>
        <table:cell-content-change table:id="ct1305">
          <table:cell-address table:column="0" table:row="113" table:table="0"/>
          <office:change-info>
            <dc:creator> </dc:creator>
            <dc:date>2023-03-04T05:36:50.220000000</dc:date>
          </office:change-info>
          <table:previous table:id="ct1264">
            <table:change-track-table-cell office:value-type="string">
              <text:p>LLL:EXT:timer/Resources/Private/Language/locallang_cal.xlf:calendarDate.cult.greg.autumn</text:p>
            </table:change-track-table-cell>
          </table:previous>
        </table:cell-content-change>
        <table:cell-content-change table:id="ct1306">
          <table:cell-address table:column="0" table:row="114" table:table="0"/>
          <office:change-info>
            <dc:creator> </dc:creator>
            <dc:date>2023-03-04T05:36:50.220000000</dc:date>
          </office:change-info>
          <table:previous table:id="ct1266">
            <table:change-track-table-cell office:value-type="string">
              <text:p>LLL:EXT:timer/Resources/Private/Language/locallang_cal.xlf:calendarDate.cult.greg.ieLatestOctoberBankholiday</text:p>
            </table:change-track-table-cell>
          </table:previous>
        </table:cell-content-change>
        <table:cell-content-change table:id="ct1307">
          <table:cell-address table:column="0" table:row="123" table:table="0"/>
          <office:change-info>
            <dc:creator> </dc:creator>
            <dc:date>2023-03-04T05:36:50.220000000</dc:date>
          </office:change-info>
          <table:previous table:id="ct1270">
            <table:change-track-table-cell office:value-type="string">
              <text:p>LLL:EXT:timer/Resources/Private/Language/locallang_cal.xlf:calendarDate.cult.greg.jpDayOfCulture</text:p>
            </table:change-track-table-cell>
          </table:previous>
        </table:cell-content-change>
        <table:cell-content-change table:id="ct1308">
          <table:cell-address table:column="0" table:row="132" table:table="0"/>
          <office:change-info>
            <dc:creator> </dc:creator>
            <dc:date>2023-03-04T05:36:50.220000000</dc:date>
          </office:change-info>
          <table:previous table:id="ct1273">
            <table:change-track-table-cell office:value-type="string">
              <text:p>LLL:EXT:timer/Resources/Private/Language/locallang_cal.xlf:calendarDate.cult.greg.jpDayOfThanksForLabour</text:p>
            </table:change-track-table-cell>
          </table:previous>
        </table:cell-content-change>
        <table:cell-content-change table:id="ct1309">
          <table:cell-address table:column="0" table:row="139" table:table="0"/>
          <office:change-info>
            <dc:creator> </dc:creator>
            <dc:date>2023-03-04T05:36:50.220000000</dc:date>
          </office:change-info>
          <table:previous table:id="ct1277">
            <table:change-track-table-cell office:value-type="string">
              <text:p>LLL:EXT:timer/Resources/Private/Language/locallang_cal.xlf:calendarDate.cult.greg.crDiaAbolicionEjercito</text:p>
            </table:change-track-table-cell>
          </table:previous>
        </table:cell-content-change>
        <table:cell-content-change table:id="ct1310">
          <table:cell-address table:column="4" table:row="5" table:table="0"/>
          <office:change-info>
            <dc:creator> </dc:creator>
            <dc:date>2023-03-04T05:42:39.445000000</dc:date>
          </office:change-info>
          <table:previous table:id="ct764">
            <table:change-track-table-cell office:value-type="string">
              <text:p>fixedShifting</text:p>
            </table:change-track-table-cell>
          </table:previous>
        </table:cell-content-change>
        <table:cell-content-change table:id="ct1311">
          <table:cell-address table:column="4" table:row="6" table:table="0"/>
          <office:change-info>
            <dc:creator> </dc:creator>
            <dc:date>2023-03-04T05:42:39.445000000</dc:date>
          </office:change-info>
          <table:previous table:id="ct765">
            <table:change-track-table-cell office:value-type="string">
              <text:p>fixedShifting</text:p>
            </table:change-track-table-cell>
          </table:previous>
        </table:cell-content-change>
        <table:cell-content-change table:id="ct1312">
          <table:cell-address table:column="4" table:row="11" table:table="0"/>
          <office:change-info>
            <dc:creator> </dc:creator>
            <dc:date>2023-03-04T05:42:39.445000000</dc:date>
          </office:change-info>
          <table:previous table:id="ct787">
            <table:change-track-table-cell office:value-type="string">
              <text:p>fixedShifting</text:p>
            </table:change-track-table-cell>
          </table:previous>
        </table:cell-content-change>
        <table:cell-content-change table:id="ct1313">
          <table:cell-address table:column="4" table:row="12" table:table="0"/>
          <office:change-info>
            <dc:creator> </dc:creator>
            <dc:date>2023-03-04T05:42:39.445000000</dc:date>
          </office:change-info>
          <table:previous table:id="ct763">
            <table:change-track-table-cell office:value-type="string">
              <text:p>fixedShifting</text:p>
            </table:change-track-table-cell>
          </table:previous>
        </table:cell-content-change>
        <table:cell-content-change table:id="ct1314">
          <table:cell-address table:column="4" table:row="25" table:table="0"/>
          <office:change-info>
            <dc:creator> </dc:creator>
            <dc:date>2023-03-04T05:42:39.445000000</dc:date>
          </office:change-info>
          <table:previous table:id="ct687">
            <table:change-track-table-cell office:value-type="string">
              <text:p>fixedShifting</text:p>
            </table:change-track-table-cell>
          </table:previous>
        </table:cell-content-change>
        <table:cell-content-change table:id="ct1315">
          <table:cell-address table:column="4" table:row="30" table:table="0"/>
          <office:change-info>
            <dc:creator> </dc:creator>
            <dc:date>2023-03-04T05:42:39.445000000</dc:date>
          </office:change-info>
          <table:previous table:id="ct803">
            <table:change-track-table-cell office:value-type="string">
              <text:p>fixedShifting</text:p>
            </table:change-track-table-cell>
          </table:previous>
        </table:cell-content-change>
        <table:cell-content-change table:id="ct1316">
          <table:cell-address table:column="4" table:row="32" table:table="0"/>
          <office:change-info>
            <dc:creator> </dc:creator>
            <dc:date>2023-03-04T05:42:39.445000000</dc:date>
          </office:change-info>
          <table:previous table:id="ct815">
            <table:change-track-table-cell office:value-type="string">
              <text:p>fixedShifting</text:p>
            </table:change-track-table-cell>
          </table:previous>
        </table:cell-content-change>
        <table:cell-content-change table:id="ct1317">
          <table:cell-address table:column="4" table:row="41" table:table="0"/>
          <office:change-info>
            <dc:creator> </dc:creator>
            <dc:date>2023-03-04T05:42:39.445000000</dc:date>
          </office:change-info>
          <table:previous table:id="ct760">
            <table:change-track-table-cell office:value-type="string">
              <text:p>fixedShifting</text:p>
            </table:change-track-table-cell>
          </table:previous>
        </table:cell-content-change>
        <table:cell-content-change table:id="ct1318">
          <table:cell-address table:column="4" table:row="52" table:table="0"/>
          <office:change-info>
            <dc:creator> </dc:creator>
            <dc:date>2023-03-04T05:42:39.445000000</dc:date>
          </office:change-info>
          <table:previous table:id="ct530">
            <table:change-track-table-cell office:value-type="string">
              <text:p>fixedShifting</text:p>
            </table:change-track-table-cell>
          </table:previous>
        </table:cell-content-change>
        <table:cell-content-change table:id="ct1319">
          <table:cell-address table:column="4" table:row="55" table:table="0"/>
          <office:change-info>
            <dc:creator> </dc:creator>
            <dc:date>2023-03-04T05:42:39.445000000</dc:date>
          </office:change-info>
          <table:previous table:id="ct841">
            <table:change-track-table-cell office:value-type="string">
              <text:p>fixedShifting</text:p>
            </table:change-track-table-cell>
          </table:previous>
        </table:cell-content-change>
        <table:cell-content-change table:id="ct1320">
          <table:cell-address table:column="4" table:row="57" table:table="0"/>
          <office:change-info>
            <dc:creator> </dc:creator>
            <dc:date>2023-03-04T05:42:39.445000000</dc:date>
          </office:change-info>
          <table:previous table:id="ct635">
            <table:change-track-table-cell office:value-type="string">
              <text:p>fixedShifting</text:p>
            </table:change-track-table-cell>
          </table:previous>
        </table:cell-content-change>
        <table:cell-content-change table:id="ct1321">
          <table:cell-address table:column="4" table:row="60" table:table="0"/>
          <office:change-info>
            <dc:creator> </dc:creator>
            <dc:date>2023-03-04T05:42:39.445000000</dc:date>
          </office:change-info>
          <table:previous table:id="ct854">
            <table:change-track-table-cell office:value-type="string">
              <text:p>fixedShifting</text:p>
            </table:change-track-table-cell>
          </table:previous>
        </table:cell-content-change>
        <table:cell-content-change table:id="ct1322">
          <table:cell-address table:column="4" table:row="62" table:table="0"/>
          <office:change-info>
            <dc:creator> </dc:creator>
            <dc:date>2023-03-04T05:42:39.445000000</dc:date>
          </office:change-info>
          <table:previous table:id="ct874">
            <table:change-track-table-cell office:value-type="string">
              <text:p>fixedShifting</text:p>
            </table:change-track-table-cell>
          </table:previous>
        </table:cell-content-change>
        <table:cell-content-change table:id="ct1323">
          <table:cell-address table:column="4" table:row="63" table:table="0"/>
          <office:change-info>
            <dc:creator> </dc:creator>
            <dc:date>2023-03-04T05:42:39.445000000</dc:date>
          </office:change-info>
          <table:previous table:id="ct875">
            <table:change-track-table-cell office:value-type="string">
              <text:p>fixedShifting</text:p>
            </table:change-track-table-cell>
          </table:previous>
        </table:cell-content-change>
        <table:cell-content-change table:id="ct1324">
          <table:cell-address table:column="4" table:row="88" table:table="0"/>
          <office:change-info>
            <dc:creator> </dc:creator>
            <dc:date>2023-03-04T05:42:39.445000000</dc:date>
          </office:change-info>
          <table:previous table:id="ct771">
            <table:change-track-table-cell office:value-type="string">
              <text:p>fixedShifting</text:p>
            </table:change-track-table-cell>
          </table:previous>
        </table:cell-content-change>
        <table:cell-content-change table:id="ct1325">
          <table:cell-address table:column="4" table:row="90" table:table="0"/>
          <office:change-info>
            <dc:creator> </dc:creator>
            <dc:date>2023-03-04T05:42:39.445000000</dc:date>
          </office:change-info>
          <table:previous table:id="ct904">
            <table:change-track-table-cell office:value-type="string">
              <text:p>fixedShifting</text:p>
            </table:change-track-table-cell>
          </table:previous>
        </table:cell-content-change>
        <table:cell-content-change table:id="ct1326">
          <table:cell-address table:column="4" table:row="91" table:table="0"/>
          <office:change-info>
            <dc:creator> </dc:creator>
            <dc:date>2023-03-04T05:42:39.445000000</dc:date>
          </office:change-info>
          <table:previous table:id="ct915">
            <table:change-track-table-cell office:value-type="string">
              <text:p>fixedShifting</text:p>
            </table:change-track-table-cell>
          </table:previous>
        </table:cell-content-change>
        <table:cell-content-change table:id="ct1327">
          <table:cell-address table:column="4" table:row="92" table:table="0"/>
          <office:change-info>
            <dc:creator> </dc:creator>
            <dc:date>2023-03-04T05:42:39.445000000</dc:date>
          </office:change-info>
          <table:previous table:id="ct519">
            <table:change-track-table-cell office:value-type="string">
              <text:p>fixedShifting</text:p>
            </table:change-track-table-cell>
          </table:previous>
        </table:cell-content-change>
        <table:cell-content-change table:id="ct1328">
          <table:cell-address table:column="4" table:row="95" table:table="0"/>
          <office:change-info>
            <dc:creator> </dc:creator>
            <dc:date>2023-03-04T05:42:39.445000000</dc:date>
          </office:change-info>
          <table:previous table:id="ct552">
            <table:change-track-table-cell office:value-type="string">
              <text:p>fixedShifting</text:p>
            </table:change-track-table-cell>
          </table:previous>
        </table:cell-content-change>
        <table:cell-content-change table:id="ct1329">
          <table:cell-address table:column="4" table:row="98" table:table="0"/>
          <office:change-info>
            <dc:creator> </dc:creator>
            <dc:date>2023-03-04T05:42:39.445000000</dc:date>
          </office:change-info>
          <table:previous table:id="ct941">
            <table:change-track-table-cell office:value-type="string">
              <text:p>fixedShifting</text:p>
            </table:change-track-table-cell>
          </table:previous>
        </table:cell-content-change>
        <table:cell-content-change table:id="ct1330">
          <table:cell-address table:column="4" table:row="99" table:table="0"/>
          <office:change-info>
            <dc:creator> </dc:creator>
            <dc:date>2023-03-04T05:42:39.445000000</dc:date>
          </office:change-info>
          <table:previous table:id="ct571">
            <table:change-track-table-cell office:value-type="string">
              <text:p>fixedShifting</text:p>
            </table:change-track-table-cell>
          </table:previous>
        </table:cell-content-change>
        <table:cell-content-change table:id="ct1331">
          <table:cell-address table:column="4" table:row="104" table:table="0"/>
          <office:change-info>
            <dc:creator> </dc:creator>
            <dc:date>2023-03-04T05:42:39.445000000</dc:date>
          </office:change-info>
          <table:previous table:id="ct644">
            <table:change-track-table-cell office:value-type="string">
              <text:p>fixedShifting</text:p>
            </table:change-track-table-cell>
          </table:previous>
        </table:cell-content-change>
        <table:cell-content-change table:id="ct1332">
          <table:cell-address table:column="4" table:row="107" table:table="0"/>
          <office:change-info>
            <dc:creator> </dc:creator>
            <dc:date>2023-03-04T05:42:39.445000000</dc:date>
          </office:change-info>
          <table:previous table:id="ct588">
            <table:change-track-table-cell office:value-type="string">
              <text:p>fixedShifting</text:p>
            </table:change-track-table-cell>
          </table:previous>
        </table:cell-content-change>
        <table:cell-content-change table:id="ct1333">
          <table:cell-address table:column="4" table:row="123" table:table="0"/>
          <office:change-info>
            <dc:creator> </dc:creator>
            <dc:date>2023-03-04T05:42:39.445000000</dc:date>
          </office:change-info>
          <table:previous table:id="ct1040">
            <table:change-track-table-cell office:value-type="string">
              <text:p>fixedShifting</text:p>
            </table:change-track-table-cell>
          </table:previous>
        </table:cell-content-change>
        <table:cell-content-change table:id="ct1334">
          <table:cell-address table:column="4" table:row="132" table:table="0"/>
          <office:change-info>
            <dc:creator> </dc:creator>
            <dc:date>2023-03-04T05:42:39.445000000</dc:date>
          </office:change-info>
          <table:previous table:id="ct1056">
            <table:change-track-table-cell office:value-type="string">
              <text:p>fixedShifting</text:p>
            </table:change-track-table-cell>
          </table:previous>
        </table:cell-content-change>
        <table:cell-content-change table:id="ct1335">
          <table:cell-address table:column="4" table:row="136" table:table="0"/>
          <office:change-info>
            <dc:creator> </dc:creator>
            <dc:date>2023-03-04T05:42:39.445000000</dc:date>
          </office:change-info>
          <table:previous table:id="ct770">
            <table:change-track-table-cell office:value-type="string">
              <text:p>fixedShifting</text:p>
            </table:change-track-table-cell>
          </table:previous>
        </table:cell-content-change>
        <table:cell-content-change table:id="ct1336">
          <table:cell-address table:column="4" table:row="139" table:table="0"/>
          <office:change-info>
            <dc:creator> </dc:creator>
            <dc:date>2023-03-04T05:42:39.445000000</dc:date>
          </office:change-info>
          <table:previous table:id="ct605">
            <table:change-track-table-cell office:value-type="string">
              <text:p>fixedShifting</text:p>
            </table:change-track-table-cell>
          </table:previous>
        </table:cell-content-change>
        <table:insertion table:id="ct1337" table:type="column" table:position="12" table:table="0">
          <office:change-info>
            <dc:creator> </dc:creator>
            <dc:date>2023-03-04T06:11:35.585000000</dc:date>
          </office:change-info>
          <table:dependencies>
            <table:dependency table:id="ct1401"/>
            <table:dependency table:id="ct1344"/>
            <table:dependency table:id="ct1342"/>
            <table:dependency table:id="ct1341"/>
          </table:dependencies>
        </table:insertion>
        <table:insertion table:id="ct1338" table:type="column" table:position="11" table:table="0">
          <office:change-info>
            <dc:creator> </dc:creator>
            <dc:date>2023-03-04T06:11:41.267000000</dc:date>
          </office:change-info>
          <table:dependencies>
            <table:dependency table:id="ct2789"/>
            <table:dependency table:id="ct1400"/>
            <table:dependency table:id="ct1343"/>
            <table:dependency table:id="ct1340"/>
            <table:dependency table:id="ct1339"/>
          </table:dependencies>
        </table:insertion>
        <table:cell-content-change table:id="ct1339">
          <table:cell-address table:column="11" table:row="0" table:table="0"/>
          <office:change-info>
            <dc:creator> </dc:creator>
            <dc:date>2023-03-04T06:11:59.360000000</dc:date>
          </office:change-info>
          <table:previous>
            <table:change-track-table-cell/>
          </table:previous>
        </table:cell-content-change>
        <table:cell-content-change table:id="ct1340">
          <table:cell-address table:column="11" table:row="20" table:table="0"/>
          <office:change-info>
            <dc:creator> </dc:creator>
            <dc:date>2023-03-04T06:11:59.360000000</dc:date>
          </office:change-info>
          <table:previous>
            <table:change-track-table-cell/>
          </table:previous>
        </table:cell-content-change>
        <table:cell-content-change table:id="ct1341">
          <table:cell-address table:column="12" table:row="0" table:table="0"/>
          <office:change-info>
            <dc:creator> </dc:creator>
            <dc:date>2023-03-04T06:11:59.490000000</dc:date>
          </office:change-info>
          <table:previous>
            <table:change-track-table-cell/>
          </table:previous>
        </table:cell-content-change>
        <table:cell-content-change table:id="ct1342">
          <table:cell-address table:column="12" table:row="19" table:table="0"/>
          <office:change-info>
            <dc:creator> </dc:creator>
            <dc:date>2023-03-04T06:11:59.490000000</dc:date>
          </office:change-info>
          <table:previous>
            <table:change-track-table-cell/>
          </table:previous>
        </table:cell-content-change>
        <table:cell-content-change table:id="ct1343">
          <table:cell-address table:column="11" table:row="0" table:table="0"/>
          <office:change-info>
            <dc:creator> </dc:creator>
            <dc:date>2023-03-04T06:12:05.094000000</dc:date>
          </office:change-info>
          <table:previous table:id="ct1339">
            <table:change-track-table-cell office:value-type="string">
              <text:p>add.start</text:p>
            </table:change-track-table-cell>
          </table:previous>
        </table:cell-content-change>
        <table:cell-content-change table:id="ct1344">
          <table:cell-address table:column="12" table:row="0" table:table="0"/>
          <office:change-info>
            <dc:creator> </dc:creator>
            <dc:date>2023-03-04T06:12:12.545000000</dc:date>
          </office:change-info>
          <table:previous table:id="ct1341">
            <table:change-track-table-cell office:value-type="string">
              <text:p>add.stop</text:p>
            </table:change-track-table-cell>
          </table:previous>
        </table:cell-content-change>
        <table:cell-content-change table:id="ct1345">
          <table:cell-address table:column="19" table:row="0" table:table="0"/>
          <office:change-info>
            <dc:creator> </dc:creator>
            <dc:date>2023-03-04T06:12:18.703000000</dc:date>
          </office:change-info>
          <table:previous table:id="ct1112">
            <table:change-track-table-cell office:value-type="string">
              <text:p>add.start</text:p>
            </table:change-track-table-cell>
          </table:previous>
        </table:cell-content-change>
        <table:cell-content-change table:id="ct1346">
          <table:cell-address table:column="19" table:row="20" table:table="0"/>
          <office:change-info>
            <dc:creator> </dc:creator>
            <dc:date>2023-03-04T06:12:18.703000000</dc:date>
          </office:change-info>
          <table:previous table:id="ct1115">
            <table:change-track-table-cell office:value-type="float" office:value="2000"/>
          </table:previous>
        </table:cell-content-change>
        <table:cell-content-change table:id="ct1347">
          <table:cell-address table:column="19" table:row="0" table:table="0"/>
          <office:change-info>
            <dc:creator> </dc:creator>
            <dc:date>2023-03-04T06:12:18.834000000</dc:date>
          </office:change-info>
          <table:previous table:id="ct1113">
            <table:change-track-table-cell office:value-type="string">
              <text:p>add.stop</text:p>
            </table:change-track-table-cell>
          </table:previous>
        </table:cell-content-change>
        <table:cell-content-change table:id="ct1348">
          <table:cell-address table:column="19" table:row="19" table:table="0"/>
          <office:change-info>
            <dc:creator> </dc:creator>
            <dc:date>2023-03-04T06:12:18.834000000</dc:date>
          </office:change-info>
          <table:previous table:id="ct1114">
            <table:change-track-table-cell office:value-type="float" office:value="1999"/>
          </table:previous>
        </table:cell-content-change>
        <table:deletion table:id="ct1349" table:type="column" table:position="19" table:table="0" table:multi-deletion-spanned="2">
          <office:change-info>
            <dc:creator> </dc:creator>
            <dc:date>2023-03-04T06:12:22.955000000</dc:date>
          </office:change-info>
          <table:deletions>
            <table:cell-content-deletion table:id="ct1346">
              <table:change-track-table-cell/>
            </table:cell-content-deletion>
            <table:cell-content-deletion table:id="ct1345">
              <table:change-track-table-cell/>
            </table:cell-content-deletion>
            <table:change-deletion table:id="ct1111"/>
          </table:deletions>
        </table:deletion>
        <table:deletion table:id="ct1350" table:type="column" table:position="19" table:table="0">
          <office:change-info>
            <dc:creator> </dc:creator>
            <dc:date>2023-03-04T06:12:22.955000000</dc:date>
          </office:change-info>
          <table:deletions>
            <table:change-deletion table:id="ct1349"/>
            <table:cell-content-deletion table:id="ct1348">
              <table:change-track-table-cell/>
            </table:cell-content-deletion>
            <table:cell-content-deletion table:id="ct1347">
              <table:change-track-table-cell/>
            </table:cell-content-deletion>
            <table:change-deletion table:id="ct1110"/>
          </table:deletions>
        </table:deletion>
        <table:cell-content-change table:id="ct1351">
          <table:cell-address table:column="21" table:row="0" table:table="0"/>
          <office:change-info>
            <dc:creator> </dc:creator>
            <dc:date>2023-03-04T07:41:52.159000000</dc:date>
          </office:change-info>
          <table:previous>
            <table:change-track-table-cell/>
          </table:previous>
        </table:cell-content-change>
        <table:cell-content-change table:id="ct1352">
          <table:cell-address table:column="23" table:row="6" table:table="0"/>
          <office:change-info>
            <dc:creator> </dc:creator>
            <dc:date>2023-03-04T07:41:54.255000000</dc:date>
          </office:change-info>
          <table:previous>
            <table:change-track-table-cell/>
          </table:previous>
        </table:cell-content-change>
        <table:cell-content-change table:id="ct1353">
          <table:cell-address table:column="23" table:row="6" table:table="0"/>
          <office:change-info>
            <dc:creator> </dc:creator>
            <dc:date>2023-03-04T07:42:08.459000000</dc:date>
          </office:change-info>
          <table:previous table:id="ct1352">
            <table:change-track-table-cell office:value-type="string">
              <text:p>public const ARG_USE_ACTIVE_TIMEZONE = 'useTimeZoneOfFrontend'; <text:line-break/>public const ARGVALUE_USE_ACTIVE_TIMEZONE = [1,true,'true','1',1.0,0.0,0,'0',false,'false']; <text:line-break/>public const ARG_EVER_TIME_ZONE_OF_EVENT = 'timeZoneOfEvent'; <text:line-break/>public const ARG_ULTIMATE_RANGE_BEGINN = 'ultimateBeginningTimer'; <text:line-break/>public const ARG_ULTIMATE_RANGE_END = 'ultimateEndingTimer</text:p>
            </table:change-track-table-cell>
          </table:previous>
        </table:cell-content-change>
        <table:cell-content-change table:id="ct1354">
          <table:cell-address table:column="21" table:row="0" table:table="0"/>
          <office:change-info>
            <dc:creator> </dc:creator>
            <dc:date>2023-03-04T07:42:12.536000000</dc:date>
          </office:change-info>
          <table:previous table:id="ct1351">
            <table:change-track-table-cell office:value-type="string">
              <text:p>timer.</text:p>
            </table:change-track-table-cell>
          </table:previous>
        </table:cell-content-change>
        <table:cell-content-change table:id="ct1355">
          <table:cell-address table:column="23" table:row="6" table:table="0"/>
          <office:change-info>
            <dc:creator> </dc:creator>
            <dc:date>2023-03-04T07:42:16.661000000</dc:date>
          </office:change-info>
          <table:previous table:id="ct1353">
            <table:change-track-table-cell office:value-type="string">
              <text:p>public const ARG_USE_ACTIVE_TIMEZONE = ''; <text:line-break/>public const ARGVALUE_USE_ACTIVE_TIMEZONE = [1,true,'true','1',1.0,0.0,0,'0',false,'false']; <text:line-break/>public const ARG_EVER_TIME_ZONE_OF_EVENT = 'timeZoneOfEvent'; <text:line-break/>public const ARG_ULTIMATE_RANGE_BEGINN = 'ultimateBeginningTimer'; <text:line-break/>public const ARG_ULTIMATE_RANGE_END = 'ultimateEndingTimer</text:p>
            </table:change-track-table-cell>
          </table:previous>
        </table:cell-content-change>
        <table:cell-content-change table:id="ct1356">
          <table:cell-address table:column="22" table:row="0" table:table="0"/>
          <office:change-info>
            <dc:creator> </dc:creator>
            <dc:date>2023-03-04T07:42:29.976000000</dc:date>
          </office:change-info>
          <table:previous>
            <table:change-track-table-cell/>
          </table:previous>
        </table:cell-content-change>
        <table:cell-content-change table:id="ct1357">
          <table:cell-address table:column="23" table:row="0" table:table="0"/>
          <office:change-info>
            <dc:creator> </dc:creator>
            <dc:date>2023-03-04T07:42:41.638000000</dc:date>
          </office:change-info>
          <table:previous>
            <table:change-track-table-cell/>
          </table:previous>
        </table:cell-content-change>
        <table:cell-content-change table:id="ct1358">
          <table:cell-address table:column="24" table:row="0" table:table="0"/>
          <office:change-info>
            <dc:creator> </dc:creator>
            <dc:date>2023-03-04T07:42:54.961000000</dc:date>
          </office:change-info>
          <table:previous>
            <table:change-track-table-cell/>
          </table:previous>
        </table:cell-content-change>
        <table:cell-content-change table:id="ct1359">
          <table:cell-address table:column="25" table:row="0" table:table="0"/>
          <office:change-info>
            <dc:creator> </dc:creator>
            <dc:date>2023-03-04T07:43:23.430000000</dc:date>
          </office:change-info>
          <table:previous>
            <table:change-track-table-cell/>
          </table:previous>
        </table:cell-content-change>
        <table:cell-content-change table:id="ct1360">
          <table:cell-address table:column="27" table:row="0" table:table="0"/>
          <office:change-info>
            <dc:creator> </dc:creator>
            <dc:date>2023-03-04T07:43:34.737000000</dc:date>
          </office:change-info>
          <table:previous>
            <table:change-track-table-cell/>
          </table:previous>
        </table:cell-content-change>
        <table:cell-content-change table:id="ct1361">
          <table:cell-address table:column="29" table:row="0" table:table="0"/>
          <office:change-info>
            <dc:creator> </dc:creator>
            <dc:date>2023-03-04T07:43:51.421000000</dc:date>
          </office:change-info>
          <table:previous>
            <table:change-track-table-cell/>
          </table:previous>
        </table:cell-content-change>
        <table:cell-content-change table:id="ct1362">
          <table:cell-address table:column="29" table:row="0" table:table="0"/>
          <office:change-info>
            <dc:creator> </dc:creator>
            <dc:date>2023-03-04T07:44:02.582000000</dc:date>
          </office:change-info>
          <table:previous table:id="ct1361">
            <table:change-track-table-cell office:value-type="string">
              <text:p>timer.activeWeekda</text:p>
            </table:change-track-table-cell>
          </table:previous>
        </table:cell-content-change>
        <table:cell-content-change table:id="ct1363">
          <table:cell-address table:column="29" table:row="0" table:table="0"/>
          <office:change-info>
            <dc:creator> </dc:creator>
            <dc:date>2023-03-04T07:44:07.473000000</dc:date>
          </office:change-info>
          <table:previous table:id="ct1362">
            <table:change-track-table-cell/>
          </table:previous>
        </table:cell-content-change>
        <table:insertion table:id="ct1364" table:type="column" table:position="26" table:table="0">
          <office:change-info>
            <dc:creator> </dc:creator>
            <dc:date>2023-03-04T07:44:58.616000000</dc:date>
          </office:change-info>
          <table:dependencies>
            <table:dependency table:id="ct2605"/>
            <table:dependency table:id="ct2595"/>
            <table:dependency table:id="ct1365"/>
          </table:dependencies>
        </table:insertion>
        <table:cell-content-change table:id="ct1365">
          <table:cell-address table:column="26" table:row="0" table:table="0"/>
          <office:change-info>
            <dc:creator> </dc:creator>
            <dc:date>2023-03-04T07:45:08.959000000</dc:date>
          </office:change-info>
          <table:previous>
            <table:change-track-table-cell/>
          </table:previous>
        </table:cell-content-change>
        <table:cell-content-change table:id="ct1366">
          <table:cell-address table:column="32" table:row="0" table:table="0"/>
          <office:change-info>
            <dc:creator> </dc:creator>
            <dc:date>2023-03-04T07:45:22.925000000</dc:date>
          </office:change-info>
          <table:previous>
            <table:change-track-table-cell/>
          </table:previous>
        </table:cell-content-change>
        <table:cell-content-change table:id="ct1367">
          <table:cell-address table:column="33" table:row="0" table:table="0"/>
          <office:change-info>
            <dc:creator> </dc:creator>
            <dc:date>2023-03-04T07:45:33.020000000</dc:date>
          </office:change-info>
          <table:previous>
            <table:change-track-table-cell/>
          </table:previous>
        </table:cell-content-change>
        <table:cell-content-change table:id="ct1368">
          <table:cell-address table:column="34" table:row="0" table:table="0"/>
          <office:change-info>
            <dc:creator> </dc:creator>
            <dc:date>2023-03-04T07:46:37.989000000</dc:date>
          </office:change-info>
          <table:previous>
            <table:change-track-table-cell/>
          </table:previous>
        </table:cell-content-change>
        <table:cell-content-change table:id="ct1369">
          <table:cell-address table:column="35" table:row="0" table:table="0"/>
          <office:change-info>
            <dc:creator> </dc:creator>
            <dc:date>2023-03-04T07:47:01.446000000</dc:date>
          </office:change-info>
          <table:previous>
            <table:change-track-table-cell/>
          </table:previous>
        </table:cell-content-change>
        <table:cell-content-change table:id="ct1370">
          <table:cell-address table:column="36" table:row="0" table:table="0"/>
          <office:change-info>
            <dc:creator> </dc:creator>
            <dc:date>2023-03-04T07:47:17.601000000</dc:date>
          </office:change-info>
          <table:previous>
            <table:change-track-table-cell/>
          </table:previous>
        </table:cell-content-change>
        <table:cell-content-change table:id="ct1371">
          <table:cell-address table:column="37" table:row="0" table:table="0"/>
          <office:change-info>
            <dc:creator> </dc:creator>
            <dc:date>2023-03-04T07:48:25.394000000</dc:date>
          </office:change-info>
          <table:previous>
            <table:change-track-table-cell/>
          </table:previous>
        </table:cell-content-change>
        <table:cell-content-change table:id="ct1372">
          <table:cell-address table:column="38" table:row="0" table:table="0"/>
          <office:change-info>
            <dc:creator> </dc:creator>
            <dc:date>2023-03-04T07:48:58.157000000</dc:date>
          </office:change-info>
          <table:previous>
            <table:change-track-table-cell/>
          </table:previous>
        </table:cell-content-change>
        <table:cell-content-change table:id="ct1373">
          <table:cell-address table:column="39" table:row="0" table:table="0"/>
          <office:change-info>
            <dc:creator> </dc:creator>
            <dc:date>2023-03-04T07:49:08.508000000</dc:date>
          </office:change-info>
          <table:previous>
            <table:change-track-table-cell/>
          </table:previous>
        </table:cell-content-change>
        <table:cell-content-change table:id="ct1374">
          <table:cell-address table:column="40" table:row="0" table:table="0"/>
          <office:change-info>
            <dc:creator> </dc:creator>
            <dc:date>2023-03-04T07:49:17.997000000</dc:date>
          </office:change-info>
          <table:previous>
            <table:change-track-table-cell/>
          </table:previous>
        </table:cell-content-change>
        <table:cell-content-change table:id="ct1375">
          <table:cell-address table:column="41" table:row="0" table:table="0"/>
          <office:change-info>
            <dc:creator> </dc:creator>
            <dc:date>2023-03-04T07:51:01.040000000</dc:date>
          </office:change-info>
          <table:previous>
            <table:change-track-table-cell/>
          </table:previous>
        </table:cell-content-change>
        <table:cell-content-change table:id="ct1376">
          <table:cell-address table:column="42" table:row="0" table:table="0"/>
          <office:change-info>
            <dc:creator> </dc:creator>
            <dc:date>2023-03-04T07:51:56.961000000</dc:date>
          </office:change-info>
          <table:previous>
            <table:change-track-table-cell/>
          </table:previous>
        </table:cell-content-change>
        <table:cell-content-change table:id="ct1377">
          <table:cell-address table:column="42" table:row="0" table:table="0"/>
          <office:change-info>
            <dc:creator> </dc:creator>
            <dc:date>2023-03-04T07:52:36.050000000</dc:date>
          </office:change-info>
          <table:previous>
            <table:change-track-table-cell/>
          </table:previous>
        </table:cell-content-change>
        <table:cell-content-change table:id="ct1378">
          <table:cell-address table:column="43" table:row="0" table:table="0"/>
          <office:change-info>
            <dc:creator> </dc:creator>
            <dc:date>2023-03-04T07:52:50.340000000</dc:date>
          </office:change-info>
          <table:previous>
            <table:change-track-table-cell/>
          </table:previous>
        </table:cell-content-change>
        <table:cell-content-change table:id="ct1379">
          <table:cell-address table:column="44" table:row="0" table:table="0"/>
          <office:change-info>
            <dc:creator> </dc:creator>
            <dc:date>2023-03-04T07:53:03.719000000</dc:date>
          </office:change-info>
          <table:previous>
            <table:change-track-table-cell/>
          </table:previous>
        </table:cell-content-change>
        <table:cell-content-change table:id="ct1380">
          <table:cell-address table:column="42" table:row="0" table:table="0"/>
          <office:change-info>
            <dc:creator> </dc:creator>
            <dc:date>2023-03-04T07:53:27.187000000</dc:date>
          </office:change-info>
          <table:previous table:id="ct1376">
            <table:change-track-table-cell office:value-type="string">
              <text:p>timer.yamlPeriodFalRelation</text:p>
            </table:change-track-table-cell>
          </table:previous>
        </table:cell-content-change>
        <table:deletion table:id="ct1381" table:type="column" table:position="42" table:table="0">
          <office:change-info>
            <dc:creator> </dc:creator>
            <dc:date>2023-03-04T07:53:29.472000000</dc:date>
          </office:change-info>
          <table:deletions>
            <table:cell-content-deletion table:id="ct1380">
              <table:change-track-table-cell/>
            </table:cell-content-deletion>
          </table:deletions>
        </table:deletion>
        <table:cell-content-change table:id="ct1382">
          <table:cell-address table:column="47" table:row="0" table:table="0"/>
          <office:change-info>
            <dc:creator> </dc:creator>
            <dc:date>2023-03-04T07:54:01.333000000</dc:date>
          </office:change-info>
          <table:previous>
            <table:change-track-table-cell/>
          </table:previous>
        </table:cell-content-change>
        <table:cell-content-change table:id="ct1383">
          <table:cell-address table:column="47" table:row="3" table:table="0"/>
          <office:change-info>
            <dc:creator> </dc:creator>
            <dc:date>2023-03-04T07:54:03.292000000</dc:date>
          </office:change-info>
          <table:previous>
            <table:change-track-table-cell/>
          </table:previous>
        </table:cell-content-change>
        <table:cell-content-change table:id="ct1384">
          <table:cell-address table:column="47" table:row="4" table:table="0"/>
          <office:change-info>
            <dc:creator> </dc:creator>
            <dc:date>2023-03-04T07:54:19.762000000</dc:date>
          </office:change-info>
          <table:previous>
            <table:change-track-table-cell/>
          </table:previous>
        </table:cell-content-change>
        <table:cell-content-change table:id="ct1385">
          <table:cell-address table:column="47" table:row="4" table:table="0"/>
          <office:change-info>
            <dc:creator> </dc:creator>
            <dc:date>2023-03-04T07:54:29.158000000</dc:date>
          </office:change-info>
          <table:previous table:id="ct1384">
            <table:change-track-table-cell office:value-type="string">
              <text:p>timer.databaseActiveRangeList</text:p>
            </table:change-track-table-cell>
          </table:previous>
        </table:cell-content-change>
        <table:cell-content-change table:id="ct1386">
          <table:cell-address table:column="47" table:row="3" table:table="0"/>
          <office:change-info>
            <dc:creator> </dc:creator>
            <dc:date>2023-03-04T07:54:37.206000000</dc:date>
          </office:change-info>
          <table:previous table:id="ct1383">
            <table:change-track-table-cell office:value-type="string">
              <text:p>timer.yamlPeriodFalRelation</text:p>
            </table:change-track-table-cell>
          </table:previous>
        </table:cell-content-change>
        <table:cell-content-change table:id="ct1387">
          <table:cell-address table:column="47" table:row="5" table:table="0"/>
          <office:change-info>
            <dc:creator> </dc:creator>
            <dc:date>2023-03-04T07:54:52.950000000</dc:date>
          </office:change-info>
          <table:previous>
            <table:change-track-table-cell/>
          </table:previous>
        </table:cell-content-change>
        <table:cell-content-change table:id="ct1388">
          <table:cell-address table:column="47" table:row="6" table:table="0"/>
          <office:change-info>
            <dc:creator> </dc:creator>
            <dc:date>2023-03-04T07:55:37.271000000</dc:date>
          </office:change-info>
          <table:previous>
            <table:change-track-table-cell/>
          </table:previous>
        </table:cell-content-change>
        <table:cell-content-change table:id="ct1389">
          <table:cell-address table:column="47" table:row="6" table:table="0"/>
          <office:change-info>
            <dc:creator> </dc:creator>
            <dc:date>2023-03-04T07:55:44.670000000</dc:date>
          </office:change-info>
          <table:previous table:id="ct1388">
            <table:change-track-table-cell office:value-type="string">
              <text:p>timer..sunPosition</text:p>
            </table:change-track-table-cell>
          </table:previous>
        </table:cell-content-change>
        <table:cell-content-change table:id="ct1390">
          <table:cell-address table:column="45" table:row="0" table:table="0"/>
          <office:change-info>
            <dc:creator> </dc:creator>
            <dc:date>2023-03-04T07:55:56.100000000</dc:date>
          </office:change-info>
          <table:previous>
            <table:change-track-table-cell/>
          </table:previous>
        </table:cell-content-change>
        <table:insertion table:id="ct1391" table:type="column" table:position="28" table:table="0">
          <office:change-info>
            <dc:creator> </dc:creator>
            <dc:date>2023-03-04T07:56:12.332000000</dc:date>
          </office:change-info>
          <table:dependencies>
            <table:dependency table:id="ct2607"/>
            <table:dependency table:id="ct1392"/>
          </table:dependencies>
        </table:insertion>
        <table:cell-content-change table:id="ct1392">
          <table:cell-address table:column="28" table:row="0" table:table="0"/>
          <office:change-info>
            <dc:creator> </dc:creator>
            <dc:date>2023-03-04T07:56:16.854000000</dc:date>
          </office:change-info>
          <table:previous>
            <table:change-track-table-cell/>
          </table:previous>
        </table:cell-content-change>
        <table:cell-content-change table:id="ct1393">
          <table:cell-address table:column="46" table:row="0" table:table="0"/>
          <office:change-info>
            <dc:creator> </dc:creator>
            <dc:date>2023-03-04T07:56:53.079000000</dc:date>
          </office:change-info>
          <table:previous>
            <table:change-track-table-cell/>
          </table:previous>
        </table:cell-content-change>
        <table:insertion table:id="ct1394" table:type="column" table:position="31" table:table="0">
          <office:change-info>
            <dc:creator> </dc:creator>
            <dc:date>2023-03-04T07:57:11.212000000</dc:date>
          </office:change-info>
          <table:dependencies>
            <table:dependency table:id="ct2610"/>
            <table:dependency table:id="ct1395"/>
          </table:dependencies>
        </table:insertion>
        <table:cell-content-change table:id="ct1395">
          <table:cell-address table:column="31" table:row="0" table:table="0"/>
          <office:change-info>
            <dc:creator> </dc:creator>
            <dc:date>2023-03-04T07:57:22.742000000</dc:date>
          </office:change-info>
          <table:previous>
            <table:change-track-table-cell/>
          </table:previous>
        </table:cell-content-change>
        <table:insertion table:id="ct1396" table:type="column" table:position="30" table:table="0">
          <office:change-info>
            <dc:creator> </dc:creator>
            <dc:date>2023-03-04T07:57:38.566000000</dc:date>
          </office:change-info>
          <table:dependencies>
            <table:dependency table:id="ct2609"/>
            <table:dependency table:id="ct2280"/>
            <table:dependency table:id="ct1399"/>
            <table:dependency table:id="ct1398"/>
            <table:dependency table:id="ct1397"/>
          </table:dependencies>
        </table:insertion>
        <table:cell-content-change table:id="ct1397">
          <table:cell-address table:column="30" table:row="3" table:table="0"/>
          <office:change-info>
            <dc:creator> </dc:creator>
            <dc:date>2023-03-04T07:57:42.926000000</dc:date>
          </office:change-info>
          <table:previous>
            <table:change-track-table-cell/>
          </table:previous>
        </table:cell-content-change>
        <table:cell-content-change table:id="ct1398">
          <table:cell-address table:column="30" table:row="0" table:table="0"/>
          <office:change-info>
            <dc:creator> </dc:creator>
            <dc:date>2023-03-04T07:57:51.768000000</dc:date>
          </office:change-info>
          <table:previous>
            <table:change-track-table-cell/>
          </table:previous>
        </table:cell-content-change>
        <table:cell-content-change table:id="ct1399">
          <table:cell-address table:column="30" table:row="3" table:table="0"/>
          <office:change-info>
            <dc:creator> </dc:creator>
            <dc:date>2023-03-04T07:57:52.523000000</dc:date>
          </office:change-info>
          <table:previous table:id="ct1397">
            <table:change-track-table-cell office:value-type="string">
              <text:p>timer.nthWeekdayInMont</text:p>
            </table:change-track-table-cell>
          </table:previous>
        </table:cell-content-change>
        <table:cell-content-change table:id="ct1400">
          <table:cell-address table:column="11" table:row="0" table:table="0"/>
          <office:change-info>
            <dc:creator> </dc:creator>
            <dc:date>2023-03-04T08:21:16.988000000</dc:date>
          </office:change-info>
          <table:previous table:id="ct1343">
            <table:change-track-table-cell office:value-type="string">
              <text:p>arg.start</text:p>
            </table:change-track-table-cell>
          </table:previous>
        </table:cell-content-change>
        <table:cell-content-change table:id="ct1401">
          <table:cell-address table:column="12" table:row="0" table:table="0"/>
          <office:change-info>
            <dc:creator> </dc:creator>
            <dc:date>2023-03-04T08:21:21.362000000</dc:date>
          </office:change-info>
          <table:previous table:id="ct1344">
            <table:change-track-table-cell office:value-type="string">
              <text:p>arg.stop</text:p>
            </table:change-track-table-cell>
          </table:previous>
        </table:cell-content-change>
        <table:cell-content-change table:id="ct1402">
          <table:cell-address table:column="16" table:row="4" table:table="0"/>
          <office:change-info>
            <dc:creator> </dc:creator>
            <dc:date>2023-03-05T07:51:27.015000000</dc:date>
          </office:change-info>
          <table:previous table:id="ct19">
            <table:change-track-table-cell office:value-type="string">
              <text:p>de_DE</text:p>
            </table:change-track-table-cell>
          </table:previous>
        </table:cell-content-change>
        <table:cell-content-change table:id="ct1403">
          <table:cell-address table:column="17" table:row="4" table:table="0"/>
          <office:change-info>
            <dc:creator> </dc:creator>
            <dc:date>2023-03-05T07:51:28.908000000</dc:date>
          </office:change-info>
          <table:previous table:id="ct18">
            <table:change-track-table-cell/>
          </table:previous>
        </table:cell-content-change>
        <table:cell-content-change table:id="ct1404">
          <table:cell-address table:column="16" table:row="7" table:table="0"/>
          <office:change-info>
            <dc:creator> </dc:creator>
            <dc:date>2023-03-05T07:52:53.307000000</dc:date>
          </office:change-info>
          <table:previous table:id="ct1069">
            <table:change-track-table-cell office:value-type="string">
              <text:p>de_DE,fr_FR,es_CR,en_IE,ga_IE,kea_CV,pt_CV</text:p>
            </table:change-track-table-cell>
          </table:previous>
        </table:cell-content-change>
        <table:cell-content-change table:id="ct1405">
          <table:cell-address table:column="17" table:row="7" table:table="0"/>
          <office:change-info>
            <dc:creator> </dc:creator>
            <dc:date>2023-03-05T07:52:59.038000000</dc:date>
          </office:change-info>
          <table:previous table:id="ct1070">
            <table:change-track-table-cell office:value-type="string">
              <text:p>de_DE,fr_FR,es_CR,en_IE,ga_IE,kea_CV,pt_CV</text:p>
            </table:change-track-table-cell>
          </table:previous>
        </table:cell-content-change>
        <table:cell-content-change table:id="ct1406">
          <table:cell-address table:column="16" table:row="8" table:table="0"/>
          <office:change-info>
            <dc:creator> </dc:creator>
            <dc:date>2023-03-05T07:53:07.575000000</dc:date>
          </office:change-info>
          <table:previous table:id="ct659">
            <table:change-track-table-cell office:value-type="string">
              <text:p>de_DE,fr_FR,en_IE,ga_IE</text:p>
            </table:change-track-table-cell>
          </table:previous>
        </table:cell-content-change>
        <table:cell-content-change table:id="ct1407">
          <table:cell-address table:column="17" table:row="8" table:table="0"/>
          <office:change-info>
            <dc:creator> </dc:creator>
            <dc:date>2023-03-05T07:53:11.734000000</dc:date>
          </office:change-info>
          <table:previous table:id="ct660">
            <table:change-track-table-cell office:value-type="string">
              <text:p>de_DE,en_IE,ga_IE</text:p>
            </table:change-track-table-cell>
          </table:previous>
        </table:cell-content-change>
        <table:cell-content-change table:id="ct1408">
          <table:cell-address table:column="16" table:row="9" table:table="0"/>
          <office:change-info>
            <dc:creator> </dc:creator>
            <dc:date>2023-03-05T07:53:19.953000000</dc:date>
          </office:change-info>
          <table:previous table:id="ct25">
            <table:change-track-table-cell office:value-type="string">
              <text:p>de_DE,fr_FR</text:p>
            </table:change-track-table-cell>
          </table:previous>
        </table:cell-content-change>
        <table:cell-content-change table:id="ct1409">
          <table:cell-address table:column="17" table:row="9" table:table="0"/>
          <office:change-info>
            <dc:creator> </dc:creator>
            <dc:date>2023-03-05T07:53:27.606000000</dc:date>
          </office:change-info>
          <table:previous table:id="ct32">
            <table:change-track-table-cell/>
          </table:previous>
        </table:cell-content-change>
        <table:cell-content-change table:id="ct1410">
          <table:cell-address table:column="16" table:row="11" table:table="0"/>
          <office:change-info>
            <dc:creator> </dc:creator>
            <dc:date>2023-03-05T07:53:31.439000000</dc:date>
          </office:change-info>
          <table:previous table:id="ct790">
            <table:change-track-table-cell office:value-type="string">
              <text:p>ja_JP</text:p>
            </table:change-track-table-cell>
          </table:previous>
        </table:cell-content-change>
        <table:cell-content-change table:id="ct1411">
          <table:cell-address table:column="16" table:row="13" table:table="0"/>
          <office:change-info>
            <dc:creator> </dc:creator>
            <dc:date>2023-03-05T07:53:41.082000000</dc:date>
          </office:change-info>
          <table:previous table:id="ct1071">
            <table:change-track-table-cell office:value-type="string">
              <text:p>de_DE,fr_FR,en_GB,es_CR,en_IE,ga_IE,kea_CV,pt_CV</text:p>
            </table:change-track-table-cell>
          </table:previous>
        </table:cell-content-change>
        <table:cell-content-change table:id="ct1412">
          <table:cell-address table:column="17" table:row="13" table:table="0"/>
          <office:change-info>
            <dc:creator> </dc:creator>
            <dc:date>2023-03-05T07:53:44.743000000</dc:date>
          </office:change-info>
          <table:previous table:id="ct1072">
            <table:change-track-table-cell office:value-type="string">
              <text:p>de_DE,fr_FR,es_CR,en_IE,ga_IE,kea_CV,pt_CV</text:p>
            </table:change-track-table-cell>
          </table:previous>
        </table:cell-content-change>
        <table:cell-content-change table:id="ct1413">
          <table:cell-address table:column="16" table:row="11" table:table="0"/>
          <office:change-info>
            <dc:creator> </dc:creator>
            <dc:date>2023-03-05T07:54:34.533000000</dc:date>
          </office:change-info>
          <table:previous table:id="ct1410">
            <table:change-track-table-cell office:value-type="string">
              <text:p>ja_JP,lv_LV</text:p>
            </table:change-track-table-cell>
          </table:previous>
        </table:cell-content-change>
        <table:insertion table:id="ct1414" table:type="row" table:position="58" table:table="0">
          <office:change-info>
            <dc:creator> </dc:creator>
            <dc:date>2023-03-05T07:54:52.511000000</dc:date>
          </office:change-info>
          <table:dependencies>
            <table:dependency table:id="ct2640"/>
            <table:dependency table:id="ct2556"/>
            <table:dependency table:id="ct1428"/>
            <table:dependency table:id="ct1427"/>
            <table:dependency table:id="ct1426"/>
            <table:dependency table:id="ct1425"/>
            <table:dependency table:id="ct1424"/>
            <table:dependency table:id="ct1423"/>
            <table:dependency table:id="ct1422"/>
            <table:dependency table:id="ct1421"/>
            <table:dependency table:id="ct1420"/>
            <table:dependency table:id="ct1419"/>
            <table:dependency table:id="ct1418"/>
            <table:dependency table:id="ct1417"/>
            <table:dependency table:id="ct1416"/>
            <table:dependency table:id="ct1415"/>
          </table:dependencies>
        </table:insertion>
        <table:cell-content-change table:id="ct1415">
          <table:cell-address table:column="1" table:row="58" table:table="0"/>
          <office:change-info>
            <dc:creator> </dc:creator>
            <dc:date>2023-03-05T07:55:03.540000000</dc:date>
          </office:change-info>
          <table:previous>
            <table:change-track-table-cell/>
          </table:previous>
        </table:cell-content-change>
        <table:cell-content-change table:id="ct1416">
          <table:cell-address table:column="1" table:row="58" table:table="0"/>
          <office:change-info>
            <dc:creator> </dc:creator>
            <dc:date>2023-03-05T07:55:10.751000000</dc:date>
          </office:change-info>
          <table:previous table:id="ct1415">
            <table:change-track-table-cell office:value-type="string">
              <text:p>Einberufung des lettischen Verfassungsausschusses, Tag der Arbeit</text:p>
            </table:change-track-table-cell>
          </table:previous>
        </table:cell-content-change>
        <table:cell-content-change table:id="ct1417">
          <table:cell-address table:column="3" table:row="58" table:table="0"/>
          <office:change-info>
            <dc:creator> </dc:creator>
            <dc:date>2023-03-05T07:55:29.808000000</dc:date>
          </office:change-info>
          <table:previous>
            <table:change-track-table-cell/>
          </table:previous>
        </table:cell-content-change>
        <table:cell-content-change table:id="ct1418">
          <table:cell-address table:column="5" table:row="58" table:table="0"/>
          <office:change-info>
            <dc:creator> </dc:creator>
            <dc:date>2023-03-05T07:55:32.717000000</dc:date>
          </office:change-info>
          <table:previous>
            <table:change-track-table-cell/>
          </table:previous>
        </table:cell-content-change>
        <table:cell-content-change table:id="ct1419">
          <table:cell-address table:column="4" table:row="58" table:table="0"/>
          <office:change-info>
            <dc:creator> </dc:creator>
            <dc:date>2023-03-05T07:55:35.748000000</dc:date>
          </office:change-info>
          <table:previous>
            <table:change-track-table-cell/>
          </table:previous>
        </table:cell-content-change>
        <table:cell-content-change table:id="ct1420">
          <table:cell-address table:column="6" table:row="58" table:table="0"/>
          <office:change-info>
            <dc:creator> </dc:creator>
            <dc:date>2023-03-05T07:55:37.589000000</dc:date>
          </office:change-info>
          <table:previous>
            <table:change-track-table-cell/>
          </table:previous>
        </table:cell-content-change>
        <table:cell-content-change table:id="ct1421">
          <table:cell-address table:column="7" table:row="58" table:table="0"/>
          <office:change-info>
            <dc:creator> </dc:creator>
            <dc:date>2023-03-05T07:55:40.489000000</dc:date>
          </office:change-info>
          <table:previous>
            <table:change-track-table-cell/>
          </table:previous>
        </table:cell-content-change>
        <table:cell-content-change table:id="ct1422">
          <table:cell-address table:column="13" table:row="58" table:table="0"/>
          <office:change-info>
            <dc:creator> </dc:creator>
            <dc:date>2023-03-05T07:55:49.123000000</dc:date>
          </office:change-info>
          <table:previous>
            <table:change-track-table-cell/>
          </table:previous>
        </table:cell-content-change>
        <table:cell-content-change table:id="ct1423">
          <table:cell-address table:column="15" table:row="58" table:table="0"/>
          <office:change-info>
            <dc:creator> </dc:creator>
            <dc:date>2023-03-05T07:55:53.492000000</dc:date>
          </office:change-info>
          <table:previous>
            <table:change-track-table-cell/>
          </table:previous>
        </table:cell-content-change>
        <table:cell-content-change table:id="ct1424">
          <table:cell-address table:column="16" table:row="58" table:table="0"/>
          <office:change-info>
            <dc:creator> </dc:creator>
            <dc:date>2023-03-05T07:55:56.794000000</dc:date>
          </office:change-info>
          <table:previous>
            <table:change-track-table-cell/>
          </table:previous>
        </table:cell-content-change>
        <table:cell-content-change table:id="ct1425">
          <table:cell-address table:column="17" table:row="58" table:table="0"/>
          <office:change-info>
            <dc:creator> </dc:creator>
            <dc:date>2023-03-05T07:56:01.023000000</dc:date>
          </office:change-info>
          <table:previous>
            <table:change-track-table-cell/>
          </table:previous>
        </table:cell-content-change>
        <table:cell-content-change table:id="ct1426">
          <table:cell-address table:column="2" table:row="58" table:table="0"/>
          <office:change-info>
            <dc:creator> </dc:creator>
            <dc:date>2023-03-05T07:56:25.811000000</dc:date>
          </office:change-info>
          <table:previous>
            <table:change-track-table-cell/>
          </table:previous>
        </table:cell-content-change>
        <table:cell-content-change table:id="ct1427">
          <table:cell-address table:column="2" table:row="58" table:table="0"/>
          <office:change-info>
            <dc:creator> </dc:creator>
            <dc:date>2023-03-05T07:56:33.331000000</dc:date>
          </office:change-info>
          <table:previous table:id="ct1426">
            <table:change-track-table-cell office:value-type="string">
              <text:p>LLL:EXT:timer/Resources/Private/Language/locallang_cal.xlf:calendarDate.hist.greg.labourday</text:p>
            </table:change-track-table-cell>
          </table:previous>
        </table:cell-content-change>
        <table:cell-content-change table:id="ct1428">
          <table:cell-address table:column="2" table:row="58" table:table="0"/>
          <office:change-info>
            <dc:creator> </dc:creator>
            <dc:date>2023-03-05T07:56:45.125000000</dc:date>
          </office:change-info>
          <table:previous table:id="ct1427">
            <table:change-track-table-cell office:value-type="string">
              <text:p>LLL:EXT:timer/Resources/Private/Language/locallang_cal.xlf:calendarDate.hist.greg.lv</text:p>
            </table:change-track-table-cell>
          </table:previous>
        </table:cell-content-change>
        <table:insertion table:id="ct1429" table:type="row" table:position="61" table:table="0">
          <office:change-info>
            <dc:creator> </dc:creator>
            <dc:date>2023-03-05T07:56:53.557000000</dc:date>
          </office:change-info>
          <table:dependencies>
            <table:dependency table:id="ct2663"/>
            <table:dependency table:id="ct2557"/>
            <table:dependency table:id="ct1669"/>
            <table:dependency table:id="ct1480"/>
            <table:dependency table:id="ct1443"/>
            <table:dependency table:id="ct1442"/>
            <table:dependency table:id="ct1441"/>
            <table:dependency table:id="ct1440"/>
            <table:dependency table:id="ct1439"/>
            <table:dependency table:id="ct1438"/>
            <table:dependency table:id="ct1437"/>
            <table:dependency table:id="ct1436"/>
            <table:dependency table:id="ct1435"/>
            <table:dependency table:id="ct1434"/>
            <table:dependency table:id="ct1433"/>
            <table:dependency table:id="ct1432"/>
            <table:dependency table:id="ct1431"/>
            <table:dependency table:id="ct1430"/>
          </table:dependencies>
        </table:insertion>
        <table:cell-content-change table:id="ct1430">
          <table:cell-address table:column="2" table:row="61" table:table="0"/>
          <office:change-info>
            <dc:creator> </dc:creator>
            <dc:date>2023-03-05T07:56:57.843000000</dc:date>
          </office:change-info>
          <table:previous>
            <table:change-track-table-cell/>
          </table:previous>
        </table:cell-content-change>
        <table:cell-content-change table:id="ct1431">
          <table:cell-address table:column="1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2">
          <table:cell-address table:column="3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3">
          <table:cell-address table:column="4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4">
          <table:cell-address table:column="5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5">
          <table:cell-address table:column="6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6">
          <table:cell-address table:column="7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7">
          <table:cell-address table:column="13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8">
          <table:cell-address table:column="15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39">
          <table:cell-address table:column="16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40">
          <table:cell-address table:column="17" table:row="61" table:table="0"/>
          <office:change-info>
            <dc:creator> </dc:creator>
            <dc:date>2023-03-05T07:56:57.844000000</dc:date>
          </office:change-info>
          <table:previous>
            <table:change-track-table-cell/>
          </table:previous>
        </table:cell-content-change>
        <table:cell-content-change table:id="ct1441">
          <table:cell-address table:column="5" table:row="61" table:table="0"/>
          <office:change-info>
            <dc:creator> </dc:creator>
            <dc:date>2023-03-05T07:57:21.130000000</dc:date>
          </office:change-info>
          <table:previous table:id="ct1434">
            <table:change-track-table-cell office:value-type="float" office:value="1"/>
          </table:previous>
        </table:cell-content-change>
        <table:cell-content-change table:id="ct1442">
          <table:cell-address table:column="3" table:row="61" table:table="0"/>
          <office:change-info>
            <dc:creator> </dc:creator>
            <dc:date>2023-03-05T07:57:44.419000000</dc:date>
          </office:change-info>
          <table:previous table:id="ct1432">
            <table:change-track-table-cell office:value-type="string">
              <text:p>greg-lvDayOfGroundlaw</text:p>
            </table:change-track-table-cell>
          </table:previous>
        </table:cell-content-change>
        <table:cell-content-change table:id="ct1443">
          <table:cell-address table:column="2" table:row="61" table:table="0"/>
          <office:change-info>
            <dc:creator> </dc:creator>
            <dc:date>2023-03-05T07:59:23.287000000</dc:date>
          </office:change-info>
          <table:previous table:id="ct1430">
            <table:change-track-table-cell office:value-type="string">
              <text:p>LLL:EXT:timer/Resources/Private/Language/locallang_cal.xlf:calendarDate.hist.greg.lvDayOfGroundlaw</text:p>
            </table:change-track-table-cell>
          </table:previous>
        </table:cell-content-change>
        <table:insertion table:id="ct1444" table:type="row" table:position="84" table:table="0">
          <office:change-info>
            <dc:creator> </dc:creator>
            <dc:date>2023-03-05T07:59:24.932000000</dc:date>
          </office:change-info>
          <table:dependencies>
            <table:dependency table:id="ct2671"/>
            <table:dependency table:id="ct1476"/>
            <table:dependency table:id="ct1475"/>
            <table:dependency table:id="ct1474"/>
            <table:dependency table:id="ct1473"/>
            <table:dependency table:id="ct1472"/>
            <table:dependency table:id="ct1471"/>
            <table:dependency table:id="ct1467"/>
            <table:dependency table:id="ct1466"/>
            <table:dependency table:id="ct1465"/>
            <table:dependency table:id="ct1464"/>
            <table:dependency table:id="ct1463"/>
            <table:dependency table:id="ct1462"/>
            <table:dependency table:id="ct1461"/>
            <table:dependency table:id="ct1460"/>
            <table:dependency table:id="ct1459"/>
            <table:dependency table:id="ct1458"/>
            <table:dependency table:id="ct1457"/>
          </table:dependencies>
        </table:insertion>
        <table:insertion table:id="ct1445" table:type="row" table:position="83" table:table="0">
          <office:change-info>
            <dc:creator> </dc:creator>
            <dc:date>2023-03-05T07:59:27.413000000</dc:date>
          </office:change-info>
          <table:dependencies>
            <table:dependency table:id="ct2670"/>
            <table:dependency table:id="ct1479"/>
            <table:dependency table:id="ct1478"/>
            <table:dependency table:id="ct1477"/>
            <table:dependency table:id="ct1470"/>
            <table:dependency table:id="ct1469"/>
            <table:dependency table:id="ct1468"/>
            <table:dependency table:id="ct1456"/>
            <table:dependency table:id="ct1455"/>
            <table:dependency table:id="ct1454"/>
            <table:dependency table:id="ct1453"/>
            <table:dependency table:id="ct1452"/>
            <table:dependency table:id="ct1451"/>
            <table:dependency table:id="ct1450"/>
            <table:dependency table:id="ct1449"/>
            <table:dependency table:id="ct1448"/>
            <table:dependency table:id="ct1447"/>
            <table:dependency table:id="ct1446"/>
          </table:dependencies>
        </table:insertion>
        <table:cell-content-change table:id="ct1446">
          <table:cell-address table:column="2" table:row="83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47">
          <table:cell-address table:column="1" table:row="83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48">
          <table:cell-address table:column="3" table:row="83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49">
          <table:cell-address table:column="4" table:row="83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0">
          <table:cell-address table:column="5" table:row="83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1">
          <table:cell-address table:column="6" table:row="83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2">
          <table:cell-address table:column="7" table:row="83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3">
          <table:cell-address table:column="13" table:row="83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4">
          <table:cell-address table:column="15" table:row="83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5">
          <table:cell-address table:column="16" table:row="83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6">
          <table:cell-address table:column="17" table:row="83" table:table="0"/>
          <office:change-info>
            <dc:creator> </dc:creator>
            <dc:date>2023-03-05T07:59:32.801000000</dc:date>
          </office:change-info>
          <table:previous>
            <table:change-track-table-cell/>
          </table:previous>
        </table:cell-content-change>
        <table:cell-content-change table:id="ct1457">
          <table:cell-address table:column="2" table:row="84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58">
          <table:cell-address table:column="1" table:row="84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59">
          <table:cell-address table:column="3" table:row="84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0">
          <table:cell-address table:column="4" table:row="84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1">
          <table:cell-address table:column="5" table:row="84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2">
          <table:cell-address table:column="6" table:row="84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3">
          <table:cell-address table:column="7" table:row="84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4">
          <table:cell-address table:column="13" table:row="84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5">
          <table:cell-address table:column="15" table:row="84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6">
          <table:cell-address table:column="16" table:row="84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7">
          <table:cell-address table:column="17" table:row="84" table:table="0"/>
          <office:change-info>
            <dc:creator> </dc:creator>
            <dc:date>2023-03-05T07:59:34.279000000</dc:date>
          </office:change-info>
          <table:previous>
            <table:change-track-table-cell/>
          </table:previous>
        </table:cell-content-change>
        <table:cell-content-change table:id="ct1468">
          <table:cell-address table:column="5" table:row="83" table:table="0"/>
          <office:change-info>
            <dc:creator> </dc:creator>
            <dc:date>2023-03-05T07:59:37.746000000</dc:date>
          </office:change-info>
          <table:previous table:id="ct1450">
            <table:change-track-table-cell office:value-type="float" office:value="4"/>
          </table:previous>
        </table:cell-content-change>
        <table:cell-content-change table:id="ct1469">
          <table:cell-address table:column="6" table:row="83" table:table="0"/>
          <office:change-info>
            <dc:creator> </dc:creator>
            <dc:date>2023-03-05T07:59:39.831000000</dc:date>
          </office:change-info>
          <table:previous table:id="ct1451">
            <table:change-track-table-cell office:value-type="float" office:value="5"/>
          </table:previous>
        </table:cell-content-change>
        <table:cell-content-change table:id="ct1470">
          <table:cell-address table:column="13" table:row="83" table:table="0"/>
          <office:change-info>
            <dc:creator> </dc:creator>
            <dc:date>2023-03-05T07:59:42.981000000</dc:date>
          </office:change-info>
          <table:previous table:id="ct1453">
            <table:change-track-table-cell office:value-type="string">
              <text:p>historical</text:p>
            </table:change-track-table-cell>
          </table:previous>
        </table:cell-content-change>
        <table:cell-content-change table:id="ct1471">
          <table:cell-address table:column="13" table:row="84" table:table="0"/>
          <office:change-info>
            <dc:creator> </dc:creator>
            <dc:date>2023-03-05T07:59:45.328000000</dc:date>
          </office:change-info>
          <table:previous table:id="ct1464">
            <table:change-track-table-cell office:value-type="string">
              <text:p>historical</text:p>
            </table:change-track-table-cell>
          </table:previous>
        </table:cell-content-change>
        <table:cell-content-change table:id="ct1472">
          <table:cell-address table:column="5" table:row="84" table:table="0"/>
          <office:change-info>
            <dc:creator> </dc:creator>
            <dc:date>2023-03-05T07:59:48.269000000</dc:date>
          </office:change-info>
          <table:previous table:id="ct1461">
            <table:change-track-table-cell office:value-type="float" office:value="4"/>
          </table:previous>
        </table:cell-content-change>
        <table:cell-content-change table:id="ct1473">
          <table:cell-address table:column="6" table:row="84" table:table="0"/>
          <office:change-info>
            <dc:creator> </dc:creator>
            <dc:date>2023-03-05T07:59:50.314000000</dc:date>
          </office:change-info>
          <table:previous table:id="ct1462">
            <table:change-track-table-cell office:value-type="float" office:value="5"/>
          </table:previous>
        </table:cell-content-change>
        <table:cell-content-change table:id="ct1474">
          <table:cell-address table:column="3" table:row="84" table:table="0"/>
          <office:change-info>
            <dc:creator> </dc:creator>
            <dc:date>2023-03-05T08:00:03.860000000</dc:date>
          </office:change-info>
          <table:previous table:id="ct1459">
            <table:change-track-table-cell office:value-type="string">
              <text:p>greg-lvDayOfNewIndependence</text:p>
            </table:change-track-table-cell>
          </table:previous>
        </table:cell-content-change>
        <table:cell-content-change table:id="ct1475">
          <table:cell-address table:column="2" table:row="84" table:table="0"/>
          <office:change-info>
            <dc:creator> </dc:creator>
            <dc:date>2023-03-05T08:00:14.597000000</dc:date>
          </office:change-info>
          <table:previous table:id="ct1457">
            <table:change-track-table-cell office:value-type="string">
              <text:p>LLL:EXT:timer/Resources/Private/Language/locallang_cal.xlf:calendarDate.hist.greg.lvDayOfNewIndependence</text:p>
            </table:change-track-table-cell>
          </table:previous>
        </table:cell-content-change>
        <table:cell-content-change table:id="ct1476">
          <table:cell-address table:column="1" table:row="84" table:table="0"/>
          <office:change-info>
            <dc:creator> </dc:creator>
            <dc:date>2023-03-05T08:00:25.324000000</dc:date>
          </office:change-info>
          <table:previous table:id="ct1458">
            <table:change-track-table-cell office:value-type="string">
              <text:p>Lettland: Einberufung des lettischen Verfassungsausschusses, Tag der Arbeit</text:p>
            </table:change-track-table-cell>
          </table:previous>
        </table:cell-content-change>
        <table:cell-content-change table:id="ct1477">
          <table:cell-address table:column="1" table:row="83" table:table="0"/>
          <office:change-info>
            <dc:creator> </dc:creator>
            <dc:date>2023-03-05T08:00:48.683000000</dc:date>
          </office:change-info>
          <table:previous table:id="ct1447">
            <table:change-track-table-cell office:value-type="string">
              <text:p>Lettland: Einberufung des lettischen Verfassungsausschusses, Tag der Arbeit</text:p>
            </table:change-track-table-cell>
          </table:previous>
        </table:cell-content-change>
        <table:cell-content-change table:id="ct1478">
          <table:cell-address table:column="3" table:row="83" table:table="0"/>
          <office:change-info>
            <dc:creator> </dc:creator>
            <dc:date>2023-03-05T08:00:59.066000000</dc:date>
          </office:change-info>
          <table:previous table:id="ct1448">
            <table:change-track-table-cell office:value-type="string">
              <text:p>greg-lvDayOfNewIndependence</text:p>
            </table:change-track-table-cell>
          </table:previous>
        </table:cell-content-change>
        <table:cell-content-change table:id="ct1479">
          <table:cell-address table:column="2" table:row="83" table:table="0"/>
          <office:change-info>
            <dc:creator> </dc:creator>
            <dc:date>2023-03-05T08:01:06.039000000</dc:date>
          </office:change-info>
          <table:previous table:id="ct1446">
            <table:change-track-table-cell office:value-type="string">
              <text:p>LLL:EXT:timer/Resources/Private/Language/locallang_cal.xlf:calendarDate.hist.greg.lvDayOfNewIndependence</text:p>
            </table:change-track-table-cell>
          </table:previous>
        </table:cell-content-change>
        <table:cell-content-change table:id="ct1480">
          <table:cell-address table:column="1" table:row="61" table:table="0"/>
          <office:change-info>
            <dc:creator> </dc:creator>
            <dc:date>2023-03-05T08:01:20.853000000</dc:date>
          </office:change-info>
          <table:previous table:id="ct1431">
            <table:change-track-table-cell office:value-type="string">
              <text:p>Lettland: Einberufung des lettischen Verfassungsausschusses, Tag der Arbeit</text:p>
            </table:change-track-table-cell>
          </table:previous>
        </table:cell-content-change>
        <table:insertion table:id="ct1481" table:type="row" table:position="129" table:table="0">
          <office:change-info>
            <dc:creator> </dc:creator>
            <dc:date>2023-03-05T08:01:34.336000000</dc:date>
          </office:change-info>
          <table:dependencies>
            <table:dependency table:id="ct2696"/>
            <table:dependency table:id="ct1499"/>
            <table:dependency table:id="ct1498"/>
            <table:dependency table:id="ct1497"/>
            <table:dependency table:id="ct1496"/>
            <table:dependency table:id="ct1495"/>
            <table:dependency table:id="ct1494"/>
            <table:dependency table:id="ct1493"/>
            <table:dependency table:id="ct1492"/>
            <table:dependency table:id="ct1491"/>
            <table:dependency table:id="ct1490"/>
            <table:dependency table:id="ct1489"/>
            <table:dependency table:id="ct1488"/>
            <table:dependency table:id="ct1487"/>
            <table:dependency table:id="ct1486"/>
            <table:dependency table:id="ct1485"/>
            <table:dependency table:id="ct1484"/>
            <table:dependency table:id="ct1483"/>
            <table:dependency table:id="ct1482"/>
          </table:dependencies>
        </table:insertion>
        <table:cell-content-change table:id="ct1482">
          <table:cell-address table:column="2" table:row="129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3">
          <table:cell-address table:column="1" table:row="129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4">
          <table:cell-address table:column="3" table:row="129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5">
          <table:cell-address table:column="4" table:row="129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6">
          <table:cell-address table:column="5" table:row="129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7">
          <table:cell-address table:column="6" table:row="129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8">
          <table:cell-address table:column="7" table:row="129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89">
          <table:cell-address table:column="13" table:row="129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90">
          <table:cell-address table:column="15" table:row="129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91">
          <table:cell-address table:column="16" table:row="129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92">
          <table:cell-address table:column="17" table:row="129" table:table="0"/>
          <office:change-info>
            <dc:creator> </dc:creator>
            <dc:date>2023-03-05T08:01:42.193000000</dc:date>
          </office:change-info>
          <table:previous>
            <table:change-track-table-cell/>
          </table:previous>
        </table:cell-content-change>
        <table:cell-content-change table:id="ct1493">
          <table:cell-address table:column="1" table:row="129" table:table="0"/>
          <office:change-info>
            <dc:creator> </dc:creator>
            <dc:date>2023-03-05T08:04:45.448000000</dc:date>
          </office:change-info>
          <table:previous table:id="ct1483">
            <table:change-track-table-cell office:value-type="string">
              <text:p>Lettland: Jäni</text:p>
            </table:change-track-table-cell>
          </table:previous>
        </table:cell-content-change>
        <table:cell-content-change table:id="ct1494">
          <table:cell-address table:column="5" table:row="129" table:table="0"/>
          <office:change-info>
            <dc:creator> </dc:creator>
            <dc:date>2023-03-05T08:04:48.707000000</dc:date>
          </office:change-info>
          <table:previous table:id="ct1486">
            <table:change-track-table-cell office:value-type="float" office:value="24"/>
          </table:previous>
        </table:cell-content-change>
        <table:cell-content-change table:id="ct1495">
          <table:cell-address table:column="6" table:row="129" table:table="0"/>
          <office:change-info>
            <dc:creator> </dc:creator>
            <dc:date>2023-03-05T08:04:50.594000000</dc:date>
          </office:change-info>
          <table:previous table:id="ct1487">
            <table:change-track-table-cell office:value-type="float" office:value="6"/>
          </table:previous>
        </table:cell-content-change>
        <table:cell-content-change table:id="ct1496">
          <table:cell-address table:column="2" table:row="129" table:table="0"/>
          <office:change-info>
            <dc:creator> </dc:creator>
            <dc:date>2023-03-05T08:05:05.828000000</dc:date>
          </office:change-info>
          <table:previous table:id="ct1482">
            <table:change-track-table-cell office:value-type="string">
              <text:p>LLL:EXT:timer/Resources/Private/Language/locallang_cal.xlf:calendarDate.hist.greg.lvJaeni</text:p>
            </table:change-track-table-cell>
          </table:previous>
        </table:cell-content-change>
        <table:cell-content-change table:id="ct1497">
          <table:cell-address table:column="13" table:row="129" table:table="0"/>
          <office:change-info>
            <dc:creator> </dc:creator>
            <dc:date>2023-03-05T08:05:12.140000000</dc:date>
          </office:change-info>
          <table:previous table:id="ct1489">
            <table:change-track-table-cell office:value-type="string">
              <text:p>culture</text:p>
            </table:change-track-table-cell>
          </table:previous>
        </table:cell-content-change>
        <table:cell-content-change table:id="ct1498">
          <table:cell-address table:column="13" table:row="129" table:table="0"/>
          <office:change-info>
            <dc:creator> </dc:creator>
            <dc:date>2023-03-05T08:05:15.418000000</dc:date>
          </office:change-info>
          <table:previous table:id="ct1497">
            <table:change-track-table-cell office:value-type="string">
              <text:p>political</text:p>
            </table:change-track-table-cell>
          </table:previous>
        </table:cell-content-change>
        <table:cell-content-change table:id="ct1499">
          <table:cell-address table:column="15" table:row="129" table:table="0"/>
          <office:change-info>
            <dc:creator> </dc:creator>
            <dc:date>2023-03-05T08:05:19.162000000</dc:date>
          </office:change-info>
          <table:previous table:id="ct1490">
            <table:change-track-table-cell office:value-type="float" office:value="4"/>
          </table:previous>
        </table:cell-content-change>
        <table:cell-content-change table:id="ct1500">
          <table:cell-address table:column="16" table:row="7" table:table="0"/>
          <office:change-info>
            <dc:creator> </dc:creator>
            <dc:date>2023-03-05T08:17:09.387000000</dc:date>
          </office:change-info>
          <table:previous table:id="ct1404">
            <table:change-track-table-cell office:value-type="string">
              <text:p>de_DE,fr_FR,es_CR,en_IE,ga_IE,kea_CV,pt_CV,lv_LV</text:p>
            </table:change-track-table-cell>
          </table:previous>
        </table:cell-content-change>
        <table:cell-content-change table:id="ct1501">
          <table:cell-address table:column="16" table:row="7" table:table="0"/>
          <office:change-info>
            <dc:creator> </dc:creator>
            <dc:date>2023-03-05T08:17:49.954000000</dc:date>
          </office:change-info>
          <table:previous table:id="ct1500">
            <table:change-track-table-cell office:value-type="string">
              <text:p>de_DE,fr_FR,es_CR,en_IE,ga_IE,kea_CV,pt_CV,lv_LV,</text:p>
            </table:change-track-table-cell>
          </table:previous>
        </table:cell-content-change>
        <table:cell-content-change table:id="ct1502">
          <table:cell-address table:column="16" table:row="7" table:table="0"/>
          <office:change-info>
            <dc:creator> </dc:creator>
            <dc:date>2023-03-05T08:17:57.113000000</dc:date>
          </office:change-info>
          <table:previous table:id="ct1501">
            <table:change-track-table-cell office:value-type="string">
              <text:p>de_DE,fr_FR,es_CR,en_IE,ga_IE,kea_CV,pt_CV,lv_LV</text:p>
            </table:change-track-table-cell>
          </table:previous>
        </table:cell-content-change>
        <table:cell-content-change table:id="ct1503">
          <table:cell-address table:column="17" table:row="7" table:table="0"/>
          <office:change-info>
            <dc:creator> </dc:creator>
            <dc:date>2023-03-05T08:18:00.735000000</dc:date>
          </office:change-info>
          <table:previous table:id="ct1405">
            <table:change-track-table-cell office:value-type="string">
              <text:p>de_DE,fr_FR,es_CR,en_IE,ga_IE,kea_CV,pt_CV,lv_LV</text:p>
            </table:change-track-table-cell>
          </table:previous>
        </table:cell-content-change>
        <table:cell-content-change table:id="ct1504">
          <table:cell-address table:column="16" table:row="13" table:table="0"/>
          <office:change-info>
            <dc:creator> </dc:creator>
            <dc:date>2023-03-05T08:18:18.776000000</dc:date>
          </office:change-info>
          <table:previous table:id="ct1411">
            <table:change-track-table-cell office:value-type="string">
              <text:p>de_DE,fr_FR,en_GB,es_CR,en_IE,ga_IE,kea_CV,pt_CV,lv_LV</text:p>
            </table:change-track-table-cell>
          </table:previous>
        </table:cell-content-change>
        <table:cell-content-change table:id="ct1505">
          <table:cell-address table:column="17" table:row="13" table:table="0"/>
          <office:change-info>
            <dc:creator> </dc:creator>
            <dc:date>2023-03-05T08:18:22.597000000</dc:date>
          </office:change-info>
          <table:previous table:id="ct1412">
            <table:change-track-table-cell office:value-type="string">
              <text:p>de_DE,fr_FR,es_CR,en_IE,ga_IE,kea_CV,pt_CV,lv_LV</text:p>
            </table:change-track-table-cell>
          </table:previous>
        </table:cell-content-change>
        <table:insertion table:id="ct1506" table:type="row" table:position="29" table:table="0">
          <office:change-info>
            <dc:creator> </dc:creator>
            <dc:date>2023-03-05T08:18:32.938000000</dc:date>
          </office:change-info>
          <table:dependencies>
            <table:dependency table:id="ct2653"/>
            <table:dependency table:id="ct2551"/>
            <table:dependency table:id="ct2549"/>
            <table:dependency table:id="ct1673"/>
            <table:dependency table:id="ct1554"/>
            <table:dependency table:id="ct1522"/>
            <table:dependency table:id="ct1521"/>
            <table:dependency table:id="ct1516"/>
            <table:dependency table:id="ct1515"/>
            <table:dependency table:id="ct1514"/>
            <table:dependency table:id="ct1513"/>
            <table:dependency table:id="ct1512"/>
            <table:dependency table:id="ct1511"/>
            <table:dependency table:id="ct1510"/>
            <table:dependency table:id="ct1509"/>
            <table:dependency table:id="ct1508"/>
            <table:dependency table:id="ct1507"/>
          </table:dependencies>
        </table:insertion>
        <table:cell-content-change table:id="ct1507">
          <table:cell-address table:column="1" table:row="29" table:table="0"/>
          <office:change-info>
            <dc:creator> </dc:creator>
            <dc:date>2023-03-05T08:18:49.123000000</dc:date>
          </office:change-info>
          <table:previous>
            <table:change-track-table-cell/>
          </table:previous>
        </table:cell-content-change>
        <table:cell-content-change table:id="ct1508">
          <table:cell-address table:column="5" table:row="29" table:table="0"/>
          <office:change-info>
            <dc:creator> </dc:creator>
            <dc:date>2023-03-05T08:18:51.689000000</dc:date>
          </office:change-info>
          <table:previous>
            <table:change-track-table-cell/>
          </table:previous>
        </table:cell-content-change>
        <table:cell-content-change table:id="ct1509">
          <table:cell-address table:column="6" table:row="29" table:table="0"/>
          <office:change-info>
            <dc:creator> </dc:creator>
            <dc:date>2023-03-05T08:18:56.435000000</dc:date>
          </office:change-info>
          <table:previous>
            <table:change-track-table-cell/>
          </table:previous>
        </table:cell-content-change>
        <table:cell-content-change table:id="ct1510">
          <table:cell-address table:column="7" table:row="29" table:table="0"/>
          <office:change-info>
            <dc:creator> </dc:creator>
            <dc:date>2023-03-05T08:18:59.403000000</dc:date>
          </office:change-info>
          <table:previous>
            <table:change-track-table-cell/>
          </table:previous>
        </table:cell-content-change>
        <table:cell-content-change table:id="ct1511">
          <table:cell-address table:column="13" table:row="29" table:table="0"/>
          <office:change-info>
            <dc:creator> </dc:creator>
            <dc:date>2023-03-05T08:19:04.941000000</dc:date>
          </office:change-info>
          <table:previous>
            <table:change-track-table-cell/>
          </table:previous>
        </table:cell-content-change>
        <table:cell-content-change table:id="ct1512">
          <table:cell-address table:column="15" table:row="29" table:table="0"/>
          <office:change-info>
            <dc:creator> </dc:creator>
            <dc:date>2023-03-05T08:19:07.713000000</dc:date>
          </office:change-info>
          <table:previous>
            <table:change-track-table-cell/>
          </table:previous>
        </table:cell-content-change>
        <table:cell-content-change table:id="ct1513">
          <table:cell-address table:column="16" table:row="29" table:table="0"/>
          <office:change-info>
            <dc:creator> </dc:creator>
            <dc:date>2023-03-05T08:19:08.478000000</dc:date>
          </office:change-info>
          <table:previous>
            <table:change-track-table-cell/>
          </table:previous>
        </table:cell-content-change>
        <table:cell-content-change table:id="ct1514">
          <table:cell-address table:column="17" table:row="29" table:table="0"/>
          <office:change-info>
            <dc:creator> </dc:creator>
            <dc:date>2023-03-05T08:19:10.775000000</dc:date>
          </office:change-info>
          <table:previous>
            <table:change-track-table-cell/>
          </table:previous>
        </table:cell-content-change>
        <table:cell-content-change table:id="ct1515">
          <table:cell-address table:column="3" table:row="29" table:table="0"/>
          <office:change-info>
            <dc:creator> </dc:creator>
            <dc:date>2023-03-05T08:19:22.845000000</dc:date>
          </office:change-info>
          <table:previous>
            <table:change-track-table-cell/>
          </table:previous>
        </table:cell-content-change>
        <table:cell-content-change table:id="ct1516">
          <table:cell-address table:column="3" table:row="29" table:table="0"/>
          <office:change-info>
            <dc:creator> </dc:creator>
            <dc:date>2023-03-05T08:19:40.881000000</dc:date>
          </office:change-info>
          <table:previous table:id="ct1515">
            <table:change-track-table-cell office:value-type="string">
              <text:p>greg-en_LR,vai_Latn_LR</text:p>
            </table:change-track-table-cell>
          </table:previous>
        </table:cell-content-change>
        <table:cell-content-change table:id="ct1517">
          <table:cell-address table:column="16" table:row="36" table:table="0"/>
          <office:change-info>
            <dc:creator> </dc:creator>
            <dc:date>2023-03-05T08:19:58.685000000</dc:date>
          </office:change-info>
          <table:previous table:id="ct89">
            <table:change-track-table-cell office:value-type="string">
              <text:p>de_DE</text:p>
            </table:change-track-table-cell>
          </table:previous>
        </table:cell-content-change>
        <table:cell-content-change table:id="ct1518">
          <table:cell-address table:column="17" table:row="36" table:table="0"/>
          <office:change-info>
            <dc:creator> </dc:creator>
            <dc:date>2023-03-05T08:20:02.324000000</dc:date>
          </office:change-info>
          <table:previous>
            <table:change-track-table-cell/>
          </table:previous>
        </table:cell-content-change>
        <table:cell-content-change table:id="ct1519">
          <table:cell-address table:column="1" table:row="36" table:table="0"/>
          <office:change-info>
            <dc:creator> </dc:creator>
            <dc:date>2023-03-05T08:20:11.243000000</dc:date>
          </office:change-info>
          <table:previous table:id="ct78">
            <table:change-track-table-cell office:value-type="string">
              <text:p>Weltweibertag</text:p>
            </table:change-track-table-cell>
          </table:previous>
        </table:cell-content-change>
        <table:cell-content-change table:id="ct1520">
          <table:cell-address table:column="0" table:row="30" table:table="0"/>
          <office:change-info>
            <dc:creator> </dc:creator>
            <dc:date>2023-03-05T08:20:23.744000000</dc:date>
          </office:change-info>
          <table:previous table:id="ct1286">
            <table:change-track-table-cell/>
          </table:previous>
        </table:cell-content-change>
        <table:cell-content-change table:id="ct1521">
          <table:cell-address table:column="0" table:row="29" table:table="0"/>
          <office:change-info>
            <dc:creator> </dc:creator>
            <dc:date>2023-03-05T08:20:28.660000000</dc:date>
          </office:change-info>
          <table:previous>
            <table:change-track-table-cell/>
          </table:previous>
        </table:cell-content-change>
        <table:cell-content-change table:id="ct1522">
          <table:cell-address table:column="0" table:row="29" table:table="0"/>
          <office:change-info>
            <dc:creator> </dc:creator>
            <dc:date>2023-03-05T08:20:37.534000000</dc:date>
          </office:change-info>
          <table:previous table:id="ct1521">
            <table:change-track-table-cell office:value-type="string">
              <text:p>LLL:EXT:timer/Resources/Private/Language/locallang_cal.xlf:calendarDate.cult.greg.jpFirstFebruary</text:p>
            </table:change-track-table-cell>
          </table:previous>
        </table:cell-content-change>
        <table:insertion table:id="ct1523" table:type="row" table:position="39" table:table="0">
          <office:change-info>
            <dc:creator> </dc:creator>
            <dc:date>2023-03-05T08:20:54.173000000</dc:date>
          </office:change-info>
          <table:dependencies>
            <table:dependency table:id="ct2648"/>
            <table:dependency table:id="ct1671"/>
            <table:dependency table:id="ct1555"/>
            <table:dependency table:id="ct1538"/>
            <table:dependency table:id="ct1537"/>
            <table:dependency table:id="ct1536"/>
            <table:dependency table:id="ct1535"/>
            <table:dependency table:id="ct1534"/>
            <table:dependency table:id="ct1533"/>
            <table:dependency table:id="ct1532"/>
            <table:dependency table:id="ct1531"/>
            <table:dependency table:id="ct1530"/>
            <table:dependency table:id="ct1529"/>
            <table:dependency table:id="ct1528"/>
            <table:dependency table:id="ct1527"/>
            <table:dependency table:id="ct1526"/>
            <table:dependency table:id="ct1525"/>
            <table:dependency table:id="ct1524"/>
          </table:dependencies>
        </table:insertion>
        <table:cell-content-change table:id="ct1524">
          <table:cell-address table:column="2" table:row="39" table:table="0"/>
          <office:change-info>
            <dc:creator> </dc:creator>
            <dc:date>2023-03-05T08:21:01.375000000</dc:date>
          </office:change-info>
          <table:previous>
            <table:change-track-table-cell/>
          </table:previous>
        </table:cell-content-change>
        <table:cell-content-change table:id="ct1525">
          <table:cell-address table:column="1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26">
          <table:cell-address table:column="3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27">
          <table:cell-address table:column="5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28">
          <table:cell-address table:column="6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29">
          <table:cell-address table:column="7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0">
          <table:cell-address table:column="13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1">
          <table:cell-address table:column="15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2">
          <table:cell-address table:column="16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3">
          <table:cell-address table:column="17" table:row="39" table:table="0"/>
          <office:change-info>
            <dc:creator> </dc:creator>
            <dc:date>2023-03-05T08:21:01.376000000</dc:date>
          </office:change-info>
          <table:previous>
            <table:change-track-table-cell/>
          </table:previous>
        </table:cell-content-change>
        <table:cell-content-change table:id="ct1534">
          <table:cell-address table:column="5" table:row="39" table:table="0"/>
          <office:change-info>
            <dc:creator> </dc:creator>
            <dc:date>2023-03-05T08:21:04.328000000</dc:date>
          </office:change-info>
          <table:previous table:id="ct1527">
            <table:change-track-table-cell office:value-type="float" office:value="11"/>
          </table:previous>
        </table:cell-content-change>
        <table:cell-content-change table:id="ct1535">
          <table:cell-address table:column="6" table:row="39" table:table="0"/>
          <office:change-info>
            <dc:creator> </dc:creator>
            <dc:date>2023-03-05T08:21:13.007000000</dc:date>
          </office:change-info>
          <table:previous table:id="ct1528">
            <table:change-track-table-cell office:value-type="float" office:value="2"/>
          </table:previous>
        </table:cell-content-change>
        <table:cell-content-change table:id="ct1536">
          <table:cell-address table:column="1" table:row="39" table:table="0"/>
          <office:change-info>
            <dc:creator> </dc:creator>
            <dc:date>2023-03-05T08:21:21.850000000</dc:date>
          </office:change-info>
          <table:previous table:id="ct1525">
            <table:change-track-table-cell office:value-type="string">
              <text:p>Liberia: Armed Forces Day</text:p>
            </table:change-track-table-cell>
          </table:previous>
        </table:cell-content-change>
        <table:cell-content-change table:id="ct1537">
          <table:cell-address table:column="2" table:row="39" table:table="0"/>
          <office:change-info>
            <dc:creator> </dc:creator>
            <dc:date>2023-03-05T08:21:39.268000000</dc:date>
          </office:change-info>
          <table:previous table:id="ct1524">
            <table:change-track-table-cell office:value-type="string">
              <text:p>LLL:EXT:timer/Resources/Private/Language/locallang_cal.xlf:calendarDate.cult.greg.lrArmedForceDay</text:p>
            </table:change-track-table-cell>
          </table:previous>
        </table:cell-content-change>
        <table:cell-content-change table:id="ct1538">
          <table:cell-address table:column="3" table:row="39" table:table="0"/>
          <office:change-info>
            <dc:creator> </dc:creator>
            <dc:date>2023-03-05T08:21:43.876000000</dc:date>
          </office:change-info>
          <table:previous table:id="ct1526">
            <table:change-track-table-cell office:value-type="string">
              <text:p>greg-lrArmedForceDay</text:p>
            </table:change-track-table-cell>
          </table:previous>
        </table:cell-content-change>
        <table:cell-content-change table:id="ct1539">
          <table:cell-address table:column="0" table:row="30" table:table="0"/>
          <office:change-info>
            <dc:creator> </dc:creator>
            <dc:date>2023-03-05T08:21:55.858000000</dc:date>
          </office:change-info>
          <table:previous table:id="ct1520">
            <table:change-track-table-cell office:value-type="string">
              <text:p>en_LR,vai_Latn_LR</text:p>
            </table:change-track-table-cell>
          </table:previous>
        </table:cell-content-change>
        <table:insertion table:id="ct1540" table:type="row" table:position="38" table:table="0">
          <office:change-info>
            <dc:creator> </dc:creator>
            <dc:date>2023-03-05T08:22:04.312000000</dc:date>
          </office:change-info>
          <table:dependencies>
            <table:dependency table:id="ct2649"/>
            <table:dependency table:id="ct1672"/>
            <table:dependency table:id="ct1560"/>
            <table:dependency table:id="ct1559"/>
            <table:dependency table:id="ct1558"/>
            <table:dependency table:id="ct1557"/>
            <table:dependency table:id="ct1556"/>
            <table:dependency table:id="ct1553"/>
            <table:dependency table:id="ct1552"/>
            <table:dependency table:id="ct1551"/>
            <table:dependency table:id="ct1550"/>
            <table:dependency table:id="ct1549"/>
            <table:dependency table:id="ct1548"/>
            <table:dependency table:id="ct1547"/>
            <table:dependency table:id="ct1546"/>
            <table:dependency table:id="ct1545"/>
            <table:dependency table:id="ct1544"/>
            <table:dependency table:id="ct1543"/>
            <table:dependency table:id="ct1542"/>
            <table:dependency table:id="ct1541"/>
          </table:dependencies>
        </table:insertion>
        <table:cell-content-change table:id="ct1541">
          <table:cell-address table:column="2" table:row="38" table:table="0"/>
          <office:change-info>
            <dc:creator> </dc:creator>
            <dc:date>2023-03-05T08:22:21.894000000</dc:date>
          </office:change-info>
          <table:previous>
            <table:change-track-table-cell/>
          </table:previous>
        </table:cell-content-change>
        <table:cell-content-change table:id="ct1542">
          <table:cell-address table:column="1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3">
          <table:cell-address table:column="3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4">
          <table:cell-address table:column="5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5">
          <table:cell-address table:column="6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6">
          <table:cell-address table:column="7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7">
          <table:cell-address table:column="13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8">
          <table:cell-address table:column="15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49">
          <table:cell-address table:column="16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50">
          <table:cell-address table:column="17" table:row="38" table:table="0"/>
          <office:change-info>
            <dc:creator> </dc:creator>
            <dc:date>2023-03-05T08:22:21.895000000</dc:date>
          </office:change-info>
          <table:previous>
            <table:change-track-table-cell/>
          </table:previous>
        </table:cell-content-change>
        <table:cell-content-change table:id="ct1551">
          <table:cell-address table:column="1" table:row="38" table:table="0"/>
          <office:change-info>
            <dc:creator> </dc:creator>
            <dc:date>2023-03-05T08:22:32.182000000</dc:date>
          </office:change-info>
          <table:previous table:id="ct1542">
            <table:change-track-table-cell office:value-type="string">
              <text:p>Liberia: J. J. Roberts’ Birthday</text:p>
            </table:change-track-table-cell>
          </table:previous>
        </table:cell-content-change>
        <table:cell-content-change table:id="ct1552">
          <table:cell-address table:column="3" table:row="38" table:table="0"/>
          <office:change-info>
            <dc:creator> </dc:creator>
            <dc:date>2023-03-05T08:22:41.500000000</dc:date>
          </office:change-info>
          <table:previous table:id="ct1543">
            <table:change-track-table-cell office:value-type="string">
              <text:p>greg-lrJJRobertsBirthday</text:p>
            </table:change-track-table-cell>
          </table:previous>
        </table:cell-content-change>
        <table:cell-content-change table:id="ct1553">
          <table:cell-address table:column="2" table:row="38" table:table="0"/>
          <office:change-info>
            <dc:creator> </dc:creator>
            <dc:date>2023-03-05T08:22:47.006000000</dc:date>
          </office:change-info>
          <table:previous table:id="ct1541">
            <table:change-track-table-cell office:value-type="string">
              <text:p>LLL:EXT:timer/Resources/Private/Language/locallang_cal.xlf:calendarDate.cult.greg.lrJJRobertsBirthday</text:p>
            </table:change-track-table-cell>
          </table:previous>
        </table:cell-content-change>
        <table:cell-content-change table:id="ct1554">
          <table:cell-address table:column="4" table:row="29" table:table="0"/>
          <office:change-info>
            <dc:creator> </dc:creator>
            <dc:date>2023-03-05T08:22:57.299000000</dc:date>
          </office:change-info>
          <table:previous>
            <table:change-track-table-cell/>
          </table:previous>
        </table:cell-content-change>
        <table:cell-content-change table:id="ct1555">
          <table:cell-address table:column="4" table:row="39" table:table="0"/>
          <office:change-info>
            <dc:creator> </dc:creator>
            <dc:date>2023-03-05T08:23:02.359000000</dc:date>
          </office:change-info>
          <table:previous>
            <table:change-track-table-cell/>
          </table:previous>
        </table:cell-content-change>
        <table:cell-content-change table:id="ct1556">
          <table:cell-address table:column="4" table:row="38" table:table="0"/>
          <office:change-info>
            <dc:creator> </dc:creator>
            <dc:date>2023-03-05T08:23:07.369000000</dc:date>
          </office:change-info>
          <table:previous>
            <table:change-track-table-cell/>
          </table:previous>
        </table:cell-content-change>
        <table:cell-content-change table:id="ct1557">
          <table:cell-address table:column="5" table:row="38" table:table="0"/>
          <office:change-info>
            <dc:creator> </dc:creator>
            <dc:date>2023-03-05T08:23:09.169000000</dc:date>
          </office:change-info>
          <table:previous table:id="ct1544">
            <table:change-track-table-cell office:value-type="float" office:value="15"/>
          </table:previous>
        </table:cell-content-change>
        <table:cell-content-change table:id="ct1558">
          <table:cell-address table:column="8" table:row="38" table:table="0"/>
          <office:change-info>
            <dc:creator> </dc:creator>
            <dc:date>2023-03-05T08:23:15.017000000</dc:date>
          </office:change-info>
          <table:previous>
            <table:change-track-table-cell/>
          </table:previous>
        </table:cell-content-change>
        <table:cell-content-change table:id="ct1559">
          <table:cell-address table:column="9" table:row="38" table:table="0"/>
          <office:change-info>
            <dc:creator> </dc:creator>
            <dc:date>2023-03-05T08:23:16.592000000</dc:date>
          </office:change-info>
          <table:previous>
            <table:change-track-table-cell/>
          </table:previous>
        </table:cell-content-change>
        <table:cell-content-change table:id="ct1560">
          <table:cell-address table:column="13" table:row="38" table:table="0"/>
          <office:change-info>
            <dc:creator> </dc:creator>
            <dc:date>2023-03-05T08:23:29.483000000</dc:date>
          </office:change-info>
          <table:previous table:id="ct1547">
            <table:change-track-table-cell office:value-type="string">
              <text:p>historical</text:p>
            </table:change-track-table-cell>
          </table:previous>
        </table:cell-content-change>
        <table:insertion table:id="ct1561" table:type="row" table:position="46" table:table="0">
          <office:change-info>
            <dc:creator> </dc:creator>
            <dc:date>2023-03-05T08:23:45.493000000</dc:date>
          </office:change-info>
          <table:dependencies>
            <table:dependency table:id="ct2644"/>
            <table:dependency table:id="ct1670"/>
            <table:dependency table:id="ct1577"/>
            <table:dependency table:id="ct1576"/>
            <table:dependency table:id="ct1575"/>
            <table:dependency table:id="ct1574"/>
            <table:dependency table:id="ct1573"/>
            <table:dependency table:id="ct1572"/>
            <table:dependency table:id="ct1571"/>
            <table:dependency table:id="ct1570"/>
            <table:dependency table:id="ct1569"/>
            <table:dependency table:id="ct1568"/>
            <table:dependency table:id="ct1567"/>
            <table:dependency table:id="ct1566"/>
            <table:dependency table:id="ct1565"/>
            <table:dependency table:id="ct1564"/>
            <table:dependency table:id="ct1563"/>
            <table:dependency table:id="ct1562"/>
          </table:dependencies>
        </table:insertion>
        <table:cell-content-change table:id="ct1562">
          <table:cell-address table:column="2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3">
          <table:cell-address table:column="1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4">
          <table:cell-address table:column="3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5">
          <table:cell-address table:column="4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6">
          <table:cell-address table:column="6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7">
          <table:cell-address table:column="7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8">
          <table:cell-address table:column="8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69">
          <table:cell-address table:column="9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0">
          <table:cell-address table:column="13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1">
          <table:cell-address table:column="15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2">
          <table:cell-address table:column="16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3">
          <table:cell-address table:column="17" table:row="46" table:table="0"/>
          <office:change-info>
            <dc:creator> </dc:creator>
            <dc:date>2023-03-05T08:23:47.563000000</dc:date>
          </office:change-info>
          <table:previous>
            <table:change-track-table-cell/>
          </table:previous>
        </table:cell-content-change>
        <table:cell-content-change table:id="ct1574">
          <table:cell-address table:column="1" table:row="46" table:table="0"/>
          <office:change-info>
            <dc:creator> </dc:creator>
            <dc:date>2023-03-05T08:24:00.748000000</dc:date>
          </office:change-info>
          <table:previous table:id="ct1563">
            <table:change-track-table-cell office:value-type="string">
              <text:p>Liberia: Decoration Day</text:p>
            </table:change-track-table-cell>
          </table:previous>
        </table:cell-content-change>
        <table:cell-content-change table:id="ct1575">
          <table:cell-address table:column="3" table:row="46" table:table="0"/>
          <office:change-info>
            <dc:creator> </dc:creator>
            <dc:date>2023-03-05T08:24:13.241000000</dc:date>
          </office:change-info>
          <table:previous table:id="ct1564">
            <table:change-track-table-cell office:value-type="string">
              <text:p>greg-lrDecorationDay</text:p>
            </table:change-track-table-cell>
          </table:previous>
        </table:cell-content-change>
        <table:cell-content-change table:id="ct1576">
          <table:cell-address table:column="2" table:row="46" table:table="0"/>
          <office:change-info>
            <dc:creator> </dc:creator>
            <dc:date>2023-03-05T08:24:19.242000000</dc:date>
          </office:change-info>
          <table:previous table:id="ct1562">
            <table:change-track-table-cell office:value-type="string">
              <text:p>LLL:EXT:timer/Resources/Private/Language/locallang_cal.xlf:calendarDate.cult.greg.lrDecorationDay</text:p>
            </table:change-track-table-cell>
          </table:previous>
        </table:cell-content-change>
        <table:cell-content-change table:id="ct1577">
          <table:cell-address table:column="8" table:row="46" table:table="0"/>
          <office:change-info>
            <dc:creator> </dc:creator>
            <dc:date>2023-03-05T08:24:26.648000000</dc:date>
          </office:change-info>
          <table:previous table:id="ct1568">
            <table:change-track-table-cell office:value-type="float" office:value="3"/>
          </table:previous>
        </table:cell-content-change>
        <table:cell-content-change table:id="ct1578">
          <table:cell-address table:column="13" table:row="45" table:table="0"/>
          <office:change-info>
            <dc:creator> </dc:creator>
            <dc:date>2023-03-05T08:24:36.658000000</dc:date>
          </office:change-info>
          <table:previous table:id="ct505">
            <table:change-track-table-cell office:value-type="string">
              <text:p>releigion</text:p>
            </table:change-track-table-cell>
          </table:previous>
        </table:cell-content-change>
        <table:insertion table:id="ct1579" table:type="row" table:position="67" table:table="0">
          <office:change-info>
            <dc:creator> </dc:creator>
            <dc:date>2023-03-05T08:25:11.421000000</dc:date>
          </office:change-info>
          <table:dependencies>
            <table:dependency table:id="ct2667"/>
            <table:dependency table:id="ct2666"/>
            <table:dependency table:id="ct2558"/>
            <table:dependency table:id="ct1668"/>
            <table:dependency table:id="ct1595"/>
            <table:dependency table:id="ct1594"/>
            <table:dependency table:id="ct1593"/>
            <table:dependency table:id="ct1592"/>
            <table:dependency table:id="ct1591"/>
            <table:dependency table:id="ct1590"/>
            <table:dependency table:id="ct1589"/>
            <table:dependency table:id="ct1588"/>
            <table:dependency table:id="ct1587"/>
            <table:dependency table:id="ct1586"/>
            <table:dependency table:id="ct1585"/>
            <table:dependency table:id="ct1584"/>
            <table:dependency table:id="ct1583"/>
            <table:dependency table:id="ct1582"/>
            <table:dependency table:id="ct1581"/>
            <table:dependency table:id="ct1580"/>
          </table:dependencies>
        </table:insertion>
        <table:cell-content-change table:id="ct1580">
          <table:cell-address table:column="2" table:row="67" table:table="0"/>
          <office:change-info>
            <dc:creator> </dc:creator>
            <dc:date>2023-03-05T08:25:24.848000000</dc:date>
          </office:change-info>
          <table:previous>
            <table:change-track-table-cell/>
          </table:previous>
        </table:cell-content-change>
        <table:cell-content-change table:id="ct1581">
          <table:cell-address table:column="1" table:row="67" table:table="0"/>
          <office:change-info>
            <dc:creator> </dc:creator>
            <dc:date>2023-03-05T08:25:24.848000000</dc:date>
          </office:change-info>
          <table:previous>
            <table:change-track-table-cell/>
          </table:previous>
        </table:cell-content-change>
        <table:cell-content-change table:id="ct1582">
          <table:cell-address table:column="3" table:row="67" table:table="0"/>
          <office:change-info>
            <dc:creator> </dc:creator>
            <dc:date>2023-03-05T08:25:24.848000000</dc:date>
          </office:change-info>
          <table:previous>
            <table:change-track-table-cell/>
          </table:previous>
        </table:cell-content-change>
        <table:cell-content-change table:id="ct1583">
          <table:cell-address table:column="4" table:row="6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4">
          <table:cell-address table:column="5" table:row="6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5">
          <table:cell-address table:column="6" table:row="6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6">
          <table:cell-address table:column="7" table:row="6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7">
          <table:cell-address table:column="13" table:row="6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8">
          <table:cell-address table:column="15" table:row="6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89">
          <table:cell-address table:column="16" table:row="6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90">
          <table:cell-address table:column="17" table:row="67" table:table="0"/>
          <office:change-info>
            <dc:creator> </dc:creator>
            <dc:date>2023-03-05T08:25:24.849000000</dc:date>
          </office:change-info>
          <table:previous>
            <table:change-track-table-cell/>
          </table:previous>
        </table:cell-content-change>
        <table:cell-content-change table:id="ct1591">
          <table:cell-address table:column="5" table:row="67" table:table="0"/>
          <office:change-info>
            <dc:creator> </dc:creator>
            <dc:date>2023-03-05T08:25:36.987000000</dc:date>
          </office:change-info>
          <table:previous table:id="ct1584">
            <table:change-track-table-cell office:value-type="float" office:value="15"/>
          </table:previous>
        </table:cell-content-change>
        <table:cell-content-change table:id="ct1592">
          <table:cell-address table:column="6" table:row="67" table:table="0"/>
          <office:change-info>
            <dc:creator> </dc:creator>
            <dc:date>2023-03-05T08:25:38.472000000</dc:date>
          </office:change-info>
          <table:previous table:id="ct1585">
            <table:change-track-table-cell office:value-type="float" office:value="3"/>
          </table:previous>
        </table:cell-content-change>
        <table:cell-content-change table:id="ct1593">
          <table:cell-address table:column="1" table:row="67" table:table="0"/>
          <office:change-info>
            <dc:creator> </dc:creator>
            <dc:date>2023-03-05T08:26:04.370000000</dc:date>
          </office:change-info>
          <table:previous table:id="ct1581">
            <table:change-track-table-cell office:value-type="string">
              <text:p>Liberia: J. J. Roberts’ Birthday</text:p>
            </table:change-track-table-cell>
          </table:previous>
        </table:cell-content-change>
        <table:cell-content-change table:id="ct1594">
          <table:cell-address table:column="3" table:row="67" table:table="0"/>
          <office:change-info>
            <dc:creator> </dc:creator>
            <dc:date>2023-03-05T08:26:13.570000000</dc:date>
          </office:change-info>
          <table:previous table:id="ct1582">
            <table:change-track-table-cell office:value-type="string">
              <text:p>greg-lrJJRobertsBirthday</text:p>
            </table:change-track-table-cell>
          </table:previous>
        </table:cell-content-change>
        <table:cell-content-change table:id="ct1595">
          <table:cell-address table:column="2" table:row="67" table:table="0"/>
          <office:change-info>
            <dc:creator> </dc:creator>
            <dc:date>2023-03-05T08:26:20.220000000</dc:date>
          </office:change-info>
          <table:previous table:id="ct1580">
            <table:change-track-table-cell office:value-type="string">
              <text:p>LLL:EXT:timer/Resources/Private/Language/locallang_cal.xlf:calendarDate.cult.greg.lrJJRobertsBirthday</text:p>
            </table:change-track-table-cell>
          </table:previous>
        </table:cell-content-change>
        <table:insertion table:id="ct1596" table:type="row" table:position="93" table:table="0">
          <office:change-info>
            <dc:creator> </dc:creator>
            <dc:date>2023-03-05T08:26:40.703000000</dc:date>
          </office:change-info>
          <table:dependencies>
            <table:dependency table:id="ct2676"/>
            <table:dependency table:id="ct2562"/>
            <table:dependency table:id="ct1612"/>
            <table:dependency table:id="ct1611"/>
            <table:dependency table:id="ct1610"/>
            <table:dependency table:id="ct1609"/>
            <table:dependency table:id="ct1608"/>
            <table:dependency table:id="ct1607"/>
            <table:dependency table:id="ct1606"/>
            <table:dependency table:id="ct1605"/>
            <table:dependency table:id="ct1604"/>
            <table:dependency table:id="ct1603"/>
            <table:dependency table:id="ct1602"/>
            <table:dependency table:id="ct1601"/>
            <table:dependency table:id="ct1600"/>
            <table:dependency table:id="ct1599"/>
            <table:dependency table:id="ct1598"/>
            <table:dependency table:id="ct1597"/>
          </table:dependencies>
        </table:insertion>
        <table:cell-content-change table:id="ct1597">
          <table:cell-address table:column="2" table:row="93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598">
          <table:cell-address table:column="1" table:row="93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599">
          <table:cell-address table:column="3" table:row="93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0">
          <table:cell-address table:column="4" table:row="93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1">
          <table:cell-address table:column="5" table:row="93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2">
          <table:cell-address table:column="6" table:row="93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3">
          <table:cell-address table:column="7" table:row="93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4">
          <table:cell-address table:column="13" table:row="93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5">
          <table:cell-address table:column="15" table:row="93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6">
          <table:cell-address table:column="16" table:row="93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7">
          <table:cell-address table:column="17" table:row="93" table:table="0"/>
          <office:change-info>
            <dc:creator> </dc:creator>
            <dc:date>2023-03-05T08:26:43.719000000</dc:date>
          </office:change-info>
          <table:previous>
            <table:change-track-table-cell/>
          </table:previous>
        </table:cell-content-change>
        <table:cell-content-change table:id="ct1608">
          <table:cell-address table:column="5" table:row="93" table:table="0"/>
          <office:change-info>
            <dc:creator> </dc:creator>
            <dc:date>2023-03-05T08:26:50.084000000</dc:date>
          </office:change-info>
          <table:previous table:id="ct1601">
            <table:change-track-table-cell office:value-type="float" office:value="14"/>
          </table:previous>
        </table:cell-content-change>
        <table:cell-content-change table:id="ct1609">
          <table:cell-address table:column="6" table:row="93" table:table="0"/>
          <office:change-info>
            <dc:creator> </dc:creator>
            <dc:date>2023-03-05T08:26:51.854000000</dc:date>
          </office:change-info>
          <table:previous table:id="ct1602">
            <table:change-track-table-cell office:value-type="float" office:value="5"/>
          </table:previous>
        </table:cell-content-change>
        <table:cell-content-change table:id="ct1610">
          <table:cell-address table:column="1" table:row="93" table:table="0"/>
          <office:change-info>
            <dc:creator> </dc:creator>
            <dc:date>2023-03-05T08:27:15.226000000</dc:date>
          </office:change-info>
          <table:previous table:id="ct1598">
            <table:change-track-table-cell office:value-type="string">
              <text:p>Liberia: National Unification Day</text:p>
            </table:change-track-table-cell>
          </table:previous>
        </table:cell-content-change>
        <table:cell-content-change table:id="ct1611">
          <table:cell-address table:column="2" table:row="93" table:table="0"/>
          <office:change-info>
            <dc:creator> </dc:creator>
            <dc:date>2023-03-05T08:27:22.787000000</dc:date>
          </office:change-info>
          <table:previous table:id="ct1597">
            <table:change-track-table-cell office:value-type="string">
              <text:p>LLL:EXT:timer/Resources/Private/Language/locallang_cal.xlf:calendarDate.cult.greg.lrNationalUnificationDay</text:p>
            </table:change-track-table-cell>
          </table:previous>
        </table:cell-content-change>
        <table:cell-content-change table:id="ct1612">
          <table:cell-address table:column="3" table:row="93" table:table="0"/>
          <office:change-info>
            <dc:creator> </dc:creator>
            <dc:date>2023-03-05T08:27:29.219000000</dc:date>
          </office:change-info>
          <table:previous table:id="ct1599">
            <table:change-track-table-cell office:value-type="string">
              <text:p>greg-lrNationalUnificationDay</text:p>
            </table:change-track-table-cell>
          </table:previous>
        </table:cell-content-change>
        <table:insertion table:id="ct1613" table:type="row" table:position="103" table:table="0">
          <office:change-info>
            <dc:creator> </dc:creator>
            <dc:date>2023-03-05T08:27:44.615000000</dc:date>
          </office:change-info>
          <table:dependencies>
            <table:dependency table:id="ct2682"/>
            <table:dependency table:id="ct2565"/>
            <table:dependency table:id="ct1630"/>
            <table:dependency table:id="ct1629"/>
            <table:dependency table:id="ct1628"/>
            <table:dependency table:id="ct1627"/>
            <table:dependency table:id="ct1626"/>
            <table:dependency table:id="ct1625"/>
            <table:dependency table:id="ct1624"/>
            <table:dependency table:id="ct1623"/>
            <table:dependency table:id="ct1622"/>
            <table:dependency table:id="ct1621"/>
            <table:dependency table:id="ct1620"/>
            <table:dependency table:id="ct1619"/>
            <table:dependency table:id="ct1618"/>
            <table:dependency table:id="ct1617"/>
            <table:dependency table:id="ct1616"/>
            <table:dependency table:id="ct1615"/>
            <table:dependency table:id="ct1614"/>
          </table:dependencies>
        </table:insertion>
        <table:cell-content-change table:id="ct1614">
          <table:cell-address table:column="2" table:row="103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5">
          <table:cell-address table:column="1" table:row="103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6">
          <table:cell-address table:column="3" table:row="103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7">
          <table:cell-address table:column="4" table:row="103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8">
          <table:cell-address table:column="5" table:row="103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19">
          <table:cell-address table:column="6" table:row="103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0">
          <table:cell-address table:column="7" table:row="103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1">
          <table:cell-address table:column="13" table:row="103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2">
          <table:cell-address table:column="15" table:row="103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3">
          <table:cell-address table:column="16" table:row="103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4">
          <table:cell-address table:column="17" table:row="103" table:table="0"/>
          <office:change-info>
            <dc:creator> </dc:creator>
            <dc:date>2023-03-05T08:27:46.901000000</dc:date>
          </office:change-info>
          <table:previous>
            <table:change-track-table-cell/>
          </table:previous>
        </table:cell-content-change>
        <table:cell-content-change table:id="ct1625">
          <table:cell-address table:column="2" table:row="103" table:table="0"/>
          <office:change-info>
            <dc:creator> </dc:creator>
            <dc:date>2023-03-05T08:28:04.515000000</dc:date>
          </office:change-info>
          <table:previous table:id="ct1614">
            <table:change-track-table-cell office:value-type="string">
              <text:p>LLL:EXT:timer/Resources/Private/Language/locallang_cal.xlf:calendarDate.cult.greg.lrIndependenceDay</text:p>
            </table:change-track-table-cell>
          </table:previous>
        </table:cell-content-change>
        <table:cell-content-change table:id="ct1626">
          <table:cell-address table:column="1" table:row="103" table:table="0"/>
          <office:change-info>
            <dc:creator> </dc:creator>
            <dc:date>2023-03-05T08:28:10.666000000</dc:date>
          </office:change-info>
          <table:previous table:id="ct1615">
            <table:change-track-table-cell office:value-type="string">
              <text:p>Liberia: Unabhängigkeitstag</text:p>
            </table:change-track-table-cell>
          </table:previous>
        </table:cell-content-change>
        <table:cell-content-change table:id="ct1627">
          <table:cell-address table:column="3" table:row="103" table:table="0"/>
          <office:change-info>
            <dc:creator> </dc:creator>
            <dc:date>2023-03-05T08:28:22.158000000</dc:date>
          </office:change-info>
          <table:previous table:id="ct1616">
            <table:change-track-table-cell office:value-type="string">
              <text:p>greg-lrIndependenceDay</text:p>
            </table:change-track-table-cell>
          </table:previous>
        </table:cell-content-change>
        <table:cell-content-change table:id="ct1628">
          <table:cell-address table:column="5" table:row="103" table:table="0"/>
          <office:change-info>
            <dc:creator> </dc:creator>
            <dc:date>2023-03-05T08:28:27.992000000</dc:date>
          </office:change-info>
          <table:previous table:id="ct1618">
            <table:change-track-table-cell office:value-type="float" office:value="26"/>
          </table:previous>
        </table:cell-content-change>
        <table:cell-content-change table:id="ct1629">
          <table:cell-address table:column="6" table:row="103" table:table="0"/>
          <office:change-info>
            <dc:creator> </dc:creator>
            <dc:date>2023-03-05T08:28:29.013000000</dc:date>
          </office:change-info>
          <table:previous table:id="ct1619">
            <table:change-track-table-cell office:value-type="float" office:value="7"/>
          </table:previous>
        </table:cell-content-change>
        <table:cell-content-change table:id="ct1630">
          <table:cell-address table:column="13" table:row="103" table:table="0"/>
          <office:change-info>
            <dc:creator> </dc:creator>
            <dc:date>2023-03-05T08:28:34.075000000</dc:date>
          </office:change-info>
          <table:previous table:id="ct1621">
            <table:change-track-table-cell office:value-type="string">
              <text:p>historical</text:p>
            </table:change-track-table-cell>
          </table:previous>
        </table:cell-content-change>
        <table:insertion table:id="ct1631" table:type="row" table:position="124" table:table="0">
          <office:change-info>
            <dc:creator> </dc:creator>
            <dc:date>2023-03-05T08:29:19.343000000</dc:date>
          </office:change-info>
          <table:dependencies>
            <table:dependency table:id="ct2694"/>
            <table:dependency table:id="ct2572"/>
            <table:dependency table:id="ct1667"/>
            <table:dependency table:id="ct1649"/>
            <table:dependency table:id="ct1648"/>
            <table:dependency table:id="ct1647"/>
            <table:dependency table:id="ct1646"/>
            <table:dependency table:id="ct1645"/>
            <table:dependency table:id="ct1644"/>
            <table:dependency table:id="ct1643"/>
            <table:dependency table:id="ct1642"/>
            <table:dependency table:id="ct1641"/>
            <table:dependency table:id="ct1640"/>
            <table:dependency table:id="ct1639"/>
            <table:dependency table:id="ct1638"/>
            <table:dependency table:id="ct1637"/>
            <table:dependency table:id="ct1636"/>
            <table:dependency table:id="ct1635"/>
            <table:dependency table:id="ct1634"/>
            <table:dependency table:id="ct1633"/>
            <table:dependency table:id="ct1632"/>
          </table:dependencies>
        </table:insertion>
        <table:cell-content-change table:id="ct1632">
          <table:cell-address table:column="2" table:row="124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3">
          <table:cell-address table:column="1" table:row="124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4">
          <table:cell-address table:column="3" table:row="124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5">
          <table:cell-address table:column="4" table:row="124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6">
          <table:cell-address table:column="6" table:row="124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7">
          <table:cell-address table:column="7" table:row="124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8">
          <table:cell-address table:column="8" table:row="124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39">
          <table:cell-address table:column="9" table:row="124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0">
          <table:cell-address table:column="13" table:row="124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1">
          <table:cell-address table:column="15" table:row="124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2">
          <table:cell-address table:column="16" table:row="124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3">
          <table:cell-address table:column="17" table:row="124" table:table="0"/>
          <office:change-info>
            <dc:creator> </dc:creator>
            <dc:date>2023-03-05T08:29:21.285000000</dc:date>
          </office:change-info>
          <table:previous>
            <table:change-track-table-cell/>
          </table:previous>
        </table:cell-content-change>
        <table:cell-content-change table:id="ct1644">
          <table:cell-address table:column="1" table:row="124" table:table="0"/>
          <office:change-info>
            <dc:creator> </dc:creator>
            <dc:date>2023-03-05T08:29:34.509000000</dc:date>
          </office:change-info>
          <table:previous table:id="ct1633">
            <table:change-track-table-cell office:value-type="string">
              <text:p>Liberia: Decoration Day</text:p>
            </table:change-track-table-cell>
          </table:previous>
        </table:cell-content-change>
        <table:cell-content-change table:id="ct1645">
          <table:cell-address table:column="3" table:row="124" table:table="0"/>
          <office:change-info>
            <dc:creator> </dc:creator>
            <dc:date>2023-03-05T08:29:46.069000000</dc:date>
          </office:change-info>
          <table:previous table:id="ct1634">
            <table:change-track-table-cell office:value-type="string">
              <text:p>greg-lrDecorationDay</text:p>
            </table:change-track-table-cell>
          </table:previous>
        </table:cell-content-change>
        <table:cell-content-change table:id="ct1646">
          <table:cell-address table:column="2" table:row="124" table:table="0"/>
          <office:change-info>
            <dc:creator> </dc:creator>
            <dc:date>2023-03-05T08:29:50.572000000</dc:date>
          </office:change-info>
          <table:previous table:id="ct1632">
            <table:change-track-table-cell office:value-type="string">
              <text:p>LLL:EXT:timer/Resources/Private/Language/locallang_cal.xlf:calendarDate.cult.greg.lrDecorationDay</text:p>
            </table:change-track-table-cell>
          </table:previous>
        </table:cell-content-change>
        <table:cell-content-change table:id="ct1647">
          <table:cell-address table:column="6" table:row="124" table:table="0"/>
          <office:change-info>
            <dc:creator> </dc:creator>
            <dc:date>2023-03-05T08:29:57.305000000</dc:date>
          </office:change-info>
          <table:previous table:id="ct1636">
            <table:change-track-table-cell office:value-type="float" office:value="3"/>
          </table:previous>
        </table:cell-content-change>
        <table:cell-content-change table:id="ct1648">
          <table:cell-address table:column="8" table:row="124" table:table="0"/>
          <office:change-info>
            <dc:creator> </dc:creator>
            <dc:date>2023-03-05T08:29:59.410000000</dc:date>
          </office:change-info>
          <table:previous table:id="ct1638">
            <table:change-track-table-cell office:value-type="float" office:value="3"/>
          </table:previous>
        </table:cell-content-change>
        <table:cell-content-change table:id="ct1649">
          <table:cell-address table:column="9" table:row="124" table:table="0"/>
          <office:change-info>
            <dc:creator> </dc:creator>
            <dc:date>2023-03-05T08:30:00.721000000</dc:date>
          </office:change-info>
          <table:previous table:id="ct1639">
            <table:change-track-table-cell office:value-type="float" office:value="2"/>
          </table:previous>
        </table:cell-content-change>
        <table:insertion table:id="ct1650" table:type="row" table:position="135" table:table="0">
          <office:change-info>
            <dc:creator> </dc:creator>
            <dc:date>2023-03-05T08:30:22.908000000</dc:date>
          </office:change-info>
          <table:dependencies>
            <table:dependency table:id="ct2699"/>
            <table:dependency table:id="ct2575"/>
            <table:dependency table:id="ct1666"/>
            <table:dependency table:id="ct1665"/>
            <table:dependency table:id="ct1664"/>
            <table:dependency table:id="ct1663"/>
            <table:dependency table:id="ct1662"/>
            <table:dependency table:id="ct1661"/>
            <table:dependency table:id="ct1660"/>
            <table:dependency table:id="ct1659"/>
            <table:dependency table:id="ct1658"/>
            <table:dependency table:id="ct1657"/>
            <table:dependency table:id="ct1656"/>
            <table:dependency table:id="ct1655"/>
            <table:dependency table:id="ct1654"/>
            <table:dependency table:id="ct1653"/>
            <table:dependency table:id="ct1652"/>
            <table:dependency table:id="ct1651"/>
          </table:dependencies>
        </table:insertion>
        <table:cell-content-change table:id="ct1651">
          <table:cell-address table:column="2" table:row="135" table:table="0"/>
          <office:change-info>
            <dc:creator> </dc:creator>
            <dc:date>2023-03-05T08:30:24.730000000</dc:date>
          </office:change-info>
          <table:previous>
            <table:change-track-table-cell/>
          </table:previous>
        </table:cell-content-change>
        <table:cell-content-change table:id="ct1652">
          <table:cell-address table:column="1" table:row="135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3">
          <table:cell-address table:column="3" table:row="135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4">
          <table:cell-address table:column="4" table:row="135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5">
          <table:cell-address table:column="5" table:row="135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6">
          <table:cell-address table:column="6" table:row="135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7">
          <table:cell-address table:column="7" table:row="135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8">
          <table:cell-address table:column="13" table:row="135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59">
          <table:cell-address table:column="15" table:row="135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60">
          <table:cell-address table:column="16" table:row="135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61">
          <table:cell-address table:column="17" table:row="135" table:table="0"/>
          <office:change-info>
            <dc:creator> </dc:creator>
            <dc:date>2023-03-05T08:30:24.731000000</dc:date>
          </office:change-info>
          <table:previous>
            <table:change-track-table-cell/>
          </table:previous>
        </table:cell-content-change>
        <table:cell-content-change table:id="ct1662">
          <table:cell-address table:column="2" table:row="135" table:table="0"/>
          <office:change-info>
            <dc:creator> </dc:creator>
            <dc:date>2023-03-05T08:30:43.058000000</dc:date>
          </office:change-info>
          <table:previous table:id="ct1651">
            <table:change-track-table-cell office:value-type="string">
              <text:p>LLL:EXT:timer/Resources/Private/Language/locallang_cal.xlf:calendarDate.cult.greg.lrFlagDay</text:p>
            </table:change-track-table-cell>
          </table:previous>
        </table:cell-content-change>
        <table:cell-content-change table:id="ct1663">
          <table:cell-address table:column="3" table:row="135" table:table="0"/>
          <office:change-info>
            <dc:creator> </dc:creator>
            <dc:date>2023-03-05T08:30:50.526000000</dc:date>
          </office:change-info>
          <table:previous table:id="ct1653">
            <table:change-track-table-cell office:value-type="string">
              <text:p>greg-lrFlagDay</text:p>
            </table:change-track-table-cell>
          </table:previous>
        </table:cell-content-change>
        <table:cell-content-change table:id="ct1664">
          <table:cell-address table:column="5" table:row="135" table:table="0"/>
          <office:change-info>
            <dc:creator> </dc:creator>
            <dc:date>2023-03-05T08:30:55.402000000</dc:date>
          </office:change-info>
          <table:previous table:id="ct1655">
            <table:change-track-table-cell office:value-type="float" office:value="24"/>
          </table:previous>
        </table:cell-content-change>
        <table:cell-content-change table:id="ct1665">
          <table:cell-address table:column="6" table:row="135" table:table="0"/>
          <office:change-info>
            <dc:creator> </dc:creator>
            <dc:date>2023-03-05T08:30:57.511000000</dc:date>
          </office:change-info>
          <table:previous table:id="ct1656">
            <table:change-track-table-cell office:value-type="float" office:value="8"/>
          </table:previous>
        </table:cell-content-change>
        <table:cell-content-change table:id="ct1666">
          <table:cell-address table:column="1" table:row="135" table:table="0"/>
          <office:change-info>
            <dc:creator> </dc:creator>
            <dc:date>2023-03-05T08:31:18.649000000</dc:date>
          </office:change-info>
          <table:previous table:id="ct1652">
            <table:change-track-table-cell office:value-type="string">
              <text:p>Liberia: Flaggentag</text:p>
            </table:change-track-table-cell>
          </table:previous>
        </table:cell-content-change>
        <table:cell-content-change table:id="ct1667">
          <table:cell-address table:column="1" table:row="124" table:table="0"/>
          <office:change-info>
            <dc:creator> </dc:creator>
            <dc:date>2023-03-05T08:31:32.602000000</dc:date>
          </office:change-info>
          <table:previous table:id="ct1644">
            <table:change-track-table-cell office:value-type="string">
              <text:p>Liberia: Thanksgiving Day</text:p>
            </table:change-track-table-cell>
          </table:previous>
        </table:cell-content-change>
        <table:cell-content-change table:id="ct1668">
          <table:cell-address table:column="1" table:row="67" table:table="0"/>
          <office:change-info>
            <dc:creator> </dc:creator>
            <dc:date>2023-03-05T08:32:10.530000000</dc:date>
          </office:change-info>
          <table:previous table:id="ct1593">
            <table:change-track-table-cell office:value-type="string">
              <text:p>Liberia: National Unification Day</text:p>
            </table:change-track-table-cell>
          </table:previous>
        </table:cell-content-change>
        <table:cell-content-change table:id="ct1669">
          <table:cell-address table:column="1" table:row="61" table:table="0"/>
          <office:change-info>
            <dc:creator> </dc:creator>
            <dc:date>2023-03-05T08:32:18.130000000</dc:date>
          </office:change-info>
          <table:previous table:id="ct1480">
            <table:change-track-table-cell office:value-type="string">
              <text:p>Lettland: Erneueerung der UnabhängigkeitEinberufung des lettischen Verfassungsausschusses, Tag der Arbeit</text:p>
            </table:change-track-table-cell>
          </table:previous>
        </table:cell-content-change>
        <table:cell-content-change table:id="ct1670">
          <table:cell-address table:column="1" table:row="46" table:table="0"/>
          <office:change-info>
            <dc:creator> </dc:creator>
            <dc:date>2023-03-05T08:33:04.634000000</dc:date>
          </office:change-info>
          <table:previous table:id="ct1574">
            <table:change-track-table-cell office:value-type="string">
              <text:p>Liberia: <text:s/>Fast &amp; Prayer Day</text:p>
            </table:change-track-table-cell>
          </table:previous>
        </table:cell-content-change>
        <table:cell-content-change table:id="ct1671">
          <table:cell-address table:column="1" table:row="39" table:table="0"/>
          <office:change-info>
            <dc:creator> </dc:creator>
            <dc:date>2023-03-05T08:33:15.673000000</dc:date>
          </office:change-info>
          <table:previous table:id="ct1536">
            <table:change-track-table-cell office:value-type="string">
              <text:p>Liberia: J. J. Roberts’ Birthday</text:p>
            </table:change-track-table-cell>
          </table:previous>
        </table:cell-content-change>
        <table:cell-content-change table:id="ct1672">
          <table:cell-address table:column="1" table:row="38" table:table="0"/>
          <office:change-info>
            <dc:creator> </dc:creator>
            <dc:date>2023-03-05T08:33:26.234000000</dc:date>
          </office:change-info>
          <table:previous table:id="ct1551">
            <table:change-track-table-cell office:value-type="string">
              <text:p>Liberia: Decoration Day</text:p>
            </table:change-track-table-cell>
          </table:previous>
        </table:cell-content-change>
        <table:cell-content-change table:id="ct1673">
          <table:cell-address table:column="1" table:row="29" table:table="0"/>
          <office:change-info>
            <dc:creator> </dc:creator>
            <dc:date>2023-03-05T08:33:36.762000000</dc:date>
          </office:change-info>
          <table:previous table:id="ct1507">
            <table:change-track-table-cell office:value-type="string">
              <text:p>Liberia: Armed Forces Day</text:p>
            </table:change-track-table-cell>
          </table:previous>
        </table:cell-content-change>
        <table:cell-content-change table:id="ct1674">
          <table:cell-address table:column="16" table:row="7" table:table="0"/>
          <office:change-info>
            <dc:creator> </dc:creator>
            <dc:date>2023-03-05T08:49:55.143000000</dc:date>
          </office:change-info>
          <table:previous table:id="ct1502">
            <table:change-track-table-cell office:value-type="string">
              <text:p>de_DE,fr_FR,es_CR,en_IE,ga_IE,kea_CV,pt_CV,lv_LV,en_LR,vai_Latn_LR</text:p>
            </table:change-track-table-cell>
          </table:previous>
        </table:cell-content-change>
        <table:cell-content-change table:id="ct1675">
          <table:cell-address table:column="17" table:row="7" table:table="0"/>
          <office:change-info>
            <dc:creator> </dc:creator>
            <dc:date>2023-03-05T08:49:59.543000000</dc:date>
          </office:change-info>
          <table:previous table:id="ct1503">
            <table:change-track-table-cell office:value-type="string">
              <text:p>de_DE,fr_FR,es_CR,en_IE,ga_IE,kea_CV,pt_CV,lv_LV,en_LR,vai_Latn_LR</text:p>
            </table:change-track-table-cell>
          </table:previous>
        </table:cell-content-change>
        <table:cell-content-change table:id="ct1676">
          <table:cell-address table:column="16" table:row="8" table:table="0"/>
          <office:change-info>
            <dc:creator> </dc:creator>
            <dc:date>2023-03-05T08:50:12.628000000</dc:date>
          </office:change-info>
          <table:previous table:id="ct1406">
            <table:change-track-table-cell office:value-type="string">
              <text:p>de_DE,fr_FR,en_IE,ga_IE,lv_LV</text:p>
            </table:change-track-table-cell>
          </table:previous>
        </table:cell-content-change>
        <table:cell-content-change table:id="ct1677">
          <table:cell-address table:column="17" table:row="8" table:table="0"/>
          <office:change-info>
            <dc:creator> </dc:creator>
            <dc:date>2023-03-05T08:50:16.689000000</dc:date>
          </office:change-info>
          <table:previous table:id="ct1407">
            <table:change-track-table-cell office:value-type="string">
              <text:p>de_DE,en_IE,ga_IE,lv_LV</text:p>
            </table:change-track-table-cell>
          </table:previous>
        </table:cell-content-change>
        <table:cell-content-change table:id="ct1678">
          <table:cell-address table:column="16" table:row="13" table:table="0"/>
          <office:change-info>
            <dc:creator> </dc:creator>
            <dc:date>2023-03-05T08:50:28.829000000</dc:date>
          </office:change-info>
          <table:previous table:id="ct1504">
            <table:change-track-table-cell office:value-type="string">
              <text:p>de_DE,fr_FR,en_GB,es_CR,en_IE,ga_IE,kea_CV,pt_CV,lv_LV,en_LR,vai_Latn_LR</text:p>
            </table:change-track-table-cell>
          </table:previous>
        </table:cell-content-change>
        <table:cell-content-change table:id="ct1679">
          <table:cell-address table:column="17" table:row="13" table:table="0"/>
          <office:change-info>
            <dc:creator> </dc:creator>
            <dc:date>2023-03-05T08:50:32.603000000</dc:date>
          </office:change-info>
          <table:previous table:id="ct1505">
            <table:change-track-table-cell office:value-type="string">
              <text:p>de_DE,fr_FR,es_CR,en_IE,ga_IE,kea_CV,pt_CV,lv_LV,en_LR,vai_Latn_LR</text:p>
            </table:change-track-table-cell>
          </table:previous>
        </table:cell-content-change>
        <table:cell-content-change table:id="ct1680">
          <table:cell-address table:column="16" table:row="17" table:table="0"/>
          <office:change-info>
            <dc:creator> </dc:creator>
            <dc:date>2023-03-05T08:50:56.062000000</dc:date>
          </office:change-info>
          <table:previous table:id="ct75">
            <table:change-track-table-cell office:value-type="string">
              <text:p>de_DE</text:p>
            </table:change-track-table-cell>
          </table:previous>
        </table:cell-content-change>
        <table:cell-content-change table:id="ct1681">
          <table:cell-address table:column="17" table:row="17" table:table="0"/>
          <office:change-info>
            <dc:creator> </dc:creator>
            <dc:date>2023-03-05T08:50:57.551000000</dc:date>
          </office:change-info>
          <table:previous>
            <table:change-track-table-cell/>
          </table:previous>
        </table:cell-content-change>
        <table:cell-content-change table:id="ct1682">
          <table:cell-address table:column="16" table:row="49" table:table="0"/>
          <office:change-info>
            <dc:creator> </dc:creator>
            <dc:date>2023-03-05T08:51:28.081000000</dc:date>
          </office:change-info>
          <table:previous table:id="ct700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1683">
          <table:cell-address table:column="17" table:row="49" table:table="0"/>
          <office:change-info>
            <dc:creator> </dc:creator>
            <dc:date>2023-03-05T08:51:31.866000000</dc:date>
          </office:change-info>
          <table:previous table:id="ct701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1684">
          <table:cell-address table:column="16" table:row="50" table:table="0"/>
          <office:change-info>
            <dc:creator> </dc:creator>
            <dc:date>2023-03-05T08:51:36.473000000</dc:date>
          </office:change-info>
          <table:previous table:id="ct704">
            <table:change-track-table-cell office:value-type="string">
              <text:p>de_DE,fr_FR,en_GB,en_IE,ga_IE</text:p>
            </table:change-track-table-cell>
          </table:previous>
        </table:cell-content-change>
        <table:cell-content-change table:id="ct1685">
          <table:cell-address table:column="17" table:row="50" table:table="0"/>
          <office:change-info>
            <dc:creator> </dc:creator>
            <dc:date>2023-03-05T08:51:40.373000000</dc:date>
          </office:change-info>
          <table:previous table:id="ct703">
            <table:change-track-table-cell office:value-type="string">
              <text:p>de_DE,fr_FR,en_GB,en_IE,ga_IE</text:p>
            </table:change-track-table-cell>
          </table:previous>
        </table:cell-content-change>
        <table:cell-content-change table:id="ct1686">
          <table:cell-address table:column="16" table:row="71" table:table="0"/>
          <office:change-info>
            <dc:creator> </dc:creator>
            <dc:date>2023-03-05T08:52:05.727000000</dc:date>
          </office:change-info>
          <table:previous table:id="ct58">
            <table:change-track-table-cell office:value-type="string">
              <text:p>de_DE,fr_FR </text:p>
            </table:change-track-table-cell>
          </table:previous>
        </table:cell-content-change>
        <table:cell-content-change table:id="ct1687">
          <table:cell-address table:column="17" table:row="71" table:table="0"/>
          <office:change-info>
            <dc:creator> </dc:creator>
            <dc:date>2023-03-05T08:52:09.047000000</dc:date>
          </office:change-info>
          <table:previous table:id="ct59">
            <table:change-track-table-cell office:value-type="string">
              <text:p>de_DE,fr_FR </text:p>
            </table:change-track-table-cell>
          </table:previous>
        </table:cell-content-change>
        <table:cell-content-change table:id="ct1688">
          <table:cell-address table:column="16" table:row="73" table:table="0"/>
          <office:change-info>
            <dc:creator> </dc:creator>
            <dc:date>2023-03-05T08:52:19.941000000</dc:date>
          </office:change-info>
          <table:previous table:id="ct62">
            <table:change-track-table-cell office:value-type="string">
              <text:p>de_DE,fr_FR </text:p>
            </table:change-track-table-cell>
          </table:previous>
        </table:cell-content-change>
        <table:cell-content-change table:id="ct1689">
          <table:cell-address table:column="17" table:row="73" table:table="0"/>
          <office:change-info>
            <dc:creator> </dc:creator>
            <dc:date>2023-03-05T08:52:24.099000000</dc:date>
          </office:change-info>
          <table:previous table:id="ct63">
            <table:change-track-table-cell office:value-type="string">
              <text:p>de_DE,fr_FR </text:p>
            </table:change-track-table-cell>
          </table:previous>
        </table:cell-content-change>
        <table:cell-content-change table:id="ct1690">
          <table:cell-address table:column="4" table:row="78" table:table="0"/>
          <office:change-info>
            <dc:creator> </dc:creator>
            <dc:date>2023-03-05T08:52:47.925000000</dc:date>
          </office:change-info>
          <table:previous table:id="ct96">
            <table:change-track-table-cell office:value-type="string">
              <text:p>fixed</text:p>
            </table:change-track-table-cell>
          </table:previous>
        </table:cell-content-change>
        <table:cell-content-change table:id="ct1691">
          <table:cell-address table:column="5" table:row="78" table:table="0"/>
          <office:change-info>
            <dc:creator> </dc:creator>
            <dc:date>2023-03-05T08:52:51.136000000</dc:date>
          </office:change-info>
          <table:previous table:id="ct97">
            <table:change-track-table-cell office:value-type="float" office:value="8"/>
          </table:previous>
        </table:cell-content-change>
        <table:cell-content-change table:id="ct1692">
          <table:cell-address table:column="6" table:row="78" table:table="0"/>
          <office:change-info>
            <dc:creator> </dc:creator>
            <dc:date>2023-03-05T08:52:51.848000000</dc:date>
          </office:change-info>
          <table:previous table:id="ct99">
            <table:change-track-table-cell office:value-type="float" office:value="6"/>
          </table:previous>
        </table:cell-content-change>
        <table:cell-content-change table:id="ct1693">
          <table:cell-address table:column="9" table:row="78" table:table="0"/>
          <office:change-info>
            <dc:creator> </dc:creator>
            <dc:date>2023-03-05T08:52:55.816000000</dc:date>
          </office:change-info>
          <table:previous>
            <table:change-track-table-cell/>
          </table:previous>
        </table:cell-content-change>
        <table:cell-content-change table:id="ct1694">
          <table:cell-address table:column="16" table:row="78" table:table="0"/>
          <office:change-info>
            <dc:creator> </dc:creator>
            <dc:date>2023-03-05T08:53:01.413000000</dc:date>
          </office:change-info>
          <table:previous table:id="ct104">
            <table:change-track-table-cell office:value-type="string">
              <text:p>de_DE</text:p>
            </table:change-track-table-cell>
          </table:previous>
        </table:cell-content-change>
        <table:cell-content-change table:id="ct1695">
          <table:cell-address table:column="17" table:row="78" table:table="0"/>
          <office:change-info>
            <dc:creator> </dc:creator>
            <dc:date>2023-03-05T08:53:04.613000000</dc:date>
          </office:change-info>
          <table:previous>
            <table:change-track-table-cell/>
          </table:previous>
        </table:cell-content-change>
        <table:cell-content-change table:id="ct1696">
          <table:cell-address table:column="1" table:row="78" table:table="0"/>
          <office:change-info>
            <dc:creator> </dc:creator>
            <dc:date>2023-03-05T08:53:13.496000000</dc:date>
          </office:change-info>
          <table:previous table:id="ct92">
            <table:change-track-table-cell office:value-type="string">
              <text:p>fFronleichnam</text:p>
            </table:change-track-table-cell>
          </table:previous>
        </table:cell-content-change>
        <table:insertion table:id="ct1697" table:type="row" table:position="100" table:table="0">
          <office:change-info>
            <dc:creator> </dc:creator>
            <dc:date>2023-03-05T08:53:38.481000000</dc:date>
          </office:change-info>
          <table:dependencies>
            <table:dependency table:id="ct1971"/>
            <table:dependency table:id="ct1970"/>
            <table:dependency table:id="ct1911"/>
            <table:dependency table:id="ct1910"/>
            <table:dependency table:id="ct1713"/>
            <table:dependency table:id="ct1712"/>
            <table:dependency table:id="ct1711"/>
            <table:dependency table:id="ct1710"/>
            <table:dependency table:id="ct1709"/>
            <table:dependency table:id="ct1708"/>
            <table:dependency table:id="ct1707"/>
            <table:dependency table:id="ct1706"/>
            <table:dependency table:id="ct1705"/>
            <table:dependency table:id="ct1704"/>
            <table:dependency table:id="ct1703"/>
            <table:dependency table:id="ct1702"/>
            <table:dependency table:id="ct1701"/>
            <table:dependency table:id="ct1700"/>
            <table:dependency table:id="ct1699"/>
            <table:dependency table:id="ct1698"/>
          </table:dependencies>
        </table:insertion>
        <table:cell-content-change table:id="ct1698">
          <table:cell-address table:column="1" table:row="100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699">
          <table:cell-address table:column="2" table:row="100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0">
          <table:cell-address table:column="3" table:row="100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1">
          <table:cell-address table:column="4" table:row="100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2">
          <table:cell-address table:column="5" table:row="100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3">
          <table:cell-address table:column="6" table:row="100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4">
          <table:cell-address table:column="7" table:row="100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5">
          <table:cell-address table:column="13" table:row="100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6">
          <table:cell-address table:column="14" table:row="100" table:table="0"/>
          <office:change-info>
            <dc:creator> </dc:creator>
            <dc:date>2023-03-05T08:53:43.483000000</dc:date>
          </office:change-info>
          <table:previous>
            <table:change-track-table-cell/>
          </table:previous>
        </table:cell-content-change>
        <table:cell-content-change table:id="ct1707">
          <table:cell-address table:column="15" table:row="100" table:table="0"/>
          <office:change-info>
            <dc:creator> </dc:creator>
            <dc:date>2023-03-05T08:53:43.484000000</dc:date>
          </office:change-info>
          <table:previous>
            <table:change-track-table-cell/>
          </table:previous>
        </table:cell-content-change>
        <table:cell-content-change table:id="ct1708">
          <table:cell-address table:column="16" table:row="100" table:table="0"/>
          <office:change-info>
            <dc:creator> </dc:creator>
            <dc:date>2023-03-05T08:53:43.484000000</dc:date>
          </office:change-info>
          <table:previous>
            <table:change-track-table-cell/>
          </table:previous>
        </table:cell-content-change>
        <table:cell-content-change table:id="ct1709">
          <table:cell-address table:column="17" table:row="100" table:table="0"/>
          <office:change-info>
            <dc:creator> </dc:creator>
            <dc:date>2023-03-05T08:53:43.484000000</dc:date>
          </office:change-info>
          <table:previous>
            <table:change-track-table-cell/>
          </table:previous>
        </table:cell-content-change>
        <table:cell-content-change table:id="ct1710">
          <table:cell-address table:column="18" table:row="100" table:table="0"/>
          <office:change-info>
            <dc:creator> </dc:creator>
            <dc:date>2023-03-05T08:53:43.484000000</dc:date>
          </office:change-info>
          <table:previous>
            <table:change-track-table-cell/>
          </table:previous>
        </table:cell-content-change>
        <table:deletion table:id="ct1711" table:type="row" table:position="100" table:table="0">
          <office:change-info>
            <dc:creator> </dc:creator>
            <dc:date>2023-03-05T08:53:57.555000000</dc:date>
          </office:change-info>
          <table:deletions>
            <table:cell-content-deletion table:id="ct1710">
              <table:change-track-table-cell office:value-type="string">
                <text:p>de_DE</text:p>
              </table:change-track-table-cell>
            </table:cell-content-deletion>
            <table:cell-content-deletion table:id="ct1709">
              <table:change-track-table-cell office:value-type="string">
                <text:p>fr_FR,kea_CV,pt_CV</text:p>
              </table:change-track-table-cell>
            </table:cell-content-deletion>
            <table:cell-content-deletion table:id="ct1708">
              <table:change-track-table-cell office:value-type="string">
                <text:p>de_DE, fr_FR,kea_CV,pt_CV</text:p>
              </table:change-track-table-cell>
            </table:cell-content-deletion>
            <table:cell-content-deletion table:id="ct1707">
              <table:change-track-table-cell office:value-type="float" office:value="5"/>
            </table:cell-content-deletion>
            <table:cell-content-deletion table:id="ct1706">
              <table:change-track-table-cell office:value-type="string">
                <text:p>christian</text:p>
              </table:change-track-table-cell>
            </table:cell-content-deletion>
            <table:cell-content-deletion table:id="ct1705">
              <table:change-track-table-cell office:value-type="string">
                <text:p>religion</text:p>
              </table:change-track-table-cell>
            </table:cell-content-deletion>
            <table:cell-content-deletion table:id="ct1704">
              <table:change-track-table-cell office:value-type="string">
                <text:p>gregorian</text:p>
              </table:change-track-table-cell>
            </table:cell-content-deletion>
            <table:cell-content-deletion table:id="ct1703">
              <table:change-track-table-cell office:value-type="float" office:value="8"/>
            </table:cell-content-deletion>
            <table:cell-content-deletion table:id="ct1702">
              <table:change-track-table-cell office:value-type="float" office:value="15"/>
            </table:cell-content-deletion>
            <table:cell-content-deletion table:id="ct1701">
              <table:change-track-table-cell office:value-type="string">
                <text:p>fixed</text:p>
              </table:change-track-table-cell>
            </table:cell-content-deletion>
            <table:cell-content-deletion table:id="ct1700">
              <table:change-track-table-cell office:value-type="string">
                <text:p>greg-mariaascension</text:p>
              </table:change-track-table-cell>
            </table:cell-content-deletion>
            <table:cell-content-deletion table:id="ct1699">
              <table:change-track-table-cell office:value-type="string">
                <text:p>LLL:EXT:timer/Resources/Private/Language/locallang_cal.xlf:calendarDate.hist.greg.mariaascension</text:p>
              </table:change-track-table-cell>
            </table:cell-content-deletion>
            <table:cell-content-deletion table:id="ct1698">
              <table:change-track-table-cell office:value-type="string">
                <text:p>Maria Himmelfahrt</text:p>
              </table:change-track-table-cell>
            </table:cell-content-deletion>
            <table:change-deletion table:id="ct1697"/>
          </table:deletions>
        </table:deletion>
        <table:cell-content-change table:id="ct1712">
          <table:cell-address table:column="16" table:row="100" table:table="0"/>
          <office:change-info>
            <dc:creator> </dc:creator>
            <dc:date>2023-03-05T08:54:27.546000000</dc:date>
          </office:change-info>
          <table:previous table:id="ct1164">
            <table:change-track-table-cell office:value-type="string">
              <text:p>de_DE, fr_FR,kea_CV,pt_CV</text:p>
            </table:change-track-table-cell>
          </table:previous>
        </table:cell-content-change>
        <table:cell-content-change table:id="ct1713">
          <table:cell-address table:column="17" table:row="100" table:table="0"/>
          <office:change-info>
            <dc:creator> </dc:creator>
            <dc:date>2023-03-05T08:54:33.205000000</dc:date>
          </office:change-info>
          <table:previous table:id="ct1165">
            <table:change-track-table-cell office:value-type="string">
              <text:p>fr_FR,kea_CV,pt_CV</text:p>
            </table:change-track-table-cell>
          </table:previous>
        </table:cell-content-change>
        <table:insertion table:id="ct1714" table:type="row" table:position="106" table:table="0">
          <office:change-info>
            <dc:creator> </dc:creator>
            <dc:date>2023-03-05T08:54:50.246000000</dc:date>
          </office:change-info>
          <table:dependencies>
            <table:dependency table:id="ct2281"/>
            <table:dependency table:id="ct1735"/>
            <table:dependency table:id="ct1734"/>
            <table:dependency table:id="ct1733"/>
            <table:dependency table:id="ct1732"/>
            <table:dependency table:id="ct1731"/>
            <table:dependency table:id="ct1730"/>
            <table:dependency table:id="ct1729"/>
            <table:dependency table:id="ct1728"/>
            <table:dependency table:id="ct1727"/>
            <table:dependency table:id="ct1726"/>
            <table:dependency table:id="ct1725"/>
            <table:dependency table:id="ct1724"/>
            <table:dependency table:id="ct1723"/>
            <table:dependency table:id="ct1722"/>
            <table:dependency table:id="ct1721"/>
            <table:dependency table:id="ct1720"/>
            <table:dependency table:id="ct1719"/>
            <table:dependency table:id="ct1718"/>
            <table:dependency table:id="ct1717"/>
            <table:dependency table:id="ct1716"/>
            <table:dependency table:id="ct1715"/>
          </table:dependencies>
        </table:insertion>
        <table:cell-content-change table:id="ct1715">
          <table:cell-address table:column="1" table:row="101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16">
          <table:cell-address table:column="2" table:row="101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17">
          <table:cell-address table:column="3" table:row="101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18">
          <table:cell-address table:column="4" table:row="101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19">
          <table:cell-address table:column="5" table:row="101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0">
          <table:cell-address table:column="6" table:row="101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1">
          <table:cell-address table:column="7" table:row="101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2">
          <table:cell-address table:column="13" table:row="101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3">
          <table:cell-address table:column="14" table:row="101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4">
          <table:cell-address table:column="15" table:row="101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5">
          <table:cell-address table:column="16" table:row="101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6">
          <table:cell-address table:column="17" table:row="101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7">
          <table:cell-address table:column="18" table:row="101" table:table="0"/>
          <office:change-info>
            <dc:creator> </dc:creator>
            <dc:date>2023-03-05T08:54:54.444000000</dc:date>
          </office:change-info>
          <table:previous>
            <table:change-track-table-cell/>
          </table:previous>
        </table:cell-content-change>
        <table:cell-content-change table:id="ct1728">
          <table:cell-address table:column="1" table:row="101" table:table="0"/>
          <office:change-info>
            <dc:creator> </dc:creator>
            <dc:date>2023-03-05T08:55:07.434000000</dc:date>
          </office:change-info>
          <table:previous table:id="ct1715">
            <table:change-track-table-cell office:value-type="string">
              <text:p>Maria Himmelfahrt</text:p>
            </table:change-track-table-cell>
          </table:previous>
        </table:cell-content-change>
        <table:cell-content-change table:id="ct1729">
          <table:cell-address table:column="2" table:row="101" table:table="0"/>
          <office:change-info>
            <dc:creator> </dc:creator>
            <dc:date>2023-03-05T08:55:16.248000000</dc:date>
          </office:change-info>
          <table:previous table:id="ct1716">
            <table:change-track-table-cell office:value-type="string">
              <text:p>LLL:EXT:timer/Resources/Private/Language/locallang_cal.xlf:calendarDate.hist.greg.mariaascension</text:p>
            </table:change-track-table-cell>
          </table:previous>
        </table:cell-content-change>
        <table:movement table:id="ct1730">
          <table:source-range-address table:column="2" table:row="106" table:table="0"/>
          <table:target-range-address table:column="0" table:row="106" table:table="0"/>
          <office:change-info>
            <dc:creator> </dc:creator>
            <dc:date>2023-03-05T08:55:22.741000000</dc:date>
          </office:change-info>
          <table:dependencies>
            <table:dependency table:id="ct2566"/>
            <table:dependency table:id="ct2281"/>
            <table:dependency table:id="ct2280"/>
          </table:dependencies>
        </table:movement>
        <table:cell-content-change table:id="ct1731">
          <table:cell-address table:column="2" table:row="101" table:table="0"/>
          <office:change-info>
            <dc:creator> </dc:creator>
            <dc:date>2023-03-05T08:55:34.469000000</dc:date>
          </office:change-info>
          <table:previous table:id="ct1729">
            <table:change-track-table-cell office:value-type="string">
              <text:p>LLL:EXT:timer/Resources/Private/Language/locallang_cal.xlf:calendarDate.hist.greg.mariabirthday</text:p>
            </table:change-track-table-cell>
          </table:previous>
        </table:cell-content-change>
        <table:cell-content-change table:id="ct1732">
          <table:cell-address table:column="3" table:row="101" table:table="0"/>
          <office:change-info>
            <dc:creator> </dc:creator>
            <dc:date>2023-03-05T08:55:42.842000000</dc:date>
          </office:change-info>
          <table:previous table:id="ct1717">
            <table:change-track-table-cell office:value-type="string">
              <text:p>greg-mariaascension</text:p>
            </table:change-track-table-cell>
          </table:previous>
        </table:cell-content-change>
        <table:cell-content-change table:id="ct1733">
          <table:cell-address table:column="16" table:row="101" table:table="0"/>
          <office:change-info>
            <dc:creator> </dc:creator>
            <dc:date>2023-03-05T08:55:49.555000000</dc:date>
          </office:change-info>
          <table:previous table:id="ct1725">
            <table:change-track-table-cell office:value-type="string">
              <text:p>de_DE, fr_FR,kea_CV,pt_CV,de_LI</text:p>
            </table:change-track-table-cell>
          </table:previous>
        </table:cell-content-change>
        <table:cell-content-change table:id="ct1734">
          <table:cell-address table:column="17" table:row="101" table:table="0"/>
          <office:change-info>
            <dc:creator> </dc:creator>
            <dc:date>2023-03-05T08:55:55.226000000</dc:date>
          </office:change-info>
          <table:previous table:id="ct1726">
            <table:change-track-table-cell office:value-type="string">
              <text:p>fr_FR,kea_CV,pt_CV,de_LI</text:p>
            </table:change-track-table-cell>
          </table:previous>
        </table:cell-content-change>
        <table:cell-content-change table:id="ct1735">
          <table:cell-address table:column="18" table:row="101" table:table="0"/>
          <office:change-info>
            <dc:creator> </dc:creator>
            <dc:date>2023-03-05T08:55:57.064000000</dc:date>
          </office:change-info>
          <table:previous table:id="ct1727">
            <table:change-track-table-cell office:value-type="string">
              <text:p>de_DE</text:p>
            </table:change-track-table-cell>
          </table:previous>
        </table:cell-content-change>
        <table:cell-content-change table:id="ct1736">
          <table:cell-address table:column="16" table:row="121" table:table="0"/>
          <office:change-info>
            <dc:creator> </dc:creator>
            <dc:date>2023-03-05T08:56:29.104000000</dc:date>
          </office:change-info>
          <table:previous table:id="ct1166">
            <table:change-track-table-cell office:value-type="string">
              <text:p>de_DE,fr_FR,kea_CV,pt_CV</text:p>
            </table:change-track-table-cell>
          </table:previous>
        </table:cell-content-change>
        <table:cell-content-change table:id="ct1737">
          <table:cell-address table:column="17" table:row="121" table:table="0"/>
          <office:change-info>
            <dc:creator> </dc:creator>
            <dc:date>2023-03-05T08:56:33.207000000</dc:date>
          </office:change-info>
          <table:previous table:id="ct1167">
            <table:change-track-table-cell office:value-type="string">
              <text:p>fr_FR,kea_CV,pt_CV</text:p>
            </table:change-track-table-cell>
          </table:previous>
        </table:cell-content-change>
        <table:insertion table:id="ct1738" table:type="row" table:position="141" table:table="0">
          <office:change-info>
            <dc:creator> </dc:creator>
            <dc:date>2023-03-05T08:57:05.979000000</dc:date>
          </office:change-info>
          <table:dependencies>
            <table:dependency table:id="ct2701"/>
            <table:dependency table:id="ct2002"/>
            <table:dependency table:id="ct2001"/>
            <table:dependency table:id="ct1775"/>
            <table:dependency table:id="ct1774"/>
            <table:dependency table:id="ct1753"/>
            <table:dependency table:id="ct1752"/>
            <table:dependency table:id="ct1751"/>
            <table:dependency table:id="ct1750"/>
            <table:dependency table:id="ct1749"/>
            <table:dependency table:id="ct1748"/>
            <table:dependency table:id="ct1747"/>
            <table:dependency table:id="ct1746"/>
            <table:dependency table:id="ct1745"/>
            <table:dependency table:id="ct1744"/>
            <table:dependency table:id="ct1743"/>
            <table:dependency table:id="ct1742"/>
            <table:dependency table:id="ct1741"/>
            <table:dependency table:id="ct1740"/>
            <table:dependency table:id="ct1739"/>
          </table:dependencies>
        </table:insertion>
        <table:cell-content-change table:id="ct1739">
          <table:cell-address table:column="2" table:row="141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0">
          <table:cell-address table:column="1" table:row="141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1">
          <table:cell-address table:column="3" table:row="141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2">
          <table:cell-address table:column="4" table:row="141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3">
          <table:cell-address table:column="5" table:row="141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4">
          <table:cell-address table:column="6" table:row="141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5">
          <table:cell-address table:column="7" table:row="141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6">
          <table:cell-address table:column="13" table:row="141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7">
          <table:cell-address table:column="14" table:row="141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8">
          <table:cell-address table:column="15" table:row="141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49">
          <table:cell-address table:column="16" table:row="141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50">
          <table:cell-address table:column="17" table:row="141" table:table="0"/>
          <office:change-info>
            <dc:creator> </dc:creator>
            <dc:date>2023-03-05T08:57:07.475000000</dc:date>
          </office:change-info>
          <table:previous>
            <table:change-track-table-cell/>
          </table:previous>
        </table:cell-content-change>
        <table:cell-content-change table:id="ct1751">
          <table:cell-address table:column="1" table:row="141" table:table="0"/>
          <office:change-info>
            <dc:creator> </dc:creator>
            <dc:date>2023-03-05T08:57:21.137000000</dc:date>
          </office:change-info>
          <table:previous table:id="ct1740">
            <table:change-track-table-cell office:value-type="string">
              <text:p>Maria Geburt</text:p>
            </table:change-track-table-cell>
          </table:previous>
        </table:cell-content-change>
        <table:cell-content-change table:id="ct1752">
          <table:cell-address table:column="3" table:row="141" table:table="0"/>
          <office:change-info>
            <dc:creator> </dc:creator>
            <dc:date>2023-03-05T08:57:32.057000000</dc:date>
          </office:change-info>
          <table:previous table:id="ct1741">
            <table:change-track-table-cell office:value-type="string">
              <text:p>greg-liMariabirthday</text:p>
            </table:change-track-table-cell>
          </table:previous>
        </table:cell-content-change>
        <table:cell-content-change table:id="ct1753">
          <table:cell-address table:column="2" table:row="141" table:table="0"/>
          <office:change-info>
            <dc:creator> </dc:creator>
            <dc:date>2023-03-05T08:57:38.451000000</dc:date>
          </office:change-info>
          <table:previous table:id="ct1739">
            <table:change-track-table-cell office:value-type="string">
              <text:p>LLL:EXT:timer/Resources/Private/Language/locallang_cal.xlf:calendarDate.hist.greg.liMariabirthday</text:p>
            </table:change-track-table-cell>
          </table:previous>
        </table:cell-content-change>
        <table:insertion table:id="ct1754" table:type="row" table:position="140" table:table="0">
          <office:change-info>
            <dc:creator> </dc:creator>
            <dc:date>2023-03-05T08:57:43.321000000</dc:date>
          </office:change-info>
          <table:dependencies>
            <table:dependency table:id="ct1773"/>
            <table:dependency table:id="ct1772"/>
            <table:dependency table:id="ct1771"/>
            <table:dependency table:id="ct1770"/>
            <table:dependency table:id="ct1769"/>
            <table:dependency table:id="ct1768"/>
            <table:dependency table:id="ct1767"/>
            <table:dependency table:id="ct1766"/>
            <table:dependency table:id="ct1765"/>
            <table:dependency table:id="ct1764"/>
            <table:dependency table:id="ct1763"/>
            <table:dependency table:id="ct1762"/>
            <table:dependency table:id="ct1761"/>
            <table:dependency table:id="ct1760"/>
            <table:dependency table:id="ct1759"/>
            <table:dependency table:id="ct1758"/>
            <table:dependency table:id="ct1757"/>
            <table:dependency table:id="ct1756"/>
            <table:dependency table:id="ct1755"/>
          </table:dependencies>
        </table:insertion>
        <table:cell-content-change table:id="ct1755">
          <table:cell-address table:column="2" table:row="140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56">
          <table:cell-address table:column="1" table:row="140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57">
          <table:cell-address table:column="3" table:row="140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58">
          <table:cell-address table:column="4" table:row="140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59">
          <table:cell-address table:column="5" table:row="140" table:table="0"/>
          <office:change-info>
            <dc:creator> </dc:creator>
            <dc:date>2023-03-05T08:57:48.325000000</dc:date>
          </office:change-info>
          <table:previous>
            <table:change-track-table-cell/>
          </table:previous>
        </table:cell-content-change>
        <table:cell-content-change table:id="ct1760">
          <table:cell-address table:column="6" table:row="140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1">
          <table:cell-address table:column="7" table:row="140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2">
          <table:cell-address table:column="13" table:row="140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3">
          <table:cell-address table:column="14" table:row="140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4">
          <table:cell-address table:column="15" table:row="140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5">
          <table:cell-address table:column="16" table:row="140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6">
          <table:cell-address table:column="17" table:row="140" table:table="0"/>
          <office:change-info>
            <dc:creator> </dc:creator>
            <dc:date>2023-03-05T08:57:48.326000000</dc:date>
          </office:change-info>
          <table:previous>
            <table:change-track-table-cell/>
          </table:previous>
        </table:cell-content-change>
        <table:cell-content-change table:id="ct1767">
          <table:cell-address table:column="16" table:row="140" table:table="0"/>
          <office:change-info>
            <dc:creator> </dc:creator>
            <dc:date>2023-03-05T08:57:58.056000000</dc:date>
          </office:change-info>
          <table:previous table:id="ct1765">
            <table:change-track-table-cell office:value-type="string">
              <text:p>de_LI</text:p>
            </table:change-track-table-cell>
          </table:previous>
        </table:cell-content-change>
        <table:cell-content-change table:id="ct1768">
          <table:cell-address table:column="17" table:row="140" table:table="0"/>
          <office:change-info>
            <dc:creator> </dc:creator>
            <dc:date>2023-03-05T08:58:06.656000000</dc:date>
          </office:change-info>
          <table:previous table:id="ct1766">
            <table:change-track-table-cell office:value-type="string">
              <text:p>de_LI</text:p>
            </table:change-track-table-cell>
          </table:previous>
        </table:cell-content-change>
        <table:cell-content-change table:id="ct1769">
          <table:cell-address table:column="1" table:row="140" table:table="0"/>
          <office:change-info>
            <dc:creator> </dc:creator>
            <dc:date>2023-03-05T08:58:12.209000000</dc:date>
          </office:change-info>
          <table:previous table:id="ct1756">
            <table:change-track-table-cell office:value-type="string">
              <text:p>Mariä Empfangnis</text:p>
            </table:change-track-table-cell>
          </table:previous>
        </table:cell-content-change>
        <table:cell-content-change table:id="ct1770">
          <table:cell-address table:column="3" table:row="140" table:table="0"/>
          <office:change-info>
            <dc:creator> </dc:creator>
            <dc:date>2023-03-05T08:58:22.608000000</dc:date>
          </office:change-info>
          <table:previous table:id="ct1757">
            <table:change-track-table-cell office:value-type="string">
              <text:p>greg-liMariaPregnancy</text:p>
            </table:change-track-table-cell>
          </table:previous>
        </table:cell-content-change>
        <table:cell-content-change table:id="ct1771">
          <table:cell-address table:column="2" table:row="140" table:table="0"/>
          <office:change-info>
            <dc:creator> </dc:creator>
            <dc:date>2023-03-05T08:58:31.402000000</dc:date>
          </office:change-info>
          <table:previous table:id="ct1755">
            <table:change-track-table-cell office:value-type="string">
              <text:p>LLL:EXT:timer/Resources/Private/Language/locallang_cal.xlf:calendarDate.hist.greg.liMariaPregnancy</text:p>
            </table:change-track-table-cell>
          </table:previous>
        </table:cell-content-change>
        <table:cell-content-change table:id="ct1772">
          <table:cell-address table:column="5" table:row="140" table:table="0"/>
          <office:change-info>
            <dc:creator> </dc:creator>
            <dc:date>2023-03-05T08:58:36.694000000</dc:date>
          </office:change-info>
          <table:previous table:id="ct1759">
            <table:change-track-table-cell office:value-type="float" office:value="15"/>
          </table:previous>
        </table:cell-content-change>
        <table:cell-content-change table:id="ct1773">
          <table:cell-address table:column="6" table:row="140" table:table="0"/>
          <office:change-info>
            <dc:creator> </dc:creator>
            <dc:date>2023-03-05T08:58:38.800000000</dc:date>
          </office:change-info>
          <table:previous table:id="ct1760">
            <table:change-track-table-cell office:value-type="float" office:value="8"/>
          </table:previous>
        </table:cell-content-change>
        <table:cell-content-change table:id="ct1774">
          <table:cell-address table:column="6" table:row="141" table:table="0"/>
          <office:change-info>
            <dc:creator> </dc:creator>
            <dc:date>2023-03-05T08:58:40.336000000</dc:date>
          </office:change-info>
          <table:previous table:id="ct1744">
            <table:change-track-table-cell office:value-type="float" office:value="8"/>
          </table:previous>
        </table:cell-content-change>
        <table:cell-content-change table:id="ct1775">
          <table:cell-address table:column="5" table:row="141" table:table="0"/>
          <office:change-info>
            <dc:creator> </dc:creator>
            <dc:date>2023-03-05T08:58:45.686000000</dc:date>
          </office:change-info>
          <table:previous table:id="ct1743">
            <table:change-track-table-cell office:value-type="float" office:value="15"/>
          </table:previous>
        </table:cell-content-change>
        <table:cell-content-change table:id="ct1776">
          <table:cell-address table:column="1" table:row="8" table:table="0"/>
          <office:change-info>
            <dc:creator> </dc:creator>
            <dc:date>2023-03-05T08:59:07.912000000</dc:date>
          </office:change-info>
          <table:previous>
            <table:change-track-table-cell office:value-type="string">
              <text:p>Weihnachten (2. Tag)</text:p>
            </table:change-track-table-cell>
          </table:previous>
        </table:cell-content-change>
        <table:cell-content-change table:id="ct1777">
          <table:cell-address table:column="16" table:row="24" table:table="0"/>
          <office:change-info>
            <dc:creator> </dc:creator>
            <dc:date>2023-03-05T08:59:43.455000000</dc:date>
          </office:change-info>
          <table:previous table:id="ct240">
            <table:change-track-table-cell office:value-type="string">
              <text:p>de_DE</text:p>
            </table:change-track-table-cell>
          </table:previous>
        </table:cell-content-change>
        <table:cell-content-change table:id="ct1778">
          <table:cell-address table:column="17" table:row="24" table:table="0"/>
          <office:change-info>
            <dc:creator> </dc:creator>
            <dc:date>2023-03-05T08:59:47.784000000</dc:date>
          </office:change-info>
          <table:previous>
            <table:change-track-table-cell/>
          </table:previous>
        </table:cell-content-change>
        <table:insertion table:id="ct1779" table:type="row" table:position="42" table:table="0">
          <office:change-info>
            <dc:creator> </dc:creator>
            <dc:date>2023-03-05T09:00:26.504000000</dc:date>
          </office:change-info>
          <table:dependencies>
            <table:dependency table:id="ct1796"/>
            <table:dependency table:id="ct1795"/>
            <table:dependency table:id="ct1794"/>
            <table:dependency table:id="ct1793"/>
            <table:dependency table:id="ct1792"/>
            <table:dependency table:id="ct1791"/>
            <table:dependency table:id="ct1790"/>
            <table:dependency table:id="ct1789"/>
            <table:dependency table:id="ct1788"/>
            <table:dependency table:id="ct1787"/>
            <table:dependency table:id="ct1786"/>
            <table:dependency table:id="ct1785"/>
            <table:dependency table:id="ct1784"/>
            <table:dependency table:id="ct1783"/>
            <table:dependency table:id="ct1782"/>
            <table:dependency table:id="ct1781"/>
            <table:dependency table:id="ct1780"/>
          </table:dependencies>
        </table:insertion>
        <table:cell-content-change table:id="ct1780">
          <table:cell-address table:column="2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1">
          <table:cell-address table:column="1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2">
          <table:cell-address table:column="3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3">
          <table:cell-address table:column="4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4">
          <table:cell-address table:column="5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5">
          <table:cell-address table:column="6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6">
          <table:cell-address table:column="7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7">
          <table:cell-address table:column="13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8">
          <table:cell-address table:column="14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89">
          <table:cell-address table:column="15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90">
          <table:cell-address table:column="16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91">
          <table:cell-address table:column="17" table:row="42" table:table="0"/>
          <office:change-info>
            <dc:creator> </dc:creator>
            <dc:date>2023-03-05T09:00:28.258000000</dc:date>
          </office:change-info>
          <table:previous>
            <table:change-track-table-cell/>
          </table:previous>
        </table:cell-content-change>
        <table:cell-content-change table:id="ct1792">
          <table:cell-address table:column="2" table:row="42" table:table="0"/>
          <office:change-info>
            <dc:creator> </dc:creator>
            <dc:date>2023-03-05T09:00:37.250000000</dc:date>
          </office:change-info>
          <table:previous table:id="ct1780">
            <table:change-track-table-cell office:value-type="string">
              <text:p>LLL:EXT:timer/Resources/Private/Language/locallang_cal.xlf:calendarDate.hist.greg.liMariaPregnancy</text:p>
            </table:change-track-table-cell>
          </table:previous>
        </table:cell-content-change>
        <table:cell-content-change table:id="ct1793">
          <table:cell-address table:column="1" table:row="42" table:table="0"/>
          <office:change-info>
            <dc:creator> </dc:creator>
            <dc:date>2023-03-05T09:00:45.200000000</dc:date>
          </office:change-info>
          <table:previous table:id="ct1781">
            <table:change-track-table-cell office:value-type="string">
              <text:p>Mariä Empfangnis</text:p>
            </table:change-track-table-cell>
          </table:previous>
        </table:cell-content-change>
        <table:cell-content-change table:id="ct1794">
          <table:cell-address table:column="3" table:row="42" table:table="0"/>
          <office:change-info>
            <dc:creator> </dc:creator>
            <dc:date>2023-03-05T09:00:53.505000000</dc:date>
          </office:change-info>
          <table:previous table:id="ct1782">
            <table:change-track-table-cell office:value-type="string">
              <text:p>greg-liMariaPregnancy</text:p>
            </table:change-track-table-cell>
          </table:previous>
        </table:cell-content-change>
        <table:cell-content-change table:id="ct1795">
          <table:cell-address table:column="5" table:row="42" table:table="0"/>
          <office:change-info>
            <dc:creator> </dc:creator>
            <dc:date>2023-03-05T09:00:57.320000000</dc:date>
          </office:change-info>
          <table:previous table:id="ct1784">
            <table:change-track-table-cell office:value-type="float" office:value="8"/>
          </table:previous>
        </table:cell-content-change>
        <table:cell-content-change table:id="ct1796">
          <table:cell-address table:column="6" table:row="42" table:table="0"/>
          <office:change-info>
            <dc:creator> </dc:creator>
            <dc:date>2023-03-05T09:00:59.120000000</dc:date>
          </office:change-info>
          <table:previous table:id="ct1785">
            <table:change-track-table-cell office:value-type="float" office:value="12"/>
          </table:previous>
        </table:cell-content-change>
        <table:insertion table:id="ct1797" table:type="row" table:position="16" table:table="0">
          <office:change-info>
            <dc:creator> </dc:creator>
            <dc:date>2023-03-05T09:01:35.428000000</dc:date>
          </office:change-info>
          <table:dependencies>
            <table:dependency table:id="ct2541"/>
            <table:dependency table:id="ct2539"/>
            <table:dependency table:id="ct1815"/>
            <table:dependency table:id="ct1814"/>
            <table:dependency table:id="ct1813"/>
            <table:dependency table:id="ct1812"/>
            <table:dependency table:id="ct1811"/>
            <table:dependency table:id="ct1810"/>
            <table:dependency table:id="ct1809"/>
            <table:dependency table:id="ct1808"/>
            <table:dependency table:id="ct1807"/>
            <table:dependency table:id="ct1806"/>
            <table:dependency table:id="ct1805"/>
            <table:dependency table:id="ct1804"/>
            <table:dependency table:id="ct1803"/>
            <table:dependency table:id="ct1802"/>
            <table:dependency table:id="ct1801"/>
            <table:dependency table:id="ct1800"/>
            <table:dependency table:id="ct1799"/>
            <table:dependency table:id="ct1798"/>
          </table:dependencies>
        </table:insertion>
        <table:cell-content-change table:id="ct1798">
          <table:cell-address table:column="0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799">
          <table:cell-address table:column="1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0">
          <table:cell-address table:column="3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1">
          <table:cell-address table:column="4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2">
          <table:cell-address table:column="5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3">
          <table:cell-address table:column="6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4">
          <table:cell-address table:column="7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5">
          <table:cell-address table:column="13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6">
          <table:cell-address table:column="14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7">
          <table:cell-address table:column="15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8">
          <table:cell-address table:column="16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09">
          <table:cell-address table:column="17" table:row="16" table:table="0"/>
          <office:change-info>
            <dc:creator> </dc:creator>
            <dc:date>2023-03-05T09:01:36.688000000</dc:date>
          </office:change-info>
          <table:previous>
            <table:change-track-table-cell/>
          </table:previous>
        </table:cell-content-change>
        <table:cell-content-change table:id="ct1810">
          <table:cell-address table:column="1" table:row="16" table:table="0"/>
          <office:change-info>
            <dc:creator> </dc:creator>
            <dc:date>2023-03-05T09:01:47.840000000</dc:date>
          </office:change-info>
          <table:previous table:id="ct1799">
            <table:change-track-table-cell office:value-type="string">
              <text:p>Josefi</text:p>
            </table:change-track-table-cell>
          </table:previous>
        </table:cell-content-change>
        <table:cell-content-change table:id="ct1811">
          <table:cell-address table:column="0" table:row="16" table:table="0"/>
          <office:change-info>
            <dc:creator> </dc:creator>
            <dc:date>2023-03-05T09:02:05.911000000</dc:date>
          </office:change-info>
          <table:previous table:id="ct1798">
            <table:change-track-table-cell office:value-type="string">
              <text:p>LLL:EXT:timer/Resources/Private/Language/locallang_cal.xlf:calendarDate.hist.greg.liJosefi</text:p>
            </table:change-track-table-cell>
          </table:previous>
        </table:cell-content-change>
        <table:cell-content-change table:id="ct1812">
          <table:cell-address table:column="0" table:row="16" table:table="0"/>
          <office:change-info>
            <dc:creator> </dc:creator>
            <dc:date>2023-03-05T09:02:23.110000000</dc:date>
          </office:change-info>
          <table:previous table:id="ct1811">
            <table:change-track-table-cell office:value-type="string">
              <text:p>LLL:EXT:timer/Resources/Private/Language/locallang_cal.xlf:calendarDate.hist.greg.liBertoldsDaU+0079</text:p>
            </table:change-track-table-cell>
          </table:previous>
        </table:cell-content-change>
        <table:cell-content-change table:id="ct1813">
          <table:cell-address table:column="3" table:row="16" table:table="0"/>
          <office:change-info>
            <dc:creator> </dc:creator>
            <dc:date>2023-03-05T09:02:28.513000000</dc:date>
          </office:change-info>
          <table:previous table:id="ct1800">
            <table:change-track-table-cell office:value-type="string">
              <text:p>greg-liJosefi</text:p>
            </table:change-track-table-cell>
          </table:previous>
        </table:cell-content-change>
        <table:cell-content-change table:id="ct1814">
          <table:cell-address table:column="5" table:row="16" table:table="0"/>
          <office:change-info>
            <dc:creator> </dc:creator>
            <dc:date>2023-03-05T09:02:31.439000000</dc:date>
          </office:change-info>
          <table:previous table:id="ct1802">
            <table:change-track-table-cell office:value-type="float" office:value="19"/>
          </table:previous>
        </table:cell-content-change>
        <table:cell-content-change table:id="ct1815">
          <table:cell-address table:column="6" table:row="16" table:table="0"/>
          <office:change-info>
            <dc:creator> </dc:creator>
            <dc:date>2023-03-05T09:02:33.126000000</dc:date>
          </office:change-info>
          <table:previous table:id="ct1803">
            <table:change-track-table-cell office:value-type="float" office:value="3"/>
          </table:previous>
        </table:cell-content-change>
        <table:cell-content-change table:id="ct1816">
          <table:cell-address table:column="1" table:row="35" table:table="0"/>
          <office:change-info>
            <dc:creator> </dc:creator>
            <dc:date>2023-03-05T09:03:07.564000000</dc:date>
          </office:change-info>
          <table:previous>
            <table:change-track-table-cell office:value-type="string">
              <text:p>Fasching</text:p>
            </table:change-track-table-cell>
          </table:previous>
        </table:cell-content-change>
        <table:cell-content-change table:id="ct1817">
          <table:cell-address table:column="17" table:row="35" table:table="0"/>
          <office:change-info>
            <dc:creator> </dc:creator>
            <dc:date>2023-03-05T09:03:16.176000000</dc:date>
          </office:change-info>
          <table:previous table:id="ct43">
            <table:change-track-table-cell/>
          </table:previous>
        </table:cell-content-change>
        <table:cell-content-change table:id="ct1818">
          <table:cell-address table:column="16" table:row="35" table:table="0"/>
          <office:change-info>
            <dc:creator> </dc:creator>
            <dc:date>2023-03-05T09:03:21.387000000</dc:date>
          </office:change-info>
          <table:previous table:id="ct45">
            <table:change-track-table-cell office:value-type="string">
              <text:p>de_DE</text:p>
            </table:change-track-table-cell>
          </table:previous>
        </table:cell-content-change>
        <table:cell-content-change table:id="ct1819">
          <table:cell-address table:column="16" table:row="48" table:table="0"/>
          <office:change-info>
            <dc:creator> </dc:creator>
            <dc:date>2023-03-05T09:03:54.431000000</dc:date>
          </office:change-info>
          <table:previous table:id="ct702">
            <table:change-track-table-cell office:value-type="string">
              <text:p>de_DE,fr_FR,en_GB,es_CR,en_IE,ga_IE</text:p>
            </table:change-track-table-cell>
          </table:previous>
        </table:cell-content-change>
        <table:cell-content-change table:id="ct1820">
          <table:cell-address table:column="17" table:row="48" table:table="0"/>
          <office:change-info>
            <dc:creator> </dc:creator>
            <dc:date>2023-03-05T09:03:59.132000000</dc:date>
          </office:change-info>
          <table:previous table:id="ct493">
            <table:change-track-table-cell office:value-type="string">
              <text:p>de_DE,en_GB,es_CR</text:p>
            </table:change-track-table-cell>
          </table:previous>
        </table:cell-content-change>
        <table:cell-content-change table:id="ct1821">
          <table:cell-address table:column="16" table:row="4" table:table="0"/>
          <office:change-info>
            <dc:creator> </dc:creator>
            <dc:date>2023-03-05T09:04:10.671000000</dc:date>
          </office:change-info>
          <table:previous table:id="ct1402">
            <table:change-track-table-cell office:value-type="string">
              <text:p>de_DE,lv_LV</text:p>
            </table:change-track-table-cell>
          </table:previous>
        </table:cell-content-change>
        <table:cell-content-change table:id="ct1822">
          <table:cell-address table:column="17" table:row="4" table:table="0"/>
          <office:change-info>
            <dc:creator> </dc:creator>
            <dc:date>2023-03-05T09:04:15.740000000</dc:date>
          </office:change-info>
          <table:previous table:id="ct1403">
            <table:change-track-table-cell office:value-type="string">
              <text:p>lv_LV</text:p>
            </table:change-track-table-cell>
          </table:previous>
        </table:cell-content-change>
        <table:cell-content-change table:id="ct1823">
          <table:cell-address table:column="16" table:row="9" table:table="0"/>
          <office:change-info>
            <dc:creator> </dc:creator>
            <dc:date>2023-03-05T09:04:23.276000000</dc:date>
          </office:change-info>
          <table:previous table:id="ct1408">
            <table:change-track-table-cell office:value-type="string">
              <text:p>de_DE,fr_FR,lv_LV</text:p>
            </table:change-track-table-cell>
          </table:previous>
        </table:cell-content-change>
        <table:cell-content-change table:id="ct1824">
          <table:cell-address table:column="17" table:row="9" table:table="0"/>
          <office:change-info>
            <dc:creator> </dc:creator>
            <dc:date>2023-03-05T09:04:30.144000000</dc:date>
          </office:change-info>
          <table:previous table:id="ct1409">
            <table:change-track-table-cell office:value-type="string">
              <text:p>lv_LV</text:p>
            </table:change-track-table-cell>
          </table:previous>
        </table:cell-content-change>
        <table:cell-content-change table:id="ct1825">
          <table:cell-address table:column="16" table:row="72" table:table="0"/>
          <office:change-info>
            <dc:creator> </dc:creator>
            <dc:date>2023-03-05T09:05:26.739000000</dc:date>
          </office:change-info>
          <table:previous table:id="ct60">
            <table:change-track-table-cell office:value-type="string">
              <text:p>de_DE,fr_FR </text:p>
            </table:change-track-table-cell>
          </table:previous>
        </table:cell-content-change>
        <table:cell-content-change table:id="ct1826">
          <table:cell-address table:column="17" table:row="72" table:table="0"/>
          <office:change-info>
            <dc:creator> </dc:creator>
            <dc:date>2023-03-05T09:05:31.931000000</dc:date>
          </office:change-info>
          <table:previous table:id="ct61">
            <table:change-track-table-cell office:value-type="string">
              <text:p>de_DE,fr_FR </text:p>
            </table:change-track-table-cell>
          </table:previous>
        </table:cell-content-change>
        <table:cell-content-change table:id="ct1827">
          <table:cell-address table:column="16" table:row="73" table:table="0"/>
          <office:change-info>
            <dc:creator> </dc:creator>
            <dc:date>2023-03-05T09:05:36.379000000</dc:date>
          </office:change-info>
          <table:previous table:id="ct1688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828">
          <table:cell-address table:column="16" table:row="73" table:table="0"/>
          <office:change-info>
            <dc:creator> </dc:creator>
            <dc:date>2023-03-05T09:05:47.521000000</dc:date>
          </office:change-info>
          <table:previous table:id="ct1827">
            <table:change-track-table-cell office:value-type="string">
              <text:p>de_DE,fr_FR,de_LI,de_LI</text:p>
            </table:change-track-table-cell>
          </table:previous>
        </table:cell-content-change>
        <table:cell-content-change table:id="ct1829">
          <table:cell-address table:column="20" table:row="174" table:table="0"/>
          <office:change-info>
            <dc:creator> </dc:creator>
            <dc:date>2023-03-05T11:23:23.043000000</dc:date>
          </office:change-info>
          <table:previous>
            <table:change-track-table-cell/>
          </table:previous>
        </table:cell-content-change>
        <table:cell-content-change table:id="ct1830">
          <table:cell-address table:column="20" table:row="174" table:table="0"/>
          <office:change-info>
            <dc:creator> </dc:creator>
            <dc:date>2023-03-05T11:23:40.597000000</dc:date>
          </office:change-info>
          <table:previous table:id="ct1829">
            <table:change-track-table-cell office:value-type="string">
              <text:p>respect leap-month </text:p>
            </table:change-track-table-cell>
          </table:previous>
        </table:cell-content-change>
        <table:cell-content-change table:id="ct1831">
          <table:cell-address table:column="20" table:row="175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2">
          <table:cell-address table:column="20" table:row="176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3">
          <table:cell-address table:column="20" table:row="177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4">
          <table:cell-address table:column="20" table:row="178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5">
          <table:cell-address table:column="20" table:row="179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6">
          <table:cell-address table:column="20" table:row="180" table:table="0"/>
          <office:change-info>
            <dc:creator> </dc:creator>
            <dc:date>2023-03-05T11:23:52.817000000</dc:date>
          </office:change-info>
          <table:previous>
            <table:change-track-table-cell/>
          </table:previous>
        </table:cell-content-change>
        <table:cell-content-change table:id="ct1837">
          <table:cell-address table:column="16" table:row="7" table:table="0"/>
          <office:change-info>
            <dc:creator> </dc:creator>
            <dc:date>2023-03-06T20:52:19.998000000</dc:date>
          </office:change-info>
          <table:previous table:id="ct1674">
            <table:change-track-table-cell office:value-type="string">
              <text:p>de_DE,fr_FR,es_CR,en_IE,ga_IE,kea_CV,pt_CV,lv_LV,en_LR,vai_Latn_LR,de_LI</text:p>
            </table:change-track-table-cell>
          </table:previous>
        </table:cell-content-change>
        <table:cell-content-change table:id="ct1838">
          <table:cell-address table:column="17" table:row="7" table:table="0"/>
          <office:change-info>
            <dc:creator> </dc:creator>
            <dc:date>2023-03-06T20:52:25.488000000</dc:date>
          </office:change-info>
          <table:previous table:id="ct1675">
            <table:change-track-table-cell office:value-type="string">
              <text:p>de_DE,fr_FR,es_CR,en_IE,ga_IE,kea_CV,pt_CV,lv_LV,en_LR,vai_Latn_LR,de_LI</text:p>
            </table:change-track-table-cell>
          </table:previous>
        </table:cell-content-change>
        <table:cell-content-change table:id="ct1839">
          <table:cell-address table:column="17" table:row="8" table:table="0"/>
          <office:change-info>
            <dc:creator> </dc:creator>
            <dc:date>2023-03-06T20:52:30.265000000</dc:date>
          </office:change-info>
          <table:previous table:id="ct1677">
            <table:change-track-table-cell office:value-type="string">
              <text:p>de_DE,en_IE,ga_IE,lv_LV,de_LI</text:p>
            </table:change-track-table-cell>
          </table:previous>
        </table:cell-content-change>
        <table:cell-content-change table:id="ct1840">
          <table:cell-address table:column="16" table:row="8" table:table="0"/>
          <office:change-info>
            <dc:creator> </dc:creator>
            <dc:date>2023-03-06T20:52:34.178000000</dc:date>
          </office:change-info>
          <table:previous table:id="ct1676">
            <table:change-track-table-cell office:value-type="string">
              <text:p>de_DE,fr_FR,en_IE,ga_IE,lv_LV,de_LI</text:p>
            </table:change-track-table-cell>
          </table:previous>
        </table:cell-content-change>
        <table:cell-content-change table:id="ct1841">
          <table:cell-address table:column="16" table:row="13" table:table="0"/>
          <office:change-info>
            <dc:creator> </dc:creator>
            <dc:date>2023-03-06T20:52:45.747000000</dc:date>
          </office:change-info>
          <table:previous table:id="ct1678">
            <table:change-track-table-cell office:value-type="string">
              <text:p>de_DE,fr_FR,en_GB,es_CR,en_IE,ga_IE,kea_CV,pt_CV,lv_LV,en_LR,vai_Latn_LR,de_LI</text:p>
            </table:change-track-table-cell>
          </table:previous>
        </table:cell-content-change>
        <table:cell-content-change table:id="ct1842">
          <table:cell-address table:column="17" table:row="13" table:table="0"/>
          <office:change-info>
            <dc:creator> </dc:creator>
            <dc:date>2023-03-06T20:52:49.169000000</dc:date>
          </office:change-info>
          <table:previous table:id="ct1679">
            <table:change-track-table-cell office:value-type="string">
              <text:p>de_DE,fr_FR,es_CR,en_IE,ga_IE,kea_CV,pt_CV,lv_LV,en_LR,vai_Latn_LR,de_LI</text:p>
            </table:change-track-table-cell>
          </table:previous>
        </table:cell-content-change>
        <table:cell-content-change table:id="ct1843">
          <table:cell-address table:column="16" table:row="17" table:table="0"/>
          <office:change-info>
            <dc:creator> </dc:creator>
            <dc:date>2023-03-06T20:53:04.865000000</dc:date>
          </office:change-info>
          <table:previous table:id="ct1680">
            <table:change-track-table-cell office:value-type="string">
              <text:p>de_DE,de_LI</text:p>
            </table:change-track-table-cell>
          </table:previous>
        </table:cell-content-change>
        <table:cell-content-change table:id="ct1844">
          <table:cell-address table:column="17" table:row="17" table:table="0"/>
          <office:change-info>
            <dc:creator> </dc:creator>
            <dc:date>2023-03-06T20:53:08.549000000</dc:date>
          </office:change-info>
          <table:previous table:id="ct1681">
            <table:change-track-table-cell office:value-type="string">
              <text:p>de_LI</text:p>
            </table:change-track-table-cell>
          </table:previous>
        </table:cell-content-change>
        <table:cell-content-change table:id="ct1845">
          <table:cell-address table:column="16" table:row="49" table:table="0"/>
          <office:change-info>
            <dc:creator> </dc:creator>
            <dc:date>2023-03-06T20:53:34.091000000</dc:date>
          </office:change-info>
          <table:previous table:id="ct1682">
            <table:change-track-table-cell office:value-type="string">
              <text:p>de_DE,fr_FR,en_GB,es_CR,en_IE,ga_IE,de_LI</text:p>
            </table:change-track-table-cell>
          </table:previous>
        </table:cell-content-change>
        <table:cell-content-change table:id="ct1846">
          <table:cell-address table:column="17" table:row="49" table:table="0"/>
          <office:change-info>
            <dc:creator> </dc:creator>
            <dc:date>2023-03-06T20:53:38.663000000</dc:date>
          </office:change-info>
          <table:previous table:id="ct1683">
            <table:change-track-table-cell office:value-type="string">
              <text:p>de_DE,fr_FR,en_GB,es_CR,en_IE,ga_IE,de_LI</text:p>
            </table:change-track-table-cell>
          </table:previous>
        </table:cell-content-change>
        <table:cell-content-change table:id="ct1847">
          <table:cell-address table:column="16" table:row="50" table:table="0"/>
          <office:change-info>
            <dc:creator> </dc:creator>
            <dc:date>2023-03-06T20:53:48.372000000</dc:date>
          </office:change-info>
          <table:previous table:id="ct1684">
            <table:change-track-table-cell office:value-type="string">
              <text:p>de_DE,fr_FR,en_GB,en_IE,ga_IE,de_LI</text:p>
            </table:change-track-table-cell>
          </table:previous>
        </table:cell-content-change>
        <table:cell-content-change table:id="ct1848">
          <table:cell-address table:column="17" table:row="50" table:table="0"/>
          <office:change-info>
            <dc:creator> </dc:creator>
            <dc:date>2023-03-06T20:53:51.366000000</dc:date>
          </office:change-info>
          <table:previous table:id="ct1685">
            <table:change-track-table-cell office:value-type="string">
              <text:p>de_DE,fr_FR,en_GB,en_IE,ga_IE,de_LI</text:p>
            </table:change-track-table-cell>
          </table:previous>
        </table:cell-content-change>
        <table:cell-content-change table:id="ct1849">
          <table:cell-address table:column="16" table:row="59" table:table="0"/>
          <office:change-info>
            <dc:creator> </dc:creator>
            <dc:date>2023-03-06T20:54:09.968000000</dc:date>
          </office:change-info>
          <table:previous table:id="ct1130">
            <table:change-track-table-cell office:value-type="string">
              <text:p>de_DE,fr_FR,kea_CV,pt_CV</text:p>
            </table:change-track-table-cell>
          </table:previous>
        </table:cell-content-change>
        <table:cell-content-change table:id="ct1850">
          <table:cell-address table:column="17" table:row="59" table:table="0"/>
          <office:change-info>
            <dc:creator> </dc:creator>
            <dc:date>2023-03-06T20:54:13.503000000</dc:date>
          </office:change-info>
          <table:previous table:id="ct1131">
            <table:change-track-table-cell office:value-type="string">
              <text:p>de_DE,fr_FR,kea_CV,pt_CV</text:p>
            </table:change-track-table-cell>
          </table:previous>
        </table:cell-content-change>
        <table:cell-content-change table:id="ct1851">
          <table:cell-address table:column="16" table:row="78" table:table="0"/>
          <office:change-info>
            <dc:creator> </dc:creator>
            <dc:date>2023-03-06T20:55:14.020000000</dc:date>
          </office:change-info>
          <table:previous table:id="ct1694">
            <table:change-track-table-cell office:value-type="string">
              <text:p>de_DE,de_LI</text:p>
            </table:change-track-table-cell>
          </table:previous>
        </table:cell-content-change>
        <table:cell-content-change table:id="ct1852">
          <table:cell-address table:column="17" table:row="78" table:table="0"/>
          <office:change-info>
            <dc:creator> </dc:creator>
            <dc:date>2023-03-06T20:55:18.287000000</dc:date>
          </office:change-info>
          <table:previous table:id="ct1695">
            <table:change-track-table-cell office:value-type="string">
              <text:p>de_LI</text:p>
            </table:change-track-table-cell>
          </table:previous>
        </table:cell-content-change>
        <table:insertion table:id="ct1853" table:type="row" table:position="74" table:table="0">
          <office:change-info>
            <dc:creator> </dc:creator>
            <dc:date>2023-03-06T20:55:38.320000000</dc:date>
          </office:change-info>
          <table:dependencies>
            <table:dependency table:id="ct2559"/>
            <table:dependency table:id="ct1875"/>
            <table:dependency table:id="ct1874"/>
            <table:dependency table:id="ct1873"/>
            <table:dependency table:id="ct1872"/>
            <table:dependency table:id="ct1871"/>
            <table:dependency table:id="ct1870"/>
            <table:dependency table:id="ct1869"/>
            <table:dependency table:id="ct1868"/>
            <table:dependency table:id="ct1867"/>
            <table:dependency table:id="ct1866"/>
            <table:dependency table:id="ct1865"/>
            <table:dependency table:id="ct1864"/>
            <table:dependency table:id="ct1863"/>
            <table:dependency table:id="ct1862"/>
            <table:dependency table:id="ct1861"/>
            <table:dependency table:id="ct1860"/>
            <table:dependency table:id="ct1859"/>
            <table:dependency table:id="ct1858"/>
            <table:dependency table:id="ct1857"/>
            <table:dependency table:id="ct1856"/>
            <table:dependency table:id="ct1855"/>
            <table:dependency table:id="ct1854"/>
          </table:dependencies>
        </table:insertion>
        <table:cell-content-change table:id="ct1854">
          <table:cell-address table:column="1" table:row="74" table:table="0"/>
          <office:change-info>
            <dc:creator> </dc:creator>
            <dc:date>2023-03-06T20:55:46.200000000</dc:date>
          </office:change-info>
          <table:previous>
            <table:change-track-table-cell/>
          </table:previous>
        </table:cell-content-change>
        <table:cell-content-change table:id="ct1855">
          <table:cell-address table:column="2" table:row="74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56">
          <table:cell-address table:column="3" table:row="74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57">
          <table:cell-address table:column="4" table:row="74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58">
          <table:cell-address table:column="5" table:row="74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59">
          <table:cell-address table:column="6" table:row="74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0">
          <table:cell-address table:column="7" table:row="74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1">
          <table:cell-address table:column="13" table:row="74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2">
          <table:cell-address table:column="14" table:row="74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3">
          <table:cell-address table:column="15" table:row="74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4">
          <table:cell-address table:column="16" table:row="74" table:table="0"/>
          <office:change-info>
            <dc:creator> </dc:creator>
            <dc:date>2023-03-06T20:55:46.201000000</dc:date>
          </office:change-info>
          <table:previous>
            <table:change-track-table-cell/>
          </table:previous>
        </table:cell-content-change>
        <table:cell-content-change table:id="ct1865">
          <table:cell-address table:column="2" table:row="74" table:table="0"/>
          <office:change-info>
            <dc:creator> </dc:creator>
            <dc:date>2023-03-06T20:55:49.203000000</dc:date>
          </office:change-info>
          <table:previous table:id="ct1855">
            <table:change-track-table-cell office:value-type="string">
              <text:p>LLL:EXT:timer/Resources/Private/Language/locallang_cal.xlf:calendarDate.hist.greg.towlday</text:p>
            </table:change-track-table-cell>
          </table:previous>
        </table:cell-content-change>
        <table:cell-content-change table:id="ct1866">
          <table:cell-address table:column="5" table:row="74" table:table="0"/>
          <office:change-info>
            <dc:creator> </dc:creator>
            <dc:date>2023-03-06T20:55:53.159000000</dc:date>
          </office:change-info>
          <table:previous table:id="ct1858">
            <table:change-track-table-cell office:value-type="float" office:value="25"/>
          </table:previous>
        </table:cell-content-change>
        <table:cell-content-change table:id="ct1867">
          <table:cell-address table:column="13" table:row="74" table:table="0"/>
          <office:change-info>
            <dc:creator> </dc:creator>
            <dc:date>2023-03-06T20:55:58.690000000</dc:date>
          </office:change-info>
          <table:previous table:id="ct1861">
            <table:change-track-table-cell office:value-type="string">
              <text:p>culture</text:p>
            </table:change-track-table-cell>
          </table:previous>
        </table:cell-content-change>
        <table:cell-content-change table:id="ct1868">
          <table:cell-address table:column="14" table:row="74" table:table="0"/>
          <office:change-info>
            <dc:creator> </dc:creator>
            <dc:date>2023-03-06T20:55:59.217000000</dc:date>
          </office:change-info>
          <table:previous table:id="ct1862">
            <table:change-track-table-cell office:value-type="string">
              <text:p>houmoristic</text:p>
            </table:change-track-table-cell>
          </table:previous>
        </table:cell-content-change>
        <table:cell-content-change table:id="ct1869">
          <table:cell-address table:column="15" table:row="74" table:table="0"/>
          <office:change-info>
            <dc:creator> </dc:creator>
            <dc:date>2023-03-06T20:56:01.360000000</dc:date>
          </office:change-info>
          <table:previous table:id="ct1863">
            <table:change-track-table-cell office:value-type="float" office:value="1"/>
          </table:previous>
        </table:cell-content-change>
        <table:cell-content-change table:id="ct1870">
          <table:cell-address table:column="16" table:row="74" table:table="0"/>
          <office:change-info>
            <dc:creator> </dc:creator>
            <dc:date>2023-03-06T20:56:20.476000000</dc:date>
          </office:change-info>
          <table:previous table:id="ct1864">
            <table:change-track-table-cell office:value-type="string">
              <text:p>de_DE</text:p>
            </table:change-track-table-cell>
          </table:previous>
        </table:cell-content-change>
        <table:cell-content-change table:id="ct1871">
          <table:cell-address table:column="17" table:row="74" table:table="0"/>
          <office:change-info>
            <dc:creator> </dc:creator>
            <dc:date>2023-03-06T20:56:21.673000000</dc:date>
          </office:change-info>
          <table:previous>
            <table:change-track-table-cell/>
          </table:previous>
        </table:cell-content-change>
        <table:cell-content-change table:id="ct1872">
          <table:cell-address table:column="1" table:row="74" table:table="0"/>
          <office:change-info>
            <dc:creator> </dc:creator>
            <dc:date>2023-03-06T20:56:41.580000000</dc:date>
          </office:change-info>
          <table:previous table:id="ct1854">
            <table:change-track-table-cell office:value-type="string">
              <text:p>Welthandtuchtag</text:p>
            </table:change-track-table-cell>
          </table:previous>
        </table:cell-content-change>
        <table:cell-content-change table:id="ct1873">
          <table:cell-address table:column="2" table:row="74" table:table="0"/>
          <office:change-info>
            <dc:creator> </dc:creator>
            <dc:date>2023-03-06T20:56:45.558000000</dc:date>
          </office:change-info>
          <table:previous>
            <table:change-track-table-cell/>
          </table:previous>
        </table:cell-content-change>
        <table:cell-content-change table:id="ct1874">
          <table:cell-address table:column="2" table:row="74" table:table="0"/>
          <office:change-info>
            <dc:creator> </dc:creator>
            <dc:date>2023-03-06T20:57:05.564000000</dc:date>
          </office:change-info>
          <table:previous table:id="ct1873">
            <table:change-track-table-cell office:value-type="string">
              <text:p>LLL:EXT:timer/Resources/Private/Language/locallang_cal.xlf:calendarDate.cult.greg.lrNationalUnificationDay</text:p>
            </table:change-track-table-cell>
          </table:previous>
        </table:cell-content-change>
        <table:cell-content-change table:id="ct1875">
          <table:cell-address table:column="3" table:row="74" table:table="0"/>
          <office:change-info>
            <dc:creator> </dc:creator>
            <dc:date>2023-03-06T20:57:15.678000000</dc:date>
          </office:change-info>
          <table:previous table:id="ct1856">
            <table:change-track-table-cell office:value-type="string">
              <text:p>greg-towlDay</text:p>
            </table:change-track-table-cell>
          </table:previous>
        </table:cell-content-change>
        <table:insertion table:id="ct1876" table:type="row" table:position="82" table:table="0">
          <office:change-info>
            <dc:creator> </dc:creator>
            <dc:date>2023-03-06T20:57:25.352000000</dc:date>
          </office:change-info>
          <table:dependencies>
            <table:dependency table:id="ct2669"/>
            <table:dependency table:id="ct1892"/>
            <table:dependency table:id="ct1891"/>
            <table:dependency table:id="ct1890"/>
            <table:dependency table:id="ct1889"/>
            <table:dependency table:id="ct1888"/>
            <table:dependency table:id="ct1887"/>
            <table:dependency table:id="ct1886"/>
            <table:dependency table:id="ct1885"/>
            <table:dependency table:id="ct1884"/>
            <table:dependency table:id="ct1883"/>
            <table:dependency table:id="ct1882"/>
            <table:dependency table:id="ct1881"/>
            <table:dependency table:id="ct1880"/>
            <table:dependency table:id="ct1879"/>
            <table:dependency table:id="ct1878"/>
            <table:dependency table:id="ct1877"/>
          </table:dependencies>
        </table:insertion>
        <table:cell-content-change table:id="ct1877">
          <table:cell-address table:column="2" table:row="82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78">
          <table:cell-address table:column="1" table:row="82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79">
          <table:cell-address table:column="3" table:row="82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0">
          <table:cell-address table:column="4" table:row="82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1">
          <table:cell-address table:column="5" table:row="82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2">
          <table:cell-address table:column="6" table:row="82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3">
          <table:cell-address table:column="7" table:row="82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4">
          <table:cell-address table:column="13" table:row="82" table:table="0"/>
          <office:change-info>
            <dc:creator> </dc:creator>
            <dc:date>2023-03-06T20:57:29.393000000</dc:date>
          </office:change-info>
          <table:previous>
            <table:change-track-table-cell/>
          </table:previous>
        </table:cell-content-change>
        <table:cell-content-change table:id="ct1885">
          <table:cell-address table:column="15" table:row="82" table:table="0"/>
          <office:change-info>
            <dc:creator> </dc:creator>
            <dc:date>2023-03-06T20:57:29.394000000</dc:date>
          </office:change-info>
          <table:previous>
            <table:change-track-table-cell/>
          </table:previous>
        </table:cell-content-change>
        <table:cell-content-change table:id="ct1886">
          <table:cell-address table:column="16" table:row="82" table:table="0"/>
          <office:change-info>
            <dc:creator> </dc:creator>
            <dc:date>2023-03-06T20:57:29.394000000</dc:date>
          </office:change-info>
          <table:previous>
            <table:change-track-table-cell/>
          </table:previous>
        </table:cell-content-change>
        <table:cell-content-change table:id="ct1887">
          <table:cell-address table:column="17" table:row="82" table:table="0"/>
          <office:change-info>
            <dc:creator> </dc:creator>
            <dc:date>2023-03-06T20:57:29.394000000</dc:date>
          </office:change-info>
          <table:previous>
            <table:change-track-table-cell/>
          </table:previous>
        </table:cell-content-change>
        <table:cell-content-change table:id="ct1888">
          <table:cell-address table:column="5" table:row="82" table:table="0"/>
          <office:change-info>
            <dc:creator> </dc:creator>
            <dc:date>2023-03-06T20:57:33.303000000</dc:date>
          </office:change-info>
          <table:previous table:id="ct1881">
            <table:change-track-table-cell office:value-type="float" office:value="30"/>
          </table:previous>
        </table:cell-content-change>
        <table:cell-content-change table:id="ct1889">
          <table:cell-address table:column="6" table:row="82" table:table="0"/>
          <office:change-info>
            <dc:creator> </dc:creator>
            <dc:date>2023-03-06T20:57:36.820000000</dc:date>
          </office:change-info>
          <table:previous table:id="ct1882">
            <table:change-track-table-cell office:value-type="float" office:value="5"/>
          </table:previous>
        </table:cell-content-change>
        <table:cell-content-change table:id="ct1890">
          <table:cell-address table:column="1" table:row="82" table:table="0"/>
          <office:change-info>
            <dc:creator> </dc:creator>
            <dc:date>2023-03-06T20:58:04.349000000</dc:date>
          </office:change-info>
          <table:previous table:id="ct1878">
            <table:change-track-table-cell office:value-type="string">
              <text:p>Staatsfeiertag Kroatien</text:p>
            </table:change-track-table-cell>
          </table:previous>
        </table:cell-content-change>
        <table:cell-content-change table:id="ct1891">
          <table:cell-address table:column="2" table:row="82" table:table="0"/>
          <office:change-info>
            <dc:creator> </dc:creator>
            <dc:date>2023-03-06T20:58:28.156000000</dc:date>
          </office:change-info>
          <table:previous table:id="ct1877">
            <table:change-track-table-cell office:value-type="string">
              <text:p>LLL:EXT:timer/Resources/Private/Language/locallang_cal.xlf:calendarDate.cult.greg.hrNationHoliday</text:p>
            </table:change-track-table-cell>
          </table:previous>
        </table:cell-content-change>
        <table:cell-content-change table:id="ct1892">
          <table:cell-address table:column="3" table:row="82" table:table="0"/>
          <office:change-info>
            <dc:creator> </dc:creator>
            <dc:date>2023-03-06T20:58:34.764000000</dc:date>
          </office:change-info>
          <table:previous table:id="ct1879">
            <table:change-track-table-cell office:value-type="string">
              <text:p>greg-hrNationHoliday</text:p>
            </table:change-track-table-cell>
          </table:previous>
        </table:cell-content-change>
        <table:insertion table:id="ct1893" table:type="row" table:position="96" table:table="0">
          <office:change-info>
            <dc:creator> </dc:creator>
            <dc:date>2023-03-06T20:58:53.828000000</dc:date>
          </office:change-info>
          <table:dependencies>
            <table:dependency table:id="ct2678"/>
            <table:dependency table:id="ct2563"/>
            <table:dependency table:id="ct1909"/>
            <table:dependency table:id="ct1908"/>
            <table:dependency table:id="ct1907"/>
            <table:dependency table:id="ct1906"/>
            <table:dependency table:id="ct1905"/>
            <table:dependency table:id="ct1904"/>
            <table:dependency table:id="ct1903"/>
            <table:dependency table:id="ct1902"/>
            <table:dependency table:id="ct1901"/>
            <table:dependency table:id="ct1900"/>
            <table:dependency table:id="ct1899"/>
            <table:dependency table:id="ct1898"/>
            <table:dependency table:id="ct1897"/>
            <table:dependency table:id="ct1896"/>
            <table:dependency table:id="ct1895"/>
            <table:dependency table:id="ct1894"/>
          </table:dependencies>
        </table:insertion>
        <table:cell-content-change table:id="ct1894">
          <table:cell-address table:column="2" table:row="96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5">
          <table:cell-address table:column="1" table:row="96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6">
          <table:cell-address table:column="3" table:row="96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7">
          <table:cell-address table:column="4" table:row="96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8">
          <table:cell-address table:column="5" table:row="96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899">
          <table:cell-address table:column="6" table:row="96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0">
          <table:cell-address table:column="7" table:row="96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1">
          <table:cell-address table:column="13" table:row="96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2">
          <table:cell-address table:column="15" table:row="96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3">
          <table:cell-address table:column="16" table:row="96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4">
          <table:cell-address table:column="17" table:row="96" table:table="0"/>
          <office:change-info>
            <dc:creator> </dc:creator>
            <dc:date>2023-03-06T20:58:57.466000000</dc:date>
          </office:change-info>
          <table:previous>
            <table:change-track-table-cell/>
          </table:previous>
        </table:cell-content-change>
        <table:cell-content-change table:id="ct1905">
          <table:cell-address table:column="5" table:row="96" table:table="0"/>
          <office:change-info>
            <dc:creator> </dc:creator>
            <dc:date>2023-03-06T20:59:02.057000000</dc:date>
          </office:change-info>
          <table:previous table:id="ct1898">
            <table:change-track-table-cell office:value-type="float" office:value="22"/>
          </table:previous>
        </table:cell-content-change>
        <table:cell-content-change table:id="ct1906">
          <table:cell-address table:column="6" table:row="96" table:table="0"/>
          <office:change-info>
            <dc:creator> </dc:creator>
            <dc:date>2023-03-06T20:59:04.523000000</dc:date>
          </office:change-info>
          <table:previous table:id="ct1899">
            <table:change-track-table-cell office:value-type="float" office:value="6"/>
          </table:previous>
        </table:cell-content-change>
        <table:cell-content-change table:id="ct1907">
          <table:cell-address table:column="1" table:row="96" table:table="0"/>
          <office:change-info>
            <dc:creator> </dc:creator>
            <dc:date>2023-03-06T20:59:32.595000000</dc:date>
          </office:change-info>
          <table:previous table:id="ct1895">
            <table:change-track-table-cell office:value-type="string">
              <text:p>Kroation:Tag des antifaschistischen Kampfes</text:p>
            </table:change-track-table-cell>
          </table:previous>
        </table:cell-content-change>
        <table:cell-content-change table:id="ct1908">
          <table:cell-address table:column="3" table:row="96" table:table="0"/>
          <office:change-info>
            <dc:creator> </dc:creator>
            <dc:date>2023-03-06T20:59:46.261000000</dc:date>
          </office:change-info>
          <table:previous table:id="ct1896">
            <table:change-track-table-cell office:value-type="string">
              <text:p>greg-hrDayOfAntifashismFights</text:p>
            </table:change-track-table-cell>
          </table:previous>
        </table:cell-content-change>
        <table:cell-content-change table:id="ct1909">
          <table:cell-address table:column="2" table:row="96" table:table="0"/>
          <office:change-info>
            <dc:creator> </dc:creator>
            <dc:date>2023-03-06T20:59:52.368000000</dc:date>
          </office:change-info>
          <table:previous table:id="ct1894">
            <table:change-track-table-cell office:value-type="string">
              <text:p>LLL:EXT:timer/Resources/Private/Language/locallang_cal.xlf:calendarDate.cult.greg.hrDayOfAntifashismFights</text:p>
            </table:change-track-table-cell>
          </table:previous>
        </table:cell-content-change>
        <table:cell-content-change table:id="ct1910">
          <table:cell-address table:column="16" table:row="100" table:table="0"/>
          <office:change-info>
            <dc:creator> </dc:creator>
            <dc:date>2023-03-06T21:00:19.374000000</dc:date>
          </office:change-info>
          <table:previous table:id="ct1712">
            <table:change-track-table-cell office:value-type="string">
              <text:p>de_DE, fr_FR,kea_CV,pt_CV,de_LI</text:p>
            </table:change-track-table-cell>
          </table:previous>
        </table:cell-content-change>
        <table:cell-content-change table:id="ct1911">
          <table:cell-address table:column="17" table:row="100" table:table="0"/>
          <office:change-info>
            <dc:creator> </dc:creator>
            <dc:date>2023-03-06T21:00:24.041000000</dc:date>
          </office:change-info>
          <table:previous table:id="ct1713">
            <table:change-track-table-cell office:value-type="string">
              <text:p>fr_FR,kea_CV,pt_CV,de_LI</text:p>
            </table:change-track-table-cell>
          </table:previous>
        </table:cell-content-change>
        <table:cell-content-change table:id="ct1912">
          <table:cell-address table:column="16" table:row="121" table:table="0"/>
          <office:change-info>
            <dc:creator> </dc:creator>
            <dc:date>2023-03-06T21:00:55.488000000</dc:date>
          </office:change-info>
          <table:previous table:id="ct1736">
            <table:change-track-table-cell office:value-type="string">
              <text:p>de_DE,fr_FR,kea_CV,pt_CV,de_LI</text:p>
            </table:change-track-table-cell>
          </table:previous>
        </table:cell-content-change>
        <table:cell-content-change table:id="ct1913">
          <table:cell-address table:column="17" table:row="121" table:table="0"/>
          <office:change-info>
            <dc:creator> </dc:creator>
            <dc:date>2023-03-06T21:01:02.637000000</dc:date>
          </office:change-info>
          <table:previous table:id="ct1737">
            <table:change-track-table-cell office:value-type="string">
              <text:p>fr_FR,kea_CV,pt_CV,de_LI</text:p>
            </table:change-track-table-cell>
          </table:previous>
        </table:cell-content-change>
        <table:insertion table:id="ct1914" table:type="row" table:position="128" table:table="0">
          <office:change-info>
            <dc:creator> </dc:creator>
            <dc:date>2023-03-06T21:01:15.228000000</dc:date>
          </office:change-info>
          <table:dependencies>
            <table:dependency table:id="ct2695"/>
            <table:dependency table:id="ct2005"/>
            <table:dependency table:id="ct2004"/>
            <table:dependency table:id="ct1929"/>
            <table:dependency table:id="ct1928"/>
            <table:dependency table:id="ct1927"/>
            <table:dependency table:id="ct1926"/>
            <table:dependency table:id="ct1925"/>
            <table:dependency table:id="ct1924"/>
            <table:dependency table:id="ct1923"/>
            <table:dependency table:id="ct1922"/>
            <table:dependency table:id="ct1921"/>
            <table:dependency table:id="ct1920"/>
            <table:dependency table:id="ct1919"/>
            <table:dependency table:id="ct1918"/>
            <table:dependency table:id="ct1917"/>
            <table:dependency table:id="ct1916"/>
            <table:dependency table:id="ct1915"/>
          </table:dependencies>
        </table:insertion>
        <table:cell-content-change table:id="ct1915">
          <table:cell-address table:column="2" table:row="128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16">
          <table:cell-address table:column="1" table:row="128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17">
          <table:cell-address table:column="3" table:row="128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18">
          <table:cell-address table:column="4" table:row="128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19">
          <table:cell-address table:column="5" table:row="128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0">
          <table:cell-address table:column="6" table:row="128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1">
          <table:cell-address table:column="7" table:row="128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2">
          <table:cell-address table:column="13" table:row="128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3">
          <table:cell-address table:column="15" table:row="128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4">
          <table:cell-address table:column="16" table:row="128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5">
          <table:cell-address table:column="17" table:row="128" table:table="0"/>
          <office:change-info>
            <dc:creator> </dc:creator>
            <dc:date>2023-03-06T21:01:17.683000000</dc:date>
          </office:change-info>
          <table:previous>
            <table:change-track-table-cell/>
          </table:previous>
        </table:cell-content-change>
        <table:cell-content-change table:id="ct1926">
          <table:cell-address table:column="1" table:row="128" table:table="0"/>
          <office:change-info>
            <dc:creator> </dc:creator>
            <dc:date>2023-03-06T21:01:38.586000000</dc:date>
          </office:change-info>
          <table:previous table:id="ct1916">
            <table:change-track-table-cell office:value-type="string">
              <text:p>Kroation: Tag des Sieges und der heimatlichen Dankbarkeit</text:p>
            </table:change-track-table-cell>
          </table:previous>
        </table:cell-content-change>
        <table:cell-content-change table:id="ct1927">
          <table:cell-address table:column="3" table:row="128" table:table="0"/>
          <office:change-info>
            <dc:creator> </dc:creator>
            <dc:date>2023-03-06T21:01:55.822000000</dc:date>
          </office:change-info>
          <table:previous table:id="ct1917">
            <table:change-track-table-cell office:value-type="string">
              <text:p>greg-hrDayOfWinAndThanks</text:p>
            </table:change-track-table-cell>
          </table:previous>
        </table:cell-content-change>
        <table:cell-content-change table:id="ct1928">
          <table:cell-address table:column="2" table:row="128" table:table="0"/>
          <office:change-info>
            <dc:creator> </dc:creator>
            <dc:date>2023-03-06T21:02:05.163000000</dc:date>
          </office:change-info>
          <table:previous table:id="ct1915">
            <table:change-track-table-cell office:value-type="string">
              <text:p>LLL:EXT:timer/Resources/Private/Language/locallang_cal.xlf:calendarDate.cult.greg.hrDayOfWinAndThanks</text:p>
            </table:change-track-table-cell>
          </table:previous>
        </table:cell-content-change>
        <table:cell-content-change table:id="ct1929">
          <table:cell-address table:column="13" table:row="128" table:table="0"/>
          <office:change-info>
            <dc:creator> </dc:creator>
            <dc:date>2023-03-06T21:02:11.234000000</dc:date>
          </office:change-info>
          <table:previous table:id="ct1922">
            <table:change-track-table-cell office:value-type="string">
              <text:p>political</text:p>
            </table:change-track-table-cell>
          </table:previous>
        </table:cell-content-change>
        <table:insertion table:id="ct1930" table:type="row" table:position="144" table:table="0">
          <office:change-info>
            <dc:creator> </dc:creator>
            <dc:date>2023-03-07T06:26:57.682000000</dc:date>
          </office:change-info>
          <table:dependencies>
            <table:dependency table:id="ct2578"/>
            <table:dependency table:id="ct2533"/>
            <table:dependency table:id="ct1939"/>
            <table:dependency table:id="ct1938"/>
            <table:dependency table:id="ct1937"/>
            <table:dependency table:id="ct1936"/>
            <table:dependency table:id="ct1935"/>
            <table:dependency table:id="ct1934"/>
            <table:dependency table:id="ct1933"/>
            <table:dependency table:id="ct1932"/>
            <table:dependency table:id="ct1931"/>
          </table:dependencies>
        </table:insertion>
        <table:cell-content-change table:id="ct1931">
          <table:cell-address table:column="5" table:row="144" table:table="0"/>
          <office:change-info>
            <dc:creator> </dc:creator>
            <dc:date>2023-03-07T06:27:02.945000000</dc:date>
          </office:change-info>
          <table:previous>
            <table:change-track-table-cell/>
          </table:previous>
        </table:cell-content-change>
        <table:cell-content-change table:id="ct1932">
          <table:cell-address table:column="6" table:row="144" table:table="0"/>
          <office:change-info>
            <dc:creator> </dc:creator>
            <dc:date>2023-03-07T06:27:04.455000000</dc:date>
          </office:change-info>
          <table:previous>
            <table:change-track-table-cell/>
          </table:previous>
        </table:cell-content-change>
        <table:cell-content-change table:id="ct1933">
          <table:cell-address table:column="7" table:row="144" table:table="0"/>
          <office:change-info>
            <dc:creator> </dc:creator>
            <dc:date>2023-03-07T06:27:07.113000000</dc:date>
          </office:change-info>
          <table:previous>
            <table:change-track-table-cell/>
          </table:previous>
        </table:cell-content-change>
        <table:cell-content-change table:id="ct1934">
          <table:cell-address table:column="13" table:row="144" table:table="0"/>
          <office:change-info>
            <dc:creator> </dc:creator>
            <dc:date>2023-03-07T06:27:13.232000000</dc:date>
          </office:change-info>
          <table:previous>
            <table:change-track-table-cell/>
          </table:previous>
        </table:cell-content-change>
        <table:cell-content-change table:id="ct1935">
          <table:cell-address table:column="1" table:row="144" table:table="0"/>
          <office:change-info>
            <dc:creator> </dc:creator>
            <dc:date>2023-03-07T06:27:28.358000000</dc:date>
          </office:change-info>
          <table:previous>
            <table:change-track-table-cell/>
          </table:previous>
        </table:cell-content-change>
        <table:cell-content-change table:id="ct1936">
          <table:cell-address table:column="2" table:row="144" table:table="0"/>
          <office:change-info>
            <dc:creator> </dc:creator>
            <dc:date>2023-03-07T06:27:32.865000000</dc:date>
          </office:change-info>
          <table:previous>
            <table:change-track-table-cell/>
          </table:previous>
        </table:cell-content-change>
        <table:cell-content-change table:id="ct1937">
          <table:cell-address table:column="2" table:row="144" table:table="0"/>
          <office:change-info>
            <dc:creator> </dc:creator>
            <dc:date>2023-03-07T06:27:46.359000000</dc:date>
          </office:change-info>
          <table:previous table:id="ct1936">
            <table:change-track-table-cell office:value-type="string">
              <text:p>LLL:EXT:timer/Resources/Private/Language/locallang_cal.xlf:calendarDate.christ.greg.nobelprice</text:p>
            </table:change-track-table-cell>
          </table:previous>
        </table:cell-content-change>
        <table:cell-content-change table:id="ct1938">
          <table:cell-address table:column="3" table:row="144" table:table="0"/>
          <office:change-info>
            <dc:creator> </dc:creator>
            <dc:date>2023-03-07T06:27:50.347000000</dc:date>
          </office:change-info>
          <table:previous>
            <table:change-track-table-cell/>
          </table:previous>
        </table:cell-content-change>
        <table:cell-content-change table:id="ct1939">
          <table:cell-address table:column="16" table:row="144" table:table="0"/>
          <office:change-info>
            <dc:creator> </dc:creator>
            <dc:date>2023-03-07T06:29:24.719000000</dc:date>
          </office:change-info>
          <table:previous>
            <table:change-track-table-cell/>
          </table:previous>
        </table:cell-content-change>
        <table:cell-content-change table:id="ct1940">
          <table:cell-address table:column="16" table:row="7" table:table="0"/>
          <office:change-info>
            <dc:creator> </dc:creator>
            <dc:date>2023-03-07T17:57:33.476000000</dc:date>
          </office:change-info>
          <table:previous table:id="ct1837">
            <table:change-track-table-cell office:value-type="string">
              <text:p>de_DE,fr_FR,es_CR,en_IE,ga_IE,kea_CV,pt_CV,lv_LV,en_LR,vai_Latn_LR,de_LI,hr_HR</text:p>
            </table:change-track-table-cell>
          </table:previous>
        </table:cell-content-change>
        <table:cell-content-change table:id="ct1941">
          <table:cell-address table:column="17" table:row="7" table:table="0"/>
          <office:change-info>
            <dc:creator> </dc:creator>
            <dc:date>2023-03-07T17:57:38.769000000</dc:date>
          </office:change-info>
          <table:previous table:id="ct1838">
            <table:change-track-table-cell office:value-type="string">
              <text:p>de_DE,fr_FR,es_CR,en_IE,ga_IE,kea_CV,pt_CV,lv_LV,en_LR,vai_Latn_LR,de_LI,hr_HR</text:p>
            </table:change-track-table-cell>
          </table:previous>
        </table:cell-content-change>
        <table:insertion table:id="ct1942" table:type="row" table:position="22" table:table="0">
          <office:change-info>
            <dc:creator> </dc:creator>
            <dc:date>2023-03-07T17:57:52.423000000</dc:date>
          </office:change-info>
          <table:dependencies>
            <table:dependency table:id="ct2656"/>
            <table:dependency table:id="ct2545"/>
            <table:dependency table:id="ct2542"/>
            <table:dependency table:id="ct1955"/>
            <table:dependency table:id="ct1954"/>
            <table:dependency table:id="ct1953"/>
            <table:dependency table:id="ct1952"/>
            <table:dependency table:id="ct1951"/>
            <table:dependency table:id="ct1950"/>
            <table:dependency table:id="ct1949"/>
            <table:dependency table:id="ct1948"/>
            <table:dependency table:id="ct1947"/>
            <table:dependency table:id="ct1946"/>
            <table:dependency table:id="ct1945"/>
            <table:dependency table:id="ct1944"/>
            <table:dependency table:id="ct1943"/>
          </table:dependencies>
        </table:insertion>
        <table:cell-content-change table:id="ct1943">
          <table:cell-address table:column="1" table:row="22" table:table="0"/>
          <office:change-info>
            <dc:creator> </dc:creator>
            <dc:date>2023-03-07T17:58:21.899000000</dc:date>
          </office:change-info>
          <table:previous>
            <table:change-track-table-cell/>
          </table:previous>
        </table:cell-content-change>
        <table:cell-content-change table:id="ct1944">
          <table:cell-address table:column="3" table:row="22" table:table="0"/>
          <office:change-info>
            <dc:creator> </dc:creator>
            <dc:date>2023-03-07T17:58:34.336000000</dc:date>
          </office:change-info>
          <table:previous>
            <table:change-track-table-cell/>
          </table:previous>
        </table:cell-content-change>
        <table:cell-content-change table:id="ct1945">
          <table:cell-address table:column="4" table:row="22" table:table="0"/>
          <office:change-info>
            <dc:creator> </dc:creator>
            <dc:date>2023-03-07T17:58:36.614000000</dc:date>
          </office:change-info>
          <table:previous>
            <table:change-track-table-cell/>
          </table:previous>
        </table:cell-content-change>
        <table:cell-content-change table:id="ct1946">
          <table:cell-address table:column="5" table:row="22" table:table="0"/>
          <office:change-info>
            <dc:creator> </dc:creator>
            <dc:date>2023-03-07T17:58:40.318000000</dc:date>
          </office:change-info>
          <table:previous>
            <table:change-track-table-cell/>
          </table:previous>
        </table:cell-content-change>
        <table:cell-content-change table:id="ct1947">
          <table:cell-address table:column="6" table:row="22" table:table="0"/>
          <office:change-info>
            <dc:creator> </dc:creator>
            <dc:date>2023-03-07T17:58:41.631000000</dc:date>
          </office:change-info>
          <table:previous>
            <table:change-track-table-cell/>
          </table:previous>
        </table:cell-content-change>
        <table:cell-content-change table:id="ct1948">
          <table:cell-address table:column="7" table:row="22" table:table="0"/>
          <office:change-info>
            <dc:creator> </dc:creator>
            <dc:date>2023-03-07T17:58:47.299000000</dc:date>
          </office:change-info>
          <table:previous>
            <table:change-track-table-cell/>
          </table:previous>
        </table:cell-content-change>
        <table:cell-content-change table:id="ct1949">
          <table:cell-address table:column="13" table:row="22" table:table="0"/>
          <office:change-info>
            <dc:creator> </dc:creator>
            <dc:date>2023-03-07T17:58:54.411000000</dc:date>
          </office:change-info>
          <table:previous>
            <table:change-track-table-cell/>
          </table:previous>
        </table:cell-content-change>
        <table:cell-content-change table:id="ct1950">
          <table:cell-address table:column="13" table:row="22" table:table="0"/>
          <office:change-info>
            <dc:creator> </dc:creator>
            <dc:date>2023-03-07T17:58:57.165000000</dc:date>
          </office:change-info>
          <table:previous table:id="ct1949">
            <table:change-track-table-cell office:value-type="string">
              <text:p>cultuire</text:p>
            </table:change-track-table-cell>
          </table:previous>
        </table:cell-content-change>
        <table:cell-content-change table:id="ct1951">
          <table:cell-address table:column="15" table:row="22" table:table="0"/>
          <office:change-info>
            <dc:creator> </dc:creator>
            <dc:date>2023-03-07T17:59:00.022000000</dc:date>
          </office:change-info>
          <table:previous>
            <table:change-track-table-cell/>
          </table:previous>
        </table:cell-content-change>
        <table:cell-content-change table:id="ct1952">
          <table:cell-address table:column="16" table:row="22" table:table="0"/>
          <office:change-info>
            <dc:creator> </dc:creator>
            <dc:date>2023-03-07T17:59:04.107000000</dc:date>
          </office:change-info>
          <table:previous>
            <table:change-track-table-cell/>
          </table:previous>
        </table:cell-content-change>
        <table:cell-content-change table:id="ct1953">
          <table:cell-address table:column="17" table:row="22" table:table="0"/>
          <office:change-info>
            <dc:creator> </dc:creator>
            <dc:date>2023-03-07T17:59:07.692000000</dc:date>
          </office:change-info>
          <table:previous>
            <table:change-track-table-cell/>
          </table:previous>
        </table:cell-content-change>
        <table:cell-content-change table:id="ct1954">
          <table:cell-address table:column="0" table:row="22" table:table="0"/>
          <office:change-info>
            <dc:creator> </dc:creator>
            <dc:date>2023-03-07T17:59:23.274000000</dc:date>
          </office:change-info>
          <table:previous>
            <table:change-track-table-cell/>
          </table:previous>
        </table:cell-content-change>
        <table:cell-content-change table:id="ct1955">
          <table:cell-address table:column="0" table:row="22" table:table="0"/>
          <office:change-info>
            <dc:creator> </dc:creator>
            <dc:date>2023-03-07T17:59:37.283000000</dc:date>
          </office:change-info>
          <table:previous table:id="ct1954">
            <table:change-track-table-cell office:value-type="string">
              <text:p>mcSainteDevota</text:p>
            </table:change-track-table-cell>
          </table:previous>
        </table:cell-content-change>
        <table:cell-content-change table:id="ct1956">
          <table:cell-address table:column="16" table:row="48" table:table="0"/>
          <office:change-info>
            <dc:creator> </dc:creator>
            <dc:date>2023-03-07T17:59:54.499000000</dc:date>
          </office:change-info>
          <table:previous table:id="ct1819">
            <table:change-track-table-cell office:value-type="string">
              <text:p>de_DE,fr_FR,en_GB,es_CR,en_IE,ga_IE,de_LI</text:p>
            </table:change-track-table-cell>
          </table:previous>
        </table:cell-content-change>
        <table:cell-content-change table:id="ct1957">
          <table:cell-address table:column="17" table:row="48" table:table="0"/>
          <office:change-info>
            <dc:creator> </dc:creator>
            <dc:date>2023-03-07T18:00:01.148000000</dc:date>
          </office:change-info>
          <table:previous table:id="ct1820">
            <table:change-track-table-cell office:value-type="string">
              <text:p>de_DE,en_GB,es_CR,de_LI</text:p>
            </table:change-track-table-cell>
          </table:previous>
        </table:cell-content-change>
        <table:cell-content-change table:id="ct1958">
          <table:cell-address table:column="16" table:row="49" table:table="0"/>
          <office:change-info>
            <dc:creator> </dc:creator>
            <dc:date>2023-03-07T18:00:09.464000000</dc:date>
          </office:change-info>
          <table:previous table:id="ct1845">
            <table:change-track-table-cell office:value-type="string">
              <text:p>de_DE,fr_FR,en_GB,es_CR,en_IE,ga_IE,de_LI,hr_HR</text:p>
            </table:change-track-table-cell>
          </table:previous>
        </table:cell-content-change>
        <table:cell-content-change table:id="ct1959">
          <table:cell-address table:column="17" table:row="49" table:table="0"/>
          <office:change-info>
            <dc:creator> </dc:creator>
            <dc:date>2023-03-07T18:00:15.145000000</dc:date>
          </office:change-info>
          <table:previous table:id="ct1846">
            <table:change-track-table-cell office:value-type="string">
              <text:p>de_DE,fr_FR,en_GB,es_CR,en_IE,ga_IE,de_LI,hr_HR</text:p>
            </table:change-track-table-cell>
          </table:previous>
        </table:cell-content-change>
        <table:cell-content-change table:id="ct1960">
          <table:cell-address table:column="16" table:row="59" table:table="0"/>
          <office:change-info>
            <dc:creator> </dc:creator>
            <dc:date>2023-03-07T18:00:43.036000000</dc:date>
          </office:change-info>
          <table:previous table:id="ct1849">
            <table:change-track-table-cell office:value-type="string">
              <text:p>de_DE,fr_FR,kea_CV,pt_CV,hr_HR</text:p>
            </table:change-track-table-cell>
          </table:previous>
        </table:cell-content-change>
        <table:cell-content-change table:id="ct1961">
          <table:cell-address table:column="17" table:row="59" table:table="0"/>
          <office:change-info>
            <dc:creator> </dc:creator>
            <dc:date>2023-03-07T18:00:49.018000000</dc:date>
          </office:change-info>
          <table:previous table:id="ct1850">
            <table:change-track-table-cell office:value-type="string">
              <text:p>de_DE,fr_FR,kea_CV,pt_CV,hr_HR</text:p>
            </table:change-track-table-cell>
          </table:previous>
        </table:cell-content-change>
        <table:cell-content-change table:id="ct1962">
          <table:cell-address table:column="16" table:row="71" table:table="0"/>
          <office:change-info>
            <dc:creator> </dc:creator>
            <dc:date>2023-03-07T18:01:14.089000000</dc:date>
          </office:change-info>
          <table:previous table:id="ct1686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3">
          <table:cell-address table:column="17" table:row="71" table:table="0"/>
          <office:change-info>
            <dc:creator> </dc:creator>
            <dc:date>2023-03-07T18:01:20.903000000</dc:date>
          </office:change-info>
          <table:previous table:id="ct1687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4">
          <table:cell-address table:column="16" table:row="72" table:table="0"/>
          <office:change-info>
            <dc:creator> </dc:creator>
            <dc:date>2023-03-07T18:02:12.142000000</dc:date>
          </office:change-info>
          <table:previous table:id="ct1825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5">
          <table:cell-address table:column="17" table:row="72" table:table="0"/>
          <office:change-info>
            <dc:creator> </dc:creator>
            <dc:date>2023-03-07T18:02:20.638000000</dc:date>
          </office:change-info>
          <table:previous table:id="ct1826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6">
          <table:cell-address table:column="16" table:row="73" table:table="0"/>
          <office:change-info>
            <dc:creator> </dc:creator>
            <dc:date>2023-03-07T18:02:31.926000000</dc:date>
          </office:change-info>
          <table:previous table:id="ct1828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7">
          <table:cell-address table:column="17" table:row="73" table:table="0"/>
          <office:change-info>
            <dc:creator> </dc:creator>
            <dc:date>2023-03-07T18:02:40.222000000</dc:date>
          </office:change-info>
          <table:previous table:id="ct1689">
            <table:change-track-table-cell office:value-type="string">
              <text:p>de_DE,fr_FR,de_LI</text:p>
            </table:change-track-table-cell>
          </table:previous>
        </table:cell-content-change>
        <table:cell-content-change table:id="ct1968">
          <table:cell-address table:column="16" table:row="78" table:table="0"/>
          <office:change-info>
            <dc:creator> </dc:creator>
            <dc:date>2023-03-07T18:03:25.541000000</dc:date>
          </office:change-info>
          <table:previous table:id="ct1851">
            <table:change-track-table-cell office:value-type="string">
              <text:p>de_DE,de_LI,hr_HR</text:p>
            </table:change-track-table-cell>
          </table:previous>
        </table:cell-content-change>
        <table:cell-content-change table:id="ct1969">
          <table:cell-address table:column="17" table:row="78" table:table="0"/>
          <office:change-info>
            <dc:creator> </dc:creator>
            <dc:date>2023-03-07T18:03:32.493000000</dc:date>
          </office:change-info>
          <table:previous table:id="ct1852">
            <table:change-track-table-cell office:value-type="string">
              <text:p>de_LI,hr_HR</text:p>
            </table:change-track-table-cell>
          </table:previous>
        </table:cell-content-change>
        <table:cell-content-change table:id="ct1970">
          <table:cell-address table:column="16" table:row="100" table:table="0"/>
          <office:change-info>
            <dc:creator> </dc:creator>
            <dc:date>2023-03-07T18:04:03.721000000</dc:date>
          </office:change-info>
          <table:previous table:id="ct1910">
            <table:change-track-table-cell office:value-type="string">
              <text:p>de_DE, fr_FR,kea_CV,pt_CV,de_LI,hr_HR</text:p>
            </table:change-track-table-cell>
          </table:previous>
        </table:cell-content-change>
        <table:cell-content-change table:id="ct1971">
          <table:cell-address table:column="17" table:row="100" table:table="0"/>
          <office:change-info>
            <dc:creator> </dc:creator>
            <dc:date>2023-03-07T18:04:13.468000000</dc:date>
          </office:change-info>
          <table:previous table:id="ct1911">
            <table:change-track-table-cell office:value-type="string">
              <text:p>fr_FR,kea_CV,pt_CV,de_LI,hr_HR</text:p>
            </table:change-track-table-cell>
          </table:previous>
        </table:cell-content-change>
        <table:cell-content-change table:id="ct1972">
          <table:cell-address table:column="16" table:row="121" table:table="0"/>
          <office:change-info>
            <dc:creator> </dc:creator>
            <dc:date>2023-03-07T18:04:37.261000000</dc:date>
          </office:change-info>
          <table:previous table:id="ct1912">
            <table:change-track-table-cell office:value-type="string">
              <text:p>de_DE,fr_FR,kea_CV,pt_CV,de_LI,hr_HR</text:p>
            </table:change-track-table-cell>
          </table:previous>
        </table:cell-content-change>
        <table:cell-content-change table:id="ct1973">
          <table:cell-address table:column="17" table:row="121" table:table="0"/>
          <office:change-info>
            <dc:creator> </dc:creator>
            <dc:date>2023-03-07T18:04:43.299000000</dc:date>
          </office:change-info>
          <table:previous table:id="ct1913">
            <table:change-track-table-cell office:value-type="string">
              <text:p>fr_FR,kea_CV,pt_CV,de_LI,hr_HR</text:p>
            </table:change-track-table-cell>
          </table:previous>
        </table:cell-content-change>
        <table:insertion table:id="ct1974" table:type="row" table:position="130" table:table="0">
          <office:change-info>
            <dc:creator> </dc:creator>
            <dc:date>2023-03-07T18:05:21.090000000</dc:date>
          </office:change-info>
          <table:dependencies>
            <table:dependency table:id="ct2697"/>
            <table:dependency table:id="ct2573"/>
            <table:dependency table:id="ct1986"/>
            <table:dependency table:id="ct1985"/>
            <table:dependency table:id="ct1984"/>
            <table:dependency table:id="ct1983"/>
            <table:dependency table:id="ct1982"/>
            <table:dependency table:id="ct1981"/>
            <table:dependency table:id="ct1980"/>
            <table:dependency table:id="ct1979"/>
            <table:dependency table:id="ct1978"/>
            <table:dependency table:id="ct1977"/>
            <table:dependency table:id="ct1976"/>
            <table:dependency table:id="ct1975"/>
          </table:dependencies>
        </table:insertion>
        <table:cell-content-change table:id="ct1975">
          <table:cell-address table:column="1" table:row="130" table:table="0"/>
          <office:change-info>
            <dc:creator> </dc:creator>
            <dc:date>2023-03-07T18:05:35.150000000</dc:date>
          </office:change-info>
          <table:previous>
            <table:change-track-table-cell/>
          </table:previous>
        </table:cell-content-change>
        <table:cell-content-change table:id="ct1976">
          <table:cell-address table:column="3" table:row="130" table:table="0"/>
          <office:change-info>
            <dc:creator> </dc:creator>
            <dc:date>2023-03-07T18:05:48.147000000</dc:date>
          </office:change-info>
          <table:previous>
            <table:change-track-table-cell/>
          </table:previous>
        </table:cell-content-change>
        <table:cell-content-change table:id="ct1977">
          <table:cell-address table:column="5" table:row="130" table:table="0"/>
          <office:change-info>
            <dc:creator> </dc:creator>
            <dc:date>2023-03-07T18:05:50.918000000</dc:date>
          </office:change-info>
          <table:previous>
            <table:change-track-table-cell/>
          </table:previous>
        </table:cell-content-change>
        <table:cell-content-change table:id="ct1978">
          <table:cell-address table:column="6" table:row="130" table:table="0"/>
          <office:change-info>
            <dc:creator> </dc:creator>
            <dc:date>2023-03-07T18:05:52.319000000</dc:date>
          </office:change-info>
          <table:previous>
            <table:change-track-table-cell/>
          </table:previous>
        </table:cell-content-change>
        <table:cell-content-change table:id="ct1979">
          <table:cell-address table:column="7" table:row="130" table:table="0"/>
          <office:change-info>
            <dc:creator> </dc:creator>
            <dc:date>2023-03-07T18:05:54.871000000</dc:date>
          </office:change-info>
          <table:previous>
            <table:change-track-table-cell/>
          </table:previous>
        </table:cell-content-change>
        <table:cell-content-change table:id="ct1980">
          <table:cell-address table:column="4" table:row="130" table:table="0"/>
          <office:change-info>
            <dc:creator> </dc:creator>
            <dc:date>2023-03-07T18:05:57.762000000</dc:date>
          </office:change-info>
          <table:previous>
            <table:change-track-table-cell/>
          </table:previous>
        </table:cell-content-change>
        <table:cell-content-change table:id="ct1981">
          <table:cell-address table:column="13" table:row="130" table:table="0"/>
          <office:change-info>
            <dc:creator> </dc:creator>
            <dc:date>2023-03-07T18:06:10.230000000</dc:date>
          </office:change-info>
          <table:previous>
            <table:change-track-table-cell/>
          </table:previous>
        </table:cell-content-change>
        <table:cell-content-change table:id="ct1982">
          <table:cell-address table:column="15" table:row="130" table:table="0"/>
          <office:change-info>
            <dc:creator> </dc:creator>
            <dc:date>2023-03-07T18:06:13.187000000</dc:date>
          </office:change-info>
          <table:previous>
            <table:change-track-table-cell/>
          </table:previous>
        </table:cell-content-change>
        <table:cell-content-change table:id="ct1983">
          <table:cell-address table:column="16" table:row="130" table:table="0"/>
          <office:change-info>
            <dc:creator> </dc:creator>
            <dc:date>2023-03-07T18:06:17.559000000</dc:date>
          </office:change-info>
          <table:previous>
            <table:change-track-table-cell/>
          </table:previous>
        </table:cell-content-change>
        <table:cell-content-change table:id="ct1984">
          <table:cell-address table:column="17" table:row="130" table:table="0"/>
          <office:change-info>
            <dc:creator> </dc:creator>
            <dc:date>2023-03-07T18:06:21.680000000</dc:date>
          </office:change-info>
          <table:previous>
            <table:change-track-table-cell/>
          </table:previous>
        </table:cell-content-change>
        <table:cell-content-change table:id="ct1985">
          <table:cell-address table:column="2" table:row="130" table:table="0"/>
          <office:change-info>
            <dc:creator> </dc:creator>
            <dc:date>2023-03-07T18:06:28.429000000</dc:date>
          </office:change-info>
          <table:previous>
            <table:change-track-table-cell/>
          </table:previous>
        </table:cell-content-change>
        <table:cell-content-change table:id="ct1986">
          <table:cell-address table:column="2" table:row="130" table:table="0"/>
          <office:change-info>
            <dc:creator> </dc:creator>
            <dc:date>2023-03-07T18:06:38.873000000</dc:date>
          </office:change-info>
          <table:previous table:id="ct1985">
            <table:change-track-table-cell office:value-type="string">
              <text:p>LLL:EXT:timer/Resources/Private/Language/locallang_cal.xlf:calendarDate.hist.greg.lvDateOfStateFoundation</text:p>
            </table:change-track-table-cell>
          </table:previous>
        </table:cell-content-change>
        <table:insertion table:id="ct1987" table:type="row" table:position="143" table:table="0">
          <office:change-info>
            <dc:creator> </dc:creator>
            <dc:date>2023-03-07T18:07:40.367000000</dc:date>
          </office:change-info>
          <table:dependencies>
            <table:dependency table:id="ct2400"/>
            <table:dependency table:id="ct2316"/>
            <table:dependency table:id="ct2003"/>
            <table:dependency table:id="ct2000"/>
            <table:dependency table:id="ct1999"/>
            <table:dependency table:id="ct1998"/>
            <table:dependency table:id="ct1997"/>
            <table:dependency table:id="ct1996"/>
            <table:dependency table:id="ct1995"/>
            <table:dependency table:id="ct1994"/>
            <table:dependency table:id="ct1993"/>
            <table:dependency table:id="ct1992"/>
            <table:dependency table:id="ct1991"/>
            <table:dependency table:id="ct1990"/>
            <table:dependency table:id="ct1989"/>
            <table:dependency table:id="ct1988"/>
          </table:dependencies>
        </table:insertion>
        <table:cell-content-change table:id="ct1988">
          <table:cell-address table:column="1" table:row="143" table:table="0"/>
          <office:change-info>
            <dc:creator> </dc:creator>
            <dc:date>2023-03-07T18:07:51.806000000</dc:date>
          </office:change-info>
          <table:previous>
            <table:change-track-table-cell/>
          </table:previous>
        </table:cell-content-change>
        <table:cell-content-change table:id="ct1989">
          <table:cell-address table:column="3" table:row="143" table:table="0"/>
          <office:change-info>
            <dc:creator> </dc:creator>
            <dc:date>2023-03-07T18:08:08.430000000</dc:date>
          </office:change-info>
          <table:previous>
            <table:change-track-table-cell/>
          </table:previous>
        </table:cell-content-change>
        <table:cell-content-change table:id="ct1990">
          <table:cell-address table:column="4" table:row="143" table:table="0"/>
          <office:change-info>
            <dc:creator> </dc:creator>
            <dc:date>2023-03-07T18:08:11.285000000</dc:date>
          </office:change-info>
          <table:previous>
            <table:change-track-table-cell/>
          </table:previous>
        </table:cell-content-change>
        <table:cell-content-change table:id="ct1991">
          <table:cell-address table:column="5" table:row="143" table:table="0"/>
          <office:change-info>
            <dc:creator> </dc:creator>
            <dc:date>2023-03-07T18:08:12.646000000</dc:date>
          </office:change-info>
          <table:previous>
            <table:change-track-table-cell/>
          </table:previous>
        </table:cell-content-change>
        <table:cell-content-change table:id="ct1992">
          <table:cell-address table:column="6" table:row="143" table:table="0"/>
          <office:change-info>
            <dc:creator> </dc:creator>
            <dc:date>2023-03-07T18:08:13.943000000</dc:date>
          </office:change-info>
          <table:previous>
            <table:change-track-table-cell/>
          </table:previous>
        </table:cell-content-change>
        <table:cell-content-change table:id="ct1993">
          <table:cell-address table:column="7" table:row="143" table:table="0"/>
          <office:change-info>
            <dc:creator> </dc:creator>
            <dc:date>2023-03-07T18:08:15.762000000</dc:date>
          </office:change-info>
          <table:previous>
            <table:change-track-table-cell/>
          </table:previous>
        </table:cell-content-change>
        <table:cell-content-change table:id="ct1994">
          <table:cell-address table:column="13" table:row="143" table:table="0"/>
          <office:change-info>
            <dc:creator> </dc:creator>
            <dc:date>2023-03-07T18:08:19.264000000</dc:date>
          </office:change-info>
          <table:previous>
            <table:change-track-table-cell/>
          </table:previous>
        </table:cell-content-change>
        <table:cell-content-change table:id="ct1995">
          <table:cell-address table:column="15" table:row="143" table:table="0"/>
          <office:change-info>
            <dc:creator> </dc:creator>
            <dc:date>2023-03-07T18:08:21.872000000</dc:date>
          </office:change-info>
          <table:previous>
            <table:change-track-table-cell/>
          </table:previous>
        </table:cell-content-change>
        <table:cell-content-change table:id="ct1996">
          <table:cell-address table:column="16" table:row="143" table:table="0"/>
          <office:change-info>
            <dc:creator> </dc:creator>
            <dc:date>2023-03-07T18:08:24.151000000</dc:date>
          </office:change-info>
          <table:previous>
            <table:change-track-table-cell/>
          </table:previous>
        </table:cell-content-change>
        <table:cell-content-change table:id="ct1997">
          <table:cell-address table:column="17" table:row="143" table:table="0"/>
          <office:change-info>
            <dc:creator> </dc:creator>
            <dc:date>2023-03-07T18:08:28.074000000</dc:date>
          </office:change-info>
          <table:previous>
            <table:change-track-table-cell/>
          </table:previous>
        </table:cell-content-change>
        <table:cell-content-change table:id="ct1998">
          <table:cell-address table:column="0" table:row="143" table:table="0"/>
          <office:change-info>
            <dc:creator> </dc:creator>
            <dc:date>2023-03-07T18:08:37.540000000</dc:date>
          </office:change-info>
          <table:previous>
            <table:change-track-table-cell/>
          </table:previous>
        </table:cell-content-change>
        <table:cell-content-change table:id="ct1999">
          <table:cell-address table:column="0" table:row="143" table:table="0"/>
          <office:change-info>
            <dc:creator> </dc:creator>
            <dc:date>2023-03-07T18:08:42.958000000</dc:date>
          </office:change-info>
          <table:previous table:id="ct1998">
            <table:change-track-table-cell office:value-type="string">
              <text:p>LLL:EXT:timer/Resources/Private/Language/locallang_cal.xlf:calendarDate.hist.greg.liMariaPregnancy</text:p>
            </table:change-track-table-cell>
          </table:previous>
        </table:cell-content-change>
        <table:cell-content-change table:id="ct2000">
          <table:cell-address table:column="1" table:row="143" table:table="0"/>
          <office:change-info>
            <dc:creator> </dc:creator>
            <dc:date>2023-03-07T18:08:50.511000000</dc:date>
          </office:change-info>
          <table:previous table:id="ct1988">
            <table:change-track-table-cell office:value-type="string">
              <text:p>Unbefleckte Emfängnis</text:p>
            </table:change-track-table-cell>
          </table:previous>
        </table:cell-content-change>
        <table:cell-content-change table:id="ct2001">
          <table:cell-address table:column="16" table:row="141" table:table="0"/>
          <office:change-info>
            <dc:creator> </dc:creator>
            <dc:date>2023-03-07T18:09:15.167000000</dc:date>
          </office:change-info>
          <table:previous table:id="ct1749">
            <table:change-track-table-cell office:value-type="string">
              <text:p>de_LI</text:p>
            </table:change-track-table-cell>
          </table:previous>
        </table:cell-content-change>
        <table:cell-content-change table:id="ct2002">
          <table:cell-address table:column="17" table:row="141" table:table="0"/>
          <office:change-info>
            <dc:creator> </dc:creator>
            <dc:date>2023-03-07T18:09:19.725000000</dc:date>
          </office:change-info>
          <table:previous table:id="ct1750">
            <table:change-track-table-cell office:value-type="string">
              <text:p>de_LI</text:p>
            </table:change-track-table-cell>
          </table:previous>
        </table:cell-content-change>
        <table:deletion table:id="ct2003" table:type="row" table:position="143" table:table="0">
          <office:change-info>
            <dc:creator> </dc:creator>
            <dc:date>2023-03-07T18:09:29.794000000</dc:date>
          </office:change-info>
          <table:deletions>
            <table:cell-content-deletion table:id="ct1999">
              <table:change-track-table-cell office:value-type="string">
                <text:p>LLL:EXT:timer/Resources/Private/Language/locallang_cal.xlf:calendarDate.hist.greg.mcMariaPregnancy</text:p>
              </table:change-track-table-cell>
            </table:cell-content-deletion>
            <table:cell-content-deletion table:id="ct1997">
              <table:change-track-table-cell office:value-type="string">
                <text:p>fr_MC</text:p>
              </table:change-track-table-cell>
            </table:cell-content-deletion>
            <table:cell-content-deletion table:id="ct1996">
              <table:change-track-table-cell office:value-type="string">
                <text:p>fr_MC</text:p>
              </table:change-track-table-cell>
            </table:cell-content-deletion>
            <table:cell-content-deletion table:id="ct1995">
              <table:change-track-table-cell office:value-type="float" office:value="5"/>
            </table:cell-content-deletion>
            <table:cell-content-deletion table:id="ct1994">
              <table:change-track-table-cell office:value-type="string">
                <text:p>religion</text:p>
              </table:change-track-table-cell>
            </table:cell-content-deletion>
            <table:cell-content-deletion table:id="ct1993">
              <table:change-track-table-cell office:value-type="string">
                <text:p>gregorian</text:p>
              </table:change-track-table-cell>
            </table:cell-content-deletion>
            <table:cell-content-deletion table:id="ct1992">
              <table:change-track-table-cell office:value-type="float" office:value="12"/>
            </table:cell-content-deletion>
            <table:cell-content-deletion table:id="ct1991">
              <table:change-track-table-cell office:value-type="float" office:value="9"/>
            </table:cell-content-deletion>
            <table:cell-content-deletion table:id="ct1990">
              <table:change-track-table-cell office:value-type="string">
                <text:p>fixed</text:p>
              </table:change-track-table-cell>
            </table:cell-content-deletion>
            <table:cell-content-deletion table:id="ct1989">
              <table:change-track-table-cell office:value-type="string">
                <text:p>greg-mcMariaPregnat</text:p>
              </table:change-track-table-cell>
            </table:cell-content-deletion>
            <table:cell-content-deletion table:id="ct2000">
              <table:change-track-table-cell office:value-type="string">
                <text:p>Monaco:Unbefleckte Emfängnis</text:p>
              </table:change-track-table-cell>
            </table:cell-content-deletion>
            <table:change-deletion table:id="ct1987"/>
          </table:deletions>
        </table:deletion>
        <table:cell-content-change table:id="ct2004">
          <table:cell-address table:column="5" table:row="128" table:table="0"/>
          <office:change-info>
            <dc:creator> </dc:creator>
            <dc:date>2023-03-07T18:14:23.685000000</dc:date>
          </office:change-info>
          <table:previous table:id="ct1919">
            <table:change-track-table-cell office:value-type="float" office:value="5"/>
          </table:previous>
        </table:cell-content-change>
        <table:cell-content-change table:id="ct2005">
          <table:cell-address table:column="6" table:row="128" table:table="0"/>
          <office:change-info>
            <dc:creator> </dc:creator>
            <dc:date>2023-03-07T18:25:02.075000000</dc:date>
          </office:change-info>
          <table:previous table:id="ct1920">
            <table:change-track-table-cell office:value-type="float" office:value="8"/>
          </table:previous>
        </table:cell-content-change>
        <table:insertion table:id="ct2006" table:type="row" table:position="138" table:table="0">
          <office:change-info>
            <dc:creator> </dc:creator>
            <dc:date>2023-03-07T18:25:04.470000000</dc:date>
          </office:change-info>
          <table:dependencies>
            <table:dependency table:id="ct2700"/>
            <table:dependency table:id="ct2576"/>
            <table:dependency table:id="ct2020"/>
            <table:dependency table:id="ct2019"/>
            <table:dependency table:id="ct2018"/>
            <table:dependency table:id="ct2017"/>
            <table:dependency table:id="ct2016"/>
            <table:dependency table:id="ct2015"/>
            <table:dependency table:id="ct2014"/>
            <table:dependency table:id="ct2013"/>
            <table:dependency table:id="ct2012"/>
            <table:dependency table:id="ct2011"/>
            <table:dependency table:id="ct2010"/>
            <table:dependency table:id="ct2009"/>
            <table:dependency table:id="ct2008"/>
            <table:dependency table:id="ct2007"/>
          </table:dependencies>
        </table:insertion>
        <table:cell-content-change table:id="ct2007">
          <table:cell-address table:column="1" table:row="138" table:table="0"/>
          <office:change-info>
            <dc:creator> </dc:creator>
            <dc:date>2023-03-07T18:25:24.462000000</dc:date>
          </office:change-info>
          <table:previous>
            <table:change-track-table-cell/>
          </table:previous>
        </table:cell-content-change>
        <table:cell-content-change table:id="ct2008">
          <table:cell-address table:column="3" table:row="138" table:table="0"/>
          <office:change-info>
            <dc:creator> </dc:creator>
            <dc:date>2023-03-07T18:25:57.545000000</dc:date>
          </office:change-info>
          <table:previous>
            <table:change-track-table-cell/>
          </table:previous>
        </table:cell-content-change>
        <table:cell-content-change table:id="ct2009">
          <table:cell-address table:column="13" table:row="138" table:table="0"/>
          <office:change-info>
            <dc:creator> </dc:creator>
            <dc:date>2023-03-07T18:26:02.085000000</dc:date>
          </office:change-info>
          <table:previous>
            <table:change-track-table-cell/>
          </table:previous>
        </table:cell-content-change>
        <table:cell-content-change table:id="ct2010">
          <table:cell-address table:column="15" table:row="138" table:table="0"/>
          <office:change-info>
            <dc:creator> </dc:creator>
            <dc:date>2023-03-07T18:26:05.386000000</dc:date>
          </office:change-info>
          <table:previous>
            <table:change-track-table-cell/>
          </table:previous>
        </table:cell-content-change>
        <table:cell-content-change table:id="ct2011">
          <table:cell-address table:column="16" table:row="138" table:table="0"/>
          <office:change-info>
            <dc:creator> </dc:creator>
            <dc:date>2023-03-07T18:26:10.182000000</dc:date>
          </office:change-info>
          <table:previous>
            <table:change-track-table-cell/>
          </table:previous>
        </table:cell-content-change>
        <table:cell-content-change table:id="ct2012">
          <table:cell-address table:column="17" table:row="138" table:table="0"/>
          <office:change-info>
            <dc:creator> </dc:creator>
            <dc:date>2023-03-07T18:26:13.738000000</dc:date>
          </office:change-info>
          <table:previous>
            <table:change-track-table-cell/>
          </table:previous>
        </table:cell-content-change>
        <table:cell-content-change table:id="ct2013">
          <table:cell-address table:column="7" table:row="138" table:table="0"/>
          <office:change-info>
            <dc:creator> </dc:creator>
            <dc:date>2023-03-07T18:26:20.425000000</dc:date>
          </office:change-info>
          <table:previous>
            <table:change-track-table-cell/>
          </table:previous>
        </table:cell-content-change>
        <table:cell-content-change table:id="ct2014">
          <table:cell-address table:column="5" table:row="138" table:table="0"/>
          <office:change-info>
            <dc:creator> </dc:creator>
            <dc:date>2023-03-07T18:26:22.927000000</dc:date>
          </office:change-info>
          <table:previous>
            <table:change-track-table-cell/>
          </table:previous>
        </table:cell-content-change>
        <table:cell-content-change table:id="ct2015">
          <table:cell-address table:column="6" table:row="138" table:table="0"/>
          <office:change-info>
            <dc:creator> </dc:creator>
            <dc:date>2023-03-07T18:26:24.058000000</dc:date>
          </office:change-info>
          <table:previous>
            <table:change-track-table-cell/>
          </table:previous>
        </table:cell-content-change>
        <table:cell-content-change table:id="ct2016">
          <table:cell-address table:column="2" table:row="138" table:table="0"/>
          <office:change-info>
            <dc:creator> </dc:creator>
            <dc:date>2023-03-07T18:26:30.687000000</dc:date>
          </office:change-info>
          <table:previous>
            <table:change-track-table-cell/>
          </table:previous>
        </table:cell-content-change>
        <table:cell-content-change table:id="ct2017">
          <table:cell-address table:column="3" table:row="138" table:table="0"/>
          <office:change-info>
            <dc:creator> </dc:creator>
            <dc:date>2023-03-07T18:26:50.305000000</dc:date>
          </office:change-info>
          <table:previous table:id="ct2008">
            <table:change-track-table-cell office:value-type="string">
              <text:p>greg_</text:p>
            </table:change-track-table-cell>
          </table:previous>
        </table:cell-content-change>
        <table:cell-content-change table:id="ct2018">
          <table:cell-address table:column="4" table:row="138" table:table="0"/>
          <office:change-info>
            <dc:creator> </dc:creator>
            <dc:date>2023-03-07T18:27:02.115000000</dc:date>
          </office:change-info>
          <table:previous>
            <table:change-track-table-cell/>
          </table:previous>
        </table:cell-content-change>
        <table:cell-content-change table:id="ct2019">
          <table:cell-address table:column="9" table:row="138" table:table="0"/>
          <office:change-info>
            <dc:creator> </dc:creator>
            <dc:date>2023-03-07T18:27:15.274000000</dc:date>
          </office:change-info>
          <table:previous>
            <table:change-track-table-cell/>
          </table:previous>
        </table:cell-content-change>
        <table:cell-content-change table:id="ct2020">
          <table:cell-address table:column="8" table:row="138" table:table="0"/>
          <office:change-info>
            <dc:creator> </dc:creator>
            <dc:date>2023-03-07T18:27:22.865000000</dc:date>
          </office:change-info>
          <table:previous>
            <table:change-track-table-cell/>
          </table:previous>
        </table:cell-content-change>
        <table:cell-content-change table:id="ct2021">
          <table:cell-address table:column="16" table:row="7" table:table="0"/>
          <office:change-info>
            <dc:creator> </dc:creator>
            <dc:date>2023-03-07T18:27:59.748000000</dc:date>
          </office:change-info>
          <table:previous table:id="ct1940">
            <table:change-track-table-cell office:value-type="string">
              <text:p>de_DE,fr_FR,es_CR,en_IE,ga_IE,kea_CV,pt_CV,lv_LV,en_LR,vai_Latn_LR,de_LI,hr_HR,fr_MC</text:p>
            </table:change-track-table-cell>
          </table:previous>
        </table:cell-content-change>
        <table:cell-content-change table:id="ct2022">
          <table:cell-address table:column="17" table:row="7" table:table="0"/>
          <office:change-info>
            <dc:creator> </dc:creator>
            <dc:date>2023-03-07T18:28:03.562000000</dc:date>
          </office:change-info>
          <table:previous table:id="ct1941">
            <table:change-track-table-cell office:value-type="string">
              <text:p>de_DE,fr_FR,es_CR,en_IE,ga_IE,kea_CV,pt_CV,lv_LV,en_LR,vai_Latn_LR,de_LI,hr_HR,fr_MC</text:p>
            </table:change-track-table-cell>
          </table:previous>
        </table:cell-content-change>
        <table:cell-content-change table:id="ct2023">
          <table:cell-address table:column="16" table:row="13" table:table="0"/>
          <office:change-info>
            <dc:creator> </dc:creator>
            <dc:date>2023-03-07T18:28:16.078000000</dc:date>
          </office:change-info>
          <table:previous table:id="ct1841">
            <table:change-track-table-cell office:value-type="string">
              <text:p>de_DE,fr_FR,en_GB,es_CR,en_IE,ga_IE,kea_CV,pt_CV,lv_LV,en_LR,vai_Latn_LR,de_LI,hr_HR</text:p>
            </table:change-track-table-cell>
          </table:previous>
        </table:cell-content-change>
        <table:cell-content-change table:id="ct2024">
          <table:cell-address table:column="17" table:row="13" table:table="0"/>
          <office:change-info>
            <dc:creator> </dc:creator>
            <dc:date>2023-03-07T18:28:20.047000000</dc:date>
          </office:change-info>
          <table:previous table:id="ct1842">
            <table:change-track-table-cell office:value-type="string">
              <text:p>de_DE,fr_FR,es_CR,en_IE,ga_IE,kea_CV,pt_CV,lv_LV,en_LR,vai_Latn_LR,de_LI,hr_HR</text:p>
            </table:change-track-table-cell>
          </table:previous>
        </table:cell-content-change>
        <table:insertion table:id="ct2025" table:type="row" table:position="23" table:table="0">
          <office:change-info>
            <dc:creator> </dc:creator>
            <dc:date>2023-03-07T18:28:46.792000000</dc:date>
          </office:change-info>
          <table:dependencies>
            <table:dependency table:id="ct2546"/>
            <table:dependency table:id="ct2543"/>
            <table:dependency table:id="ct2051"/>
            <table:dependency table:id="ct2050"/>
            <table:dependency table:id="ct2049"/>
            <table:dependency table:id="ct2034"/>
            <table:dependency table:id="ct2033"/>
            <table:dependency table:id="ct2032"/>
            <table:dependency table:id="ct2031"/>
            <table:dependency table:id="ct2030"/>
            <table:dependency table:id="ct2029"/>
            <table:dependency table:id="ct2028"/>
            <table:dependency table:id="ct2027"/>
            <table:dependency table:id="ct2026"/>
          </table:dependencies>
        </table:insertion>
        <table:cell-content-change table:id="ct2026">
          <table:cell-address table:column="6" table:row="23" table:table="0"/>
          <office:change-info>
            <dc:creator> </dc:creator>
            <dc:date>2023-03-07T18:28:52.217000000</dc:date>
          </office:change-info>
          <table:previous>
            <table:change-track-table-cell/>
          </table:previous>
        </table:cell-content-change>
        <table:cell-content-change table:id="ct2027">
          <table:cell-address table:column="1" table:row="23" table:table="0"/>
          <office:change-info>
            <dc:creator> </dc:creator>
            <dc:date>2023-03-07T18:29:00.565000000</dc:date>
          </office:change-info>
          <table:previous>
            <table:change-track-table-cell/>
          </table:previous>
        </table:cell-content-change>
        <table:cell-content-change table:id="ct2028">
          <table:cell-address table:column="3" table:row="23" table:table="0"/>
          <office:change-info>
            <dc:creator> </dc:creator>
            <dc:date>2023-03-07T18:29:33.193000000</dc:date>
          </office:change-info>
          <table:previous>
            <table:change-track-table-cell/>
          </table:previous>
        </table:cell-content-change>
        <table:cell-content-change table:id="ct2029">
          <table:cell-address table:column="7" table:row="23" table:table="0"/>
          <office:change-info>
            <dc:creator> </dc:creator>
            <dc:date>2023-03-07T18:29:37.113000000</dc:date>
          </office:change-info>
          <table:previous>
            <table:change-track-table-cell/>
          </table:previous>
        </table:cell-content-change>
        <table:cell-content-change table:id="ct2030">
          <table:cell-address table:column="8" table:row="23" table:table="0"/>
          <office:change-info>
            <dc:creator> </dc:creator>
            <dc:date>2023-03-07T18:29:42.939000000</dc:date>
          </office:change-info>
          <table:previous>
            <table:change-track-table-cell/>
          </table:previous>
        </table:cell-content-change>
        <table:cell-content-change table:id="ct2031">
          <table:cell-address table:column="4" table:row="23" table:table="0"/>
          <office:change-info>
            <dc:creator> </dc:creator>
            <dc:date>2023-03-07T18:29:58.747000000</dc:date>
          </office:change-info>
          <table:previous>
            <table:change-track-table-cell/>
          </table:previous>
        </table:cell-content-change>
        <table:cell-content-change table:id="ct2032">
          <table:cell-address table:column="9" table:row="23" table:table="0"/>
          <office:change-info>
            <dc:creator> </dc:creator>
            <dc:date>2023-03-07T18:30:05.808000000</dc:date>
          </office:change-info>
          <table:previous>
            <table:change-track-table-cell/>
          </table:previous>
        </table:cell-content-change>
        <table:cell-content-change table:id="ct2033">
          <table:cell-address table:column="0" table:row="23" table:table="0"/>
          <office:change-info>
            <dc:creator> </dc:creator>
            <dc:date>2023-03-07T18:30:45.139000000</dc:date>
          </office:change-info>
          <table:previous>
            <table:change-track-table-cell/>
          </table:previous>
        </table:cell-content-change>
        <table:cell-content-change table:id="ct2034">
          <table:cell-address table:column="0" table:row="23" table:table="0"/>
          <office:change-info>
            <dc:creator> </dc:creator>
            <dc:date>2023-03-07T18:30:56.469000000</dc:date>
          </office:change-info>
          <table:previous table:id="ct2033">
            <table:change-track-table-cell office:value-type="string">
              <text:p>LLL:EXT:timer/Resources/Private/Language/locallang_cal.xlf:calendarDate.cult.greg.mcSainteDevot</text:p>
            </table:change-track-table-cell>
          </table:previous>
        </table:cell-content-change>
        <table:insertion table:id="ct2035" table:type="row" table:position="43" table:table="0">
          <office:change-info>
            <dc:creator> </dc:creator>
            <dc:date>2023-03-07T18:32:03.037000000</dc:date>
          </office:change-info>
          <table:dependencies>
            <table:dependency table:id="ct2645"/>
            <table:dependency table:id="ct2553"/>
            <table:dependency table:id="ct2056"/>
            <table:dependency table:id="ct2055"/>
            <table:dependency table:id="ct2054"/>
            <table:dependency table:id="ct2053"/>
            <table:dependency table:id="ct2052"/>
            <table:dependency table:id="ct2048"/>
            <table:dependency table:id="ct2047"/>
            <table:dependency table:id="ct2046"/>
            <table:dependency table:id="ct2045"/>
            <table:dependency table:id="ct2044"/>
            <table:dependency table:id="ct2043"/>
            <table:dependency table:id="ct2042"/>
            <table:dependency table:id="ct2041"/>
            <table:dependency table:id="ct2040"/>
            <table:dependency table:id="ct2039"/>
            <table:dependency table:id="ct2038"/>
            <table:dependency table:id="ct2037"/>
            <table:dependency table:id="ct2036"/>
          </table:dependencies>
        </table:insertion>
        <table:cell-content-change table:id="ct2036">
          <table:cell-address table:column="2" table:row="43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37">
          <table:cell-address table:column="1" table:row="43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38">
          <table:cell-address table:column="3" table:row="43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39">
          <table:cell-address table:column="4" table:row="43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0">
          <table:cell-address table:column="6" table:row="43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1">
          <table:cell-address table:column="7" table:row="43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2">
          <table:cell-address table:column="8" table:row="43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3">
          <table:cell-address table:column="9" table:row="43" table:table="0"/>
          <office:change-info>
            <dc:creator> </dc:creator>
            <dc:date>2023-03-07T18:32:05.078000000</dc:date>
          </office:change-info>
          <table:previous>
            <table:change-track-table-cell/>
          </table:previous>
        </table:cell-content-change>
        <table:cell-content-change table:id="ct2044">
          <table:cell-address table:column="1" table:row="43" table:table="0"/>
          <office:change-info>
            <dc:creator> </dc:creator>
            <dc:date>2023-03-07T18:32:25.305000000</dc:date>
          </office:change-info>
          <table:previous table:id="ct2037">
            <table:change-track-table-cell office:value-type="string">
              <text:p>Tag der mexikanischen Verfassung </text:p>
            </table:change-track-table-cell>
          </table:previous>
        </table:cell-content-change>
        <table:cell-content-change table:id="ct2045">
          <table:cell-address table:column="3" table:row="43" table:table="0"/>
          <office:change-info>
            <dc:creator> </dc:creator>
            <dc:date>2023-03-07T18:32:43.233000000</dc:date>
          </office:change-info>
          <table:previous table:id="ct2038">
            <table:change-track-table-cell office:value-type="string">
              <text:p>greg-mxConstituationLayOfMexico</text:p>
            </table:change-track-table-cell>
          </table:previous>
        </table:cell-content-change>
        <table:cell-content-change table:id="ct2046">
          <table:cell-address table:column="2" table:row="43" table:table="0"/>
          <office:change-info>
            <dc:creator> </dc:creator>
            <dc:date>2023-03-07T18:32:48.186000000</dc:date>
          </office:change-info>
          <table:previous table:id="ct2036">
            <table:change-track-table-cell office:value-type="string">
              <text:p>LLL:EXT:timer/Resources/Private/Language/locallang_cal.xlf:calendarDate.cult.greg.mxConstituationLayOfMexico</text:p>
            </table:change-track-table-cell>
          </table:previous>
        </table:cell-content-change>
        <table:cell-content-change table:id="ct2047">
          <table:cell-address table:column="6" table:row="43" table:table="0"/>
          <office:change-info>
            <dc:creator> </dc:creator>
            <dc:date>2023-03-07T18:32:51.959000000</dc:date>
          </office:change-info>
          <table:previous table:id="ct2040">
            <table:change-track-table-cell office:value-type="float" office:value="2"/>
          </table:previous>
        </table:cell-content-change>
        <table:cell-content-change table:id="ct2048">
          <table:cell-address table:column="9" table:row="43" table:table="0"/>
          <office:change-info>
            <dc:creator> </dc:creator>
            <dc:date>2023-03-07T18:32:55.225000000</dc:date>
          </office:change-info>
          <table:previous table:id="ct2043">
            <table:change-track-table-cell office:value-type="float" office:value="1"/>
          </table:previous>
        </table:cell-content-change>
        <table:cell-content-change table:id="ct2049">
          <table:cell-address table:column="13" table:row="23" table:table="0"/>
          <office:change-info>
            <dc:creator> </dc:creator>
            <dc:date>2023-03-07T18:33:05.736000000</dc:date>
          </office:change-info>
          <table:previous>
            <table:change-track-table-cell/>
          </table:previous>
        </table:cell-content-change>
        <table:cell-content-change table:id="ct2050">
          <table:cell-address table:column="16" table:row="23" table:table="0"/>
          <office:change-info>
            <dc:creator> </dc:creator>
            <dc:date>2023-03-07T18:33:11.369000000</dc:date>
          </office:change-info>
          <table:previous>
            <table:change-track-table-cell/>
          </table:previous>
        </table:cell-content-change>
        <table:cell-content-change table:id="ct2051">
          <table:cell-address table:column="17" table:row="23" table:table="0"/>
          <office:change-info>
            <dc:creator> </dc:creator>
            <dc:date>2023-03-07T18:33:14.896000000</dc:date>
          </office:change-info>
          <table:previous>
            <table:change-track-table-cell/>
          </table:previous>
        </table:cell-content-change>
        <table:cell-content-change table:id="ct2052">
          <table:cell-address table:column="13" table:row="43" table:table="0"/>
          <office:change-info>
            <dc:creator> </dc:creator>
            <dc:date>2023-03-07T18:33:23.080000000</dc:date>
          </office:change-info>
          <table:previous>
            <table:change-track-table-cell/>
          </table:previous>
        </table:cell-content-change>
        <table:cell-content-change table:id="ct2053">
          <table:cell-address table:column="16" table:row="43" table:table="0"/>
          <office:change-info>
            <dc:creator> </dc:creator>
            <dc:date>2023-03-07T18:33:23.081000000</dc:date>
          </office:change-info>
          <table:previous>
            <table:change-track-table-cell/>
          </table:previous>
        </table:cell-content-change>
        <table:cell-content-change table:id="ct2054">
          <table:cell-address table:column="17" table:row="43" table:table="0"/>
          <office:change-info>
            <dc:creator> </dc:creator>
            <dc:date>2023-03-07T18:33:23.081000000</dc:date>
          </office:change-info>
          <table:previous>
            <table:change-track-table-cell/>
          </table:previous>
        </table:cell-content-change>
        <table:cell-content-change table:id="ct2055">
          <table:cell-address table:column="13" table:row="43" table:table="0"/>
          <office:change-info>
            <dc:creator> </dc:creator>
            <dc:date>2023-03-07T18:33:27.416000000</dc:date>
          </office:change-info>
          <table:previous table:id="ct2052">
            <table:change-track-table-cell office:value-type="string">
              <text:p>political</text:p>
            </table:change-track-table-cell>
          </table:previous>
        </table:cell-content-change>
        <table:cell-content-change table:id="ct2056">
          <table:cell-address table:column="13" table:row="43" table:table="0"/>
          <office:change-info>
            <dc:creator> </dc:creator>
            <dc:date>2023-03-07T18:33:30.912000000</dc:date>
          </office:change-info>
          <table:previous table:id="ct2055">
            <table:change-track-table-cell office:value-type="string">
              <text:p>culture</text:p>
            </table:change-track-table-cell>
          </table:previous>
        </table:cell-content-change>
        <table:cell-content-change table:id="ct2057">
          <table:cell-address table:column="16" table:row="59" table:table="0"/>
          <office:change-info>
            <dc:creator> </dc:creator>
            <dc:date>2023-03-07T18:33:48.664000000</dc:date>
          </office:change-info>
          <table:previous table:id="ct1960">
            <table:change-track-table-cell office:value-type="string">
              <text:p>de_DE,fr_FR,kea_CV,pt_CV,hr_HR,fr_MC</text:p>
            </table:change-track-table-cell>
          </table:previous>
        </table:cell-content-change>
        <table:cell-content-change table:id="ct2058">
          <table:cell-address table:column="17" table:row="59" table:table="0"/>
          <office:change-info>
            <dc:creator> </dc:creator>
            <dc:date>2023-03-07T18:33:54.991000000</dc:date>
          </office:change-info>
          <table:previous table:id="ct1961">
            <table:change-track-table-cell office:value-type="string">
              <text:p>de_DE,fr_FR,kea_CV,pt_CV,hr_HR,fr_MC</text:p>
            </table:change-track-table-cell>
          </table:previous>
        </table:cell-content-change>
        <table:insertion table:id="ct2059" table:type="row" table:position="108" table:table="0">
          <office:change-info>
            <dc:creator> </dc:creator>
            <dc:date>2023-03-07T18:34:20.175000000</dc:date>
          </office:change-info>
          <table:dependencies>
            <table:dependency table:id="ct2567"/>
            <table:dependency table:id="ct2087"/>
            <table:dependency table:id="ct2085"/>
            <table:dependency table:id="ct2079"/>
            <table:dependency table:id="ct2078"/>
            <table:dependency table:id="ct2077"/>
            <table:dependency table:id="ct2076"/>
            <table:dependency table:id="ct2075"/>
            <table:dependency table:id="ct2074"/>
            <table:dependency table:id="ct2073"/>
            <table:dependency table:id="ct2071"/>
            <table:dependency table:id="ct2070"/>
            <table:dependency table:id="ct2069"/>
            <table:dependency table:id="ct2068"/>
            <table:dependency table:id="ct2067"/>
            <table:dependency table:id="ct2066"/>
            <table:dependency table:id="ct2065"/>
            <table:dependency table:id="ct2064"/>
            <table:dependency table:id="ct2063"/>
            <table:dependency table:id="ct2062"/>
            <table:dependency table:id="ct2061"/>
            <table:dependency table:id="ct2060"/>
          </table:dependencies>
        </table:insertion>
        <table:cell-content-change table:id="ct2060">
          <table:cell-address table:column="1" table:row="108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1">
          <table:cell-address table:column="2" table:row="108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2">
          <table:cell-address table:column="3" table:row="108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3">
          <table:cell-address table:column="4" table:row="108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4">
          <table:cell-address table:column="5" table:row="108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5">
          <table:cell-address table:column="6" table:row="108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6">
          <table:cell-address table:column="7" table:row="108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7">
          <table:cell-address table:column="9" table:row="107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8">
          <table:cell-address table:column="13" table:row="108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69">
          <table:cell-address table:column="15" table:row="108" table:table="0"/>
          <office:change-info>
            <dc:creator> </dc:creator>
            <dc:date>2023-03-07T18:34:27.127000000</dc:date>
          </office:change-info>
          <table:previous>
            <table:change-track-table-cell/>
          </table:previous>
        </table:cell-content-change>
        <table:cell-content-change table:id="ct2070">
          <table:cell-address table:column="16" table:row="107" table:table="0"/>
          <office:change-info>
            <dc:creator> </dc:creator>
            <dc:date>2023-03-07T18:34:27.128000000</dc:date>
          </office:change-info>
          <table:previous>
            <table:change-track-table-cell/>
          </table:previous>
        </table:cell-content-change>
        <table:cell-content-change table:id="ct2071">
          <table:cell-address table:column="17" table:row="107" table:table="0"/>
          <office:change-info>
            <dc:creator> </dc:creator>
            <dc:date>2023-03-07T18:34:27.128000000</dc:date>
          </office:change-info>
          <table:previous>
            <table:change-track-table-cell/>
          </table:previous>
        </table:cell-content-change>
        <table:cell-content-change table:id="ct2072">
          <table:cell-address table:column="1" table:row="107" table:table="0"/>
          <office:change-info>
            <dc:creator> </dc:creator>
            <dc:date>2023-03-07T18:34:35.339000000</dc:date>
          </office:change-info>
          <table:previous table:id="ct597">
            <table:change-track-table-cell office:value-type="string">
              <text:p>Catsa Ricas Unabhängigkeitstag</text:p>
            </table:change-track-table-cell>
          </table:previous>
        </table:cell-content-change>
        <table:cell-content-change table:id="ct2073">
          <table:cell-address table:column="1" table:row="108" table:table="0"/>
          <office:change-info>
            <dc:creator> </dc:creator>
            <dc:date>2023-03-07T18:34:45.352000000</dc:date>
          </office:change-info>
          <table:previous table:id="ct2060">
            <table:change-track-table-cell office:value-type="string">
              <text:p>Catsa Ricas Unabhängigkeitstag</text:p>
            </table:change-track-table-cell>
          </table:previous>
        </table:cell-content-change>
        <table:cell-content-change table:id="ct2074">
          <table:cell-address table:column="1" table:row="108" table:table="0"/>
          <office:change-info>
            <dc:creator> </dc:creator>
            <dc:date>2023-03-07T18:34:50.262000000</dc:date>
          </office:change-info>
          <table:previous table:id="ct2073">
            <table:change-track-table-cell office:value-type="string">
              <text:p>MexikosUnabhängigkeitstag</text:p>
            </table:change-track-table-cell>
          </table:previous>
        </table:cell-content-change>
        <table:cell-content-change table:id="ct2075">
          <table:cell-address table:column="3" table:row="108" table:table="0"/>
          <office:change-info>
            <dc:creator> </dc:creator>
            <dc:date>2023-03-07T18:34:56.232000000</dc:date>
          </office:change-info>
          <table:previous table:id="ct2062">
            <table:change-track-table-cell office:value-type="string">
              <text:p>greg-crDiaIndependencia</text:p>
            </table:change-track-table-cell>
          </table:previous>
        </table:cell-content-change>
        <table:cell-content-change table:id="ct2076">
          <table:cell-address table:column="2" table:row="108" table:table="0"/>
          <office:change-info>
            <dc:creator> </dc:creator>
            <dc:date>2023-03-07T18:35:01.289000000</dc:date>
          </office:change-info>
          <table:previous>
            <table:change-track-table-cell/>
          </table:previous>
        </table:cell-content-change>
        <table:cell-content-change table:id="ct2077">
          <table:cell-address table:column="2" table:row="108" table:table="0"/>
          <office:change-info>
            <dc:creator> </dc:creator>
            <dc:date>2023-03-07T18:35:06.733000000</dc:date>
          </office:change-info>
          <table:previous table:id="ct2061">
            <table:change-track-table-cell office:value-type="string">
              <text:p>LLL:EXT:timer/Resources/Private/Language/locallang_cal.xlf:calendarDate.cult.greg.crDiaIndependencia</text:p>
            </table:change-track-table-cell>
          </table:previous>
        </table:cell-content-change>
        <table:cell-content-change table:id="ct2078">
          <table:cell-address table:column="2" table:row="108" table:table="0"/>
          <office:change-info>
            <dc:creator> </dc:creator>
            <dc:date>2023-03-07T18:35:18.018000000</dc:date>
          </office:change-info>
          <table:previous table:id="ct2076">
            <table:change-track-table-cell office:value-type="string">
              <text:p>LLL:EXT:timer/Resources/Private/Language/locallang_cal.xlf:calendarDate.hist.greg.liMariabirthday</text:p>
            </table:change-track-table-cell>
          </table:previous>
        </table:cell-content-change>
        <table:cell-content-change table:id="ct2079">
          <table:cell-address table:column="5" table:row="108" table:table="0"/>
          <office:change-info>
            <dc:creator> </dc:creator>
            <dc:date>2023-03-07T18:35:23.488000000</dc:date>
          </office:change-info>
          <table:previous table:id="ct2064">
            <table:change-track-table-cell office:value-type="float" office:value="15"/>
          </table:previous>
        </table:cell-content-change>
        <table:cell-content-change table:id="ct2080">
          <table:cell-address table:column="4" table:row="107" table:table="0"/>
          <office:change-info>
            <dc:creator> </dc:creator>
            <dc:date>2023-03-07T18:35:31.498000000</dc:date>
          </office:change-info>
          <table:previous table:id="ct1332">
            <table:change-track-table-cell office:value-type="string">
              <text:p>fixedshifting</text:p>
            </table:change-track-table-cell>
          </table:previous>
        </table:cell-content-change>
        <table:cell-content-change table:id="ct2081">
          <table:cell-address table:column="9" table:row="107" table:table="0"/>
          <office:change-info>
            <dc:creator> </dc:creator>
            <dc:date>2023-03-07T18:35:33.576000000</dc:date>
          </office:change-info>
          <table:previous table:id="ct971">
            <table:change-track-table-cell office:value-type="string">
              <text:p>0,-1,-2,4,0,0,0</text:p>
            </table:change-track-table-cell>
          </table:previous>
        </table:cell-content-change>
        <table:cell-content-change table:id="ct2082">
          <table:cell-address table:column="16" table:row="108" table:table="0"/>
          <office:change-info>
            <dc:creator> </dc:creator>
            <dc:date>2023-03-07T18:35:41.355000000</dc:date>
          </office:change-info>
          <table:previous table:id="ct595">
            <table:change-track-table-cell office:value-type="string">
              <text:p>es_CR</text:p>
            </table:change-track-table-cell>
          </table:previous>
        </table:cell-content-change>
        <table:cell-content-change table:id="ct2083">
          <table:cell-address table:column="17" table:row="108" table:table="0"/>
          <office:change-info>
            <dc:creator> </dc:creator>
            <dc:date>2023-03-07T18:35:43.920000000</dc:date>
          </office:change-info>
          <table:previous table:id="ct596">
            <table:change-track-table-cell office:value-type="string">
              <text:p>es_CR</text:p>
            </table:change-track-table-cell>
          </table:previous>
        </table:cell-content-change>
        <table:movement table:id="ct2084">
          <table:source-range-address table:column="9" table:row="108" table:table="0"/>
          <table:target-range-address table:column="9" table:row="107" table:table="0"/>
          <office:change-info>
            <dc:creator> </dc:creator>
            <dc:date>2023-03-07T18:35:58.904000000</dc:date>
          </office:change-info>
          <table:deletions>
            <table:cell-content-deletion table:id="ct2081">
              <table:change-track-table-cell/>
            </table:cell-content-deletion>
          </table:deletions>
        </table:movement>
        <table:movement table:id="ct2085">
          <table:source-range-address table:start-column="16" table:start-row="107" table:start-table="0" table:end-column="17" table:end-row="107" table:end-table="0"/>
          <table:target-range-address table:start-column="18" table:start-row="108" table:start-table="0" table:end-column="19" table:end-row="108" table:end-table="0"/>
          <office:change-info>
            <dc:creator> </dc:creator>
            <dc:date>2023-03-07T18:36:04.863000000</dc:date>
          </office:change-info>
          <table:dependencies>
            <table:dependency table:id="ct2087"/>
          </table:dependencies>
        </table:movement>
        <table:movement table:id="ct2086">
          <table:source-range-address table:start-column="16" table:start-row="108" table:start-table="0" table:end-column="17" table:end-row="108" table:end-table="0"/>
          <table:target-range-address table:start-column="16" table:start-row="107" table:start-table="0" table:end-column="17" table:end-row="107" table:end-table="0"/>
          <office:change-info>
            <dc:creator> </dc:creator>
            <dc:date>2023-03-07T18:36:09.898000000</dc:date>
          </office:change-info>
        </table:movement>
        <table:movement table:id="ct2087">
          <table:source-range-address table:start-column="18" table:start-row="108" table:start-table="0" table:end-column="19" table:end-row="108" table:end-table="0"/>
          <table:target-range-address table:start-column="16" table:start-row="108" table:start-table="0" table:end-column="17" table:end-row="108" table:end-table="0"/>
          <office:change-info>
            <dc:creator> </dc:creator>
            <dc:date>2023-03-07T18:36:14.186000000</dc:date>
          </office:change-info>
        </table:movement>
        <table:insertion table:id="ct2088" table:type="row" table:position="131" table:table="0">
          <office:change-info>
            <dc:creator> </dc:creator>
            <dc:date>2023-03-07T18:37:04.518000000</dc:date>
          </office:change-info>
          <table:dependencies>
            <table:dependency table:id="ct2574"/>
            <table:dependency table:id="ct2105"/>
            <table:dependency table:id="ct2104"/>
            <table:dependency table:id="ct2103"/>
            <table:dependency table:id="ct2102"/>
            <table:dependency table:id="ct2101"/>
            <table:dependency table:id="ct2100"/>
            <table:dependency table:id="ct2099"/>
            <table:dependency table:id="ct2098"/>
            <table:dependency table:id="ct2097"/>
            <table:dependency table:id="ct2096"/>
            <table:dependency table:id="ct2095"/>
            <table:dependency table:id="ct2094"/>
            <table:dependency table:id="ct2093"/>
            <table:dependency table:id="ct2092"/>
            <table:dependency table:id="ct2091"/>
            <table:dependency table:id="ct2090"/>
            <table:dependency table:id="ct2089"/>
          </table:dependencies>
        </table:insertion>
        <table:cell-content-change table:id="ct2089">
          <table:cell-address table:column="2" table:row="131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0">
          <table:cell-address table:column="1" table:row="131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1">
          <table:cell-address table:column="3" table:row="131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2">
          <table:cell-address table:column="4" table:row="131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3">
          <table:cell-address table:column="6" table:row="131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4">
          <table:cell-address table:column="7" table:row="131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5">
          <table:cell-address table:column="8" table:row="131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6">
          <table:cell-address table:column="9" table:row="131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7">
          <table:cell-address table:column="13" table:row="131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8">
          <table:cell-address table:column="16" table:row="131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099">
          <table:cell-address table:column="17" table:row="131" table:table="0"/>
          <office:change-info>
            <dc:creator> </dc:creator>
            <dc:date>2023-03-07T18:37:07.265000000</dc:date>
          </office:change-info>
          <table:previous>
            <table:change-track-table-cell/>
          </table:previous>
        </table:cell-content-change>
        <table:cell-content-change table:id="ct2100">
          <table:cell-address table:column="1" table:row="131" table:table="0"/>
          <office:change-info>
            <dc:creator> </dc:creator>
            <dc:date>2023-03-07T18:37:24.939000000</dc:date>
          </office:change-info>
          <table:previous table:id="ct2090">
            <table:change-track-table-cell office:value-type="string">
              <text:p>Tag der mexikanischen Verfassung </text:p>
            </table:change-track-table-cell>
          </table:previous>
        </table:cell-content-change>
        <table:cell-content-change table:id="ct2101">
          <table:cell-address table:column="3" table:row="131" table:table="0"/>
          <office:change-info>
            <dc:creator> </dc:creator>
            <dc:date>2023-03-07T18:37:45.215000000</dc:date>
          </office:change-info>
          <table:previous table:id="ct2091">
            <table:change-track-table-cell office:value-type="string">
              <text:p>greg-mxConstituationLayOfMexico</text:p>
            </table:change-track-table-cell>
          </table:previous>
        </table:cell-content-change>
        <table:cell-content-change table:id="ct2102">
          <table:cell-address table:column="2" table:row="131" table:table="0"/>
          <office:change-info>
            <dc:creator> </dc:creator>
            <dc:date>2023-03-07T18:37:51.229000000</dc:date>
          </office:change-info>
          <table:previous table:id="ct2089">
            <table:change-track-table-cell office:value-type="string">
              <text:p>LLL:EXT:timer/Resources/Private/Language/locallang_cal.xlf:calendarDate.cult.greg.mxConstituationLayOfMexico</text:p>
            </table:change-track-table-cell>
          </table:previous>
        </table:cell-content-change>
        <table:cell-content-change table:id="ct2103">
          <table:cell-address table:column="6" table:row="131" table:table="0"/>
          <office:change-info>
            <dc:creator> </dc:creator>
            <dc:date>2023-03-07T18:37:56.279000000</dc:date>
          </office:change-info>
          <table:previous table:id="ct2093">
            <table:change-track-table-cell office:value-type="float" office:value="2"/>
          </table:previous>
        </table:cell-content-change>
        <table:cell-content-change table:id="ct2104">
          <table:cell-address table:column="9" table:row="131" table:table="0"/>
          <office:change-info>
            <dc:creator> </dc:creator>
            <dc:date>2023-03-07T18:38:01.910000000</dc:date>
          </office:change-info>
          <table:previous table:id="ct2096">
            <table:change-track-table-cell office:value-type="float" office:value="1"/>
          </table:previous>
        </table:cell-content-change>
        <table:cell-content-change table:id="ct2105">
          <table:cell-address table:column="13" table:row="131" table:table="0"/>
          <office:change-info>
            <dc:creator> </dc:creator>
            <dc:date>2023-03-07T18:38:07.440000000</dc:date>
          </office:change-info>
          <table:previous table:id="ct2097">
            <table:change-track-table-cell office:value-type="string">
              <text:p>political</text:p>
            </table:change-track-table-cell>
          </table:previous>
        </table:cell-content-change>
        <table:cell-content-change table:id="ct2106">
          <table:cell-address table:column="16" table:row="7" table:table="0"/>
          <office:change-info>
            <dc:creator> </dc:creator>
            <dc:date>2023-03-07T19:24:02.898000000</dc:date>
          </office:change-info>
          <table:previous table:id="ct2021">
            <table:change-track-table-cell office:value-type="string">
              <text:p>de_DE,fr_FR,es_CR,en_IE,ga_IE,kea_CV,pt_CV,lv_LV,en_LR,vai_Latn_LR,de_LI,hr_HR,fr_MC,es_MX</text:p>
            </table:change-track-table-cell>
          </table:previous>
        </table:cell-content-change>
        <table:cell-content-change table:id="ct2107">
          <table:cell-address table:column="17" table:row="7" table:table="0"/>
          <office:change-info>
            <dc:creator> </dc:creator>
            <dc:date>2023-03-07T19:24:07.195000000</dc:date>
          </office:change-info>
          <table:previous table:id="ct2022">
            <table:change-track-table-cell office:value-type="string">
              <text:p>de_DE,fr_FR,es_CR,en_IE,ga_IE,kea_CV,pt_CV,lv_LV,en_LR,vai_Latn_LR,de_LI,hr_HR,fr_MC,es_MX</text:p>
            </table:change-track-table-cell>
          </table:previous>
        </table:cell-content-change>
        <table:cell-content-change table:id="ct2108">
          <table:cell-address table:column="16" table:row="13" table:table="0"/>
          <office:change-info>
            <dc:creator> </dc:creator>
            <dc:date>2023-03-07T19:24:19.681000000</dc:date>
          </office:change-info>
          <table:previous table:id="ct2023">
            <table:change-track-table-cell office:value-type="string">
              <text:p>de_DE,fr_FR,en_GB,es_CR,en_IE,ga_IE,kea_CV,pt_CV,lv_LV,en_LR,vai_Latn_LR,de_LI,hr_HR,es_MX</text:p>
            </table:change-track-table-cell>
          </table:previous>
        </table:cell-content-change>
        <table:cell-content-change table:id="ct2109">
          <table:cell-address table:column="17" table:row="13" table:table="0"/>
          <office:change-info>
            <dc:creator> </dc:creator>
            <dc:date>2023-03-07T19:24:24.304000000</dc:date>
          </office:change-info>
          <table:previous table:id="ct2024">
            <table:change-track-table-cell office:value-type="string">
              <text:p>de_DE,fr_FR,es_CR,en_IE,ga_IE,kea_CV,pt_CV,lv_LV,en_LR,vai_Latn_LR,de_LI,hr_HR,es_MX</text:p>
            </table:change-track-table-cell>
          </table:previous>
        </table:cell-content-change>
        <table:insertion table:id="ct2110" table:type="row" table:position="14" table:table="0">
          <office:change-info>
            <dc:creator> </dc:creator>
            <dc:date>2023-03-07T19:24:31.354000000</dc:date>
          </office:change-info>
          <table:dependencies>
            <table:dependency table:id="ct2659"/>
            <table:dependency table:id="ct2540"/>
            <table:dependency table:id="ct2538"/>
            <table:dependency table:id="ct2193"/>
            <table:dependency table:id="ct2190"/>
            <table:dependency table:id="ct2189"/>
            <table:dependency table:id="ct2128"/>
            <table:dependency table:id="ct2127"/>
            <table:dependency table:id="ct2126"/>
            <table:dependency table:id="ct2125"/>
            <table:dependency table:id="ct2124"/>
            <table:dependency table:id="ct2123"/>
            <table:dependency table:id="ct2122"/>
            <table:dependency table:id="ct2121"/>
            <table:dependency table:id="ct2120"/>
            <table:dependency table:id="ct2119"/>
            <table:dependency table:id="ct2118"/>
            <table:dependency table:id="ct2117"/>
            <table:dependency table:id="ct2116"/>
            <table:dependency table:id="ct2115"/>
            <table:dependency table:id="ct2114"/>
            <table:dependency table:id="ct2113"/>
            <table:dependency table:id="ct2112"/>
            <table:dependency table:id="ct2111"/>
          </table:dependencies>
        </table:insertion>
        <table:cell-content-change table:id="ct2111">
          <table:cell-address table:column="1" table:row="14" table:table="0"/>
          <office:change-info>
            <dc:creator> </dc:creator>
            <dc:date>2023-03-07T19:24:36.030000000</dc:date>
          </office:change-info>
          <table:previous>
            <table:change-track-table-cell/>
          </table:previous>
        </table:cell-content-change>
        <table:cell-content-change table:id="ct2112">
          <table:cell-address table:column="2" table:row="14" table:table="0"/>
          <office:change-info>
            <dc:creator> </dc:creator>
            <dc:date>2023-03-07T19:24:36.030000000</dc:date>
          </office:change-info>
          <table:previous>
            <table:change-track-table-cell/>
          </table:previous>
        </table:cell-content-change>
        <table:cell-content-change table:id="ct2113">
          <table:cell-address table:column="3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4">
          <table:cell-address table:column="4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5">
          <table:cell-address table:column="5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6">
          <table:cell-address table:column="6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7">
          <table:cell-address table:column="7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8">
          <table:cell-address table:column="13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19">
          <table:cell-address table:column="15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20">
          <table:cell-address table:column="16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21">
          <table:cell-address table:column="17" table:row="14" table:table="0"/>
          <office:change-info>
            <dc:creator> </dc:creator>
            <dc:date>2023-03-07T19:24:36.031000000</dc:date>
          </office:change-info>
          <table:previous>
            <table:change-track-table-cell/>
          </table:previous>
        </table:cell-content-change>
        <table:cell-content-change table:id="ct2122">
          <table:cell-address table:column="1" table:row="14" table:table="0"/>
          <office:change-info>
            <dc:creator> </dc:creator>
            <dc:date>2023-03-07T19:24:51.511000000</dc:date>
          </office:change-info>
          <table:previous table:id="ct2111">
            <table:change-track-table-cell office:value-type="string">
              <text:p>Neujahr</text:p>
            </table:change-track-table-cell>
          </table:previous>
        </table:cell-content-change>
        <table:cell-content-change table:id="ct2123">
          <table:cell-address table:column="2" table:row="14" table:table="0"/>
          <office:change-info>
            <dc:creator> </dc:creator>
            <dc:date>2023-03-07T19:24:54.049000000</dc:date>
          </office:change-info>
          <table:previous table:id="ct2112">
            <table:change-track-table-cell office:value-type="string">
              <text:p>LLL:EXT:timer/Resources/Private/Language/locallang_cal.xlf:calendarDate.cult.greg.newyear</text:p>
            </table:change-track-table-cell>
          </table:previous>
        </table:cell-content-change>
        <table:cell-content-change table:id="ct2124">
          <table:cell-address table:column="0" table:row="14" table:table="0"/>
          <office:change-info>
            <dc:creator> </dc:creator>
            <dc:date>2023-03-07T19:25:11.862000000</dc:date>
          </office:change-info>
          <table:previous>
            <table:change-track-table-cell/>
          </table:previous>
        </table:cell-content-change>
        <table:cell-content-change table:id="ct2125">
          <table:cell-address table:column="3" table:row="14" table:table="0"/>
          <office:change-info>
            <dc:creator> </dc:creator>
            <dc:date>2023-03-07T19:25:17.896000000</dc:date>
          </office:change-info>
          <table:previous table:id="ct2113">
            <table:change-track-table-cell office:value-type="string">
              <text:p>greg-newYear</text:p>
            </table:change-track-table-cell>
          </table:previous>
        </table:cell-content-change>
        <table:cell-content-change table:id="ct2126">
          <table:cell-address table:column="5" table:row="14" table:table="0"/>
          <office:change-info>
            <dc:creator> </dc:creator>
            <dc:date>2023-03-07T19:25:19.946000000</dc:date>
          </office:change-info>
          <table:previous table:id="ct2115">
            <table:change-track-table-cell office:value-type="float" office:value="1"/>
          </table:previous>
        </table:cell-content-change>
        <table:cell-content-change table:id="ct2127">
          <table:cell-address table:column="16" table:row="14" table:table="0"/>
          <office:change-info>
            <dc:creator> </dc:creator>
            <dc:date>2023-03-07T19:25:28.414000000</dc:date>
          </office:change-info>
          <table:previous table:id="ct2120">
            <table:change-track-table-cell office:value-type="string">
              <text:p>de_DE,fr_FR,en_GB,es_CR,en_IE,ga_IE,kea_CV,pt_CV,lv_LV,en_LR,vai_Latn_LR,de_LI,hr_HR,es_MX,en_MU</text:p>
            </table:change-track-table-cell>
          </table:previous>
        </table:cell-content-change>
        <table:cell-content-change table:id="ct2128">
          <table:cell-address table:column="17" table:row="14" table:table="0"/>
          <office:change-info>
            <dc:creator> </dc:creator>
            <dc:date>2023-03-07T19:25:34.056000000</dc:date>
          </office:change-info>
          <table:previous table:id="ct2121">
            <table:change-track-table-cell office:value-type="string">
              <text:p>de_DE,fr_FR,es_CR,en_IE,ga_IE,kea_CV,pt_CV,lv_LV,en_LR,vai_Latn_LR,de_LI,hr_HR,es_MX,en_MU</text:p>
            </table:change-track-table-cell>
          </table:previous>
        </table:cell-content-change>
        <table:insertion table:id="ct2129" table:type="row" table:position="24" table:table="0">
          <office:change-info>
            <dc:creator> </dc:creator>
            <dc:date>2023-03-07T19:26:18.423000000</dc:date>
          </office:change-info>
          <table:dependencies>
            <table:dependency table:id="ct2655"/>
            <table:dependency table:id="ct2547"/>
            <table:dependency table:id="ct2544"/>
            <table:dependency table:id="ct2146"/>
            <table:dependency table:id="ct2145"/>
            <table:dependency table:id="ct2144"/>
            <table:dependency table:id="ct2143"/>
            <table:dependency table:id="ct2142"/>
            <table:dependency table:id="ct2141"/>
            <table:dependency table:id="ct2140"/>
            <table:dependency table:id="ct2139"/>
            <table:dependency table:id="ct2138"/>
            <table:dependency table:id="ct2137"/>
            <table:dependency table:id="ct2136"/>
            <table:dependency table:id="ct2135"/>
            <table:dependency table:id="ct2134"/>
            <table:dependency table:id="ct2133"/>
            <table:dependency table:id="ct2132"/>
            <table:dependency table:id="ct2131"/>
            <table:dependency table:id="ct2130"/>
          </table:dependencies>
        </table:insertion>
        <table:cell-content-change table:id="ct2130">
          <table:cell-address table:column="0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1">
          <table:cell-address table:column="1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2">
          <table:cell-address table:column="3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3">
          <table:cell-address table:column="4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4">
          <table:cell-address table:column="5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5">
          <table:cell-address table:column="6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6">
          <table:cell-address table:column="7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7">
          <table:cell-address table:column="13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8">
          <table:cell-address table:column="15" table:row="24" table:table="0"/>
          <office:change-info>
            <dc:creator> </dc:creator>
            <dc:date>2023-03-07T19:26:20.839000000</dc:date>
          </office:change-info>
          <table:previous>
            <table:change-track-table-cell/>
          </table:previous>
        </table:cell-content-change>
        <table:cell-content-change table:id="ct2139">
          <table:cell-address table:column="16" table:row="24" table:table="0"/>
          <office:change-info>
            <dc:creator> </dc:creator>
            <dc:date>2023-03-07T19:26:20.840000000</dc:date>
          </office:change-info>
          <table:previous>
            <table:change-track-table-cell/>
          </table:previous>
        </table:cell-content-change>
        <table:cell-content-change table:id="ct2140">
          <table:cell-address table:column="17" table:row="24" table:table="0"/>
          <office:change-info>
            <dc:creator> </dc:creator>
            <dc:date>2023-03-07T19:26:20.840000000</dc:date>
          </office:change-info>
          <table:previous>
            <table:change-track-table-cell/>
          </table:previous>
        </table:cell-content-change>
        <table:cell-content-change table:id="ct2141">
          <table:cell-address table:column="1" table:row="24" table:table="0"/>
          <office:change-info>
            <dc:creator> </dc:creator>
            <dc:date>2023-03-07T19:26:37.369000000</dc:date>
          </office:change-info>
          <table:previous table:id="ct2131">
            <table:change-track-table-cell office:value-type="string">
              <text:p>Mauritius: Neujahr Zweiter Tag</text:p>
            </table:change-track-table-cell>
          </table:previous>
        </table:cell-content-change>
        <table:cell-content-change table:id="ct2142">
          <table:cell-address table:column="3" table:row="24" table:table="0"/>
          <office:change-info>
            <dc:creator> </dc:creator>
            <dc:date>2023-03-07T19:27:09.346000000</dc:date>
          </office:change-info>
          <table:previous table:id="ct2132">
            <table:change-track-table-cell office:value-type="string">
              <text:p>greg-muNewyearSecondDay</text:p>
            </table:change-track-table-cell>
          </table:previous>
        </table:cell-content-change>
        <table:cell-content-change table:id="ct2143">
          <table:cell-address table:column="0" table:row="24" table:table="0"/>
          <office:change-info>
            <dc:creator> </dc:creator>
            <dc:date>2023-03-07T19:27:15.108000000</dc:date>
          </office:change-info>
          <table:previous table:id="ct2130">
            <table:change-track-table-cell office:value-type="string">
              <text:p>LLL:EXT:timer/Resources/Private/Language/locallang_cal.xlf:calendarDate.cult.greg.muNewyearSecondDay </text:p>
            </table:change-track-table-cell>
          </table:previous>
        </table:cell-content-change>
        <table:cell-content-change table:id="ct2144">
          <table:cell-address table:column="5" table:row="24" table:table="0"/>
          <office:change-info>
            <dc:creator> </dc:creator>
            <dc:date>2023-03-07T19:27:18.684000000</dc:date>
          </office:change-info>
          <table:previous table:id="ct2134">
            <table:change-track-table-cell office:value-type="float" office:value="2"/>
          </table:previous>
        </table:cell-content-change>
        <table:cell-content-change table:id="ct2145">
          <table:cell-address table:column="6" table:row="24" table:table="0"/>
          <office:change-info>
            <dc:creator> </dc:creator>
            <dc:date>2023-03-07T19:27:20.530000000</dc:date>
          </office:change-info>
          <table:previous table:id="ct2135">
            <table:change-track-table-cell office:value-type="float" office:value="1"/>
          </table:previous>
        </table:cell-content-change>
        <table:cell-content-change table:id="ct2146">
          <table:cell-address table:column="13" table:row="24" table:table="0"/>
          <office:change-info>
            <dc:creator> </dc:creator>
            <dc:date>2023-03-07T19:27:25.120000000</dc:date>
          </office:change-info>
          <table:previous table:id="ct2137">
            <table:change-track-table-cell office:value-type="string">
              <text:p>culture</text:p>
            </table:change-track-table-cell>
          </table:previous>
        </table:cell-content-change>
        <table:insertion table:id="ct2147" table:type="row" table:position="37" table:table="0">
          <office:change-info>
            <dc:creator> </dc:creator>
            <dc:date>2023-03-07T19:27:56.669000000</dc:date>
          </office:change-info>
          <table:dependencies>
            <table:dependency table:id="ct2650"/>
            <table:dependency table:id="ct2552"/>
            <table:dependency table:id="ct2162"/>
            <table:dependency table:id="ct2161"/>
            <table:dependency table:id="ct2160"/>
            <table:dependency table:id="ct2159"/>
            <table:dependency table:id="ct2158"/>
            <table:dependency table:id="ct2157"/>
            <table:dependency table:id="ct2156"/>
            <table:dependency table:id="ct2155"/>
            <table:dependency table:id="ct2154"/>
            <table:dependency table:id="ct2153"/>
            <table:dependency table:id="ct2152"/>
            <table:dependency table:id="ct2151"/>
            <table:dependency table:id="ct2150"/>
            <table:dependency table:id="ct2149"/>
            <table:dependency table:id="ct2148"/>
          </table:dependencies>
        </table:insertion>
        <table:cell-content-change table:id="ct2148">
          <table:cell-address table:column="2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49">
          <table:cell-address table:column="1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0">
          <table:cell-address table:column="3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1">
          <table:cell-address table:column="4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2">
          <table:cell-address table:column="5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3">
          <table:cell-address table:column="6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4">
          <table:cell-address table:column="7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5">
          <table:cell-address table:column="13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6">
          <table:cell-address table:column="15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7">
          <table:cell-address table:column="16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8">
          <table:cell-address table:column="17" table:row="37" table:table="0"/>
          <office:change-info>
            <dc:creator> </dc:creator>
            <dc:date>2023-03-07T19:27:58.192000000</dc:date>
          </office:change-info>
          <table:previous>
            <table:change-track-table-cell/>
          </table:previous>
        </table:cell-content-change>
        <table:cell-content-change table:id="ct2159">
          <table:cell-address table:column="2" table:row="37" table:table="0"/>
          <office:change-info>
            <dc:creator> </dc:creator>
            <dc:date>2023-03-07T19:28:14.687000000</dc:date>
          </office:change-info>
          <table:previous table:id="ct2148">
            <table:change-track-table-cell office:value-type="string">
              <text:p>LLL:EXT:timer/Resources/Private/Language/locallang_cal.xlf:calendarDate.cult.greg.muAbolitionOfSlavery</text:p>
            </table:change-track-table-cell>
          </table:previous>
        </table:cell-content-change>
        <table:cell-content-change table:id="ct2160">
          <table:cell-address table:column="1" table:row="37" table:table="0"/>
          <office:change-info>
            <dc:creator> </dc:creator>
            <dc:date>2023-03-07T19:28:23.747000000</dc:date>
          </office:change-info>
          <table:previous table:id="ct2149">
            <table:change-track-table-cell office:value-type="string">
              <text:p>Mauritius: Abschaffung der Sklaverei</text:p>
            </table:change-track-table-cell>
          </table:previous>
        </table:cell-content-change>
        <table:cell-content-change table:id="ct2161">
          <table:cell-address table:column="5" table:row="37" table:table="0"/>
          <office:change-info>
            <dc:creator> </dc:creator>
            <dc:date>2023-03-07T19:28:30.644000000</dc:date>
          </office:change-info>
          <table:previous table:id="ct2152">
            <table:change-track-table-cell office:value-type="float" office:value="1"/>
          </table:previous>
        </table:cell-content-change>
        <table:cell-content-change table:id="ct2162">
          <table:cell-address table:column="6" table:row="37" table:table="0"/>
          <office:change-info>
            <dc:creator> </dc:creator>
            <dc:date>2023-03-07T19:28:32.116000000</dc:date>
          </office:change-info>
          <table:previous table:id="ct2153">
            <table:change-track-table-cell office:value-type="float" office:value="2"/>
          </table:previous>
        </table:cell-content-change>
        <table:cell-content-change table:id="ct2163">
          <table:cell-address table:column="16" table:row="59" table:table="0"/>
          <office:change-info>
            <dc:creator> </dc:creator>
            <dc:date>2023-03-07T19:29:08.121000000</dc:date>
          </office:change-info>
          <table:previous table:id="ct2057">
            <table:change-track-table-cell office:value-type="string">
              <text:p>de_DE,fr_FR,kea_CV,pt_CV,hr_HR,fr_MC,es_MX</text:p>
            </table:change-track-table-cell>
          </table:previous>
        </table:cell-content-change>
        <table:cell-content-change table:id="ct2164">
          <table:cell-address table:column="17" table:row="59" table:table="0"/>
          <office:change-info>
            <dc:creator> </dc:creator>
            <dc:date>2023-03-07T19:29:11.736000000</dc:date>
          </office:change-info>
          <table:previous table:id="ct2058">
            <table:change-track-table-cell office:value-type="string">
              <text:p>de_DE,fr_FR,kea_CV,pt_CV,hr_HR,fr_MC,es_MX</text:p>
            </table:change-track-table-cell>
          </table:previous>
        </table:cell-content-change>
        <table:insertion table:id="ct2165" table:type="row" table:position="122" table:table="0">
          <office:change-info>
            <dc:creator> </dc:creator>
            <dc:date>2023-03-07T19:30:08.046000000</dc:date>
          </office:change-info>
          <table:dependencies>
            <table:dependency table:id="ct2692"/>
            <table:dependency table:id="ct2571"/>
            <table:dependency table:id="ct2182"/>
            <table:dependency table:id="ct2181"/>
            <table:dependency table:id="ct2180"/>
            <table:dependency table:id="ct2179"/>
            <table:dependency table:id="ct2178"/>
            <table:dependency table:id="ct2177"/>
            <table:dependency table:id="ct2176"/>
            <table:dependency table:id="ct2175"/>
            <table:dependency table:id="ct2174"/>
            <table:dependency table:id="ct2173"/>
            <table:dependency table:id="ct2172"/>
            <table:dependency table:id="ct2171"/>
            <table:dependency table:id="ct2170"/>
            <table:dependency table:id="ct2169"/>
            <table:dependency table:id="ct2168"/>
            <table:dependency table:id="ct2167"/>
            <table:dependency table:id="ct2166"/>
          </table:dependencies>
        </table:insertion>
        <table:cell-content-change table:id="ct2166">
          <table:cell-address table:column="2" table:row="122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67">
          <table:cell-address table:column="1" table:row="122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68">
          <table:cell-address table:column="3" table:row="122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69">
          <table:cell-address table:column="4" table:row="122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0">
          <table:cell-address table:column="5" table:row="122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1">
          <table:cell-address table:column="6" table:row="122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2">
          <table:cell-address table:column="7" table:row="122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3">
          <table:cell-address table:column="13" table:row="122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4">
          <table:cell-address table:column="15" table:row="122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5">
          <table:cell-address table:column="16" table:row="122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6">
          <table:cell-address table:column="17" table:row="122" table:table="0"/>
          <office:change-info>
            <dc:creator> </dc:creator>
            <dc:date>2023-03-07T19:30:10.064000000</dc:date>
          </office:change-info>
          <table:previous>
            <table:change-track-table-cell/>
          </table:previous>
        </table:cell-content-change>
        <table:cell-content-change table:id="ct2177">
          <table:cell-address table:column="3" table:row="122" table:table="0"/>
          <office:change-info>
            <dc:creator> </dc:creator>
            <dc:date>2023-03-07T19:30:47.292000000</dc:date>
          </office:change-info>
          <table:previous table:id="ct2168">
            <table:change-track-table-cell office:value-type="string">
              <text:p>greg-muAbolitionOfSlavery</text:p>
            </table:change-track-table-cell>
          </table:previous>
        </table:cell-content-change>
        <table:cell-content-change table:id="ct2178">
          <table:cell-address table:column="2" table:row="122" table:table="0"/>
          <office:change-info>
            <dc:creator> </dc:creator>
            <dc:date>2023-03-07T19:30:53.995000000</dc:date>
          </office:change-info>
          <table:previous table:id="ct2166">
            <table:change-track-table-cell office:value-type="string">
              <text:p>LLL:EXT:timer/Resources/Private/Language/locallang_cal.xlf:calendarDate.cult.greg.muNationalHoliday</text:p>
            </table:change-track-table-cell>
          </table:previous>
        </table:cell-content-change>
        <table:cell-content-change table:id="ct2179">
          <table:cell-address table:column="1" table:row="122" table:table="0"/>
          <office:change-info>
            <dc:creator> </dc:creator>
            <dc:date>2023-03-07T19:31:04.103000000</dc:date>
          </office:change-info>
          <table:previous table:id="ct2167">
            <table:change-track-table-cell office:value-type="string">
              <text:p>Mauritius: Nationalfeiertag</text:p>
            </table:change-track-table-cell>
          </table:previous>
        </table:cell-content-change>
        <table:cell-content-change table:id="ct2180">
          <table:cell-address table:column="1" table:row="122" table:table="0"/>
          <office:change-info>
            <dc:creator> </dc:creator>
            <dc:date>2023-03-07T19:31:09.689000000</dc:date>
          </office:change-info>
          <table:previous table:id="ct2179">
            <table:change-track-table-cell office:value-type="string">
              <text:p>Mauritius: Ankunft der indischen ArbeiterNationalfeiertag</text:p>
            </table:change-track-table-cell>
          </table:previous>
        </table:cell-content-change>
        <table:cell-content-change table:id="ct2181">
          <table:cell-address table:column="5" table:row="122" table:table="0"/>
          <office:change-info>
            <dc:creator> </dc:creator>
            <dc:date>2023-03-07T19:31:15.732000000</dc:date>
          </office:change-info>
          <table:previous table:id="ct2170">
            <table:change-track-table-cell office:value-type="float" office:value="12"/>
          </table:previous>
        </table:cell-content-change>
        <table:cell-content-change table:id="ct2182">
          <table:cell-address table:column="6" table:row="122" table:table="0"/>
          <office:change-info>
            <dc:creator> </dc:creator>
            <dc:date>2023-03-07T19:31:17.348000000</dc:date>
          </office:change-info>
          <table:previous table:id="ct2171">
            <table:change-track-table-cell office:value-type="float" office:value="3"/>
          </table:previous>
        </table:cell-content-change>
        <table:cell-content-change table:id="ct2183">
          <table:cell-address table:column="16" table:row="121" table:table="0"/>
          <office:change-info>
            <dc:creator> </dc:creator>
            <dc:date>2023-03-07T19:31:48.314000000</dc:date>
          </office:change-info>
          <table:previous table:id="ct1972">
            <table:change-track-table-cell office:value-type="string">
              <text:p>de_DE,fr_FR,kea_CV,pt_CV,de_LI,hr_HR,fr_MC</text:p>
            </table:change-track-table-cell>
          </table:previous>
        </table:cell-content-change>
        <table:cell-content-change table:id="ct2184">
          <table:cell-address table:column="17" table:row="121" table:table="0"/>
          <office:change-info>
            <dc:creator> </dc:creator>
            <dc:date>2023-03-07T19:31:54.123000000</dc:date>
          </office:change-info>
          <table:previous table:id="ct1973">
            <table:change-track-table-cell office:value-type="string">
              <text:p>fr_FR,kea_CV,pt_CV,de_LI,hr_HR,fr_MC</text:p>
            </table:change-track-table-cell>
          </table:previous>
        </table:cell-content-change>
        <table:cell-content-change table:id="ct2185">
          <table:cell-address table:column="16" table:row="13" table:table="0"/>
          <office:change-info>
            <dc:creator> </dc:creator>
            <dc:date>2023-03-07T19:34:18.190000000</dc:date>
          </office:change-info>
          <table:previous table:id="ct2108">
            <table:change-track-table-cell office:value-type="string">
              <text:p>de_DE,fr_FR,en_GB,es_CR,en_IE,ga_IE,kea_CV,pt_CV,lv_LV,en_LR,vai_Latn_LR,de_LI,hr_HR,es_MX,en_MU</text:p>
            </table:change-track-table-cell>
          </table:previous>
        </table:cell-content-change>
        <table:cell-content-change table:id="ct2186">
          <table:cell-address table:column="17" table:row="13" table:table="0"/>
          <office:change-info>
            <dc:creator> </dc:creator>
            <dc:date>2023-03-07T19:34:22.200000000</dc:date>
          </office:change-info>
          <table:previous table:id="ct2109">
            <table:change-track-table-cell office:value-type="string">
              <text:p>de_DE,fr_FR,es_CR,en_IE,ga_IE,kea_CV,pt_CV,lv_LV,en_LR,vai_Latn_LR,de_LI,hr_HR,es_MX,en_MU</text:p>
            </table:change-track-table-cell>
          </table:previous>
        </table:cell-content-change>
        <table:cell-content-change table:id="ct2187">
          <table:cell-address table:column="16" table:row="12" table:table="0"/>
          <office:change-info>
            <dc:creator> </dc:creator>
            <dc:date>2023-03-07T19:34:29.381000000</dc:date>
          </office:change-info>
          <table:previous table:id="ct438">
            <table:change-track-table-cell office:value-type="string">
              <text:p>en_GB</text:p>
            </table:change-track-table-cell>
          </table:previous>
        </table:cell-content-change>
        <table:cell-content-change table:id="ct2188">
          <table:cell-address table:column="17" table:row="12" table:table="0"/>
          <office:change-info>
            <dc:creator> </dc:creator>
            <dc:date>2023-03-07T19:34:37.739000000</dc:date>
          </office:change-info>
          <table:previous table:id="ct439">
            <table:change-track-table-cell office:value-type="string">
              <text:p>en_GB</text:p>
            </table:change-track-table-cell>
          </table:previous>
        </table:cell-content-change>
        <table:cell-content-change table:id="ct2189">
          <table:cell-address table:column="4" table:row="14" table:table="0"/>
          <office:change-info>
            <dc:creator> </dc:creator>
            <dc:date>2023-03-07T19:34:48.507000000</dc:date>
          </office:change-info>
          <table:previous table:id="ct2114">
            <table:change-track-table-cell office:value-type="string">
              <text:p>fixed</text:p>
            </table:change-track-table-cell>
          </table:previous>
        </table:cell-content-change>
        <table:cell-content-change table:id="ct2190">
          <table:cell-address table:column="9" table:row="14" table:table="0"/>
          <office:change-info>
            <dc:creator> </dc:creator>
            <dc:date>2023-03-07T19:35:47.331000000</dc:date>
          </office:change-info>
          <table:previous>
            <table:change-track-table-cell/>
          </table:previous>
        </table:cell-content-change>
        <table:cell-content-change table:id="ct2191">
          <table:cell-address table:column="16" table:row="149" table:table="0"/>
          <office:change-info>
            <dc:creator> </dc:creator>
            <dc:date>2023-03-07T19:37:10.257000000</dc:date>
          </office:change-info>
          <table:previous table:id="ct211">
            <table:change-track-table-cell/>
          </table:previous>
        </table:cell-content-change>
        <table:cell-content-change table:id="ct2192">
          <table:cell-address table:column="17" table:row="149" table:table="0"/>
          <office:change-info>
            <dc:creator> </dc:creator>
            <dc:date>2023-03-07T19:37:13.114000000</dc:date>
          </office:change-info>
          <table:previous>
            <table:change-track-table-cell/>
          </table:previous>
        </table:cell-content-change>
        <table:cell-content-change table:id="ct2193">
          <table:cell-address table:column="9" table:row="14" table:table="0"/>
          <office:change-info>
            <dc:creator> </dc:creator>
            <dc:date>2023-03-07T19:39:18.684000000</dc:date>
          </office:change-info>
          <table:previous table:id="ct2190">
            <table:change-track-table-cell office:value-type="string">
              <text:p>1,0,0,0,0,0,1</text:p>
            </table:change-track-table-cell>
          </table:previous>
        </table:cell-content-change>
        <table:cell-content-change table:id="ct2194">
          <table:cell-address table:column="17" table:row="12" table:table="0"/>
          <office:change-info>
            <dc:creator> </dc:creator>
            <dc:date>2023-03-07T19:39:28.954000000</dc:date>
          </office:change-info>
          <table:previous table:id="ct2188">
            <table:change-track-table-cell office:value-type="string">
              <text:p>en_GB,en_MU</text:p>
            </table:change-track-table-cell>
          </table:previous>
        </table:cell-content-change>
        <table:cell-content-change table:id="ct2195">
          <table:cell-address table:column="16" table:row="12" table:table="0"/>
          <office:change-info>
            <dc:creator> </dc:creator>
            <dc:date>2023-03-07T19:39:34.004000000</dc:date>
          </office:change-info>
          <table:previous table:id="ct2187">
            <table:change-track-table-cell office:value-type="string">
              <text:p>en_GB,en_MU</text:p>
            </table:change-track-table-cell>
          </table:previous>
        </table:cell-content-change>
        <table:cell-content-change table:id="ct2196">
          <table:cell-address table:column="16" table:row="13" table:table="0"/>
          <office:change-info>
            <dc:creator> </dc:creator>
            <dc:date>2023-03-07T19:39:38.139000000</dc:date>
          </office:change-info>
          <table:previous table:id="ct2185">
            <table:change-track-table-cell office:value-type="string">
              <text:p>de_DE,fr_FR,en_GB,es_CR,en_IE,ga_IE,kea_CV,pt_CV,lv_LV,en_LR,vai_Latn_LR,de_LI,hr_HR,es_MX</text:p>
            </table:change-track-table-cell>
          </table:previous>
        </table:cell-content-change>
        <table:cell-content-change table:id="ct2197">
          <table:cell-address table:column="17" table:row="13" table:table="0"/>
          <office:change-info>
            <dc:creator> </dc:creator>
            <dc:date>2023-03-07T19:39:41.880000000</dc:date>
          </office:change-info>
          <table:previous table:id="ct2186">
            <table:change-track-table-cell office:value-type="string">
              <text:p>de_DE,fr_FR,es_CR,en_IE,ga_IE,kea_CV,pt_CV,lv_LV,en_LR,vai_Latn_LR,de_LI,hr_HR,es_MX</text:p>
            </table:change-track-table-cell>
          </table:previous>
        </table:cell-content-change>
        <table:insertion table:id="ct2198" table:type="row" table:position="120" table:table="0">
          <office:change-info>
            <dc:creator> </dc:creator>
            <dc:date>2023-03-07T19:44:20.552000000</dc:date>
          </office:change-info>
          <table:dependencies>
            <table:dependency table:id="ct2691"/>
            <table:dependency table:id="ct2690"/>
            <table:dependency table:id="ct2570"/>
            <table:dependency table:id="ct2223"/>
            <table:dependency table:id="ct2222"/>
            <table:dependency table:id="ct2221"/>
            <table:dependency table:id="ct2218"/>
            <table:dependency table:id="ct2217"/>
            <table:dependency table:id="ct2216"/>
            <table:dependency table:id="ct2215"/>
            <table:dependency table:id="ct2214"/>
            <table:dependency table:id="ct2213"/>
            <table:dependency table:id="ct2212"/>
            <table:dependency table:id="ct2211"/>
            <table:dependency table:id="ct2210"/>
            <table:dependency table:id="ct2209"/>
            <table:dependency table:id="ct2208"/>
            <table:dependency table:id="ct2207"/>
            <table:dependency table:id="ct2206"/>
            <table:dependency table:id="ct2205"/>
            <table:dependency table:id="ct2204"/>
            <table:dependency table:id="ct2203"/>
            <table:dependency table:id="ct2202"/>
            <table:dependency table:id="ct2201"/>
            <table:dependency table:id="ct2200"/>
            <table:dependency table:id="ct2199"/>
          </table:dependencies>
        </table:insertion>
        <table:cell-content-change table:id="ct2199">
          <table:cell-address table:column="1" table:row="120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0">
          <table:cell-address table:column="2" table:row="120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1">
          <table:cell-address table:column="3" table:row="120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2">
          <table:cell-address table:column="4" table:row="120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3">
          <table:cell-address table:column="5" table:row="120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4">
          <table:cell-address table:column="6" table:row="120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5">
          <table:cell-address table:column="7" table:row="120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6">
          <table:cell-address table:column="13" table:row="120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7">
          <table:cell-address table:column="14" table:row="120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8">
          <table:cell-address table:column="15" table:row="120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09">
          <table:cell-address table:column="16" table:row="120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10">
          <table:cell-address table:column="17" table:row="120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11">
          <table:cell-address table:column="18" table:row="120" table:table="0"/>
          <office:change-info>
            <dc:creator> </dc:creator>
            <dc:date>2023-03-07T19:44:28.155000000</dc:date>
          </office:change-info>
          <table:previous>
            <table:change-track-table-cell/>
          </table:previous>
        </table:cell-content-change>
        <table:cell-content-change table:id="ct2212">
          <table:cell-address table:column="1" table:row="120" table:table="0"/>
          <office:change-info>
            <dc:creator> </dc:creator>
            <dc:date>2023-03-07T19:44:36.954000000</dc:date>
          </office:change-info>
          <table:previous table:id="ct2199">
            <table:change-track-table-cell office:value-type="string">
              <text:p>Allerheiligen</text:p>
            </table:change-track-table-cell>
          </table:previous>
        </table:cell-content-change>
        <table:cell-content-change table:id="ct2213">
          <table:cell-address table:column="4" table:row="120" table:table="0"/>
          <office:change-info>
            <dc:creator> </dc:creator>
            <dc:date>2023-03-07T19:44:53.373000000</dc:date>
          </office:change-info>
          <table:previous table:id="ct2202">
            <table:change-track-table-cell office:value-type="string">
              <text:p>fixed</text:p>
            </table:change-track-table-cell>
          </table:previous>
        </table:cell-content-change>
        <table:cell-content-change table:id="ct2214">
          <table:cell-address table:column="8" table:row="120" table:table="0"/>
          <office:change-info>
            <dc:creator> </dc:creator>
            <dc:date>2023-03-07T19:45:00.169000000</dc:date>
          </office:change-info>
          <table:previous>
            <table:change-track-table-cell/>
          </table:previous>
        </table:cell-content-change>
        <table:cell-content-change table:id="ct2215">
          <table:cell-address table:column="9" table:row="120" table:table="0"/>
          <office:change-info>
            <dc:creator> </dc:creator>
            <dc:date>2023-03-07T19:45:02.081000000</dc:date>
          </office:change-info>
          <table:previous>
            <table:change-track-table-cell/>
          </table:previous>
        </table:cell-content-change>
        <table:cell-content-change table:id="ct2216">
          <table:cell-address table:column="16" table:row="120" table:table="0"/>
          <office:change-info>
            <dc:creator> </dc:creator>
            <dc:date>2023-03-07T19:45:11.001000000</dc:date>
          </office:change-info>
          <table:previous table:id="ct2209">
            <table:change-track-table-cell office:value-type="string">
              <text:p>de_DE,fr_FR,kea_CV,pt_CV,de_LI,hr_HR,fr_MC,en_MU</text:p>
            </table:change-track-table-cell>
          </table:previous>
        </table:cell-content-change>
        <table:cell-content-change table:id="ct2217">
          <table:cell-address table:column="17" table:row="120" table:table="0"/>
          <office:change-info>
            <dc:creator> </dc:creator>
            <dc:date>2023-03-07T19:45:15.973000000</dc:date>
          </office:change-info>
          <table:previous table:id="ct2210">
            <table:change-track-table-cell office:value-type="string">
              <text:p>fr_FR,kea_CV,pt_CV,de_LI,hr_HR,fr_MC,en_MU</text:p>
            </table:change-track-table-cell>
          </table:previous>
        </table:cell-content-change>
        <table:cell-content-change table:id="ct2218">
          <table:cell-address table:column="18" table:row="120" table:table="0"/>
          <office:change-info>
            <dc:creator> </dc:creator>
            <dc:date>2023-03-07T19:45:19.089000000</dc:date>
          </office:change-info>
          <table:previous table:id="ct2211">
            <table:change-track-table-cell office:value-type="string">
              <text:p>de_DE</text:p>
            </table:change-track-table-cell>
          </table:previous>
        </table:cell-content-change>
        <table:cell-content-change table:id="ct2219">
          <table:cell-address table:column="17" table:row="121" table:table="0"/>
          <office:change-info>
            <dc:creator> </dc:creator>
            <dc:date>2023-03-07T19:45:24.638000000</dc:date>
          </office:change-info>
          <table:previous table:id="ct2184">
            <table:change-track-table-cell office:value-type="string">
              <text:p>fr_FR,kea_CV,pt_CV,de_LI,hr_HR,fr_MC,en_MU</text:p>
            </table:change-track-table-cell>
          </table:previous>
        </table:cell-content-change>
        <table:cell-content-change table:id="ct2220">
          <table:cell-address table:column="16" table:row="121" table:table="0"/>
          <office:change-info>
            <dc:creator> </dc:creator>
            <dc:date>2023-03-07T19:45:28.918000000</dc:date>
          </office:change-info>
          <table:previous table:id="ct2183">
            <table:change-track-table-cell office:value-type="string">
              <text:p>de_DE,fr_FR,kea_CV,pt_CV,de_LI,hr_HR,fr_MC,en_MU</text:p>
            </table:change-track-table-cell>
          </table:previous>
        </table:cell-content-change>
        <table:cell-content-change table:id="ct2221">
          <table:cell-address table:column="2" table:row="120" table:table="0"/>
          <office:change-info>
            <dc:creator> </dc:creator>
            <dc:date>2023-03-07T19:45:39.040000000</dc:date>
          </office:change-info>
          <table:previous table:id="ct2200">
            <table:change-track-table-cell office:value-type="string">
              <text:p>LLL:EXT:timer/Resources/Private/Language/locallang_cal.xlf:calendarDate.hist.greg.allSaintsDay</text:p>
            </table:change-track-table-cell>
          </table:previous>
        </table:cell-content-change>
        <table:cell-content-change table:id="ct2222">
          <table:cell-address table:column="2" table:row="120" table:table="0"/>
          <office:change-info>
            <dc:creator> </dc:creator>
            <dc:date>2023-03-07T19:45:54.889000000</dc:date>
          </office:change-info>
          <table:previous>
            <table:change-track-table-cell/>
          </table:previous>
        </table:cell-content-change>
        <table:cell-content-change table:id="ct2223">
          <table:cell-address table:column="3" table:row="120" table:table="0"/>
          <office:change-info>
            <dc:creator> </dc:creator>
            <dc:date>2023-03-07T19:46:07.490000000</dc:date>
          </office:change-info>
          <table:previous table:id="ct2201">
            <table:change-track-table-cell office:value-type="string">
              <text:p>greg-allSaintsDay</text:p>
            </table:change-track-table-cell>
          </table:previous>
        </table:cell-content-change>
        <table:cell-content-change table:id="ct2224">
          <table:cell-address table:column="16" table:row="157" table:table="0"/>
          <office:change-info>
            <dc:creator> </dc:creator>
            <dc:date>2023-03-08T06:15:55.067000000</dc:date>
          </office:change-info>
          <table:previous>
            <table:change-track-table-cell/>
          </table:previous>
        </table:cell-content-change>
        <table:cell-content-change table:id="ct2225">
          <table:cell-address table:column="17" table:row="157" table:table="0"/>
          <office:change-info>
            <dc:creator> </dc:creator>
            <dc:date>2023-03-08T06:15:58.659000000</dc:date>
          </office:change-info>
          <table:previous>
            <table:change-track-table-cell/>
          </table:previous>
        </table:cell-content-change>
        <table:cell-content-change table:id="ct2226">
          <table:cell-address table:column="16" table:row="7" table:table="0"/>
          <office:change-info>
            <dc:creator> </dc:creator>
            <dc:date>2023-03-10T05:14:24.317000000</dc:date>
          </office:change-info>
          <table:previous table:id="ct2106">
            <table:change-track-table-cell office:value-type="string">
              <text:p>de_DE,fr_FR,es_CR,en_IE,ga_IE,kea_CV,pt_CV,lv_LV,en_LR,vai_Latn_LR,de_LI,hr_HR,fr_MC,es_MX,en_MU</text:p>
            </table:change-track-table-cell>
          </table:previous>
        </table:cell-content-change>
        <table:cell-content-change table:id="ct2227">
          <table:cell-address table:column="17" table:row="7" table:table="0"/>
          <office:change-info>
            <dc:creator> </dc:creator>
            <dc:date>2023-03-10T05:14:30.021000000</dc:date>
          </office:change-info>
          <table:previous table:id="ct2107">
            <table:change-track-table-cell office:value-type="string">
              <text:p>de_DE,fr_FR,es_CR,en_IE,ga_IE,kea_CV,pt_CV,lv_LV,en_LR,vai_Latn_LR,de_LI,hr_HR,fr_MC,es_MX,en_MU</text:p>
            </table:change-track-table-cell>
          </table:previous>
        </table:cell-content-change>
        <table:insertion table:id="ct2228" table:type="row" table:position="47" table:table="0">
          <office:change-info>
            <dc:creator> </dc:creator>
            <dc:date>2023-03-10T05:14:50.439000000</dc:date>
          </office:change-info>
          <table:dependencies>
            <table:dependency table:id="ct2643"/>
            <table:dependency table:id="ct2554"/>
            <table:dependency table:id="ct2264"/>
            <table:dependency table:id="ct2240"/>
            <table:dependency table:id="ct2239"/>
            <table:dependency table:id="ct2238"/>
            <table:dependency table:id="ct2237"/>
            <table:dependency table:id="ct2236"/>
            <table:dependency table:id="ct2235"/>
            <table:dependency table:id="ct2234"/>
            <table:dependency table:id="ct2233"/>
            <table:dependency table:id="ct2232"/>
            <table:dependency table:id="ct2231"/>
            <table:dependency table:id="ct2230"/>
            <table:dependency table:id="ct2229"/>
          </table:dependencies>
        </table:insertion>
        <table:cell-content-change table:id="ct2229">
          <table:cell-address table:column="1" table:row="47" table:table="0"/>
          <office:change-info>
            <dc:creator> </dc:creator>
            <dc:date>2023-03-10T05:15:07.971000000</dc:date>
          </office:change-info>
          <table:previous>
            <table:change-track-table-cell/>
          </table:previous>
        </table:cell-content-change>
        <table:cell-content-change table:id="ct2230">
          <table:cell-address table:column="1" table:row="47" table:table="0"/>
          <office:change-info>
            <dc:creator> </dc:creator>
            <dc:date>2023-03-10T05:15:12.154000000</dc:date>
          </office:change-info>
          <table:previous table:id="ct2229">
            <table:change-track-table-cell office:value-type="string">
              <text:p>Malta: freiheitstag</text:p>
            </table:change-track-table-cell>
          </table:previous>
        </table:cell-content-change>
        <table:cell-content-change table:id="ct2231">
          <table:cell-address table:column="2" table:row="47" table:table="0"/>
          <office:change-info>
            <dc:creator> </dc:creator>
            <dc:date>2023-03-10T05:15:16.814000000</dc:date>
          </office:change-info>
          <table:previous>
            <table:change-track-table-cell/>
          </table:previous>
        </table:cell-content-change>
        <table:cell-content-change table:id="ct2232">
          <table:cell-address table:column="3" table:row="47" table:table="0"/>
          <office:change-info>
            <dc:creator> </dc:creator>
            <dc:date>2023-03-10T05:15:34.761000000</dc:date>
          </office:change-info>
          <table:previous>
            <table:change-track-table-cell/>
          </table:previous>
        </table:cell-content-change>
        <table:cell-content-change table:id="ct2233">
          <table:cell-address table:column="5" table:row="47" table:table="0"/>
          <office:change-info>
            <dc:creator> </dc:creator>
            <dc:date>2023-03-10T05:15:40.372000000</dc:date>
          </office:change-info>
          <table:previous>
            <table:change-track-table-cell/>
          </table:previous>
        </table:cell-content-change>
        <table:cell-content-change table:id="ct2234">
          <table:cell-address table:column="6" table:row="47" table:table="0"/>
          <office:change-info>
            <dc:creator> </dc:creator>
            <dc:date>2023-03-10T05:15:41.897000000</dc:date>
          </office:change-info>
          <table:previous>
            <table:change-track-table-cell/>
          </table:previous>
        </table:cell-content-change>
        <table:cell-content-change table:id="ct2235">
          <table:cell-address table:column="4" table:row="47" table:table="0"/>
          <office:change-info>
            <dc:creator> </dc:creator>
            <dc:date>2023-03-10T05:15:45.658000000</dc:date>
          </office:change-info>
          <table:previous>
            <table:change-track-table-cell/>
          </table:previous>
        </table:cell-content-change>
        <table:cell-content-change table:id="ct2236">
          <table:cell-address table:column="7" table:row="47" table:table="0"/>
          <office:change-info>
            <dc:creator> </dc:creator>
            <dc:date>2023-03-10T05:15:47.901000000</dc:date>
          </office:change-info>
          <table:previous>
            <table:change-track-table-cell/>
          </table:previous>
        </table:cell-content-change>
        <table:cell-content-change table:id="ct2237">
          <table:cell-address table:column="13" table:row="47" table:table="0"/>
          <office:change-info>
            <dc:creator> </dc:creator>
            <dc:date>2023-03-10T05:15:53.572000000</dc:date>
          </office:change-info>
          <table:previous>
            <table:change-track-table-cell/>
          </table:previous>
        </table:cell-content-change>
        <table:cell-content-change table:id="ct2238">
          <table:cell-address table:column="15" table:row="47" table:table="0"/>
          <office:change-info>
            <dc:creator> </dc:creator>
            <dc:date>2023-03-10T05:15:56.248000000</dc:date>
          </office:change-info>
          <table:previous>
            <table:change-track-table-cell/>
          </table:previous>
        </table:cell-content-change>
        <table:cell-content-change table:id="ct2239">
          <table:cell-address table:column="16" table:row="47" table:table="0"/>
          <office:change-info>
            <dc:creator> </dc:creator>
            <dc:date>2023-03-10T05:16:22.716000000</dc:date>
          </office:change-info>
          <table:previous>
            <table:change-track-table-cell/>
          </table:previous>
        </table:cell-content-change>
        <table:cell-content-change table:id="ct2240">
          <table:cell-address table:column="17" table:row="47" table:table="0"/>
          <office:change-info>
            <dc:creator> </dc:creator>
            <dc:date>2023-03-10T05:16:25.790000000</dc:date>
          </office:change-info>
          <table:previous>
            <table:change-track-table-cell/>
          </table:previous>
        </table:cell-content-change>
        <table:cell-content-change table:id="ct2241">
          <table:cell-address table:column="16" table:row="7" table:table="0"/>
          <office:change-info>
            <dc:creator> </dc:creator>
            <dc:date>2023-03-10T05:16:39.691000000</dc:date>
          </office:change-info>
          <table:previous table:id="ct2226">
            <table:change-track-table-cell office:value-type="string">
              <text:p>de_DE,fr_FR,es_CR,en_IE,ga_IE,kea_CV,pt_CV,lv_LV,en_LR,vai_Latn_LR,de_LI,hr_HR,fr_MC,es_MX,en_MU,en_MT</text:p>
            </table:change-track-table-cell>
          </table:previous>
        </table:cell-content-change>
        <table:cell-content-change table:id="ct2242">
          <table:cell-address table:column="17" table:row="7" table:table="0"/>
          <office:change-info>
            <dc:creator> </dc:creator>
            <dc:date>2023-03-10T05:16:47.962000000</dc:date>
          </office:change-info>
          <table:previous table:id="ct2227">
            <table:change-track-table-cell office:value-type="string">
              <text:p>de_DE,fr_FR,es_CR,en_IE,ga_IE,kea_CV,pt_CV,lv_LV,en_LR,vai_Latn_LR,de_LI,hr_HR,fr_MC,es_MX,en_MU,en_MT</text:p>
            </table:change-track-table-cell>
          </table:previous>
        </table:cell-content-change>
        <table:cell-content-change table:id="ct2243">
          <table:cell-address table:column="16" table:row="48" table:table="0"/>
          <office:change-info>
            <dc:creator> </dc:creator>
            <dc:date>2023-03-10T05:17:40.832000000</dc:date>
          </office:change-info>
          <table:previous table:id="ct1956">
            <table:change-track-table-cell office:value-type="string">
              <text:p>de_DE,fr_FR,en_GB,es_CR,en_IE,ga_IE,de_LI,fr_MC</text:p>
            </table:change-track-table-cell>
          </table:previous>
        </table:cell-content-change>
        <table:cell-content-change table:id="ct2244">
          <table:cell-address table:column="17" table:row="48" table:table="0"/>
          <office:change-info>
            <dc:creator> </dc:creator>
            <dc:date>2023-03-10T05:17:44.844000000</dc:date>
          </office:change-info>
          <table:previous table:id="ct1957">
            <table:change-track-table-cell office:value-type="string">
              <text:p>de_DE,en_GB,es_CR,de_LI,fr_MC</text:p>
            </table:change-track-table-cell>
          </table:previous>
        </table:cell-content-change>
        <table:cell-content-change table:id="ct2245">
          <table:cell-address table:column="16" table:row="49" table:table="0"/>
          <office:change-info>
            <dc:creator> </dc:creator>
            <dc:date>2023-03-10T05:17:50.107000000</dc:date>
          </office:change-info>
          <table:previous table:id="ct1958">
            <table:change-track-table-cell office:value-type="string">
              <text:p>de_DE,fr_FR,en_GB,es_CR,en_IE,ga_IE,de_LI,hr_HR,fr_MC</text:p>
            </table:change-track-table-cell>
          </table:previous>
        </table:cell-content-change>
        <table:cell-content-change table:id="ct2246">
          <table:cell-address table:column="17" table:row="49" table:table="0"/>
          <office:change-info>
            <dc:creator> </dc:creator>
            <dc:date>2023-03-10T05:17:53.697000000</dc:date>
          </office:change-info>
          <table:previous table:id="ct1959">
            <table:change-track-table-cell office:value-type="string">
              <text:p>de_DE,fr_FR,en_GB,es_CR,en_IE,ga_IE,de_LI,hr_HR,fr_MC</text:p>
            </table:change-track-table-cell>
          </table:previous>
        </table:cell-content-change>
        <table:insertion table:id="ct2247" table:type="row" table:position="79" table:table="0">
          <office:change-info>
            <dc:creator> </dc:creator>
            <dc:date>2023-03-10T05:18:47.639000000</dc:date>
          </office:change-info>
          <table:dependencies>
            <table:dependency table:id="ct2560"/>
            <table:dependency table:id="ct2263"/>
            <table:dependency table:id="ct2262"/>
            <table:dependency table:id="ct2261"/>
            <table:dependency table:id="ct2260"/>
            <table:dependency table:id="ct2259"/>
            <table:dependency table:id="ct2258"/>
            <table:dependency table:id="ct2257"/>
            <table:dependency table:id="ct2256"/>
            <table:dependency table:id="ct2255"/>
            <table:dependency table:id="ct2254"/>
            <table:dependency table:id="ct2253"/>
            <table:dependency table:id="ct2252"/>
            <table:dependency table:id="ct2251"/>
            <table:dependency table:id="ct2250"/>
            <table:dependency table:id="ct2249"/>
            <table:dependency table:id="ct2248"/>
          </table:dependencies>
        </table:insertion>
        <table:cell-content-change table:id="ct2248">
          <table:cell-address table:column="2" table:row="79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49">
          <table:cell-address table:column="1" table:row="79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0">
          <table:cell-address table:column="3" table:row="79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1">
          <table:cell-address table:column="4" table:row="79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2">
          <table:cell-address table:column="5" table:row="79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3">
          <table:cell-address table:column="6" table:row="79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4">
          <table:cell-address table:column="7" table:row="79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5">
          <table:cell-address table:column="13" table:row="79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6">
          <table:cell-address table:column="15" table:row="79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7">
          <table:cell-address table:column="16" table:row="79" table:table="0"/>
          <office:change-info>
            <dc:creator> </dc:creator>
            <dc:date>2023-03-10T05:18:49.615000000</dc:date>
          </office:change-info>
          <table:previous>
            <table:change-track-table-cell/>
          </table:previous>
        </table:cell-content-change>
        <table:cell-content-change table:id="ct2258">
          <table:cell-address table:column="17" table:row="79" table:table="0"/>
          <office:change-info>
            <dc:creator> </dc:creator>
            <dc:date>2023-03-10T05:18:49.616000000</dc:date>
          </office:change-info>
          <table:previous>
            <table:change-track-table-cell/>
          </table:previous>
        </table:cell-content-change>
        <table:cell-content-change table:id="ct2259">
          <table:cell-address table:column="1" table:row="79" table:table="0"/>
          <office:change-info>
            <dc:creator> </dc:creator>
            <dc:date>2023-03-10T05:19:08.647000000</dc:date>
          </office:change-info>
          <table:previous table:id="ct2249">
            <table:change-track-table-cell office:value-type="string">
              <text:p>Malta: Freiheitstag</text:p>
            </table:change-track-table-cell>
          </table:previous>
        </table:cell-content-change>
        <table:cell-content-change table:id="ct2260">
          <table:cell-address table:column="3" table:row="79" table:table="0"/>
          <office:change-info>
            <dc:creator> </dc:creator>
            <dc:date>2023-03-10T05:19:17.890000000</dc:date>
          </office:change-info>
          <table:previous table:id="ct2250">
            <table:change-track-table-cell office:value-type="string">
              <text:p>greg-mtFreedomDay</text:p>
            </table:change-track-table-cell>
          </table:previous>
        </table:cell-content-change>
        <table:cell-content-change table:id="ct2261">
          <table:cell-address table:column="2" table:row="79" table:table="0"/>
          <office:change-info>
            <dc:creator> </dc:creator>
            <dc:date>2023-03-10T05:19:27.236000000</dc:date>
          </office:change-info>
          <table:previous table:id="ct2248">
            <table:change-track-table-cell office:value-type="string">
              <text:p>LLL:EXT:timer/Resources/Private/Language/locallang_cal.xlf:calendarDate.cult.greg.lrFastPrayerDay </text:p>
            </table:change-track-table-cell>
          </table:previous>
        </table:cell-content-change>
        <table:cell-content-change table:id="ct2262">
          <table:cell-address table:column="5" table:row="79" table:table="0"/>
          <office:change-info>
            <dc:creator> </dc:creator>
            <dc:date>2023-03-10T05:19:33.646000000</dc:date>
          </office:change-info>
          <table:previous table:id="ct2252">
            <table:change-track-table-cell office:value-type="float" office:value="31"/>
          </table:previous>
        </table:cell-content-change>
        <table:cell-content-change table:id="ct2263">
          <table:cell-address table:column="6" table:row="79" table:table="0"/>
          <office:change-info>
            <dc:creator> </dc:creator>
            <dc:date>2023-03-10T05:19:35.390000000</dc:date>
          </office:change-info>
          <table:previous table:id="ct2253">
            <table:change-track-table-cell office:value-type="float" office:value="3"/>
          </table:previous>
        </table:cell-content-change>
        <table:cell-content-change table:id="ct2264">
          <table:cell-address table:column="2" table:row="47" table:table="0"/>
          <office:change-info>
            <dc:creator> </dc:creator>
            <dc:date>2023-03-10T05:19:53.151000000</dc:date>
          </office:change-info>
          <table:previous table:id="ct2231">
            <table:change-track-table-cell office:value-type="string">
              <text:p>LLL:EXT:timer/Resources/Private/Language/locallang_cal.xlf:calendarDate.cult.greg.lrFastPrayerDay </text:p>
            </table:change-track-table-cell>
          </table:previous>
        </table:cell-content-change>
        <table:insertion table:id="ct2265" table:type="row" table:position="106" table:table="0">
          <office:change-info>
            <dc:creator> </dc:creator>
            <dc:date>2023-03-10T05:20:25.621000000</dc:date>
          </office:change-info>
          <table:dependencies>
            <table:dependency table:id="ct2685"/>
            <table:dependency table:id="ct2284"/>
            <table:dependency table:id="ct2283"/>
            <table:dependency table:id="ct2282"/>
            <table:dependency table:id="ct2278"/>
            <table:dependency table:id="ct2277"/>
            <table:dependency table:id="ct2276"/>
            <table:dependency table:id="ct2275"/>
            <table:dependency table:id="ct2274"/>
            <table:dependency table:id="ct2273"/>
            <table:dependency table:id="ct2272"/>
            <table:dependency table:id="ct2271"/>
            <table:dependency table:id="ct2270"/>
            <table:dependency table:id="ct2269"/>
            <table:dependency table:id="ct2268"/>
            <table:dependency table:id="ct2267"/>
            <table:dependency table:id="ct2266"/>
          </table:dependencies>
        </table:insertion>
        <table:cell-content-change table:id="ct2266">
          <table:cell-address table:column="2" table:row="106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67">
          <table:cell-address table:column="1" table:row="106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68">
          <table:cell-address table:column="3" table:row="106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69">
          <table:cell-address table:column="4" table:row="106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0">
          <table:cell-address table:column="5" table:row="106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1">
          <table:cell-address table:column="6" table:row="106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2">
          <table:cell-address table:column="7" table:row="106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3">
          <table:cell-address table:column="13" table:row="106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4">
          <table:cell-address table:column="15" table:row="106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5">
          <table:cell-address table:column="16" table:row="106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6">
          <table:cell-address table:column="17" table:row="106" table:table="0"/>
          <office:change-info>
            <dc:creator> </dc:creator>
            <dc:date>2023-03-10T05:20:29.028000000</dc:date>
          </office:change-info>
          <table:previous>
            <table:change-track-table-cell/>
          </table:previous>
        </table:cell-content-change>
        <table:cell-content-change table:id="ct2277">
          <table:cell-address table:column="5" table:row="106" table:table="0"/>
          <office:change-info>
            <dc:creator> </dc:creator>
            <dc:date>2023-03-10T05:20:33.062000000</dc:date>
          </office:change-info>
          <table:previous table:id="ct2270">
            <table:change-track-table-cell office:value-type="float" office:value="7"/>
          </table:previous>
        </table:cell-content-change>
        <table:cell-content-change table:id="ct2278">
          <table:cell-address table:column="6" table:row="106" table:table="0"/>
          <office:change-info>
            <dc:creator> </dc:creator>
            <dc:date>2023-03-10T05:20:35.336000000</dc:date>
          </office:change-info>
          <table:previous table:id="ct2271">
            <table:change-track-table-cell office:value-type="float" office:value="6"/>
          </table:previous>
        </table:cell-content-change>
        <table:insertion table:id="ct2279" table:type="row" table:position="101" table:table="0">
          <office:change-info>
            <dc:creator> </dc:creator>
            <dc:date>2023-03-10T05:21:33.002000000</dc:date>
          </office:change-info>
          <table:dependencies>
            <table:dependency table:id="ct2564"/>
            <table:dependency table:id="ct2280"/>
          </table:dependencies>
        </table:insertion>
        <table:movement table:id="ct2280">
          <table:source-range-address table:start-column="0" table:start-row="106" table:start-table="0" table:end-column="1023" table:end-row="104" table:end-table="0"/>
          <table:target-range-address table:start-column="0" table:start-row="101" table:start-table="0" table:end-column="1023" table:end-row="101" table:end-table="0"/>
          <office:change-info>
            <dc:creator> </dc:creator>
            <dc:date>2023-03-10T05:21:40.254000000</dc:date>
          </office:change-info>
          <table:dependencies>
            <table:dependency table:id="ct2564"/>
            <table:dependency table:id="ct2281"/>
          </table:dependencies>
        </table:movement>
        <table:deletion table:id="ct2281" table:type="row" table:position="106" table:table="0">
          <office:change-info>
            <dc:creator> </dc:creator>
            <dc:date>2023-03-10T05:21:47.770000000</dc:date>
          </office:change-info>
          <table:deletions>
            <table:change-deletion table:id="ct1730"/>
            <table:change-deletion table:id="ct1714"/>
          </table:deletions>
          <table:cut-offs>
            <table:movement-cut-off table:id="ct2280" table:start-position="1" table:end-position="0"/>
          </table:cut-offs>
        </table:deletion>
        <table:cell-content-change table:id="ct2282">
          <table:cell-address table:column="1" table:row="106" table:table="0"/>
          <office:change-info>
            <dc:creator> </dc:creator>
            <dc:date>2023-03-10T05:22:15.234000000</dc:date>
          </office:change-info>
          <table:previous table:id="ct2267">
            <table:change-track-table-cell office:value-type="string">
              <text:p>Malta: Sette Giugno</text:p>
            </table:change-track-table-cell>
          </table:previous>
        </table:cell-content-change>
        <table:cell-content-change table:id="ct2283">
          <table:cell-address table:column="3" table:row="106" table:table="0"/>
          <office:change-info>
            <dc:creator> </dc:creator>
            <dc:date>2023-03-10T05:22:24.254000000</dc:date>
          </office:change-info>
          <table:previous table:id="ct2268">
            <table:change-track-table-cell office:value-type="string">
              <text:p>greg-mtSetteGiugno</text:p>
            </table:change-track-table-cell>
          </table:previous>
        </table:cell-content-change>
        <table:cell-content-change table:id="ct2284">
          <table:cell-address table:column="2" table:row="106" table:table="0"/>
          <office:change-info>
            <dc:creator> </dc:creator>
            <dc:date>2023-03-10T05:22:29.599000000</dc:date>
          </office:change-info>
          <table:previous table:id="ct2266">
            <table:change-track-table-cell office:value-type="string">
              <text:p>LLL:EXT:timer/Resources/Private/Language/locallang_cal.xlf:calendarDate.cult.greg.mtSetteGiugno</text:p>
            </table:change-track-table-cell>
          </table:previous>
        </table:cell-content-change>
        <table:insertion table:id="ct2285" table:type="row" table:position="110" table:table="0">
          <office:change-info>
            <dc:creator> </dc:creator>
            <dc:date>2023-03-10T05:22:45.459000000</dc:date>
          </office:change-info>
          <table:dependencies>
            <table:dependency table:id="ct2686"/>
            <table:dependency table:id="ct2300"/>
            <table:dependency table:id="ct2299"/>
            <table:dependency table:id="ct2298"/>
            <table:dependency table:id="ct2297"/>
            <table:dependency table:id="ct2296"/>
            <table:dependency table:id="ct2295"/>
            <table:dependency table:id="ct2294"/>
            <table:dependency table:id="ct2293"/>
            <table:dependency table:id="ct2292"/>
            <table:dependency table:id="ct2291"/>
            <table:dependency table:id="ct2290"/>
            <table:dependency table:id="ct2289"/>
            <table:dependency table:id="ct2288"/>
            <table:dependency table:id="ct2287"/>
            <table:dependency table:id="ct2286"/>
          </table:dependencies>
        </table:insertion>
        <table:cell-content-change table:id="ct2286">
          <table:cell-address table:column="2" table:row="110" table:table="0"/>
          <office:change-info>
            <dc:creator> </dc:creator>
            <dc:date>2023-03-10T05:22:47.427000000</dc:date>
          </office:change-info>
          <table:previous>
            <table:change-track-table-cell/>
          </table:previous>
        </table:cell-content-change>
        <table:cell-content-change table:id="ct2287">
          <table:cell-address table:column="1" table:row="110" table:table="0"/>
          <office:change-info>
            <dc:creator> </dc:creator>
            <dc:date>2023-03-10T05:22:47.427000000</dc:date>
          </office:change-info>
          <table:previous>
            <table:change-track-table-cell/>
          </table:previous>
        </table:cell-content-change>
        <table:cell-content-change table:id="ct2288">
          <table:cell-address table:column="3" table:row="110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89">
          <table:cell-address table:column="4" table:row="110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0">
          <table:cell-address table:column="5" table:row="110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1">
          <table:cell-address table:column="6" table:row="110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2">
          <table:cell-address table:column="7" table:row="110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3">
          <table:cell-address table:column="13" table:row="110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4">
          <table:cell-address table:column="15" table:row="110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5">
          <table:cell-address table:column="16" table:row="110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6">
          <table:cell-address table:column="17" table:row="110" table:table="0"/>
          <office:change-info>
            <dc:creator> </dc:creator>
            <dc:date>2023-03-10T05:22:47.428000000</dc:date>
          </office:change-info>
          <table:previous>
            <table:change-track-table-cell/>
          </table:previous>
        </table:cell-content-change>
        <table:cell-content-change table:id="ct2297">
          <table:cell-address table:column="1" table:row="110" table:table="0"/>
          <office:change-info>
            <dc:creator> </dc:creator>
            <dc:date>2023-03-10T05:23:01.559000000</dc:date>
          </office:change-info>
          <table:previous table:id="ct2287">
            <table:change-track-table-cell office:value-type="string">
              <text:p>Malta: Siegestag</text:p>
            </table:change-track-table-cell>
          </table:previous>
        </table:cell-content-change>
        <table:cell-content-change table:id="ct2298">
          <table:cell-address table:column="3" table:row="110" table:table="0"/>
          <office:change-info>
            <dc:creator> </dc:creator>
            <dc:date>2023-03-10T05:23:11.663000000</dc:date>
          </office:change-info>
          <table:previous table:id="ct2288">
            <table:change-track-table-cell office:value-type="string">
              <text:p>greg-mtVictoriaDay</text:p>
            </table:change-track-table-cell>
          </table:previous>
        </table:cell-content-change>
        <table:cell-content-change table:id="ct2299">
          <table:cell-address table:column="2" table:row="110" table:table="0"/>
          <office:change-info>
            <dc:creator> </dc:creator>
            <dc:date>2023-03-10T05:23:16.979000000</dc:date>
          </office:change-info>
          <table:previous table:id="ct2286">
            <table:change-track-table-cell office:value-type="string">
              <text:p>LLL:EXT:timer/Resources/Private/Language/locallang_cal.xlf:calendarDate.cult.greg.mtVictoriaDay</text:p>
            </table:change-track-table-cell>
          </table:previous>
        </table:cell-content-change>
        <table:cell-content-change table:id="ct2300">
          <table:cell-address table:column="5" table:row="110" table:table="0"/>
          <office:change-info>
            <dc:creator> </dc:creator>
            <dc:date>2023-03-10T05:23:20.736000000</dc:date>
          </office:change-info>
          <table:previous table:id="ct2290">
            <table:change-track-table-cell office:value-type="float" office:value="8"/>
          </table:previous>
        </table:cell-content-change>
        <table:insertion table:id="ct2301" table:type="row" table:position="142" table:table="0">
          <office:change-info>
            <dc:creator> </dc:creator>
            <dc:date>2023-03-10T05:23:43.231000000</dc:date>
          </office:change-info>
          <table:dependencies>
            <table:dependency table:id="ct2702"/>
            <table:dependency table:id="ct2577"/>
            <table:dependency table:id="ct2315"/>
            <table:dependency table:id="ct2314"/>
            <table:dependency table:id="ct2313"/>
            <table:dependency table:id="ct2312"/>
            <table:dependency table:id="ct2311"/>
            <table:dependency table:id="ct2310"/>
            <table:dependency table:id="ct2309"/>
            <table:dependency table:id="ct2308"/>
            <table:dependency table:id="ct2307"/>
            <table:dependency table:id="ct2306"/>
            <table:dependency table:id="ct2305"/>
            <table:dependency table:id="ct2304"/>
            <table:dependency table:id="ct2303"/>
            <table:dependency table:id="ct2302"/>
          </table:dependencies>
        </table:insertion>
        <table:cell-content-change table:id="ct2302">
          <table:cell-address table:column="2" table:row="142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3">
          <table:cell-address table:column="1" table:row="142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4">
          <table:cell-address table:column="3" table:row="142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5">
          <table:cell-address table:column="4" table:row="142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6">
          <table:cell-address table:column="5" table:row="142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7">
          <table:cell-address table:column="6" table:row="142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8">
          <table:cell-address table:column="7" table:row="142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09">
          <table:cell-address table:column="13" table:row="142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10">
          <table:cell-address table:column="15" table:row="142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11">
          <table:cell-address table:column="16" table:row="142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12">
          <table:cell-address table:column="17" table:row="142" table:table="0"/>
          <office:change-info>
            <dc:creator> </dc:creator>
            <dc:date>2023-03-10T05:23:56.060000000</dc:date>
          </office:change-info>
          <table:previous>
            <table:change-track-table-cell/>
          </table:previous>
        </table:cell-content-change>
        <table:cell-content-change table:id="ct2313">
          <table:cell-address table:column="1" table:row="142" table:table="0"/>
          <office:change-info>
            <dc:creator> </dc:creator>
            <dc:date>2023-03-10T05:24:45.399000000</dc:date>
          </office:change-info>
          <table:previous table:id="ct2303">
            <table:change-track-table-cell office:value-type="string">
              <text:p>Malta: Unabhängigkeitstag</text:p>
            </table:change-track-table-cell>
          </table:previous>
        </table:cell-content-change>
        <table:cell-content-change table:id="ct2314">
          <table:cell-address table:column="3" table:row="142" table:table="0"/>
          <office:change-info>
            <dc:creator> </dc:creator>
            <dc:date>2023-03-10T05:24:54.925000000</dc:date>
          </office:change-info>
          <table:previous table:id="ct2304">
            <table:change-track-table-cell office:value-type="string">
              <text:p>greg-mtIndependenceDay</text:p>
            </table:change-track-table-cell>
          </table:previous>
        </table:cell-content-change>
        <table:cell-content-change table:id="ct2315">
          <table:cell-address table:column="2" table:row="142" table:table="0"/>
          <office:change-info>
            <dc:creator> </dc:creator>
            <dc:date>2023-03-10T05:25:14.441000000</dc:date>
          </office:change-info>
          <table:previous table:id="ct2302">
            <table:change-track-table-cell office:value-type="string">
              <text:p>LLL:EXT:timer/Resources/Private/Language/locallang_cal.xlf:calendarDate.cult.greg.mtIndependenceDay</text:p>
            </table:change-track-table-cell>
          </table:previous>
        </table:cell-content-change>
        <table:cell-content-change table:id="ct2316">
          <table:cell-address table:column="4" table:row="143" table:table="0"/>
          <office:change-info>
            <dc:creator> </dc:creator>
            <dc:date>2023-03-10T05:25:34.336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17">
          <table:cell-address table:column="4" table:row="143" table:table="0"/>
          <office:change-info>
            <dc:creator> </dc:creator>
            <dc:date>2023-03-10T05:25:36.992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18">
          <table:cell-address table:column="4" table:row="143" table:table="0"/>
          <office:change-info>
            <dc:creator> </dc:creator>
            <dc:date>2023-03-10T05:25:38.734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19">
          <table:cell-address table:column="4" table:row="146" table:table="0"/>
          <office:change-info>
            <dc:creator> </dc:creator>
            <dc:date>2023-03-10T05:25:42.238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20">
          <table:cell-address table:column="4" table:row="146" table:table="0"/>
          <office:change-info>
            <dc:creator> </dc:creator>
            <dc:date>2023-03-10T05:25:44.822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cell-content-change table:id="ct2321">
          <table:cell-address table:column="4" table:row="147" table:table="0"/>
          <office:change-info>
            <dc:creator> </dc:creator>
            <dc:date>2023-03-10T05:25:46.084000000</dc:date>
          </office:change-info>
          <table:previous>
            <table:change-track-table-cell office:value-type="string">
              <text:p>weekdayly</text:p>
            </table:change-track-table-cell>
          </table:previous>
        </table:cell-content-change>
        <table:insertion table:id="ct2322" table:type="row" table:position="143" table:table="0">
          <office:change-info>
            <dc:creator> </dc:creator>
            <dc:date>2023-03-10T05:26:28.944000000</dc:date>
          </office:change-info>
          <table:dependencies>
            <table:dependency table:id="ct2530"/>
            <table:dependency table:id="ct2335"/>
            <table:dependency table:id="ct2334"/>
            <table:dependency table:id="ct2333"/>
            <table:dependency table:id="ct2332"/>
            <table:dependency table:id="ct2331"/>
            <table:dependency table:id="ct2330"/>
            <table:dependency table:id="ct2329"/>
            <table:dependency table:id="ct2328"/>
            <table:dependency table:id="ct2327"/>
            <table:dependency table:id="ct2326"/>
            <table:dependency table:id="ct2325"/>
            <table:dependency table:id="ct2324"/>
            <table:dependency table:id="ct2323"/>
          </table:dependencies>
        </table:insertion>
        <table:cell-content-change table:id="ct2323">
          <table:cell-address table:column="1" table:row="143" table:table="0"/>
          <office:change-info>
            <dc:creator> </dc:creator>
            <dc:date>2023-03-10T05:26:31.241000000</dc:date>
          </office:change-info>
          <table:previous>
            <table:change-track-table-cell/>
          </table:previous>
        </table:cell-content-change>
        <table:cell-content-change table:id="ct2324">
          <table:cell-address table:column="2" table:row="143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5">
          <table:cell-address table:column="3" table:row="143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6">
          <table:cell-address table:column="4" table:row="143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7">
          <table:cell-address table:column="5" table:row="143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8">
          <table:cell-address table:column="6" table:row="143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29">
          <table:cell-address table:column="7" table:row="143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0">
          <table:cell-address table:column="8" table:row="143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1">
          <table:cell-address table:column="9" table:row="143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2">
          <table:cell-address table:column="13" table:row="143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3">
          <table:cell-address table:column="14" table:row="143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4">
          <table:cell-address table:column="15" table:row="143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cell-content-change table:id="ct2335">
          <table:cell-address table:column="16" table:row="143" table:table="0"/>
          <office:change-info>
            <dc:creator> </dc:creator>
            <dc:date>2023-03-10T05:26:31.242000000</dc:date>
          </office:change-info>
          <table:previous>
            <table:change-track-table-cell/>
          </table:previous>
        </table:cell-content-change>
        <table:deletion table:id="ct2336" table:type="row" table:position="146" table:table="0">
          <office:change-info>
            <dc:creator> </dc:creator>
            <dc:date>2023-03-10T05:26:43.189000000</dc:date>
          </office:change-info>
          <table:deletions>
            <table:cell-content-deletion>
              <table:cell-address table:column="1" table:row="146" table:table="0"/>
              <table:change-track-table-cell office:value-type="string">
                <text:p>2. Advent</text:p>
              </table:change-track-table-cell>
            </table:cell-content-deletion>
            <table:cell-content-deletion>
              <table:cell-address table:column="2" table:row="146" table:table="0"/>
              <table:change-track-table-cell office:value-type="string">
                <text:p>LLL:EXT:timer/Resources/Private/Language/locallang_cal.xlf:calendarDate.christ.greg.secondAdvent</text:p>
              </table:change-track-table-cell>
            </table:cell-content-deletion>
            <table:cell-content-deletion>
              <table:cell-address table:column="3" table:row="146" table:table="0"/>
              <table:change-track-table-cell office:value-type="string">
                <text:p>greg-secondAdvent</text:p>
              </table:change-track-table-cell>
            </table:cell-content-deletion>
            <table:cell-content-deletion>
              <table:cell-address table:column="5" table:row="146" table:table="0"/>
              <table:change-track-table-cell office:value-type="float" office:value="25"/>
            </table:cell-content-deletion>
            <table:cell-content-deletion>
              <table:cell-address table:column="6" table:row="146" table:table="0"/>
              <table:change-track-table-cell office:value-type="float" office:value="12"/>
            </table:cell-content-deletion>
            <table:cell-content-deletion>
              <table:cell-address table:column="7" table:row="146" table:table="0"/>
              <table:change-track-table-cell office:value-type="string">
                <text:p>gregorian</text:p>
              </table:change-track-table-cell>
            </table:cell-content-deletion>
            <table:cell-content-deletion>
              <table:cell-address table:column="8" table:row="146" table:table="0"/>
              <table:change-track-table-cell office:value-type="float" office:value="7"/>
            </table:cell-content-deletion>
            <table:cell-content-deletion>
              <table:cell-address table:column="9" table:row="146" table:table="0"/>
              <table:change-track-table-cell office:value-type="float" office:value="-3"/>
            </table:cell-content-deletion>
            <table:cell-content-deletion>
              <table:cell-address table:column="13" table:row="146" table:table="0"/>
              <table:change-track-table-cell office:value-type="string">
                <text:p>religion</text:p>
              </table:change-track-table-cell>
            </table:cell-content-deletion>
            <table:cell-content-deletion>
              <table:cell-address table:column="14" table:row="146" table:table="0"/>
              <table:change-track-table-cell office:value-type="string">
                <text:p>christian</text:p>
              </table:change-track-table-cell>
            </table:cell-content-deletion>
            <table:cell-content-deletion>
              <table:cell-address table:column="15" table:row="146" table:table="0"/>
              <table:change-track-table-cell office:value-type="float" office:value="5"/>
            </table:cell-content-deletion>
            <table:cell-content-deletion table:id="ct2319">
              <table:change-track-table-cell office:value-type="string">
                <text:p>weekdayrelated</text:p>
              </table:change-track-table-cell>
            </table:cell-content-deletion>
            <table:cell-content-deletion table:id="ct206">
              <table:change-track-table-cell/>
            </table:cell-content-deletion>
            <table:cell-content-deletion table:id="ct205">
              <table:change-track-table-cell office:value-type="string">
                <text:p>de_DE,fr_FR</text:p>
              </table:change-track-table-cell>
            </table:cell-content-deletion>
            <table:cell-content-deletion table:id="ct141">
              <table:change-track-table-cell/>
            </table:cell-content-deletion>
          </table:deletions>
        </table:deletion>
        <table:insertion table:id="ct2337" table:type="row" table:position="137" table:table="0">
          <office:change-info>
            <dc:creator> </dc:creator>
            <dc:date>2023-03-10T05:27:10.074000000</dc:date>
          </office:change-info>
          <table:dependencies>
            <table:dependency table:id="ct2399"/>
            <table:dependency table:id="ct2365"/>
            <table:dependency table:id="ct2363"/>
            <table:dependency table:id="ct2361"/>
            <table:dependency table:id="ct2359"/>
            <table:dependency table:id="ct2357"/>
            <table:dependency table:id="ct2355"/>
            <table:dependency table:id="ct2353"/>
            <table:dependency table:id="ct2351"/>
            <table:dependency table:id="ct2349"/>
            <table:dependency table:id="ct2347"/>
            <table:dependency table:id="ct2345"/>
            <table:dependency table:id="ct2343"/>
            <table:dependency table:id="ct2341"/>
            <table:dependency table:id="ct2339"/>
          </table:dependencies>
        </table:insertion>
        <table:insertion table:id="ct2338" table:type="row" table:position="137" table:table="0">
          <office:change-info>
            <dc:creator> </dc:creator>
            <dc:date>2023-03-10T05:27:13.097000000</dc:date>
          </office:change-info>
          <table:dependencies>
            <table:dependency table:id="ct2529"/>
            <table:dependency table:id="ct2364"/>
            <table:dependency table:id="ct2362"/>
            <table:dependency table:id="ct2360"/>
            <table:dependency table:id="ct2358"/>
            <table:dependency table:id="ct2356"/>
            <table:dependency table:id="ct2354"/>
            <table:dependency table:id="ct2352"/>
            <table:dependency table:id="ct2350"/>
            <table:dependency table:id="ct2348"/>
            <table:dependency table:id="ct2346"/>
            <table:dependency table:id="ct2344"/>
            <table:dependency table:id="ct2342"/>
            <table:dependency table:id="ct2340"/>
          </table:dependencies>
        </table:insertion>
        <table:cell-content-change table:id="ct2339">
          <table:cell-address table:column="1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0">
          <table:cell-address table:column="1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1">
          <table:cell-address table:column="2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2">
          <table:cell-address table:column="2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3">
          <table:cell-address table:column="3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4">
          <table:cell-address table:column="3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5">
          <table:cell-address table:column="4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6">
          <table:cell-address table:column="4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7">
          <table:cell-address table:column="5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8">
          <table:cell-address table:column="5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49">
          <table:cell-address table:column="6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0">
          <table:cell-address table:column="6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1">
          <table:cell-address table:column="7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2">
          <table:cell-address table:column="7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3">
          <table:cell-address table:column="8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4">
          <table:cell-address table:column="8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5">
          <table:cell-address table:column="9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6">
          <table:cell-address table:column="9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7">
          <table:cell-address table:column="13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8">
          <table:cell-address table:column="13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59">
          <table:cell-address table:column="14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0">
          <table:cell-address table:column="14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1">
          <table:cell-address table:column="15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2">
          <table:cell-address table:column="15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3">
          <table:cell-address table:column="16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4">
          <table:cell-address table:column="16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cell-content-change table:id="ct2365">
          <table:cell-address table:column="17" table:row="137" table:table="0"/>
          <office:change-info>
            <dc:creator> </dc:creator>
            <dc:date>2023-03-10T05:27:29.441000000</dc:date>
          </office:change-info>
          <table:previous>
            <table:change-track-table-cell/>
          </table:previous>
        </table:cell-content-change>
        <table:deletion table:id="ct2366" table:type="row" table:position="143" table:table="0" table:multi-deletion-spanned="2">
          <office:change-info>
            <dc:creator> </dc:creator>
            <dc:date>2023-03-10T05:27:41.038000000</dc:date>
          </office:change-info>
          <table:deletions>
            <table:cell-content-deletion>
              <table:cell-address table:column="1" table:row="143" table:table="0"/>
              <table:change-track-table-cell office:value-type="string">
                <text:p>Totensonntag</text:p>
              </table:change-track-table-cell>
            </table:cell-content-deletion>
            <table:cell-content-deletion>
              <table:cell-address table:column="2" table:row="143" table:table="0"/>
              <table:change-track-table-cell office:value-type="string">
                <text:p>LLL:EXT:timer/Resources/Private/Language/locallang_cal.xlf:calendarDate.christ.greg.deadSunday</text:p>
              </table:change-track-table-cell>
            </table:cell-content-deletion>
            <table:cell-content-deletion>
              <table:cell-address table:column="3" table:row="143" table:table="0"/>
              <table:change-track-table-cell office:value-type="string">
                <text:p>greg-deadSunday</text:p>
              </table:change-track-table-cell>
            </table:cell-content-deletion>
            <table:cell-content-deletion>
              <table:cell-address table:column="5" table:row="143" table:table="0"/>
              <table:change-track-table-cell office:value-type="float" office:value="25"/>
            </table:cell-content-deletion>
            <table:cell-content-deletion>
              <table:cell-address table:column="6" table:row="143" table:table="0"/>
              <table:change-track-table-cell office:value-type="float" office:value="12"/>
            </table:cell-content-deletion>
            <table:cell-content-deletion>
              <table:cell-address table:column="7" table:row="143" table:table="0"/>
              <table:change-track-table-cell office:value-type="string">
                <text:p>gregorian</text:p>
              </table:change-track-table-cell>
            </table:cell-content-deletion>
            <table:cell-content-deletion>
              <table:cell-address table:column="8" table:row="143" table:table="0"/>
              <table:change-track-table-cell office:value-type="float" office:value="7"/>
            </table:cell-content-deletion>
            <table:cell-content-deletion>
              <table:cell-address table:column="9" table:row="143" table:table="0"/>
              <table:change-track-table-cell office:value-type="float" office:value="-5"/>
            </table:cell-content-deletion>
            <table:cell-content-deletion>
              <table:cell-address table:column="13" table:row="143" table:table="0"/>
              <table:change-track-table-cell office:value-type="string">
                <text:p>religion</text:p>
              </table:change-track-table-cell>
            </table:cell-content-deletion>
            <table:cell-content-deletion>
              <table:cell-address table:column="14" table:row="143" table:table="0"/>
              <table:change-track-table-cell office:value-type="string">
                <text:p>christian</text:p>
              </table:change-track-table-cell>
            </table:cell-content-deletion>
            <table:cell-content-deletion>
              <table:cell-address table:column="15" table:row="143" table:table="0"/>
              <table:change-track-table-cell office:value-type="float" office:value="5"/>
            </table:cell-content-deletion>
            <table:change-deletion table:id="ct2400"/>
            <table:cell-content-deletion table:id="ct2317">
              <table:change-track-table-cell office:value-type="string">
                <text:p>weekdayrelated</text:p>
              </table:change-track-table-cell>
            </table:cell-content-deletion>
            <table:cell-content-deletion table:id="ct193">
              <table:change-track-table-cell office:value-type="string">
                <text:p>de_DE,fr_FR</text:p>
              </table:change-track-table-cell>
            </table:cell-content-deletion>
            <table:cell-content-deletion table:id="ct191">
              <table:change-track-table-cell office:value-type="string">
                <text:p>de_DE,fr_FR</text:p>
              </table:change-track-table-cell>
            </table:cell-content-deletion>
            <table:cell-content-deletion table:id="ct139">
              <table:change-track-table-cell/>
            </table:cell-content-deletion>
          </table:deletions>
        </table:deletion>
        <table:deletion table:id="ct2367" table:type="row" table:position="143" table:table="0">
          <office:change-info>
            <dc:creator> </dc:creator>
            <dc:date>2023-03-10T05:27:41.039000000</dc:date>
          </office:change-info>
          <table:deletions>
            <table:cell-content-deletion>
              <table:cell-address table:column="1" table:row="143" table:table="0"/>
              <table:change-track-table-cell office:value-type="string">
                <text:p>1. Advent</text:p>
              </table:change-track-table-cell>
            </table:cell-content-deletion>
            <table:cell-content-deletion>
              <table:cell-address table:column="2" table:row="143" table:table="0"/>
              <table:change-track-table-cell office:value-type="string">
                <text:p>LLL:EXT:timer/Resources/Private/Language/locallang_cal.xlf:calendarDate.christ.greg.firstAdvent</text:p>
              </table:change-track-table-cell>
            </table:cell-content-deletion>
            <table:cell-content-deletion>
              <table:cell-address table:column="3" table:row="143" table:table="0"/>
              <table:change-track-table-cell office:value-type="string">
                <text:p>greg-firstAdvent</text:p>
              </table:change-track-table-cell>
            </table:cell-content-deletion>
            <table:cell-content-deletion>
              <table:cell-address table:column="5" table:row="143" table:table="0"/>
              <table:change-track-table-cell office:value-type="float" office:value="25"/>
            </table:cell-content-deletion>
            <table:cell-content-deletion>
              <table:cell-address table:column="6" table:row="143" table:table="0"/>
              <table:change-track-table-cell office:value-type="float" office:value="12"/>
            </table:cell-content-deletion>
            <table:cell-content-deletion>
              <table:cell-address table:column="7" table:row="143" table:table="0"/>
              <table:change-track-table-cell office:value-type="string">
                <text:p>gregorian</text:p>
              </table:change-track-table-cell>
            </table:cell-content-deletion>
            <table:cell-content-deletion>
              <table:cell-address table:column="8" table:row="143" table:table="0"/>
              <table:change-track-table-cell office:value-type="float" office:value="7"/>
            </table:cell-content-deletion>
            <table:cell-content-deletion>
              <table:cell-address table:column="9" table:row="143" table:table="0"/>
              <table:change-track-table-cell office:value-type="float" office:value="-4"/>
            </table:cell-content-deletion>
            <table:cell-content-deletion>
              <table:cell-address table:column="13" table:row="143" table:table="0"/>
              <table:change-track-table-cell office:value-type="string">
                <text:p>religion</text:p>
              </table:change-track-table-cell>
            </table:cell-content-deletion>
            <table:cell-content-deletion>
              <table:cell-address table:column="14" table:row="143" table:table="0"/>
              <table:change-track-table-cell office:value-type="string">
                <text:p>christian</text:p>
              </table:change-track-table-cell>
            </table:cell-content-deletion>
            <table:cell-content-deletion>
              <table:cell-address table:column="15" table:row="143" table:table="0"/>
              <table:change-track-table-cell office:value-type="float" office:value="5"/>
            </table:cell-content-deletion>
            <table:change-deletion table:id="ct2366"/>
            <table:cell-content-deletion table:id="ct2318">
              <table:change-track-table-cell office:value-type="string">
                <text:p>weekdayrelated</text:p>
              </table:change-track-table-cell>
            </table:cell-content-deletion>
            <table:cell-content-deletion table:id="ct204">
              <table:change-track-table-cell/>
            </table:cell-content-deletion>
            <table:cell-content-deletion table:id="ct203">
              <table:change-track-table-cell/>
            </table:cell-content-deletion>
            <table:cell-content-deletion table:id="ct194">
              <table:change-track-table-cell office:value-type="string">
                <text:p>de_DE,fr_FR</text:p>
              </table:change-track-table-cell>
            </table:cell-content-deletion>
            <table:cell-content-deletion table:id="ct140">
              <table:change-track-table-cell/>
            </table:cell-content-deletion>
          </table:deletions>
        </table:deletion>
        <table:insertion table:id="ct2368" table:type="row" table:position="134" table:table="0">
          <office:change-info>
            <dc:creator> </dc:creator>
            <dc:date>2023-03-10T05:27:54.559000000</dc:date>
          </office:change-info>
          <table:dependencies>
            <table:dependency table:id="ct2528"/>
            <table:dependency table:id="ct2398"/>
            <table:dependency table:id="ct2397"/>
            <table:dependency table:id="ct2396"/>
            <table:dependency table:id="ct2395"/>
            <table:dependency table:id="ct2394"/>
            <table:dependency table:id="ct2393"/>
            <table:dependency table:id="ct2392"/>
            <table:dependency table:id="ct2391"/>
            <table:dependency table:id="ct2390"/>
            <table:dependency table:id="ct2389"/>
            <table:dependency table:id="ct2388"/>
            <table:dependency table:id="ct2387"/>
            <table:dependency table:id="ct2386"/>
            <table:dependency table:id="ct2385"/>
          </table:dependencies>
        </table:insertion>
        <table:insertion table:id="ct2369" table:type="row" table:position="133" table:table="0">
          <office:change-info>
            <dc:creator> </dc:creator>
            <dc:date>2023-03-10T05:27:57.447000000</dc:date>
          </office:change-info>
          <table:dependencies>
            <table:dependency table:id="ct2527"/>
            <table:dependency table:id="ct2384"/>
            <table:dependency table:id="ct2383"/>
            <table:dependency table:id="ct2382"/>
            <table:dependency table:id="ct2381"/>
            <table:dependency table:id="ct2380"/>
            <table:dependency table:id="ct2379"/>
            <table:dependency table:id="ct2378"/>
            <table:dependency table:id="ct2377"/>
            <table:dependency table:id="ct2376"/>
            <table:dependency table:id="ct2375"/>
            <table:dependency table:id="ct2374"/>
            <table:dependency table:id="ct2373"/>
            <table:dependency table:id="ct2372"/>
            <table:dependency table:id="ct2371"/>
            <table:dependency table:id="ct2370"/>
          </table:dependencies>
        </table:insertion>
        <table:cell-content-change table:id="ct2370">
          <table:cell-address table:column="1" table:row="133" table:table="0"/>
          <office:change-info>
            <dc:creator> </dc:creator>
            <dc:date>2023-03-10T05:28:08.997000000</dc:date>
          </office:change-info>
          <table:previous>
            <table:change-track-table-cell/>
          </table:previous>
        </table:cell-content-change>
        <table:cell-content-change table:id="ct2371">
          <table:cell-address table:column="2" table:row="133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2">
          <table:cell-address table:column="3" table:row="133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3">
          <table:cell-address table:column="4" table:row="133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4">
          <table:cell-address table:column="5" table:row="133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5">
          <table:cell-address table:column="6" table:row="133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6">
          <table:cell-address table:column="7" table:row="133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7">
          <table:cell-address table:column="8" table:row="133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8">
          <table:cell-address table:column="9" table:row="133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79">
          <table:cell-address table:column="10" table:row="133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0">
          <table:cell-address table:column="13" table:row="133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1">
          <table:cell-address table:column="14" table:row="133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2">
          <table:cell-address table:column="15" table:row="133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3">
          <table:cell-address table:column="16" table:row="133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4">
          <table:cell-address table:column="18" table:row="133" table:table="0"/>
          <office:change-info>
            <dc:creator> </dc:creator>
            <dc:date>2023-03-10T05:28:08.998000000</dc:date>
          </office:change-info>
          <table:previous>
            <table:change-track-table-cell/>
          </table:previous>
        </table:cell-content-change>
        <table:cell-content-change table:id="ct2385">
          <table:cell-address table:column="1" table:row="134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86">
          <table:cell-address table:column="2" table:row="134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87">
          <table:cell-address table:column="3" table:row="134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88">
          <table:cell-address table:column="4" table:row="134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89">
          <table:cell-address table:column="5" table:row="134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0">
          <table:cell-address table:column="6" table:row="134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1">
          <table:cell-address table:column="7" table:row="134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2">
          <table:cell-address table:column="8" table:row="134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3">
          <table:cell-address table:column="9" table:row="134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4">
          <table:cell-address table:column="13" table:row="134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5">
          <table:cell-address table:column="14" table:row="134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6">
          <table:cell-address table:column="15" table:row="134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7">
          <table:cell-address table:column="16" table:row="134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cell-content-change table:id="ct2398">
          <table:cell-address table:column="17" table:row="134" table:table="0"/>
          <office:change-info>
            <dc:creator> </dc:creator>
            <dc:date>2023-03-10T05:28:14.680000000</dc:date>
          </office:change-info>
          <table:previous>
            <table:change-track-table-cell/>
          </table:previous>
        </table:cell-content-change>
        <table:deletion table:id="ct2399" table:type="row" table:position="137" table:table="0">
          <office:change-info>
            <dc:creator> </dc:creator>
            <dc:date>2023-03-10T05:28:18.441000000</dc:date>
          </office:change-info>
          <table:deletions>
            <table:cell-content-deletion table:id="ct2365">
              <table:change-track-table-cell office:value-type="string">
                <text:p>de_DE,fr_FR</text:p>
              </table:change-track-table-cell>
            </table:cell-content-deletion>
            <table:cell-content-deletion table:id="ct2363">
              <table:change-track-table-cell office:value-type="string">
                <text:p>de_DE,fr_FR</text:p>
              </table:change-track-table-cell>
            </table:cell-content-deletion>
            <table:cell-content-deletion table:id="ct2361">
              <table:change-track-table-cell office:value-type="float" office:value="5"/>
            </table:cell-content-deletion>
            <table:cell-content-deletion table:id="ct2359">
              <table:change-track-table-cell office:value-type="string">
                <text:p>christian</text:p>
              </table:change-track-table-cell>
            </table:cell-content-deletion>
            <table:cell-content-deletion table:id="ct2357">
              <table:change-track-table-cell office:value-type="string">
                <text:p>religion</text:p>
              </table:change-track-table-cell>
            </table:cell-content-deletion>
            <table:cell-content-deletion table:id="ct2355">
              <table:change-track-table-cell office:value-type="float" office:value="-5"/>
            </table:cell-content-deletion>
            <table:cell-content-deletion table:id="ct2353">
              <table:change-track-table-cell office:value-type="float" office:value="7"/>
            </table:cell-content-deletion>
            <table:cell-content-deletion table:id="ct2351">
              <table:change-track-table-cell office:value-type="string">
                <text:p>gregorian</text:p>
              </table:change-track-table-cell>
            </table:cell-content-deletion>
            <table:cell-content-deletion table:id="ct2349">
              <table:change-track-table-cell office:value-type="float" office:value="12"/>
            </table:cell-content-deletion>
            <table:cell-content-deletion table:id="ct2347">
              <table:change-track-table-cell office:value-type="float" office:value="25"/>
            </table:cell-content-deletion>
            <table:cell-content-deletion table:id="ct2345">
              <table:change-track-table-cell office:value-type="string">
                <text:p>weekdayrelated</text:p>
              </table:change-track-table-cell>
            </table:cell-content-deletion>
            <table:cell-content-deletion table:id="ct2343">
              <table:change-track-table-cell office:value-type="string">
                <text:p>greg-deadSunday</text:p>
              </table:change-track-table-cell>
            </table:cell-content-deletion>
            <table:cell-content-deletion table:id="ct2341">
              <table:change-track-table-cell office:value-type="string">
                <text:p>LLL:EXT:timer/Resources/Private/Language/locallang_cal.xlf:calendarDate.christ.greg.deadSunday</text:p>
              </table:change-track-table-cell>
            </table:cell-content-deletion>
            <table:cell-content-deletion table:id="ct2339">
              <table:change-track-table-cell office:value-type="string">
                <text:p>Totensonntag</text:p>
              </table:change-track-table-cell>
            </table:cell-content-deletion>
            <table:change-deletion table:id="ct2337"/>
          </table:deletions>
        </table:deletion>
        <table:deletion table:id="ct2400" table:type="row" table:position="143" table:table="0">
          <office:change-info>
            <dc:creator> </dc:creator>
            <dc:date>2023-03-10T05:28:23.658000000</dc:date>
          </office:change-info>
          <table:deletions>
            <table:cell-content-deletion>
              <table:cell-address table:column="1" table:row="143" table:table="0"/>
              <table:change-track-table-cell office:value-type="string">
                <text:p>Buß und Betttag</text:p>
              </table:change-track-table-cell>
            </table:cell-content-deletion>
            <table:cell-content-deletion>
              <table:cell-address table:column="2" table:row="143" table:table="0"/>
              <table:change-track-table-cell office:value-type="string">
                <text:p>LLL:EXT:timer/Resources/Private/Language/locallang_cal.xlf:calendarDate.cult.greg.dayOfPrayerAndRepentance</text:p>
              </table:change-track-table-cell>
            </table:cell-content-deletion>
            <table:cell-content-deletion>
              <table:cell-address table:column="3" table:row="143" table:table="0"/>
              <table:change-track-table-cell office:value-type="string">
                <text:p>greg-prayerAndRepentance</text:p>
              </table:change-track-table-cell>
            </table:cell-content-deletion>
            <table:cell-content-deletion>
              <table:cell-address table:column="5" table:row="143" table:table="0"/>
              <table:change-track-table-cell office:value-type="float" office:value="25"/>
            </table:cell-content-deletion>
            <table:cell-content-deletion>
              <table:cell-address table:column="6" table:row="143" table:table="0"/>
              <table:change-track-table-cell office:value-type="float" office:value="12"/>
            </table:cell-content-deletion>
            <table:cell-content-deletion>
              <table:cell-address table:column="7" table:row="143" table:table="0"/>
              <table:change-track-table-cell office:value-type="string">
                <text:p>gregorian</text:p>
              </table:change-track-table-cell>
            </table:cell-content-deletion>
            <table:cell-content-deletion>
              <table:cell-address table:column="8" table:row="143" table:table="0"/>
              <table:change-track-table-cell office:value-type="float" office:value="7"/>
            </table:cell-content-deletion>
            <table:cell-content-deletion>
              <table:cell-address table:column="9" table:row="143" table:table="0"/>
              <table:change-track-table-cell office:value-type="float" office:value="-5"/>
            </table:cell-content-deletion>
            <table:cell-content-deletion>
              <table:cell-address table:column="10" table:row="143" table:table="0"/>
              <table:change-track-table-cell office:value-type="float" office:value="-4"/>
            </table:cell-content-deletion>
            <table:cell-content-deletion>
              <table:cell-address table:column="13" table:row="143" table:table="0"/>
              <table:change-track-table-cell office:value-type="string">
                <text:p>religion</text:p>
              </table:change-track-table-cell>
            </table:cell-content-deletion>
            <table:cell-content-deletion>
              <table:cell-address table:column="14" table:row="143" table:table="0"/>
              <table:change-track-table-cell office:value-type="string">
                <text:p>christian, lutherans, calvians</text:p>
              </table:change-track-table-cell>
            </table:cell-content-deletion>
            <table:cell-content-deletion>
              <table:cell-address table:column="15" table:row="143" table:table="0"/>
              <table:change-track-table-cell office:value-type="float" office:value="5"/>
            </table:cell-content-deletion>
            <table:cell-content-deletion table:id="ct2316">
              <table:change-track-table-cell office:value-type="string">
                <text:p>weekdayrelated</text:p>
              </table:change-track-table-cell>
            </table:cell-content-deletion>
            <table:change-deletion table:id="ct2003"/>
            <table:cell-content-deletion table:id="ct138">
              <table:change-track-table-cell/>
            </table:cell-content-deletion>
            <table:cell-content-deletion table:id="ct137">
              <table:change-track-table-cell office:value-type="string">
                <text:p>de_DE</text:p>
              </table:change-track-table-cell>
            </table:cell-content-deletion>
            <table:cell-content-deletion table:id="ct136">
              <table:change-track-table-cell/>
            </table:cell-content-deletion>
            <table:cell-content-deletion table:id="ct135">
              <table:change-track-table-cell office:value-type="string">
                <text:p>de_DE</text:p>
              </table:change-track-table-cell>
            </table:cell-content-deletion>
          </table:deletions>
        </table:deletion>
        <table:cell-content-change table:id="ct2401">
          <table:cell-address table:column="16" table:row="7" table:table="0"/>
          <office:change-info>
            <dc:creator> </dc:creator>
            <dc:date>2023-03-10T06:24:55.342000000</dc:date>
          </office:change-info>
          <table:previous table:id="ct2241">
            <table:change-track-table-cell office:value-type="string">
              <text:p>de_DE,fr_FR,es_CR,en_IE,ga_IE,kea_CV,pt_CV,lv_LV,en_LR,vai_Latn_LR,de_LI,hr_HR,fr_MC,es_MX,en_MU,en_MT,mt_MT</text:p>
            </table:change-track-table-cell>
          </table:previous>
        </table:cell-content-change>
        <table:cell-content-change table:id="ct2402">
          <table:cell-address table:column="17" table:row="7" table:table="0"/>
          <office:change-info>
            <dc:creator> </dc:creator>
            <dc:date>2023-03-10T06:25:00.898000000</dc:date>
          </office:change-info>
          <table:previous table:id="ct2242">
            <table:change-track-table-cell office:value-type="string">
              <text:p>de_DE,fr_FR,es_CR,en_IE,ga_IE,kea_CV,pt_CV,lv_LV,en_LR,vai_Latn_LR,de_LI,hr_HR,fr_MC,es_MX,en_MU,en_MT,mt_MT</text:p>
            </table:change-track-table-cell>
          </table:previous>
        </table:cell-content-change>
        <table:cell-content-change table:id="ct2403">
          <table:cell-address table:column="16" table:row="13" table:table="0"/>
          <office:change-info>
            <dc:creator> </dc:creator>
            <dc:date>2023-03-10T06:25:31.594000000</dc:date>
          </office:change-info>
          <table:previous table:id="ct2196">
            <table:change-track-table-cell office:value-type="string">
              <text:p>de_DE,fr_FR,en_GB,es_CR,en_IE,ga_IE,kea_CV,pt_CV,lv_LV,en_LR,vai_Latn_LR,de_LI,hr_HR,es_MX,en_MU</text:p>
            </table:change-track-table-cell>
          </table:previous>
        </table:cell-content-change>
        <table:cell-content-change table:id="ct2404">
          <table:cell-address table:column="17" table:row="13" table:table="0"/>
          <office:change-info>
            <dc:creator> </dc:creator>
            <dc:date>2023-03-10T06:25:35.673000000</dc:date>
          </office:change-info>
          <table:previous table:id="ct2197">
            <table:change-track-table-cell office:value-type="string">
              <text:p>de_DE,fr_FR,es_CR,en_IE,ga_IE,kea_CV,pt_CV,lv_LV,en_LR,vai_Latn_LR,de_LI,hr_HR,es_MX,en_MU</text:p>
            </table:change-track-table-cell>
          </table:previous>
        </table:cell-content-change>
        <table:insertion table:id="ct2405" table:type="row" table:position="27" table:table="0">
          <office:change-info>
            <dc:creator> </dc:creator>
            <dc:date>2023-03-10T06:26:07.844000000</dc:date>
          </office:change-info>
          <table:dependencies>
            <table:dependency table:id="ct2654"/>
            <table:dependency table:id="ct2550"/>
            <table:dependency table:id="ct2548"/>
            <table:dependency table:id="ct2436"/>
            <table:dependency table:id="ct2435"/>
            <table:dependency table:id="ct2420"/>
            <table:dependency table:id="ct2419"/>
            <table:dependency table:id="ct2418"/>
            <table:dependency table:id="ct2417"/>
            <table:dependency table:id="ct2416"/>
            <table:dependency table:id="ct2415"/>
            <table:dependency table:id="ct2414"/>
            <table:dependency table:id="ct2413"/>
            <table:dependency table:id="ct2412"/>
            <table:dependency table:id="ct2411"/>
            <table:dependency table:id="ct2410"/>
            <table:dependency table:id="ct2409"/>
            <table:dependency table:id="ct2408"/>
            <table:dependency table:id="ct2407"/>
            <table:dependency table:id="ct2406"/>
          </table:dependencies>
        </table:insertion>
        <table:cell-content-change table:id="ct2406">
          <table:cell-address table:column="0" table:row="27" table:table="0"/>
          <office:change-info>
            <dc:creator> </dc:creator>
            <dc:date>2023-03-10T06:26:20.054000000</dc:date>
          </office:change-info>
          <table:previous>
            <table:change-track-table-cell/>
          </table:previous>
        </table:cell-content-change>
        <table:cell-content-change table:id="ct2407">
          <table:cell-address table:column="1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08">
          <table:cell-address table:column="3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09">
          <table:cell-address table:column="4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0">
          <table:cell-address table:column="5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1">
          <table:cell-address table:column="6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2">
          <table:cell-address table:column="7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3">
          <table:cell-address table:column="13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4">
          <table:cell-address table:column="15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5">
          <table:cell-address table:column="16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6">
          <table:cell-address table:column="17" table:row="27" table:table="0"/>
          <office:change-info>
            <dc:creator> </dc:creator>
            <dc:date>2023-03-10T06:26:20.055000000</dc:date>
          </office:change-info>
          <table:previous>
            <table:change-track-table-cell/>
          </table:previous>
        </table:cell-content-change>
        <table:cell-content-change table:id="ct2417">
          <table:cell-address table:column="1" table:row="27" table:table="0"/>
          <office:change-info>
            <dc:creator> </dc:creator>
            <dc:date>2023-03-10T06:26:42.768000000</dc:date>
          </office:change-info>
          <table:previous table:id="ct2407">
            <table:change-track-table-cell office:value-type="string">
              <text:p>Mauritius: Abschaffung der Sklaverei</text:p>
            </table:change-track-table-cell>
          </table:previous>
        </table:cell-content-change>
        <table:cell-content-change table:id="ct2418">
          <table:cell-address table:column="3" table:row="27" table:table="0"/>
          <office:change-info>
            <dc:creator> </dc:creator>
            <dc:date>2023-03-10T06:27:14.488000000</dc:date>
          </office:change-info>
          <table:previous table:id="ct2408">
            <table:change-track-table-cell office:value-type="string">
              <text:p>greg-muAbolitionOfSlavery</text:p>
            </table:change-track-table-cell>
          </table:previous>
        </table:cell-content-change>
        <table:cell-content-change table:id="ct2419">
          <table:cell-address table:column="5" table:row="27" table:table="0"/>
          <office:change-info>
            <dc:creator> </dc:creator>
            <dc:date>2023-03-10T06:27:16.904000000</dc:date>
          </office:change-info>
          <table:previous table:id="ct2410">
            <table:change-track-table-cell office:value-type="float" office:value="1"/>
          </table:previous>
        </table:cell-content-change>
        <table:cell-content-change table:id="ct2420">
          <table:cell-address table:column="0" table:row="27" table:table="0"/>
          <office:change-info>
            <dc:creator> </dc:creator>
            <dc:date>2023-03-10T06:27:22.115000000</dc:date>
          </office:change-info>
          <table:previous table:id="ct2406">
            <table:change-track-table-cell office:value-type="string">
              <text:p>LLL:EXT:timer/Resources/Private/Language/locallang_cal.xlf:calendarDate.cult.greg.muAbolitionOfSlavery</text:p>
            </table:change-track-table-cell>
          </table:previous>
        </table:cell-content-change>
        <table:insertion table:id="ct2421" table:type="row" table:position="26" table:table="0">
          <office:change-info>
            <dc:creator> </dc:creator>
            <dc:date>2023-03-10T06:27:40.301000000</dc:date>
          </office:change-info>
          <table:dependencies>
            <table:dependency table:id="ct2433"/>
            <table:dependency table:id="ct2432"/>
            <table:dependency table:id="ct2431"/>
            <table:dependency table:id="ct2430"/>
            <table:dependency table:id="ct2429"/>
            <table:dependency table:id="ct2428"/>
            <table:dependency table:id="ct2427"/>
            <table:dependency table:id="ct2426"/>
            <table:dependency table:id="ct2425"/>
            <table:dependency table:id="ct2424"/>
            <table:dependency table:id="ct2423"/>
            <table:dependency table:id="ct2422"/>
          </table:dependencies>
        </table:insertion>
        <table:cell-content-change table:id="ct2422">
          <table:cell-address table:column="1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3">
          <table:cell-address table:column="2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4">
          <table:cell-address table:column="3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5">
          <table:cell-address table:column="4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6">
          <table:cell-address table:column="5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7">
          <table:cell-address table:column="6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8">
          <table:cell-address table:column="7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29">
          <table:cell-address table:column="13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30">
          <table:cell-address table:column="14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31">
          <table:cell-address table:column="15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32">
          <table:cell-address table:column="16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cell-content-change table:id="ct2433">
          <table:cell-address table:column="17" table:row="26" table:table="0"/>
          <office:change-info>
            <dc:creator> </dc:creator>
            <dc:date>2023-03-10T06:27:42.502000000</dc:date>
          </office:change-info>
          <table:previous>
            <table:change-track-table-cell/>
          </table:previous>
        </table:cell-content-change>
        <table:deletion table:id="ct2434" table:type="row" table:position="24" table:table="0">
          <office:change-info>
            <dc:creator> </dc:creator>
            <dc:date>2023-03-10T06:27:46.926000000</dc:date>
          </office:change-info>
          <table:deletions>
            <table:cell-content-deletion table:id="ct1778">
              <table:change-track-table-cell office:value-type="string">
                <text:p>de_LI</text:p>
              </table:change-track-table-cell>
            </table:cell-content-deletion>
            <table:cell-content-deletion table:id="ct1777">
              <table:change-track-table-cell office:value-type="string">
                <text:p>de_DE,de_LI</text:p>
              </table:change-track-table-cell>
            </table:cell-content-deletion>
            <table:cell-content-deletion table:id="ct239">
              <table:change-track-table-cell office:value-type="float" office:value="1"/>
            </table:cell-content-deletion>
            <table:cell-content-deletion table:id="ct238">
              <table:change-track-table-cell office:value-type="string">
                <text:p>catholics</text:p>
              </table:change-track-table-cell>
            </table:cell-content-deletion>
            <table:cell-content-deletion table:id="ct237">
              <table:change-track-table-cell office:value-type="string">
                <text:p>religion</text:p>
              </table:change-track-table-cell>
            </table:cell-content-deletion>
            <table:cell-content-deletion table:id="ct236">
              <table:change-track-table-cell office:value-type="string">
                <text:p>gregorian</text:p>
              </table:change-track-table-cell>
            </table:cell-content-deletion>
            <table:cell-content-deletion table:id="ct235">
              <table:change-track-table-cell office:value-type="float" office:value="2"/>
            </table:cell-content-deletion>
            <table:cell-content-deletion table:id="ct234">
              <table:change-track-table-cell office:value-type="float" office:value="2"/>
            </table:cell-content-deletion>
            <table:cell-content-deletion table:id="ct232">
              <table:change-track-table-cell office:value-type="string">
                <text:p>fixed</text:p>
              </table:change-track-table-cell>
            </table:cell-content-deletion>
            <table:cell-content-deletion table:id="ct231">
              <table:change-track-table-cell office:value-type="string">
                <text:p>greg-marialight</text:p>
              </table:change-track-table-cell>
            </table:cell-content-deletion>
            <table:cell-content-deletion table:id="ct242">
              <table:change-track-table-cell office:value-type="string">
                <text:p>LLL:EXT:timer/Resources/Private/Language/locallang_cal.xlf:calendarDate.cult.greg.mariapregnant</text:p>
              </table:change-track-table-cell>
            </table:cell-content-deletion>
            <table:cell-content-deletion table:id="ct228">
              <table:change-track-table-cell office:value-type="string">
                <text:p>Mariä Lichtmeß</text:p>
              </table:change-track-table-cell>
            </table:cell-content-deletion>
            <table:change-deletion table:id="ct227"/>
          </table:deletions>
        </table:deletion>
        <table:cell-content-change table:id="ct2435">
          <table:cell-address table:column="16" table:row="27" table:table="0"/>
          <office:change-info>
            <dc:creator> </dc:creator>
            <dc:date>2023-03-10T06:27:56.481000000</dc:date>
          </office:change-info>
          <table:previous table:id="ct2415">
            <table:change-track-table-cell office:value-type="string">
              <text:p>en_MU</text:p>
            </table:change-track-table-cell>
          </table:previous>
        </table:cell-content-change>
        <table:cell-content-change table:id="ct2436">
          <table:cell-address table:column="17" table:row="27" table:table="0"/>
          <office:change-info>
            <dc:creator> </dc:creator>
            <dc:date>2023-03-10T06:28:00.466000000</dc:date>
          </office:change-info>
          <table:previous table:id="ct2416">
            <table:change-track-table-cell office:value-type="string">
              <text:p>en_MU</text:p>
            </table:change-track-table-cell>
          </table:previous>
        </table:cell-content-change>
        <table:insertion table:id="ct2437" table:type="row" table:position="51" table:table="0">
          <office:change-info>
            <dc:creator> </dc:creator>
            <dc:date>2023-03-10T06:28:25.439000000</dc:date>
          </office:change-info>
          <table:dependencies>
            <table:dependency table:id="ct2642"/>
            <table:dependency table:id="ct2583"/>
            <table:dependency table:id="ct2555"/>
            <table:dependency table:id="ct2454"/>
            <table:dependency table:id="ct2453"/>
            <table:dependency table:id="ct2452"/>
            <table:dependency table:id="ct2451"/>
            <table:dependency table:id="ct2450"/>
            <table:dependency table:id="ct2449"/>
            <table:dependency table:id="ct2448"/>
            <table:dependency table:id="ct2447"/>
            <table:dependency table:id="ct2446"/>
            <table:dependency table:id="ct2445"/>
            <table:dependency table:id="ct2444"/>
            <table:dependency table:id="ct2443"/>
            <table:dependency table:id="ct2442"/>
            <table:dependency table:id="ct2441"/>
            <table:dependency table:id="ct2440"/>
            <table:dependency table:id="ct2439"/>
            <table:dependency table:id="ct2438"/>
          </table:dependencies>
        </table:insertion>
        <table:cell-content-change table:id="ct2438">
          <table:cell-address table:column="2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39">
          <table:cell-address table:column="1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0">
          <table:cell-address table:column="3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1">
          <table:cell-address table:column="4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2">
          <table:cell-address table:column="5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3">
          <table:cell-address table:column="6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4">
          <table:cell-address table:column="7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5">
          <table:cell-address table:column="13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6">
          <table:cell-address table:column="15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7">
          <table:cell-address table:column="16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8">
          <table:cell-address table:column="17" table:row="51" table:table="0"/>
          <office:change-info>
            <dc:creator> </dc:creator>
            <dc:date>2023-03-10T06:28:27.052000000</dc:date>
          </office:change-info>
          <table:previous>
            <table:change-track-table-cell/>
          </table:previous>
        </table:cell-content-change>
        <table:cell-content-change table:id="ct2449">
          <table:cell-address table:column="1" table:row="51" table:table="0"/>
          <office:change-info>
            <dc:creator> </dc:creator>
            <dc:date>2023-03-10T06:28:33.784000000</dc:date>
          </office:change-info>
          <table:previous table:id="ct2439">
            <table:change-track-table-cell office:value-type="string">
              <text:p>Mosambik: Heldentag</text:p>
            </table:change-track-table-cell>
          </table:previous>
        </table:cell-content-change>
        <table:cell-content-change table:id="ct2450">
          <table:cell-address table:column="3" table:row="51" table:table="0"/>
          <office:change-info>
            <dc:creator> </dc:creator>
            <dc:date>2023-03-10T06:28:50.405000000</dc:date>
          </office:change-info>
          <table:previous table:id="ct2440">
            <table:change-track-table-cell office:value-type="string">
              <text:p>greg-mzHerosDay</text:p>
            </table:change-track-table-cell>
          </table:previous>
        </table:cell-content-change>
        <table:cell-content-change table:id="ct2451">
          <table:cell-address table:column="2" table:row="51" table:table="0"/>
          <office:change-info>
            <dc:creator> </dc:creator>
            <dc:date>2023-03-10T06:28:57.790000000</dc:date>
          </office:change-info>
          <table:previous table:id="ct2438">
            <table:change-track-table-cell office:value-type="string">
              <text:p>LLL:EXT:timer/Resources/Private/Language/locallang_cal.xlf:calendarDate.cult.greg.mzHerosDay</text:p>
            </table:change-track-table-cell>
          </table:previous>
        </table:cell-content-change>
        <table:cell-content-change table:id="ct2452">
          <table:cell-address table:column="5" table:row="51" table:table="0"/>
          <office:change-info>
            <dc:creator> </dc:creator>
            <dc:date>2023-03-10T06:29:00.678000000</dc:date>
          </office:change-info>
          <table:previous table:id="ct2442">
            <table:change-track-table-cell office:value-type="float" office:value="3"/>
          </table:previous>
        </table:cell-content-change>
        <table:cell-content-change table:id="ct2453">
          <table:cell-address table:column="6" table:row="51" table:table="0"/>
          <office:change-info>
            <dc:creator> </dc:creator>
            <dc:date>2023-03-10T06:29:02.022000000</dc:date>
          </office:change-info>
          <table:previous table:id="ct2443">
            <table:change-track-table-cell office:value-type="float" office:value="2"/>
          </table:previous>
        </table:cell-content-change>
        <table:cell-content-change table:id="ct2454">
          <table:cell-address table:column="13" table:row="51" table:table="0"/>
          <office:change-info>
            <dc:creator> </dc:creator>
            <dc:date>2023-03-10T06:29:09.849000000</dc:date>
          </office:change-info>
          <table:previous table:id="ct2445">
            <table:change-track-table-cell office:value-type="string">
              <text:p>political</text:p>
            </table:change-track-table-cell>
          </table:previous>
        </table:cell-content-change>
        <table:cell-content-change table:id="ct2455">
          <table:cell-address table:column="16" table:row="59" table:table="0"/>
          <office:change-info>
            <dc:creator> </dc:creator>
            <dc:date>2023-03-10T06:29:27.970000000</dc:date>
          </office:change-info>
          <table:previous table:id="ct2163">
            <table:change-track-table-cell office:value-type="string">
              <text:p>de_DE,fr_FR,kea_CV,pt_CV,hr_HR,fr_MC,es_MX,en_MU</text:p>
            </table:change-track-table-cell>
          </table:previous>
        </table:cell-content-change>
        <table:cell-content-change table:id="ct2456">
          <table:cell-address table:column="17" table:row="59" table:table="0"/>
          <office:change-info>
            <dc:creator> </dc:creator>
            <dc:date>2023-03-10T06:29:33.713000000</dc:date>
          </office:change-info>
          <table:previous table:id="ct2164">
            <table:change-track-table-cell office:value-type="string">
              <text:p>de_DE,fr_FR,kea_CV,pt_CV,hr_HR,fr_MC,es_MX,en_MU</text:p>
            </table:change-track-table-cell>
          </table:previous>
        </table:cell-content-change>
        <table:insertion table:id="ct2457" table:type="row" table:position="85" table:table="0">
          <office:change-info>
            <dc:creator> </dc:creator>
            <dc:date>2023-03-10T06:29:56.338000000</dc:date>
          </office:change-info>
          <table:dependencies>
            <table:dependency table:id="ct2672"/>
            <table:dependency table:id="ct2561"/>
            <table:dependency table:id="ct2475"/>
            <table:dependency table:id="ct2474"/>
            <table:dependency table:id="ct2473"/>
            <table:dependency table:id="ct2472"/>
            <table:dependency table:id="ct2471"/>
            <table:dependency table:id="ct2470"/>
            <table:dependency table:id="ct2469"/>
            <table:dependency table:id="ct2468"/>
            <table:dependency table:id="ct2467"/>
            <table:dependency table:id="ct2466"/>
            <table:dependency table:id="ct2465"/>
            <table:dependency table:id="ct2464"/>
            <table:dependency table:id="ct2463"/>
            <table:dependency table:id="ct2462"/>
            <table:dependency table:id="ct2461"/>
            <table:dependency table:id="ct2460"/>
            <table:dependency table:id="ct2459"/>
            <table:dependency table:id="ct2458"/>
          </table:dependencies>
        </table:insertion>
        <table:cell-content-change table:id="ct2458">
          <table:cell-address table:column="2" table:row="85" table:table="0"/>
          <office:change-info>
            <dc:creator> </dc:creator>
            <dc:date>2023-03-10T06:29:58.626000000</dc:date>
          </office:change-info>
          <table:previous>
            <table:change-track-table-cell/>
          </table:previous>
        </table:cell-content-change>
        <table:cell-content-change table:id="ct2459">
          <table:cell-address table:column="1" table:row="85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0">
          <table:cell-address table:column="3" table:row="85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1">
          <table:cell-address table:column="4" table:row="85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2">
          <table:cell-address table:column="5" table:row="85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3">
          <table:cell-address table:column="6" table:row="85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4">
          <table:cell-address table:column="7" table:row="85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5">
          <table:cell-address table:column="13" table:row="85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6">
          <table:cell-address table:column="15" table:row="85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7">
          <table:cell-address table:column="16" table:row="85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8">
          <table:cell-address table:column="17" table:row="85" table:table="0"/>
          <office:change-info>
            <dc:creator> </dc:creator>
            <dc:date>2023-03-10T06:29:58.627000000</dc:date>
          </office:change-info>
          <table:previous>
            <table:change-track-table-cell/>
          </table:previous>
        </table:cell-content-change>
        <table:cell-content-change table:id="ct2469">
          <table:cell-address table:column="1" table:row="85" table:table="0"/>
          <office:change-info>
            <dc:creator> </dc:creator>
            <dc:date>2023-03-10T06:30:10.537000000</dc:date>
          </office:change-info>
          <table:previous table:id="ct2459">
            <table:change-track-table-cell office:value-type="string">
              <text:p>Mosambik: Frauentag</text:p>
            </table:change-track-table-cell>
          </table:previous>
        </table:cell-content-change>
        <table:cell-content-change table:id="ct2470">
          <table:cell-address table:column="3" table:row="85" table:table="0"/>
          <office:change-info>
            <dc:creator> </dc:creator>
            <dc:date>2023-03-10T06:30:20.632000000</dc:date>
          </office:change-info>
          <table:previous table:id="ct2460">
            <table:change-track-table-cell office:value-type="string">
              <text:p>greg-mzWomenDay</text:p>
            </table:change-track-table-cell>
          </table:previous>
        </table:cell-content-change>
        <table:cell-content-change table:id="ct2471">
          <table:cell-address table:column="2" table:row="85" table:table="0"/>
          <office:change-info>
            <dc:creator> </dc:creator>
            <dc:date>2023-03-10T06:30:30.094000000</dc:date>
          </office:change-info>
          <table:previous table:id="ct2458">
            <table:change-track-table-cell office:value-type="string">
              <text:p>LLL:EXT:timer/Resources/Private/Language/locallang_cal.xlf:calendarDate.cult.greg.mzWomenDay</text:p>
            </table:change-track-table-cell>
          </table:previous>
        </table:cell-content-change>
        <table:cell-content-change table:id="ct2472">
          <table:cell-address table:column="5" table:row="85" table:table="0"/>
          <office:change-info>
            <dc:creator> </dc:creator>
            <dc:date>2023-03-10T06:30:34.030000000</dc:date>
          </office:change-info>
          <table:previous table:id="ct2462">
            <table:change-track-table-cell office:value-type="float" office:value="7"/>
          </table:previous>
        </table:cell-content-change>
        <table:cell-content-change table:id="ct2473">
          <table:cell-address table:column="6" table:row="85" table:table="0"/>
          <office:change-info>
            <dc:creator> </dc:creator>
            <dc:date>2023-03-10T06:30:35.823000000</dc:date>
          </office:change-info>
          <table:previous table:id="ct2463">
            <table:change-track-table-cell office:value-type="float" office:value="4"/>
          </table:previous>
        </table:cell-content-change>
        <table:cell-content-change table:id="ct2474">
          <table:cell-address table:column="13" table:row="85" table:table="0"/>
          <office:change-info>
            <dc:creator> </dc:creator>
            <dc:date>2023-03-10T06:30:42.231000000</dc:date>
          </office:change-info>
          <table:previous table:id="ct2465">
            <table:change-track-table-cell office:value-type="string">
              <text:p>cutlture</text:p>
            </table:change-track-table-cell>
          </table:previous>
        </table:cell-content-change>
        <table:cell-content-change table:id="ct2475">
          <table:cell-address table:column="13" table:row="85" table:table="0"/>
          <office:change-info>
            <dc:creator> </dc:creator>
            <dc:date>2023-03-10T06:30:53.167000000</dc:date>
          </office:change-info>
          <table:previous table:id="ct2474">
            <table:change-track-table-cell office:value-type="string">
              <text:p>historical</text:p>
            </table:change-track-table-cell>
          </table:previous>
        </table:cell-content-change>
        <table:insertion table:id="ct2476" table:type="row" table:position="105" table:table="0">
          <office:change-info>
            <dc:creator> </dc:creator>
            <dc:date>2023-03-10T06:31:15.246000000</dc:date>
          </office:change-info>
          <table:dependencies>
            <table:dependency table:id="ct2684"/>
            <table:dependency table:id="ct2683"/>
            <table:dependency table:id="ct2566"/>
            <table:dependency table:id="ct2493"/>
            <table:dependency table:id="ct2492"/>
            <table:dependency table:id="ct2491"/>
            <table:dependency table:id="ct2490"/>
            <table:dependency table:id="ct2489"/>
            <table:dependency table:id="ct2488"/>
            <table:dependency table:id="ct2487"/>
            <table:dependency table:id="ct2486"/>
            <table:dependency table:id="ct2485"/>
            <table:dependency table:id="ct2484"/>
            <table:dependency table:id="ct2483"/>
            <table:dependency table:id="ct2482"/>
            <table:dependency table:id="ct2481"/>
            <table:dependency table:id="ct2480"/>
            <table:dependency table:id="ct2479"/>
            <table:dependency table:id="ct2478"/>
            <table:dependency table:id="ct2477"/>
          </table:dependencies>
        </table:insertion>
        <table:cell-content-change table:id="ct2477">
          <table:cell-address table:column="2" table:row="105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78">
          <table:cell-address table:column="1" table:row="105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79">
          <table:cell-address table:column="3" table:row="105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0">
          <table:cell-address table:column="4" table:row="105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1">
          <table:cell-address table:column="5" table:row="105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2">
          <table:cell-address table:column="6" table:row="105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3">
          <table:cell-address table:column="7" table:row="105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4">
          <table:cell-address table:column="13" table:row="105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5">
          <table:cell-address table:column="15" table:row="105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6">
          <table:cell-address table:column="16" table:row="105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7">
          <table:cell-address table:column="17" table:row="105" table:table="0"/>
          <office:change-info>
            <dc:creator> </dc:creator>
            <dc:date>2023-03-10T06:31:16.996000000</dc:date>
          </office:change-info>
          <table:previous>
            <table:change-track-table-cell/>
          </table:previous>
        </table:cell-content-change>
        <table:cell-content-change table:id="ct2488">
          <table:cell-address table:column="1" table:row="105" table:table="0"/>
          <office:change-info>
            <dc:creator> </dc:creator>
            <dc:date>2023-03-10T06:31:25.058000000</dc:date>
          </office:change-info>
          <table:previous table:id="ct2478">
            <table:change-track-table-cell office:value-type="string">
              <text:p>Mosambik: Unabhängigkeitstag</text:p>
            </table:change-track-table-cell>
          </table:previous>
        </table:cell-content-change>
        <table:cell-content-change table:id="ct2489">
          <table:cell-address table:column="3" table:row="105" table:table="0"/>
          <office:change-info>
            <dc:creator> </dc:creator>
            <dc:date>2023-03-10T06:31:39.954000000</dc:date>
          </office:change-info>
          <table:previous table:id="ct2479">
            <table:change-track-table-cell office:value-type="string">
              <text:p>greg-mzIndependenceDay</text:p>
            </table:change-track-table-cell>
          </table:previous>
        </table:cell-content-change>
        <table:cell-content-change table:id="ct2490">
          <table:cell-address table:column="2" table:row="105" table:table="0"/>
          <office:change-info>
            <dc:creator> </dc:creator>
            <dc:date>2023-03-10T06:31:46.283000000</dc:date>
          </office:change-info>
          <table:previous table:id="ct2477">
            <table:change-track-table-cell office:value-type="string">
              <text:p>LLL:EXT:timer/Resources/Private/Language/locallang_cal.xlf:calendarDate.cult.greg.mzIndependenceDay</text:p>
            </table:change-track-table-cell>
          </table:previous>
        </table:cell-content-change>
        <table:cell-content-change table:id="ct2491">
          <table:cell-address table:column="5" table:row="105" table:table="0"/>
          <office:change-info>
            <dc:creator> </dc:creator>
            <dc:date>2023-03-10T06:31:49.894000000</dc:date>
          </office:change-info>
          <table:previous table:id="ct2481">
            <table:change-track-table-cell office:value-type="float" office:value="25"/>
          </table:previous>
        </table:cell-content-change>
        <table:cell-content-change table:id="ct2492">
          <table:cell-address table:column="6" table:row="105" table:table="0"/>
          <office:change-info>
            <dc:creator> </dc:creator>
            <dc:date>2023-03-10T06:31:51.463000000</dc:date>
          </office:change-info>
          <table:previous table:id="ct2482">
            <table:change-track-table-cell office:value-type="float" office:value="6"/>
          </table:previous>
        </table:cell-content-change>
        <table:cell-content-change table:id="ct2493">
          <table:cell-address table:column="13" table:row="105" table:table="0"/>
          <office:change-info>
            <dc:creator> </dc:creator>
            <dc:date>2023-03-10T06:31:59.688000000</dc:date>
          </office:change-info>
          <table:previous table:id="ct2484">
            <table:change-track-table-cell office:value-type="string">
              <text:p>political</text:p>
            </table:change-track-table-cell>
          </table:previous>
        </table:cell-content-change>
        <table:insertion table:id="ct2494" table:type="row" table:position="111" table:table="0">
          <office:change-info>
            <dc:creator> </dc:creator>
            <dc:date>2023-03-10T06:32:12.146000000</dc:date>
          </office:change-info>
          <table:dependencies>
            <table:dependency table:id="ct2687"/>
            <table:dependency table:id="ct2568"/>
            <table:dependency table:id="ct2509"/>
            <table:dependency table:id="ct2508"/>
            <table:dependency table:id="ct2507"/>
            <table:dependency table:id="ct2506"/>
            <table:dependency table:id="ct2505"/>
            <table:dependency table:id="ct2504"/>
            <table:dependency table:id="ct2503"/>
            <table:dependency table:id="ct2502"/>
            <table:dependency table:id="ct2501"/>
            <table:dependency table:id="ct2500"/>
            <table:dependency table:id="ct2499"/>
            <table:dependency table:id="ct2498"/>
            <table:dependency table:id="ct2497"/>
            <table:dependency table:id="ct2496"/>
            <table:dependency table:id="ct2495"/>
          </table:dependencies>
        </table:insertion>
        <table:cell-content-change table:id="ct2495">
          <table:cell-address table:column="2" table:row="111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496">
          <table:cell-address table:column="1" table:row="111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497">
          <table:cell-address table:column="3" table:row="111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498">
          <table:cell-address table:column="4" table:row="111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499">
          <table:cell-address table:column="5" table:row="111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0">
          <table:cell-address table:column="6" table:row="111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1">
          <table:cell-address table:column="7" table:row="111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2">
          <table:cell-address table:column="13" table:row="111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3">
          <table:cell-address table:column="15" table:row="111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4">
          <table:cell-address table:column="16" table:row="111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5">
          <table:cell-address table:column="17" table:row="111" table:table="0"/>
          <office:change-info>
            <dc:creator> </dc:creator>
            <dc:date>2023-03-10T06:32:13.721000000</dc:date>
          </office:change-info>
          <table:previous>
            <table:change-track-table-cell/>
          </table:previous>
        </table:cell-content-change>
        <table:cell-content-change table:id="ct2506">
          <table:cell-address table:column="5" table:row="111" table:table="0"/>
          <office:change-info>
            <dc:creator> </dc:creator>
            <dc:date>2023-03-10T06:32:18.254000000</dc:date>
          </office:change-info>
          <table:previous table:id="ct2499">
            <table:change-track-table-cell office:value-type="float" office:value="7"/>
          </table:previous>
        </table:cell-content-change>
        <table:cell-content-change table:id="ct2507">
          <table:cell-address table:column="3" table:row="111" table:table="0"/>
          <office:change-info>
            <dc:creator> </dc:creator>
            <dc:date>2023-03-10T06:32:29.951000000</dc:date>
          </office:change-info>
          <table:previous table:id="ct2497">
            <table:change-track-table-cell office:value-type="string">
              <text:p>greg-mzVictoryDay</text:p>
            </table:change-track-table-cell>
          </table:previous>
        </table:cell-content-change>
        <table:cell-content-change table:id="ct2508">
          <table:cell-address table:column="2" table:row="111" table:table="0"/>
          <office:change-info>
            <dc:creator> </dc:creator>
            <dc:date>2023-03-10T06:32:36.919000000</dc:date>
          </office:change-info>
          <table:previous table:id="ct2495">
            <table:change-track-table-cell office:value-type="string">
              <text:p>LLL:EXT:timer/Resources/Private/Language/locallang_cal.xlf:calendarDate.cult.greg.mzVictoryDay</text:p>
            </table:change-track-table-cell>
          </table:previous>
        </table:cell-content-change>
        <table:cell-content-change table:id="ct2509">
          <table:cell-address table:column="1" table:row="111" table:table="0"/>
          <office:change-info>
            <dc:creator> </dc:creator>
            <dc:date>2023-03-10T06:32:43.729000000</dc:date>
          </office:change-info>
          <table:previous table:id="ct2496">
            <table:change-track-table-cell office:value-type="string">
              <text:p>Mosambik: Siegestag</text:p>
            </table:change-track-table-cell>
          </table:previous>
        </table:cell-content-change>
        <table:insertion table:id="ct2510" table:type="row" table:position="116" table:table="0">
          <office:change-info>
            <dc:creator> </dc:creator>
            <dc:date>2023-03-10T06:32:54.172000000</dc:date>
          </office:change-info>
          <table:dependencies>
            <table:dependency table:id="ct2689"/>
            <table:dependency table:id="ct2569"/>
            <table:dependency table:id="ct2526"/>
            <table:dependency table:id="ct2525"/>
            <table:dependency table:id="ct2524"/>
            <table:dependency table:id="ct2523"/>
            <table:dependency table:id="ct2522"/>
            <table:dependency table:id="ct2521"/>
            <table:dependency table:id="ct2520"/>
            <table:dependency table:id="ct2519"/>
            <table:dependency table:id="ct2518"/>
            <table:dependency table:id="ct2517"/>
            <table:dependency table:id="ct2516"/>
            <table:dependency table:id="ct2515"/>
            <table:dependency table:id="ct2514"/>
            <table:dependency table:id="ct2513"/>
            <table:dependency table:id="ct2512"/>
            <table:dependency table:id="ct2511"/>
          </table:dependencies>
        </table:insertion>
        <table:cell-content-change table:id="ct2511">
          <table:cell-address table:column="2" table:row="116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2">
          <table:cell-address table:column="1" table:row="116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3">
          <table:cell-address table:column="3" table:row="116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4">
          <table:cell-address table:column="4" table:row="116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5">
          <table:cell-address table:column="5" table:row="116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6">
          <table:cell-address table:column="6" table:row="116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7">
          <table:cell-address table:column="7" table:row="116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8">
          <table:cell-address table:column="13" table:row="116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19">
          <table:cell-address table:column="15" table:row="116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20">
          <table:cell-address table:column="16" table:row="116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21">
          <table:cell-address table:column="17" table:row="116" table:table="0"/>
          <office:change-info>
            <dc:creator> </dc:creator>
            <dc:date>2023-03-10T06:32:55.855000000</dc:date>
          </office:change-info>
          <table:previous>
            <table:change-track-table-cell/>
          </table:previous>
        </table:cell-content-change>
        <table:cell-content-change table:id="ct2522">
          <table:cell-address table:column="1" table:row="116" table:table="0"/>
          <office:change-info>
            <dc:creator> </dc:creator>
            <dc:date>2023-03-10T06:33:34.507000000</dc:date>
          </office:change-info>
          <table:previous table:id="ct2512">
            <table:change-track-table-cell office:value-type="string">
              <text:p>Mosambik: Tag der Armee</text:p>
            </table:change-track-table-cell>
          </table:previous>
        </table:cell-content-change>
        <table:cell-content-change table:id="ct2523">
          <table:cell-address table:column="3" table:row="116" table:table="0"/>
          <office:change-info>
            <dc:creator> </dc:creator>
            <dc:date>2023-03-10T06:33:50.279000000</dc:date>
          </office:change-info>
          <table:previous table:id="ct2513">
            <table:change-track-table-cell office:value-type="string">
              <text:p>greg-mzArmedForcesDay</text:p>
            </table:change-track-table-cell>
          </table:previous>
        </table:cell-content-change>
        <table:cell-content-change table:id="ct2524">
          <table:cell-address table:column="5" table:row="116" table:table="0"/>
          <office:change-info>
            <dc:creator> </dc:creator>
            <dc:date>2023-03-10T06:33:52.663000000</dc:date>
          </office:change-info>
          <table:previous table:id="ct2515">
            <table:change-track-table-cell office:value-type="float" office:value="25"/>
          </table:previous>
        </table:cell-content-change>
        <table:cell-content-change table:id="ct2525">
          <table:cell-address table:column="6" table:row="116" table:table="0"/>
          <office:change-info>
            <dc:creator> </dc:creator>
            <dc:date>2023-03-10T06:33:54.285000000</dc:date>
          </office:change-info>
          <table:previous table:id="ct2516">
            <table:change-track-table-cell office:value-type="float" office:value="9"/>
          </table:previous>
        </table:cell-content-change>
        <table:cell-content-change table:id="ct2526">
          <table:cell-address table:column="2" table:row="116" table:table="0"/>
          <office:change-info>
            <dc:creator> </dc:creator>
            <dc:date>2023-03-10T06:34:05.260000000</dc:date>
          </office:change-info>
          <table:previous table:id="ct2511">
            <table:change-track-table-cell office:value-type="string">
              <text:p>LLL:EXT:timer/Resources/Private/Language/locallang_cal.xlf:calendarDate.cult.greg.mzArmedForcesDay</text:p>
            </table:change-track-table-cell>
          </table:previous>
        </table:cell-content-change>
        <table:cell-content-change table:id="ct2527">
          <table:cell-address table:column="4" table:row="133" table:table="0"/>
          <office:change-info>
            <dc:creator> </dc:creator>
            <dc:date>2023-03-10T20:07:25.503000000</dc:date>
          </office:change-info>
          <table:previous table:id="ct2373">
            <table:change-track-table-cell office:value-type="string">
              <text:p>weekdayrelated</text:p>
            </table:change-track-table-cell>
          </table:previous>
        </table:cell-content-change>
        <table:cell-content-change table:id="ct2528">
          <table:cell-address table:column="4" table:row="134" table:table="0"/>
          <office:change-info>
            <dc:creator> </dc:creator>
            <dc:date>2023-03-10T20:07:25.505000000</dc:date>
          </office:change-info>
          <table:previous table:id="ct2388">
            <table:change-track-table-cell office:value-type="string">
              <text:p>weekdayrelated</text:p>
            </table:change-track-table-cell>
          </table:previous>
        </table:cell-content-change>
        <table:cell-content-change table:id="ct2529">
          <table:cell-address table:column="4" table:row="137" table:table="0"/>
          <office:change-info>
            <dc:creator> </dc:creator>
            <dc:date>2023-03-10T20:07:25.505000000</dc:date>
          </office:change-info>
          <table:previous table:id="ct2346">
            <table:change-track-table-cell office:value-type="string">
              <text:p>weekdayrelated</text:p>
            </table:change-track-table-cell>
          </table:previous>
        </table:cell-content-change>
        <table:cell-content-change table:id="ct2530">
          <table:cell-address table:column="4" table:row="143" table:table="0"/>
          <office:change-info>
            <dc:creator> </dc:creator>
            <dc:date>2023-03-10T20:07:25.505000000</dc:date>
          </office:change-info>
          <table:previous table:id="ct2326">
            <table:change-track-table-cell office:value-type="string">
              <text:p>weekdayrelated</text:p>
            </table:change-track-table-cell>
          </table:previous>
        </table:cell-content-change>
        <table:cell-content-change table:id="ct2531">
          <table:cell-address table:column="4" table:row="146" table:table="0"/>
          <office:change-info>
            <dc:creator> </dc:creator>
            <dc:date>2023-03-10T20:07:25.505000000</dc:date>
          </office:change-info>
          <table:previous table:id="ct2320">
            <table:change-track-table-cell office:value-type="string">
              <text:p>weekdayrelated</text:p>
            </table:change-track-table-cell>
          </table:previous>
        </table:cell-content-change>
        <table:cell-content-change table:id="ct2532">
          <table:cell-address table:column="4" table:row="147" table:table="0"/>
          <office:change-info>
            <dc:creator> </dc:creator>
            <dc:date>2023-03-10T20:07:25.507000000</dc:date>
          </office:change-info>
          <table:previous table:id="ct2321">
            <table:change-track-table-cell office:value-type="string">
              <text:p>weekdayrelated</text:p>
            </table:change-track-table-cell>
          </table:previous>
        </table:cell-content-change>
        <table:cell-content-change table:id="ct2533">
          <table:cell-address table:column="4" table:row="144" table:table="0"/>
          <office:change-info>
            <dc:creator> </dc:creator>
            <dc:date>2023-03-10T20:55:18.013000000</dc:date>
          </office:change-info>
          <table:previous>
            <table:change-track-table-cell/>
          </table:previous>
        </table:cell-content-change>
        <table:cell-content-change table:id="ct2534">
          <table:cell-address table:column="47" table:row="3" table:table="0"/>
          <office:change-info>
            <dc:creator> </dc:creator>
            <dc:date>2023-03-11T07:52:46.444000000</dc:date>
          </office:change-info>
          <table:previous table:id="ct1386">
            <table:change-track-table-cell office:value-type="string">
              <text:p>periodlist: timer.yamlPeriodFalRelation</text:p>
            </table:change-track-table-cell>
          </table:previous>
        </table:cell-content-change>
        <table:cell-content-change table:id="ct2535">
          <table:cell-address table:column="47" table:row="4" table:table="0"/>
          <office:change-info>
            <dc:creator> </dc:creator>
            <dc:date>2023-03-11T07:52:46.450000000</dc:date>
          </office:change-info>
          <table:previous table:id="ct1385">
            <table:change-track-table-cell office:value-type="string">
              <text:p>rangelist: timer.databaseActiveRangeList</text:p>
            </table:change-track-table-cell>
          </table:previous>
        </table:cell-content-change>
        <table:cell-content-change table:id="ct2536">
          <table:cell-address table:column="47" table:row="5" table:table="0"/>
          <office:change-info>
            <dc:creator> </dc:creator>
            <dc:date>2023-03-11T07:52:46.453000000</dc:date>
          </office:change-info>
          <table:previous table:id="ct1387">
            <table:change-track-table-cell office:value-type="string">
              <text:p>rangelist: timer.databaseForbiddenRangeList</text:p>
            </table:change-track-table-cell>
          </table:previous>
        </table:cell-content-change>
        <table:cell-content-change table:id="ct2537">
          <table:cell-address table:column="4" table:row="113" table:table="0"/>
          <office:change-info>
            <dc:creator> </dc:creator>
            <dc:date>2023-03-11T10:00:43.278000000</dc:date>
          </office:change-info>
          <table:previous table:id="ct969">
            <table:change-track-table-cell office:value-type="string">
              <text:p>seasonShifting</text:p>
            </table:change-track-table-cell>
          </table:previous>
        </table:cell-content-change>
        <table:cell-content-change table:id="ct2538">
          <table:cell-address table:column="2" table:row="14" table:table="0"/>
          <office:change-info>
            <dc:creator> </dc:creator>
            <dc:date>2023-03-11T15:44:43.980000000</dc:date>
          </office:change-info>
          <table:previous table:id="ct2123">
            <table:change-track-table-cell/>
          </table:previous>
        </table:cell-content-change>
        <table:cell-content-change table:id="ct2539">
          <table:cell-address table:column="2" table:row="16" table:table="0"/>
          <office:change-info>
            <dc:creator> </dc:creator>
            <dc:date>2023-03-11T15:44:43.986000000</dc:date>
          </office:change-info>
          <table:previous>
            <table:change-track-table-cell/>
          </table:previous>
        </table:cell-content-change>
        <table:cell-content-change table:id="ct2540">
          <table:cell-address table:column="0" table:row="14" table:table="0"/>
          <office:change-info>
            <dc:creator> </dc:creator>
            <dc:date>2023-03-11T15:44:45.610000000</dc:date>
          </office:change-info>
          <table:previous table:id="ct2124">
            <table:change-track-table-cell office:value-type="string">
              <text:p>LLL:EXT:timer/Resources/Private/Language/locallang_cal.xlf:calendarDate.cult.greg.muNewyearSecondDay </text:p>
            </table:change-track-table-cell>
          </table:previous>
        </table:cell-content-change>
        <table:cell-content-change table:id="ct2541">
          <table:cell-address table:column="0" table:row="16" table:table="0"/>
          <office:change-info>
            <dc:creator> </dc:creator>
            <dc:date>2023-03-11T15:44:45.610000000</dc:date>
          </office:change-info>
          <table:previous table:id="ct1812">
            <table:change-track-table-cell office:value-type="string">
              <text:p>LLL:EXT:timer/Resources/Private/Language/locallang_cal.xlf:calendarDate.hist.greg.liBertoldsDay</text:p>
            </table:change-track-table-cell>
          </table:previous>
        </table:cell-content-change>
        <table:cell-content-change table:id="ct2542">
          <table:cell-address table:column="2" table:row="22" table:table="0"/>
          <office:change-info>
            <dc:creator> </dc:creator>
            <dc:date>2023-03-11T15:44:51.860000000</dc:date>
          </office:change-info>
          <table:previous>
            <table:change-track-table-cell/>
          </table:previous>
        </table:cell-content-change>
        <table:cell-content-change table:id="ct2543">
          <table:cell-address table:column="2" table:row="23" table:table="0"/>
          <office:change-info>
            <dc:creator> </dc:creator>
            <dc:date>2023-03-11T15:44:51.862000000</dc:date>
          </office:change-info>
          <table:previous>
            <table:change-track-table-cell/>
          </table:previous>
        </table:cell-content-change>
        <table:cell-content-change table:id="ct2544">
          <table:cell-address table:column="2" table:row="24" table:table="0"/>
          <office:change-info>
            <dc:creator> </dc:creator>
            <dc:date>2023-03-11T15:44:51.862000000</dc:date>
          </office:change-info>
          <table:previous>
            <table:change-track-table-cell/>
          </table:previous>
        </table:cell-content-change>
        <table:cell-content-change table:id="ct2545">
          <table:cell-address table:column="0" table:row="22" table:table="0"/>
          <office:change-info>
            <dc:creator> </dc:creator>
            <dc:date>2023-03-11T15:44:53.973000000</dc:date>
          </office:change-info>
          <table:previous table:id="ct1955">
            <table:change-track-table-cell office:value-type="string">
              <text:p>LLL:EXT:timer/Resources/Private/Language/locallang_cal.xlf:calendarDate.cult.greg.mcSainteDevot</text:p>
            </table:change-track-table-cell>
          </table:previous>
        </table:cell-content-change>
        <table:cell-content-change table:id="ct2546">
          <table:cell-address table:column="0" table:row="23" table:table="0"/>
          <office:change-info>
            <dc:creator> </dc:creator>
            <dc:date>2023-03-11T15:44:53.973000000</dc:date>
          </office:change-info>
          <table:previous table:id="ct2034">
            <table:change-track-table-cell office:value-type="string">
              <text:p>LLL:EXT:timer/Resources/Private/Language/locallang_cal.xlf:calendarDate.cult.greg.mxConstituationLayOfMexico</text:p>
            </table:change-track-table-cell>
          </table:previous>
        </table:cell-content-change>
        <table:cell-content-change table:id="ct2547">
          <table:cell-address table:column="0" table:row="24" table:table="0"/>
          <office:change-info>
            <dc:creator> </dc:creator>
            <dc:date>2023-03-11T15:44:53.973000000</dc:date>
          </office:change-info>
          <table:previous table:id="ct2143">
            <table:change-track-table-cell office:value-type="string">
              <text:p>LLL:EXT:timer/Resources/Private/Language/locallang_cal.xlf:calendarDate.cult.greg.muAbolitionOfSlavery</text:p>
            </table:change-track-table-cell>
          </table:previous>
        </table:cell-content-change>
        <table:cell-content-change table:id="ct2548">
          <table:cell-address table:column="2" table:row="27" table:table="0"/>
          <office:change-info>
            <dc:creator> </dc:creator>
            <dc:date>2023-03-11T15:44:58.580000000</dc:date>
          </office:change-info>
          <table:previous>
            <table:change-track-table-cell/>
          </table:previous>
        </table:cell-content-change>
        <table:cell-content-change table:id="ct2549">
          <table:cell-address table:column="2" table:row="29" table:table="0"/>
          <office:change-info>
            <dc:creator> </dc:creator>
            <dc:date>2023-03-11T15:44:58.580000000</dc:date>
          </office:change-info>
          <table:previous>
            <table:change-track-table-cell/>
          </table:previous>
        </table:cell-content-change>
        <table:cell-content-change table:id="ct2550">
          <table:cell-address table:column="0" table:row="27" table:table="0"/>
          <office:change-info>
            <dc:creator> </dc:creator>
            <dc:date>2023-03-11T15:45:01.116000000</dc:date>
          </office:change-info>
          <table:previous table:id="ct2420">
            <table:change-track-table-cell office:value-type="string">
              <text:p>LLL:EXT:timer/Resources/Private/Language/locallang_cal.xlf:calendarDate.cult.greg.mzHerosDay</text:p>
            </table:change-track-table-cell>
          </table:previous>
        </table:cell-content-change>
        <table:cell-content-change table:id="ct2551">
          <table:cell-address table:column="0" table:row="29" table:table="0"/>
          <office:change-info>
            <dc:creator> </dc:creator>
            <dc:date>2023-03-11T15:45:01.116000000</dc:date>
          </office:change-info>
          <table:previous table:id="ct1522">
            <table:change-track-table-cell office:value-type="string">
              <text:p>LLL:EXT:timer/Resources/Private/Language/locallang_cal.xlf:calendarDate.cult.greg.lrArmedForceDay</text:p>
            </table:change-track-table-cell>
          </table:previous>
        </table:cell-content-change>
        <table:movement table:id="ct2552">
          <table:source-range-address table:start-column="0" table:start-row="37" table:start-table="0" table:end-column="0" table:end-row="39" table:end-table="0"/>
          <table:target-range-address table:start-column="2" table:start-row="37" table:start-table="0" table:end-column="2" table:end-row="39" table:end-table="0"/>
          <office:change-info>
            <dc:creator> </dc:creator>
            <dc:date>2023-03-11T15:45:06.411000000</dc:date>
          </office:change-info>
        </table:movement>
        <table:movement table:id="ct2553">
          <table:source-range-address table:start-column="0" table:start-row="42" table:start-table="0" table:end-column="0" table:end-row="43" table:end-table="0"/>
          <table:target-range-address table:start-column="2" table:start-row="42" table:start-table="0" table:end-column="2" table:end-row="43" table:end-table="0"/>
          <office:change-info>
            <dc:creator> </dc:creator>
            <dc:date>2023-03-11T15:45:13.016000000</dc:date>
          </office:change-info>
        </table:movement>
        <table:movement table:id="ct2554">
          <table:source-range-address table:start-column="0" table:start-row="46" table:start-table="0" table:end-column="0" table:end-row="47" table:end-table="0"/>
          <table:target-range-address table:start-column="2" table:start-row="46" table:start-table="0" table:end-column="2" table:end-row="47" table:end-table="0"/>
          <office:change-info>
            <dc:creator> </dc:creator>
            <dc:date>2023-03-11T15:45:17.373000000</dc:date>
          </office:change-info>
        </table:movement>
        <table:movement table:id="ct2555">
          <table:source-range-address table:column="0" table:row="51" table:table="0"/>
          <table:target-range-address table:column="2" table:row="51" table:table="0"/>
          <office:change-info>
            <dc:creator> </dc:creator>
            <dc:date>2023-03-11T15:45:23.922000000</dc:date>
          </office:change-info>
        </table:movement>
        <table:movement table:id="ct2556">
          <table:source-range-address table:column="0" table:row="58" table:table="0"/>
          <table:target-range-address table:column="2" table:row="58" table:table="0"/>
          <office:change-info>
            <dc:creator> </dc:creator>
            <dc:date>2023-03-11T15:45:29.243000000</dc:date>
          </office:change-info>
        </table:movement>
        <table:movement table:id="ct2557">
          <table:source-range-address table:column="0" table:row="61" table:table="0"/>
          <table:target-range-address table:column="2" table:row="61" table:table="0"/>
          <office:change-info>
            <dc:creator> </dc:creator>
            <dc:date>2023-03-11T15:45:33.649000000</dc:date>
          </office:change-info>
        </table:movement>
        <table:movement table:id="ct2558">
          <table:source-range-address table:column="0" table:row="67" table:table="0"/>
          <table:target-range-address table:column="2" table:row="67" table:table="0"/>
          <office:change-info>
            <dc:creator> </dc:creator>
            <dc:date>2023-03-11T15:45:37.863000000</dc:date>
          </office:change-info>
        </table:movement>
        <table:movement table:id="ct2559">
          <table:source-range-address table:column="0" table:row="74" table:table="0"/>
          <table:target-range-address table:column="2" table:row="74" table:table="0"/>
          <office:change-info>
            <dc:creator> </dc:creator>
            <dc:date>2023-03-11T15:45:41.828000000</dc:date>
          </office:change-info>
          <table:deletions>
            <table:cell-content-deletion table:id="ct1865">
              <table:change-track-table-cell/>
            </table:cell-content-deletion>
          </table:deletions>
        </table:movement>
        <table:movement table:id="ct2560">
          <table:source-range-address table:column="0" table:row="79" table:table="0"/>
          <table:target-range-address table:column="2" table:row="79" table:table="0"/>
          <office:change-info>
            <dc:creator> </dc:creator>
            <dc:date>2023-03-11T15:45:47.115000000</dc:date>
          </office:change-info>
        </table:movement>
        <table:movement table:id="ct2561">
          <table:source-range-address table:start-column="0" table:start-row="82" table:start-table="0" table:end-column="0" table:end-row="85" table:end-table="0"/>
          <table:target-range-address table:start-column="2" table:start-row="82" table:start-table="0" table:end-column="2" table:end-row="85" table:end-table="0"/>
          <office:change-info>
            <dc:creator> </dc:creator>
            <dc:date>2023-03-11T15:45:52.879000000</dc:date>
          </office:change-info>
        </table:movement>
        <table:movement table:id="ct2562">
          <table:source-range-address table:column="0" table:row="93" table:table="0"/>
          <table:target-range-address table:column="2" table:row="93" table:table="0"/>
          <office:change-info>
            <dc:creator> </dc:creator>
            <dc:date>2023-03-11T15:45:56.831000000</dc:date>
          </office:change-info>
        </table:movement>
        <table:movement table:id="ct2563">
          <table:source-range-address table:column="0" table:row="96" table:table="0"/>
          <table:target-range-address table:column="2" table:row="96" table:table="0"/>
          <office:change-info>
            <dc:creator> </dc:creator>
            <dc:date>2023-03-11T15:46:00.979000000</dc:date>
          </office:change-info>
        </table:movement>
        <table:movement table:id="ct2564">
          <table:source-range-address table:column="0" table:row="101" table:table="0"/>
          <table:target-range-address table:column="2" table:row="101" table:table="0"/>
          <office:change-info>
            <dc:creator> </dc:creator>
            <dc:date>2023-03-11T15:46:04.584000000</dc:date>
          </office:change-info>
        </table:movement>
        <table:movement table:id="ct2565">
          <table:source-range-address table:column="0" table:row="103" table:table="0"/>
          <table:target-range-address table:column="2" table:row="103" table:table="0"/>
          <office:change-info>
            <dc:creator> </dc:creator>
            <dc:date>2023-03-11T15:46:08.124000000</dc:date>
          </office:change-info>
        </table:movement>
        <table:movement table:id="ct2566">
          <table:source-range-address table:start-column="0" table:start-row="105" table:start-table="0" table:end-column="0" table:end-row="106" table:end-table="0"/>
          <table:target-range-address table:start-column="2" table:start-row="105" table:start-table="0" table:end-column="2" table:end-row="106" table:end-table="0"/>
          <office:change-info>
            <dc:creator> </dc:creator>
            <dc:date>2023-03-11T15:46:14.329000000</dc:date>
          </office:change-info>
        </table:movement>
        <table:movement table:id="ct2567">
          <table:source-range-address table:column="0" table:row="108" table:table="0"/>
          <table:target-range-address table:column="2" table:row="108" table:table="0"/>
          <office:change-info>
            <dc:creator> </dc:creator>
            <dc:date>2023-03-11T15:46:20.451000000</dc:date>
          </office:change-info>
          <table:deletions>
            <table:cell-content-deletion table:id="ct2077">
              <table:change-track-table-cell/>
            </table:cell-content-deletion>
          </table:deletions>
        </table:movement>
        <table:movement table:id="ct2568">
          <table:source-range-address table:start-column="0" table:start-row="110" table:start-table="0" table:end-column="0" table:end-row="111" table:end-table="0"/>
          <table:target-range-address table:start-column="2" table:start-row="110" table:start-table="0" table:end-column="2" table:end-row="111" table:end-table="0"/>
          <office:change-info>
            <dc:creator> </dc:creator>
            <dc:date>2023-03-11T15:46:26.178000000</dc:date>
          </office:change-info>
        </table:movement>
        <table:movement table:id="ct2569">
          <table:source-range-address table:column="0" table:row="116" table:table="0"/>
          <table:target-range-address table:column="2" table:row="116" table:table="0"/>
          <office:change-info>
            <dc:creator> </dc:creator>
            <dc:date>2023-03-11T15:46:30.138000000</dc:date>
          </office:change-info>
        </table:movement>
        <table:movement table:id="ct2570">
          <table:source-range-address table:column="0" table:row="120" table:table="0"/>
          <table:target-range-address table:column="2" table:row="120" table:table="0"/>
          <office:change-info>
            <dc:creator> </dc:creator>
            <dc:date>2023-03-11T15:46:33.786000000</dc:date>
          </office:change-info>
          <table:deletions>
            <table:cell-content-deletion table:id="ct2221">
              <table:change-track-table-cell/>
            </table:cell-content-deletion>
          </table:deletions>
        </table:movement>
        <table:movement table:id="ct2571">
          <table:source-range-address table:column="0" table:row="122" table:table="0"/>
          <table:target-range-address table:column="2" table:row="122" table:table="0"/>
          <office:change-info>
            <dc:creator> </dc:creator>
            <dc:date>2023-03-11T15:46:37.447000000</dc:date>
          </office:change-info>
        </table:movement>
        <table:movement table:id="ct2572">
          <table:source-range-address table:column="0" table:row="124" table:table="0"/>
          <table:target-range-address table:column="2" table:row="124" table:table="0"/>
          <office:change-info>
            <dc:creator> </dc:creator>
            <dc:date>2023-03-11T15:46:43.863000000</dc:date>
          </office:change-info>
        </table:movement>
        <table:movement table:id="ct2573">
          <table:source-range-address table:start-column="0" table:start-row="128" table:start-table="0" table:end-column="0" table:end-row="130" table:end-table="0"/>
          <table:target-range-address table:start-column="2" table:start-row="128" table:start-table="0" table:end-column="2" table:end-row="130" table:end-table="0"/>
          <office:change-info>
            <dc:creator> </dc:creator>
            <dc:date>2023-03-11T15:46:49.604000000</dc:date>
          </office:change-info>
        </table:movement>
        <table:movement table:id="ct2574">
          <table:source-range-address table:column="0" table:row="131" table:table="0"/>
          <table:target-range-address table:column="2" table:row="131" table:table="0"/>
          <office:change-info>
            <dc:creator> </dc:creator>
            <dc:date>2023-03-11T15:46:54.086000000</dc:date>
          </office:change-info>
        </table:movement>
        <table:movement table:id="ct2575">
          <table:source-range-address table:column="0" table:row="135" table:table="0"/>
          <table:target-range-address table:column="2" table:row="135" table:table="0"/>
          <office:change-info>
            <dc:creator> </dc:creator>
            <dc:date>2023-03-11T15:46:57.482000000</dc:date>
          </office:change-info>
        </table:movement>
        <table:movement table:id="ct2576">
          <table:source-range-address table:column="0" table:row="138" table:table="0"/>
          <table:target-range-address table:column="2" table:row="138" table:table="0"/>
          <office:change-info>
            <dc:creator> </dc:creator>
            <dc:date>2023-03-11T15:47:02.204000000</dc:date>
          </office:change-info>
        </table:movement>
        <table:movement table:id="ct2577">
          <table:source-range-address table:start-column="0" table:start-row="140" table:start-table="0" table:end-column="0" table:end-row="142" table:end-table="0"/>
          <table:target-range-address table:start-column="2" table:start-row="140" table:start-table="0" table:end-column="2" table:end-row="142" table:end-table="0"/>
          <office:change-info>
            <dc:creator> </dc:creator>
            <dc:date>2023-03-11T15:47:06.695000000</dc:date>
          </office:change-info>
        </table:movement>
        <table:movement table:id="ct2578">
          <table:source-range-address table:column="0" table:row="144" table:table="0"/>
          <table:target-range-address table:column="2" table:row="144" table:table="0"/>
          <office:change-info>
            <dc:creator> </dc:creator>
            <dc:date>2023-03-11T15:47:10.305000000</dc:date>
          </office:change-info>
        </table:movement>
        <table:cell-content-change table:id="ct2579">
          <table:cell-address table:column="2" table:row="94" table:table="0"/>
          <office:change-info>
            <dc:creator> </dc:creator>
            <dc:date>2023-03-11T15:53:57.054000000</dc:date>
          </office:change-info>
          <table:previous table:id="ct740">
            <table:change-track-table-cell/>
          </table:previous>
        </table:cell-content-change>
        <table:cell-content-change table:id="ct2580">
          <table:cell-address table:column="2" table:row="94" table:table="0"/>
          <office:change-info>
            <dc:creator> </dc:creator>
            <dc:date>2023-03-11T15:54:40.338000000</dc:date>
          </office:change-info>
          <table:previous table:id="ct2579">
            <table:change-track-table-cell office:value-type="string">
              <text:p>LLL:EXT:timer/Resources/Private/Language/locallang_cal.xlf:calendarDate.cult.greg.lrIndependenceDay</text:p>
            </table:change-track-table-cell>
          </table:previous>
        </table:cell-content-change>
        <table:cell-content-change table:id="ct2581">
          <table:cell-address table:column="2" table:row="112" table:table="0"/>
          <office:change-info>
            <dc:creator> </dc:creator>
            <dc:date>2023-03-11T15:55:36.528000000</dc:date>
          </office:change-info>
          <table:previous>
            <table:change-track-table-cell/>
          </table:previous>
        </table:cell-content-change>
        <table:cell-content-change table:id="ct2582">
          <table:cell-address table:column="2" table:row="112" table:table="0"/>
          <office:change-info>
            <dc:creator> </dc:creator>
            <dc:date>2023-03-11T15:56:10.447000000</dc:date>
          </office:change-info>
          <table:previous table:id="ct2581">
            <table:change-track-table-cell office:value-type="string">
              <text:p>LLL:EXT:timer/Resources/Private/Language/locallang_cal.xlf:calendarDate.cult.greg.mzArmedForcesDay</text:p>
            </table:change-track-table-cell>
          </table:previous>
        </table:cell-content-change>
        <table:cell-content-change table:id="ct2583">
          <table:cell-address table:column="13" table:row="51" table:table="0"/>
          <office:change-info>
            <dc:creator> </dc:creator>
            <dc:date>2023-03-11T16:24:08.996000000</dc:date>
          </office:change-info>
          <table:previous table:id="ct2454">
            <table:change-track-table-cell office:value-type="string">
              <text:p>cutlture</text:p>
            </table:change-track-table-cell>
          </table:previous>
        </table:cell-content-change>
        <table:cell-content-change table:id="ct2584">
          <table:cell-address table:column="13" table:row="52" table:table="0"/>
          <office:change-info>
            <dc:creator> </dc:creator>
            <dc:date>2023-03-11T16:24:09.005000000</dc:date>
          </office:change-info>
          <table:previous table:id="ct531">
            <table:change-track-table-cell office:value-type="string">
              <text:p>cutlture</text:p>
            </table:change-track-table-cell>
          </table:previous>
        </table:cell-content-change>
        <table:cell-content-change table:id="ct2585">
          <table:cell-address table:column="13" table:row="92" table:table="0"/>
          <office:change-info>
            <dc:creator> </dc:creator>
            <dc:date>2023-03-11T16:24:09.009000000</dc:date>
          </office:change-info>
          <table:previous table:id="ct542">
            <table:change-track-table-cell office:value-type="string">
              <text:p>cutlture</text:p>
            </table:change-track-table-cell>
          </table:previous>
        </table:cell-content-change>
        <table:cell-content-change table:id="ct2586">
          <table:cell-address table:column="13" table:row="95" table:table="0"/>
          <office:change-info>
            <dc:creator> </dc:creator>
            <dc:date>2023-03-11T16:24:09.009000000</dc:date>
          </office:change-info>
          <table:previous table:id="ct557">
            <table:change-track-table-cell office:value-type="string">
              <text:p>cutlture</text:p>
            </table:change-track-table-cell>
          </table:previous>
        </table:cell-content-change>
        <table:cell-content-change table:id="ct2587">
          <table:cell-address table:column="13" table:row="99" table:table="0"/>
          <office:change-info>
            <dc:creator> </dc:creator>
            <dc:date>2023-03-11T16:24:09.009000000</dc:date>
          </office:change-info>
          <table:previous table:id="ct576">
            <table:change-track-table-cell office:value-type="string">
              <text:p>cutlture</text:p>
            </table:change-track-table-cell>
          </table:previous>
        </table:cell-content-change>
        <table:cell-content-change table:id="ct2588">
          <table:cell-address table:column="13" table:row="104" table:table="0"/>
          <office:change-info>
            <dc:creator> </dc:creator>
            <dc:date>2023-03-11T16:24:09.009000000</dc:date>
          </office:change-info>
          <table:previous table:id="ct649">
            <table:change-track-table-cell office:value-type="string">
              <text:p>cutlture</text:p>
            </table:change-track-table-cell>
          </table:previous>
        </table:cell-content-change>
        <table:cell-content-change table:id="ct2589">
          <table:cell-address table:column="13" table:row="139" table:table="0"/>
          <office:change-info>
            <dc:creator> </dc:creator>
            <dc:date>2023-03-11T16:24:09.009000000</dc:date>
          </office:change-info>
          <table:previous table:id="ct610">
            <table:change-track-table-cell office:value-type="string">
              <text:p>cutlture</text:p>
            </table:change-track-table-cell>
          </table:previous>
        </table:cell-content-change>
        <table:insertion table:id="ct2590" table:type="row" table:position="2" table:table="0">
          <office:change-info>
            <dc:creator> </dc:creator>
            <dc:date>2023-03-12T17:11:01.969000000</dc:date>
          </office:change-info>
          <table:dependencies>
            <table:dependency table:id="ct2629"/>
            <table:dependency table:id="ct2628"/>
            <table:dependency table:id="ct2627"/>
            <table:dependency table:id="ct2598"/>
            <table:dependency table:id="ct2597"/>
            <table:dependency table:id="ct2596"/>
            <table:dependency table:id="ct2595"/>
            <table:dependency table:id="ct2594"/>
            <table:dependency table:id="ct2593"/>
            <table:dependency table:id="ct2592"/>
          </table:dependencies>
        </table:insertion>
        <table:insertion table:id="ct2591" table:type="row" table:position="1" table:table="0">
          <office:change-info>
            <dc:creator> </dc:creator>
            <dc:date>2023-03-12T17:11:04.457000000</dc:date>
          </office:change-info>
        </table:insertion>
        <table:cell-content-change table:id="ct2592">
          <table:cell-address table:column="1" table:row="2" table:table="0"/>
          <office:change-info>
            <dc:creator> </dc:creator>
            <dc:date>2023-03-12T17:11:19.667000000</dc:date>
          </office:change-info>
          <table:previous>
            <table:change-track-table-cell/>
          </table:previous>
        </table:cell-content-change>
        <table:cell-content-change table:id="ct2593">
          <table:cell-address table:column="3" table:row="2" table:table="0"/>
          <office:change-info>
            <dc:creator> </dc:creator>
            <dc:date>2023-03-12T17:11:41.231000000</dc:date>
          </office:change-info>
          <table:previous>
            <table:change-track-table-cell/>
          </table:previous>
        </table:cell-content-change>
        <table:cell-content-change table:id="ct2594">
          <table:cell-address table:column="4" table:row="2" table:table="0"/>
          <office:change-info>
            <dc:creator> </dc:creator>
            <dc:date>2023-03-12T17:21:19.398000000</dc:date>
          </office:change-info>
          <table:previous>
            <table:change-track-table-cell/>
          </table:previous>
        </table:cell-content-change>
        <table:cell-content-change table:id="ct2595">
          <table:cell-address table:column="26" table:row="2" table:table="0"/>
          <office:change-info>
            <dc:creator> </dc:creator>
            <dc:date>2023-03-12T17:27:05.297000000</dc:date>
          </office:change-info>
          <table:previous>
            <table:change-track-table-cell/>
          </table:previous>
        </table:cell-content-change>
        <table:cell-content-change table:id="ct2596">
          <table:cell-address table:column="27" table:row="2" table:table="0"/>
          <office:change-info>
            <dc:creator> </dc:creator>
            <dc:date>2023-03-12T17:27:13.524000000</dc:date>
          </office:change-info>
          <table:previous>
            <table:change-track-table-cell/>
          </table:previous>
        </table:cell-content-change>
        <table:cell-content-change table:id="ct2597">
          <table:cell-address table:column="32" table:row="2" table:table="0"/>
          <office:change-info>
            <dc:creator> </dc:creator>
            <dc:date>2023-03-12T17:27:38.867000000</dc:date>
          </office:change-info>
          <table:previous>
            <table:change-track-table-cell/>
          </table:previous>
        </table:cell-content-change>
        <table:cell-content-change table:id="ct2598">
          <table:cell-address table:column="33" table:row="2" table:table="0"/>
          <office:change-info>
            <dc:creator> </dc:creator>
            <dc:date>2023-03-12T17:27:44.405000000</dc:date>
          </office:change-info>
          <table:previous>
            <table:change-track-table-cell/>
          </table:previous>
        </table:cell-content-change>
        <table:cell-content-change table:id="ct2599">
          <table:cell-address table:column="21" table:row="0" table:table="0"/>
          <office:change-info>
            <dc:creator> </dc:creator>
            <dc:date>2023-03-12T17:37:41.107000000</dc:date>
          </office:change-info>
          <table:previous table:id="ct1354">
            <table:change-track-table-cell/>
          </table:previous>
        </table:cell-content-change>
        <table:cell-content-change table:id="ct2600">
          <table:cell-address table:column="21" table:row="0" table:table="0"/>
          <office:change-info>
            <dc:creator> </dc:creator>
            <dc:date>2023-03-12T17:37:56.801000000</dc:date>
          </office:change-info>
          <table:previous table:id="ct2599">
            <table:change-track-table-cell office:value-type="string">
              <text:p>arg.timer.useTimeZoneOfFrontend</text:p>
            </table:change-track-table-cell>
          </table:previous>
        </table:cell-content-change>
        <table:cell-content-change table:id="ct2601">
          <table:cell-address table:column="22" table:row="0" table:table="0"/>
          <office:change-info>
            <dc:creator> </dc:creator>
            <dc:date>2023-03-12T17:37:56.801000000</dc:date>
          </office:change-info>
          <table:previous table:id="ct1356">
            <table:change-track-table-cell office:value-type="string">
              <text:p>timer.timeZoneOfEvent</text:p>
            </table:change-track-table-cell>
          </table:previous>
        </table:cell-content-change>
        <table:cell-content-change table:id="ct2602">
          <table:cell-address table:column="23" table:row="0" table:table="0"/>
          <office:change-info>
            <dc:creator> </dc:creator>
            <dc:date>2023-03-12T17:37:56.802000000</dc:date>
          </office:change-info>
          <table:previous table:id="ct1357">
            <table:change-track-table-cell office:value-type="string">
              <text:p>timer.ultimateBeginningTimer</text:p>
            </table:change-track-table-cell>
          </table:previous>
        </table:cell-content-change>
        <table:cell-content-change table:id="ct2603">
          <table:cell-address table:column="24" table:row="0" table:table="0"/>
          <office:change-info>
            <dc:creator> </dc:creator>
            <dc:date>2023-03-12T17:37:56.802000000</dc:date>
          </office:change-info>
          <table:previous table:id="ct1358">
            <table:change-track-table-cell office:value-type="string">
              <text:p>timer.ultimateEndingTimer</text:p>
            </table:change-track-table-cell>
          </table:previous>
        </table:cell-content-change>
        <table:cell-content-change table:id="ct2604">
          <table:cell-address table:column="25" table:row="0" table:table="0"/>
          <office:change-info>
            <dc:creator> </dc:creator>
            <dc:date>2023-03-12T17:37:56.802000000</dc:date>
          </office:change-info>
          <table:previous table:id="ct1359">
            <table:change-track-table-cell office:value-type="string">
              <text:p>timer.startTimeSeconds</text:p>
            </table:change-track-table-cell>
          </table:previous>
        </table:cell-content-change>
        <table:cell-content-change table:id="ct2605">
          <table:cell-address table:column="26" table:row="0" table:table="0"/>
          <office:change-info>
            <dc:creator> </dc:creator>
            <dc:date>2023-03-12T17:37:56.802000000</dc:date>
          </office:change-info>
          <table:previous table:id="ct1365">
            <table:change-track-table-cell office:value-type="string">
              <text:p>timer.startDateTime</text:p>
            </table:change-track-table-cell>
          </table:previous>
        </table:cell-content-change>
        <table:cell-content-change table:id="ct2606">
          <table:cell-address table:column="27" table:row="0" table:table="0"/>
          <office:change-info>
            <dc:creator> </dc:creator>
            <dc:date>2023-03-12T17:37:56.802000000</dc:date>
          </office:change-info>
          <table:previous table:id="ct1360">
            <table:change-track-table-cell office:value-type="string">
              <text:p>timer.durationMinutes</text:p>
            </table:change-track-table-cell>
          </table:previous>
        </table:cell-content-change>
        <table:cell-content-change table:id="ct2607">
          <table:cell-address table:column="28" table:row="0" table:table="0"/>
          <office:change-info>
            <dc:creator> </dc:creator>
            <dc:date>2023-03-12T17:37:56.802000000</dc:date>
          </office:change-info>
          <table:previous table:id="ct1392">
            <table:change-track-table-cell office:value-type="string">
              <text:p>timer.durationNatural</text:p>
            </table:change-track-table-cell>
          </table:previous>
        </table:cell-content-change>
        <table:cell-content-change table:id="ct2608">
          <table:cell-address table:column="29" table:row="0" table:table="0"/>
          <office:change-info>
            <dc:creator> </dc:creator>
            <dc:date>2023-03-12T17:37:56.802000000</dc:date>
          </office:change-info>
          <table:previous table:id="ct1363">
            <table:change-track-table-cell office:value-type="string">
              <text:p>timer.activeWeekday</text:p>
            </table:change-track-table-cell>
          </table:previous>
        </table:cell-content-change>
        <table:cell-content-change table:id="ct2609">
          <table:cell-address table:column="30" table:row="0" table:table="0"/>
          <office:change-info>
            <dc:creator> </dc:creator>
            <dc:date>2023-03-12T17:37:56.802000000</dc:date>
          </office:change-info>
          <table:previous table:id="ct1398">
            <table:change-track-table-cell office:value-type="string">
              <text:p>timer.nthWeekdayInMonth</text:p>
            </table:change-track-table-cell>
          </table:previous>
        </table:cell-content-change>
        <table:cell-content-change table:id="ct2610">
          <table:cell-address table:column="31" table:row="0" table:table="0"/>
          <office:change-info>
            <dc:creator> </dc:creator>
            <dc:date>2023-03-12T17:37:56.802000000</dc:date>
          </office:change-info>
          <table:previous table:id="ct1395">
            <table:change-track-table-cell office:value-type="string">
              <text:p>timer.activeMonth</text:p>
            </table:change-track-table-cell>
          </table:previous>
        </table:cell-content-change>
        <table:cell-content-change table:id="ct2611">
          <table:cell-address table:column="32" table:row="0" table:table="0"/>
          <office:change-info>
            <dc:creator> </dc:creator>
            <dc:date>2023-03-12T17:37:56.802000000</dc:date>
          </office:change-info>
          <table:previous table:id="ct1366">
            <table:change-track-table-cell office:value-type="string">
              <text:p>timer.periodLength</text:p>
            </table:change-track-table-cell>
          </table:previous>
        </table:cell-content-change>
        <table:cell-content-change table:id="ct2612">
          <table:cell-address table:column="33" table:row="0" table:table="0"/>
          <office:change-info>
            <dc:creator> </dc:creator>
            <dc:date>2023-03-12T17:37:56.802000000</dc:date>
          </office:change-info>
          <table:previous table:id="ct1367">
            <table:change-track-table-cell office:value-type="string">
              <text:p>timer.periodUnit</text:p>
            </table:change-track-table-cell>
          </table:previous>
        </table:cell-content-change>
        <table:cell-content-change table:id="ct2613">
          <table:cell-address table:column="34" table:row="0" table:table="0"/>
          <office:change-info>
            <dc:creator> </dc:creator>
            <dc:date>2023-03-12T17:37:56.802000000</dc:date>
          </office:change-info>
          <table:previous table:id="ct1368">
            <table:change-track-table-cell office:value-type="string">
              <text:p>timer.namedDateMidnight</text:p>
            </table:change-track-table-cell>
          </table:previous>
        </table:cell-content-change>
        <table:cell-content-change table:id="ct2614">
          <table:cell-address table:column="35" table:row="0" table:table="0"/>
          <office:change-info>
            <dc:creator> </dc:creator>
            <dc:date>2023-03-12T17:37:56.802000000</dc:date>
          </office:change-info>
          <table:previous table:id="ct1369">
            <table:change-track-table-cell office:value-type="string">
              <text:p>timer.relMinToSelectedTimerEvent</text:p>
            </table:change-track-table-cell>
          </table:previous>
        </table:cell-content-change>
        <table:cell-content-change table:id="ct2615">
          <table:cell-address table:column="36" table:row="0" table:table="0"/>
          <office:change-info>
            <dc:creator> </dc:creator>
            <dc:date>2023-03-12T17:37:56.802000000</dc:date>
          </office:change-info>
          <table:previous table:id="ct1370">
            <table:change-track-table-cell office:value-type="string">
              <text:p>timer.calendarUse</text:p>
            </table:change-track-table-cell>
          </table:previous>
        </table:cell-content-change>
        <table:cell-content-change table:id="ct2616">
          <table:cell-address table:column="37" table:row="0" table:table="0"/>
          <office:change-info>
            <dc:creator> </dc:creator>
            <dc:date>2023-03-12T17:37:56.802000000</dc:date>
          </office:change-info>
          <table:previous table:id="ct1371">
            <table:change-track-table-cell office:value-type="string">
              <text:p>timer.moonPhase</text:p>
            </table:change-track-table-cell>
          </table:previous>
        </table:cell-content-change>
        <table:cell-content-change table:id="ct2617">
          <table:cell-address table:column="38" table:row="0" table:table="0"/>
          <office:change-info>
            <dc:creator> </dc:creator>
            <dc:date>2023-03-12T17:37:56.802000000</dc:date>
          </office:change-info>
          <table:previous table:id="ct1372">
            <table:change-track-table-cell office:value-type="string">
              <text:p>timer.moonStatus</text:p>
            </table:change-track-table-cell>
          </table:previous>
        </table:cell-content-change>
        <table:cell-content-change table:id="ct2618">
          <table:cell-address table:column="39" table:row="0" table:table="0"/>
          <office:change-info>
            <dc:creator> </dc:creator>
            <dc:date>2023-03-12T17:37:56.802000000</dc:date>
          </office:change-info>
          <table:previous table:id="ct1373">
            <table:change-track-table-cell office:value-type="string">
              <text:p>timer.latitude</text:p>
            </table:change-track-table-cell>
          </table:previous>
        </table:cell-content-change>
        <table:cell-content-change table:id="ct2619">
          <table:cell-address table:column="40" table:row="0" table:table="0"/>
          <office:change-info>
            <dc:creator> </dc:creator>
            <dc:date>2023-03-12T17:37:56.802000000</dc:date>
          </office:change-info>
          <table:previous table:id="ct1374">
            <table:change-track-table-cell office:value-type="string">
              <text:p>timer.longitude</text:p>
            </table:change-track-table-cell>
          </table:previous>
        </table:cell-content-change>
        <table:cell-content-change table:id="ct2620">
          <table:cell-address table:column="41" table:row="0" table:table="0"/>
          <office:change-info>
            <dc:creator> </dc:creator>
            <dc:date>2023-03-12T17:37:56.802000000</dc:date>
          </office:change-info>
          <table:previous table:id="ct1375">
            <table:change-track-table-cell office:value-type="string">
              <text:p>timer.yamlPeriodFilePath</text:p>
            </table:change-track-table-cell>
          </table:previous>
        </table:cell-content-change>
        <table:cell-content-change table:id="ct2621">
          <table:cell-address table:column="42" table:row="0" table:table="0"/>
          <office:change-info>
            <dc:creator> </dc:creator>
            <dc:date>2023-03-12T17:37:56.802000000</dc:date>
          </office:change-info>
          <table:previous table:id="ct1377">
            <table:change-track-table-cell office:value-type="string">
              <text:p>timer.recursiveLoopLimit</text:p>
            </table:change-track-table-cell>
          </table:previous>
        </table:cell-content-change>
        <table:cell-content-change table:id="ct2622">
          <table:cell-address table:column="43" table:row="0" table:table="0"/>
          <office:change-info>
            <dc:creator> </dc:creator>
            <dc:date>2023-03-12T17:37:56.802000000</dc:date>
          </office:change-info>
          <table:previous table:id="ct1378">
            <table:change-track-table-cell office:value-type="string">
              <text:p>timer.yamlActiveFilePath</text:p>
            </table:change-track-table-cell>
          </table:previous>
        </table:cell-content-change>
        <table:cell-content-change table:id="ct2623">
          <table:cell-address table:column="44" table:row="0" table:table="0"/>
          <office:change-info>
            <dc:creator> </dc:creator>
            <dc:date>2023-03-12T17:37:56.803000000</dc:date>
          </office:change-info>
          <table:previous table:id="ct1379">
            <table:change-track-table-cell office:value-type="string">
              <text:p>timer.yamlForbiddenFilePath</text:p>
            </table:change-track-table-cell>
          </table:previous>
        </table:cell-content-change>
        <table:cell-content-change table:id="ct2624">
          <table:cell-address table:column="45" table:row="0" table:table="0"/>
          <office:change-info>
            <dc:creator> </dc:creator>
            <dc:date>2023-03-12T17:37:56.803000000</dc:date>
          </office:change-info>
          <table:previous table:id="ct1390">
            <table:change-track-table-cell office:value-type="string">
              <text:p>timer.sunPosition</text:p>
            </table:change-track-table-cell>
          </table:previous>
        </table:cell-content-change>
        <table:cell-content-change table:id="ct2625">
          <table:cell-address table:column="46" table:row="0" table:table="0"/>
          <office:change-info>
            <dc:creator> </dc:creator>
            <dc:date>2023-03-12T17:37:56.803000000</dc:date>
          </office:change-info>
          <table:previous table:id="ct1393">
            <table:change-track-table-cell office:value-type="string">
              <text:p>timer.nthWeekdayInMonth</text:p>
            </table:change-track-table-cell>
          </table:previous>
        </table:cell-content-change>
        <table:cell-content-change table:id="ct2626">
          <table:cell-address table:column="21" table:row="0" table:table="0"/>
          <office:change-info>
            <dc:creator> </dc:creator>
            <dc:date>2023-03-12T17:38:15.457000000</dc:date>
          </office:change-info>
          <table:previous table:id="ct2600">
            <table:change-track-table-cell office:value-type="string">
              <text:p>arg.arg.timer.useTimeZoneOfFrontend</text:p>
            </table:change-track-table-cell>
          </table:previous>
        </table:cell-content-change>
        <table:cell-content-change table:id="ct2627">
          <table:cell-address table:column="2" table:row="2" table:table="0"/>
          <office:change-info>
            <dc:creator> </dc:creator>
            <dc:date>2023-03-12T17:53:57.321000000</dc:date>
          </office:change-info>
          <table:previous>
            <table:change-track-table-cell/>
          </table:previous>
        </table:cell-content-change>
        <table:cell-content-change table:id="ct2628">
          <table:cell-address table:column="3" table:row="2" table:table="0"/>
          <office:change-info>
            <dc:creator> </dc:creator>
            <dc:date>2023-03-12T17:54:11.837000000</dc:date>
          </office:change-info>
          <table:previous table:id="ct2593">
            <table:change-track-table-cell office:value-type="string">
              <text:p>greg-testForTimer</text:p>
            </table:change-track-table-cell>
          </table:previous>
        </table:cell-content-change>
        <table:cell-content-change table:id="ct2629">
          <table:cell-address table:column="2" table:row="2" table:table="0"/>
          <office:change-info>
            <dc:creator> </dc:creator>
            <dc:date>2023-03-12T17:57:00.026000000</dc:date>
          </office:change-info>
          <table:previous table:id="ct2627">
            <table:change-track-table-cell office:value-type="string">
              <text:p>LLL:EXT:timer/Resources/Private/Language/locallang_cal.xlf:calendarDate.christ.greg.christmasEve</text:p>
            </table:change-track-table-cell>
          </table:previous>
        </table:cell-content-change>
        <table:cell-content-change table:id="ct2630">
          <table:cell-address table:column="17" table:row="40" table:table="0"/>
          <office:change-info>
            <dc:creator> </dc:creator>
            <dc:date>2023-03-16T19:26:11.406000000</dc:date>
          </office:change-info>
          <table:previous>
            <table:change-track-table-cell/>
          </table:previous>
        </table:cell-content-change>
        <table:cell-content-change table:id="ct2631">
          <table:cell-address table:column="17" table:row="41" table:table="0"/>
          <office:change-info>
            <dc:creator> </dc:creator>
            <dc:date>2023-03-16T19:26:11.408000000</dc:date>
          </office:change-info>
          <table:previous>
            <table:change-track-table-cell/>
          </table:previous>
        </table:cell-content-change>
        <table:cell-content-change table:id="ct2632">
          <table:cell-address table:column="18" table:row="40" table:table="0"/>
          <office:change-info>
            <dc:creator> </dc:creator>
            <dc:date>2023-03-16T19:26:13.712000000</dc:date>
          </office:change-info>
          <table:previous table:id="ct677">
            <table:change-track-table-cell office:value-type="string">
              <text:p>en_IE,ga_IE</text:p>
            </table:change-track-table-cell>
          </table:previous>
        </table:cell-content-change>
        <table:cell-content-change table:id="ct2633">
          <table:cell-address table:column="18" table:row="41" table:table="0"/>
          <office:change-info>
            <dc:creator> </dc:creator>
            <dc:date>2023-03-16T19:26:13.712000000</dc:date>
          </office:change-info>
          <table:previous table:id="ct388">
            <table:change-track-table-cell office:value-type="string">
              <text:p>en_GB</text:p>
            </table:change-track-table-cell>
          </table:previous>
        </table:cell-content-change>
        <table:cell-content-change table:id="ct2634">
          <table:cell-address table:column="13" table:row="57" table:table="0"/>
          <office:change-info>
            <dc:creator> </dc:creator>
            <dc:date>2023-03-16T19:31:06.059000000</dc:date>
          </office:change-info>
          <table:previous table:id="ct628">
            <table:change-track-table-cell office:value-type="string">
              <text:p>politics</text:p>
            </table:change-track-table-cell>
          </table:previous>
        </table:cell-content-change>
        <table:cell-content-change table:id="ct2635">
          <table:cell-address table:column="13" table:row="59" table:table="0"/>
          <office:change-info>
            <dc:creator> </dc:creator>
            <dc:date>2023-03-16T19:31:06.059000000</dc:date>
          </office:change-info>
          <table:previous>
            <table:change-track-table-cell office:value-type="string">
              <text:p>politics</text:p>
            </table:change-track-table-cell>
          </table:previous>
        </table:cell-content-change>
        <table:cell-content-change table:id="ct2636">
          <table:cell-address table:column="13" table:row="125" table:table="0"/>
          <office:change-info>
            <dc:creator> </dc:creator>
            <dc:date>2023-03-16T19:31:06.059000000</dc:date>
          </office:change-info>
          <table:previous>
            <table:change-track-table-cell office:value-type="string">
              <text:p>politics</text:p>
            </table:change-track-table-cell>
          </table:previous>
        </table:cell-content-change>
        <table:cell-content-change table:id="ct2637">
          <table:cell-address table:column="13" table:row="179" table:table="0"/>
          <office:change-info>
            <dc:creator> </dc:creator>
            <dc:date>2023-03-16T19:31:06.059000000</dc:date>
          </office:change-info>
          <table:previous>
            <table:change-track-table-cell office:value-type="string">
              <text:p>politics</text:p>
            </table:change-track-table-cell>
          </table:previous>
        </table:cell-content-change>
        <table:cell-content-change table:id="ct2638">
          <table:cell-address table:column="14" table:row="66" table:table="0"/>
          <office:change-info>
            <dc:creator> </dc:creator>
            <dc:date>2023-03-16T19:31:06.059000000</dc:date>
          </office:change-info>
          <table:previous>
            <table:change-track-table-cell office:value-type="string">
              <text:p>politics, gender</text:p>
            </table:change-track-table-cell>
          </table:previous>
        </table:cell-content-change>
        <table:cell-content-change table:id="ct2639">
          <table:cell-address table:column="14" table:row="115" table:table="0"/>
          <office:change-info>
            <dc:creator> </dc:creator>
            <dc:date>2023-03-16T19:31:06.059000000</dc:date>
          </office:change-info>
          <table:previous>
            <table:change-track-table-cell office:value-type="string">
              <text:p>politics, government</text:p>
            </table:change-track-table-cell>
          </table:previous>
        </table:cell-content-change>
        <table:cell-content-change table:id="ct2640">
          <table:cell-address table:column="1" table:row="58" table:table="0"/>
          <office:change-info>
            <dc:creator> </dc:creator>
            <dc:date>2023-03-16T19:32:19.817000000</dc:date>
          </office:change-info>
          <table:previous table:id="ct1416">
            <table:change-track-table-cell office:value-type="string">
              <text:p>Lettland: Einberufung des lettischen Verfassungsausschusses, Tag der Arbeit</text:p>
            </table:change-track-table-cell>
          </table:previous>
        </table:cell-content-change>
        <table:cell-content-change table:id="ct2641">
          <table:cell-address table:column="1" table:row="52" table:table="0"/>
          <office:change-info>
            <dc:creator> </dc:creator>
            <dc:date>2023-03-16T19:32:29.604000000</dc:date>
          </office:change-info>
          <table:previous table:id="ct1205">
            <table:change-track-table-cell office:value-type="string">
              <text:p>Costa Rica: Juan Santamaría Day</text:p>
            </table:change-track-table-cell>
          </table:previous>
        </table:cell-content-change>
        <table:cell-content-change table:id="ct2642">
          <table:cell-address table:column="1" table:row="51" table:table="0"/>
          <office:change-info>
            <dc:creator> </dc:creator>
            <dc:date>2023-03-16T19:32:43.574000000</dc:date>
          </office:change-info>
          <table:previous table:id="ct2449">
            <table:change-track-table-cell office:value-type="string">
              <text:p>Mosambik: Frauentag</text:p>
            </table:change-track-table-cell>
          </table:previous>
        </table:cell-content-change>
        <table:cell-content-change table:id="ct2643">
          <table:cell-address table:column="1" table:row="47" table:table="0"/>
          <office:change-info>
            <dc:creator> </dc:creator>
            <dc:date>2023-03-16T19:32:56.038000000</dc:date>
          </office:change-info>
          <table:previous table:id="ct2230">
            <table:change-track-table-cell office:value-type="string">
              <text:p>Malta: Freiheitstag</text:p>
            </table:change-track-table-cell>
          </table:previous>
        </table:cell-content-change>
        <table:cell-content-change table:id="ct2644">
          <table:cell-address table:column="1" table:row="46" table:table="0"/>
          <office:change-info>
            <dc:creator> </dc:creator>
            <dc:date>2023-03-16T19:33:07.280000000</dc:date>
          </office:change-info>
          <table:previous table:id="ct1670">
            <table:change-track-table-cell office:value-type="string">
              <text:p>Liberia: Fasten und Beten</text:p>
            </table:change-track-table-cell>
          </table:previous>
        </table:cell-content-change>
        <table:cell-content-change table:id="ct2645">
          <table:cell-address table:column="1" table:row="43" table:table="0"/>
          <office:change-info>
            <dc:creator> </dc:creator>
            <dc:date>2023-03-16T19:33:27.031000000</dc:date>
          </office:change-info>
          <table:previous table:id="ct2044">
            <table:change-track-table-cell office:value-type="string">
              <text:p>Mexico: Geburtstag von Benito Juárez</text:p>
            </table:change-track-table-cell>
          </table:previous>
        </table:cell-content-change>
        <table:cell-content-change table:id="ct2646">
          <table:cell-address table:column="1" table:row="41" table:table="0"/>
          <office:change-info>
            <dc:creator> </dc:creator>
            <dc:date>2023-03-16T19:33:53.920000000</dc:date>
          </office:change-info>
          <table:previous table:id="ct683">
            <table:change-track-table-cell office:value-type="string">
              <text:p>St. Patrick Day (english)</text:p>
            </table:change-track-table-cell>
          </table:previous>
        </table:cell-content-change>
        <table:cell-content-change table:id="ct2647">
          <table:cell-address table:column="1" table:row="57" table:table="0"/>
          <office:change-info>
            <dc:creator> </dc:creator>
            <dc:date>2023-03-16T19:34:08.184000000</dc:date>
          </office:change-info>
          <table:previous table:id="ct633">
            <table:change-track-table-cell office:value-type="string">
              <text:p>Tag der Arbeit (costa Rica)</text:p>
            </table:change-track-table-cell>
          </table:previous>
        </table:cell-content-change>
        <table:cell-content-change table:id="ct2648">
          <table:cell-address table:column="1" table:row="39" table:table="0"/>
          <office:change-info>
            <dc:creator> </dc:creator>
            <dc:date>2023-03-16T19:34:17.698000000</dc:date>
          </office:change-info>
          <table:previous table:id="ct1671">
            <table:change-track-table-cell office:value-type="string">
              <text:p>Liberia: J. J. Roberts’ Geburtstag</text:p>
            </table:change-track-table-cell>
          </table:previous>
        </table:cell-content-change>
        <table:cell-content-change table:id="ct2649">
          <table:cell-address table:column="1" table:row="38" table:table="0"/>
          <office:change-info>
            <dc:creator> </dc:creator>
            <dc:date>2023-03-16T19:34:22.633000000</dc:date>
          </office:change-info>
          <table:previous table:id="ct1672">
            <table:change-track-table-cell office:value-type="string">
              <text:p>Liberia: Tage der Ausschmückung</text:p>
            </table:change-track-table-cell>
          </table:previous>
        </table:cell-content-change>
        <table:cell-content-change table:id="ct2650">
          <table:cell-address table:column="1" table:row="37" table:table="0"/>
          <office:change-info>
            <dc:creator> </dc:creator>
            <dc:date>2023-03-16T19:34:26.985000000</dc:date>
          </office:change-info>
          <table:previous table:id="ct2160">
            <table:change-track-table-cell office:value-type="string">
              <text:p>Mauritius: Nationalfeiertag</text:p>
            </table:change-track-table-cell>
          </table:previous>
        </table:cell-content-change>
        <table:cell-content-change table:id="ct2651">
          <table:cell-address table:column="1" table:row="32" table:table="0"/>
          <office:change-info>
            <dc:creator> </dc:creator>
            <dc:date>2023-03-16T19:34:39.801000000</dc:date>
          </office:change-info>
          <table:previous table:id="ct824">
            <table:change-track-table-cell office:value-type="string">
              <text:p>Japan Geburtstag des Kaisers</text:p>
            </table:change-track-table-cell>
          </table:previous>
        </table:cell-content-change>
        <table:cell-content-change table:id="ct2652">
          <table:cell-address table:column="1" table:row="30" table:table="0"/>
          <office:change-info>
            <dc:creator> </dc:creator>
            <dc:date>2023-03-16T19:34:48.186000000</dc:date>
          </office:change-info>
          <table:previous table:id="ct801">
            <table:change-track-table-cell office:value-type="string">
              <text:p>Japan Tag der Staatsgründung</text:p>
            </table:change-track-table-cell>
          </table:previous>
        </table:cell-content-change>
        <table:cell-content-change table:id="ct2653">
          <table:cell-address table:column="1" table:row="29" table:table="0"/>
          <office:change-info>
            <dc:creator> </dc:creator>
            <dc:date>2023-03-16T19:34:59.004000000</dc:date>
          </office:change-info>
          <table:previous table:id="ct1673">
            <table:change-track-table-cell office:value-type="string">
              <text:p>Liberia: Tag der Armee</text:p>
            </table:change-track-table-cell>
          </table:previous>
        </table:cell-content-change>
        <table:cell-content-change table:id="ct2654">
          <table:cell-address table:column="1" table:row="27" table:table="0"/>
          <office:change-info>
            <dc:creator> </dc:creator>
            <dc:date>2023-03-16T19:35:12.499000000</dc:date>
          </office:change-info>
          <table:previous table:id="ct2417">
            <table:change-track-table-cell office:value-type="string">
              <text:p>Mosambik: Heldentag</text:p>
            </table:change-track-table-cell>
          </table:previous>
        </table:cell-content-change>
        <table:cell-content-change table:id="ct2655">
          <table:cell-address table:column="1" table:row="24" table:table="0"/>
          <office:change-info>
            <dc:creator> </dc:creator>
            <dc:date>2023-03-16T19:35:25.483000000</dc:date>
          </office:change-info>
          <table:previous table:id="ct2141">
            <table:change-track-table-cell office:value-type="string">
              <text:p>Mauritius: Abschaffung der Sklaverei</text:p>
            </table:change-track-table-cell>
          </table:previous>
        </table:cell-content-change>
        <table:cell-content-change table:id="ct2656">
          <table:cell-address table:column="1" table:row="22" table:table="0"/>
          <office:change-info>
            <dc:creator> </dc:creator>
            <dc:date>2023-03-16T19:35:34.562000000</dc:date>
          </office:change-info>
          <table:previous table:id="ct1943">
            <table:change-track-table-cell office:value-type="string">
              <text:p>Monaco:Sainte Devota (Patron of Monaco)</text:p>
            </table:change-track-table-cell>
          </table:previous>
        </table:cell-content-change>
        <table:cell-content-change table:id="ct2657">
          <table:cell-address table:column="1" table:row="21" table:table="0"/>
          <office:change-info>
            <dc:creator> </dc:creator>
            <dc:date>2023-03-16T19:35:38.820000000</dc:date>
          </office:change-info>
          <table:previous table:id="ct1127">
            <table:change-track-table-cell office:value-type="string">
              <text:p>Kap Verde: Nationaler Heldentag</text:p>
            </table:change-track-table-cell>
          </table:previous>
        </table:cell-content-change>
        <table:cell-content-change table:id="ct2658">
          <table:cell-address table:column="1" table:row="18" table:table="0"/>
          <office:change-info>
            <dc:creator> </dc:creator>
            <dc:date>2023-03-16T19:35:49.843000000</dc:date>
          </office:change-info>
          <table:previous table:id="ct1084">
            <table:change-track-table-cell office:value-type="string">
              <text:p>Kap Verde: Tag der Demokratie</text:p>
            </table:change-track-table-cell>
          </table:previous>
        </table:cell-content-change>
        <table:cell-content-change table:id="ct2659">
          <table:cell-address table:column="1" table:row="14" table:table="0"/>
          <office:change-info>
            <dc:creator> </dc:creator>
            <dc:date>2023-03-16T19:35:56.012000000</dc:date>
          </office:change-info>
          <table:previous table:id="ct2122">
            <table:change-track-table-cell office:value-type="string">
              <text:p>Mauritius: Neujahr Zweiter Tag</text:p>
            </table:change-track-table-cell>
          </table:previous>
        </table:cell-content-change>
        <table:cell-content-change table:id="ct2660">
          <table:cell-address table:column="1" table:row="64" table:table="0"/>
          <office:change-info>
            <dc:creator> </dc:creator>
            <dc:date>2023-03-16T19:36:26.653000000</dc:date>
          </office:change-info>
          <table:previous table:id="ct315">
            <table:change-track-table-cell office:value-type="string">
              <text:p>Early May bank holiday</text:p>
            </table:change-track-table-cell>
          </table:previous>
        </table:cell-content-change>
        <table:cell-content-change table:id="ct2661">
          <table:cell-address table:column="1" table:row="63" table:table="0"/>
          <office:change-info>
            <dc:creator> </dc:creator>
            <dc:date>2023-03-16T19:36:37.482000000</dc:date>
          </office:change-info>
          <table:previous table:id="ct897">
            <table:change-track-table-cell office:value-type="string">
              <text:p>Japan: Tag der Kinder</text:p>
            </table:change-track-table-cell>
          </table:previous>
        </table:cell-content-change>
        <table:cell-content-change table:id="ct2662">
          <table:cell-address table:column="1" table:row="62" table:table="0"/>
          <office:change-info>
            <dc:creator> </dc:creator>
            <dc:date>2023-03-16T19:36:46.198000000</dc:date>
          </office:change-info>
          <table:previous table:id="ct892">
            <table:change-track-table-cell office:value-type="string">
              <text:p>Japan: Tag des Grüns</text:p>
            </table:change-track-table-cell>
          </table:previous>
        </table:cell-content-change>
        <table:cell-content-change table:id="ct2663">
          <table:cell-address table:column="1" table:row="61" table:table="0"/>
          <office:change-info>
            <dc:creator> </dc:creator>
            <dc:date>2023-03-16T19:36:56.687000000</dc:date>
          </office:change-info>
          <table:previous table:id="ct1669">
            <table:change-track-table-cell office:value-type="string">
              <text:p>Lettland: Erneuerung der UnabhängigkeitEinberufung des lettischen Verfassungsausschusses, Tag der Arbeit</text:p>
            </table:change-track-table-cell>
          </table:previous>
        </table:cell-content-change>
        <table:cell-content-change table:id="ct2664">
          <table:cell-address table:column="1" table:row="60" table:table="0"/>
          <office:change-info>
            <dc:creator> </dc:creator>
            <dc:date>2023-03-16T19:37:03.894000000</dc:date>
          </office:change-info>
          <table:previous table:id="ct863">
            <table:change-track-table-cell office:value-type="string">
              <text:p>Japan: Tag derVerfassung</text:p>
            </table:change-track-table-cell>
          </table:previous>
        </table:cell-content-change>
        <table:cell-content-change table:id="ct2665">
          <table:cell-address table:column="1" table:row="60" table:table="0"/>
          <office:change-info>
            <dc:creator> </dc:creator>
            <dc:date>2023-03-16T19:37:12.623000000</dc:date>
          </office:change-info>
          <table:previous table:id="ct2664">
            <table:change-track-table-cell office:value-type="string">
              <text:p>Tag der Verfassung</text:p>
            </table:change-track-table-cell>
          </table:previous>
        </table:cell-content-change>
        <table:cell-content-change table:id="ct2666">
          <table:cell-address table:column="1" table:row="67" table:table="0"/>
          <office:change-info>
            <dc:creator> </dc:creator>
            <dc:date>2023-03-16T19:37:23.239000000</dc:date>
          </office:change-info>
          <table:previous table:id="ct1668">
            <table:change-track-table-cell office:value-type="string">
              <text:p>Liberia: Tag der nationalen Vereinigung</text:p>
            </table:change-track-table-cell>
          </table:previous>
        </table:cell-content-change>
        <table:cell-content-change table:id="ct2667">
          <table:cell-address table:column="1" table:row="67" table:table="0"/>
          <office:change-info>
            <dc:creator> </dc:creator>
            <dc:date>2023-03-16T19:37:29.623000000</dc:date>
          </office:change-info>
          <table:previous table:id="ct2666">
            <table:change-track-table-cell office:value-type="string">
              <text:p>Tag der nationalen Vereinigung</text:p>
            </table:change-track-table-cell>
          </table:previous>
        </table:cell-content-change>
        <table:cell-content-change table:id="ct2668">
          <table:cell-address table:column="1" table:row="25" table:table="0"/>
          <office:change-info>
            <dc:creator> </dc:creator>
            <dc:date>2023-03-16T19:38:01.322000000</dc:date>
          </office:change-info>
          <table:previous table:id="ct699">
            <table:change-track-table-cell office:value-type="string">
              <text:p>Bankholiday February</text:p>
            </table:change-track-table-cell>
          </table:previous>
        </table:cell-content-change>
        <table:cell-content-change table:id="ct2669">
          <table:cell-address table:column="1" table:row="82" table:table="0"/>
          <office:change-info>
            <dc:creator> </dc:creator>
            <dc:date>2023-03-16T19:38:23.522000000</dc:date>
          </office:change-info>
          <table:previous table:id="ct1890">
            <table:change-track-table-cell office:value-type="string">
              <text:p>Kroation:Tag des antifaschistischen Kampfes</text:p>
            </table:change-track-table-cell>
          </table:previous>
        </table:cell-content-change>
        <table:cell-content-change table:id="ct2670">
          <table:cell-address table:column="1" table:row="83" table:table="0"/>
          <office:change-info>
            <dc:creator> </dc:creator>
            <dc:date>2023-03-16T19:38:34.474000000</dc:date>
          </office:change-info>
          <table:previous table:id="ct1477">
            <table:change-track-table-cell office:value-type="string">
              <text:p>Lettland: Johannisfest </text:p>
            </table:change-track-table-cell>
          </table:previous>
        </table:cell-content-change>
        <table:cell-content-change table:id="ct2671">
          <table:cell-address table:column="1" table:row="84" table:table="0"/>
          <office:change-info>
            <dc:creator> </dc:creator>
            <dc:date>2023-03-16T19:38:43.779000000</dc:date>
          </office:change-info>
          <table:previous table:id="ct1476">
            <table:change-track-table-cell office:value-type="string">
              <text:p>Lettland: Jäni</text:p>
            </table:change-track-table-cell>
          </table:previous>
        </table:cell-content-change>
        <table:cell-content-change table:id="ct2672">
          <table:cell-address table:column="1" table:row="85" table:table="0"/>
          <office:change-info>
            <dc:creator> </dc:creator>
            <dc:date>2023-03-16T19:38:53.913000000</dc:date>
          </office:change-info>
          <table:previous table:id="ct2469">
            <table:change-track-table-cell office:value-type="string">
              <text:p>Mosambik: Unabhängigkeitstag</text:p>
            </table:change-track-table-cell>
          </table:previous>
        </table:cell-content-change>
        <table:cell-content-change table:id="ct2673">
          <table:cell-address table:column="1" table:row="87" table:table="0"/>
          <office:change-info>
            <dc:creator> </dc:creator>
            <dc:date>2023-03-16T19:39:08.467000000</dc:date>
          </office:change-info>
          <table:previous table:id="ct1159">
            <table:change-track-table-cell office:value-type="string">
              <text:p>Kap Verde: Unabhängigkeitstag</text:p>
            </table:change-track-table-cell>
          </table:previous>
        </table:cell-content-change>
        <table:cell-content-change table:id="ct2674">
          <table:cell-address table:column="1" table:row="90" table:table="0"/>
          <office:change-info>
            <dc:creator> </dc:creator>
            <dc:date>2023-03-16T19:39:24.175000000</dc:date>
          </office:change-info>
          <table:previous table:id="ct926">
            <table:change-track-table-cell office:value-type="string">
              <text:p>Japan: Tag des Meeres</text:p>
            </table:change-track-table-cell>
          </table:previous>
        </table:cell-content-change>
        <table:cell-content-change table:id="ct2675">
          <table:cell-address table:column="1" table:row="91" table:table="0"/>
          <office:change-info>
            <dc:creator> </dc:creator>
            <dc:date>2023-03-16T19:39:33.289000000</dc:date>
          </office:change-info>
          <table:previous table:id="ct928">
            <table:change-track-table-cell office:value-type="string">
              <text:p>Japan: Tag des Sports</text:p>
            </table:change-track-table-cell>
          </table:previous>
        </table:cell-content-change>
        <table:cell-content-change table:id="ct2676">
          <table:cell-address table:column="1" table:row="93" table:table="0"/>
          <office:change-info>
            <dc:creator> </dc:creator>
            <dc:date>2023-03-16T19:39:47.196000000</dc:date>
          </office:change-info>
          <table:previous table:id="ct1610">
            <table:change-track-table-cell office:value-type="string">
              <text:p>Liberia: Unabhängigkeitstag</text:p>
            </table:change-track-table-cell>
          </table:previous>
        </table:cell-content-change>
        <table:cell-content-change table:id="ct2677">
          <table:cell-address table:column="1" table:row="94" table:table="0"/>
          <office:change-info>
            <dc:creator> </dc:creator>
            <dc:date>2023-03-16T19:40:01.660000000</dc:date>
          </office:change-info>
          <table:previous table:id="ct738">
            <table:change-track-table-cell office:value-type="string">
              <text:p>Early August bank holiday</text:p>
            </table:change-track-table-cell>
          </table:previous>
        </table:cell-content-change>
        <table:cell-content-change table:id="ct2678">
          <table:cell-address table:column="1" table:row="96" table:table="0"/>
          <office:change-info>
            <dc:creator> </dc:creator>
            <dc:date>2023-03-16T19:40:15.421000000</dc:date>
          </office:change-info>
          <table:previous table:id="ct1907">
            <table:change-track-table-cell office:value-type="string">
              <text:p>Kroation: Tag des Sieges und der heimatlichen Dankbarkeit</text:p>
            </table:change-track-table-cell>
          </table:previous>
        </table:cell-content-change>
        <table:cell-content-change table:id="ct2679">
          <table:cell-address table:column="1" table:row="98" table:table="0"/>
          <office:change-info>
            <dc:creator> </dc:creator>
            <dc:date>2023-03-16T19:40:28.196000000</dc:date>
          </office:change-info>
          <table:previous table:id="ct950">
            <table:change-track-table-cell office:value-type="string">
              <text:p>Japan: Tag des Berges</text:p>
            </table:change-track-table-cell>
          </table:previous>
        </table:cell-content-change>
        <table:cell-content-change table:id="ct2680">
          <table:cell-address table:column="1" table:row="99" table:table="0"/>
          <office:change-info>
            <dc:creator> </dc:creator>
            <dc:date>2023-03-16T19:40:41.765000000</dc:date>
          </office:change-info>
          <table:previous table:id="ct1248">
            <table:change-track-table-cell office:value-type="string">
              <text:p>Costa Rica: Muttertag/Día de la Madre</text:p>
            </table:change-track-table-cell>
          </table:previous>
        </table:cell-content-change>
        <table:cell-content-change table:id="ct2681">
          <table:cell-address table:column="1" table:row="102" table:table="0"/>
          <office:change-info>
            <dc:creator> </dc:creator>
            <dc:date>2023-03-16T19:41:29.551000000</dc:date>
          </office:change-info>
          <table:previous table:id="ct343">
            <table:change-track-table-cell office:value-type="string">
              <text:p>Spring bank holiday</text:p>
            </table:change-track-table-cell>
          </table:previous>
        </table:cell-content-change>
        <table:cell-content-change table:id="ct2682">
          <table:cell-address table:column="1" table:row="103" table:table="0"/>
          <office:change-info>
            <dc:creator> </dc:creator>
            <dc:date>2023-03-16T19:41:35.287000000</dc:date>
          </office:change-info>
          <table:previous table:id="ct1626">
            <table:change-track-table-cell office:value-type="string">
              <text:p>Liberia: Flaggentag</text:p>
            </table:change-track-table-cell>
          </table:previous>
        </table:cell-content-change>
        <table:cell-content-change table:id="ct2683">
          <table:cell-address table:column="1" table:row="105" table:table="0"/>
          <office:change-info>
            <dc:creator> </dc:creator>
            <dc:date>2023-03-16T19:41:41.639000000</dc:date>
          </office:change-info>
          <table:previous table:id="ct2488">
            <table:change-track-table-cell office:value-type="string">
              <text:p>Mosambik: Siegestag</text:p>
            </table:change-track-table-cell>
          </table:previous>
        </table:cell-content-change>
        <table:cell-content-change table:id="ct2684">
          <table:cell-address table:column="1" table:row="105" table:table="0"/>
          <office:change-info>
            <dc:creator> </dc:creator>
            <dc:date>2023-03-16T19:41:56.009000000</dc:date>
          </office:change-info>
          <table:previous table:id="ct2683">
            <table:change-track-table-cell office:value-type="string">
              <text:p>Siegestag</text:p>
            </table:change-track-table-cell>
          </table:previous>
        </table:cell-content-change>
        <table:cell-content-change table:id="ct2685">
          <table:cell-address table:column="1" table:row="106" table:table="0"/>
          <office:change-info>
            <dc:creator> </dc:creator>
            <dc:date>2023-03-16T19:42:04.937000000</dc:date>
          </office:change-info>
          <table:previous table:id="ct2282">
            <table:change-track-table-cell office:value-type="string">
              <text:p>Malta: Siegestag</text:p>
            </table:change-track-table-cell>
          </table:previous>
        </table:cell-content-change>
        <table:cell-content-change table:id="ct2686">
          <table:cell-address table:column="1" table:row="110" table:table="0"/>
          <office:change-info>
            <dc:creator> </dc:creator>
            <dc:date>2023-03-16T19:42:23.282000000</dc:date>
          </office:change-info>
          <table:previous table:id="ct2297">
            <table:change-track-table-cell office:value-type="string">
              <text:p>Malta: Unabhängigkeitstag</text:p>
            </table:change-track-table-cell>
          </table:previous>
        </table:cell-content-change>
        <table:cell-content-change table:id="ct2687">
          <table:cell-address table:column="1" table:row="111" table:table="0"/>
          <office:change-info>
            <dc:creator> </dc:creator>
            <dc:date>2023-03-16T19:42:31.226000000</dc:date>
          </office:change-info>
          <table:previous table:id="ct2509">
            <table:change-track-table-cell office:value-type="string">
              <text:p>Mosambik: Tag der Armee</text:p>
            </table:change-track-table-cell>
          </table:previous>
        </table:cell-content-change>
        <table:cell-content-change table:id="ct2688">
          <table:cell-address table:column="1" table:row="114" table:table="0"/>
          <office:change-info>
            <dc:creator> </dc:creator>
            <dc:date>2023-03-16T19:42:50.316000000</dc:date>
          </office:change-info>
          <table:previous table:id="ct756">
            <table:change-track-table-cell office:value-type="string">
              <text:p>Latest October bank holiday</text:p>
            </table:change-track-table-cell>
          </table:previous>
        </table:cell-content-change>
        <table:cell-content-change table:id="ct2689">
          <table:cell-address table:column="1" table:row="116" table:table="0"/>
          <office:change-info>
            <dc:creator> </dc:creator>
            <dc:date>2023-03-16T19:43:01.572000000</dc:date>
          </office:change-info>
          <table:previous table:id="ct2522">
            <table:change-track-table-cell office:value-type="string">
              <text:p>Mosambik: Tag des Friedens und der Versöhnung</text:p>
            </table:change-track-table-cell>
          </table:previous>
        </table:cell-content-change>
        <table:cell-content-change table:id="ct2690">
          <table:cell-address table:column="1" table:row="120" table:table="0"/>
          <office:change-info>
            <dc:creator> </dc:creator>
            <dc:date>2023-03-16T19:43:17.870000000</dc:date>
          </office:change-info>
          <table:previous table:id="ct2212">
            <table:change-track-table-cell office:value-type="string">
              <text:p>Mauritius: Allerheiligen</text:p>
            </table:change-track-table-cell>
          </table:previous>
        </table:cell-content-change>
        <table:cell-content-change table:id="ct2691">
          <table:cell-address table:column="1" table:row="120" table:table="0"/>
          <office:change-info>
            <dc:creator> </dc:creator>
            <dc:date>2023-03-16T19:43:23.523000000</dc:date>
          </office:change-info>
          <table:previous table:id="ct2690">
            <table:change-track-table-cell office:value-type="string">
              <text:p>Allerheiligen (Mauritius)</text:p>
            </table:change-track-table-cell>
          </table:previous>
        </table:cell-content-change>
        <table:cell-content-change table:id="ct2692">
          <table:cell-address table:column="1" table:row="122" table:table="0"/>
          <office:change-info>
            <dc:creator> </dc:creator>
            <dc:date>2023-03-16T19:43:35.165000000</dc:date>
          </office:change-info>
          <table:previous table:id="ct2180">
            <table:change-track-table-cell office:value-type="string">
              <text:p>Mauritius: Ankunft der indischen Arbeiter</text:p>
            </table:change-track-table-cell>
          </table:previous>
        </table:cell-content-change>
        <table:cell-content-change table:id="ct2693">
          <table:cell-address table:column="1" table:row="123" table:table="0"/>
          <office:change-info>
            <dc:creator> </dc:creator>
            <dc:date>2023-03-16T19:43:46.040000000</dc:date>
          </office:change-info>
          <table:previous table:id="ct1049">
            <table:change-track-table-cell office:value-type="string">
              <text:p>Japan: Tag der Kultur</text:p>
            </table:change-track-table-cell>
          </table:previous>
        </table:cell-content-change>
        <table:cell-content-change table:id="ct2694">
          <table:cell-address table:column="1" table:row="124" table:table="0"/>
          <office:change-info>
            <dc:creator> </dc:creator>
            <dc:date>2023-03-16T19:44:01.845000000</dc:date>
          </office:change-info>
          <table:previous table:id="ct1667">
            <table:change-track-table-cell office:value-type="string">
              <text:p>Liberia: Thanksgiving Day (Erntedankfest)</text:p>
            </table:change-track-table-cell>
          </table:previous>
        </table:cell-content-change>
        <table:cell-content-change table:id="ct2695">
          <table:cell-address table:column="1" table:row="128" table:table="0"/>
          <office:change-info>
            <dc:creator> </dc:creator>
            <dc:date>2023-03-16T19:44:28.182000000</dc:date>
          </office:change-info>
          <table:previous table:id="ct1926">
            <table:change-track-table-cell office:value-type="string">
              <text:p>Kroation: Gedenktag für die Opfer des Heimatkrieges und von Vukovar und Škabrnja</text:p>
            </table:change-track-table-cell>
          </table:previous>
        </table:cell-content-change>
        <table:cell-content-change table:id="ct2696">
          <table:cell-address table:column="1" table:row="129" table:table="0"/>
          <office:change-info>
            <dc:creator> </dc:creator>
            <dc:date>2023-03-16T19:44:40.240000000</dc:date>
          </office:change-info>
          <table:previous table:id="ct1493">
            <table:change-track-table-cell office:value-type="string">
              <text:p>Lettland: Proklamierung der Republik Lettland 1918 (Nationalfeiertag)</text:p>
            </table:change-track-table-cell>
          </table:previous>
        </table:cell-content-change>
        <table:cell-content-change table:id="ct2697">
          <table:cell-address table:column="1" table:row="130" table:table="0"/>
          <office:change-info>
            <dc:creator> </dc:creator>
            <dc:date>2023-03-16T19:44:48.375000000</dc:date>
          </office:change-info>
          <table:previous table:id="ct1975">
            <table:change-track-table-cell office:value-type="string">
              <text:p>Monaco: Nationalfeiertag</text:p>
            </table:change-track-table-cell>
          </table:previous>
        </table:cell-content-change>
        <table:cell-content-change table:id="ct2698">
          <table:cell-address table:column="1" table:row="132" table:table="0"/>
          <office:change-info>
            <dc:creator> </dc:creator>
            <dc:date>2023-03-16T19:45:00.787000000</dc:date>
          </office:change-info>
          <table:previous table:id="ct1065">
            <table:change-track-table-cell office:value-type="string">
              <text:p>Japan: Tag des Dankes für die Arbeit</text:p>
            </table:change-track-table-cell>
          </table:previous>
        </table:cell-content-change>
        <table:cell-content-change table:id="ct2699">
          <table:cell-address table:column="1" table:row="135" table:table="0"/>
          <office:change-info>
            <dc:creator> </dc:creator>
            <dc:date>2023-03-16T19:45:12.143000000</dc:date>
          </office:change-info>
          <table:previous table:id="ct1666">
            <table:change-track-table-cell office:value-type="string">
              <text:p>Liberia: Präsident Tubman’s Geburtstag</text:p>
            </table:change-track-table-cell>
          </table:previous>
        </table:cell-content-change>
        <table:cell-content-change table:id="ct2700">
          <table:cell-address table:column="1" table:row="138" table:table="0"/>
          <office:change-info>
            <dc:creator> </dc:creator>
            <dc:date>2023-03-16T19:45:27.889000000</dc:date>
          </office:change-info>
          <table:previous table:id="ct2007">
            <table:change-track-table-cell office:value-type="string">
              <text:p>Mexiko: Machtübergabe an den neuen Präsidenten </text:p>
            </table:change-track-table-cell>
          </table:previous>
        </table:cell-content-change>
        <table:cell-content-change table:id="ct2701">
          <table:cell-address table:column="1" table:row="141" table:table="0"/>
          <office:change-info>
            <dc:creator> </dc:creator>
            <dc:date>2023-03-16T19:45:40.120000000</dc:date>
          </office:change-info>
          <table:previous table:id="ct1751">
            <table:change-track-table-cell office:value-type="string">
              <text:p>Mariä Empfangnis</text:p>
            </table:change-track-table-cell>
          </table:previous>
        </table:cell-content-change>
        <table:cell-content-change table:id="ct2702">
          <table:cell-address table:column="1" table:row="142" table:table="0"/>
          <office:change-info>
            <dc:creator> </dc:creator>
            <dc:date>2023-03-16T19:45:49.377000000</dc:date>
          </office:change-info>
          <table:previous table:id="ct2313">
            <table:change-track-table-cell office:value-type="string">
              <text:p>Malta: Tag der Republic</text:p>
            </table:change-track-table-cell>
          </table:previous>
        </table:cell-content-change>
        <table:cell-content-change table:id="ct2703">
          <table:cell-address table:column="16" table:row="5" table:table="0"/>
          <office:change-info>
            <dc:creator> </dc:creator>
            <dc:date>2023-03-16T20:06:30.150000000</dc:date>
          </office:change-info>
          <table:previous table:id="ct290">
            <table:change-track-table-cell office:value-type="string">
              <text:p>en_GB</text:p>
            </table:change-track-table-cell>
          </table:previous>
        </table:cell-content-change>
        <table:cell-content-change table:id="ct2704">
          <table:cell-address table:column="17" table:row="5" table:table="0"/>
          <office:change-info>
            <dc:creator> </dc:creator>
            <dc:date>2023-03-16T20:06:36.176000000</dc:date>
          </office:change-info>
          <table:previous table:id="ct291">
            <table:change-track-table-cell office:value-type="string">
              <text:p>en_GB</text:p>
            </table:change-track-table-cell>
          </table:previous>
        </table:cell-content-change>
        <table:cell-content-change table:id="ct2705">
          <table:cell-address table:column="16" table:row="6" table:table="0"/>
          <office:change-info>
            <dc:creator> </dc:creator>
            <dc:date>2023-03-16T20:06:43.807000000</dc:date>
          </office:change-info>
          <table:previous table:id="ct292">
            <table:change-track-table-cell office:value-type="string">
              <text:p>en_GB</text:p>
            </table:change-track-table-cell>
          </table:previous>
        </table:cell-content-change>
        <table:cell-content-change table:id="ct2706">
          <table:cell-address table:column="17" table:row="6" table:table="0"/>
          <office:change-info>
            <dc:creator> </dc:creator>
            <dc:date>2023-03-16T20:07:05.242000000</dc:date>
          </office:change-info>
          <table:previous table:id="ct293">
            <table:change-track-table-cell office:value-type="string">
              <text:p>en_GB</text:p>
            </table:change-track-table-cell>
          </table:previous>
        </table:cell-content-change>
        <table:insertion table:id="ct2707" table:type="row" table:position="10" table:table="0">
          <office:change-info>
            <dc:creator> </dc:creator>
            <dc:date>2023-03-16T20:07:25.464000000</dc:date>
          </office:change-info>
          <table:dependencies>
            <table:dependency table:id="ct2853"/>
            <table:dependency table:id="ct2756"/>
            <table:dependency table:id="ct2725"/>
            <table:dependency table:id="ct2724"/>
            <table:dependency table:id="ct2723"/>
            <table:dependency table:id="ct2722"/>
            <table:dependency table:id="ct2721"/>
            <table:dependency table:id="ct2720"/>
            <table:dependency table:id="ct2719"/>
            <table:dependency table:id="ct2718"/>
            <table:dependency table:id="ct2717"/>
            <table:dependency table:id="ct2716"/>
            <table:dependency table:id="ct2715"/>
            <table:dependency table:id="ct2714"/>
            <table:dependency table:id="ct2713"/>
            <table:dependency table:id="ct2712"/>
            <table:dependency table:id="ct2711"/>
            <table:dependency table:id="ct2710"/>
            <table:dependency table:id="ct2709"/>
            <table:dependency table:id="ct2708"/>
          </table:dependencies>
        </table:insertion>
        <table:cell-content-change table:id="ct2708">
          <table:cell-address table:column="1" table:row="10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09">
          <table:cell-address table:column="2" table:row="10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0">
          <table:cell-address table:column="3" table:row="10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1">
          <table:cell-address table:column="4" table:row="10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2">
          <table:cell-address table:column="5" table:row="10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3">
          <table:cell-address table:column="6" table:row="10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4">
          <table:cell-address table:column="7" table:row="10" table:table="0"/>
          <office:change-info>
            <dc:creator> </dc:creator>
            <dc:date>2023-03-16T20:07:35.319000000</dc:date>
          </office:change-info>
          <table:previous>
            <table:change-track-table-cell/>
          </table:previous>
        </table:cell-content-change>
        <table:cell-content-change table:id="ct2715">
          <table:cell-address table:column="9" table:row="10" table:table="0"/>
          <office:change-info>
            <dc:creator> </dc:creator>
            <dc:date>2023-03-16T20:07:35.320000000</dc:date>
          </office:change-info>
          <table:previous>
            <table:change-track-table-cell/>
          </table:previous>
        </table:cell-content-change>
        <table:cell-content-change table:id="ct2716">
          <table:cell-address table:column="13" table:row="10" table:table="0"/>
          <office:change-info>
            <dc:creator> </dc:creator>
            <dc:date>2023-03-16T20:07:35.320000000</dc:date>
          </office:change-info>
          <table:previous>
            <table:change-track-table-cell/>
          </table:previous>
        </table:cell-content-change>
        <table:cell-content-change table:id="ct2717">
          <table:cell-address table:column="15" table:row="10" table:table="0"/>
          <office:change-info>
            <dc:creator> </dc:creator>
            <dc:date>2023-03-16T20:07:35.320000000</dc:date>
          </office:change-info>
          <table:previous>
            <table:change-track-table-cell/>
          </table:previous>
        </table:cell-content-change>
        <table:cell-content-change table:id="ct2718">
          <table:cell-address table:column="16" table:row="10" table:table="0"/>
          <office:change-info>
            <dc:creator> </dc:creator>
            <dc:date>2023-03-16T20:07:35.320000000</dc:date>
          </office:change-info>
          <table:previous>
            <table:change-track-table-cell/>
          </table:previous>
        </table:cell-content-change>
        <table:cell-content-change table:id="ct2719">
          <table:cell-address table:column="17" table:row="10" table:table="0"/>
          <office:change-info>
            <dc:creator> </dc:creator>
            <dc:date>2023-03-16T20:07:35.320000000</dc:date>
          </office:change-info>
          <table:previous>
            <table:change-track-table-cell/>
          </table:previous>
        </table:cell-content-change>
        <table:cell-content-change table:id="ct2720">
          <table:cell-address table:column="3" table:row="10" table:table="0"/>
          <office:change-info>
            <dc:creator> </dc:creator>
            <dc:date>2023-03-16T20:07:43.179000000</dc:date>
          </office:change-info>
          <table:previous table:id="ct2710">
            <table:change-track-table-cell office:value-type="string">
              <text:p>greg-jpNewYear</text:p>
            </table:change-track-table-cell>
          </table:previous>
        </table:cell-content-change>
        <table:cell-content-change table:id="ct2721">
          <table:cell-address table:column="5" table:row="10" table:table="0"/>
          <office:change-info>
            <dc:creator> </dc:creator>
            <dc:date>2023-03-16T20:07:52.611000000</dc:date>
          </office:change-info>
          <table:previous table:id="ct2712">
            <table:change-track-table-cell office:value-type="float" office:value="0"/>
          </table:previous>
        </table:cell-content-change>
        <table:cell-content-change table:id="ct2722">
          <table:cell-address table:column="6" table:row="10" table:table="0"/>
          <office:change-info>
            <dc:creator> </dc:creator>
            <dc:date>2023-03-16T20:07:53.487000000</dc:date>
          </office:change-info>
          <table:previous table:id="ct2713">
            <table:change-track-table-cell office:value-type="float" office:value="0"/>
          </table:previous>
        </table:cell-content-change>
        <table:cell-content-change table:id="ct2723">
          <table:cell-address table:column="9" table:row="10" table:table="0"/>
          <office:change-info>
            <dc:creator> </dc:creator>
            <dc:date>2023-03-16T20:08:01.331000000</dc:date>
          </office:change-info>
          <table:previous table:id="ct2715">
            <table:change-track-table-cell office:value-type="string">
              <text:p>0,0,0,0,0,0,0</text:p>
            </table:change-track-table-cell>
          </table:previous>
        </table:cell-content-change>
        <table:cell-content-change table:id="ct2724">
          <table:cell-address table:column="16" table:row="10" table:table="0"/>
          <office:change-info>
            <dc:creator> </dc:creator>
            <dc:date>2023-03-16T20:08:10.736000000</dc:date>
          </office:change-info>
          <table:previous table:id="ct2718">
            <table:change-track-table-cell office:value-type="string">
              <text:p>ja_JP</text:p>
            </table:change-track-table-cell>
          </table:previous>
        </table:cell-content-change>
        <table:cell-content-change table:id="ct2725">
          <table:cell-address table:column="17" table:row="10" table:table="0"/>
          <office:change-info>
            <dc:creator> </dc:creator>
            <dc:date>2023-03-16T20:08:19.648000000</dc:date>
          </office:change-info>
          <table:previous table:id="ct2719">
            <table:change-track-table-cell office:value-type="string">
              <text:p>ja_JP</text:p>
            </table:change-track-table-cell>
          </table:previous>
        </table:cell-content-change>
        <table:insertion table:id="ct2726" table:type="row" table:position="15" table:table="0">
          <office:change-info>
            <dc:creator> </dc:creator>
            <dc:date>2023-03-16T20:08:44.536000000</dc:date>
          </office:change-info>
          <table:dependencies>
            <table:dependency table:id="ct2854"/>
            <table:dependency table:id="ct2757"/>
            <table:dependency table:id="ct2742"/>
            <table:dependency table:id="ct2741"/>
            <table:dependency table:id="ct2740"/>
            <table:dependency table:id="ct2739"/>
            <table:dependency table:id="ct2738"/>
            <table:dependency table:id="ct2737"/>
            <table:dependency table:id="ct2736"/>
            <table:dependency table:id="ct2735"/>
            <table:dependency table:id="ct2734"/>
            <table:dependency table:id="ct2733"/>
            <table:dependency table:id="ct2732"/>
            <table:dependency table:id="ct2731"/>
            <table:dependency table:id="ct2730"/>
            <table:dependency table:id="ct2729"/>
            <table:dependency table:id="ct2728"/>
            <table:dependency table:id="ct2727"/>
          </table:dependencies>
        </table:insertion>
        <table:cell-content-change table:id="ct2727">
          <table:cell-address table:column="1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28">
          <table:cell-address table:column="2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29">
          <table:cell-address table:column="3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0">
          <table:cell-address table:column="4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1">
          <table:cell-address table:column="5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2">
          <table:cell-address table:column="6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3">
          <table:cell-address table:column="7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4">
          <table:cell-address table:column="9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5">
          <table:cell-address table:column="13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6">
          <table:cell-address table:column="15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7">
          <table:cell-address table:column="16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8">
          <table:cell-address table:column="17" table:row="15" table:table="0"/>
          <office:change-info>
            <dc:creator> </dc:creator>
            <dc:date>2023-03-16T20:08:52.525000000</dc:date>
          </office:change-info>
          <table:previous>
            <table:change-track-table-cell/>
          </table:previous>
        </table:cell-content-change>
        <table:cell-content-change table:id="ct2739">
          <table:cell-address table:column="1" table:row="15" table:table="0"/>
          <office:change-info>
            <dc:creator> </dc:creator>
            <dc:date>2023-03-16T20:09:02.584000000</dc:date>
          </office:change-info>
          <table:previous table:id="ct2727">
            <table:change-track-table-cell office:value-type="string">
              <text:p>Neujahr</text:p>
            </table:change-track-table-cell>
          </table:previous>
        </table:cell-content-change>
        <table:cell-content-change table:id="ct2740">
          <table:cell-address table:column="2" table:row="15" table:table="0"/>
          <office:change-info>
            <dc:creator> </dc:creator>
            <dc:date>2023-03-16T20:10:25.956000000</dc:date>
          </office:change-info>
          <table:previous table:id="ct2728">
            <table:change-track-table-cell office:value-type="string">
              <text:p>LLL:EXT:timer/Resources/Private/Language/locallang_cal.xlf:calendarDate.cult.greg.jpNewYear</text:p>
            </table:change-track-table-cell>
          </table:previous>
        </table:cell-content-change>
        <table:cell-content-change table:id="ct2741">
          <table:cell-address table:column="3" table:row="15" table:table="0"/>
          <office:change-info>
            <dc:creator> </dc:creator>
            <dc:date>2023-03-16T20:10:32.364000000</dc:date>
          </office:change-info>
          <table:previous table:id="ct2729">
            <table:change-track-table-cell office:value-type="string">
              <text:p>greg-nzNewYear</text:p>
            </table:change-track-table-cell>
          </table:previous>
        </table:cell-content-change>
        <table:cell-content-change table:id="ct2742">
          <table:cell-address table:column="15" table:row="15" table:table="0"/>
          <office:change-info>
            <dc:creator> </dc:creator>
            <dc:date>2023-03-16T20:10:47.259000000</dc:date>
          </office:change-info>
          <table:previous table:id="ct2736">
            <table:change-track-table-cell office:value-type="float" office:value="4"/>
          </table:previous>
        </table:cell-content-change>
        <table:insertion table:id="ct2743" table:type="row" table:position="28" table:table="0">
          <office:change-info>
            <dc:creator> </dc:creator>
            <dc:date>2023-03-16T20:13:22.553000000</dc:date>
          </office:change-info>
          <table:dependencies>
            <table:dependency table:id="ct2855"/>
            <table:dependency table:id="ct2789"/>
            <table:dependency table:id="ct2764"/>
            <table:dependency table:id="ct2763"/>
            <table:dependency table:id="ct2762"/>
            <table:dependency table:id="ct2761"/>
            <table:dependency table:id="ct2760"/>
            <table:dependency table:id="ct2759"/>
            <table:dependency table:id="ct2758"/>
            <table:dependency table:id="ct2755"/>
            <table:dependency table:id="ct2754"/>
            <table:dependency table:id="ct2753"/>
            <table:dependency table:id="ct2752"/>
            <table:dependency table:id="ct2751"/>
            <table:dependency table:id="ct2750"/>
            <table:dependency table:id="ct2749"/>
            <table:dependency table:id="ct2748"/>
            <table:dependency table:id="ct2747"/>
            <table:dependency table:id="ct2746"/>
            <table:dependency table:id="ct2745"/>
            <table:dependency table:id="ct2744"/>
          </table:dependencies>
        </table:insertion>
        <table:cell-content-change table:id="ct2744">
          <table:cell-address table:column="1" table:row="28" table:table="0"/>
          <office:change-info>
            <dc:creator> </dc:creator>
            <dc:date>2023-03-16T20:13:33.751000000</dc:date>
          </office:change-info>
          <table:previous>
            <table:change-track-table-cell/>
          </table:previous>
        </table:cell-content-change>
        <table:cell-content-change table:id="ct2745">
          <table:cell-address table:column="2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46">
          <table:cell-address table:column="3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47">
          <table:cell-address table:column="4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48">
          <table:cell-address table:column="5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49">
          <table:cell-address table:column="6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0">
          <table:cell-address table:column="7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1">
          <table:cell-address table:column="9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2">
          <table:cell-address table:column="13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3">
          <table:cell-address table:column="15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4">
          <table:cell-address table:column="16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cell-content-change table:id="ct2755">
          <table:cell-address table:column="17" table:row="28" table:table="0"/>
          <office:change-info>
            <dc:creator> </dc:creator>
            <dc:date>2023-03-16T20:13:33.752000000</dc:date>
          </office:change-info>
          <table:previous>
            <table:change-track-table-cell/>
          </table:previous>
        </table:cell-content-change>
        <table:movement table:id="ct2756">
          <table:source-range-address table:column="2" table:row="10" table:table="0"/>
          <table:target-range-address table:column="0" table:row="10" table:table="0"/>
          <office:change-info>
            <dc:creator> </dc:creator>
            <dc:date>2023-03-16T20:13:48.017000000</dc:date>
          </office:change-info>
          <table:dependencies>
            <table:dependency table:id="ct2853"/>
          </table:dependencies>
        </table:movement>
        <table:movement table:id="ct2757">
          <table:source-range-address table:column="2" table:row="15" table:table="0"/>
          <table:target-range-address table:column="0" table:row="15" table:table="0"/>
          <office:change-info>
            <dc:creator> </dc:creator>
            <dc:date>2023-03-16T20:13:54.661000000</dc:date>
          </office:change-info>
          <table:dependencies>
            <table:dependency table:id="ct2854"/>
          </table:dependencies>
        </table:movement>
        <table:cell-content-change table:id="ct2758">
          <table:cell-address table:column="1" table:row="28" table:table="0"/>
          <office:change-info>
            <dc:creator> </dc:creator>
            <dc:date>2023-03-16T20:14:14.872000000</dc:date>
          </office:change-info>
          <table:previous table:id="ct2744">
            <table:change-track-table-cell office:value-type="string">
              <text:p>Post-Neujahr</text:p>
            </table:change-track-table-cell>
          </table:previous>
        </table:cell-content-change>
        <table:movement table:id="ct2759">
          <table:source-range-address table:column="2" table:row="28" table:table="0"/>
          <table:target-range-address table:column="0" table:row="28" table:table="0"/>
          <office:change-info>
            <dc:creator> </dc:creator>
            <dc:date>2023-03-16T20:14:17.287000000</dc:date>
          </office:change-info>
          <table:dependencies>
            <table:dependency table:id="ct2855"/>
          </table:dependencies>
        </table:movement>
        <table:cell-content-change table:id="ct2760">
          <table:cell-address table:column="2" table:row="28" table:table="0"/>
          <office:change-info>
            <dc:creator> </dc:creator>
            <dc:date>2023-03-16T20:14:28.224000000</dc:date>
          </office:change-info>
          <table:previous table:id="ct2745">
            <table:change-track-table-cell office:value-type="string">
              <text:p>LLL:EXT:timer/Resources/Private/Language/locallang_cal.xlf:calendarDate.cult.greg.nzPostNewYear</text:p>
            </table:change-track-table-cell>
          </table:previous>
        </table:cell-content-change>
        <table:cell-content-change table:id="ct2761">
          <table:cell-address table:column="3" table:row="28" table:table="0"/>
          <office:change-info>
            <dc:creator> </dc:creator>
            <dc:date>2023-03-16T20:14:34.720000000</dc:date>
          </office:change-info>
          <table:previous table:id="ct2746">
            <table:change-track-table-cell office:value-type="string">
              <text:p>greg-nzPostNewYear</text:p>
            </table:change-track-table-cell>
          </table:previous>
        </table:cell-content-change>
        <table:cell-content-change table:id="ct2762">
          <table:cell-address table:column="5" table:row="28" table:table="0"/>
          <office:change-info>
            <dc:creator> </dc:creator>
            <dc:date>2023-03-16T20:14:39.289000000</dc:date>
          </office:change-info>
          <table:previous table:id="ct2748">
            <table:change-track-table-cell office:value-type="float" office:value="1"/>
          </table:previous>
        </table:cell-content-change>
        <table:cell-content-change table:id="ct2763">
          <table:cell-address table:column="6" table:row="28" table:table="0"/>
          <office:change-info>
            <dc:creator> </dc:creator>
            <dc:date>2023-03-16T20:14:43.221000000</dc:date>
          </office:change-info>
          <table:previous table:id="ct2749">
            <table:change-track-table-cell office:value-type="float" office:value="1"/>
          </table:previous>
        </table:cell-content-change>
        <table:cell-content-change table:id="ct2764">
          <table:cell-address table:column="9" table:row="28" table:table="0"/>
          <office:change-info>
            <dc:creator> </dc:creator>
            <dc:date>2023-03-16T20:14:49.224000000</dc:date>
          </office:change-info>
          <table:previous table:id="ct2751">
            <table:change-track-table-cell office:value-type="string">
              <text:p>0,0,0,0,0,2,2</text:p>
            </table:change-track-table-cell>
          </table:previous>
        </table:cell-content-change>
        <table:cell-content-change table:id="ct2765">
          <table:cell-address table:column="16" table:row="48" table:table="0"/>
          <office:change-info>
            <dc:creator> </dc:creator>
            <dc:date>2023-03-16T20:15:31.607000000</dc:date>
          </office:change-info>
          <table:previous table:id="ct2243">
            <table:change-track-table-cell office:value-type="string">
              <text:p>de_DE,fr_FR,en_GB,es_CR,en_IE,ga_IE,de_LI,fr_MC,en_MT,mt_MT</text:p>
            </table:change-track-table-cell>
          </table:previous>
        </table:cell-content-change>
        <table:cell-content-change table:id="ct2766">
          <table:cell-address table:column="17" table:row="48" table:table="0"/>
          <office:change-info>
            <dc:creator> </dc:creator>
            <dc:date>2023-03-16T20:15:36.585000000</dc:date>
          </office:change-info>
          <table:previous table:id="ct2244">
            <table:change-track-table-cell office:value-type="string">
              <text:p>de_DE,en_GB,es_CR,de_LI,fr_MC,en_MT,mt_MT</text:p>
            </table:change-track-table-cell>
          </table:previous>
        </table:cell-content-change>
        <table:cell-content-change table:id="ct2767">
          <table:cell-address table:column="16" table:row="49" table:table="0"/>
          <office:change-info>
            <dc:creator> </dc:creator>
            <dc:date>2023-03-16T20:15:42.783000000</dc:date>
          </office:change-info>
          <table:previous table:id="ct2245">
            <table:change-track-table-cell office:value-type="string">
              <text:p>de_DE,fr_FR,en_GB,es_CR,en_IE,ga_IE,de_LI,hr_HR,fr_MC,en_MT,mt_MT</text:p>
            </table:change-track-table-cell>
          </table:previous>
        </table:cell-content-change>
        <table:cell-content-change table:id="ct2768">
          <table:cell-address table:column="17" table:row="49" table:table="0"/>
          <office:change-info>
            <dc:creator> </dc:creator>
            <dc:date>2023-03-16T20:15:46.341000000</dc:date>
          </office:change-info>
          <table:previous table:id="ct2246">
            <table:change-track-table-cell office:value-type="string">
              <text:p>de_DE,fr_FR,en_GB,es_CR,en_IE,ga_IE,de_LI,hr_HR,fr_MC,en_MT,mt_MT</text:p>
            </table:change-track-table-cell>
          </table:previous>
        </table:cell-content-change>
        <table:cell-content-change table:id="ct2769">
          <table:cell-address table:column="16" table:row="50" table:table="0"/>
          <office:change-info>
            <dc:creator> </dc:creator>
            <dc:date>2023-03-16T20:15:52.318000000</dc:date>
          </office:change-info>
          <table:previous table:id="ct1847">
            <table:change-track-table-cell office:value-type="string">
              <text:p>de_DE,fr_FR,en_GB,en_IE,ga_IE,de_LI,hr_HR</text:p>
            </table:change-track-table-cell>
          </table:previous>
        </table:cell-content-change>
        <table:cell-content-change table:id="ct2770">
          <table:cell-address table:column="17" table:row="50" table:table="0"/>
          <office:change-info>
            <dc:creator> </dc:creator>
            <dc:date>2023-03-16T20:15:56.680000000</dc:date>
          </office:change-info>
          <table:previous table:id="ct1848">
            <table:change-track-table-cell office:value-type="string">
              <text:p>de_DE,fr_FR,en_GB,en_IE,ga_IE,de_LI,hr_HR</text:p>
            </table:change-track-table-cell>
          </table:previous>
        </table:cell-content-change>
        <table:insertion table:id="ct2771" table:type="row" table:position="54" table:table="0">
          <office:change-info>
            <dc:creator> </dc:creator>
            <dc:date>2023-03-16T20:16:29.307000000</dc:date>
          </office:change-info>
          <table:dependencies>
            <table:dependency table:id="ct2856"/>
            <table:dependency table:id="ct2788"/>
            <table:dependency table:id="ct2787"/>
            <table:dependency table:id="ct2786"/>
            <table:dependency table:id="ct2785"/>
            <table:dependency table:id="ct2784"/>
            <table:dependency table:id="ct2783"/>
            <table:dependency table:id="ct2782"/>
            <table:dependency table:id="ct2781"/>
            <table:dependency table:id="ct2780"/>
            <table:dependency table:id="ct2779"/>
            <table:dependency table:id="ct2778"/>
            <table:dependency table:id="ct2777"/>
            <table:dependency table:id="ct2776"/>
            <table:dependency table:id="ct2775"/>
            <table:dependency table:id="ct2774"/>
            <table:dependency table:id="ct2773"/>
            <table:dependency table:id="ct2772"/>
          </table:dependencies>
        </table:insertion>
        <table:cell-content-change table:id="ct2772">
          <table:cell-address table:column="2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3">
          <table:cell-address table:column="1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4">
          <table:cell-address table:column="3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5">
          <table:cell-address table:column="4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6">
          <table:cell-address table:column="5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7">
          <table:cell-address table:column="6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8">
          <table:cell-address table:column="7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79">
          <table:cell-address table:column="9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80">
          <table:cell-address table:column="13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81">
          <table:cell-address table:column="15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82">
          <table:cell-address table:column="16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83">
          <table:cell-address table:column="17" table:row="54" table:table="0"/>
          <office:change-info>
            <dc:creator> </dc:creator>
            <dc:date>2023-03-16T20:16:35.949000000</dc:date>
          </office:change-info>
          <table:previous>
            <table:change-track-table-cell/>
          </table:previous>
        </table:cell-content-change>
        <table:cell-content-change table:id="ct2784">
          <table:cell-address table:column="2" table:row="54" table:table="0"/>
          <office:change-info>
            <dc:creator> </dc:creator>
            <dc:date>2023-03-16T20:16:51.820000000</dc:date>
          </office:change-info>
          <table:previous table:id="ct2772">
            <table:change-track-table-cell office:value-type="string">
              <text:p>LLL:EXT:timer/Resources/Private/Language/locallang_cal.xlf:calendarDate.cult.greg.nzWaitangiDay</text:p>
            </table:change-track-table-cell>
          </table:previous>
        </table:cell-content-change>
        <table:cell-content-change table:id="ct2785">
          <table:cell-address table:column="1" table:row="54" table:table="0"/>
          <office:change-info>
            <dc:creator> </dc:creator>
            <dc:date>2023-03-16T20:17:09.731000000</dc:date>
          </office:change-info>
          <table:previous table:id="ct2773">
            <table:change-track-table-cell office:value-type="string">
              <text:p>Waitangi Day</text:p>
            </table:change-track-table-cell>
          </table:previous>
        </table:cell-content-change>
        <table:cell-content-change table:id="ct2786">
          <table:cell-address table:column="3" table:row="54" table:table="0"/>
          <office:change-info>
            <dc:creator> </dc:creator>
            <dc:date>2023-03-16T20:17:17.309000000</dc:date>
          </office:change-info>
          <table:previous table:id="ct2774">
            <table:change-track-table-cell office:value-type="string">
              <text:p>greg-nzWaitangiDay</text:p>
            </table:change-track-table-cell>
          </table:previous>
        </table:cell-content-change>
        <table:cell-content-change table:id="ct2787">
          <table:cell-address table:column="5" table:row="54" table:table="0"/>
          <office:change-info>
            <dc:creator> </dc:creator>
            <dc:date>2023-03-16T20:17:31.030000000</dc:date>
          </office:change-info>
          <table:previous table:id="ct2776">
            <table:change-track-table-cell office:value-type="float" office:value="6"/>
          </table:previous>
        </table:cell-content-change>
        <table:cell-content-change table:id="ct2788">
          <table:cell-address table:column="6" table:row="54" table:table="0"/>
          <office:change-info>
            <dc:creator> </dc:creator>
            <dc:date>2023-03-16T20:17:32.604000000</dc:date>
          </office:change-info>
          <table:previous table:id="ct2777">
            <table:change-track-table-cell office:value-type="float" office:value="2"/>
          </table:previous>
        </table:cell-content-change>
        <table:cell-content-change table:id="ct2789">
          <table:cell-address table:column="11" table:row="28" table:table="0"/>
          <office:change-info>
            <dc:creator> </dc:creator>
            <dc:date>2023-03-16T20:34:15.781000000</dc:date>
          </office:change-info>
          <table:previous>
            <table:change-track-table-cell/>
          </table:previous>
        </table:cell-content-change>
        <table:insertion table:id="ct2790" table:type="row" table:position="75" table:table="0">
          <office:change-info>
            <dc:creator> </dc:creator>
            <dc:date>2023-03-16T20:36:49.662000000</dc:date>
          </office:change-info>
          <table:dependencies>
            <table:dependency table:id="ct2857"/>
            <table:dependency table:id="ct2810"/>
            <table:dependency table:id="ct2809"/>
            <table:dependency table:id="ct2808"/>
            <table:dependency table:id="ct2807"/>
            <table:dependency table:id="ct2806"/>
            <table:dependency table:id="ct2805"/>
            <table:dependency table:id="ct2804"/>
            <table:dependency table:id="ct2803"/>
            <table:dependency table:id="ct2802"/>
            <table:dependency table:id="ct2801"/>
            <table:dependency table:id="ct2800"/>
            <table:dependency table:id="ct2799"/>
            <table:dependency table:id="ct2798"/>
            <table:dependency table:id="ct2797"/>
            <table:dependency table:id="ct2796"/>
            <table:dependency table:id="ct2795"/>
            <table:dependency table:id="ct2794"/>
            <table:dependency table:id="ct2793"/>
            <table:dependency table:id="ct2792"/>
            <table:dependency table:id="ct2791"/>
          </table:dependencies>
        </table:insertion>
        <table:cell-content-change table:id="ct2791">
          <table:cell-address table:column="2" table:row="75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2">
          <table:cell-address table:column="1" table:row="75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3">
          <table:cell-address table:column="3" table:row="75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4">
          <table:cell-address table:column="4" table:row="75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5">
          <table:cell-address table:column="5" table:row="75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6">
          <table:cell-address table:column="6" table:row="75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7">
          <table:cell-address table:column="7" table:row="75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8">
          <table:cell-address table:column="9" table:row="75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799">
          <table:cell-address table:column="13" table:row="75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800">
          <table:cell-address table:column="15" table:row="75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801">
          <table:cell-address table:column="16" table:row="75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802">
          <table:cell-address table:column="17" table:row="75" table:table="0"/>
          <office:change-info>
            <dc:creator> </dc:creator>
            <dc:date>2023-03-16T20:36:58.416000000</dc:date>
          </office:change-info>
          <table:previous>
            <table:change-track-table-cell/>
          </table:previous>
        </table:cell-content-change>
        <table:cell-content-change table:id="ct2803">
          <table:cell-address table:column="2" table:row="75" table:table="0"/>
          <office:change-info>
            <dc:creator> </dc:creator>
            <dc:date>2023-03-16T20:37:13.348000000</dc:date>
          </office:change-info>
          <table:previous table:id="ct2791">
            <table:change-track-table-cell office:value-type="string">
              <text:p>LLL:EXT:timer/Resources/Private/Language/locallang_cal.xlf:calendarDate.cult.greg.nzAnzacDay</text:p>
            </table:change-track-table-cell>
          </table:previous>
        </table:cell-content-change>
        <table:cell-content-change table:id="ct2804">
          <table:cell-address table:column="1" table:row="75" table:table="0"/>
          <office:change-info>
            <dc:creator> </dc:creator>
            <dc:date>2023-03-16T20:37:26.144000000</dc:date>
          </office:change-info>
          <table:previous table:id="ct2792">
            <table:change-track-table-cell office:value-type="string">
              <text:p>Anzac Day (Neuseeland)</text:p>
            </table:change-track-table-cell>
          </table:previous>
        </table:cell-content-change>
        <table:cell-content-change table:id="ct2805">
          <table:cell-address table:column="3" table:row="75" table:table="0"/>
          <office:change-info>
            <dc:creator> </dc:creator>
            <dc:date>2023-03-16T20:37:32.926000000</dc:date>
          </office:change-info>
          <table:previous table:id="ct2793">
            <table:change-track-table-cell office:value-type="string">
              <text:p>greg-nzAnzacDay</text:p>
            </table:change-track-table-cell>
          </table:previous>
        </table:cell-content-change>
        <table:cell-content-change table:id="ct2806">
          <table:cell-address table:column="4" table:row="75" table:table="0"/>
          <office:change-info>
            <dc:creator> </dc:creator>
            <dc:date>2023-03-16T20:37:40.005000000</dc:date>
          </office:change-info>
          <table:previous table:id="ct2794">
            <table:change-track-table-cell office:value-type="string">
              <text:p>fixedshifting</text:p>
            </table:change-track-table-cell>
          </table:previous>
        </table:cell-content-change>
        <table:cell-content-change table:id="ct2807">
          <table:cell-address table:column="5" table:row="75" table:table="0"/>
          <office:change-info>
            <dc:creator> </dc:creator>
            <dc:date>2023-03-16T20:37:41.757000000</dc:date>
          </office:change-info>
          <table:previous table:id="ct2795">
            <table:change-track-table-cell office:value-type="float" office:value="25"/>
          </table:previous>
        </table:cell-content-change>
        <table:cell-content-change table:id="ct2808">
          <table:cell-address table:column="6" table:row="75" table:table="0"/>
          <office:change-info>
            <dc:creator> </dc:creator>
            <dc:date>2023-03-16T20:37:44.586000000</dc:date>
          </office:change-info>
          <table:previous table:id="ct2796">
            <table:change-track-table-cell office:value-type="float" office:value="4"/>
          </table:previous>
        </table:cell-content-change>
        <table:cell-content-change table:id="ct2809">
          <table:cell-address table:column="8" table:row="75" table:table="0"/>
          <office:change-info>
            <dc:creator> </dc:creator>
            <dc:date>2023-03-16T20:37:58.031000000</dc:date>
          </office:change-info>
          <table:previous>
            <table:change-track-table-cell/>
          </table:previous>
        </table:cell-content-change>
        <table:cell-content-change table:id="ct2810">
          <table:cell-address table:column="9" table:row="75" table:table="0"/>
          <office:change-info>
            <dc:creator> </dc:creator>
            <dc:date>2023-03-16T20:37:58.940000000</dc:date>
          </office:change-info>
          <table:previous table:id="ct2798">
            <table:change-track-table-cell office:value-type="string">
              <text:p>0,0,0,0,0,2,1</text:p>
            </table:change-track-table-cell>
          </table:previous>
        </table:cell-content-change>
        <table:insertion table:id="ct2811" table:type="row" table:position="80" table:table="0">
          <office:change-info>
            <dc:creator> </dc:creator>
            <dc:date>2023-03-16T20:38:36.681000000</dc:date>
          </office:change-info>
          <table:dependencies>
            <table:dependency table:id="ct2865"/>
            <table:dependency table:id="ct2864"/>
            <table:dependency table:id="ct2863"/>
            <table:dependency table:id="ct2862"/>
            <table:dependency table:id="ct2861"/>
            <table:dependency table:id="ct2858"/>
            <table:dependency table:id="ct2852"/>
            <table:dependency table:id="ct2851"/>
            <table:dependency table:id="ct2847"/>
            <table:dependency table:id="ct2829"/>
            <table:dependency table:id="ct2828"/>
            <table:dependency table:id="ct2827"/>
            <table:dependency table:id="ct2826"/>
            <table:dependency table:id="ct2825"/>
            <table:dependency table:id="ct2824"/>
            <table:dependency table:id="ct2823"/>
            <table:dependency table:id="ct2822"/>
            <table:dependency table:id="ct2821"/>
            <table:dependency table:id="ct2820"/>
            <table:dependency table:id="ct2819"/>
            <table:dependency table:id="ct2818"/>
            <table:dependency table:id="ct2817"/>
            <table:dependency table:id="ct2816"/>
            <table:dependency table:id="ct2815"/>
            <table:dependency table:id="ct2814"/>
            <table:dependency table:id="ct2813"/>
            <table:dependency table:id="ct2812"/>
          </table:dependencies>
        </table:insertion>
        <table:cell-content-change table:id="ct2812">
          <table:cell-address table:column="2" table:row="80" table:table="0"/>
          <office:change-info>
            <dc:creator> </dc:creator>
            <dc:date>2023-03-16T20:38:45.331000000</dc:date>
          </office:change-info>
          <table:previous>
            <table:change-track-table-cell/>
          </table:previous>
        </table:cell-content-change>
        <table:cell-content-change table:id="ct2813">
          <table:cell-address table:column="1" table:row="80" table:table="0"/>
          <office:change-info>
            <dc:creator> </dc:creator>
            <dc:date>2023-03-16T20:38:45.331000000</dc:date>
          </office:change-info>
          <table:previous>
            <table:change-track-table-cell/>
          </table:previous>
        </table:cell-content-change>
        <table:cell-content-change table:id="ct2814">
          <table:cell-address table:column="3" table:row="80" table:table="0"/>
          <office:change-info>
            <dc:creator> </dc:creator>
            <dc:date>2023-03-16T20:38:45.331000000</dc:date>
          </office:change-info>
          <table:previous>
            <table:change-track-table-cell/>
          </table:previous>
        </table:cell-content-change>
        <table:cell-content-change table:id="ct2815">
          <table:cell-address table:column="4" table:row="80" table:table="0"/>
          <office:change-info>
            <dc:creator> </dc:creator>
            <dc:date>2023-03-16T20:38:45.331000000</dc:date>
          </office:change-info>
          <table:previous>
            <table:change-track-table-cell/>
          </table:previous>
        </table:cell-content-change>
        <table:cell-content-change table:id="ct2816">
          <table:cell-address table:column="6" table:row="80" table:table="0"/>
          <office:change-info>
            <dc:creator> </dc:creator>
            <dc:date>2023-03-16T20:38:45.331000000</dc:date>
          </office:change-info>
          <table:previous>
            <table:change-track-table-cell/>
          </table:previous>
        </table:cell-content-change>
        <table:cell-content-change table:id="ct2817">
          <table:cell-address table:column="7" table:row="80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18">
          <table:cell-address table:column="8" table:row="80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19">
          <table:cell-address table:column="9" table:row="80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20">
          <table:cell-address table:column="13" table:row="80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21">
          <table:cell-address table:column="15" table:row="80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22">
          <table:cell-address table:column="16" table:row="80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23">
          <table:cell-address table:column="17" table:row="80" table:table="0"/>
          <office:change-info>
            <dc:creator> </dc:creator>
            <dc:date>2023-03-16T20:38:45.332000000</dc:date>
          </office:change-info>
          <table:previous>
            <table:change-track-table-cell/>
          </table:previous>
        </table:cell-content-change>
        <table:cell-content-change table:id="ct2824">
          <table:cell-address table:column="2" table:row="80" table:table="0"/>
          <office:change-info>
            <dc:creator> </dc:creator>
            <dc:date>2023-03-16T20:39:01.928000000</dc:date>
          </office:change-info>
          <table:previous table:id="ct2812">
            <table:change-track-table-cell office:value-type="string">
              <text:p>LLL:EXT:timer/Resources/Private/Language/locallang_cal.xlf:calendarDate.cult.greg.nzKingsBirthday</text:p>
            </table:change-track-table-cell>
          </table:previous>
        </table:cell-content-change>
        <table:cell-content-change table:id="ct2825">
          <table:cell-address table:column="1" table:row="80" table:table="0"/>
          <office:change-info>
            <dc:creator> </dc:creator>
            <dc:date>2023-03-16T20:39:17.128000000</dc:date>
          </office:change-info>
          <table:previous table:id="ct2813">
            <table:change-track-table-cell office:value-type="string">
              <text:p>Kings Birthday (Neuseeland)</text:p>
            </table:change-track-table-cell>
          </table:previous>
        </table:cell-content-change>
        <table:cell-content-change table:id="ct2826">
          <table:cell-address table:column="3" table:row="80" table:table="0"/>
          <office:change-info>
            <dc:creator> </dc:creator>
            <dc:date>2023-03-16T20:39:23.546000000</dc:date>
          </office:change-info>
          <table:previous table:id="ct2814">
            <table:change-track-table-cell office:value-type="string">
              <text:p>greg-nzKingsBirthday</text:p>
            </table:change-track-table-cell>
          </table:previous>
        </table:cell-content-change>
        <table:cell-content-change table:id="ct2827">
          <table:cell-address table:column="4" table:row="80" table:table="0"/>
          <office:change-info>
            <dc:creator> </dc:creator>
            <dc:date>2023-03-16T20:39:47.683000000</dc:date>
          </office:change-info>
          <table:previous table:id="ct2815">
            <table:change-track-table-cell office:value-type="string">
              <text:p>weekdayly</text:p>
            </table:change-track-table-cell>
          </table:previous>
        </table:cell-content-change>
        <table:cell-content-change table:id="ct2828">
          <table:cell-address table:column="4" table:row="80" table:table="0"/>
          <office:change-info>
            <dc:creator> </dc:creator>
            <dc:date>2023-03-16T20:40:05.135000000</dc:date>
          </office:change-info>
          <table:previous table:id="ct2827">
            <table:change-track-table-cell/>
          </table:previous>
        </table:cell-content-change>
        <table:cell-content-change table:id="ct2829">
          <table:cell-address table:column="8" table:row="80" table:table="0"/>
          <office:change-info>
            <dc:creator> </dc:creator>
            <dc:date>2023-03-16T20:40:57.981000000</dc:date>
          </office:change-info>
          <table:previous table:id="ct2818">
            <table:change-track-table-cell office:value-type="float" office:value="1"/>
          </table:previous>
        </table:cell-content-change>
        <table:insertion table:id="ct2830" table:type="row" table:position="117" table:table="0">
          <office:change-info>
            <dc:creator> </dc:creator>
            <dc:date>2023-03-16T20:42:29.176000000</dc:date>
          </office:change-info>
          <table:dependencies>
            <table:dependency table:id="ct2860"/>
            <table:dependency table:id="ct2859"/>
            <table:dependency table:id="ct2850"/>
            <table:dependency table:id="ct2849"/>
            <table:dependency table:id="ct2848"/>
            <table:dependency table:id="ct2846"/>
            <table:dependency table:id="ct2845"/>
            <table:dependency table:id="ct2844"/>
            <table:dependency table:id="ct2843"/>
            <table:dependency table:id="ct2842"/>
            <table:dependency table:id="ct2841"/>
            <table:dependency table:id="ct2840"/>
            <table:dependency table:id="ct2839"/>
            <table:dependency table:id="ct2838"/>
            <table:dependency table:id="ct2837"/>
            <table:dependency table:id="ct2836"/>
            <table:dependency table:id="ct2835"/>
            <table:dependency table:id="ct2834"/>
            <table:dependency table:id="ct2833"/>
            <table:dependency table:id="ct2832"/>
            <table:dependency table:id="ct2831"/>
          </table:dependencies>
        </table:insertion>
        <table:cell-content-change table:id="ct2831">
          <table:cell-address table:column="2" table:row="117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2">
          <table:cell-address table:column="1" table:row="117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3">
          <table:cell-address table:column="3" table:row="117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4">
          <table:cell-address table:column="4" table:row="117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5">
          <table:cell-address table:column="6" table:row="117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6">
          <table:cell-address table:column="7" table:row="117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7">
          <table:cell-address table:column="8" table:row="117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8">
          <table:cell-address table:column="9" table:row="117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39">
          <table:cell-address table:column="13" table:row="117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40">
          <table:cell-address table:column="15" table:row="117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41">
          <table:cell-address table:column="16" table:row="117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42">
          <table:cell-address table:column="17" table:row="117" table:table="0"/>
          <office:change-info>
            <dc:creator> </dc:creator>
            <dc:date>2023-03-16T20:42:32.106000000</dc:date>
          </office:change-info>
          <table:previous>
            <table:change-track-table-cell/>
          </table:previous>
        </table:cell-content-change>
        <table:cell-content-change table:id="ct2843">
          <table:cell-address table:column="2" table:row="117" table:table="0"/>
          <office:change-info>
            <dc:creator> </dc:creator>
            <dc:date>2023-03-16T20:42:42.797000000</dc:date>
          </office:change-info>
          <table:previous table:id="ct2831">
            <table:change-track-table-cell office:value-type="string">
              <text:p>LLL:EXT:timer/Resources/Private/Language/locallang_cal.xlf:calendarDate.cult.greg.nzMatakiri</text:p>
            </table:change-track-table-cell>
          </table:previous>
        </table:cell-content-change>
        <table:cell-content-change table:id="ct2844">
          <table:cell-address table:column="1" table:row="117" table:table="0"/>
          <office:change-info>
            <dc:creator> </dc:creator>
            <dc:date>2023-03-16T20:42:55.688000000</dc:date>
          </office:change-info>
          <table:previous table:id="ct2832">
            <table:change-track-table-cell office:value-type="string">
              <text:p>nzMatakiri (ungefähr, Neuseeland)</text:p>
            </table:change-track-table-cell>
          </table:previous>
        </table:cell-content-change>
        <table:cell-content-change table:id="ct2845">
          <table:cell-address table:column="3" table:row="117" table:table="0"/>
          <office:change-info>
            <dc:creator> </dc:creator>
            <dc:date>2023-03-16T20:43:08.537000000</dc:date>
          </office:change-info>
          <table:previous table:id="ct2833">
            <table:change-track-table-cell office:value-type="string">
              <text:p>greg-nzMatakiri</text:p>
            </table:change-track-table-cell>
          </table:previous>
        </table:cell-content-change>
        <table:cell-content-change table:id="ct2846">
          <table:cell-address table:column="4" table:row="117" table:table="0"/>
          <office:change-info>
            <dc:creator> </dc:creator>
            <dc:date>2023-03-16T20:43:10.576000000</dc:date>
          </office:change-info>
          <table:previous table:id="ct2834">
            <table:change-track-table-cell office:value-type="string">
              <text:p>mooninmonth</text:p>
            </table:change-track-table-cell>
          </table:previous>
        </table:cell-content-change>
        <table:cell-content-change table:id="ct2847">
          <table:cell-address table:column="1" table:row="80" table:table="0"/>
          <office:change-info>
            <dc:creator> </dc:creator>
            <dc:date>2023-03-16T20:43:23.121000000</dc:date>
          </office:change-info>
          <table:previous table:id="ct2825">
            <table:change-track-table-cell office:value-type="string">
              <text:p>nzMatakiri (ungefähr, Neuseeland)</text:p>
            </table:change-track-table-cell>
          </table:previous>
        </table:cell-content-change>
        <table:cell-content-change table:id="ct2848">
          <table:cell-address table:column="6" table:row="117" table:table="0"/>
          <office:change-info>
            <dc:creator> </dc:creator>
            <dc:date>2023-03-16T20:43:33.758000000</dc:date>
          </office:change-info>
          <table:previous table:id="ct2835">
            <table:change-track-table-cell office:value-type="float" office:value="6"/>
          </table:previous>
        </table:cell-content-change>
        <table:cell-content-change table:id="ct2849">
          <table:cell-address table:column="8" table:row="117" table:table="0"/>
          <office:change-info>
            <dc:creator> </dc:creator>
            <dc:date>2023-03-16T20:43:36.464000000</dc:date>
          </office:change-info>
          <table:previous table:id="ct2837">
            <table:change-track-table-cell office:value-type="float" office:value="3"/>
          </table:previous>
        </table:cell-content-change>
        <table:cell-content-change table:id="ct2850">
          <table:cell-address table:column="9" table:row="117" table:table="0"/>
          <office:change-info>
            <dc:creator> </dc:creator>
            <dc:date>2023-03-16T20:43:38.506000000</dc:date>
          </office:change-info>
          <table:previous table:id="ct2838">
            <table:change-track-table-cell office:value-type="float" office:value="1"/>
          </table:previous>
        </table:cell-content-change>
        <table:cell-content-change table:id="ct2851">
          <table:cell-address table:column="1" table:row="80" table:table="0"/>
          <office:change-info>
            <dc:creator> </dc:creator>
            <dc:date>2023-03-16T20:54:06.126000000</dc:date>
          </office:change-info>
          <table:previous table:id="ct2847">
            <table:change-track-table-cell office:value-type="string">
              <text:p>Matakiri (ungefähr, Neuseeland)</text:p>
            </table:change-track-table-cell>
          </table:previous>
        </table:cell-content-change>
        <table:cell-content-change table:id="ct2852">
          <table:cell-address table:column="9" table:row="80" table:table="0"/>
          <office:change-info>
            <dc:creator> </dc:creator>
            <dc:date>2023-03-16T20:54:20.903000000</dc:date>
          </office:change-info>
          <table:previous table:id="ct2819">
            <table:change-track-table-cell office:value-type="float" office:value="1"/>
          </table:previous>
        </table:cell-content-change>
        <table:movement table:id="ct2853">
          <table:source-range-address table:column="0" table:row="10" table:table="0"/>
          <table:target-range-address table:column="2" table:row="10" table:table="0"/>
          <office:change-info>
            <dc:creator> </dc:creator>
            <dc:date>2023-03-16T20:59:29.175000000</dc:date>
          </office:change-info>
        </table:movement>
        <table:movement table:id="ct2854">
          <table:source-range-address table:column="0" table:row="15" table:table="0"/>
          <table:target-range-address table:column="2" table:row="15" table:table="0"/>
          <office:change-info>
            <dc:creator> </dc:creator>
            <dc:date>2023-03-16T20:59:33.773000000</dc:date>
          </office:change-info>
        </table:movement>
        <table:movement table:id="ct2855">
          <table:source-range-address table:column="0" table:row="28" table:table="0"/>
          <table:target-range-address table:column="2" table:row="28" table:table="0"/>
          <office:change-info>
            <dc:creator> </dc:creator>
            <dc:date>2023-03-16T20:59:38.804000000</dc:date>
          </office:change-info>
        </table:movement>
        <table:movement table:id="ct2856">
          <table:source-range-address table:column="0" table:row="54" table:table="0"/>
          <table:target-range-address table:column="2" table:row="54" table:table="0"/>
          <office:change-info>
            <dc:creator> </dc:creator>
            <dc:date>2023-03-16T20:59:43.465000000</dc:date>
          </office:change-info>
        </table:movement>
        <table:movement table:id="ct2857">
          <table:source-range-address table:column="0" table:row="75" table:table="0"/>
          <table:target-range-address table:column="2" table:row="75" table:table="0"/>
          <office:change-info>
            <dc:creator> </dc:creator>
            <dc:date>2023-03-16T20:59:50.441000000</dc:date>
          </office:change-info>
        </table:movement>
        <table:movement table:id="ct2858">
          <table:source-range-address table:column="0" table:row="80" table:table="0"/>
          <table:target-range-address table:column="2" table:row="80" table:table="0"/>
          <office:change-info>
            <dc:creator> </dc:creator>
            <dc:date>2023-03-16T20:59:54.705000000</dc:date>
          </office:change-info>
        </table:movement>
        <table:movement table:id="ct2859">
          <table:source-range-address table:column="0" table:row="117" table:table="0"/>
          <table:target-range-address table:column="2" table:row="117" table:table="0"/>
          <office:change-info>
            <dc:creator> </dc:creator>
            <dc:date>2023-03-16T20:59:59.294000000</dc:date>
          </office:change-info>
        </table:movement>
        <table:cell-content-change table:id="ct2860">
          <table:cell-address table:column="4" table:row="117" table:table="0"/>
          <office:change-info>
            <dc:creator> </dc:creator>
            <dc:date>2023-03-16T21:03:53.085000000</dc:date>
          </office:change-info>
          <table:previous table:id="ct2846">
            <table:change-track-table-cell/>
          </table:previous>
        </table:cell-content-change>
        <table:cell-content-change table:id="ct2861">
          <table:cell-address table:column="4" table:row="80" table:table="0"/>
          <office:change-info>
            <dc:creator> </dc:creator>
            <dc:date>2023-03-18T06:57:43.206000000</dc:date>
          </office:change-info>
          <table:previous table:id="ct2828">
            <table:change-track-table-cell office:value-type="string">
              <text:p>mooninmonth</text:p>
            </table:change-track-table-cell>
          </table:previous>
        </table:cell-content-change>
        <table:cell-content-change table:id="ct2862">
          <table:cell-address table:column="4" table:row="80" table:table="0"/>
          <office:change-info>
            <dc:creator> </dc:creator>
            <dc:date>2023-03-18T06:57:59.445000000</dc:date>
          </office:change-info>
          <table:previous table:id="ct2861">
            <table:change-track-table-cell office:value-type="string">
              <text:p>matakiri</text:p>
            </table:change-track-table-cell>
          </table:previous>
        </table:cell-content-change>
        <table:cell-content-change table:id="ct2863">
          <table:cell-address table:column="6" table:row="80" table:table="0"/>
          <office:change-info>
            <dc:creator> </dc:creator>
            <dc:date>2023-03-18T06:58:00.495000000</dc:date>
          </office:change-info>
          <table:previous table:id="ct2816">
            <table:change-track-table-cell office:value-type="float" office:value="6"/>
          </table:previous>
        </table:cell-content-change>
        <table:cell-content-change table:id="ct2864">
          <table:cell-address table:column="8" table:row="80" table:table="0"/>
          <office:change-info>
            <dc:creator> </dc:creator>
            <dc:date>2023-03-18T06:58:02.378000000</dc:date>
          </office:change-info>
          <table:previous table:id="ct2829">
            <table:change-track-table-cell office:value-type="float" office:value="3"/>
          </table:previous>
        </table:cell-content-change>
        <table:cell-content-change table:id="ct2865">
          <table:cell-address table:column="9" table:row="80" table:table="0"/>
          <office:change-info>
            <dc:creator> </dc:creator>
            <dc:date>2023-03-18T06:58:02.994000000</dc:date>
          </office:change-info>
          <table:previous table:id="ct2852">
            <table:change-track-table-cell office:value-type="float" office:value="2"/>
          </table:previous>
        </table:cell-content-change>
        <table:cell-content-change table:id="ct2866">
          <table:cell-address table:column="16" table:row="13" table:table="0"/>
          <office:change-info>
            <dc:creator> </dc:creator>
            <dc:date>2023-03-19T18:08:36.108000000</dc:date>
          </office:change-info>
          <table:previous table:id="ct2403">
            <table:change-track-table-cell office:value-type="string">
              <text:p>de_DE,fr_FR,en_GB,es_CR,en_IE,ga_IE,kea_CV,pt_CV,lv_LV,en_LR,vai_Latn_LR,de_LI,hr_HR,es_MX,en_MU,pt_MZ</text:p>
            </table:change-track-table-cell>
          </table:previous>
        </table:cell-content-change>
        <table:cell-content-change table:id="ct2867">
          <table:cell-address table:column="17" table:row="13" table:table="0"/>
          <office:change-info>
            <dc:creator> </dc:creator>
            <dc:date>2023-03-19T18:08:40.025000000</dc:date>
          </office:change-info>
          <table:previous table:id="ct2404">
            <table:change-track-table-cell office:value-type="string">
              <text:p>de_DE,fr_FR,es_CR,en_IE,ga_IE,kea_CV,pt_CV,lv_LV,en_LR,vai_Latn_LR,de_LI,hr_HR,es_MX,en_MU,pt_MZ</text:p>
            </table:change-track-table-cell>
          </table:previous>
        </table:cell-content-change>
        <table:cell-content-change table:id="ct2868">
          <table:cell-address table:column="16" table:row="7" table:table="0"/>
          <office:change-info>
            <dc:creator> </dc:creator>
            <dc:date>2023-03-19T18:09:19.314000000</dc:date>
          </office:change-info>
          <table:previous table:id="ct2401">
            <table:change-track-table-cell office:value-type="string">
              <text:p>de_DE,fr_FR,es_CR,en_IE,ga_IE,kea_CV,pt_CV,lv_LV,en_LR,vai_Latn_LR,de_LI,hr_HR,fr_MC,es_MX,en_MU,en_MT,mt_MT,pt_MZ</text:p>
            </table:change-track-table-cell>
          </table:previous>
        </table:cell-content-change>
        <table:cell-content-change table:id="ct2869">
          <table:cell-address table:column="17" table:row="7" table:table="0"/>
          <office:change-info>
            <dc:creator> </dc:creator>
            <dc:date>2023-03-19T18:09:22.896000000</dc:date>
          </office:change-info>
          <table:previous table:id="ct2402">
            <table:change-track-table-cell office:value-type="string">
              <text:p>de_DE,fr_FR,es_CR,en_IE,ga_IE,kea_CV,pt_CV,lv_LV,en_LR,vai_Latn_LR,de_LI,hr_HR,fr_MC,es_MX,en_MU,en_MT,mt_MT,pt_MZ</text:p>
            </table:change-track-table-cell>
          </table:previous>
        </table:cell-content-change>
        <table:cell-content-change table:id="ct2870">
          <table:cell-address table:column="16" table:row="45" table:table="0"/>
          <office:change-info>
            <dc:creator> </dc:creator>
            <dc:date>2023-03-19T18:11:10.514000000</dc:date>
          </office:change-info>
          <table:previous table:id="ct510">
            <table:change-track-table-cell office:value-type="string">
              <text:p>es_CR</text:p>
            </table:change-track-table-cell>
          </table:previous>
        </table:cell-content-change>
        <table:cell-content-change table:id="ct2871">
          <table:cell-address table:column="17" table:row="45" table:table="0"/>
          <office:change-info>
            <dc:creator> </dc:creator>
            <dc:date>2023-03-19T18:11:13.906000000</dc:date>
          </office:change-info>
          <table:previous table:id="ct511">
            <table:change-track-table-cell office:value-type="string">
              <text:p>es_CR</text:p>
            </table:change-track-table-cell>
          </table:previous>
        </table:cell-content-change>
        <table:cell-content-change table:id="ct2872">
          <table:cell-address table:column="16" table:row="48" table:table="0"/>
          <office:change-info>
            <dc:creator> </dc:creator>
            <dc:date>2023-03-19T18:11:40.225000000</dc:date>
          </office:change-info>
          <table:previous table:id="ct2765">
            <table:change-track-table-cell office:value-type="string">
              <text:p>de_DE,fr_FR,en_GB,es_CR,en_IE,ga_IE,de_LI,fr_MC,en_MT,mt_MT,en_NZ</text:p>
            </table:change-track-table-cell>
          </table:previous>
        </table:cell-content-change>
        <table:cell-content-change table:id="ct2873">
          <table:cell-address table:column="17" table:row="48" table:table="0"/>
          <office:change-info>
            <dc:creator> </dc:creator>
            <dc:date>2023-03-19T18:11:44.536000000</dc:date>
          </office:change-info>
          <table:previous table:id="ct2766">
            <table:change-track-table-cell office:value-type="string">
              <text:p>de_DE,en_GB,es_CR,de_LI,fr_MC,en_MT,mt_MT,en_NZ</text:p>
            </table:change-track-table-cell>
          </table:previous>
        </table:cell-content-change>
        <table:cell-content-change table:id="ct2874">
          <table:cell-address table:column="16" table:row="49" table:table="0"/>
          <office:change-info>
            <dc:creator> </dc:creator>
            <dc:date>2023-03-19T18:11:49.279000000</dc:date>
          </office:change-info>
          <table:previous table:id="ct2767">
            <table:change-track-table-cell office:value-type="string">
              <text:p>de_DE,fr_FR,en_GB,es_CR,en_IE,ga_IE,de_LI,hr_HR,fr_MC,en_MT,mt_MT,en_NZ</text:p>
            </table:change-track-table-cell>
          </table:previous>
        </table:cell-content-change>
        <table:cell-content-change table:id="ct2875">
          <table:cell-address table:column="17" table:row="49" table:table="0"/>
          <office:change-info>
            <dc:creator> </dc:creator>
            <dc:date>2023-03-19T18:11:53.432000000</dc:date>
          </office:change-info>
          <table:previous table:id="ct2768">
            <table:change-track-table-cell office:value-type="string">
              <text:p>de_DE,fr_FR,en_GB,es_CR,en_IE,ga_IE,de_LI,hr_HR,fr_MC,en_MT,mt_MT,en_NZ</text:p>
            </table:change-track-table-cell>
          </table:previous>
        </table:cell-content-change>
        <table:cell-content-change table:id="ct2876">
          <table:cell-address table:column="16" table:row="50" table:table="0"/>
          <office:change-info>
            <dc:creator> </dc:creator>
            <dc:date>2023-03-19T18:11:58.983000000</dc:date>
          </office:change-info>
          <table:previous table:id="ct2769">
            <table:change-track-table-cell office:value-type="string">
              <text:p>de_DE,fr_FR,en_GB,en_IE,ga_IE,de_LI,hr_HR,en_NZ</text:p>
            </table:change-track-table-cell>
          </table:previous>
        </table:cell-content-change>
        <table:cell-content-change table:id="ct2877">
          <table:cell-address table:column="17" table:row="50" table:table="0"/>
          <office:change-info>
            <dc:creator> </dc:creator>
            <dc:date>2023-03-19T18:12:03.103000000</dc:date>
          </office:change-info>
          <table:previous table:id="ct2770">
            <table:change-track-table-cell office:value-type="string">
              <text:p>de_DE,fr_FR,en_GB,en_IE,ga_IE,de_LI,hr_HR,en_NZ</text:p>
            </table:change-track-table-cell>
          </table:previous>
        </table:cell-content-change>
        <table:cell-content-change table:id="ct2878">
          <table:cell-address table:column="16" table:row="59" table:table="0"/>
          <office:change-info>
            <dc:creator> </dc:creator>
            <dc:date>2023-03-19T18:12:18.343000000</dc:date>
          </office:change-info>
          <table:previous table:id="ct2455">
            <table:change-track-table-cell office:value-type="string">
              <text:p>de_DE,fr_FR,kea_CV,pt_CV,hr_HR,fr_MC,es_MX,en_MU,pt_MZ</text:p>
            </table:change-track-table-cell>
          </table:previous>
        </table:cell-content-change>
        <table:cell-content-change table:id="ct2879">
          <table:cell-address table:column="17" table:row="59" table:table="0"/>
          <office:change-info>
            <dc:creator> </dc:creator>
            <dc:date>2023-03-19T18:12:22.035000000</dc:date>
          </office:change-info>
          <table:previous table:id="ct2456">
            <table:change-track-table-cell office:value-type="string">
              <text:p>de_DE,fr_FR,kea_CV,pt_CV,hr_HR,fr_MC,es_MX,en_MU,pt_MZ</text:p>
            </table:change-track-table-cell>
          </table:previous>
        </table:cell-content-change>
        <table:insertion table:id="ct2880" table:type="row" table:position="68" table:table="0">
          <office:change-info>
            <dc:creator> </dc:creator>
            <dc:date>2023-03-19T18:12:42.798000000</dc:date>
          </office:change-info>
          <table:dependencies>
            <table:dependency table:id="ct2898"/>
            <table:dependency table:id="ct2897"/>
            <table:dependency table:id="ct2896"/>
            <table:dependency table:id="ct2895"/>
            <table:dependency table:id="ct2894"/>
            <table:dependency table:id="ct2893"/>
            <table:dependency table:id="ct2892"/>
            <table:dependency table:id="ct2891"/>
            <table:dependency table:id="ct2890"/>
            <table:dependency table:id="ct2889"/>
            <table:dependency table:id="ct2888"/>
            <table:dependency table:id="ct2887"/>
            <table:dependency table:id="ct2886"/>
            <table:dependency table:id="ct2885"/>
            <table:dependency table:id="ct2884"/>
            <table:dependency table:id="ct2883"/>
            <table:dependency table:id="ct2882"/>
            <table:dependency table:id="ct2881"/>
          </table:dependencies>
        </table:insertion>
        <table:cell-content-change table:id="ct2881">
          <table:cell-address table:column="1" table:row="68" table:table="0"/>
          <office:change-info>
            <dc:creator> </dc:creator>
            <dc:date>2023-03-19T18:12:50.316000000</dc:date>
          </office:change-info>
          <table:previous>
            <table:change-track-table-cell/>
          </table:previous>
        </table:cell-content-change>
        <table:cell-content-change table:id="ct2882">
          <table:cell-address table:column="2" table:row="6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83">
          <table:cell-address table:column="3" table:row="6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84">
          <table:cell-address table:column="4" table:row="6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85">
          <table:cell-address table:column="5" table:row="6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86">
          <table:cell-address table:column="6" table:row="6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87">
          <table:cell-address table:column="7" table:row="6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88">
          <table:cell-address table:column="13" table:row="6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89">
          <table:cell-address table:column="15" table:row="6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90">
          <table:cell-address table:column="16" table:row="6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91">
          <table:cell-address table:column="17" table:row="68" table:table="0"/>
          <office:change-info>
            <dc:creator> </dc:creator>
            <dc:date>2023-03-19T18:12:50.317000000</dc:date>
          </office:change-info>
          <table:previous>
            <table:change-track-table-cell/>
          </table:previous>
        </table:cell-content-change>
        <table:cell-content-change table:id="ct2892">
          <table:cell-address table:column="1" table:row="68" table:table="0"/>
          <office:change-info>
            <dc:creator> </dc:creator>
            <dc:date>2023-03-19T18:13:03.760000000</dc:date>
          </office:change-info>
          <table:previous table:id="ct2881">
            <table:change-track-table-cell office:value-type="string">
              <text:p>Tag der nationalen Vereinigung (Liberia)</text:p>
            </table:change-track-table-cell>
          </table:previous>
        </table:cell-content-change>
        <table:cell-content-change table:id="ct2893">
          <table:cell-address table:column="1" table:row="68" table:table="0"/>
          <office:change-info>
            <dc:creator> </dc:creator>
            <dc:date>2023-03-19T18:13:38.594000000</dc:date>
          </office:change-info>
          <table:previous table:id="ct2892">
            <table:change-track-table-cell office:value-type="string">
              <text:p>Gründungstag (Norwegen)</text:p>
            </table:change-track-table-cell>
          </table:previous>
        </table:cell-content-change>
        <table:cell-content-change table:id="ct2894">
          <table:cell-address table:column="2" table:row="68" table:table="0"/>
          <office:change-info>
            <dc:creator> </dc:creator>
            <dc:date>2023-03-19T18:13:49.464000000</dc:date>
          </office:change-info>
          <table:previous table:id="ct2882">
            <table:change-track-table-cell office:value-type="string">
              <text:p>LLL:EXT:timer/Resources/Private/Language/locallang_cal.xlf:calendarDate.cult.greg.lrNationalUnificationDay</text:p>
            </table:change-track-table-cell>
          </table:previous>
        </table:cell-content-change>
        <table:cell-content-change table:id="ct2895">
          <table:cell-address table:column="3" table:row="68" table:table="0"/>
          <office:change-info>
            <dc:creator> </dc:creator>
            <dc:date>2023-03-19T18:13:56.135000000</dc:date>
          </office:change-info>
          <table:previous table:id="ct2883">
            <table:change-track-table-cell office:value-type="string">
              <text:p>greg-lrNationalUnificationDay</text:p>
            </table:change-track-table-cell>
          </table:previous>
        </table:cell-content-change>
        <table:cell-content-change table:id="ct2896">
          <table:cell-address table:column="5" table:row="68" table:table="0"/>
          <office:change-info>
            <dc:creator> </dc:creator>
            <dc:date>2023-03-19T18:13:59.808000000</dc:date>
          </office:change-info>
          <table:previous table:id="ct2885">
            <table:change-track-table-cell office:value-type="float" office:value="14"/>
          </table:previous>
        </table:cell-content-change>
        <table:cell-content-change table:id="ct2897">
          <table:cell-address table:column="16" table:row="68" table:table="0"/>
          <office:change-info>
            <dc:creator> </dc:creator>
            <dc:date>2023-03-19T18:14:13.873000000</dc:date>
          </office:change-info>
          <table:previous table:id="ct2890">
            <table:change-track-table-cell office:value-type="string">
              <text:p>en_LR,vai_Latn_LR</text:p>
            </table:change-track-table-cell>
          </table:previous>
        </table:cell-content-change>
        <table:cell-content-change table:id="ct2898">
          <table:cell-address table:column="17" table:row="68" table:table="0"/>
          <office:change-info>
            <dc:creator> </dc:creator>
            <dc:date>2023-03-19T18:14:22.709000000</dc:date>
          </office:change-info>
          <table:previous table:id="ct2891">
            <table:change-track-table-cell office:value-type="string">
              <text:p>en_LR,vai_Latn_LR</text:p>
            </table:change-track-table-cell>
          </table:previous>
        </table:cell-content-change>
        <table:cell-content-change table:id="ct2899">
          <table:cell-address table:column="16" table:row="71" table:table="0"/>
          <office:change-info>
            <dc:creator> </dc:creator>
            <dc:date>2023-03-19T18:16:53.248000000</dc:date>
          </office:change-info>
          <table:previous table:id="ct1962">
            <table:change-track-table-cell office:value-type="string">
              <text:p>de_DE,fr_FR,de_LI,fr_MC</text:p>
            </table:change-track-table-cell>
          </table:previous>
        </table:cell-content-change>
        <table:cell-content-change table:id="ct2900">
          <table:cell-address table:column="17" table:row="71" table:table="0"/>
          <office:change-info>
            <dc:creator> </dc:creator>
            <dc:date>2023-03-19T18:16:56.840000000</dc:date>
          </office:change-info>
          <table:previous table:id="ct1963">
            <table:change-track-table-cell office:value-type="string">
              <text:p>de_DE,fr_FR,de_LI,fr_MC</text:p>
            </table:change-track-table-cell>
          </table:previous>
        </table:cell-content-change>
        <table:cell-content-change table:id="ct2901">
          <table:cell-address table:column="16" table:row="72" table:table="0"/>
          <office:change-info>
            <dc:creator> </dc:creator>
            <dc:date>2023-03-19T18:17:20.303000000</dc:date>
          </office:change-info>
          <table:previous table:id="ct1964">
            <table:change-track-table-cell office:value-type="string">
              <text:p>de_DE,fr_FR,de_LI,fr_MC</text:p>
            </table:change-track-table-cell>
          </table:previous>
        </table:cell-content-change>
        <table:cell-content-change table:id="ct2902">
          <table:cell-address table:column="17" table:row="72" table:table="0"/>
          <office:change-info>
            <dc:creator> </dc:creator>
            <dc:date>2023-03-19T18:17:23.640000000</dc:date>
          </office:change-info>
          <table:previous table:id="ct1965">
            <table:change-track-table-cell office:value-type="string">
              <text:p>de_DE,fr_FR,de_LI,fr_MC</text:p>
            </table:change-track-table-cell>
          </table:previous>
        </table:cell-content-change>
        <table:cell-content-change table:id="ct2903">
          <table:cell-address table:column="16" table:row="73" table:table="0"/>
          <office:change-info>
            <dc:creator> </dc:creator>
            <dc:date>2023-03-19T18:17:27.711000000</dc:date>
          </office:change-info>
          <table:previous table:id="ct1966">
            <table:change-track-table-cell office:value-type="string">
              <text:p>de_DE,fr_FR,de_LI,fr_MC</text:p>
            </table:change-track-table-cell>
          </table:previous>
        </table:cell-content-change>
        <table:cell-content-change table:id="ct2904">
          <table:cell-address table:column="17" table:row="73" table:table="0"/>
          <office:change-info>
            <dc:creator> </dc:creator>
            <dc:date>2023-03-19T18:17:31.503000000</dc:date>
          </office:change-info>
          <table:previous table:id="ct1967">
            <table:change-track-table-cell office:value-type="string">
              <text:p>de_DE,fr_FR,de_LI,fr_MC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holidayLis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helping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eventtitle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arg.type</text:p>
          </table:table-cell>
          <table:table-cell office:value-type="string" calcext:value-type="string">
            <text:p>arg.day</text:p>
          </table:table-cell>
          <table:table-cell office:value-type="string" calcext:value-type="string">
            <text:p>arg.month</text:p>
          </table:table-cell>
          <table:table-cell office:value-type="string" calcext:value-type="string">
            <text:p>arg.calendar</text:p>
          </table:table-cell>
          <table:table-cell office:value-type="string" calcext:value-type="string">
            <text:p>arg.status</text:p>
          </table:table-cell>
          <table:table-cell office:value-type="string" calcext:value-type="string">
            <text:p>arg.statusCount</text:p>
          </table:table-cell>
          <table:table-cell office:value-type="string" calcext:value-type="string">
            <text:p>arg.secDayCount</text:p>
          </table:table-cell>
          <table:table-cell office:value-type="string" calcext:value-type="string">
            <text:p>arg.startYear</text:p>
          </table:table-cell>
          <table:table-cell office:value-type="string" calcext:value-type="string">
            <text:p>arg.stopYear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add.category.COMMA</text:p>
          </table:table-cell>
          <table:table-cell office:value-type="string" calcext:value-type="string">
            <text:p>add.rank</text:p>
          </table:table-cell>
          <table:table-cell office:value-type="string" calcext:value-type="string">
            <text:p>add.locale.COMMA</text:p>
          </table:table-cell>
          <table:table-cell office:value-type="string" calcext:value-type="string">
            <text:p>add.freelocale.COMMA</text:p>
          </table:table-cell>
          <table:table-cell office:value-type="string" calcext:value-type="string">
            <text:p>add.freespecial..COMMA</text:p>
          </table:table-cell>
          <table:table-cell office:value-type="string" calcext:value-type="string">
            <text:p>add.alias</text:p>
          </table:table-cell>
          <table:table-cell office:value-type="string" calcext:value-type="string">
            <text:p>add.remark</text:p>
          </table:table-cell>
          <table:table-cell office:value-type="string" calcext:value-type="string">
            <text:p>arg.timer.useTimeZoneOfFrontend</text:p>
          </table:table-cell>
          <table:table-cell office:value-type="string" calcext:value-type="string">
            <text:p>arg.timer.timeZoneOfEvent</text:p>
          </table:table-cell>
          <table:table-cell office:value-type="string" calcext:value-type="string">
            <text:p>arg.timer.ultimateBeginningTimer</text:p>
          </table:table-cell>
          <table:table-cell office:value-type="string" calcext:value-type="string">
            <text:p>arg.timer.ultimateEndingTimer</text:p>
          </table:table-cell>
          <table:table-cell office:value-type="string" calcext:value-type="string">
            <text:p>arg.timer.startTimeSeconds</text:p>
          </table:table-cell>
          <table:table-cell office:value-type="string" calcext:value-type="string">
            <text:p>arg.timer.startDateTime</text:p>
          </table:table-cell>
          <table:table-cell office:value-type="string" calcext:value-type="string">
            <text:p>arg.timer.durationMinutes</text:p>
          </table:table-cell>
          <table:table-cell office:value-type="string" calcext:value-type="string">
            <text:p>arg.timer.durationNatural</text:p>
          </table:table-cell>
          <table:table-cell office:value-type="string" calcext:value-type="string">
            <text:p>arg.timer.activeWeekday</text:p>
          </table:table-cell>
          <table:table-cell office:value-type="string" calcext:value-type="string">
            <text:p>arg.timer.nthWeekdayInMonth</text:p>
          </table:table-cell>
          <table:table-cell office:value-type="string" calcext:value-type="string">
            <text:p>arg.timer.activeMonth</text:p>
          </table:table-cell>
          <table:table-cell office:value-type="string" calcext:value-type="string">
            <text:p>arg.timer.periodLength</text:p>
          </table:table-cell>
          <table:table-cell office:value-type="string" calcext:value-type="string">
            <text:p>arg.timer.periodUnit</text:p>
          </table:table-cell>
          <table:table-cell office:value-type="string" calcext:value-type="string">
            <text:p>arg.timer.namedDateMidnight</text:p>
          </table:table-cell>
          <table:table-cell office:value-type="string" calcext:value-type="string">
            <text:p>arg.timer.relMinToSelectedTimerEvent</text:p>
          </table:table-cell>
          <table:table-cell office:value-type="string" calcext:value-type="string">
            <text:p>arg.timer.calendarUse</text:p>
          </table:table-cell>
          <table:table-cell office:value-type="string" calcext:value-type="string">
            <text:p>arg.timer.moonPhase</text:p>
          </table:table-cell>
          <table:table-cell office:value-type="string" calcext:value-type="string">
            <text:p>arg.timer.moonStatus</text:p>
          </table:table-cell>
          <table:table-cell office:value-type="string" calcext:value-type="string">
            <text:p>arg.timer.latitude</text:p>
          </table:table-cell>
          <table:table-cell office:value-type="string" calcext:value-type="string">
            <text:p>arg.timer.longitude</text:p>
          </table:table-cell>
          <table:table-cell office:value-type="string" calcext:value-type="string">
            <text:p>arg.timer.yamlPeriodFilePath</text:p>
          </table:table-cell>
          <table:table-cell office:value-type="string" calcext:value-type="string">
            <text:p>arg.timer.recursiveLoopLimit</text:p>
          </table:table-cell>
          <table:table-cell office:value-type="string" calcext:value-type="string">
            <text:p>arg.timer.yamlActiveFilePath</text:p>
          </table:table-cell>
          <table:table-cell office:value-type="string" calcext:value-type="string">
            <text:p>arg.timer.yamlForbiddenFilePath</text:p>
          </table:table-cell>
          <table:table-cell office:value-type="string" calcext:value-type="string">
            <text:p>arg.timer.sunPosition</text:p>
          </table:table-cell>
          <table:table-cell office:value-type="string" calcext:value-type="string">
            <text:p>arg.timer.nthWeekdayInMonth</text:p>
          </table:table-cell>
          <table:table-cell office:value-type="string" calcext:value-type="string">
            <text:p>ignored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5"/>
        </table:table-row>
        <table:table-row table:style-name="ro1">
          <table:table-cell/>
          <table:table-cell office:value-type="string" calcext:value-type="string">
            <text:p>Test für Timer</text:p>
          </table:table-cell>
          <table:table-cell office:value-type="string" calcext:value-type="string">
            <text:p>LLL:EXT:timer/Resources/Private/Language/locallang_cal.xlf:calendarDate.christ.greg.testCutomTimerForTimer</text:p>
          </table:table-cell>
          <table:table-cell office:value-type="string" calcext:value-type="string">
            <text:p>greg-testCutomTimerForTimer</text:p>
          </table:table-cell>
          <table:table-cell office:value-type="string" calcext:value-type="string">
            <text:p>txTimerDatePeriod</text:p>
          </table:table-cell>
          <table:table-cell table:number-columns-repeated="21"/>
          <table:table-cell table:style-name="ce11" office:value-type="string" calcext:value-type="string">
            <text:p><text:span text:style-name="T4">1970-01-15</text:span><text:span text:style-name="T5"> </text:span><text:span text:style-name="T6">00</text:span><text:span text:style-name="T7">:</text:span><text:span text:style-name="T6">00</text:span><text:span text:style-name="T7">:</text:span><text:span text:style-name="T6">00</text:span></text:p>
          </table:table-cell>
          <table:table-cell office:value-type="float" office:value="1440" calcext:value-type="float">
            <text:p>144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M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45"/>
        </table:table-row>
        <table:table-row table:style-name="ro1">
          <table:table-cell/>
          <table:table-cell office:value-type="string" calcext:value-type="string">
            <text:p>Heiligabend</text:p>
          </table:table-cell>
          <table:table-cell office:value-type="string" calcext:value-type="string">
            <text:p>LLL:EXT:timer/Resources/Private/Language/locallang_cal.xlf:calendarDate.christ.greg.christmasEve</text:p>
          </table:table-cell>
          <table:table-cell office:value-type="string" calcext:value-type="string">
            <text:p>greg-christmasEve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table:style-name="ce16"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lv_LV,de_LI</text:p>
          </table:table-cell>
          <table:table-cell office:value-type="string" calcext:value-type="string">
            <text:p>lv_LV,de_LI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Weihnachten oder nachfolgender Montag</text:p>
          </table:table-cell>
          <table:table-cell office:value-type="string" calcext:value-type="string">
            <text:p>LLL:EXT:timer/Resources/Private/Language/locallang_cal.xlf:calendarDate.christ.greg.christmasWeekend</text:p>
          </table:table-cell>
          <table:table-cell office:value-type="string" calcext:value-type="string">
            <text:p>greg-christmas</text:p>
          </table:table-cell>
          <table:table-cell office:value-type="string" calcext:value-type="string">
            <text:p>fixedshifting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_GB,en_NZ</text:p>
          </table:table-cell>
          <table:table-cell table:style-name="ce19" office:value-type="string" calcext:value-type="string">
            <text:p>en_GB,en_N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ihnachten (2. Tag) oder nachfolgender Montag</text:p>
          </table:table-cell>
          <table:table-cell office:value-type="string" calcext:value-type="string">
            <text:p>LLL:EXT:timer/Resources/Private/Language/locallang_cal.xlf:calendarDate.christ.greg.boxingdayWeekend</text:p>
          </table:table-cell>
          <table:table-cell office:value-type="string" calcext:value-type="string">
            <text:p>greg-christmasSecondDay</text:p>
          </table:table-cell>
          <table:table-cell office:value-type="string" calcext:value-type="string">
            <text:p>fixedshifting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,en_NZ</text:p>
          </table:table-cell>
          <table:table-cell table:number-columns-repeated="5"/>
          <table:table-cell table:style-name="ce10"/>
          <table:table-cell table:number-columns-repeated="24"/>
        </table:table-row>
        <table:table-row table:style-name="ro1">
          <table:table-cell/>
          <table:table-cell office:value-type="string" calcext:value-type="string">
            <text:p>Weihnachten</text:p>
          </table:table-cell>
          <table:table-cell office:value-type="string" calcext:value-type="string">
            <text:p>LLL:EXT:timer/Resources/Private/Language/locallang_cal.xlf:calendarDate.christ.greg.christmas</text:p>
          </table:table-cell>
          <table:table-cell office:value-type="string" calcext:value-type="string">
            <text:p>greg-christmas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e_DE,fr_FR,es_CR,en_IE,ga_IE,kea_CV,pt_CV,lv_LV,en_LR,vai_Latn_LR,de_LI,hr_HR,fr_MC,es_MX,en_MU,en_MT,mt_MT,pt_MZ,nb_NO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ihnachten (2. Tag)/ Stephanstag</text:p>
          </table:table-cell>
          <table:table-cell office:value-type="string" calcext:value-type="string">
            <text:p>LLL:EXT:timer/Resources/Private/Language/locallang_cal.xlf:calendarDate.christ.greg.christmasSecondDay</text:p>
          </table:table-cell>
          <table:table-cell office:value-type="string" calcext:value-type="string">
            <text:p>greg-christmasSecondDay</text:p>
          </table:table-cell>
          <table:table-cell office:value-type="string" calcext:value-type="string">
            <text:p>fixed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,en_IE,ga_IE,lv_LV,de_LI,hr_HR</text:p>
          </table:table-cell>
          <table:table-cell office:value-type="string" calcext:value-type="string">
            <text:p>de_DE,en_IE,ga_IE,lv_LV,de_LI,hr_HR</text:p>
          </table:table-cell>
          <table:table-cell office:value-type="string" calcext:value-type="string">
            <text:p>fr_FR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ilvester</text:p>
          </table:table-cell>
          <table:table-cell office:value-type="string" calcext:value-type="string">
            <text:p>LLL:EXT:timer/Resources/Private/Language/locallang_cal.xlf:calendarDate.cult.greg.silvester</text:p>
          </table:table-cell>
          <table:table-cell office:value-type="string" calcext:value-type="string">
            <text:p>greg-silvester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_DE,fr_FR,lv_LV,de_LI</text:p>
          </table:table-cell>
          <table:table-cell office:value-type="string" calcext:value-type="string">
            <text:p>lv_LV,de_LI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eujahr</text:p>
          </table:table-cell>
          <table:table-cell office:value-type="string" calcext:value-type="string">
            <text:p>LLL:EXT:timer/Resources/Private/Language/locallang_cal.xlf:calendarDate.cult.greg.jpNewYear</text:p>
          </table:table-cell>
          <table:table-cell office:value-type="string" calcext:value-type="string">
            <text:p>greg-nzNewYear</text:p>
          </table:table-cell>
          <table:table-cell office:value-type="string" calcext:value-type="string">
            <text:p>fixedshif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Neujahr</text:p>
          </table:table-cell>
          <table:table-cell office:value-type="string" calcext:value-type="string">
            <text:p>LLL:EXT:timer/Resources/Private/Language/locallang_cal.xlf:calendarDate.cult.greg.jpNewYear</text:p>
          </table:table-cell>
          <table:table-cell office:value-type="string" calcext:value-type="string">
            <text:p>greg-jpNewYear</text:p>
          </table:table-cell>
          <table:table-cell office:value-type="string" calcext:value-type="string">
            <text:p>fixedshif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eujahr oder nachfolgender Montag</text:p>
          </table:table-cell>
          <table:table-cell office:value-type="string" calcext:value-type="string">
            <text:p>LLL:EXT:timer/Resources/Private/Language/locallang_cal.xlf:calendarDate.cult.greg.newyear</text:p>
          </table:table-cell>
          <table:table-cell office:value-type="string" calcext:value-type="string">
            <text:p>greg-newYear</text:p>
          </table:table-cell>
          <table:table-cell office:value-type="string" calcext:value-type="string">
            <text:p>fixedshif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eujahr</text:p>
          </table:table-cell>
          <table:table-cell office:value-type="string" calcext:value-type="string">
            <text:p>LLL:EXT:timer/Resources/Private/Language/locallang_cal.xlf:calendarDate.cult.greg.newyear</text:p>
          </table:table-cell>
          <table:table-cell office:value-type="string" calcext:value-type="string">
            <text:p>greg-newYear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_DE,fr_FR,en_GB,es_CR,en_IE,ga_IE,kea_CV,pt_CV,lv_LV,en_LR,vai_Latn_LR,de_LI,hr_HR,es_MX,en_MU,pt_MZ,nb_NO</text:p>
          </table:table-cell>
          <table:table-cell office:value-type="string" calcext:value-type="string">
            <text:p>de_DE,fr_FR,es_CR,en_IE,ga_IE,kea_CV,pt_CV,lv_LV,en_LR,vai_Latn_LR,de_LI,hr_HR,es_MX,en_MU,pt_MZ,nb_NO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eujahr Zweiter Tag</text:p>
          </table:table-cell>
          <table:table-cell table:style-name="Default" office:value-type="string" calcext:value-type="string">
            <text:p>LLL:EXT:timer/Resources/Private/Language/locallang_cal.xlf:calendarDate.cult.greg.muNewyearSecondDay </text:p>
          </table:table-cell>
          <table:table-cell office:value-type="string" calcext:value-type="string">
            <text:p>greg-muNewyearSecondDay</text:p>
          </table:table-cell>
          <table:table-cell office:value-type="string" calcext:value-type="string">
            <text:p>fixedshift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ost-Neujahr</text:p>
          </table:table-cell>
          <table:table-cell office:value-type="string" calcext:value-type="string">
            <text:p>LLL:EXT:timer/Resources/Private/Language/locallang_cal.xlf:calendarDate.cult.greg.nzPostNewYear</text:p>
          </table:table-cell>
          <table:table-cell office:value-type="string" calcext:value-type="string">
            <text:p>greg-nzPostNewYear</text:p>
          </table:table-cell>
          <table:table-cell office:value-type="string" calcext:value-type="string">
            <text:p>fixedshif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ertoldstag</text:p>
          </table:table-cell>
          <table:table-cell table:style-name="Default" office:value-type="string" calcext:value-type="string">
            <text:p>LLL:EXT:timer/Resources/Private/Language/locallang_cal.xlf:calendarDate.hist.greg.liBertoldsDay</text:p>
          </table:table-cell>
          <table:table-cell office:value-type="string" calcext:value-type="string">
            <text:p>greg-liBertoldsDay</text:p>
          </table:table-cell>
          <table:table-cell office:value-type="string" calcext:value-type="string">
            <text:p>fix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LI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Heilige drei Könige</text:p>
          </table:table-cell>
          <table:table-cell office:value-type="string" calcext:value-type="string">
            <text:p>LLL:EXT:timer/Resources/Private/Language/locallang_cal.xlf:calendarDate.cult.greg.holyThreeKings</text:p>
          </table:table-cell>
          <table:table-cell office:value-type="string" calcext:value-type="string">
            <text:p>greg-holyThreeKings</text:p>
          </table:table-cell>
          <table:table-cell office:value-type="string" calcext:value-type="string">
            <text:p>fix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de_LI,hr_HR</text:p>
          </table:table-cell>
          <table:table-cell office:value-type="string" calcext:value-type="string">
            <text:p>de_LI,hr_HR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 table:style-name="ce1"/>
          <table:table-cell office:value-type="string" calcext:value-type="string">
            <text:p>Tag der Demokratie</text:p>
          </table:table-cell>
          <table:table-cell office:value-type="string" calcext:value-type="string">
            <text:p>LLL:EXT:timer/Resources/Private/Language/locallang_cal.xlf:calendarDate.cult.greg.cvDayOfDemocracy</text:p>
          </table:table-cell>
          <table:table-cell office:value-type="string" calcext:value-type="string">
            <text:p>greg-cvDayOfDemocracy</text:p>
          </table:table-cell>
          <table:table-cell office:value-type="string" calcext:value-type="string">
            <text:p>fixed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ea_CV,pt_CV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Tag der Erwachsenen</text:p>
          </table:table-cell>
          <table:table-cell office:value-type="string" calcext:value-type="string">
            <text:p>LLL:EXT:timer/Resources/Private/Language/locallang_cal.xlf:calendarDate.cult.greg.jpDayOfAdults</text:p>
          </table:table-cell>
          <table:table-cell office:value-type="string" calcext:value-type="string">
            <text:p>greg-jpDayOfAdults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4"/>
          <table:table-cell office:value-type="float" office:value="1999" calcext:value-type="float">
            <text:p>1999</text:p>
          </table:table-cell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Tag der Erwachsenen</text:p>
          </table:table-cell>
          <table:table-cell office:value-type="string" calcext:value-type="string">
            <text:p>LLL:EXT:timer/Resources/Private/Language/locallang_cal.xlf:calendarDate.cult.greg.jpDayOfAdultsNew</text:p>
          </table:table-cell>
          <table:table-cell office:value-type="string" calcext:value-type="string">
            <text:p>greg-jpDayOfAdultsNew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Nationaler Heldentag</text:p>
          </table:table-cell>
          <table:table-cell office:value-type="string" calcext:value-type="string">
            <text:p>LLL:EXT:timer/Resources/Private/Language/locallang_cal.xlf:calendarDate.cult.greg.cvDayOfHeros</text:p>
          </table:table-cell>
          <table:table-cell office:value-type="string" calcext:value-type="string">
            <text:p>greg-cvDayOfHeros</text:p>
          </table:table-cell>
          <table:table-cell office:value-type="string" calcext:value-type="string">
            <text:p>fixe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ea_CV,pt_CV</text:p>
          </table:table-cell>
          <table:table-cell table:number-columns-repeated="30"/>
        </table:table-row>
        <table:table-row table:style-name="ro2">
          <table:table-cell table:style-name="ce4"/>
          <table:table-cell office:value-type="string" calcext:value-type="string">
            <text:p>Sainte Devota (Patron of Monaco)</text:p>
          </table:table-cell>
          <table:table-cell table:style-name="ce4" office:value-type="string" calcext:value-type="string">
            <text:p><text:span text:style-name="T1">LLL:EXT:timer/Resources/Private/Language/locallang_cal.xlf:calendarDate.cult.greg.</text:span>mcSainteDevota</text:p>
          </table:table-cell>
          <table:table-cell office:value-type="string" calcext:value-type="string">
            <text:p>greg-mcSainteDevota</text:p>
          </table:table-cell>
          <table:table-cell office:value-type="string" calcext:value-type="string">
            <text:p>fixed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MC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5" office:value-type="string" calcext:value-type="string">
            <text:p>Tag der mexikanischen Verfassung </text:p>
          </table:table-cell>
          <table:table-cell office:value-type="string" calcext:value-type="string">
            <text:p>LLL:EXT:timer/Resources/Private/Language/locallang_cal.xlf:calendarDate.cult.greg.mxConstituationLayOfMexico</text:p>
          </table:table-cell>
          <table:table-cell office:value-type="string" calcext:value-type="string">
            <text:p>greg-mxConstituationLayOfMexico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 table:number-columns-repeated="2"/>
          <table:table-cell table:number-columns-repeated="2" office:value-type="string" calcext:value-type="string">
            <text:p>es_MX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Abschaffung der Sklaverei</text:p>
          </table:table-cell>
          <table:table-cell table:style-name="Default" office:value-type="string" calcext:value-type="string">
            <text:p>LLL:EXT:timer/Resources/Private/Language/locallang_cal.xlf:calendarDate.cult.greg.muAbolitionOfSlavery</text:p>
          </table:table-cell>
          <table:table-cell office:value-type="string" calcext:value-type="string">
            <text:p>greg-muAbolitionOfSlavery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Bankfeiertag im Februar</text:p>
          </table:table-cell>
          <table:table-cell office:value-type="string" calcext:value-type="string">
            <text:p>LLL:EXT:timer/Resources/Private/Language/locallang_cal.xlf:calendarDate.cult.greg.jpFirstFebruary</text:p>
          </table:table-cell>
          <table:table-cell office:value-type="string" calcext:value-type="string">
            <text:p>greg-jpFirstFebruary</text:p>
          </table:table-cell>
          <table:table-cell office:value-type="string" calcext:value-type="string">
            <text:p>fixedshif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6,5,4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riä Lichtmeß</text:p>
          </table:table-cell>
          <table:table-cell office:value-type="string" calcext:value-type="string">
            <text:p>LLL:EXT:timer/Resources/Private/Language/locallang_cal.xlf:calendarDate.cult.greg.mariapregnant</text:p>
          </table:table-cell>
          <table:table-cell office:value-type="string" calcext:value-type="string">
            <text:p>greg-marialight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athol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,de_LI</text:p>
          </table:table-cell>
          <table:table-cell office:value-type="string" calcext:value-type="string">
            <text:p>de_LI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Heldentag (Mosambik)</text:p>
          </table:table-cell>
          <table:table-cell table:style-name="Default" office:value-type="string" calcext:value-type="string">
            <text:p>LLL:EXT:timer/Resources/Private/Language/locallang_cal.xlf:calendarDate.cult.greg.mzHerosDay</text:p>
          </table:table-cell>
          <table:table-cell office:value-type="string" calcext:value-type="string">
            <text:p>greg-mzHerosDay</text:p>
          </table:table-cell>
          <table:table-cell office:value-type="string" calcext:value-type="string">
            <text:p>fix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itangi Day</text:p>
          </table:table-cell>
          <table:table-cell office:value-type="string" calcext:value-type="string">
            <text:p>LLL:EXT:timer/Resources/Private/Language/locallang_cal.xlf:calendarDate.cult.greg.nzWaitangiDay</text:p>
          </table:table-cell>
          <table:table-cell office:value-type="string" calcext:value-type="string">
            <text:p>greg-nzWaitangiDay</text:p>
          </table:table-cell>
          <table:table-cell office:value-type="string" calcext:value-type="string">
            <text:p>fixedshift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/>
          <table:table-cell office:value-type="float" office:value="1974" calcext:value-type="float">
            <text:p>1974</text:p>
          </table:table-cell>
          <table:table-cell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Tag der Armee (Liberia)</text:p>
          </table:table-cell>
          <table:table-cell office:value-type="string" calcext:value-type="string">
            <text:p>LLL:EXT:timer/Resources/Private/Language/locallang_cal.xlf:calendarDate.cult.greg.lrArmedForceDay</text:p>
          </table:table-cell>
          <table:table-cell office:value-type="string" calcext:value-type="string">
            <text:p>greg-lrArmedForceDay</text:p>
          </table:table-cell>
          <table:table-cell office:value-type="string" calcext:value-type="string">
            <text:p>fixed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 table:style-name="ce4"/>
          <table:table-cell office:value-type="string" calcext:value-type="string">
            <text:p>Tag der Staatsgründung</text:p>
          </table:table-cell>
          <table:table-cell office:value-type="string" calcext:value-type="string">
            <text:p>LLL:EXT:timer/Resources/Private/Language/locallang_cal.xlf:calendarDate.cult.greg.jpStateFoundation</text:p>
          </table:table-cell>
          <table:table-cell office:value-type="string" calcext:value-type="string">
            <text:p>greg-jpStateFoundation</text:p>
          </table:table-cell>
          <table:table-cell office:value-type="string" calcext:value-type="string">
            <text:p>fixedshifting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Valentinstag</text:p>
          </table:table-cell>
          <table:table-cell office:value-type="string" calcext:value-type="string">
            <text:p>LLL:EXT:timer/Resources/Private/Language/locallang_cal.xlf:calendarDate.eco.greg.valentinsday</text:p>
          </table:table-cell>
          <table:table-cell office:value-type="string" calcext:value-type="string">
            <text:p>greg-valentinsDay 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economi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 table:style-name="ce1"/>
          <table:table-cell office:value-type="string" calcext:value-type="string">
            <text:p>Geburtstag des Kaisers (Japan)</text:p>
          </table:table-cell>
          <table:table-cell office:value-type="string" calcext:value-type="string">
            <text:p>LLL:EXT:timer/Resources/Private/Language/locallang_cal.xlf:calendarDate.cult.greg.jpTennoBirthday</text:p>
          </table:table-cell>
          <table:table-cell office:value-type="string" calcext:value-type="string">
            <text:p>greg-jpTennoBirthday</text:p>
          </table:table-cell>
          <table:table-cell office:value-type="string" calcext:value-type="string">
            <text:p>fixedshifting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Weiberfastnacht</text:p>
          </table:table-cell>
          <table:table-cell office:value-type="string" calcext:value-type="string">
            <text:p>LLL:EXT:timer/Resources/Private/Language/locallang_cal.xlf:calendarDate.eco.greg.WomensShrovetide</text:p>
          </table:table-cell>
          <table:table-cell office:value-type="string" calcext:value-type="string">
            <text:p><text:span text:style-name="T2">greg-</text:span><text:span text:style-name="T3">WomensShrovetide</text:span>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52" calcext:value-type="float">
            <text:p>-5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Rosenmontag</text:p>
          </table:table-cell>
          <table:table-cell office:value-type="string" calcext:value-type="string">
            <text:p>LLL:EXT:timer/Resources/Private/Language/locallang_cal.xlf:calendarDate.christ.greg.rosemonday</text:p>
          </table:table-cell>
          <table:table-cell office:value-type="string" calcext:value-type="string">
            <text:p>greg-rose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48" calcext:value-type="float">
            <text:p>-48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Fasching /Fastnachtdientstag</text:p>
          </table:table-cell>
          <table:table-cell office:value-type="string" calcext:value-type="string">
            <text:p>LLL:EXT:timer/Resources/Private/Language/locallang_cal.xlf:calendarDate.christ.greg.carnival</text:p>
          </table:table-cell>
          <table:table-cell office:value-type="string" calcext:value-type="string">
            <text:p>greg-carnival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47" calcext:value-type="float">
            <text:p>-47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_DE,de_LI</text:p>
          </table:table-cell>
          <table:table-cell office:value-type="string" calcext:value-type="string">
            <text:p>de_LI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ltfrauentag</text:p>
          </table:table-cell>
          <table:table-cell office:value-type="string" calcext:value-type="string">
            <text:p>LLL:EXT:timer/Resources/Private/Language/locallang_cal.xlf:calendarDate.christ.greg.worldwomenday</text:p>
          </table:table-cell>
          <table:table-cell office:value-type="string" calcext:value-type="string">
            <text:p>greg-worldwomenday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office:value-type="string" calcext:value-type="string">
            <text:p>ge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_DE,en_LR,vai_Latn_LR</text:p>
          </table:table-cell>
          <table:table-cell office:value-type="string" calcext:value-type="string">
            <text:p>en_LR,vai_Latn_LR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ationalfeiertag</text:p>
          </table:table-cell>
          <table:table-cell table:style-name="Default" office:value-type="string" calcext:value-type="string">
            <text:p>LLL:EXT:timer/Resources/Private/Language/locallang_cal.xlf:calendarDate.cult.greg.muNationalHoliday</text:p>
          </table:table-cell>
          <table:table-cell office:value-type="string" calcext:value-type="string">
            <text:p>greg-muAbolitionOfSlavery</text:p>
          </table:table-cell>
          <table:table-cell office:value-type="string" calcext:value-type="string">
            <text:p>fixe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e der Ausschmückung</text:p>
          </table:table-cell>
          <table:table-cell office:value-type="string" calcext:value-type="string">
            <text:p>LLL:EXT:timer/Resources/Private/Language/locallang_cal.xlf:calendarDate.cult.greg.lrDecorationDay</text:p>
          </table:table-cell>
          <table:table-cell office:value-type="string" calcext:value-type="string">
            <text:p>greg-lrDecoration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J. J. Roberts’ Geburtstag</text:p>
          </table:table-cell>
          <table:table-cell office:value-type="string" calcext:value-type="string">
            <text:p>LLL:EXT:timer/Resources/Private/Language/locallang_cal.xlf:calendarDate.cult.greg.lrJJRobertsBirthday</text:p>
          </table:table-cell>
          <table:table-cell office:value-type="string" calcext:value-type="string">
            <text:p>greg-lrJJRobertsBirthday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t. Patrick Day</text:p>
          </table:table-cell>
          <table:table-cell office:value-type="string" calcext:value-type="string">
            <text:p>LLL:EXT:timer/Resources/Private/Language/locallang_cal.xlf:calendarDate.christ.greg.sanktpatrickday</text:p>
          </table:table-cell>
          <table:table-cell office:value-type="string" calcext:value-type="string">
            <text:p>greg-sanktpatrickday</text:p>
          </table:table-cell>
          <table:table-cell office:value-type="string" calcext:value-type="string">
            <text:p>fixed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t. Patrick Day (+)</text:p>
          </table:table-cell>
          <table:table-cell office:value-type="string" calcext:value-type="string">
            <text:p>LLL:EXT:timer/Resources/Private/Language/locallang_cal.xlf:calendarDate.christ.greg.sanktpatrickday</text:p>
          </table:table-cell>
          <table:table-cell office:value-type="string" calcext:value-type="string">
            <text:p>greg-sanktpatrickdayEnglish</text:p>
          </table:table-cell>
          <table:table-cell office:value-type="string" calcext:value-type="string">
            <text:p>fixedshifting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Josefi</text:p>
          </table:table-cell>
          <table:table-cell table:style-name="Default" office:value-type="string" calcext:value-type="string">
            <text:p>LLL:EXT:timer/Resources/Private/Language/locallang_cal.xlf:calendarDate.hist.greg.liJosefi</text:p>
          </table:table-cell>
          <table:table-cell office:value-type="string" calcext:value-type="string">
            <text:p>greg-liJosefi</text:p>
          </table:table-cell>
          <table:table-cell office:value-type="string" calcext:value-type="string">
            <text:p>fixed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LI</text:p>
          </table:table-cell>
          <table:table-cell table:number-columns-repeated="30"/>
        </table:table-row>
        <table:table-row table:style-name="ro3">
          <table:table-cell/>
          <table:table-cell table:style-name="ce5" office:value-type="string" calcext:value-type="string">
            <text:p>Geburtstag von Benito Juárez</text:p>
          </table:table-cell>
          <table:table-cell office:value-type="string" calcext:value-type="string">
            <text:p>LLL:EXT:timer/Resources/Private/Language/locallang_cal.xlf:calendarDate.cult.greg.mxBirthdayOfBenitoJuarez</text:p>
          </table:table-cell>
          <table:table-cell office:value-type="string" calcext:value-type="string">
            <text:p>greg-mxBirthdayOfBenitoJuarez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istorical</text:p>
          </table:table-cell>
          <table:table-cell table:number-columns-repeated="2"/>
          <table:table-cell table:number-columns-repeated="2" office:value-type="string" calcext:value-type="string">
            <text:p>es_MX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Frühlingsanfang</text:p>
          </table:table-cell>
          <table:table-cell office:value-type="string" calcext:value-type="string">
            <text:p>LLL:EXT:timer/Resources/Private/Language/locallang_cal.xlf:calendarDate.cult.greg.spring</text:p>
          </table:table-cell>
          <table:table-cell office:value-type="string" calcext:value-type="string">
            <text:p>greg-spring</text:p>
          </table:table-cell>
          <table:table-cell office:value-type="string" calcext:value-type="string">
            <text:p>season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Grünen Donnerstag</text:p>
          </table:table-cell>
          <table:table-cell office:value-type="string" calcext:value-type="string">
            <text:p>LLL:EXT:timer/Resources/Private/Language/locallang_cal.xlf:calendarDate.christ.greg.greenthursday</text:p>
          </table:table-cell>
          <table:table-cell office:value-type="string" calcext:value-type="string">
            <text:p>greg-greenthurs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s_CR,nb_NO</text:p>
          </table:table-cell>
          <table:table-cell office:value-type="string" calcext:value-type="string">
            <text:p>es_CR,nb_NO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asten und Beten (Liberia)</text:p>
          </table:table-cell>
          <table:table-cell office:value-type="string" calcext:value-type="string">
            <text:p>LLL:EXT:timer/Resources/Private/Language/locallang_cal.xlf:calendarDate.cult.greg.lrFastPrayerDay </text:p>
          </table:table-cell>
          <table:table-cell office:value-type="string" calcext:value-type="string">
            <text:p>greg-lrFastPrayerDay 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reiheitstag (Malta)</text:p>
          </table:table-cell>
          <table:table-cell office:value-type="string" calcext:value-type="string">
            <text:p>LLL:EXT:timer/Resources/Private/Language/locallang_cal.xlf:calendarDate.cult.greg.mtFreedomDay</text:p>
          </table:table-cell>
          <table:table-cell office:value-type="string" calcext:value-type="string">
            <text:p>greg-mtFreedomDay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Karfreitag</text:p>
          </table:table-cell>
          <table:table-cell office:value-type="string" calcext:value-type="string">
            <text:p>LLL:EXT:timer/Resources/Private/Language/locallang_cal.xlf:calendarDate.christ.greg.goodfriday</text:p>
          </table:table-cell>
          <table:table-cell office:value-type="string" calcext:value-type="string">
            <text:p>greg-goodFri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_DE,fr_FR,en_GB,es_CR,en_IE,ga_IE,de_LI,fr_MC,en_MT,mt_MT,en_NZ,nb_NO</text:p>
          </table:table-cell>
          <table:table-cell office:value-type="string" calcext:value-type="string">
            <text:p>de_DE,en_GB,es_CR,de_LI,fr_MC,en_MT,mt_MT,en_NZ,nb_NO</text:p>
          </table:table-cell>
          <table:table-cell office:value-type="string" calcext:value-type="string">
            <text:p>fr_FR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Ostern</text:p>
          </table:table-cell>
          <table:table-cell office:value-type="string" calcext:value-type="string">
            <text:p>LLL:EXT:timer/Resources/Private/Language/locallang_cal.xlf:calendarDate.christ.greg.easter</text:p>
          </table:table-cell>
          <table:table-cell office:value-type="string" calcext:value-type="string">
            <text:p>greg-easter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en_GB,es_CR,en_IE,ga_IE,de_LI,hr_HR,fr_MC,en_MT,mt_MT,en_NZ,nb_NO</text:p>
          </table:table-cell>
          <table:table-cell table:number-columns-repeated="30"/>
        </table:table-row>
        <table:table-row table:style-name="ro4">
          <table:table-cell/>
          <table:table-cell office:value-type="string" calcext:value-type="string">
            <text:p>Ostermontag</text:p>
          </table:table-cell>
          <table:table-cell office:value-type="string" calcext:value-type="string">
            <text:p>LLL:EXT:timer/Resources/Private/Language/locallang_cal.xlf:calendarDate.christ.greg.eastermonday</text:p>
          </table:table-cell>
          <table:table-cell office:value-type="string" calcext:value-type="string">
            <text:p>greg-easter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de_DE,fr_FR,en_GB,en_IE,ga_IE,de_LI,hr_HR,en_NZ,nb_NO</text:p>
          </table:table-cell>
          <table:table-cell office:value-type="string" calcext:value-type="string">
            <text:p>de_DE,fr_FR,en_GB,en_IE,ga_IE,de_LI,hr_HR,en_NZ,nb_NO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rauentag (Mosambik)</text:p>
          </table:table-cell>
          <table:table-cell table:style-name="Default" office:value-type="string" calcext:value-type="string">
            <text:p>LLL:EXT:timer/Resources/Private/Language/locallang_cal.xlf:calendarDate.cult.greg.mzWomenDay</text:p>
          </table:table-cell>
          <table:table-cell office:value-type="string" calcext:value-type="string">
            <text:p>greg-mzWomenDay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5" office:value-type="string" calcext:value-type="string">
            <text:p>Juan Santamaría Day</text:p>
          </table:table-cell>
          <table:table-cell office:value-type="string" calcext:value-type="string">
            <text:p>LLL:EXT:timer/Resources/Private/Language/locallang_cal.xlf:calendarDate.cult.greg.crJuanSantaMaria</text:p>
          </table:table-cell>
          <table:table-cell office:value-type="string" calcext:value-type="string">
            <text:p>greg-crJuanSantaMaria</text:p>
          </table:table-cell>
          <table:table-cell office:value-type="string" calcext:value-type="string">
            <text:p>fixedshifting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3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lttag der Dummheit</text:p>
          </table:table-cell>
          <table:table-cell table:style-name="Default" office:value-type="string" calcext:value-type="string">
            <text:p>LLL:EXT:timer/Resources/Private/Language/locallang_cal.xlf:calendarDate.hist.greg.stupidity</text:p>
          </table:table-cell>
          <table:table-cell office:value-type="string" calcext:value-type="string">
            <text:p>greg-stupidityDay</text:p>
          </table:table-cell>
          <table:table-cell office:value-type="string" calcext:value-type="string">
            <text:p>fixed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philoso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Anzac Day (Neuseeland)</text:p>
          </table:table-cell>
          <table:table-cell office:value-type="string" calcext:value-type="string">
            <text:p>LLL:EXT:timer/Resources/Private/Language/locallang_cal.xlf:calendarDate.cult.greg.nzAnzacDay</text:p>
          </table:table-cell>
          <table:table-cell office:value-type="string" calcext:value-type="string">
            <text:p>greg-nzAnzacDay</text:p>
          </table:table-cell>
          <table:table-cell office:value-type="string" calcext:value-type="string">
            <text:p>fixedshifting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5">
          <table:table-cell table:style-name="ce1"/>
          <table:table-cell table:style-name="ce6" office:value-type="string" calcext:value-type="string">
            <text:p>Tag der Showa-Ära </text:p>
          </table:table-cell>
          <table:table-cell office:value-type="string" calcext:value-type="string">
            <text:p>LLL:EXT:timer/Resources/Private/Language/locallang_cal.xlf:calendarDate.cult.greg.jpDayOfShowa</text:p>
          </table:table-cell>
          <table:table-cell office:value-type="string" calcext:value-type="string">
            <text:p>greg-jpDayOfShowa</text:p>
          </table:table-cell>
          <table:table-cell office:value-type="string" calcext:value-type="string">
            <text:p>fixedshifting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alpurgisnacht</text:p>
          </table:table-cell>
          <table:table-cell table:style-name="Default" office:value-type="string" calcext:value-type="string">
            <text:p>LLL:EXT:timer/Resources/Private/Language/locallang_cal.xlf:calendarDate.hist.greg.walpurgis</text:p>
          </table:table-cell>
          <table:table-cell office:value-type="string" calcext:value-type="string">
            <text:p>greg-walpurgis</text:p>
          </table:table-cell>
          <table:table-cell office:value-type="string" calcext:value-type="string">
            <text:p>fixed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ag der Arbeit (+)</text:p>
          </table:table-cell>
          <table:table-cell table:style-name="Default" office:value-type="string" calcext:value-type="string">
            <text:p>LLL:EXT:timer/Resources/Private/Language/locallang_cal.xlf:calendarDate.hist.greg.labourday</text:p>
          </table:table-cell>
          <table:table-cell office:value-type="string" calcext:value-type="string">
            <text:p>greg-csLabourDay</text:p>
          </table:table-cell>
          <table:table-cell office:value-type="string" calcext:value-type="string">
            <text:p>fixedshift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-2,4,0,2,0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 office:value-type="string" calcext:value-type="string">
            <text:p>communist, laborun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Einberufung des lettischen Verfassungsausschusses, Tag der Arbeit</text:p>
          </table:table-cell>
          <table:table-cell table:style-name="Default" office:value-type="string" calcext:value-type="string">
            <text:p>LLL:EXT:timer/Resources/Private/Language/locallang_cal.xlf:calendarDate.hist.greg.lvDayOfGroundlaw</text:p>
          </table:table-cell>
          <table:table-cell office:value-type="string" calcext:value-type="string">
            <text:p>greg-lvDayOfGroundlaw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Arbeit</text:p>
          </table:table-cell>
          <table:table-cell table:style-name="Default" office:value-type="string" calcext:value-type="string">
            <text:p>LLL:EXT:timer/Resources/Private/Language/locallang_cal.xlf:calendarDate.hist.greg.labourday</text:p>
          </table:table-cell>
          <table:table-cell office:value-type="string" calcext:value-type="string">
            <text:p>greg-labourDay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office:value-type="string" calcext:value-type="string">
            <text:p>communist, laborun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kea_CV,pt_CV,hr_HR,fr_MC,es_MX,en_MU,pt_MZ,nb_NO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6" office:value-type="string" calcext:value-type="string">
            <text:p>Tag der Verfassung (Japan)</text:p>
          </table:table-cell>
          <table:table-cell office:value-type="string" calcext:value-type="string">
            <text:p>LLL:EXT:timer/Resources/Private/Language/locallang_cal.xlf:calendarDate.cult.greg.jpDayOfGroundLaw</text:p>
          </table:table-cell>
          <table:table-cell office:value-type="string" calcext:value-type="string">
            <text:p>greg-jpDayOfGroundLaw</text:p>
          </table:table-cell>
          <table:table-cell office:value-type="string" calcext:value-type="string">
            <text:p>fixedshift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Erneuerung der UnabhängigkeitEinberufung des lettischen Verfassungsausschusses, Tag der Arbeit</text:p>
          </table:table-cell>
          <table:table-cell table:style-name="Default" office:value-type="string" calcext:value-type="string">
            <text:p>LLL:EXT:timer/Resources/Private/Language/locallang_cal.xlf:calendarDate.hist.greg.lvDayOfNewIndependence</text:p>
          </table:table-cell>
          <table:table-cell office:value-type="string" calcext:value-type="string">
            <text:p>greg-lvDayOfNewIndependence</text:p>
          </table:table-cell>
          <table:table-cell office:value-type="string" calcext:value-type="string">
            <text:p>fixe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5">
          <table:table-cell table:style-name="ce1"/>
          <table:table-cell table:style-name="ce6" office:value-type="string" calcext:value-type="string">
            <text:p><text:s/>Tag des Grüns</text:p>
          </table:table-cell>
          <table:table-cell office:value-type="string" calcext:value-type="string">
            <text:p>LLL:EXT:timer/Resources/Private/Language/locallang_cal.xlf:calendarDate.cult.greg.jpDayOfGreenings</text:p>
          </table:table-cell>
          <table:table-cell office:value-type="string" calcext:value-type="string">
            <text:p>greg-jpDayOfGreenings</text:p>
          </table:table-cell>
          <table:table-cell office:value-type="string" calcext:value-type="string">
            <text:p>fixedshift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6" office:value-type="string" calcext:value-type="string">
            <text:p>Tag der Kinder (Japan)</text:p>
          </table:table-cell>
          <table:table-cell office:value-type="string" calcext:value-type="string">
            <text:p>LLL:EXT:timer/Resources/Private/Language/locallang_cal.xlf:calendarDate.cult.greg.jpDayOfChildren</text:p>
          </table:table-cell>
          <table:table-cell office:value-type="string" calcext:value-type="string">
            <text:p>greg-jpDayOfChildren</text:p>
          </table:table-cell>
          <table:table-cell office:value-type="string" calcext:value-type="string">
            <text:p>fixedshift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rüher Mai-Bankfeiertag</text:p>
          </table:table-cell>
          <table:table-cell table:style-name="Default" office:value-type="string" calcext:value-type="string">
            <text:p>LLL:EXT:timer/Resources/Private/Language/locallang_cal.xlf:calendarDate.hist.greg.earlyMayBankHoliday</text:p>
          </table:table-cell>
          <table:table-cell office:value-type="string" calcext:value-type="string">
            <text:p>greg-earlymay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,en_IE,ga_IE</text:p>
          </table:table-cell>
          <table:table-cell table:number-columns-repeated="30"/>
        </table:table-row>
        <table:table-row table:style-name="ro6">
          <table:table-cell/>
          <table:table-cell table:style-name="ce5" office:value-type="string" calcext:value-type="string">
            <text:p>à l'occasion de la fête de la libération alliée</text:p>
          </table:table-cell>
          <table:table-cell table:style-name="Default" office:value-type="string" calcext:value-type="string">
            <text:p>LLL:EXT:timer/Resources/Private/Language/locallang_cal.xlf:calendarDate.hist.greg.freeByAllierts</text:p>
          </table:table-cell>
          <table:table-cell office:value-type="string" calcext:value-type="string">
            <text:p>greg-freeByAllierts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r_FR</text:p>
          </table:table-cell>
          <table:table-cell table:number-columns-repeated="2"/>
          <table:table-cell office:value-type="string" calcext:value-type="string">
            <text:p>Tag der Befreiung durch die Alliierte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uttertag</text:p>
          </table:table-cell>
          <table:table-cell table:style-name="Default" office:value-type="string" calcext:value-type="string">
            <text:p>LLL:EXT:timer/Resources/Private/Language/locallang_cal.xlf:calendarDate.hist.greg.mothersday</text:p>
          </table:table-cell>
          <table:table-cell office:value-type="string" calcext:value-type="string">
            <text:p>greg-mothersDay</text:p>
          </table:table-cell>
          <table:table-cell table:style-name="ce8" office:value-type="string" calcext:value-type="string">
            <text:p>weekday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 office:value-type="string" calcext:value-type="string">
            <text:p>political, ge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ag der nationalen Vereinigung (Liberia)</text:p>
          </table:table-cell>
          <table:table-cell office:value-type="string" calcext:value-type="string">
            <text:p>LLL:EXT:timer/Resources/Private/Language/locallang_cal.xlf:calendarDate.cult.greg.lrNationalUnificationDay</text:p>
          </table:table-cell>
          <table:table-cell office:value-type="string" calcext:value-type="string">
            <text:p>greg-lrNationalUnificationDay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Verfassung (Norwegen)</text:p>
          </table:table-cell>
          <table:table-cell office:value-type="string" calcext:value-type="string">
            <text:p>LLL:EXT:timer/Resources/Private/Language/locallang_cal.xlf:calendarDate.cult.greg.noConstitutionDay</text:p>
          </table:table-cell>
          <table:table-cell office:value-type="string" calcext:value-type="string">
            <text:p>greg-noConstitutionDay</text:p>
          </table:table-cell>
          <table:table-cell office:value-type="string" calcext:value-type="string">
            <text:p>fixed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b_NO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lthandtuchtag</text:p>
          </table:table-cell>
          <table:table-cell table:style-name="Default" office:value-type="string" calcext:value-type="string">
            <text:p>LLL:EXT:timer/Resources/Private/Language/locallang_cal.xlf:calendarDate.hist.greg.towlday</text:p>
          </table:table-cell>
          <table:table-cell office:value-type="string" calcext:value-type="string">
            <text:p>greg-towlDay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houmori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Spring bank holiday</text:p>
          </table:table-cell>
          <table:table-cell table:style-name="Default" office:value-type="string" calcext:value-type="string">
            <text:p>LLL:EXT:timer/Resources/Private/Language/locallang_cal.xlf:calendarDate.hist.greg.springBankHoliday</text:p>
          </table:table-cell>
          <table:table-cell office:value-type="string" calcext:value-type="string">
            <text:p>greg-springBankHolid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Christi Himmerlfahrt</text:p>
          </table:table-cell>
          <table:table-cell table:style-name="Default" office:value-type="string" calcext:value-type="string">
            <text:p>LLL:EXT:timer/Resources/Private/Language/locallang_cal.xlf:calendarDate.hist.greg.ascension</text:p>
          </table:table-cell>
          <table:table-cell office:value-type="string" calcext:value-type="string">
            <text:p>greg-ascension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de_LI,fr_MC,nb_NO</text:p>
          </table:table-cell>
          <table:table-cell table:number-columns-repeated="2"/>
          <table:table-cell office:value-type="string" calcext:value-type="string">
            <text:p>Vatertag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fingsten</text:p>
          </table:table-cell>
          <table:table-cell table:style-name="ce2" office:value-type="string" calcext:value-type="string">
            <text:p>LLL:EXT:timer/Resources/Private/Language/locallang_cal.xlf:calendarDate.christ.greg.pentecost</text:p>
          </table:table-cell>
          <table:table-cell office:value-type="string" calcext:value-type="string">
            <text:p>greg-pentecost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de_LI,fr_MC,nb_NO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fingstmontag</text:p>
          </table:table-cell>
          <table:table-cell table:style-name="ce2" office:value-type="string" calcext:value-type="string">
            <text:p>LLL:EXT:timer/Resources/Private/Language/locallang_cal.xlf:calendarDate.christ.greg.pentecostmonday</text:p>
          </table:table-cell>
          <table:table-cell office:value-type="string" calcext:value-type="string">
            <text:p>greg-pentecost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de_LI,fr_MC,nb_NO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taatsfeiertag Kroatien</text:p>
          </table:table-cell>
          <table:table-cell office:value-type="string" calcext:value-type="string">
            <text:p>LLL:EXT:timer/Resources/Private/Language/locallang_cal.xlf:calendarDate.cult.greg.hrNationHoliday</text:p>
          </table:table-cell>
          <table:table-cell office:value-type="string" calcext:value-type="string">
            <text:p>greg-hrNationHoliday</text:p>
          </table:table-cell>
          <table:table-cell office:value-type="string" calcext:value-type="string">
            <text:p>fixed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r_HR</text:p>
          </table:table-cell>
          <table:table-cell table:style-name="ce5" office:value-type="string" calcext:value-type="string">
            <text:p>hr_HR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Kings Birthday (Neuseeland)</text:p>
          </table:table-cell>
          <table:table-cell office:value-type="string" calcext:value-type="string">
            <text:p>LLL:EXT:timer/Resources/Private/Language/locallang_cal.xlf:calendarDate.cult.greg.nzKingsBirthday</text:p>
          </table:table-cell>
          <table:table-cell office:value-type="string" calcext:value-type="string">
            <text:p>greg-nzKingsBirth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Kap Verde: Kindertag</text:p>
          </table:table-cell>
          <table:table-cell office:value-type="string" calcext:value-type="string">
            <text:p>LLL:EXT:timer/Resources/Private/Language/locallang_cal.xlf:calendarDate.cult.greg.cvDayOfChildren</text:p>
          </table:table-cell>
          <table:table-cell office:value-type="string" calcext:value-type="string">
            <text:p>greg-cvDayOfChildren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ea_CV,pt_CV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Early June bank holiday</text:p>
          </table:table-cell>
          <table:table-cell office:value-type="string" calcext:value-type="string">
            <text:p>LLL:EXT:timer/Resources/Private/Language/locallang_cal.xlf:calendarDate.cult.greg.earlyjunebankholiday</text:p>
          </table:table-cell>
          <table:table-cell office:value-type="string" calcext:value-type="string">
            <text:p>greg-earlyjune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ronleichnam</text:p>
          </table:table-cell>
          <table:table-cell table:style-name="ce2" office:value-type="string" calcext:value-type="string">
            <text:p>LLL:EXT:timer/Resources/Private/Language/locallang_cal.xlf:calendarDate.christ.greg.happycadaver</text:p>
          </table:table-cell>
          <table:table-cell office:value-type="string" calcext:value-type="string">
            <text:p>greg-happycadaver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de_LI,hr_HR,fr_MC</text:p>
          </table:table-cell>
          <table:table-cell office:value-type="string" calcext:value-type="string">
            <text:p>de_LI,hr_HR,fr_MC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alta: Sette Giugno</text:p>
          </table:table-cell>
          <table:table-cell office:value-type="string" calcext:value-type="string">
            <text:p>LLL:EXT:timer/Resources/Private/Language/locallang_cal.xlf:calendarDate.cult.greg.mtSetteGiugno</text:p>
          </table:table-cell>
          <table:table-cell office:value-type="string" calcext:value-type="string">
            <text:p>greg-mtSetteGiugno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takiri (geschätzt, Neumond nach Aufgang der Plejaden; Neuseeland)</text:p>
          </table:table-cell>
          <table:table-cell office:value-type="string" calcext:value-type="string">
            <text:p>LLL:EXT:timer/Resources/Private/Language/locallang_cal.xlf:calendarDate.cult.greg.nzMatakiri</text:p>
          </table:table-cell>
          <table:table-cell office:value-type="string" calcext:value-type="string">
            <text:p>greg-nzMatakiri</text:p>
          </table:table-cell>
          <table:table-cell office:value-type="string" calcext:value-type="string">
            <text:p>matariki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Aufstand des 17. Juni</text:p>
          </table:table-cell>
          <table:table-cell table:style-name="ce2" office:value-type="string" calcext:value-type="string">
            <text:p>LLL:EXT:timer/Resources/Private/Language/locallang_cal.xlf:calendarDate.christ.greg.revolte17june</text:p>
          </table:table-cell>
          <table:table-cell office:value-type="string" calcext:value-type="string">
            <text:p>greg-revolte17june</text:p>
          </table:table-cell>
          <table:table-cell office:value-type="string" calcext:value-type="string">
            <text:p>fixed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ag des antifaschistischen Kampfes (Kroatien)</text:p>
          </table:table-cell>
          <table:table-cell office:value-type="string" calcext:value-type="string">
            <text:p>LLL:EXT:timer/Resources/Private/Language/locallang_cal.xlf:calendarDate.cult.greg.hrDayOfAntifashismFights</text:p>
          </table:table-cell>
          <table:table-cell office:value-type="string" calcext:value-type="string">
            <text:p>greg-hrDayOfAntifashismFights</text:p>
          </table:table-cell>
          <table:table-cell office:value-type="string" calcext:value-type="string">
            <text:p>fixed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r_HR</text:p>
          </table:table-cell>
          <table:table-cell table:style-name="ce5" office:value-type="string" calcext:value-type="string">
            <text:p>hr_HR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Johannisfest (Lettland)</text:p>
          </table:table-cell>
          <table:table-cell table:style-name="Default" office:value-type="string" calcext:value-type="string">
            <text:p>LLL:EXT:timer/Resources/Private/Language/locallang_cal.xlf:calendarDate.hist.greg.lvDayOfJohanni</text:p>
          </table:table-cell>
          <table:table-cell office:value-type="string" calcext:value-type="string">
            <text:p>greg-lvDayOfJohanni</text:p>
          </table:table-cell>
          <table:table-cell office:value-type="string" calcext:value-type="string">
            <text:p>fixed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Jäni (Lettland)</text:p>
          </table:table-cell>
          <table:table-cell table:style-name="Default" office:value-type="string" calcext:value-type="string">
            <text:p>LLL:EXT:timer/Resources/Private/Language/locallang_cal.xlf:calendarDate.hist.greg.lvJaeni</text:p>
          </table:table-cell>
          <table:table-cell office:value-type="string" calcext:value-type="string">
            <text:p>greg-lvJaeni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Unabhängigkeitstag (Mosambik)</text:p>
          </table:table-cell>
          <table:table-cell table:style-name="Default" office:value-type="string" calcext:value-type="string">
            <text:p>LLL:EXT:timer/Resources/Private/Language/locallang_cal.xlf:calendarDate.cult.greg.mzIndependenceDay</text:p>
          </table:table-cell>
          <table:table-cell office:value-type="string" calcext:value-type="string">
            <text:p>greg-mzIndependenceDay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eter und Paul</text:p>
          </table:table-cell>
          <table:table-cell table:style-name="ce2" office:value-type="string" calcext:value-type="string">
            <text:p>LLL:EXT:timer/Resources/Private/Language/locallang_cal.xlf:calendarDate.christ.greg.peterandpaul</text:p>
          </table:table-cell>
          <table:table-cell office:value-type="string" calcext:value-type="string">
            <text:p>greg-peterandpaul</text:p>
          </table:table-cell>
          <table:table-cell office:value-type="string" calcext:value-type="string">
            <text:p>fixed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, cathol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 table:style-name="ce1"/>
          <table:table-cell office:value-type="string" calcext:value-type="string">
            <text:p>Unabhängigkeitstag (Kap Verde)</text:p>
          </table:table-cell>
          <table:table-cell office:value-type="string" calcext:value-type="string">
            <text:p>LLL:EXT:timer/Resources/Private/Language/locallang_cal.xlf:calendarDate.cult.greg.cvDayOfIndependency</text:p>
          </table:table-cell>
          <table:table-cell office:value-type="string" calcext:value-type="string">
            <text:p>greg-cvDayOfIndependency</text:p>
          </table:table-cell>
          <table:table-cell office:value-type="string" calcext:value-type="string">
            <text:p>fixe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ea_CV,pt_C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attle of the Boyne (Orangemen’s Day)</text:p>
          </table:table-cell>
          <table:table-cell table:style-name="ce2" office:value-type="string" calcext:value-type="string">
            <text:p>LLL:EXT:timer/Resources/Private/Language/locallang_cal.xlf:calendarDate.christ.greg.orangemenSDay</text:p>
          </table:table-cell>
          <table:table-cell office:value-type="string" calcext:value-type="string">
            <text:p>preg-orangemensday</text:p>
          </table:table-cell>
          <table:table-cell office:value-type="string" calcext:value-type="string">
            <text:p>fixedshifting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_GB</text:p>
          </table:table-cell>
          <table:table-cell/>
          <table:table-cell office:value-type="string" calcext:value-type="string">
            <text:p>en_G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ationalfeiertag Frankreich</text:p>
          </table:table-cell>
          <table:table-cell table:style-name="ce2" office:value-type="string" calcext:value-type="string">
            <text:p>LLL:EXT:timer/Resources/Private/Language/locallang_cal.xlf:calendarDate.christ.greg.grandNationfrance</text:p>
          </table:table-cell>
          <table:table-cell office:value-type="string" calcext:value-type="string">
            <text:p>greg-greandnationfr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FR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6" office:value-type="string" calcext:value-type="string">
            <text:p>Tag des Meeres (Japan)</text:p>
          </table:table-cell>
          <table:table-cell office:value-type="string" calcext:value-type="string">
            <text:p>LLL:EXT:timer/Resources/Private/Language/locallang_cal.xlf:calendarDate.cult.greg.jpDayOfOcean</text:p>
          </table:table-cell>
          <table:table-cell office:value-type="string" calcext:value-type="string">
            <text:p>greg-jpDayOfOcean</text:p>
          </table:table-cell>
          <table:table-cell office:value-type="string" calcext:value-type="string">
            <text:p>fixedshifting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6" office:value-type="string" calcext:value-type="string">
            <text:p>Tag des Sports (Japan)</text:p>
          </table:table-cell>
          <table:table-cell office:value-type="string" calcext:value-type="string">
            <text:p>LLL:EXT:timer/Resources/Private/Language/locallang_cal.xlf:calendarDate.cult.greg.jpDayOfSport</text:p>
          </table:table-cell>
          <table:table-cell office:value-type="string" calcext:value-type="string">
            <text:p>greg-jpDayOfSport</text:p>
          </table:table-cell>
          <table:table-cell office:value-type="string" calcext:value-type="string">
            <text:p>fixedshifting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6">
          <table:table-cell table:style-name="ce1"/>
          <table:table-cell table:style-name="ce5" office:value-type="string" calcext:value-type="string">
            <text:p>Anexión del Partido de Nicoya / Guanacaste</text:p>
          </table:table-cell>
          <table:table-cell office:value-type="string" calcext:value-type="string">
            <text:p>LLL:EXT:timer/Resources/Private/Language/locallang_cal.xlf:calendarDate.cult.greg.crAnexionDelPartidoDeNicoyaGuanacaste</text:p>
          </table:table-cell>
          <table:table-cell office:value-type="string" calcext:value-type="string">
            <text:p>greg-crAnexionDelPartidoDeNicoyaGuanacaste</text:p>
          </table:table-cell>
          <table:table-cell office:value-type="string" calcext:value-type="string">
            <text:p>fixedshifting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3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Unabhängigkeitstag (Liberia)</text:p>
          </table:table-cell>
          <table:table-cell office:value-type="string" calcext:value-type="string">
            <text:p>LLL:EXT:timer/Resources/Private/Language/locallang_cal.xlf:calendarDate.cult.greg.lrIndependenceDay</text:p>
          </table:table-cell>
          <table:table-cell office:value-type="string" calcext:value-type="string">
            <text:p>greg-lrIndependenceDay</text:p>
          </table:table-cell>
          <table:table-cell office:value-type="string" calcext:value-type="string">
            <text:p>fixed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ankfeiertag früh im August</text:p>
          </table:table-cell>
          <table:table-cell office:value-type="string" calcext:value-type="string">
            <text:p>LLL:EXT:timer/Resources/Private/Language/locallang_cal.xlf:calendarDate.cult.greg.earlyAugustBankholiday</text:p>
          </table:table-cell>
          <table:table-cell office:value-type="string" calcext:value-type="string">
            <text:p>greg-earlyAugust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5" office:value-type="string" calcext:value-type="string">
            <text:p>Tag der Jungfrau der Engel</text:p>
          </table:table-cell>
          <table:table-cell office:value-type="string" calcext:value-type="string">
            <text:p>LLL:EXT:timer/Resources/Private/Language/locallang_cal.xlf:calendarDate.cult.greg.crVirgenDeLosÁngeles</text:p>
          </table:table-cell>
          <table:table-cell office:value-type="string" calcext:value-type="string">
            <text:p>greg-crVirgenDeLosÁngeles</text:p>
          </table:table-cell>
          <table:table-cell office:value-type="string" calcext:value-type="string">
            <text:p>fixedshiftin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0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s Sieges und der heimatlichen Dankbarkeit (Kroatien)</text:p>
          </table:table-cell>
          <table:table-cell office:value-type="string" calcext:value-type="string">
            <text:p>LLL:EXT:timer/Resources/Private/Language/locallang_cal.xlf:calendarDate.cult.greg.hrDayOfWinAndThanks</text:p>
          </table:table-cell>
          <table:table-cell office:value-type="string" calcext:value-type="string">
            <text:p>greg-hrDayOfWinAndThanks</text:p>
          </table:table-cell>
          <table:table-cell office:value-type="string" calcext:value-type="string">
            <text:p>fix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r_HR</text:p>
          </table:table-cell>
          <table:table-cell table:style-name="ce5" office:value-type="string" calcext:value-type="string">
            <text:p>hr_HR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Augsburger Friedensfest</text:p>
          </table:table-cell>
          <table:table-cell table:style-name="ce2" office:value-type="string" calcext:value-type="string">
            <text:p>LLL:EXT:timer/Resources/Private/Language/locallang_cal.xlf:calendarDate.christ.greg.augsburgepeacefete</text:p>
          </table:table-cell>
          <table:table-cell office:value-type="string" calcext:value-type="string">
            <text:p>greg-augsburgpeacefete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3">
          <table:table-cell table:style-name="ce1"/>
          <table:table-cell table:style-name="ce6" office:value-type="string" calcext:value-type="string">
            <text:p>Tag des Berges (Japan)</text:p>
          </table:table-cell>
          <table:table-cell office:value-type="string" calcext:value-type="string">
            <text:p>LLL:EXT:timer/Resources/Private/Language/locallang_cal.xlf:calendarDate.cult.greg.jpDayOfMountain</text:p>
          </table:table-cell>
          <table:table-cell office:value-type="string" calcext:value-type="string">
            <text:p>greg-jpDayOfMountain</text:p>
          </table:table-cell>
          <table:table-cell office:value-type="string" calcext:value-type="string">
            <text:p>fixedshifting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5" office:value-type="string" calcext:value-type="string">
            <text:p>Muttertag/Día de la Madre (Costa Rica)</text:p>
          </table:table-cell>
          <table:table-cell office:value-type="string" calcext:value-type="string">
            <text:p>LLL:EXT:timer/Resources/Private/Language/locallang_cal.xlf:calendarDate.cult.greg.crDiaMadre</text:p>
          </table:table-cell>
          <table:table-cell office:value-type="string" calcext:value-type="string">
            <text:p>greg-crDiaMadre</text:p>
          </table:table-cell>
          <table:table-cell office:value-type="string" calcext:value-type="string">
            <text:p>fixedshifting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0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ria Himmelfahrt</text:p>
          </table:table-cell>
          <table:table-cell table:style-name="Default" office:value-type="string" calcext:value-type="string">
            <text:p>LLL:EXT:timer/Resources/Private/Language/locallang_cal.xlf:calendarDate.hist.greg.mariaascension</text:p>
          </table:table-cell>
          <table:table-cell office:value-type="string" calcext:value-type="string">
            <text:p>greg-mariaascension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 fr_FR,kea_CV,pt_CV,de_LI,hr_HR,fr_MC</text:p>
          </table:table-cell>
          <table:table-cell office:value-type="string" calcext:value-type="string">
            <text:p>fr_FR,kea_CV,pt_CV,de_LI,hr_HR,fr_MC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Maria Geburt</text:p>
          </table:table-cell>
          <table:table-cell table:style-name="Default" office:value-type="string" calcext:value-type="string">
            <text:p>LLL:EXT:timer/Resources/Private/Language/locallang_cal.xlf:calendarDate.hist.greg.liMariabirthday</text:p>
          </table:table-cell>
          <table:table-cell office:value-type="string" calcext:value-type="string">
            <text:p>greg-liMariabirthday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LI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ankfeiertag im Herbst</text:p>
          </table:table-cell>
          <table:table-cell table:style-name="Default" office:value-type="string" calcext:value-type="string">
            <text:p>LLL:EXT:timer/Resources/Private/Language/locallang_cal.xlf:calendarDate.hist.greg.springBankHoliday</text:p>
          </table:table-cell>
          <table:table-cell office:value-type="string" calcext:value-type="string">
            <text:p>greg-spring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Flaggentag</text:p>
          </table:table-cell>
          <table:table-cell office:value-type="string" calcext:value-type="string">
            <text:p>LLL:EXT:timer/Resources/Private/Language/locallang_cal.xlf:calendarDate.cult.greg.lrFlagDay</text:p>
          </table:table-cell>
          <table:table-cell office:value-type="string" calcext:value-type="string">
            <text:p>greg-lrFlagDay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5">
          <table:table-cell table:style-name="ce1"/>
          <table:table-cell table:style-name="ce5" office:value-type="string" calcext:value-type="string">
            <text:p>Día de la Persona Negra</text:p>
          </table:table-cell>
          <table:table-cell office:value-type="string" calcext:value-type="string">
            <text:p>LLL:EXT:timer/Resources/Private/Language/locallang_cal.xlf:calendarDate.cult.greg.crDiaPersonaNegra</text:p>
          </table:table-cell>
          <table:table-cell office:value-type="string" calcext:value-type="string">
            <text:p>greg-crDiaPersonaNegra</text:p>
          </table:table-cell>
          <table:table-cell office:value-type="string" calcext:value-type="string">
            <text:p>fixedshifting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5,4,3,2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iegestag (Mosambik)</text:p>
          </table:table-cell>
          <table:table-cell table:style-name="Default" office:value-type="string" calcext:value-type="string">
            <text:p>LLL:EXT:timer/Resources/Private/Language/locallang_cal.xlf:calendarDate.cult.greg.mzVictoryDay</text:p>
          </table:table-cell>
          <table:table-cell office:value-type="string" calcext:value-type="string">
            <text:p>greg-mzVictoryDay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Siegestag (Malta)</text:p>
          </table:table-cell>
          <table:table-cell office:value-type="string" calcext:value-type="string">
            <text:p>LLL:EXT:timer/Resources/Private/Language/locallang_cal.xlf:calendarDate.cult.greg.mtVictoriaDay</text:p>
          </table:table-cell>
          <table:table-cell office:value-type="string" calcext:value-type="string">
            <text:p>greg-mtVictoriaDay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5" office:value-type="string" calcext:value-type="string">
            <text:p>Costa Ricas Unabhängigkeitstag</text:p>
          </table:table-cell>
          <table:table-cell office:value-type="string" calcext:value-type="string">
            <text:p>LLL:EXT:timer/Resources/Private/Language/locallang_cal.xlf:calendarDate.cult.greg.crDiaIndependencia</text:p>
          </table:table-cell>
          <table:table-cell office:value-type="string" calcext:value-type="string">
            <text:p>greg-crDiaIndependencia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0,0,0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3">
          <table:table-cell/>
          <table:table-cell table:style-name="ce5" office:value-type="string" calcext:value-type="string">
            <text:p>Mexikos Unabhängigkeitstag</text:p>
          </table:table-cell>
          <table:table-cell table:style-name="Default" office:value-type="string" calcext:value-type="string">
            <text:p>LLL:EXT:timer/Resources/Private/Language/locallang_cal.xlf:calendarDate.hist.greg.mxDiaIndependencia</text:p>
          </table:table-cell>
          <table:table-cell office:value-type="string" calcext:value-type="string">
            <text:p>greg-mxDiaIndependencia</text:p>
          </table:table-cell>
          <table:table-cell office:value-type="string" calcext:value-type="string">
            <text:p>fixedshifting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MX</text:p>
          </table:table-cell>
          <table:table-cell office:value-type="string" calcext:value-type="string">
            <text:p>es_MX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Welt Kindertag</text:p>
          </table:table-cell>
          <table:table-cell table:style-name="Default" office:value-type="string" calcext:value-type="string">
            <text:p>LLL:EXT:timer/Resources/Private/Language/locallang_cal.xlf:calendarDate.hist.greg.worldchildrenday</text:p>
          </table:table-cell>
          <table:table-cell office:value-type="string" calcext:value-type="string">
            <text:p>greg-worldchildrenday</text:p>
          </table:table-cell>
          <table:table-cell office:value-type="string" calcext:value-type="string">
            <text:p>fixed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Unabhängigkeitstag (Malta)</text:p>
          </table:table-cell>
          <table:table-cell office:value-type="string" calcext:value-type="string">
            <text:p>LLL:EXT:timer/Resources/Private/Language/locallang_cal.xlf:calendarDate.cult.greg.mtIndependenceDay</text:p>
          </table:table-cell>
          <table:table-cell office:value-type="string" calcext:value-type="string">
            <text:p>greg-mtIndependenceDay</text:p>
          </table:table-cell>
          <table:table-cell office:value-type="string" calcext:value-type="string">
            <text:p>fixed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Armee (Mosambik)</text:p>
          </table:table-cell>
          <table:table-cell table:style-name="Default" office:value-type="string" calcext:value-type="string">
            <text:p>LLL:EXT:timer/Resources/Private/Language/locallang_cal.xlf:calendarDate.cult.greg.mzArmedForcesDay</text:p>
          </table:table-cell>
          <table:table-cell office:value-type="string" calcext:value-type="string">
            <text:p>greg-mzArmedForcesDay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Ehrerbietung vor dem Alter</text:p>
          </table:table-cell>
          <table:table-cell table:style-name="Default" office:value-type="string" calcext:value-type="string">
            <text:p>LLL:EXT:timer/Resources/Private/Language/locallang_cal.xlf:calendarDate.cult.greg.jpHonorForElderPeople</text:p>
          </table:table-cell>
          <table:table-cell office:value-type="string" calcext:value-type="string">
            <text:p>greg-jpHonorForElderPeople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Herbstsanfang</text:p>
          </table:table-cell>
          <table:table-cell office:value-type="string" calcext:value-type="string">
            <text:p>LLL:EXT:timer/Resources/Private/Language/locallang_cal.xlf:calendarDate.cult.greg.autumn</text:p>
          </table:table-cell>
          <table:table-cell office:value-type="string" calcext:value-type="string">
            <text:p>greg-autumn</text:p>
          </table:table-cell>
          <table:table-cell office:value-type="string" calcext:value-type="string">
            <text:p>seasonshifting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 table:style-name="ce1"/>
          <table:table-cell office:value-type="string" calcext:value-type="string">
            <text:p>Bankfeiertag spät im Oktober</text:p>
          </table:table-cell>
          <table:table-cell office:value-type="string" calcext:value-type="string">
            <text:p>LLL:EXT:timer/Resources/Private/Language/locallang_cal.xlf:calendarDate.cult.greg.ieLatestOctoberBankholiday</text:p>
          </table:table-cell>
          <table:table-cell office:value-type="string" calcext:value-type="string">
            <text:p>greg-ieLatestOctober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IE,ga_I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Deutschen Einheit</text:p>
          </table:table-cell>
          <table:table-cell office:value-type="string" calcext:value-type="string">
            <text:p>LLL:EXT:timer/Resources/Private/Language/locallang_cal.xlf:calendarDate.hist.greg.germanunity</text:p>
          </table:table-cell>
          <table:table-cell office:value-type="string" calcext:value-type="string">
            <text:p>greg-germanUnity</text:p>
          </table:table-cell>
          <table:table-cell office:value-type="string" calcext:value-type="string">
            <text:p>fix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 office:value-type="string" calcext:value-type="string">
            <text:p>political, govern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s Friedens und der Versöhnung (Mosambik)</text:p>
          </table:table-cell>
          <table:table-cell table:style-name="Default" office:value-type="string" calcext:value-type="string">
            <text:p>LLL:EXT:timer/Resources/Private/Language/locallang_cal.xlf:calendarDate.cult.greg.mzPeaceAndReconciliationDay</text:p>
          </table:table-cell>
          <table:table-cell office:value-type="string" calcext:value-type="string">
            <text:p>greg-mzPeaceAndReconciliationDay</text:p>
          </table:table-cell>
          <table:table-cell office:value-type="string" calcext:value-type="string">
            <text:p>fixe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t_M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Arbeit(Neuseeland)</text:p>
          </table:table-cell>
          <table:table-cell office:value-type="string" calcext:value-type="string">
            <text:p>LLL:EXT:timer/Resources/Private/Language/locallang_cal.xlf:calendarDate.cult.greg.nzLabourDay</text:p>
          </table:table-cell>
          <table:table-cell office:value-type="string" calcext:value-type="string">
            <text:p>greg-nzLabour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NZ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Haloween</text:p>
          </table:table-cell>
          <table:table-cell office:value-type="string" calcext:value-type="string">
            <text:p>LLL:EXT:timer/Resources/Private/Language/locallang_cal.xlf:calendarDate.hist.greg.haloween</text:p>
          </table:table-cell>
          <table:table-cell office:value-type="string" calcext:value-type="string">
            <text:p>greg-reformationDay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tl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Reformationstag</text:p>
          </table:table-cell>
          <table:table-cell office:value-type="string" calcext:value-type="string">
            <text:p>LLL:EXT:timer/Resources/Private/Language/locallang_cal.xlf:calendarDate.hist.greg.reformationDay</text:p>
          </table:table-cell>
          <table:table-cell office:value-type="string" calcext:value-type="string">
            <text:p>greg-reformationDay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, lutherans, calv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llerheiligen (+)</text:p>
          </table:table-cell>
          <table:table-cell table:style-name="Default" office:value-type="string" calcext:value-type="string">
            <text:p>LLL:EXT:timer/Resources/Private/Language/locallang_cal.xlf:calendarDate.hist.greg.muAllSaintsDay</text:p>
          </table:table-cell>
          <table:table-cell office:value-type="string" calcext:value-type="string">
            <text:p>greg-muAllSaintsDay</text:p>
          </table:table-cell>
          <table:table-cell office:value-type="string" calcext:value-type="string">
            <text:p>fixedmultiyea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, catholic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Allerheiligen</text:p>
          </table:table-cell>
          <table:table-cell office:value-type="string" calcext:value-type="string">
            <text:p>LLL:EXT:timer/Resources/Private/Language/locallang_cal.xlf:calendarDate.hist.greg.allSaintsDay</text:p>
          </table:table-cell>
          <table:table-cell office:value-type="string" calcext:value-type="string">
            <text:p>greg-allSaintsDay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, cathol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fr_FR,kea_CV,pt_CV,de_LI,hr_HR,fr_MC</text:p>
          </table:table-cell>
          <table:table-cell office:value-type="string" calcext:value-type="string">
            <text:p>fr_FR,kea_CV,pt_CV,de_LI,hr_HR,fr_MC</text:p>
          </table:table-cell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nkunft der indischen Arbeiter (Mauritius)</text:p>
          </table:table-cell>
          <table:table-cell table:style-name="Default" office:value-type="string" calcext:value-type="string">
            <text:p>LLL:EXT:timer/Resources/Private/Language/locallang_cal.xlf:calendarDate.cult.greg.muArrivalOfIndenturedLabourers</text:p>
          </table:table-cell>
          <table:table-cell office:value-type="string" calcext:value-type="string">
            <text:p>greg-muArrivalOfIndenturedLabourers</text:p>
          </table:table-cell>
          <table:table-cell office:value-type="string" calcext:value-type="string">
            <text:p>fixed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3">
          <table:table-cell table:style-name="ce1"/>
          <table:table-cell table:style-name="ce6" office:value-type="string" calcext:value-type="string">
            <text:p>Tag der Kultur (Japan)</text:p>
          </table:table-cell>
          <table:table-cell office:value-type="string" calcext:value-type="string">
            <text:p>LLL:EXT:timer/Resources/Private/Language/locallang_cal.xlf:calendarDate.cult.greg.jpDayOfCulture</text:p>
          </table:table-cell>
          <table:table-cell office:value-type="string" calcext:value-type="string">
            <text:p>greg-jpDayOfCulture</text:p>
          </table:table-cell>
          <table:table-cell office:value-type="string" calcext:value-type="string">
            <text:p>fixedshifting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hanksgiving Day (Erntedankfest) (Liberia)</text:p>
          </table:table-cell>
          <table:table-cell office:value-type="string" calcext:value-type="string">
            <text:p>LLL:EXT:timer/Resources/Private/Language/locallang_cal.xlf:calendarDate.cult.greg.lrThanksGivingDay</text:p>
          </table:table-cell>
          <table:table-cell office:value-type="string" calcext:value-type="string">
            <text:p>greg-lrThanksGiving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uerfall</text:p>
          </table:table-cell>
          <table:table-cell office:value-type="string" calcext:value-type="string">
            <text:p>LLL:EXT:timer/Resources/Private/Language/locallang_cal.xlf:calendarDate.hist.greg.fallOfTheWall</text:p>
          </table:table-cell>
          <table:table-cell office:value-type="string" calcext:value-type="string">
            <text:p>greg-fallOfTheWall</text:p>
          </table:table-cell>
          <table:table-cell office:value-type="string" calcext:value-type="string">
            <text:p>fixe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office:value-type="string" calcext:value-type="string">
            <text:p>revolution,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6">
          <table:table-cell/>
          <table:table-cell table:style-name="ce5" office:value-type="string" calcext:value-type="string">
            <text:p>Armistice; anlässlich des Waffenstillstands 1918 </text:p>
          </table:table-cell>
          <table:table-cell office:value-type="string" calcext:value-type="string">
            <text:p>LLL:EXT:timer/Resources/Private/Language/locallang_cal.xlf:calendarDate.hist.greg.armistice1918</text:p>
          </table:table-cell>
          <table:table-cell office:value-type="string" calcext:value-type="string">
            <text:p>greg-armistice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FR</text:p>
          </table:table-cell>
          <table:table-cell table:number-columns-repeated="30"/>
        </table:table-row>
        <table:table-row table:style-name="ro5">
          <table:table-cell/>
          <table:table-cell table:style-name="ce5" office:value-type="string" calcext:value-type="string">
            <text:p>Beginn der Karnevalszeit</text:p>
          </table:table-cell>
          <table:table-cell office:value-type="string" calcext:value-type="string">
            <text:p>LLL:EXT:timer/Resources/Private/Language/locallang_cal.xlf:calendarDate.hist.greg.startcarneval</text:p>
          </table:table-cell>
          <table:table-cell office:value-type="string" calcext:value-type="string">
            <text:p>greg-begincarneval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carn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</text:p>
          </table:table-cell>
          <table:table-cell table:number-columns-repeated="3"/>
          <table:table-cell office:value-type="string" calcext:value-type="string">
            <text:p>Beginn der Karnevalszeit – 11.11 um 11:1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denktag für die Opfer des Heimatkrieges und von Vukovar und Škabrnja (Kroatien)</text:p>
          </table:table-cell>
          <table:table-cell office:value-type="string" calcext:value-type="string">
            <text:p>LLL:EXT:timer/Resources/Private/Language/locallang_cal.xlf:calendarDate.cult.greg.hrDayOfVictimsOfHomewar</text:p>
          </table:table-cell>
          <table:table-cell office:value-type="string" calcext:value-type="string">
            <text:p>greg-hrDayOfVictimsOfHomewar</text:p>
          </table:table-cell>
          <table:table-cell office:value-type="string" calcext:value-type="string">
            <text:p>fixed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r_HR</text:p>
          </table:table-cell>
          <table:table-cell table:style-name="ce5" office:value-type="string" calcext:value-type="string">
            <text:p>hr_HR 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roklamierung der Republik Lettland 1918 (Nationalfeiertag Lettland)</text:p>
          </table:table-cell>
          <table:table-cell table:style-name="Default" office:value-type="string" calcext:value-type="string">
            <text:p>LLL:EXT:timer/Resources/Private/Language/locallang_cal.xlf:calendarDate.hist.greg.lvDateOfStateFoundation</text:p>
          </table:table-cell>
          <table:table-cell office:value-type="string" calcext:value-type="string">
            <text:p>greg-lvJaeni</text:p>
          </table:table-cell>
          <table:table-cell office:value-type="string" calcext:value-type="string">
            <text:p>fixed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v_LV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ationalfeiertag (Monaco)</text:p>
          </table:table-cell>
          <table:table-cell table:style-name="Default" office:value-type="string" calcext:value-type="string">
            <text:p>LLL:EXT:timer/Resources/Private/Language/locallang_cal.xlf:calendarDate.hist.greg.mcNationHoliday</text:p>
          </table:table-cell>
          <table:table-cell office:value-type="string" calcext:value-type="string">
            <text:p>greg-mcNationHoliday</text:p>
          </table:table-cell>
          <table:table-cell office:value-type="string" calcext:value-type="string">
            <text:p>fixed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MC</text:p>
          </table:table-cell>
          <table:table-cell table:number-columns-repeated="30"/>
        </table:table-row>
        <table:table-row table:style-name="ro7">
          <table:table-cell/>
          <table:table-cell table:style-name="ce5" office:value-type="string" calcext:value-type="string">
            <text:p>Gedenken an den 20 November - Jahrestag der mexikanischen Revolution </text:p>
          </table:table-cell>
          <table:table-cell office:value-type="string" calcext:value-type="string">
            <text:p>LLL:EXT:timer/Resources/Private/Language/locallang_cal.xlf:calendarDate.cult.greg.mxNovemberRevolution</text:p>
          </table:table-cell>
          <table:table-cell office:value-type="string" calcext:value-type="string">
            <text:p>greg-mxNovemberRevolution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istorical</text:p>
          </table:table-cell>
          <table:table-cell table:number-columns-repeated="2"/>
          <table:table-cell table:number-columns-repeated="2" office:value-type="string" calcext:value-type="string">
            <text:p>es_MX</text:p>
          </table:table-cell>
          <table:table-cell table:number-columns-repeated="30"/>
        </table:table-row>
        <table:table-row table:style-name="ro6">
          <table:table-cell table:style-name="ce1"/>
          <table:table-cell table:style-name="ce6" office:value-type="string" calcext:value-type="string">
            <text:p>Tag des Dankes für die Arbeit (Japan)</text:p>
          </table:table-cell>
          <table:table-cell office:value-type="string" calcext:value-type="string">
            <text:p>LLL:EXT:timer/Resources/Private/Language/locallang_cal.xlf:calendarDate.cult.greg.jpDayOfThanksForLabour</text:p>
          </table:table-cell>
          <table:table-cell office:value-type="string" calcext:value-type="string">
            <text:p>greg-jpDayOfThanksForLabour</text:p>
          </table:table-cell>
          <table:table-cell office:value-type="string" calcext:value-type="string">
            <text:p>fixedshifting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0,1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a_JP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Buß und Betttag</text:p>
          </table:table-cell>
          <table:table-cell office:value-type="string" calcext:value-type="string">
            <text:p>LLL:EXT:timer/Resources/Private/Language/locallang_cal.xlf:calendarDate.cult.greg.dayOfPrayerAndRepentance</text:p>
          </table:table-cell>
          <table:table-cell office:value-type="string" calcext:value-type="string">
            <text:p>greg-prayerAndRepentance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religion</text:p>
          </table:table-cell>
          <table:table-cell office:value-type="string" calcext:value-type="string">
            <text:p>christian, lutherans, calv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otensonntag</text:p>
          </table:table-cell>
          <table:table-cell office:value-type="string" calcext:value-type="string">
            <text:p>LLL:EXT:timer/Resources/Private/Language/locallang_cal.xlf:calendarDate.christ.greg.deadSunday</text:p>
          </table:table-cell>
          <table:table-cell office:value-type="string" calcext:value-type="string">
            <text:p>greg-deadSunday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räsident Tubman’s Geburtstag (Liberia)</text:p>
          </table:table-cell>
          <table:table-cell office:value-type="string" calcext:value-type="string">
            <text:p>LLL:EXT:timer/Resources/Private/Language/locallang_cal.xlf:calendarDate.cult.greg.lrPresidentTubmansBirthday</text:p>
          </table:table-cell>
          <table:table-cell office:value-type="string" calcext:value-type="string">
            <text:p>greg-lrPresidentTubmansBirthday</text:p>
          </table:table-cell>
          <table:table-cell office:value-type="string" calcext:value-type="string">
            <text:p>fixed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LR,vai_Latn_LR</text:p>
          </table:table-cell>
          <table:table-cell table:number-columns-repeated="30"/>
        </table:table-row>
        <table:table-row table:style-name="ro5">
          <table:table-cell/>
          <table:table-cell table:style-name="ce5" office:value-type="string" calcext:value-type="string">
            <text:p>St Andrew Day</text:p>
          </table:table-cell>
          <table:table-cell office:value-type="string" calcext:value-type="string">
            <text:p>LLL:EXT:timer/Resources/Private/Language/locallang_cal.xlf:calendarDate.hist.greg.sanktAndrewDay</text:p>
          </table:table-cell>
          <table:table-cell office:value-type="string" calcext:value-type="string">
            <text:p>greg-sanktAndrewDay</text:p>
          </table:table-cell>
          <table:table-cell office:value-type="string" calcext:value-type="string">
            <text:p>fixedshifting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0,0,0,0,2,1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_GB</text:p>
          </table:table-cell>
          <table:table-cell/>
          <table:table-cell office:value-type="string" calcext:value-type="string">
            <text:p>en_G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1. Advent</text:p>
          </table:table-cell>
          <table:table-cell office:value-type="string" calcext:value-type="string">
            <text:p>LLL:EXT:timer/Resources/Private/Language/locallang_cal.xlf:calendarDate.christ.greg.firstAdvent</text:p>
          </table:table-cell>
          <table:table-cell office:value-type="string" calcext:value-type="string">
            <text:p>greg-firstAdvent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4">
          <table:table-cell/>
          <table:table-cell table:style-name="ce5" office:value-type="string" calcext:value-type="string">
            <text:p>Machtübergabe an den neuen Präsidenten (Mexiko+)</text:p>
          </table:table-cell>
          <table:table-cell office:value-type="string" calcext:value-type="string">
            <text:p>LLL:EXT:timer/Resources/Private/Language/locallang_cal.xlf:calendarDate.hist.greg.sanktAndrewDay</text:p>
          </table:table-cell>
          <table:table-cell office:value-type="string" calcext:value-type="string">
            <text:p>greg-mxChangeOfPresident</text:p>
          </table:table-cell>
          <table:table-cell office:value-type="string" calcext:value-type="string">
            <text:p>fixedmultiyea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s_MX</text:p>
          </table:table-cell>
          <table:table-cell table:number-columns-repeated="30"/>
        </table:table-row>
        <table:table-row table:style-name="ro6">
          <table:table-cell table:style-name="ce1"/>
          <table:table-cell table:style-name="ce5" office:value-type="string" calcext:value-type="string">
            <text:p>Tag der Abschaffung der Armee (Costa Rica)</text:p>
          </table:table-cell>
          <table:table-cell office:value-type="string" calcext:value-type="string">
            <text:p>LLL:EXT:timer/Resources/Private/Language/locallang_cal.xlf:calendarDate.cult.greg.crDiaAbolicionEjercito</text:p>
          </table:table-cell>
          <table:table-cell office:value-type="string" calcext:value-type="string">
            <text:p>greg-crDiaAbolicionEjercito</text:p>
          </table:table-cell>
          <table:table-cell office:value-type="string" calcext:value-type="string">
            <text:p>fixedshiftin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/>
          <table:table-cell office:value-type="string" calcext:value-type="string">
            <text:p>0,-1,-2,4,0,0,0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es_CR</text:p>
          </table:table-cell>
          <table:table-cell office:value-type="string" calcext:value-type="string">
            <text:p>es_CR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Nikolaus</text:p>
          </table:table-cell>
          <table:table-cell table:style-name="Default" office:value-type="string" calcext:value-type="string">
            <text:p>LLL:EXT:timer/Resources/Private/Language/locallang_cal.xlf:calendarDate.hist.greg.liNikolaus</text:p>
          </table:table-cell>
          <table:table-cell office:value-type="string" calcext:value-type="string">
            <text:p>greg-liNikolaus</text:p>
          </table:table-cell>
          <table:table-cell office:value-type="string" calcext:value-type="string">
            <text:p>fixe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Mariä Empfängnis</text:p>
          </table:table-cell>
          <table:table-cell table:style-name="Default" office:value-type="string" calcext:value-type="string">
            <text:p>LLL:EXT:timer/Resources/Private/Language/locallang_cal.xlf:calendarDate.hist.greg.liMariaPregnancy</text:p>
          </table:table-cell>
          <table:table-cell office:value-type="string" calcext:value-type="string">
            <text:p>greg-liMariaPregnancy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LI,fr_MC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Tag der Republic (Malta)</text:p>
          </table:table-cell>
          <table:table-cell office:value-type="string" calcext:value-type="string">
            <text:p>LLL:EXT:timer/Resources/Private/Language/locallang_cal.xlf:calendarDate.cult.greg.mtRepublicDay</text:p>
          </table:table-cell>
          <table:table-cell office:value-type="string" calcext:value-type="string">
            <text:p>greg-mtRepublicDay</text:p>
          </table:table-cell>
          <table:table-cell office:value-type="string" calcext:value-type="string">
            <text:p>fixed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T,mt_MT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2. Advent</text:p>
          </table:table-cell>
          <table:table-cell office:value-type="string" calcext:value-type="string">
            <text:p>LLL:EXT:timer/Resources/Private/Language/locallang_cal.xlf:calendarDate.christ.greg.secondAdvent</text:p>
          </table:table-cell>
          <table:table-cell office:value-type="string" calcext:value-type="string">
            <text:p>greg-secondAdvent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2">
          <table:table-cell/>
          <table:table-cell office:value-type="string" calcext:value-type="string">
            <text:p>Weltantikorruptionstag</text:p>
          </table:table-cell>
          <table:table-cell office:value-type="string" calcext:value-type="string">
            <text:p>LLL:EXT:timer/Resources/Private/Language/locallang_cal.xlf:calendarDate.christ.greg.worldanticorruptionday</text:p>
          </table:table-cell>
          <table:table-cell office:value-type="string" calcext:value-type="string">
            <text:p><text:span text:style-name="T2">greg-</text:span><text:span text:style-name="T3">worldanticorruptionday</text:span></text:p>
          </table:table-cell>
          <table:table-cell office:value-type="string" calcext:value-type="string">
            <text:p>fix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table:number-columns-repeated="2"/>
          <table:table-cell office:value-type="string" calcext:value-type="string">
            <text:p>mn_MN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Nobelpreisverleihung</text:p>
          </table:table-cell>
          <table:table-cell office:value-type="string" calcext:value-type="string">
            <text:p>LLL:EXT:timer/Resources/Private/Language/locallang_cal.xlf:calendarDate.christ.greg.nobelprice</text:p>
          </table:table-cell>
          <table:table-cell office:value-type="string" calcext:value-type="string">
            <text:p>greg-nobelprice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scie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3. Advent</text:p>
          </table:table-cell>
          <table:table-cell office:value-type="string" calcext:value-type="string">
            <text:p>LLL:EXT:timer/Resources/Private/Language/locallang_cal.xlf:calendarDate.christ.greg.thirdAdvent</text:p>
          </table:table-cell>
          <table:table-cell office:value-type="string" calcext:value-type="string">
            <text:p>greg-thirdAdvent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4. Advent</text:p>
          </table:table-cell>
          <table:table-cell office:value-type="string" calcext:value-type="string">
            <text:p>LLL:EXT:timer/Resources/Private/Language/locallang_cal.xlf:calendarDate.christ.greg.forthAdvent</text:p>
          </table:table-cell>
          <table:table-cell office:value-type="string" calcext:value-type="string">
            <text:p>greg-forthAdvent</text:p>
          </table:table-cell>
          <table:table-cell office:value-type="string" calcext:value-type="string">
            <text:p>fixedrelat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31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Chin. Neujahr</text:p>
          </table:table-cell>
          <table:table-cell office:value-type="string" calcext:value-type="string">
            <text:p>LLL:EXT:timer/Resources/Private/Language/locallang_cal.xlf:calendarDate.cult.chin.newyear</text:p>
          </table:table-cell>
          <table:table-cell office:value-type="string" calcext:value-type="string">
            <text:p>chin-newYear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nese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Vesakh</text:p>
          </table:table-cell>
          <table:table-cell office:value-type="string" calcext:value-type="string">
            <text:p>LLL:EXT:timer/Resources/Private/Language/locallang_cal.xlf:calendarDate.buddh.indean.vesakh</text:p>
          </table:table-cell>
          <table:table-cell office:value-type="string" calcext:value-type="string">
            <text:p>ind-vesakh</text:p>
          </table:table-cell>
          <table:table-cell office:value-type="string" calcext:value-type="string">
            <text:p>mooninmon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buddhist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Vesakh (other)</text:p>
          </table:table-cell>
          <table:table-cell office:value-type="string" calcext:value-type="string">
            <text:p>LLL:EXT:timer/Resources/Private/Language/locallang_cal.xlf:calendarDate.buddh.indean.vesakhother</text:p>
          </table:table-cell>
          <table:table-cell office:value-type="string" calcext:value-type="string">
            <text:p>ind-vesakh</text:p>
          </table:table-cell>
          <table:table-cell office:value-type="string" calcext:value-type="string">
            <text:p>mooninmon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buddhist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Laylat Al Baraat (Nacht der Vergebung)</text:p>
          </table:table-cell>
          <table:table-cell office:value-type="string" calcext:value-type="string">
            <text:p>LLL:EXT:timer/Resources/Private/Language/locallang_cal.xlf:calendarDate.rel.isl.lailatAlBaraa</text:p>
          </table:table-cell>
          <table:table-cell office:value-type="string" calcext:value-type="string">
            <text:p>isl-lailatAlBaraa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Ramadan (Beginn der Fastenzeit)</text:p>
          </table:table-cell>
          <table:table-cell office:value-type="string" calcext:value-type="string">
            <text:p>LLL:EXT:timer/Resources/Private/Language/locallang_cal.xlf:calendarDate.rel.isl.ramadan</text:p>
          </table:table-cell>
          <table:table-cell office:value-type="string" calcext:value-type="string">
            <text:p>isl-ramadan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Laylat al-Qadr (Nacht der Bestimmung)</text:p>
          </table:table-cell>
          <table:table-cell table:style-name="Default" office:value-type="string" calcext:value-type="string">
            <text:p>LLL:EXT:timer/Resources/Private/Language/locallang_cal.xlf:calendarDate.rel.isl.laylatulQadr</text:p>
          </table:table-cell>
          <table:table-cell office:value-type="string" calcext:value-type="string">
            <text:p>isl-laylatAlQadr</text:p>
          </table:table-cell>
          <table:table-cell office:value-type="string" calcext:value-type="string">
            <text:p>fixed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id al-Fitr (Tag des Fastenbrechens)</text:p>
          </table:table-cell>
          <table:table-cell table:style-name="Default" office:value-type="string" calcext:value-type="string">
            <text:p>LLL:EXT:timer/Resources/Private/Language/locallang_cal.xlf:calendarDate.rel.isl.eidAlFitr</text:p>
          </table:table-cell>
          <table:table-cell office:value-type="string" calcext:value-type="string">
            <text:p>isl-eidAlFitr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n_MU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Eid ul-Adha (Opferfest)</text:p>
          </table:table-cell>
          <table:table-cell table:style-name="Default" office:value-type="string" calcext:value-type="string">
            <text:p>LLL:EXT:timer/Resources/Private/Language/locallang_cal.xlf:calendarDate.rel.isl.eidUlAdha</text:p>
          </table:table-cell>
          <table:table-cell office:value-type="string" calcext:value-type="string">
            <text:p>isl-eidUlAdha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Aschura</text:p>
          </table:table-cell>
          <table:table-cell table:style-name="Default" office:value-type="string" calcext:value-type="string">
            <text:p>LLL:EXT:timer/Resources/Private/Language/locallang_cal.xlf:calendarDate.rel.isl.aschura</text:p>
          </table:table-cell>
          <table:table-cell office:value-type="string" calcext:value-type="string">
            <text:p>isl-aschura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islamic, sunnits, schiits</text:p>
          </table:table-cell>
          <table:table-cell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Isl. Neujahr</text:p>
          </table:table-cell>
          <table:table-cell table:style-name="Default" office:value-type="string" calcext:value-type="string">
            <text:p>LLL:EXT:timer/Resources/Private/Language/locallang_cal.xlf:calendarDate.rel.isl.newYear</text:p>
          </table:table-cell>
          <table:table-cell office:value-type="string" calcext:value-type="string">
            <text:p>isl-newYear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unniten: Geburtstag des Propheten (Maulid an-Nabī) </text:p>
          </table:table-cell>
          <table:table-cell table:style-name="Default" office:value-type="string" calcext:value-type="string">
            <text:p>LLL:EXT:timer/Resources/Private/Language/locallang_cal.xlf:calendarDate.rel.isl.sunnit.MaulidAnNabi</text:p>
          </table:table-cell>
          <table:table-cell office:value-type="string" calcext:value-type="string">
            <text:p>isl-sunnit-maulidAnNabi</text:p>
          </table:table-cell>
          <table:table-cell office:value-type="string" calcext:value-type="string">
            <text:p>fixed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unnits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chiiten: Geburtstag des Propheten (Maulid an-Nabī) </text:p>
          </table:table-cell>
          <table:table-cell table:style-name="Default" office:value-type="string" calcext:value-type="string">
            <text:p>LLL:EXT:timer/Resources/Private/Language/locallang_cal.xlf:calendarDate.rel.isl.schiit.MaulidAnNabi</text:p>
          </table:table-cell>
          <table:table-cell office:value-type="string" calcext:value-type="string">
            <text:p>isl-schiit-maulidAnNabi</text:p>
          </table:table-cell>
          <table:table-cell office:value-type="string" calcext:value-type="string">
            <text:p>fixe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lamic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islamic, schiits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Eidgenössischer Dank-, Buss- und Bettag</text:p>
          </table:table-cell>
          <table:table-cell office:value-type="string" calcext:value-type="string">
            <text:p>LLL:EXT:timer/Resources/Private/Language/locallang_cal.xlf:calendarDate.cult.greg.ch.dayOfThanksPrayerAndRepentance</text:p>
          </table:table-cell>
          <table:table-cell office:value-type="string" calcext:value-type="string">
            <text:p>greg-ch-thanksPrayerAndRepentance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_CH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Genfer Betttag</text:p>
          </table:table-cell>
          <table:table-cell office:value-type="string" calcext:value-type="string">
            <text:p>LLL:EXT:timer/Resources/Private/Language/locallang_cal.xlf:calendarDate.cult.greg.ch.genfPrayer</text:p>
          </table:table-cell>
          <table:table-cell office:value-type="string" calcext:value-type="string">
            <text:p>greg-ch-genfPrayer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_CH</text:p>
          </table:table-cell>
          <table:table-cell/>
          <table:table-cell office:value-type="string" calcext:value-type="string">
            <text:p>de_CH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Default"/>
          <table:table-cell table:number-columns-repeated="45"/>
        </table:table-row>
        <table:table-row table:style-name="ro1">
          <table:table-cell/>
          <table:table-cell office:value-type="string" calcext:value-type="string">
            <text:p>Jüd. Neujahrsfest (Rosch Haschana)</text:p>
          </table:table-cell>
          <table:table-cell table:style-name="Default" office:value-type="string" calcext:value-type="string">
            <text:p>LLL:EXT:timer/Resources/Private/Language/locallang_cal.xlf:calendarDate.rel.hebr.roschHaschana</text:p>
          </table:table-cell>
          <table:table-cell office:value-type="string" calcext:value-type="string">
            <text:p>hebr-roschHaschana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Jüd. Neujahrsfest 2. Tag <text:s/>(Rosch Haschana II)</text:p>
          </table:table-cell>
          <table:table-cell table:style-name="Default" office:value-type="string" calcext:value-type="string">
            <text:p>LLL:EXT:timer/Resources/Private/Language/locallang_cal.xlf:calendarDate.rel.hebr.roschHaschanaIi</text:p>
          </table:table-cell>
          <table:table-cell office:value-type="string" calcext:value-type="string">
            <text:p>hebr-roschHaschanaIi</text:p>
          </table:table-cell>
          <table:table-cell office:value-type="string" calcext:value-type="string">
            <text:p>fix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culture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Versöhnungstag (Jom Kippur)</text:p>
          </table:table-cell>
          <table:table-cell table:style-name="Default" office:value-type="string" calcext:value-type="string">
            <text:p>LLL:EXT:timer/Resources/Private/Language/locallang_cal.xlf:calendarDate.rel.hebr.jomKippur</text:p>
          </table:table-cell>
          <table:table-cell office:value-type="string" calcext:value-type="string">
            <text:p>hebr-jomKippur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Laubhüttenfest (Sukkot)</text:p>
          </table:table-cell>
          <table:table-cell table:style-name="Default" office:value-type="string" calcext:value-type="string">
            <text:p>LLL:EXT:timer/Resources/Private/Language/locallang_cal.xlf:calendarDate.rel.hebr.sukkot</text:p>
          </table:table-cell>
          <table:table-cell office:value-type="string" calcext:value-type="string">
            <text:p>hebr-sukkot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Schlussfest (Schemini Azeret)</text:p>
          </table:table-cell>
          <table:table-cell table:style-name="Default" office:value-type="string" calcext:value-type="string">
            <text:p>LLL:EXT:timer/Resources/Private/Language/locallang_cal.xlf:calendarDate.rel.hebr.scheminiAzeret</text:p>
          </table:table-cell>
          <table:table-cell office:value-type="string" calcext:value-type="string">
            <text:p>hebr-scheminiAzeret</text:p>
          </table:table-cell>
          <table:table-cell office:value-type="string" calcext:value-type="string">
            <text:p>fixed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orafreudenfest (Simchat Tora)</text:p>
          </table:table-cell>
          <table:table-cell table:style-name="Default" office:value-type="string" calcext:value-type="string">
            <text:p>LLL:EXT:timer/Resources/Private/Language/locallang_cal.xlf:calendarDate.rel.hebr.simchatTora</text:p>
          </table:table-cell>
          <table:table-cell office:value-type="string" calcext:value-type="string">
            <text:p>hebr-simchatTora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empelweihfest (Chanukka)</text:p>
          </table:table-cell>
          <table:table-cell table:style-name="Default" office:value-type="string" calcext:value-type="string">
            <text:p>LLL:EXT:timer/Resources/Private/Language/locallang_cal.xlf:calendarDate.rel.hebr.chanukka</text:p>
          </table:table-cell>
          <table:table-cell office:value-type="string" calcext:value-type="string">
            <text:p>hebr-chanukka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Neujahrsfest der Bäume (Tu Bischwat)</text:p>
          </table:table-cell>
          <table:table-cell table:style-name="Default" office:value-type="string" calcext:value-type="string">
            <text:p>LLL:EXT:timer/Resources/Private/Language/locallang_cal.xlf:calendarDate.rel.hebr.tuBischwat</text:p>
          </table:table-cell>
          <table:table-cell office:value-type="string" calcext:value-type="string">
            <text:p>hebr-tuBischwat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rrettung der Juden in Persien (Purim)</text:p>
          </table:table-cell>
          <table:table-cell table:style-name="Default" office:value-type="string" calcext:value-type="string">
            <text:p>LLL:EXT:timer/Resources/Private/Language/locallang_cal.xlf:calendarDate.rel.hebr.purim</text:p>
          </table:table-cell>
          <table:table-cell office:value-type="string" calcext:value-type="string">
            <text:p>hebr-purim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eginn des 1. Wallfahrtfestes (Pessach / Überschreitung)</text:p>
          </table:table-cell>
          <table:table-cell table:style-name="Default" office:value-type="string" calcext:value-type="string">
            <text:p>LLL:EXT:timer/Resources/Private/Language/locallang_cal.xlf:calendarDate.rel.hebr.pessach </text:p>
          </table:table-cell>
          <table:table-cell office:value-type="string" calcext:value-type="string">
            <text:p>hebr-pessach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1. Tag des Wochenfests (Schawuot)</text:p>
          </table:table-cell>
          <table:table-cell table:style-name="Default" office:value-type="string" calcext:value-type="string">
            <text:p>LLL:EXT:timer/Resources/Private/Language/locallang_cal.xlf:calendarDate.rel.hebr.firstSchawuot </text:p>
          </table:table-cell>
          <table:table-cell office:value-type="string" calcext:value-type="string">
            <text:p>hebr-firstSchawuot</text:p>
          </table:table-cell>
          <table:table-cell office:value-type="string" calcext:value-type="string">
            <text:p>fixe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2. Tag des Wochenfests (Schawuot)</text:p>
          </table:table-cell>
          <table:table-cell table:style-name="Default" office:value-type="string" calcext:value-type="string">
            <text:p>LLL:EXT:timer/Resources/Private/Language/locallang_cal.xlf:calendarDate.rel.hebr.secondSchawuot <text:s/></text:p>
          </table:table-cell>
          <table:table-cell office:value-type="string" calcext:value-type="string">
            <text:p>hebr-secondSchawuot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denktag an die Opfer der Schoa (Jom Haschoa)</text:p>
          </table:table-cell>
          <table:table-cell table:style-name="Default" office:value-type="string" calcext:value-type="string">
            <text:p>LLL:EXT:timer/Resources/Private/Language/locallang_cal.xlf:calendarDate.rel.hebr.jomHaschoa </text:p>
          </table:table-cell>
          <table:table-cell office:value-type="string" calcext:value-type="string">
            <text:p>hebr-jomHaschoa</text:p>
          </table:table-cell>
          <table:table-cell office:value-type="string" calcext:value-type="string">
            <text:p>fixed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Unabhängigkeitstag (Jom Ha’azma’ut)</text:p>
          </table:table-cell>
          <table:table-cell table:style-name="Default" office:value-type="string" calcext:value-type="string">
            <text:p>LLL:EXT:timer/Resources/Private/Language/locallang_cal.xlf:calendarDate.rel.hebr.jomHaAzmaUt </text:p>
          </table:table-cell>
          <table:table-cell office:value-type="string" calcext:value-type="string">
            <text:p>hebr-jomHaAzmaUt</text:p>
          </table:table-cell>
          <table:table-cell office:value-type="string" calcext:value-type="string">
            <text:p>fix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political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erusalemtag (Jom Jeruschalajim)</text:p>
          </table:table-cell>
          <table:table-cell table:style-name="Default" office:value-type="string" calcext:value-type="string">
            <text:p>LLL:EXT:timer/Resources/Private/Language/locallang_cal.xlf:calendarDate.rel.hebr.jomJeruschalajim </text:p>
          </table:table-cell>
          <table:table-cell office:value-type="string" calcext:value-type="string">
            <text:p>hebr-jomJeruschalajim</text:p>
          </table:table-cell>
          <table:table-cell office:value-type="string" calcext:value-type="string">
            <text:p>fixe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brew</text:p>
          </table:table-cell>
          <table:table-cell table:number-columns-repeated="5"/>
          <table:table-cell office:value-type="string" calcext:value-type="string">
            <text:p>historical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3"/>
          <table:table-cell office:value-type="string" calcext:value-type="string">
            <text:p>respect in hebrew the leapmonth for calculation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06:01:05.164000000</meta:creation-date>
    <dc:date>2023-03-19T19:18:17.535000000</dc:date>
    <meta:editing-duration>P3DT4H25M27S</meta:editing-duration>
    <meta:editing-cycles>58</meta:editing-cycles>
    <meta:generator>LibreOffice/7.4.6.2$Windows_X86_64 LibreOffice_project/5b1f5509c2decdade7fda905e3e1429a67acd63d</meta:generator>
    <meta:document-statistic meta:table-count="1" meta:cell-count="2046" meta:object-count="0"/>
  </office:meta>
</office:document-meta>
</file>